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0_45_90_45_0_1000ms" table:style-name="ta1">
        <table:shapes>
          <draw:frame draw:z-index="0" draw:style-name="gr1" draw:text-style-name="P1" svg:width="283.97mm" svg:height="124.91mm" svg:x="48.91mm" svg:y="7.37mm">
            <loext:p draw:notify-on-update-of-ranges="0_45_90_45_0_1000ms.A2:0_45_90_45_0_1000ms.A1321 0_45_90_45_0_1000ms.B2:0_45_90_45_0_1000ms.B13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0°/45°/90°/45°/0°, je 1000 ms</text:p>
          </table:table-cell>
          <table:table-cell/>
        </table:table-row>
        <table:table-row table:style-name="ro1">
          <table:table-cell office:value-type="float" office:value="4.096" calcext:value-type="float">
            <text:p>4,096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2]+4.096" office:value-type="float" office:value="8.192" calcext:value-type="float">
            <text:p>8,192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3]+4.096" office:value-type="float" office:value="12.288" calcext:value-type="float">
            <text:p>12,288</text:p>
          </table:table-cell>
          <table:table-cell office:value-type="float" office:value="6252" calcext:value-type="float">
            <text:p>6252</text:p>
          </table:table-cell>
        </table:table-row>
        <table:table-row table:style-name="ro1">
          <table:table-cell table:formula="of:=[.A4]+4.096" office:value-type="float" office:value="16.384" calcext:value-type="float">
            <text:p>16,384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5]+4.096" office:value-type="float" office:value="20.48" calcext:value-type="float">
            <text:p>20,48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6]+4.096" office:value-type="float" office:value="24.576" calcext:value-type="float">
            <text:p>24,576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7]+4.096" office:value-type="float" office:value="28.672" calcext:value-type="float">
            <text:p>28,672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8]+4.096" office:value-type="float" office:value="32.768" calcext:value-type="float">
            <text:p>32,768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9]+4.096" office:value-type="float" office:value="36.864" calcext:value-type="float">
            <text:p>36,864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10]+4.096" office:value-type="float" office:value="40.96" calcext:value-type="float">
            <text:p>40,96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1]+4.096" office:value-type="float" office:value="45.056" calcext:value-type="float">
            <text:p>45,056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2]+4.096" office:value-type="float" office:value="49.152" calcext:value-type="float">
            <text:p>49,152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3]+4.096" office:value-type="float" office:value="53.248" calcext:value-type="float">
            <text:p>53,248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4]+4.096" office:value-type="float" office:value="57.344" calcext:value-type="float">
            <text:p>57,344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15]+4.096" office:value-type="float" office:value="61.44" calcext:value-type="float">
            <text:p>61,44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6]+4.096" office:value-type="float" office:value="65.536" calcext:value-type="float">
            <text:p>65,536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17]+4.096" office:value-type="float" office:value="69.632" calcext:value-type="float">
            <text:p>69,632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8]+4.096" office:value-type="float" office:value="73.728" calcext:value-type="float">
            <text:p>73,728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9]+4.096" office:value-type="float" office:value="77.824" calcext:value-type="float">
            <text:p>77,824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20]+4.096" office:value-type="float" office:value="81.92" calcext:value-type="float">
            <text:p>81,92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21]+4.096" office:value-type="float" office:value="86.0160000000001" calcext:value-type="float">
            <text:p>86,016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22]+4.096" office:value-type="float" office:value="90.1120000000001" calcext:value-type="float">
            <text:p>90,112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23]+4.096" office:value-type="float" office:value="94.2080000000001" calcext:value-type="float">
            <text:p>94,208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24]+4.096" office:value-type="float" office:value="98.3040000000001" calcext:value-type="float">
            <text:p>98,304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25]+4.096" office:value-type="float" office:value="102.4" calcext:value-type="float">
            <text:p>102,4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26]+4.096" office:value-type="float" office:value="106.496" calcext:value-type="float">
            <text:p>106,496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27]+4.096" office:value-type="float" office:value="110.592" calcext:value-type="float">
            <text:p>110,592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28]+4.096" office:value-type="float" office:value="114.688" calcext:value-type="float">
            <text:p>114,688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29]+4.096" office:value-type="float" office:value="118.784" calcext:value-type="float">
            <text:p>118,784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30]+4.096" office:value-type="float" office:value="122.88" calcext:value-type="float">
            <text:p>122,88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31]+4.096" office:value-type="float" office:value="126.976" calcext:value-type="float">
            <text:p>126,976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32]+4.096" office:value-type="float" office:value="131.072" calcext:value-type="float">
            <text:p>131,072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33]+4.096" office:value-type="float" office:value="135.168" calcext:value-type="float">
            <text:p>135,168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34]+4.096" office:value-type="float" office:value="139.264" calcext:value-type="float">
            <text:p>139,264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35]+4.096" office:value-type="float" office:value="143.36" calcext:value-type="float">
            <text:p>143,36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36]+4.096" office:value-type="float" office:value="147.456" calcext:value-type="float">
            <text:p>147,456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37]+4.096" office:value-type="float" office:value="151.552" calcext:value-type="float">
            <text:p>151,552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38]+4.096" office:value-type="float" office:value="155.648" calcext:value-type="float">
            <text:p>155,648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39]+4.096" office:value-type="float" office:value="159.744" calcext:value-type="float">
            <text:p>159,744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40]+4.096" office:value-type="float" office:value="163.84" calcext:value-type="float">
            <text:p>163,84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41]+4.096" office:value-type="float" office:value="167.936" calcext:value-type="float">
            <text:p>167,936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42]+4.096" office:value-type="float" office:value="172.032" calcext:value-type="float">
            <text:p>172,032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43]+4.096" office:value-type="float" office:value="176.128" calcext:value-type="float">
            <text:p>176,128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44]+4.096" office:value-type="float" office:value="180.224" calcext:value-type="float">
            <text:p>180,224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45]+4.096" office:value-type="float" office:value="184.32" calcext:value-type="float">
            <text:p>184,32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46]+4.096" office:value-type="float" office:value="188.416" calcext:value-type="float">
            <text:p>188,416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47]+4.096" office:value-type="float" office:value="192.512" calcext:value-type="float">
            <text:p>192,512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48]+4.096" office:value-type="float" office:value="196.608" calcext:value-type="float">
            <text:p>196,608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49]+4.096" office:value-type="float" office:value="200.704" calcext:value-type="float">
            <text:p>200,704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50]+4.096" office:value-type="float" office:value="204.8" calcext:value-type="float">
            <text:p>204,8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51]+4.096" office:value-type="float" office:value="208.896" calcext:value-type="float">
            <text:p>208,896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52]+4.096" office:value-type="float" office:value="212.992" calcext:value-type="float">
            <text:p>212,992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53]+4.096" office:value-type="float" office:value="217.088" calcext:value-type="float">
            <text:p>217,088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54]+4.096" office:value-type="float" office:value="221.184" calcext:value-type="float">
            <text:p>221,184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55]+4.096" office:value-type="float" office:value="225.28" calcext:value-type="float">
            <text:p>225,28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56]+4.096" office:value-type="float" office:value="229.376" calcext:value-type="float">
            <text:p>229,376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formula="of:=[.A57]+4.096" office:value-type="float" office:value="233.472" calcext:value-type="float">
            <text:p>233,472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58]+4.096" office:value-type="float" office:value="237.568" calcext:value-type="float">
            <text:p>237,568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59]+4.096" office:value-type="float" office:value="241.664" calcext:value-type="float">
            <text:p>241,664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60]+4.096" office:value-type="float" office:value="245.76" calcext:value-type="float">
            <text:p>245,76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61]+4.096" office:value-type="float" office:value="249.856" calcext:value-type="float">
            <text:p>249,856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62]+4.096" office:value-type="float" office:value="253.952" calcext:value-type="float">
            <text:p>253,952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63]+4.096" office:value-type="float" office:value="258.048" calcext:value-type="float">
            <text:p>258,048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64]+4.096" office:value-type="float" office:value="262.144" calcext:value-type="float">
            <text:p>262,144</text:p>
          </table:table-cell>
          <table:table-cell office:value-type="float" office:value="6251" calcext:value-type="float">
            <text:p>6251</text:p>
          </table:table-cell>
        </table:table-row>
        <table:table-row table:style-name="ro1">
          <table:table-cell table:formula="of:=[.A65]+4.096" office:value-type="float" office:value="266.24" calcext:value-type="float">
            <text:p>266,24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66]+4.096" office:value-type="float" office:value="270.336" calcext:value-type="float">
            <text:p>270,336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67]+4.096" office:value-type="float" office:value="274.432" calcext:value-type="float">
            <text:p>274,432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68]+4.096" office:value-type="float" office:value="278.528" calcext:value-type="float">
            <text:p>278,528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69]+4.096" office:value-type="float" office:value="282.624" calcext:value-type="float">
            <text:p>282,624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70]+4.096" office:value-type="float" office:value="286.72" calcext:value-type="float">
            <text:p>286,72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71]+4.096" office:value-type="float" office:value="290.816" calcext:value-type="float">
            <text:p>290,816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72]+4.096" office:value-type="float" office:value="294.912" calcext:value-type="float">
            <text:p>294,912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73]+4.096" office:value-type="float" office:value="299.008" calcext:value-type="float">
            <text:p>299,008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74]+4.096" office:value-type="float" office:value="303.104" calcext:value-type="float">
            <text:p>303,104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75]+4.096" office:value-type="float" office:value="307.2" calcext:value-type="float">
            <text:p>307,2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76]+4.096" office:value-type="float" office:value="311.296" calcext:value-type="float">
            <text:p>311,296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77]+4.096" office:value-type="float" office:value="315.392" calcext:value-type="float">
            <text:p>315,392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78]+4.096" office:value-type="float" office:value="319.488" calcext:value-type="float">
            <text:p>319,488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79]+4.096" office:value-type="float" office:value="323.584" calcext:value-type="float">
            <text:p>323,584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80]+4.096" office:value-type="float" office:value="327.68" calcext:value-type="float">
            <text:p>327,68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81]+4.096" office:value-type="float" office:value="331.776" calcext:value-type="float">
            <text:p>331,776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82]+4.096" office:value-type="float" office:value="335.872" calcext:value-type="float">
            <text:p>335,872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83]+4.096" office:value-type="float" office:value="339.968" calcext:value-type="float">
            <text:p>339,968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84]+4.096" office:value-type="float" office:value="344.064" calcext:value-type="float">
            <text:p>344,064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85]+4.096" office:value-type="float" office:value="348.16" calcext:value-type="float">
            <text:p>348,16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86]+4.096" office:value-type="float" office:value="352.256" calcext:value-type="float">
            <text:p>352,256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87]+4.096" office:value-type="float" office:value="356.352" calcext:value-type="float">
            <text:p>356,352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88]+4.096" office:value-type="float" office:value="360.448" calcext:value-type="float">
            <text:p>360,448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89]+4.096" office:value-type="float" office:value="364.544" calcext:value-type="float">
            <text:p>364,544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90]+4.096" office:value-type="float" office:value="368.64" calcext:value-type="float">
            <text:p>368,64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91]+4.096" office:value-type="float" office:value="372.736" calcext:value-type="float">
            <text:p>372,736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92]+4.096" office:value-type="float" office:value="376.832" calcext:value-type="float">
            <text:p>376,832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93]+4.096" office:value-type="float" office:value="380.928" calcext:value-type="float">
            <text:p>380,928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94]+4.096" office:value-type="float" office:value="385.024" calcext:value-type="float">
            <text:p>385,024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95]+4.096" office:value-type="float" office:value="389.12" calcext:value-type="float">
            <text:p>389,12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96]+4.096" office:value-type="float" office:value="393.216" calcext:value-type="float">
            <text:p>393,216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97]+4.096" office:value-type="float" office:value="397.312" calcext:value-type="float">
            <text:p>397,312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98]+4.096" office:value-type="float" office:value="401.408" calcext:value-type="float">
            <text:p>401,408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99]+4.096" office:value-type="float" office:value="405.504" calcext:value-type="float">
            <text:p>405,504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00]+4.096" office:value-type="float" office:value="409.6" calcext:value-type="float">
            <text:p>409,6</text:p>
          </table:table-cell>
          <table:table-cell office:value-type="float" office:value="6252" calcext:value-type="float">
            <text:p>6252</text:p>
          </table:table-cell>
        </table:table-row>
        <table:table-row table:style-name="ro1">
          <table:table-cell table:formula="of:=[.A101]+4.096" office:value-type="float" office:value="413.696" calcext:value-type="float">
            <text:p>413,696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02]+4.096" office:value-type="float" office:value="417.792" calcext:value-type="float">
            <text:p>417,792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103]+4.096" office:value-type="float" office:value="421.888" calcext:value-type="float">
            <text:p>421,888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04]+4.096" office:value-type="float" office:value="425.984" calcext:value-type="float">
            <text:p>425,984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05]+4.096" office:value-type="float" office:value="430.08" calcext:value-type="float">
            <text:p>430,08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106]+4.096" office:value-type="float" office:value="434.176" calcext:value-type="float">
            <text:p>434,176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107]+4.096" office:value-type="float" office:value="438.272" calcext:value-type="float">
            <text:p>438,272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108]+4.096" office:value-type="float" office:value="442.368" calcext:value-type="float">
            <text:p>442,368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09]+4.096" office:value-type="float" office:value="446.464" calcext:value-type="float">
            <text:p>446,464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table:formula="of:=[.A110]+4.096" office:value-type="float" office:value="450.56" calcext:value-type="float">
            <text:p>450,56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11]+4.096" office:value-type="float" office:value="454.656" calcext:value-type="float">
            <text:p>454,656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112]+4.096" office:value-type="float" office:value="458.752" calcext:value-type="float">
            <text:p>458,752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113]+4.096" office:value-type="float" office:value="462.848" calcext:value-type="float">
            <text:p>462,848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14]+4.096" office:value-type="float" office:value="466.944" calcext:value-type="float">
            <text:p>466,944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15]+4.096" office:value-type="float" office:value="471.04" calcext:value-type="float">
            <text:p>471,04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16]+4.096" office:value-type="float" office:value="475.136" calcext:value-type="float">
            <text:p>475,136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17]+4.096" office:value-type="float" office:value="479.232" calcext:value-type="float">
            <text:p>479,232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18]+4.096" office:value-type="float" office:value="483.328" calcext:value-type="float">
            <text:p>483,328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19]+4.096" office:value-type="float" office:value="487.424" calcext:value-type="float">
            <text:p>487,424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20]+4.096" office:value-type="float" office:value="491.52" calcext:value-type="float">
            <text:p>491,52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21]+4.096" office:value-type="float" office:value="495.616" calcext:value-type="float">
            <text:p>495,616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22]+4.096" office:value-type="float" office:value="499.712" calcext:value-type="float">
            <text:p>499,712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formula="of:=[.A123]+4.096" office:value-type="float" office:value="503.808" calcext:value-type="float">
            <text:p>503,808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124]+4.096" office:value-type="float" office:value="507.904" calcext:value-type="float">
            <text:p>507,904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25]+4.096" office:value-type="float" office:value="512" calcext:value-type="float">
            <text:p>512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26]+4.096" office:value-type="float" office:value="516.096" calcext:value-type="float">
            <text:p>516,096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27]+4.096" office:value-type="float" office:value="520.192" calcext:value-type="float">
            <text:p>520,192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28]+4.096" office:value-type="float" office:value="524.288" calcext:value-type="float">
            <text:p>524,288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29]+4.096" office:value-type="float" office:value="528.384" calcext:value-type="float">
            <text:p>528,384</text:p>
          </table:table-cell>
          <table:table-cell office:value-type="float" office:value="6251" calcext:value-type="float">
            <text:p>6251</text:p>
          </table:table-cell>
        </table:table-row>
        <table:table-row table:style-name="ro1">
          <table:table-cell table:formula="of:=[.A130]+4.096" office:value-type="float" office:value="532.48" calcext:value-type="float">
            <text:p>532,48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31]+4.096" office:value-type="float" office:value="536.576" calcext:value-type="float">
            <text:p>536,576</text:p>
          </table:table-cell>
          <table:table-cell office:value-type="float" office:value="6251" calcext:value-type="float">
            <text:p>6251</text:p>
          </table:table-cell>
        </table:table-row>
        <table:table-row table:style-name="ro1">
          <table:table-cell table:formula="of:=[.A132]+4.096" office:value-type="float" office:value="540.672" calcext:value-type="float">
            <text:p>540,672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33]+4.096" office:value-type="float" office:value="544.768" calcext:value-type="float">
            <text:p>544,768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34]+4.096" office:value-type="float" office:value="548.864" calcext:value-type="float">
            <text:p>548,864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35]+4.096" office:value-type="float" office:value="552.96" calcext:value-type="float">
            <text:p>552,96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36]+4.096" office:value-type="float" office:value="557.056" calcext:value-type="float">
            <text:p>557,056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37]+4.096" office:value-type="float" office:value="561.152" calcext:value-type="float">
            <text:p>561,152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138]+4.096" office:value-type="float" office:value="565.248" calcext:value-type="float">
            <text:p>565,248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39]+4.096" office:value-type="float" office:value="569.344" calcext:value-type="float">
            <text:p>569,344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40]+4.096" office:value-type="float" office:value="573.44" calcext:value-type="float">
            <text:p>573,44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41]+4.096" office:value-type="float" office:value="577.536" calcext:value-type="float">
            <text:p>577,536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42]+4.096" office:value-type="float" office:value="581.632" calcext:value-type="float">
            <text:p>581,632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143]+4.096" office:value-type="float" office:value="585.728" calcext:value-type="float">
            <text:p>585,728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44]+4.096" office:value-type="float" office:value="589.824" calcext:value-type="float">
            <text:p>589,824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45]+4.096" office:value-type="float" office:value="593.92" calcext:value-type="float">
            <text:p>593,92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46]+4.096" office:value-type="float" office:value="598.016" calcext:value-type="float">
            <text:p>598,016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47]+4.096" office:value-type="float" office:value="602.112" calcext:value-type="float">
            <text:p>602,112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148]+4.096" office:value-type="float" office:value="606.208" calcext:value-type="float">
            <text:p>606,208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149]+4.096" office:value-type="float" office:value="610.304" calcext:value-type="float">
            <text:p>610,304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50]+4.096" office:value-type="float" office:value="614.4" calcext:value-type="float">
            <text:p>614,4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51]+4.096" office:value-type="float" office:value="618.496000000001" calcext:value-type="float">
            <text:p>618,496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152]+4.096" office:value-type="float" office:value="622.592000000001" calcext:value-type="float">
            <text:p>622,592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153]+4.096" office:value-type="float" office:value="626.688" calcext:value-type="float">
            <text:p>626,688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54]+4.096" office:value-type="float" office:value="630.784" calcext:value-type="float">
            <text:p>630,784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55]+4.096" office:value-type="float" office:value="634.88" calcext:value-type="float">
            <text:p>634,88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56]+4.096" office:value-type="float" office:value="638.976" calcext:value-type="float">
            <text:p>638,976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57]+4.096" office:value-type="float" office:value="643.072" calcext:value-type="float">
            <text:p>643,072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58]+4.096" office:value-type="float" office:value="647.168" calcext:value-type="float">
            <text:p>647,168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59]+4.096" office:value-type="float" office:value="651.264" calcext:value-type="float">
            <text:p>651,264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60]+4.096" office:value-type="float" office:value="655.360000000001" calcext:value-type="float">
            <text:p>655,36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61]+4.096" office:value-type="float" office:value="659.456000000001" calcext:value-type="float">
            <text:p>659,456</text:p>
          </table:table-cell>
          <table:table-cell office:value-type="float" office:value="6251" calcext:value-type="float">
            <text:p>6251</text:p>
          </table:table-cell>
        </table:table-row>
        <table:table-row table:style-name="ro1">
          <table:table-cell table:formula="of:=[.A162]+4.096" office:value-type="float" office:value="663.552000000001" calcext:value-type="float">
            <text:p>663,552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63]+4.096" office:value-type="float" office:value="667.648000000001" calcext:value-type="float">
            <text:p>667,648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64]+4.096" office:value-type="float" office:value="671.744000000001" calcext:value-type="float">
            <text:p>671,744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65]+4.096" office:value-type="float" office:value="675.840000000001" calcext:value-type="float">
            <text:p>675,84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formula="of:=[.A166]+4.096" office:value-type="float" office:value="679.936" calcext:value-type="float">
            <text:p>679,936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67]+4.096" office:value-type="float" office:value="684.032" calcext:value-type="float">
            <text:p>684,032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68]+4.096" office:value-type="float" office:value="688.128000000001" calcext:value-type="float">
            <text:p>688,128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69]+4.096" office:value-type="float" office:value="692.224000000001" calcext:value-type="float">
            <text:p>692,224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70]+4.096" office:value-type="float" office:value="696.320000000001" calcext:value-type="float">
            <text:p>696,32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71]+4.096" office:value-type="float" office:value="700.416000000001" calcext:value-type="float">
            <text:p>700,416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72]+4.096" office:value-type="float" office:value="704.512000000001" calcext:value-type="float">
            <text:p>704,512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73]+4.096" office:value-type="float" office:value="708.608000000001" calcext:value-type="float">
            <text:p>708,608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74]+4.096" office:value-type="float" office:value="712.704000000001" calcext:value-type="float">
            <text:p>712,704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75]+4.096" office:value-type="float" office:value="716.800000000001" calcext:value-type="float">
            <text:p>716,8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76]+4.096" office:value-type="float" office:value="720.896000000001" calcext:value-type="float">
            <text:p>720,896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177]+4.096" office:value-type="float" office:value="724.992000000001" calcext:value-type="float">
            <text:p>724,992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78]+4.096" office:value-type="float" office:value="729.088000000001" calcext:value-type="float">
            <text:p>729,088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79]+4.096" office:value-type="float" office:value="733.184000000001" calcext:value-type="float">
            <text:p>733,184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180]+4.096" office:value-type="float" office:value="737.280000000001" calcext:value-type="float">
            <text:p>737,28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81]+4.096" office:value-type="float" office:value="741.376000000001" calcext:value-type="float">
            <text:p>741,376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82]+4.096" office:value-type="float" office:value="745.472000000001" calcext:value-type="float">
            <text:p>745,472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83]+4.096" office:value-type="float" office:value="749.568000000001" calcext:value-type="float">
            <text:p>749,568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184]+4.096" office:value-type="float" office:value="753.664000000001" calcext:value-type="float">
            <text:p>753,664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185]+4.096" office:value-type="float" office:value="757.760000000001" calcext:value-type="float">
            <text:p>757,76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86]+4.096" office:value-type="float" office:value="761.856000000001" calcext:value-type="float">
            <text:p>761,856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187]+4.096" office:value-type="float" office:value="765.952000000001" calcext:value-type="float">
            <text:p>765,952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188]+4.096" office:value-type="float" office:value="770.048000000001" calcext:value-type="float">
            <text:p>770,048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89]+4.096" office:value-type="float" office:value="774.144000000001" calcext:value-type="float">
            <text:p>774,144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90]+4.096" office:value-type="float" office:value="778.240000000001" calcext:value-type="float">
            <text:p>778,24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91]+4.096" office:value-type="float" office:value="782.336000000001" calcext:value-type="float">
            <text:p>782,336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92]+4.096" office:value-type="float" office:value="786.432000000001" calcext:value-type="float">
            <text:p>786,432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93]+4.096" office:value-type="float" office:value="790.528000000001" calcext:value-type="float">
            <text:p>790,528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194]+4.096" office:value-type="float" office:value="794.624000000001" calcext:value-type="float">
            <text:p>794,624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95]+4.096" office:value-type="float" office:value="798.720000000001" calcext:value-type="float">
            <text:p>798,72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96]+4.096" office:value-type="float" office:value="802.816000000001" calcext:value-type="float">
            <text:p>802,816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97]+4.096" office:value-type="float" office:value="806.912000000001" calcext:value-type="float">
            <text:p>806,912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98]+4.096" office:value-type="float" office:value="811.008000000001" calcext:value-type="float">
            <text:p>811,008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199]+4.096" office:value-type="float" office:value="815.104000000001" calcext:value-type="float">
            <text:p>815,104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200]+4.096" office:value-type="float" office:value="819.200000000001" calcext:value-type="float">
            <text:p>819,2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201]+4.096" office:value-type="float" office:value="823.296000000001" calcext:value-type="float">
            <text:p>823,296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202]+4.096" office:value-type="float" office:value="827.392000000001" calcext:value-type="float">
            <text:p>827,392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203]+4.096" office:value-type="float" office:value="831.488000000001" calcext:value-type="float">
            <text:p>831,488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204]+4.096" office:value-type="float" office:value="835.584000000001" calcext:value-type="float">
            <text:p>835,584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205]+4.096" office:value-type="float" office:value="839.680000000001" calcext:value-type="float">
            <text:p>839,68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206]+4.096" office:value-type="float" office:value="843.776000000001" calcext:value-type="float">
            <text:p>843,776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207]+4.096" office:value-type="float" office:value="847.872000000001" calcext:value-type="float">
            <text:p>847,872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208]+4.096" office:value-type="float" office:value="851.968000000001" calcext:value-type="float">
            <text:p>851,968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209]+4.096" office:value-type="float" office:value="856.064000000001" calcext:value-type="float">
            <text:p>856,064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210]+4.096" office:value-type="float" office:value="860.160000000001" calcext:value-type="float">
            <text:p>860,16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211]+4.096" office:value-type="float" office:value="864.256000000001" calcext:value-type="float">
            <text:p>864,256</text:p>
          </table:table-cell>
          <table:table-cell office:value-type="float" office:value="6251" calcext:value-type="float">
            <text:p>6251</text:p>
          </table:table-cell>
        </table:table-row>
        <table:table-row table:style-name="ro1">
          <table:table-cell table:formula="of:=[.A212]+4.096" office:value-type="float" office:value="868.352000000001" calcext:value-type="float">
            <text:p>868,352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213]+4.096" office:value-type="float" office:value="872.448000000001" calcext:value-type="float">
            <text:p>872,448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214]+4.096" office:value-type="float" office:value="876.544000000001" calcext:value-type="float">
            <text:p>876,544</text:p>
          </table:table-cell>
          <table:table-cell office:value-type="float" office:value="6239" calcext:value-type="float">
            <text:p>6239</text:p>
          </table:table-cell>
        </table:table-row>
        <table:table-row table:style-name="ro1">
          <table:table-cell table:formula="of:=[.A215]+4.096" office:value-type="float" office:value="880.640000000001" calcext:value-type="float">
            <text:p>880,64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216]+4.096" office:value-type="float" office:value="884.736000000001" calcext:value-type="float">
            <text:p>884,736</text:p>
          </table:table-cell>
          <table:table-cell office:value-type="float" office:value="6251" calcext:value-type="float">
            <text:p>6251</text:p>
          </table:table-cell>
        </table:table-row>
        <table:table-row table:style-name="ro1">
          <table:table-cell table:formula="of:=[.A217]+4.096" office:value-type="float" office:value="888.832000000001" calcext:value-type="float">
            <text:p>888,832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218]+4.096" office:value-type="float" office:value="892.928000000001" calcext:value-type="float">
            <text:p>892,928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219]+4.096" office:value-type="float" office:value="897.024000000001" calcext:value-type="float">
            <text:p>897,024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220]+4.096" office:value-type="float" office:value="901.120000000001" calcext:value-type="float">
            <text:p>901,12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221]+4.096" office:value-type="float" office:value="905.216000000001" calcext:value-type="float">
            <text:p>905,216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222]+4.096" office:value-type="float" office:value="909.312000000001" calcext:value-type="float">
            <text:p>909,312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223]+4.096" office:value-type="float" office:value="913.408000000001" calcext:value-type="float">
            <text:p>913,408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224]+4.096" office:value-type="float" office:value="917.504000000001" calcext:value-type="float">
            <text:p>917,504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formula="of:=[.A225]+4.096" office:value-type="float" office:value="921.600000000001" calcext:value-type="float">
            <text:p>921,6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226]+4.096" office:value-type="float" office:value="925.696000000001" calcext:value-type="float">
            <text:p>925,696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227]+4.096" office:value-type="float" office:value="929.792000000001" calcext:value-type="float">
            <text:p>929,792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228]+4.096" office:value-type="float" office:value="933.888000000001" calcext:value-type="float">
            <text:p>933,888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229]+4.096" office:value-type="float" office:value="937.984000000001" calcext:value-type="float">
            <text:p>937,984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230]+4.096" office:value-type="float" office:value="942.080000000001" calcext:value-type="float">
            <text:p>942,08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231]+4.096" office:value-type="float" office:value="946.176000000001" calcext:value-type="float">
            <text:p>946,176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232]+4.096" office:value-type="float" office:value="950.272000000001" calcext:value-type="float">
            <text:p>950,272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233]+4.096" office:value-type="float" office:value="954.368000000001" calcext:value-type="float">
            <text:p>954,368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234]+4.096" office:value-type="float" office:value="958.464000000001" calcext:value-type="float">
            <text:p>958,464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235]+4.096" office:value-type="float" office:value="962.560000000001" calcext:value-type="float">
            <text:p>962,56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236]+4.096" office:value-type="float" office:value="966.656000000001" calcext:value-type="float">
            <text:p>966,656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237]+4.096" office:value-type="float" office:value="970.752000000001" calcext:value-type="float">
            <text:p>970,752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238]+4.096" office:value-type="float" office:value="974.848000000001" calcext:value-type="float">
            <text:p>974,848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239]+4.096" office:value-type="float" office:value="978.944000000001" calcext:value-type="float">
            <text:p>978,944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240]+4.096" office:value-type="float" office:value="983.040000000001" calcext:value-type="float">
            <text:p>983,04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241]+4.096" office:value-type="float" office:value="987.136000000001" calcext:value-type="float">
            <text:p>987,136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242]+4.096" office:value-type="float" office:value="991.232000000001" calcext:value-type="float">
            <text:p>991,232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243]+4.096" office:value-type="float" office:value="995.328000000001" calcext:value-type="float">
            <text:p>995,328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244]+4.096" office:value-type="float" office:value="999.424000000001" calcext:value-type="float">
            <text:p>999,424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245]+4.096" office:value-type="float" office:value="1003.52" calcext:value-type="float">
            <text:p>1003,52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246]+4.096" office:value-type="float" office:value="1007.616" calcext:value-type="float">
            <text:p>1007,616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247]+4.096" office:value-type="float" office:value="1011.712" calcext:value-type="float">
            <text:p>1011,712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248]+4.096" office:value-type="float" office:value="1015.808" calcext:value-type="float">
            <text:p>1015,808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249]+4.096" office:value-type="float" office:value="1019.904" calcext:value-type="float">
            <text:p>1019,904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table:formula="of:=[.A250]+4.096" office:value-type="float" office:value="1024" calcext:value-type="float">
            <text:p>1024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table:formula="of:=[.A251]+4.096" office:value-type="float" office:value="1028.096" calcext:value-type="float">
            <text:p>1028,096</text:p>
          </table:table-cell>
          <table:table-cell office:value-type="float" office:value="6589" calcext:value-type="float">
            <text:p>6589</text:p>
          </table:table-cell>
        </table:table-row>
        <table:table-row table:style-name="ro1">
          <table:table-cell table:formula="of:=[.A252]+4.096" office:value-type="float" office:value="1032.192" calcext:value-type="float">
            <text:p>1032,192</text:p>
          </table:table-cell>
          <table:table-cell office:value-type="float" office:value="6702" calcext:value-type="float">
            <text:p>6702</text:p>
          </table:table-cell>
        </table:table-row>
        <table:table-row table:style-name="ro1">
          <table:table-cell table:formula="of:=[.A253]+4.096" office:value-type="float" office:value="1036.288" calcext:value-type="float">
            <text:p>1036,288</text:p>
          </table:table-cell>
          <table:table-cell office:value-type="float" office:value="6893" calcext:value-type="float">
            <text:p>6893</text:p>
          </table:table-cell>
        </table:table-row>
        <table:table-row table:style-name="ro1">
          <table:table-cell table:formula="of:=[.A254]+4.096" office:value-type="float" office:value="1040.384" calcext:value-type="float">
            <text:p>1040,384</text:p>
          </table:table-cell>
          <table:table-cell office:value-type="float" office:value="7038" calcext:value-type="float">
            <text:p>7038</text:p>
          </table:table-cell>
        </table:table-row>
        <table:table-row table:style-name="ro1">
          <table:table-cell table:formula="of:=[.A255]+4.096" office:value-type="float" office:value="1044.48" calcext:value-type="float">
            <text:p>1044,48</text:p>
          </table:table-cell>
          <table:table-cell office:value-type="float" office:value="7157" calcext:value-type="float">
            <text:p>7157</text:p>
          </table:table-cell>
        </table:table-row>
        <table:table-row table:style-name="ro1">
          <table:table-cell table:formula="of:=[.A256]+4.096" office:value-type="float" office:value="1048.576" calcext:value-type="float">
            <text:p>1048,576</text:p>
          </table:table-cell>
          <table:table-cell office:value-type="float" office:value="7247" calcext:value-type="float">
            <text:p>7247</text:p>
          </table:table-cell>
        </table:table-row>
        <table:table-row table:style-name="ro1">
          <table:table-cell table:formula="of:=[.A257]+4.096" office:value-type="float" office:value="1052.672" calcext:value-type="float">
            <text:p>1052,672</text:p>
          </table:table-cell>
          <table:table-cell office:value-type="float" office:value="7383" calcext:value-type="float">
            <text:p>7383</text:p>
          </table:table-cell>
        </table:table-row>
        <table:table-row table:style-name="ro1">
          <table:table-cell table:formula="of:=[.A258]+4.096" office:value-type="float" office:value="1056.768" calcext:value-type="float">
            <text:p>1056,768</text:p>
          </table:table-cell>
          <table:table-cell office:value-type="float" office:value="7539" calcext:value-type="float">
            <text:p>7539</text:p>
          </table:table-cell>
        </table:table-row>
        <table:table-row table:style-name="ro1">
          <table:table-cell table:formula="of:=[.A259]+4.096" office:value-type="float" office:value="1060.864" calcext:value-type="float">
            <text:p>1060,864</text:p>
          </table:table-cell>
          <table:table-cell office:value-type="float" office:value="7638" calcext:value-type="float">
            <text:p>7638</text:p>
          </table:table-cell>
        </table:table-row>
        <table:table-row table:style-name="ro1">
          <table:table-cell table:formula="of:=[.A260]+4.096" office:value-type="float" office:value="1064.96" calcext:value-type="float">
            <text:p>1064,96</text:p>
          </table:table-cell>
          <table:table-cell office:value-type="float" office:value="7772" calcext:value-type="float">
            <text:p>7772</text:p>
          </table:table-cell>
        </table:table-row>
        <table:table-row table:style-name="ro1">
          <table:table-cell table:formula="of:=[.A261]+4.096" office:value-type="float" office:value="1069.056" calcext:value-type="float">
            <text:p>1069,056</text:p>
          </table:table-cell>
          <table:table-cell office:value-type="float" office:value="7927" calcext:value-type="float">
            <text:p>7927</text:p>
          </table:table-cell>
        </table:table-row>
        <table:table-row table:style-name="ro1">
          <table:table-cell table:formula="of:=[.A262]+4.096" office:value-type="float" office:value="1073.152" calcext:value-type="float">
            <text:p>1073,152</text:p>
          </table:table-cell>
          <table:table-cell office:value-type="float" office:value="7970" calcext:value-type="float">
            <text:p>7970</text:p>
          </table:table-cell>
        </table:table-row>
        <table:table-row table:style-name="ro1">
          <table:table-cell table:formula="of:=[.A263]+4.096" office:value-type="float" office:value="1077.248" calcext:value-type="float">
            <text:p>1077,248</text:p>
          </table:table-cell>
          <table:table-cell office:value-type="float" office:value="8051" calcext:value-type="float">
            <text:p>8051</text:p>
          </table:table-cell>
        </table:table-row>
        <table:table-row table:style-name="ro1">
          <table:table-cell table:formula="of:=[.A264]+4.096" office:value-type="float" office:value="1081.344" calcext:value-type="float">
            <text:p>1081,344</text:p>
          </table:table-cell>
          <table:table-cell office:value-type="float" office:value="8117" calcext:value-type="float">
            <text:p>8117</text:p>
          </table:table-cell>
        </table:table-row>
        <table:table-row table:style-name="ro1">
          <table:table-cell table:formula="of:=[.A265]+4.096" office:value-type="float" office:value="1085.44" calcext:value-type="float">
            <text:p>1085,44</text:p>
          </table:table-cell>
          <table:table-cell office:value-type="float" office:value="8158" calcext:value-type="float">
            <text:p>8158</text:p>
          </table:table-cell>
        </table:table-row>
        <table:table-row table:style-name="ro1">
          <table:table-cell table:formula="of:=[.A266]+4.096" office:value-type="float" office:value="1089.536" calcext:value-type="float">
            <text:p>1089,536</text:p>
          </table:table-cell>
          <table:table-cell office:value-type="float" office:value="8293" calcext:value-type="float">
            <text:p>8293</text:p>
          </table:table-cell>
        </table:table-row>
        <table:table-row table:style-name="ro1">
          <table:table-cell table:formula="of:=[.A267]+4.096" office:value-type="float" office:value="1093.632" calcext:value-type="float">
            <text:p>1093,632</text:p>
          </table:table-cell>
          <table:table-cell office:value-type="float" office:value="8301" calcext:value-type="float">
            <text:p>8301</text:p>
          </table:table-cell>
        </table:table-row>
        <table:table-row table:style-name="ro1">
          <table:table-cell table:formula="of:=[.A268]+4.096" office:value-type="float" office:value="1097.728" calcext:value-type="float">
            <text:p>1097,728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table:formula="of:=[.A269]+4.096" office:value-type="float" office:value="1101.824" calcext:value-type="float">
            <text:p>1101,824</text:p>
          </table:table-cell>
          <table:table-cell office:value-type="float" office:value="8372" calcext:value-type="float">
            <text:p>8372</text:p>
          </table:table-cell>
        </table:table-row>
        <table:table-row table:style-name="ro1">
          <table:table-cell table:formula="of:=[.A270]+4.096" office:value-type="float" office:value="1105.92" calcext:value-type="float">
            <text:p>1105,92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table:formula="of:=[.A271]+4.096" office:value-type="float" office:value="1110.016" calcext:value-type="float">
            <text:p>1110,016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table:formula="of:=[.A272]+4.096" office:value-type="float" office:value="1114.112" calcext:value-type="float">
            <text:p>1114,112</text:p>
          </table:table-cell>
          <table:table-cell office:value-type="float" office:value="8381" calcext:value-type="float">
            <text:p>8381</text:p>
          </table:table-cell>
        </table:table-row>
        <table:table-row table:style-name="ro1">
          <table:table-cell table:formula="of:=[.A273]+4.096" office:value-type="float" office:value="1118.208" calcext:value-type="float">
            <text:p>1118,208</text:p>
          </table:table-cell>
          <table:table-cell office:value-type="float" office:value="8320" calcext:value-type="float">
            <text:p>8320</text:p>
          </table:table-cell>
        </table:table-row>
        <table:table-row table:style-name="ro1">
          <table:table-cell table:formula="of:=[.A274]+4.096" office:value-type="float" office:value="1122.304" calcext:value-type="float">
            <text:p>1122,304</text:p>
          </table:table-cell>
          <table:table-cell office:value-type="float" office:value="8324" calcext:value-type="float">
            <text:p>8324</text:p>
          </table:table-cell>
        </table:table-row>
        <table:table-row table:style-name="ro1">
          <table:table-cell table:formula="of:=[.A275]+4.096" office:value-type="float" office:value="1126.4" calcext:value-type="float">
            <text:p>1126,4</text:p>
          </table:table-cell>
          <table:table-cell office:value-type="float" office:value="8327" calcext:value-type="float">
            <text:p>8327</text:p>
          </table:table-cell>
        </table:table-row>
        <table:table-row table:style-name="ro1">
          <table:table-cell table:formula="of:=[.A276]+4.096" office:value-type="float" office:value="1130.496" calcext:value-type="float">
            <text:p>1130,496</text:p>
          </table:table-cell>
          <table:table-cell office:value-type="float" office:value="8324" calcext:value-type="float">
            <text:p>8324</text:p>
          </table:table-cell>
        </table:table-row>
        <table:table-row table:style-name="ro1">
          <table:table-cell table:formula="of:=[.A277]+4.096" office:value-type="float" office:value="1134.592" calcext:value-type="float">
            <text:p>1134,592</text:p>
          </table:table-cell>
          <table:table-cell office:value-type="float" office:value="8328" calcext:value-type="float">
            <text:p>8328</text:p>
          </table:table-cell>
        </table:table-row>
        <table:table-row table:style-name="ro1">
          <table:table-cell table:formula="of:=[.A278]+4.096" office:value-type="float" office:value="1138.688" calcext:value-type="float">
            <text:p>1138,688</text:p>
          </table:table-cell>
          <table:table-cell office:value-type="float" office:value="8322" calcext:value-type="float">
            <text:p>8322</text:p>
          </table:table-cell>
        </table:table-row>
        <table:table-row table:style-name="ro1">
          <table:table-cell table:formula="of:=[.A279]+4.096" office:value-type="float" office:value="1142.784" calcext:value-type="float">
            <text:p>1142,784</text:p>
          </table:table-cell>
          <table:table-cell office:value-type="float" office:value="8322" calcext:value-type="float">
            <text:p>8322</text:p>
          </table:table-cell>
        </table:table-row>
        <table:table-row table:style-name="ro1">
          <table:table-cell table:formula="of:=[.A280]+4.096" office:value-type="float" office:value="1146.88" calcext:value-type="float">
            <text:p>1146,88</text:p>
          </table:table-cell>
          <table:table-cell office:value-type="float" office:value="8327" calcext:value-type="float">
            <text:p>8327</text:p>
          </table:table-cell>
        </table:table-row>
        <table:table-row table:style-name="ro1">
          <table:table-cell table:formula="of:=[.A281]+4.096" office:value-type="float" office:value="1150.976" calcext:value-type="float">
            <text:p>1150,976</text:p>
          </table:table-cell>
          <table:table-cell office:value-type="float" office:value="8323" calcext:value-type="float">
            <text:p>8323</text:p>
          </table:table-cell>
        </table:table-row>
        <table:table-row table:style-name="ro1">
          <table:table-cell table:formula="of:=[.A282]+4.096" office:value-type="float" office:value="1155.072" calcext:value-type="float">
            <text:p>1155,072</text:p>
          </table:table-cell>
          <table:table-cell office:value-type="float" office:value="8325" calcext:value-type="float">
            <text:p>8325</text:p>
          </table:table-cell>
        </table:table-row>
        <table:table-row table:style-name="ro1">
          <table:table-cell table:formula="of:=[.A283]+4.096" office:value-type="float" office:value="1159.168" calcext:value-type="float">
            <text:p>1159,168</text:p>
          </table:table-cell>
          <table:table-cell office:value-type="float" office:value="8320" calcext:value-type="float">
            <text:p>8320</text:p>
          </table:table-cell>
        </table:table-row>
        <table:table-row table:style-name="ro1">
          <table:table-cell table:formula="of:=[.A284]+4.096" office:value-type="float" office:value="1163.264" calcext:value-type="float">
            <text:p>1163,264</text:p>
          </table:table-cell>
          <table:table-cell office:value-type="float" office:value="8322" calcext:value-type="float">
            <text:p>8322</text:p>
          </table:table-cell>
        </table:table-row>
        <table:table-row table:style-name="ro1">
          <table:table-cell table:formula="of:=[.A285]+4.096" office:value-type="float" office:value="1167.36" calcext:value-type="float">
            <text:p>1167,36</text:p>
          </table:table-cell>
          <table:table-cell office:value-type="float" office:value="8320" calcext:value-type="float">
            <text:p>8320</text:p>
          </table:table-cell>
        </table:table-row>
        <table:table-row table:style-name="ro1">
          <table:table-cell table:formula="of:=[.A286]+4.096" office:value-type="float" office:value="1171.456" calcext:value-type="float">
            <text:p>1171,456</text:p>
          </table:table-cell>
          <table:table-cell office:value-type="float" office:value="8325" calcext:value-type="float">
            <text:p>8325</text:p>
          </table:table-cell>
        </table:table-row>
        <table:table-row table:style-name="ro1">
          <table:table-cell table:formula="of:=[.A287]+4.096" office:value-type="float" office:value="1175.552" calcext:value-type="float">
            <text:p>1175,552</text:p>
          </table:table-cell>
          <table:table-cell office:value-type="float" office:value="8320" calcext:value-type="float">
            <text:p>8320</text:p>
          </table:table-cell>
        </table:table-row>
        <table:table-row table:style-name="ro1">
          <table:table-cell table:formula="of:=[.A288]+4.096" office:value-type="float" office:value="1179.648" calcext:value-type="float">
            <text:p>1179,648</text:p>
          </table:table-cell>
          <table:table-cell office:value-type="float" office:value="8382" calcext:value-type="float">
            <text:p>8382</text:p>
          </table:table-cell>
        </table:table-row>
        <table:table-row table:style-name="ro1">
          <table:table-cell table:formula="of:=[.A289]+4.096" office:value-type="float" office:value="1183.744" calcext:value-type="float">
            <text:p>1183,744</text:p>
          </table:table-cell>
          <table:table-cell office:value-type="float" office:value="8323" calcext:value-type="float">
            <text:p>8323</text:p>
          </table:table-cell>
        </table:table-row>
        <table:table-row table:style-name="ro1">
          <table:table-cell table:formula="of:=[.A290]+4.096" office:value-type="float" office:value="1187.84" calcext:value-type="float">
            <text:p>1187,84</text:p>
          </table:table-cell>
          <table:table-cell office:value-type="float" office:value="8324" calcext:value-type="float">
            <text:p>8324</text:p>
          </table:table-cell>
        </table:table-row>
        <table:table-row table:style-name="ro1">
          <table:table-cell table:formula="of:=[.A291]+4.096" office:value-type="float" office:value="1191.936" calcext:value-type="float">
            <text:p>1191,936</text:p>
          </table:table-cell>
          <table:table-cell office:value-type="float" office:value="8323" calcext:value-type="float">
            <text:p>8323</text:p>
          </table:table-cell>
        </table:table-row>
        <table:table-row table:style-name="ro1">
          <table:table-cell table:formula="of:=[.A292]+4.096" office:value-type="float" office:value="1196.032" calcext:value-type="float">
            <text:p>1196,032</text:p>
          </table:table-cell>
          <table:table-cell office:value-type="float" office:value="8385" calcext:value-type="float">
            <text:p>8385</text:p>
          </table:table-cell>
        </table:table-row>
        <table:table-row table:style-name="ro1">
          <table:table-cell table:formula="of:=[.A293]+4.096" office:value-type="float" office:value="1200.128" calcext:value-type="float">
            <text:p>1200,128</text:p>
          </table:table-cell>
          <table:table-cell office:value-type="float" office:value="8324" calcext:value-type="float">
            <text:p>8324</text:p>
          </table:table-cell>
        </table:table-row>
        <table:table-row table:style-name="ro1">
          <table:table-cell table:formula="of:=[.A294]+4.096" office:value-type="float" office:value="1204.224" calcext:value-type="float">
            <text:p>1204,224</text:p>
          </table:table-cell>
          <table:table-cell office:value-type="float" office:value="8389" calcext:value-type="float">
            <text:p>8389</text:p>
          </table:table-cell>
        </table:table-row>
        <table:table-row table:style-name="ro1">
          <table:table-cell table:formula="of:=[.A295]+4.096" office:value-type="float" office:value="1208.32" calcext:value-type="float">
            <text:p>1208,32</text:p>
          </table:table-cell>
          <table:table-cell office:value-type="float" office:value="8321" calcext:value-type="float">
            <text:p>8321</text:p>
          </table:table-cell>
        </table:table-row>
        <table:table-row table:style-name="ro1">
          <table:table-cell table:formula="of:=[.A296]+4.096" office:value-type="float" office:value="1212.416" calcext:value-type="float">
            <text:p>1212,416</text:p>
          </table:table-cell>
          <table:table-cell office:value-type="float" office:value="8385" calcext:value-type="float">
            <text:p>8385</text:p>
          </table:table-cell>
        </table:table-row>
        <table:table-row table:style-name="ro1">
          <table:table-cell table:formula="of:=[.A297]+4.096" office:value-type="float" office:value="1216.512" calcext:value-type="float">
            <text:p>1216,512</text:p>
          </table:table-cell>
          <table:table-cell office:value-type="float" office:value="8386" calcext:value-type="float">
            <text:p>8386</text:p>
          </table:table-cell>
        </table:table-row>
        <table:table-row table:style-name="ro1">
          <table:table-cell table:formula="of:=[.A298]+4.096" office:value-type="float" office:value="1220.608" calcext:value-type="float">
            <text:p>1220,608</text:p>
          </table:table-cell>
          <table:table-cell office:value-type="float" office:value="8387" calcext:value-type="float">
            <text:p>8387</text:p>
          </table:table-cell>
        </table:table-row>
        <table:table-row table:style-name="ro1">
          <table:table-cell table:formula="of:=[.A299]+4.096" office:value-type="float" office:value="1224.704" calcext:value-type="float">
            <text:p>1224,704</text:p>
          </table:table-cell>
          <table:table-cell office:value-type="float" office:value="8388" calcext:value-type="float">
            <text:p>8388</text:p>
          </table:table-cell>
        </table:table-row>
        <table:table-row table:style-name="ro1">
          <table:table-cell table:formula="of:=[.A300]+4.096" office:value-type="float" office:value="1228.8" calcext:value-type="float">
            <text:p>1228,8</text:p>
          </table:table-cell>
          <table:table-cell office:value-type="float" office:value="8322" calcext:value-type="float">
            <text:p>8322</text:p>
          </table:table-cell>
        </table:table-row>
        <table:table-row table:style-name="ro1">
          <table:table-cell table:formula="of:=[.A301]+4.096" office:value-type="float" office:value="1232.896" calcext:value-type="float">
            <text:p>1232,896</text:p>
          </table:table-cell>
          <table:table-cell office:value-type="float" office:value="8321" calcext:value-type="float">
            <text:p>8321</text:p>
          </table:table-cell>
        </table:table-row>
        <table:table-row table:style-name="ro1">
          <table:table-cell table:formula="of:=[.A302]+4.096" office:value-type="float" office:value="1236.992" calcext:value-type="float">
            <text:p>1236,992</text:p>
          </table:table-cell>
          <table:table-cell office:value-type="float" office:value="8382" calcext:value-type="float">
            <text:p>8382</text:p>
          </table:table-cell>
        </table:table-row>
        <table:table-row table:style-name="ro1">
          <table:table-cell table:formula="of:=[.A303]+4.096" office:value-type="float" office:value="1241.088" calcext:value-type="float">
            <text:p>1241,088</text:p>
          </table:table-cell>
          <table:table-cell office:value-type="float" office:value="8384" calcext:value-type="float">
            <text:p>8384</text:p>
          </table:table-cell>
        </table:table-row>
        <table:table-row table:style-name="ro1">
          <table:table-cell table:formula="of:=[.A304]+4.096" office:value-type="float" office:value="1245.184" calcext:value-type="float">
            <text:p>1245,184</text:p>
          </table:table-cell>
          <table:table-cell office:value-type="float" office:value="8384" calcext:value-type="float">
            <text:p>8384</text:p>
          </table:table-cell>
        </table:table-row>
        <table:table-row table:style-name="ro1">
          <table:table-cell table:formula="of:=[.A305]+4.096" office:value-type="float" office:value="1249.28" calcext:value-type="float">
            <text:p>1249,28</text:p>
          </table:table-cell>
          <table:table-cell office:value-type="float" office:value="8321" calcext:value-type="float">
            <text:p>8321</text:p>
          </table:table-cell>
        </table:table-row>
        <table:table-row table:style-name="ro1">
          <table:table-cell table:formula="of:=[.A306]+4.096" office:value-type="float" office:value="1253.376" calcext:value-type="float">
            <text:p>1253,376</text:p>
          </table:table-cell>
          <table:table-cell office:value-type="float" office:value="8382" calcext:value-type="float">
            <text:p>8382</text:p>
          </table:table-cell>
        </table:table-row>
        <table:table-row table:style-name="ro1">
          <table:table-cell table:formula="of:=[.A307]+4.096" office:value-type="float" office:value="1257.472" calcext:value-type="float">
            <text:p>1257,472</text:p>
          </table:table-cell>
          <table:table-cell office:value-type="float" office:value="8325" calcext:value-type="float">
            <text:p>8325</text:p>
          </table:table-cell>
        </table:table-row>
        <table:table-row table:style-name="ro1">
          <table:table-cell table:formula="of:=[.A308]+4.096" office:value-type="float" office:value="1261.568" calcext:value-type="float">
            <text:p>1261,568</text:p>
          </table:table-cell>
          <table:table-cell office:value-type="float" office:value="8382" calcext:value-type="float">
            <text:p>8382</text:p>
          </table:table-cell>
        </table:table-row>
        <table:table-row table:style-name="ro1">
          <table:table-cell table:formula="of:=[.A309]+4.096" office:value-type="float" office:value="1265.664" calcext:value-type="float">
            <text:p>1265,664</text:p>
          </table:table-cell>
          <table:table-cell office:value-type="float" office:value="8384" calcext:value-type="float">
            <text:p>8384</text:p>
          </table:table-cell>
        </table:table-row>
        <table:table-row table:style-name="ro1">
          <table:table-cell table:formula="of:=[.A310]+4.096" office:value-type="float" office:value="1269.76" calcext:value-type="float">
            <text:p>1269,76</text:p>
          </table:table-cell>
          <table:table-cell office:value-type="float" office:value="8383" calcext:value-type="float">
            <text:p>8383</text:p>
          </table:table-cell>
        </table:table-row>
        <table:table-row table:style-name="ro1">
          <table:table-cell table:formula="of:=[.A311]+4.096" office:value-type="float" office:value="1273.856" calcext:value-type="float">
            <text:p>1273,856</text:p>
          </table:table-cell>
          <table:table-cell office:value-type="float" office:value="8321" calcext:value-type="float">
            <text:p>8321</text:p>
          </table:table-cell>
        </table:table-row>
        <table:table-row table:style-name="ro1">
          <table:table-cell table:formula="of:=[.A312]+4.096" office:value-type="float" office:value="1277.952" calcext:value-type="float">
            <text:p>1277,952</text:p>
          </table:table-cell>
          <table:table-cell office:value-type="float" office:value="8321" calcext:value-type="float">
            <text:p>8321</text:p>
          </table:table-cell>
        </table:table-row>
        <table:table-row table:style-name="ro1">
          <table:table-cell table:formula="of:=[.A313]+4.096" office:value-type="float" office:value="1282.048" calcext:value-type="float">
            <text:p>1282,048</text:p>
          </table:table-cell>
          <table:table-cell office:value-type="float" office:value="8445" calcext:value-type="float">
            <text:p>8445</text:p>
          </table:table-cell>
        </table:table-row>
        <table:table-row table:style-name="ro1">
          <table:table-cell table:formula="of:=[.A314]+4.096" office:value-type="float" office:value="1286.144" calcext:value-type="float">
            <text:p>1286,144</text:p>
          </table:table-cell>
          <table:table-cell office:value-type="float" office:value="8446" calcext:value-type="float">
            <text:p>8446</text:p>
          </table:table-cell>
        </table:table-row>
        <table:table-row table:style-name="ro1">
          <table:table-cell table:formula="of:=[.A315]+4.096" office:value-type="float" office:value="1290.24" calcext:value-type="float">
            <text:p>1290,24</text:p>
          </table:table-cell>
          <table:table-cell office:value-type="float" office:value="8383" calcext:value-type="float">
            <text:p>8383</text:p>
          </table:table-cell>
        </table:table-row>
        <table:table-row table:style-name="ro1">
          <table:table-cell table:formula="of:=[.A316]+4.096" office:value-type="float" office:value="1294.336" calcext:value-type="float">
            <text:p>1294,336</text:p>
          </table:table-cell>
          <table:table-cell office:value-type="float" office:value="8443" calcext:value-type="float">
            <text:p>8443</text:p>
          </table:table-cell>
        </table:table-row>
        <table:table-row table:style-name="ro1">
          <table:table-cell table:formula="of:=[.A317]+4.096" office:value-type="float" office:value="1298.432" calcext:value-type="float">
            <text:p>1298,432</text:p>
          </table:table-cell>
          <table:table-cell office:value-type="float" office:value="8447" calcext:value-type="float">
            <text:p>8447</text:p>
          </table:table-cell>
        </table:table-row>
        <table:table-row table:style-name="ro1">
          <table:table-cell table:formula="of:=[.A318]+4.096" office:value-type="float" office:value="1302.528" calcext:value-type="float">
            <text:p>1302,528</text:p>
          </table:table-cell>
          <table:table-cell office:value-type="float" office:value="8447" calcext:value-type="float">
            <text:p>8447</text:p>
          </table:table-cell>
        </table:table-row>
        <table:table-row table:style-name="ro1">
          <table:table-cell table:formula="of:=[.A319]+4.096" office:value-type="float" office:value="1306.624" calcext:value-type="float">
            <text:p>1306,624</text:p>
          </table:table-cell>
          <table:table-cell office:value-type="float" office:value="8386" calcext:value-type="float">
            <text:p>8386</text:p>
          </table:table-cell>
        </table:table-row>
        <table:table-row table:style-name="ro1">
          <table:table-cell table:formula="of:=[.A320]+4.096" office:value-type="float" office:value="1310.72" calcext:value-type="float">
            <text:p>1310,72</text:p>
          </table:table-cell>
          <table:table-cell office:value-type="float" office:value="8380" calcext:value-type="float">
            <text:p>8380</text:p>
          </table:table-cell>
        </table:table-row>
        <table:table-row table:style-name="ro1">
          <table:table-cell table:formula="of:=[.A321]+4.096" office:value-type="float" office:value="1314.816" calcext:value-type="float">
            <text:p>1314,816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table:formula="of:=[.A322]+4.096" office:value-type="float" office:value="1318.912" calcext:value-type="float">
            <text:p>1318,912</text:p>
          </table:table-cell>
          <table:table-cell office:value-type="float" office:value="8380" calcext:value-type="float">
            <text:p>8380</text:p>
          </table:table-cell>
        </table:table-row>
        <table:table-row table:style-name="ro1">
          <table:table-cell table:formula="of:=[.A323]+4.096" office:value-type="float" office:value="1323.008" calcext:value-type="float">
            <text:p>1323,008</text:p>
          </table:table-cell>
          <table:table-cell office:value-type="float" office:value="8381" calcext:value-type="float">
            <text:p>8381</text:p>
          </table:table-cell>
        </table:table-row>
        <table:table-row table:style-name="ro1">
          <table:table-cell table:formula="of:=[.A324]+4.096" office:value-type="float" office:value="1327.104" calcext:value-type="float">
            <text:p>1327,104</text:p>
          </table:table-cell>
          <table:table-cell office:value-type="float" office:value="8382" calcext:value-type="float">
            <text:p>8382</text:p>
          </table:table-cell>
        </table:table-row>
        <table:table-row table:style-name="ro1">
          <table:table-cell table:formula="of:=[.A325]+4.096" office:value-type="float" office:value="1331.2" calcext:value-type="float">
            <text:p>1331,2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table:formula="of:=[.A326]+4.096" office:value-type="float" office:value="1335.296" calcext:value-type="float">
            <text:p>1335,296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table:formula="of:=[.A327]+4.096" office:value-type="float" office:value="1339.392" calcext:value-type="float">
            <text:p>1339,392</text:p>
          </table:table-cell>
          <table:table-cell office:value-type="float" office:value="8384" calcext:value-type="float">
            <text:p>8384</text:p>
          </table:table-cell>
        </table:table-row>
        <table:table-row table:style-name="ro1">
          <table:table-cell table:formula="of:=[.A328]+4.096" office:value-type="float" office:value="1343.488" calcext:value-type="float">
            <text:p>1343,488</text:p>
          </table:table-cell>
          <table:table-cell office:value-type="float" office:value="8381" calcext:value-type="float">
            <text:p>8381</text:p>
          </table:table-cell>
        </table:table-row>
        <table:table-row table:style-name="ro1">
          <table:table-cell table:formula="of:=[.A329]+4.096" office:value-type="float" office:value="1347.584" calcext:value-type="float">
            <text:p>1347,584</text:p>
          </table:table-cell>
          <table:table-cell office:value-type="float" office:value="8447" calcext:value-type="float">
            <text:p>8447</text:p>
          </table:table-cell>
        </table:table-row>
        <table:table-row table:style-name="ro1">
          <table:table-cell table:formula="of:=[.A330]+4.096" office:value-type="float" office:value="1351.68" calcext:value-type="float">
            <text:p>1351,68</text:p>
          </table:table-cell>
          <table:table-cell office:value-type="float" office:value="8381" calcext:value-type="float">
            <text:p>8381</text:p>
          </table:table-cell>
        </table:table-row>
        <table:table-row table:style-name="ro1">
          <table:table-cell table:formula="of:=[.A331]+4.096" office:value-type="float" office:value="1355.776" calcext:value-type="float">
            <text:p>1355,776</text:p>
          </table:table-cell>
          <table:table-cell office:value-type="float" office:value="8443" calcext:value-type="float">
            <text:p>8443</text:p>
          </table:table-cell>
        </table:table-row>
        <table:table-row table:style-name="ro1">
          <table:table-cell table:formula="of:=[.A332]+4.096" office:value-type="float" office:value="1359.872" calcext:value-type="float">
            <text:p>1359,872</text:p>
          </table:table-cell>
          <table:table-cell office:value-type="float" office:value="8383" calcext:value-type="float">
            <text:p>8383</text:p>
          </table:table-cell>
        </table:table-row>
        <table:table-row table:style-name="ro1">
          <table:table-cell table:formula="of:=[.A333]+4.096" office:value-type="float" office:value="1363.968" calcext:value-type="float">
            <text:p>1363,968</text:p>
          </table:table-cell>
          <table:table-cell office:value-type="float" office:value="8446" calcext:value-type="float">
            <text:p>8446</text:p>
          </table:table-cell>
        </table:table-row>
        <table:table-row table:style-name="ro1">
          <table:table-cell table:formula="of:=[.A334]+4.096" office:value-type="float" office:value="1368.064" calcext:value-type="float">
            <text:p>1368,064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table:formula="of:=[.A335]+4.096" office:value-type="float" office:value="1372.16" calcext:value-type="float">
            <text:p>1372,16</text:p>
          </table:table-cell>
          <table:table-cell office:value-type="float" office:value="8384" calcext:value-type="float">
            <text:p>8384</text:p>
          </table:table-cell>
        </table:table-row>
        <table:table-row table:style-name="ro1">
          <table:table-cell table:formula="of:=[.A336]+4.096" office:value-type="float" office:value="1376.256" calcext:value-type="float">
            <text:p>1376,256</text:p>
          </table:table-cell>
          <table:table-cell office:value-type="float" office:value="8382" calcext:value-type="float">
            <text:p>8382</text:p>
          </table:table-cell>
        </table:table-row>
        <table:table-row table:style-name="ro1">
          <table:table-cell table:formula="of:=[.A337]+4.096" office:value-type="float" office:value="1380.352" calcext:value-type="float">
            <text:p>1380,352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table:formula="of:=[.A338]+4.096" office:value-type="float" office:value="1384.448" calcext:value-type="float">
            <text:p>1384,448</text:p>
          </table:table-cell>
          <table:table-cell office:value-type="float" office:value="8445" calcext:value-type="float">
            <text:p>8445</text:p>
          </table:table-cell>
        </table:table-row>
        <table:table-row table:style-name="ro1">
          <table:table-cell table:formula="of:=[.A339]+4.096" office:value-type="float" office:value="1388.544" calcext:value-type="float">
            <text:p>1388,544</text:p>
          </table:table-cell>
          <table:table-cell office:value-type="float" office:value="8388" calcext:value-type="float">
            <text:p>8388</text:p>
          </table:table-cell>
        </table:table-row>
        <table:table-row table:style-name="ro1">
          <table:table-cell table:formula="of:=[.A340]+4.096" office:value-type="float" office:value="1392.64" calcext:value-type="float">
            <text:p>1392,64</text:p>
          </table:table-cell>
          <table:table-cell office:value-type="float" office:value="8445" calcext:value-type="float">
            <text:p>8445</text:p>
          </table:table-cell>
        </table:table-row>
        <table:table-row table:style-name="ro1">
          <table:table-cell table:formula="of:=[.A341]+4.096" office:value-type="float" office:value="1396.736" calcext:value-type="float">
            <text:p>1396,736</text:p>
          </table:table-cell>
          <table:table-cell office:value-type="float" office:value="8320" calcext:value-type="float">
            <text:p>8320</text:p>
          </table:table-cell>
        </table:table-row>
        <table:table-row table:style-name="ro1">
          <table:table-cell table:formula="of:=[.A342]+4.096" office:value-type="float" office:value="1400.832" calcext:value-type="float">
            <text:p>1400,832</text:p>
          </table:table-cell>
          <table:table-cell office:value-type="float" office:value="8443" calcext:value-type="float">
            <text:p>8443</text:p>
          </table:table-cell>
        </table:table-row>
        <table:table-row table:style-name="ro1">
          <table:table-cell table:formula="of:=[.A343]+4.096" office:value-type="float" office:value="1404.928" calcext:value-type="float">
            <text:p>1404,928</text:p>
          </table:table-cell>
          <table:table-cell office:value-type="float" office:value="8323" calcext:value-type="float">
            <text:p>8323</text:p>
          </table:table-cell>
        </table:table-row>
        <table:table-row table:style-name="ro1">
          <table:table-cell table:formula="of:=[.A344]+4.096" office:value-type="float" office:value="1409.024" calcext:value-type="float">
            <text:p>1409,024</text:p>
          </table:table-cell>
          <table:table-cell office:value-type="float" office:value="8382" calcext:value-type="float">
            <text:p>8382</text:p>
          </table:table-cell>
        </table:table-row>
        <table:table-row table:style-name="ro1">
          <table:table-cell table:formula="of:=[.A345]+4.096" office:value-type="float" office:value="1413.12" calcext:value-type="float">
            <text:p>1413,12</text:p>
          </table:table-cell>
          <table:table-cell office:value-type="float" office:value="8323" calcext:value-type="float">
            <text:p>8323</text:p>
          </table:table-cell>
        </table:table-row>
        <table:table-row table:style-name="ro1">
          <table:table-cell table:formula="of:=[.A346]+4.096" office:value-type="float" office:value="1417.216" calcext:value-type="float">
            <text:p>1417,216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table:formula="of:=[.A347]+4.096" office:value-type="float" office:value="1421.312" calcext:value-type="float">
            <text:p>1421,312</text:p>
          </table:table-cell>
          <table:table-cell office:value-type="float" office:value="8321" calcext:value-type="float">
            <text:p>8321</text:p>
          </table:table-cell>
        </table:table-row>
        <table:table-row table:style-name="ro1">
          <table:table-cell table:formula="of:=[.A348]+4.096" office:value-type="float" office:value="1425.408" calcext:value-type="float">
            <text:p>1425,408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table:formula="of:=[.A349]+4.096" office:value-type="float" office:value="1429.504" calcext:value-type="float">
            <text:p>1429,504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table:formula="of:=[.A350]+4.096" office:value-type="float" office:value="1433.6" calcext:value-type="float">
            <text:p>1433,6</text:p>
          </table:table-cell>
          <table:table-cell office:value-type="float" office:value="8377" calcext:value-type="float">
            <text:p>8377</text:p>
          </table:table-cell>
        </table:table-row>
        <table:table-row table:style-name="ro1">
          <table:table-cell table:formula="of:=[.A351]+4.096" office:value-type="float" office:value="1437.696" calcext:value-type="float">
            <text:p>1437,696</text:p>
          </table:table-cell>
          <table:table-cell office:value-type="float" office:value="8443" calcext:value-type="float">
            <text:p>8443</text:p>
          </table:table-cell>
        </table:table-row>
        <table:table-row table:style-name="ro1">
          <table:table-cell table:formula="of:=[.A352]+4.096" office:value-type="float" office:value="1441.792" calcext:value-type="float">
            <text:p>1441,792</text:p>
          </table:table-cell>
          <table:table-cell office:value-type="float" office:value="8445" calcext:value-type="float">
            <text:p>8445</text:p>
          </table:table-cell>
        </table:table-row>
        <table:table-row table:style-name="ro1">
          <table:table-cell table:formula="of:=[.A353]+4.096" office:value-type="float" office:value="1445.888" calcext:value-type="float">
            <text:p>1445,888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table:formula="of:=[.A354]+4.096" office:value-type="float" office:value="1449.984" calcext:value-type="float">
            <text:p>1449,984</text:p>
          </table:table-cell>
          <table:table-cell office:value-type="float" office:value="8445" calcext:value-type="float">
            <text:p>8445</text:p>
          </table:table-cell>
        </table:table-row>
        <table:table-row table:style-name="ro1">
          <table:table-cell table:formula="of:=[.A355]+4.096" office:value-type="float" office:value="1454.08" calcext:value-type="float">
            <text:p>1454,08</text:p>
          </table:table-cell>
          <table:table-cell office:value-type="float" office:value="8445" calcext:value-type="float">
            <text:p>8445</text:p>
          </table:table-cell>
        </table:table-row>
        <table:table-row table:style-name="ro1">
          <table:table-cell table:formula="of:=[.A356]+4.096" office:value-type="float" office:value="1458.176" calcext:value-type="float">
            <text:p>1458,176</text:p>
          </table:table-cell>
          <table:table-cell office:value-type="float" office:value="8377" calcext:value-type="float">
            <text:p>8377</text:p>
          </table:table-cell>
        </table:table-row>
        <table:table-row table:style-name="ro1">
          <table:table-cell table:formula="of:=[.A357]+4.096" office:value-type="float" office:value="1462.272" calcext:value-type="float">
            <text:p>1462,272</text:p>
          </table:table-cell>
          <table:table-cell office:value-type="float" office:value="8442" calcext:value-type="float">
            <text:p>8442</text:p>
          </table:table-cell>
        </table:table-row>
        <table:table-row table:style-name="ro1">
          <table:table-cell table:formula="of:=[.A358]+4.096" office:value-type="float" office:value="1466.368" calcext:value-type="float">
            <text:p>1466,368</text:p>
          </table:table-cell>
          <table:table-cell office:value-type="float" office:value="8377" calcext:value-type="float">
            <text:p>8377</text:p>
          </table:table-cell>
        </table:table-row>
        <table:table-row table:style-name="ro1">
          <table:table-cell table:formula="of:=[.A359]+4.096" office:value-type="float" office:value="1470.464" calcext:value-type="float">
            <text:p>1470,464</text:p>
          </table:table-cell>
          <table:table-cell office:value-type="float" office:value="8441" calcext:value-type="float">
            <text:p>8441</text:p>
          </table:table-cell>
        </table:table-row>
        <table:table-row table:style-name="ro1">
          <table:table-cell table:formula="of:=[.A360]+4.096" office:value-type="float" office:value="1474.56" calcext:value-type="float">
            <text:p>1474,56</text:p>
          </table:table-cell>
          <table:table-cell office:value-type="float" office:value="8441" calcext:value-type="float">
            <text:p>8441</text:p>
          </table:table-cell>
        </table:table-row>
        <table:table-row table:style-name="ro1">
          <table:table-cell table:formula="of:=[.A361]+4.096" office:value-type="float" office:value="1478.656" calcext:value-type="float">
            <text:p>1478,656</text:p>
          </table:table-cell>
          <table:table-cell office:value-type="float" office:value="8447" calcext:value-type="float">
            <text:p>8447</text:p>
          </table:table-cell>
        </table:table-row>
        <table:table-row table:style-name="ro1">
          <table:table-cell table:formula="of:=[.A362]+4.096" office:value-type="float" office:value="1482.752" calcext:value-type="float">
            <text:p>1482,752</text:p>
          </table:table-cell>
          <table:table-cell office:value-type="float" office:value="8445" calcext:value-type="float">
            <text:p>8445</text:p>
          </table:table-cell>
        </table:table-row>
        <table:table-row table:style-name="ro1">
          <table:table-cell table:formula="of:=[.A363]+4.096" office:value-type="float" office:value="1486.848" calcext:value-type="float">
            <text:p>1486,848</text:p>
          </table:table-cell>
          <table:table-cell office:value-type="float" office:value="8378" calcext:value-type="float">
            <text:p>8378</text:p>
          </table:table-cell>
        </table:table-row>
        <table:table-row table:style-name="ro1">
          <table:table-cell table:formula="of:=[.A364]+4.096" office:value-type="float" office:value="1490.944" calcext:value-type="float">
            <text:p>1490,944</text:p>
          </table:table-cell>
          <table:table-cell office:value-type="float" office:value="8380" calcext:value-type="float">
            <text:p>8380</text:p>
          </table:table-cell>
        </table:table-row>
        <table:table-row table:style-name="ro1">
          <table:table-cell table:formula="of:=[.A365]+4.096" office:value-type="float" office:value="1495.04" calcext:value-type="float">
            <text:p>1495,04</text:p>
          </table:table-cell>
          <table:table-cell office:value-type="float" office:value="8382" calcext:value-type="float">
            <text:p>8382</text:p>
          </table:table-cell>
        </table:table-row>
        <table:table-row table:style-name="ro1">
          <table:table-cell table:formula="of:=[.A366]+4.096" office:value-type="float" office:value="1499.136" calcext:value-type="float">
            <text:p>1499,136</text:p>
          </table:table-cell>
          <table:table-cell office:value-type="float" office:value="8380" calcext:value-type="float">
            <text:p>8380</text:p>
          </table:table-cell>
        </table:table-row>
        <table:table-row table:style-name="ro1">
          <table:table-cell table:formula="of:=[.A367]+4.096" office:value-type="float" office:value="1503.232" calcext:value-type="float">
            <text:p>1503,232</text:p>
          </table:table-cell>
          <table:table-cell office:value-type="float" office:value="8381" calcext:value-type="float">
            <text:p>8381</text:p>
          </table:table-cell>
        </table:table-row>
        <table:table-row table:style-name="ro1">
          <table:table-cell table:formula="of:=[.A368]+4.096" office:value-type="float" office:value="1507.328" calcext:value-type="float">
            <text:p>1507,328</text:p>
          </table:table-cell>
          <table:table-cell office:value-type="float" office:value="8447" calcext:value-type="float">
            <text:p>8447</text:p>
          </table:table-cell>
        </table:table-row>
        <table:table-row table:style-name="ro1">
          <table:table-cell table:formula="of:=[.A369]+4.096" office:value-type="float" office:value="1511.424" calcext:value-type="float">
            <text:p>1511,424</text:p>
          </table:table-cell>
          <table:table-cell office:value-type="float" office:value="8383" calcext:value-type="float">
            <text:p>8383</text:p>
          </table:table-cell>
        </table:table-row>
        <table:table-row table:style-name="ro1">
          <table:table-cell table:formula="of:=[.A370]+4.096" office:value-type="float" office:value="1515.52" calcext:value-type="float">
            <text:p>1515,52</text:p>
          </table:table-cell>
          <table:table-cell office:value-type="float" office:value="8380" calcext:value-type="float">
            <text:p>8380</text:p>
          </table:table-cell>
        </table:table-row>
        <table:table-row table:style-name="ro1">
          <table:table-cell table:formula="of:=[.A371]+4.096" office:value-type="float" office:value="1519.616" calcext:value-type="float">
            <text:p>1519,616</text:p>
          </table:table-cell>
          <table:table-cell office:value-type="float" office:value="8378" calcext:value-type="float">
            <text:p>8378</text:p>
          </table:table-cell>
        </table:table-row>
        <table:table-row table:style-name="ro1">
          <table:table-cell table:formula="of:=[.A372]+4.096" office:value-type="float" office:value="1523.712" calcext:value-type="float">
            <text:p>1523,712</text:p>
          </table:table-cell>
          <table:table-cell office:value-type="float" office:value="8378" calcext:value-type="float">
            <text:p>8378</text:p>
          </table:table-cell>
        </table:table-row>
        <table:table-row table:style-name="ro1">
          <table:table-cell table:formula="of:=[.A373]+4.096" office:value-type="float" office:value="1527.808" calcext:value-type="float">
            <text:p>1527,808</text:p>
          </table:table-cell>
          <table:table-cell office:value-type="float" office:value="8382" calcext:value-type="float">
            <text:p>8382</text:p>
          </table:table-cell>
        </table:table-row>
        <table:table-row table:style-name="ro1">
          <table:table-cell table:formula="of:=[.A374]+4.096" office:value-type="float" office:value="1531.904" calcext:value-type="float">
            <text:p>1531,904</text:p>
          </table:table-cell>
          <table:table-cell office:value-type="float" office:value="8440" calcext:value-type="float">
            <text:p>8440</text:p>
          </table:table-cell>
        </table:table-row>
        <table:table-row table:style-name="ro1">
          <table:table-cell table:formula="of:=[.A375]+4.096" office:value-type="float" office:value="1536" calcext:value-type="float">
            <text:p>1536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table:formula="of:=[.A376]+4.096" office:value-type="float" office:value="1540.096" calcext:value-type="float">
            <text:p>1540,096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table:formula="of:=[.A377]+4.096" office:value-type="float" office:value="1544.192" calcext:value-type="float">
            <text:p>1544,192</text:p>
          </table:table-cell>
          <table:table-cell office:value-type="float" office:value="8441" calcext:value-type="float">
            <text:p>8441</text:p>
          </table:table-cell>
        </table:table-row>
        <table:table-row table:style-name="ro1">
          <table:table-cell table:formula="of:=[.A378]+4.096" office:value-type="float" office:value="1548.288" calcext:value-type="float">
            <text:p>1548,288</text:p>
          </table:table-cell>
          <table:table-cell office:value-type="float" office:value="8377" calcext:value-type="float">
            <text:p>8377</text:p>
          </table:table-cell>
        </table:table-row>
        <table:table-row table:style-name="ro1">
          <table:table-cell table:formula="of:=[.A379]+4.096" office:value-type="float" office:value="1552.384" calcext:value-type="float">
            <text:p>1552,384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table:formula="of:=[.A380]+4.096" office:value-type="float" office:value="1556.48" calcext:value-type="float">
            <text:p>1556,48</text:p>
          </table:table-cell>
          <table:table-cell office:value-type="float" office:value="8442" calcext:value-type="float">
            <text:p>8442</text:p>
          </table:table-cell>
        </table:table-row>
        <table:table-row table:style-name="ro1">
          <table:table-cell table:formula="of:=[.A381]+4.096" office:value-type="float" office:value="1560.576" calcext:value-type="float">
            <text:p>1560,576</text:p>
          </table:table-cell>
          <table:table-cell office:value-type="float" office:value="8378" calcext:value-type="float">
            <text:p>8378</text:p>
          </table:table-cell>
        </table:table-row>
        <table:table-row table:style-name="ro1">
          <table:table-cell table:formula="of:=[.A382]+4.096" office:value-type="float" office:value="1564.672" calcext:value-type="float">
            <text:p>1564,672</text:p>
          </table:table-cell>
          <table:table-cell office:value-type="float" office:value="8381" calcext:value-type="float">
            <text:p>8381</text:p>
          </table:table-cell>
        </table:table-row>
        <table:table-row table:style-name="ro1">
          <table:table-cell table:formula="of:=[.A383]+4.096" office:value-type="float" office:value="1568.768" calcext:value-type="float">
            <text:p>1568,768</text:p>
          </table:table-cell>
          <table:table-cell office:value-type="float" office:value="8382" calcext:value-type="float">
            <text:p>8382</text:p>
          </table:table-cell>
        </table:table-row>
        <table:table-row table:style-name="ro1">
          <table:table-cell table:formula="of:=[.A384]+4.096" office:value-type="float" office:value="1572.864" calcext:value-type="float">
            <text:p>1572,864</text:p>
          </table:table-cell>
          <table:table-cell office:value-type="float" office:value="8381" calcext:value-type="float">
            <text:p>8381</text:p>
          </table:table-cell>
        </table:table-row>
        <table:table-row table:style-name="ro1">
          <table:table-cell table:formula="of:=[.A385]+4.096" office:value-type="float" office:value="1576.96" calcext:value-type="float">
            <text:p>1576,96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table:formula="of:=[.A386]+4.096" office:value-type="float" office:value="1581.056" calcext:value-type="float">
            <text:p>1581,056</text:p>
          </table:table-cell>
          <table:table-cell office:value-type="float" office:value="8438" calcext:value-type="float">
            <text:p>8438</text:p>
          </table:table-cell>
        </table:table-row>
        <table:table-row table:style-name="ro1">
          <table:table-cell table:formula="of:=[.A387]+4.096" office:value-type="float" office:value="1585.152" calcext:value-type="float">
            <text:p>1585,152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table:formula="of:=[.A388]+4.096" office:value-type="float" office:value="1589.248" calcext:value-type="float">
            <text:p>1589,248</text:p>
          </table:table-cell>
          <table:table-cell office:value-type="float" office:value="8378" calcext:value-type="float">
            <text:p>8378</text:p>
          </table:table-cell>
        </table:table-row>
        <table:table-row table:style-name="ro1">
          <table:table-cell table:formula="of:=[.A389]+4.096" office:value-type="float" office:value="1593.344" calcext:value-type="float">
            <text:p>1593,344</text:p>
          </table:table-cell>
          <table:table-cell office:value-type="float" office:value="8377" calcext:value-type="float">
            <text:p>8377</text:p>
          </table:table-cell>
        </table:table-row>
        <table:table-row table:style-name="ro1">
          <table:table-cell table:formula="of:=[.A390]+4.096" office:value-type="float" office:value="1597.44" calcext:value-type="float">
            <text:p>1597,44</text:p>
          </table:table-cell>
          <table:table-cell office:value-type="float" office:value="8443" calcext:value-type="float">
            <text:p>8443</text:p>
          </table:table-cell>
        </table:table-row>
        <table:table-row table:style-name="ro1">
          <table:table-cell table:formula="of:=[.A391]+4.096" office:value-type="float" office:value="1601.536" calcext:value-type="float">
            <text:p>1601,536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table:formula="of:=[.A392]+4.096" office:value-type="float" office:value="1605.632" calcext:value-type="float">
            <text:p>1605,632</text:p>
          </table:table-cell>
          <table:table-cell office:value-type="float" office:value="8440" calcext:value-type="float">
            <text:p>8440</text:p>
          </table:table-cell>
        </table:table-row>
        <table:table-row table:style-name="ro1">
          <table:table-cell table:formula="of:=[.A393]+4.096" office:value-type="float" office:value="1609.728" calcext:value-type="float">
            <text:p>1609,728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table:formula="of:=[.A394]+4.096" office:value-type="float" office:value="1613.824" calcext:value-type="float">
            <text:p>1613,824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table:formula="of:=[.A395]+4.096" office:value-type="float" office:value="1617.92" calcext:value-type="float">
            <text:p>1617,92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table:formula="of:=[.A396]+4.096" office:value-type="float" office:value="1622.016" calcext:value-type="float">
            <text:p>1622,016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table:formula="of:=[.A397]+4.096" office:value-type="float" office:value="1626.112" calcext:value-type="float">
            <text:p>1626,112</text:p>
          </table:table-cell>
          <table:table-cell office:value-type="float" office:value="8383" calcext:value-type="float">
            <text:p>8383</text:p>
          </table:table-cell>
        </table:table-row>
        <table:table-row table:style-name="ro1">
          <table:table-cell table:formula="of:=[.A398]+4.096" office:value-type="float" office:value="1630.208" calcext:value-type="float">
            <text:p>1630,208</text:p>
          </table:table-cell>
          <table:table-cell office:value-type="float" office:value="8383" calcext:value-type="float">
            <text:p>8383</text:p>
          </table:table-cell>
        </table:table-row>
        <table:table-row table:style-name="ro1">
          <table:table-cell table:formula="of:=[.A399]+4.096" office:value-type="float" office:value="1634.304" calcext:value-type="float">
            <text:p>1634,304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table:formula="of:=[.A400]+4.096" office:value-type="float" office:value="1638.4" calcext:value-type="float">
            <text:p>1638,4</text:p>
          </table:table-cell>
          <table:table-cell office:value-type="float" office:value="8384" calcext:value-type="float">
            <text:p>8384</text:p>
          </table:table-cell>
        </table:table-row>
        <table:table-row table:style-name="ro1">
          <table:table-cell table:formula="of:=[.A401]+4.096" office:value-type="float" office:value="1642.496" calcext:value-type="float">
            <text:p>1642,496</text:p>
          </table:table-cell>
          <table:table-cell office:value-type="float" office:value="8443" calcext:value-type="float">
            <text:p>8443</text:p>
          </table:table-cell>
        </table:table-row>
        <table:table-row table:style-name="ro1">
          <table:table-cell table:formula="of:=[.A402]+4.096" office:value-type="float" office:value="1646.592" calcext:value-type="float">
            <text:p>1646,592</text:p>
          </table:table-cell>
          <table:table-cell office:value-type="float" office:value="8440" calcext:value-type="float">
            <text:p>8440</text:p>
          </table:table-cell>
        </table:table-row>
        <table:table-row table:style-name="ro1">
          <table:table-cell table:formula="of:=[.A403]+4.096" office:value-type="float" office:value="1650.688" calcext:value-type="float">
            <text:p>1650,688</text:p>
          </table:table-cell>
          <table:table-cell office:value-type="float" office:value="8446" calcext:value-type="float">
            <text:p>8446</text:p>
          </table:table-cell>
        </table:table-row>
        <table:table-row table:style-name="ro1">
          <table:table-cell table:formula="of:=[.A404]+4.096" office:value-type="float" office:value="1654.784" calcext:value-type="float">
            <text:p>1654,784</text:p>
          </table:table-cell>
          <table:table-cell office:value-type="float" office:value="8441" calcext:value-type="float">
            <text:p>8441</text:p>
          </table:table-cell>
        </table:table-row>
        <table:table-row table:style-name="ro1">
          <table:table-cell table:formula="of:=[.A405]+4.096" office:value-type="float" office:value="1658.88" calcext:value-type="float">
            <text:p>1658,88</text:p>
          </table:table-cell>
          <table:table-cell office:value-type="float" office:value="8376" calcext:value-type="float">
            <text:p>8376</text:p>
          </table:table-cell>
        </table:table-row>
        <table:table-row table:style-name="ro1">
          <table:table-cell table:formula="of:=[.A406]+4.096" office:value-type="float" office:value="1662.976" calcext:value-type="float">
            <text:p>1662,976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table:formula="of:=[.A407]+4.096" office:value-type="float" office:value="1667.072" calcext:value-type="float">
            <text:p>1667,072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table:formula="of:=[.A408]+4.096" office:value-type="float" office:value="1671.168" calcext:value-type="float">
            <text:p>1671,168</text:p>
          </table:table-cell>
          <table:table-cell office:value-type="float" office:value="8442" calcext:value-type="float">
            <text:p>8442</text:p>
          </table:table-cell>
        </table:table-row>
        <table:table-row table:style-name="ro1">
          <table:table-cell table:formula="of:=[.A409]+4.096" office:value-type="float" office:value="1675.264" calcext:value-type="float">
            <text:p>1675,264</text:p>
          </table:table-cell>
          <table:table-cell office:value-type="float" office:value="8380" calcext:value-type="float">
            <text:p>8380</text:p>
          </table:table-cell>
        </table:table-row>
        <table:table-row table:style-name="ro1">
          <table:table-cell table:formula="of:=[.A410]+4.096" office:value-type="float" office:value="1679.36" calcext:value-type="float">
            <text:p>1679,36</text:p>
          </table:table-cell>
          <table:table-cell office:value-type="float" office:value="8438" calcext:value-type="float">
            <text:p>8438</text:p>
          </table:table-cell>
        </table:table-row>
        <table:table-row table:style-name="ro1">
          <table:table-cell table:formula="of:=[.A411]+4.096" office:value-type="float" office:value="1683.456" calcext:value-type="float">
            <text:p>1683,456</text:p>
          </table:table-cell>
          <table:table-cell office:value-type="float" office:value="8445" calcext:value-type="float">
            <text:p>8445</text:p>
          </table:table-cell>
        </table:table-row>
        <table:table-row table:style-name="ro1">
          <table:table-cell table:formula="of:=[.A412]+4.096" office:value-type="float" office:value="1687.552" calcext:value-type="float">
            <text:p>1687,552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table:formula="of:=[.A413]+4.096" office:value-type="float" office:value="1691.648" calcext:value-type="float">
            <text:p>1691,648</text:p>
          </table:table-cell>
          <table:table-cell office:value-type="float" office:value="8383" calcext:value-type="float">
            <text:p>8383</text:p>
          </table:table-cell>
        </table:table-row>
        <table:table-row table:style-name="ro1">
          <table:table-cell table:formula="of:=[.A414]+4.096" office:value-type="float" office:value="1695.744" calcext:value-type="float">
            <text:p>1695,744</text:p>
          </table:table-cell>
          <table:table-cell office:value-type="float" office:value="8382" calcext:value-type="float">
            <text:p>8382</text:p>
          </table:table-cell>
        </table:table-row>
        <table:table-row table:style-name="ro1">
          <table:table-cell table:formula="of:=[.A415]+4.096" office:value-type="float" office:value="1699.84" calcext:value-type="float">
            <text:p>1699,84</text:p>
          </table:table-cell>
          <table:table-cell office:value-type="float" office:value="8381" calcext:value-type="float">
            <text:p>8381</text:p>
          </table:table-cell>
        </table:table-row>
        <table:table-row table:style-name="ro1">
          <table:table-cell table:formula="of:=[.A416]+4.096" office:value-type="float" office:value="1703.936" calcext:value-type="float">
            <text:p>1703,936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table:formula="of:=[.A417]+4.096" office:value-type="float" office:value="1708.032" calcext:value-type="float">
            <text:p>1708,032</text:p>
          </table:table-cell>
          <table:table-cell office:value-type="float" office:value="8383" calcext:value-type="float">
            <text:p>8383</text:p>
          </table:table-cell>
        </table:table-row>
        <table:table-row table:style-name="ro1">
          <table:table-cell table:formula="of:=[.A418]+4.096" office:value-type="float" office:value="1712.128" calcext:value-type="float">
            <text:p>1712,128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table:formula="of:=[.A419]+4.096" office:value-type="float" office:value="1716.224" calcext:value-type="float">
            <text:p>1716,224</text:p>
          </table:table-cell>
          <table:table-cell office:value-type="float" office:value="8382" calcext:value-type="float">
            <text:p>8382</text:p>
          </table:table-cell>
        </table:table-row>
        <table:table-row table:style-name="ro1">
          <table:table-cell table:formula="of:=[.A420]+4.096" office:value-type="float" office:value="1720.32" calcext:value-type="float">
            <text:p>1720,32</text:p>
          </table:table-cell>
          <table:table-cell office:value-type="float" office:value="8442" calcext:value-type="float">
            <text:p>8442</text:p>
          </table:table-cell>
        </table:table-row>
        <table:table-row table:style-name="ro1">
          <table:table-cell table:formula="of:=[.A421]+4.096" office:value-type="float" office:value="1724.416" calcext:value-type="float">
            <text:p>1724,416</text:p>
          </table:table-cell>
          <table:table-cell office:value-type="float" office:value="8378" calcext:value-type="float">
            <text:p>8378</text:p>
          </table:table-cell>
        </table:table-row>
        <table:table-row table:style-name="ro1">
          <table:table-cell table:formula="of:=[.A422]+4.096" office:value-type="float" office:value="1728.512" calcext:value-type="float">
            <text:p>1728,512</text:p>
          </table:table-cell>
          <table:table-cell office:value-type="float" office:value="8442" calcext:value-type="float">
            <text:p>8442</text:p>
          </table:table-cell>
        </table:table-row>
        <table:table-row table:style-name="ro1">
          <table:table-cell table:formula="of:=[.A423]+4.096" office:value-type="float" office:value="1732.608" calcext:value-type="float">
            <text:p>1732,608</text:p>
          </table:table-cell>
          <table:table-cell office:value-type="float" office:value="8378" calcext:value-type="float">
            <text:p>8378</text:p>
          </table:table-cell>
        </table:table-row>
        <table:table-row table:style-name="ro1">
          <table:table-cell table:formula="of:=[.A424]+4.096" office:value-type="float" office:value="1736.704" calcext:value-type="float">
            <text:p>1736,704</text:p>
          </table:table-cell>
          <table:table-cell office:value-type="float" office:value="8441" calcext:value-type="float">
            <text:p>8441</text:p>
          </table:table-cell>
        </table:table-row>
        <table:table-row table:style-name="ro1">
          <table:table-cell table:formula="of:=[.A425]+4.096" office:value-type="float" office:value="1740.8" calcext:value-type="float">
            <text:p>1740,8</text:p>
          </table:table-cell>
          <table:table-cell office:value-type="float" office:value="8377" calcext:value-type="float">
            <text:p>8377</text:p>
          </table:table-cell>
        </table:table-row>
        <table:table-row table:style-name="ro1">
          <table:table-cell table:formula="of:=[.A426]+4.096" office:value-type="float" office:value="1744.896" calcext:value-type="float">
            <text:p>1744,896</text:p>
          </table:table-cell>
          <table:table-cell office:value-type="float" office:value="8445" calcext:value-type="float">
            <text:p>8445</text:p>
          </table:table-cell>
        </table:table-row>
        <table:table-row table:style-name="ro1">
          <table:table-cell table:formula="of:=[.A427]+4.096" office:value-type="float" office:value="1748.992" calcext:value-type="float">
            <text:p>1748,992</text:p>
          </table:table-cell>
          <table:table-cell office:value-type="float" office:value="8446" calcext:value-type="float">
            <text:p>8446</text:p>
          </table:table-cell>
        </table:table-row>
        <table:table-row table:style-name="ro1">
          <table:table-cell table:formula="of:=[.A428]+4.096" office:value-type="float" office:value="1753.088" calcext:value-type="float">
            <text:p>1753,088</text:p>
          </table:table-cell>
          <table:table-cell office:value-type="float" office:value="8438" calcext:value-type="float">
            <text:p>8438</text:p>
          </table:table-cell>
        </table:table-row>
        <table:table-row table:style-name="ro1">
          <table:table-cell table:formula="of:=[.A429]+4.096" office:value-type="float" office:value="1757.184" calcext:value-type="float">
            <text:p>1757,184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table:formula="of:=[.A430]+4.096" office:value-type="float" office:value="1761.28" calcext:value-type="float">
            <text:p>1761,28</text:p>
          </table:table-cell>
          <table:table-cell office:value-type="float" office:value="8441" calcext:value-type="float">
            <text:p>8441</text:p>
          </table:table-cell>
        </table:table-row>
        <table:table-row table:style-name="ro1">
          <table:table-cell table:formula="of:=[.A431]+4.096" office:value-type="float" office:value="1765.376" calcext:value-type="float">
            <text:p>1765,376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table:formula="of:=[.A432]+4.096" office:value-type="float" office:value="1769.472" calcext:value-type="float">
            <text:p>1769,472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table:formula="of:=[.A433]+4.096" office:value-type="float" office:value="1773.568" calcext:value-type="float">
            <text:p>1773,568</text:p>
          </table:table-cell>
          <table:table-cell office:value-type="float" office:value="8375" calcext:value-type="float">
            <text:p>8375</text:p>
          </table:table-cell>
        </table:table-row>
        <table:table-row table:style-name="ro1">
          <table:table-cell table:formula="of:=[.A434]+4.096" office:value-type="float" office:value="1777.664" calcext:value-type="float">
            <text:p>1777,664</text:p>
          </table:table-cell>
          <table:table-cell office:value-type="float" office:value="8377" calcext:value-type="float">
            <text:p>8377</text:p>
          </table:table-cell>
        </table:table-row>
        <table:table-row table:style-name="ro1">
          <table:table-cell table:formula="of:=[.A435]+4.096" office:value-type="float" office:value="1781.76" calcext:value-type="float">
            <text:p>1781,76</text:p>
          </table:table-cell>
          <table:table-cell office:value-type="float" office:value="8443" calcext:value-type="float">
            <text:p>8443</text:p>
          </table:table-cell>
        </table:table-row>
        <table:table-row table:style-name="ro1">
          <table:table-cell table:formula="of:=[.A436]+4.096" office:value-type="float" office:value="1785.856" calcext:value-type="float">
            <text:p>1785,856</text:p>
          </table:table-cell>
          <table:table-cell office:value-type="float" office:value="8438" calcext:value-type="float">
            <text:p>8438</text:p>
          </table:table-cell>
        </table:table-row>
        <table:table-row table:style-name="ro1">
          <table:table-cell table:formula="of:=[.A437]+4.096" office:value-type="float" office:value="1789.952" calcext:value-type="float">
            <text:p>1789,952</text:p>
          </table:table-cell>
          <table:table-cell office:value-type="float" office:value="8376" calcext:value-type="float">
            <text:p>8376</text:p>
          </table:table-cell>
        </table:table-row>
        <table:table-row table:style-name="ro1">
          <table:table-cell table:formula="of:=[.A438]+4.096" office:value-type="float" office:value="1794.048" calcext:value-type="float">
            <text:p>1794,048</text:p>
          </table:table-cell>
          <table:table-cell office:value-type="float" office:value="8443" calcext:value-type="float">
            <text:p>8443</text:p>
          </table:table-cell>
        </table:table-row>
        <table:table-row table:style-name="ro1">
          <table:table-cell table:formula="of:=[.A439]+4.096" office:value-type="float" office:value="1798.144" calcext:value-type="float">
            <text:p>1798,144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table:formula="of:=[.A440]+4.096" office:value-type="float" office:value="1802.24" calcext:value-type="float">
            <text:p>1802,24</text:p>
          </table:table-cell>
          <table:table-cell office:value-type="float" office:value="8378" calcext:value-type="float">
            <text:p>8378</text:p>
          </table:table-cell>
        </table:table-row>
        <table:table-row table:style-name="ro1">
          <table:table-cell table:formula="of:=[.A441]+4.096" office:value-type="float" office:value="1806.336" calcext:value-type="float">
            <text:p>1806,336</text:p>
          </table:table-cell>
          <table:table-cell office:value-type="float" office:value="8375" calcext:value-type="float">
            <text:p>8375</text:p>
          </table:table-cell>
        </table:table-row>
        <table:table-row table:style-name="ro1">
          <table:table-cell table:formula="of:=[.A442]+4.096" office:value-type="float" office:value="1810.432" calcext:value-type="float">
            <text:p>1810,432</text:p>
          </table:table-cell>
          <table:table-cell office:value-type="float" office:value="8378" calcext:value-type="float">
            <text:p>8378</text:p>
          </table:table-cell>
        </table:table-row>
        <table:table-row table:style-name="ro1">
          <table:table-cell table:formula="of:=[.A443]+4.096" office:value-type="float" office:value="1814.528" calcext:value-type="float">
            <text:p>1814,528</text:p>
          </table:table-cell>
          <table:table-cell office:value-type="float" office:value="8442" calcext:value-type="float">
            <text:p>8442</text:p>
          </table:table-cell>
        </table:table-row>
        <table:table-row table:style-name="ro1">
          <table:table-cell table:formula="of:=[.A444]+4.096" office:value-type="float" office:value="1818.624" calcext:value-type="float">
            <text:p>1818,624</text:p>
          </table:table-cell>
          <table:table-cell office:value-type="float" office:value="8440" calcext:value-type="float">
            <text:p>8440</text:p>
          </table:table-cell>
        </table:table-row>
        <table:table-row table:style-name="ro1">
          <table:table-cell table:formula="of:=[.A445]+4.096" office:value-type="float" office:value="1822.72" calcext:value-type="float">
            <text:p>1822,72</text:p>
          </table:table-cell>
          <table:table-cell office:value-type="float" office:value="8376" calcext:value-type="float">
            <text:p>8376</text:p>
          </table:table-cell>
        </table:table-row>
        <table:table-row table:style-name="ro1">
          <table:table-cell table:formula="of:=[.A446]+4.096" office:value-type="float" office:value="1826.816" calcext:value-type="float">
            <text:p>1826,816</text:p>
          </table:table-cell>
          <table:table-cell office:value-type="float" office:value="8374" calcext:value-type="float">
            <text:p>8374</text:p>
          </table:table-cell>
        </table:table-row>
        <table:table-row table:style-name="ro1">
          <table:table-cell table:formula="of:=[.A447]+4.096" office:value-type="float" office:value="1830.912" calcext:value-type="float">
            <text:p>1830,912</text:p>
          </table:table-cell>
          <table:table-cell office:value-type="float" office:value="8445" calcext:value-type="float">
            <text:p>8445</text:p>
          </table:table-cell>
        </table:table-row>
        <table:table-row table:style-name="ro1">
          <table:table-cell table:formula="of:=[.A448]+4.096" office:value-type="float" office:value="1835.008" calcext:value-type="float">
            <text:p>1835,008</text:p>
          </table:table-cell>
          <table:table-cell office:value-type="float" office:value="8376" calcext:value-type="float">
            <text:p>8376</text:p>
          </table:table-cell>
        </table:table-row>
        <table:table-row table:style-name="ro1">
          <table:table-cell table:formula="of:=[.A449]+4.096" office:value-type="float" office:value="1839.104" calcext:value-type="float">
            <text:p>1839,104</text:p>
          </table:table-cell>
          <table:table-cell office:value-type="float" office:value="8378" calcext:value-type="float">
            <text:p>8378</text:p>
          </table:table-cell>
        </table:table-row>
        <table:table-row table:style-name="ro1">
          <table:table-cell table:formula="of:=[.A450]+4.096" office:value-type="float" office:value="1843.2" calcext:value-type="float">
            <text:p>1843,2</text:p>
          </table:table-cell>
          <table:table-cell office:value-type="float" office:value="8441" calcext:value-type="float">
            <text:p>8441</text:p>
          </table:table-cell>
        </table:table-row>
        <table:table-row table:style-name="ro1">
          <table:table-cell table:formula="of:=[.A451]+4.096" office:value-type="float" office:value="1847.296" calcext:value-type="float">
            <text:p>1847,296</text:p>
          </table:table-cell>
          <table:table-cell office:value-type="float" office:value="8378" calcext:value-type="float">
            <text:p>8378</text:p>
          </table:table-cell>
        </table:table-row>
        <table:table-row table:style-name="ro1">
          <table:table-cell table:formula="of:=[.A452]+4.096" office:value-type="float" office:value="1851.392" calcext:value-type="float">
            <text:p>1851,392</text:p>
          </table:table-cell>
          <table:table-cell office:value-type="float" office:value="8380" calcext:value-type="float">
            <text:p>8380</text:p>
          </table:table-cell>
        </table:table-row>
        <table:table-row table:style-name="ro1">
          <table:table-cell table:formula="of:=[.A453]+4.096" office:value-type="float" office:value="1855.488" calcext:value-type="float">
            <text:p>1855,488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table:formula="of:=[.A454]+4.096" office:value-type="float" office:value="1859.584" calcext:value-type="float">
            <text:p>1859,584</text:p>
          </table:table-cell>
          <table:table-cell office:value-type="float" office:value="8380" calcext:value-type="float">
            <text:p>8380</text:p>
          </table:table-cell>
        </table:table-row>
        <table:table-row table:style-name="ro1">
          <table:table-cell table:formula="of:=[.A455]+4.096" office:value-type="float" office:value="1863.68" calcext:value-type="float">
            <text:p>1863,68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table:formula="of:=[.A456]+4.096" office:value-type="float" office:value="1867.776" calcext:value-type="float">
            <text:p>1867,776</text:p>
          </table:table-cell>
          <table:table-cell office:value-type="float" office:value="8375" calcext:value-type="float">
            <text:p>8375</text:p>
          </table:table-cell>
        </table:table-row>
        <table:table-row table:style-name="ro1">
          <table:table-cell table:formula="of:=[.A457]+4.096" office:value-type="float" office:value="1871.872" calcext:value-type="float">
            <text:p>1871,872</text:p>
          </table:table-cell>
          <table:table-cell office:value-type="float" office:value="8445" calcext:value-type="float">
            <text:p>8445</text:p>
          </table:table-cell>
        </table:table-row>
        <table:table-row table:style-name="ro1">
          <table:table-cell table:formula="of:=[.A458]+4.096" office:value-type="float" office:value="1875.968" calcext:value-type="float">
            <text:p>1875,968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table:formula="of:=[.A459]+4.096" office:value-type="float" office:value="1880.064" calcext:value-type="float">
            <text:p>1880,064</text:p>
          </table:table-cell>
          <table:table-cell office:value-type="float" office:value="8441" calcext:value-type="float">
            <text:p>8441</text:p>
          </table:table-cell>
        </table:table-row>
        <table:table-row table:style-name="ro1">
          <table:table-cell table:formula="of:=[.A460]+4.096" office:value-type="float" office:value="1884.16" calcext:value-type="float">
            <text:p>1884,16</text:p>
          </table:table-cell>
          <table:table-cell office:value-type="float" office:value="8439" calcext:value-type="float">
            <text:p>8439</text:p>
          </table:table-cell>
        </table:table-row>
        <table:table-row table:style-name="ro1">
          <table:table-cell table:formula="of:=[.A461]+4.096" office:value-type="float" office:value="1888.256" calcext:value-type="float">
            <text:p>1888,256</text:p>
          </table:table-cell>
          <table:table-cell office:value-type="float" office:value="8440" calcext:value-type="float">
            <text:p>8440</text:p>
          </table:table-cell>
        </table:table-row>
        <table:table-row table:style-name="ro1">
          <table:table-cell table:formula="of:=[.A462]+4.096" office:value-type="float" office:value="1892.352" calcext:value-type="float">
            <text:p>1892,352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table:formula="of:=[.A463]+4.096" office:value-type="float" office:value="1896.448" calcext:value-type="float">
            <text:p>1896,448</text:p>
          </table:table-cell>
          <table:table-cell office:value-type="float" office:value="8378" calcext:value-type="float">
            <text:p>8378</text:p>
          </table:table-cell>
        </table:table-row>
        <table:table-row table:style-name="ro1">
          <table:table-cell table:formula="of:=[.A464]+4.096" office:value-type="float" office:value="1900.544" calcext:value-type="float">
            <text:p>1900,544</text:p>
          </table:table-cell>
          <table:table-cell office:value-type="float" office:value="8440" calcext:value-type="float">
            <text:p>8440</text:p>
          </table:table-cell>
        </table:table-row>
        <table:table-row table:style-name="ro1">
          <table:table-cell table:formula="of:=[.A465]+4.096" office:value-type="float" office:value="1904.64" calcext:value-type="float">
            <text:p>1904,64</text:p>
          </table:table-cell>
          <table:table-cell office:value-type="float" office:value="8385" calcext:value-type="float">
            <text:p>8385</text:p>
          </table:table-cell>
        </table:table-row>
        <table:table-row table:style-name="ro1">
          <table:table-cell table:formula="of:=[.A466]+4.096" office:value-type="float" office:value="1908.736" calcext:value-type="float">
            <text:p>1908,736</text:p>
          </table:table-cell>
          <table:table-cell office:value-type="float" office:value="8384" calcext:value-type="float">
            <text:p>8384</text:p>
          </table:table-cell>
        </table:table-row>
        <table:table-row table:style-name="ro1">
          <table:table-cell table:formula="of:=[.A467]+4.096" office:value-type="float" office:value="1912.832" calcext:value-type="float">
            <text:p>1912,832</text:p>
          </table:table-cell>
          <table:table-cell office:value-type="float" office:value="8442" calcext:value-type="float">
            <text:p>8442</text:p>
          </table:table-cell>
        </table:table-row>
        <table:table-row table:style-name="ro1">
          <table:table-cell table:formula="of:=[.A468]+4.096" office:value-type="float" office:value="1916.928" calcext:value-type="float">
            <text:p>1916,928</text:p>
          </table:table-cell>
          <table:table-cell office:value-type="float" office:value="8443" calcext:value-type="float">
            <text:p>8443</text:p>
          </table:table-cell>
        </table:table-row>
        <table:table-row table:style-name="ro1">
          <table:table-cell table:formula="of:=[.A469]+4.096" office:value-type="float" office:value="1921.024" calcext:value-type="float">
            <text:p>1921,024</text:p>
          </table:table-cell>
          <table:table-cell office:value-type="float" office:value="8376" calcext:value-type="float">
            <text:p>8376</text:p>
          </table:table-cell>
        </table:table-row>
        <table:table-row table:style-name="ro1">
          <table:table-cell table:formula="of:=[.A470]+4.096" office:value-type="float" office:value="1925.12" calcext:value-type="float">
            <text:p>1925,12</text:p>
          </table:table-cell>
          <table:table-cell office:value-type="float" office:value="8439" calcext:value-type="float">
            <text:p>8439</text:p>
          </table:table-cell>
        </table:table-row>
        <table:table-row table:style-name="ro1">
          <table:table-cell table:formula="of:=[.A471]+4.096" office:value-type="float" office:value="1929.216" calcext:value-type="float">
            <text:p>1929,216</text:p>
          </table:table-cell>
          <table:table-cell office:value-type="float" office:value="8443" calcext:value-type="float">
            <text:p>8443</text:p>
          </table:table-cell>
        </table:table-row>
        <table:table-row table:style-name="ro1">
          <table:table-cell table:formula="of:=[.A472]+4.096" office:value-type="float" office:value="1933.312" calcext:value-type="float">
            <text:p>1933,312</text:p>
          </table:table-cell>
          <table:table-cell office:value-type="float" office:value="8443" calcext:value-type="float">
            <text:p>8443</text:p>
          </table:table-cell>
        </table:table-row>
        <table:table-row table:style-name="ro1">
          <table:table-cell table:formula="of:=[.A473]+4.096" office:value-type="float" office:value="1937.408" calcext:value-type="float">
            <text:p>1937,408</text:p>
          </table:table-cell>
          <table:table-cell office:value-type="float" office:value="8440" calcext:value-type="float">
            <text:p>8440</text:p>
          </table:table-cell>
        </table:table-row>
        <table:table-row table:style-name="ro1">
          <table:table-cell table:formula="of:=[.A474]+4.096" office:value-type="float" office:value="1941.504" calcext:value-type="float">
            <text:p>1941,504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table:formula="of:=[.A475]+4.096" office:value-type="float" office:value="1945.6" calcext:value-type="float">
            <text:p>1945,6</text:p>
          </table:table-cell>
          <table:table-cell office:value-type="float" office:value="8383" calcext:value-type="float">
            <text:p>8383</text:p>
          </table:table-cell>
        </table:table-row>
        <table:table-row table:style-name="ro1">
          <table:table-cell table:formula="of:=[.A476]+4.096" office:value-type="float" office:value="1949.696" calcext:value-type="float">
            <text:p>1949,696</text:p>
          </table:table-cell>
          <table:table-cell office:value-type="float" office:value="8378" calcext:value-type="float">
            <text:p>8378</text:p>
          </table:table-cell>
        </table:table-row>
        <table:table-row table:style-name="ro1">
          <table:table-cell table:formula="of:=[.A477]+4.096" office:value-type="float" office:value="1953.792" calcext:value-type="float">
            <text:p>1953,792</text:p>
          </table:table-cell>
          <table:table-cell office:value-type="float" office:value="8375" calcext:value-type="float">
            <text:p>8375</text:p>
          </table:table-cell>
        </table:table-row>
        <table:table-row table:style-name="ro1">
          <table:table-cell table:formula="of:=[.A478]+4.096" office:value-type="float" office:value="1957.888" calcext:value-type="float">
            <text:p>1957,888</text:p>
          </table:table-cell>
          <table:table-cell office:value-type="float" office:value="8440" calcext:value-type="float">
            <text:p>8440</text:p>
          </table:table-cell>
        </table:table-row>
        <table:table-row table:style-name="ro1">
          <table:table-cell table:formula="of:=[.A479]+4.096" office:value-type="float" office:value="1961.984" calcext:value-type="float">
            <text:p>1961,984</text:p>
          </table:table-cell>
          <table:table-cell office:value-type="float" office:value="8445" calcext:value-type="float">
            <text:p>8445</text:p>
          </table:table-cell>
        </table:table-row>
        <table:table-row table:style-name="ro1">
          <table:table-cell table:formula="of:=[.A480]+4.096" office:value-type="float" office:value="1966.08" calcext:value-type="float">
            <text:p>1966,08</text:p>
          </table:table-cell>
          <table:table-cell office:value-type="float" office:value="8443" calcext:value-type="float">
            <text:p>8443</text:p>
          </table:table-cell>
        </table:table-row>
        <table:table-row table:style-name="ro1">
          <table:table-cell table:formula="of:=[.A481]+4.096" office:value-type="float" office:value="1970.176" calcext:value-type="float">
            <text:p>1970,176</text:p>
          </table:table-cell>
          <table:table-cell office:value-type="float" office:value="8442" calcext:value-type="float">
            <text:p>8442</text:p>
          </table:table-cell>
        </table:table-row>
        <table:table-row table:style-name="ro1">
          <table:table-cell table:formula="of:=[.A482]+4.096" office:value-type="float" office:value="1974.272" calcext:value-type="float">
            <text:p>1974,272</text:p>
          </table:table-cell>
          <table:table-cell office:value-type="float" office:value="8442" calcext:value-type="float">
            <text:p>8442</text:p>
          </table:table-cell>
        </table:table-row>
        <table:table-row table:style-name="ro1">
          <table:table-cell table:formula="of:=[.A483]+4.096" office:value-type="float" office:value="1978.368" calcext:value-type="float">
            <text:p>1978,368</text:p>
          </table:table-cell>
          <table:table-cell office:value-type="float" office:value="8374" calcext:value-type="float">
            <text:p>8374</text:p>
          </table:table-cell>
        </table:table-row>
        <table:table-row table:style-name="ro1">
          <table:table-cell table:formula="of:=[.A484]+4.096" office:value-type="float" office:value="1982.464" calcext:value-type="float">
            <text:p>1982,464</text:p>
          </table:table-cell>
          <table:table-cell office:value-type="float" office:value="8377" calcext:value-type="float">
            <text:p>8377</text:p>
          </table:table-cell>
        </table:table-row>
        <table:table-row table:style-name="ro1">
          <table:table-cell table:formula="of:=[.A485]+4.096" office:value-type="float" office:value="1986.56" calcext:value-type="float">
            <text:p>1986,56</text:p>
          </table:table-cell>
          <table:table-cell office:value-type="float" office:value="8378" calcext:value-type="float">
            <text:p>8378</text:p>
          </table:table-cell>
        </table:table-row>
        <table:table-row table:style-name="ro1">
          <table:table-cell table:formula="of:=[.A486]+4.096" office:value-type="float" office:value="1990.656" calcext:value-type="float">
            <text:p>1990,656</text:p>
          </table:table-cell>
          <table:table-cell office:value-type="float" office:value="8435" calcext:value-type="float">
            <text:p>8435</text:p>
          </table:table-cell>
        </table:table-row>
        <table:table-row table:style-name="ro1">
          <table:table-cell table:formula="of:=[.A487]+4.096" office:value-type="float" office:value="1994.752" calcext:value-type="float">
            <text:p>1994,752</text:p>
          </table:table-cell>
          <table:table-cell office:value-type="float" office:value="8445" calcext:value-type="float">
            <text:p>8445</text:p>
          </table:table-cell>
        </table:table-row>
        <table:table-row table:style-name="ro1">
          <table:table-cell table:formula="of:=[.A488]+4.096" office:value-type="float" office:value="1998.848" calcext:value-type="float">
            <text:p>1998,848</text:p>
          </table:table-cell>
          <table:table-cell office:value-type="float" office:value="8327" calcext:value-type="float">
            <text:p>8327</text:p>
          </table:table-cell>
        </table:table-row>
        <table:table-row table:style-name="ro1">
          <table:table-cell table:formula="of:=[.A489]+4.096" office:value-type="float" office:value="2002.944" calcext:value-type="float">
            <text:p>2002,944</text:p>
          </table:table-cell>
          <table:table-cell office:value-type="float" office:value="8439" calcext:value-type="float">
            <text:p>8439</text:p>
          </table:table-cell>
        </table:table-row>
        <table:table-row table:style-name="ro1">
          <table:table-cell table:formula="of:=[.A490]+4.096" office:value-type="float" office:value="2007.04" calcext:value-type="float">
            <text:p>2007,04</text:p>
          </table:table-cell>
          <table:table-cell office:value-type="float" office:value="8457" calcext:value-type="float">
            <text:p>8457</text:p>
          </table:table-cell>
        </table:table-row>
        <table:table-row table:style-name="ro1">
          <table:table-cell table:formula="of:=[.A491]+4.096" office:value-type="float" office:value="2011.136" calcext:value-type="float">
            <text:p>2011,136</text:p>
          </table:table-cell>
          <table:table-cell office:value-type="float" office:value="8550" calcext:value-type="float">
            <text:p>8550</text:p>
          </table:table-cell>
        </table:table-row>
        <table:table-row table:style-name="ro1">
          <table:table-cell table:formula="of:=[.A492]+4.096" office:value-type="float" office:value="2015.232" calcext:value-type="float">
            <text:p>2015,232</text:p>
          </table:table-cell>
          <table:table-cell office:value-type="float" office:value="8651" calcext:value-type="float">
            <text:p>8651</text:p>
          </table:table-cell>
        </table:table-row>
        <table:table-row table:style-name="ro1">
          <table:table-cell table:formula="of:=[.A493]+4.096" office:value-type="float" office:value="2019.328" calcext:value-type="float">
            <text:p>2019,328</text:p>
          </table:table-cell>
          <table:table-cell office:value-type="float" office:value="8807" calcext:value-type="float">
            <text:p>8807</text:p>
          </table:table-cell>
        </table:table-row>
        <table:table-row table:style-name="ro1">
          <table:table-cell table:formula="of:=[.A494]+4.096" office:value-type="float" office:value="2023.424" calcext:value-type="float">
            <text:p>2023,424</text:p>
          </table:table-cell>
          <table:table-cell office:value-type="float" office:value="8932" calcext:value-type="float">
            <text:p>8932</text:p>
          </table:table-cell>
        </table:table-row>
        <table:table-row table:style-name="ro1">
          <table:table-cell table:formula="of:=[.A495]+4.096" office:value-type="float" office:value="2027.52" calcext:value-type="float">
            <text:p>2027,52</text:p>
          </table:table-cell>
          <table:table-cell office:value-type="float" office:value="9077" calcext:value-type="float">
            <text:p>9077</text:p>
          </table:table-cell>
        </table:table-row>
        <table:table-row table:style-name="ro1">
          <table:table-cell table:formula="of:=[.A496]+4.096" office:value-type="float" office:value="2031.616" calcext:value-type="float">
            <text:p>2031,616</text:p>
          </table:table-cell>
          <table:table-cell office:value-type="float" office:value="9182" calcext:value-type="float">
            <text:p>9182</text:p>
          </table:table-cell>
        </table:table-row>
        <table:table-row table:style-name="ro1">
          <table:table-cell table:formula="of:=[.A497]+4.096" office:value-type="float" office:value="2035.712" calcext:value-type="float">
            <text:p>2035,712</text:p>
          </table:table-cell>
          <table:table-cell office:value-type="float" office:value="9301" calcext:value-type="float">
            <text:p>9301</text:p>
          </table:table-cell>
        </table:table-row>
        <table:table-row table:style-name="ro1">
          <table:table-cell table:formula="of:=[.A498]+4.096" office:value-type="float" office:value="2039.808" calcext:value-type="float">
            <text:p>2039,808</text:p>
          </table:table-cell>
          <table:table-cell office:value-type="float" office:value="9424" calcext:value-type="float">
            <text:p>9424</text:p>
          </table:table-cell>
        </table:table-row>
        <table:table-row table:style-name="ro1">
          <table:table-cell table:formula="of:=[.A499]+4.096" office:value-type="float" office:value="2043.904" calcext:value-type="float">
            <text:p>2043,904</text:p>
          </table:table-cell>
          <table:table-cell office:value-type="float" office:value="9565" calcext:value-type="float">
            <text:p>9565</text:p>
          </table:table-cell>
        </table:table-row>
        <table:table-row table:style-name="ro1">
          <table:table-cell table:formula="of:=[.A500]+4.096" office:value-type="float" office:value="2048" calcext:value-type="float">
            <text:p>2048</text:p>
          </table:table-cell>
          <table:table-cell office:value-type="float" office:value="9617" calcext:value-type="float">
            <text:p>9617</text:p>
          </table:table-cell>
        </table:table-row>
        <table:table-row table:style-name="ro1">
          <table:table-cell table:formula="of:=[.A501]+4.096" office:value-type="float" office:value="2052.096" calcext:value-type="float">
            <text:p>2052,096</text:p>
          </table:table-cell>
          <table:table-cell office:value-type="float" office:value="9735" calcext:value-type="float">
            <text:p>9735</text:p>
          </table:table-cell>
        </table:table-row>
        <table:table-row table:style-name="ro1">
          <table:table-cell table:formula="of:=[.A502]+4.096" office:value-type="float" office:value="2056.192" calcext:value-type="float">
            <text:p>2056,192</text:p>
          </table:table-cell>
          <table:table-cell office:value-type="float" office:value="9857" calcext:value-type="float">
            <text:p>9857</text:p>
          </table:table-cell>
        </table:table-row>
        <table:table-row table:style-name="ro1">
          <table:table-cell table:formula="of:=[.A503]+4.096" office:value-type="float" office:value="2060.288" calcext:value-type="float">
            <text:p>2060,288</text:p>
          </table:table-cell>
          <table:table-cell office:value-type="float" office:value="10066" calcext:value-type="float">
            <text:p>10066</text:p>
          </table:table-cell>
        </table:table-row>
        <table:table-row table:style-name="ro1">
          <table:table-cell table:formula="of:=[.A504]+4.096" office:value-type="float" office:value="2064.384" calcext:value-type="float">
            <text:p>2064,384</text:p>
          </table:table-cell>
          <table:table-cell office:value-type="float" office:value="10126" calcext:value-type="float">
            <text:p>10126</text:p>
          </table:table-cell>
        </table:table-row>
        <table:table-row table:style-name="ro1">
          <table:table-cell table:formula="of:=[.A505]+4.096" office:value-type="float" office:value="2068.48" calcext:value-type="float">
            <text:p>2068,48</text:p>
          </table:table-cell>
          <table:table-cell office:value-type="float" office:value="10257" calcext:value-type="float">
            <text:p>10257</text:p>
          </table:table-cell>
        </table:table-row>
        <table:table-row table:style-name="ro1">
          <table:table-cell table:formula="of:=[.A506]+4.096" office:value-type="float" office:value="2072.576" calcext:value-type="float">
            <text:p>2072,576</text:p>
          </table:table-cell>
          <table:table-cell office:value-type="float" office:value="10309" calcext:value-type="float">
            <text:p>10309</text:p>
          </table:table-cell>
        </table:table-row>
        <table:table-row table:style-name="ro1">
          <table:table-cell table:formula="of:=[.A507]+4.096" office:value-type="float" office:value="2076.672" calcext:value-type="float">
            <text:p>2076,672</text:p>
          </table:table-cell>
          <table:table-cell office:value-type="float" office:value="10427" calcext:value-type="float">
            <text:p>10427</text:p>
          </table:table-cell>
        </table:table-row>
        <table:table-row table:style-name="ro1">
          <table:table-cell table:formula="of:=[.A508]+4.096" office:value-type="float" office:value="2080.768" calcext:value-type="float">
            <text:p>2080,768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table:formula="of:=[.A509]+4.096" office:value-type="float" office:value="2084.864" calcext:value-type="float">
            <text:p>2084,864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table:formula="of:=[.A510]+4.096" office:value-type="float" office:value="2088.96" calcext:value-type="float">
            <text:p>2088,96</text:p>
          </table:table-cell>
          <table:table-cell office:value-type="float" office:value="10516" calcext:value-type="float">
            <text:p>10516</text:p>
          </table:table-cell>
        </table:table-row>
        <table:table-row table:style-name="ro1">
          <table:table-cell table:formula="of:=[.A511]+4.096" office:value-type="float" office:value="2093.056" calcext:value-type="float">
            <text:p>2093,056</text:p>
          </table:table-cell>
          <table:table-cell office:value-type="float" office:value="10605" calcext:value-type="float">
            <text:p>10605</text:p>
          </table:table-cell>
        </table:table-row>
        <table:table-row table:style-name="ro1">
          <table:table-cell table:formula="of:=[.A512]+4.096" office:value-type="float" office:value="2097.152" calcext:value-type="float">
            <text:p>2097,152</text:p>
          </table:table-cell>
          <table:table-cell office:value-type="float" office:value="10565" calcext:value-type="float">
            <text:p>10565</text:p>
          </table:table-cell>
        </table:table-row>
        <table:table-row table:style-name="ro1">
          <table:table-cell table:formula="of:=[.A513]+4.096" office:value-type="float" office:value="2101.248" calcext:value-type="float">
            <text:p>2101,248</text:p>
          </table:table-cell>
          <table:table-cell office:value-type="float" office:value="10655" calcext:value-type="float">
            <text:p>10655</text:p>
          </table:table-cell>
        </table:table-row>
        <table:table-row table:style-name="ro1">
          <table:table-cell table:formula="of:=[.A514]+4.096" office:value-type="float" office:value="2105.344" calcext:value-type="float">
            <text:p>2105,344</text:p>
          </table:table-cell>
          <table:table-cell office:value-type="float" office:value="10681" calcext:value-type="float">
            <text:p>10681</text:p>
          </table:table-cell>
        </table:table-row>
        <table:table-row table:style-name="ro1">
          <table:table-cell table:formula="of:=[.A515]+4.096" office:value-type="float" office:value="2109.44" calcext:value-type="float">
            <text:p>2109,44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table:formula="of:=[.A516]+4.096" office:value-type="float" office:value="2113.536" calcext:value-type="float">
            <text:p>2113,536</text:p>
          </table:table-cell>
          <table:table-cell office:value-type="float" office:value="10748" calcext:value-type="float">
            <text:p>10748</text:p>
          </table:table-cell>
        </table:table-row>
        <table:table-row table:style-name="ro1">
          <table:table-cell table:formula="of:=[.A517]+4.096" office:value-type="float" office:value="2117.632" calcext:value-type="float">
            <text:p>2117,632</text:p>
          </table:table-cell>
          <table:table-cell office:value-type="float" office:value="10690" calcext:value-type="float">
            <text:p>10690</text:p>
          </table:table-cell>
        </table:table-row>
        <table:table-row table:style-name="ro1">
          <table:table-cell table:formula="of:=[.A518]+4.096" office:value-type="float" office:value="2121.728" calcext:value-type="float">
            <text:p>2121,728</text:p>
          </table:table-cell>
          <table:table-cell office:value-type="float" office:value="10699" calcext:value-type="float">
            <text:p>10699</text:p>
          </table:table-cell>
        </table:table-row>
        <table:table-row table:style-name="ro1">
          <table:table-cell table:formula="of:=[.A519]+4.096" office:value-type="float" office:value="2125.824" calcext:value-type="float">
            <text:p>2125,824</text:p>
          </table:table-cell>
          <table:table-cell office:value-type="float" office:value="10709" calcext:value-type="float">
            <text:p>10709</text:p>
          </table:table-cell>
        </table:table-row>
        <table:table-row table:style-name="ro1">
          <table:table-cell table:formula="of:=[.A520]+4.096" office:value-type="float" office:value="2129.92" calcext:value-type="float">
            <text:p>2129,92</text:p>
          </table:table-cell>
          <table:table-cell office:value-type="float" office:value="10714" calcext:value-type="float">
            <text:p>10714</text:p>
          </table:table-cell>
        </table:table-row>
        <table:table-row table:style-name="ro1">
          <table:table-cell table:formula="of:=[.A521]+4.096" office:value-type="float" office:value="2134.016" calcext:value-type="float">
            <text:p>2134,016</text:p>
          </table:table-cell>
          <table:table-cell office:value-type="float" office:value="10720" calcext:value-type="float">
            <text:p>10720</text:p>
          </table:table-cell>
        </table:table-row>
        <table:table-row table:style-name="ro1">
          <table:table-cell table:formula="of:=[.A522]+4.096" office:value-type="float" office:value="2138.112" calcext:value-type="float">
            <text:p>2138,112</text:p>
          </table:table-cell>
          <table:table-cell office:value-type="float" office:value="10790" calcext:value-type="float">
            <text:p>10790</text:p>
          </table:table-cell>
        </table:table-row>
        <table:table-row table:style-name="ro1">
          <table:table-cell table:formula="of:=[.A523]+4.096" office:value-type="float" office:value="2142.208" calcext:value-type="float">
            <text:p>2142,208</text:p>
          </table:table-cell>
          <table:table-cell office:value-type="float" office:value="10792" calcext:value-type="float">
            <text:p>10792</text:p>
          </table:table-cell>
        </table:table-row>
        <table:table-row table:style-name="ro1">
          <table:table-cell table:formula="of:=[.A524]+4.096" office:value-type="float" office:value="2146.304" calcext:value-type="float">
            <text:p>2146,304</text:p>
          </table:table-cell>
          <table:table-cell office:value-type="float" office:value="10798" calcext:value-type="float">
            <text:p>10798</text:p>
          </table:table-cell>
        </table:table-row>
        <table:table-row table:style-name="ro1">
          <table:table-cell table:formula="of:=[.A525]+4.096" office:value-type="float" office:value="2150.4" calcext:value-type="float">
            <text:p>2150,4</text:p>
          </table:table-cell>
          <table:table-cell office:value-type="float" office:value="10801" calcext:value-type="float">
            <text:p>10801</text:p>
          </table:table-cell>
        </table:table-row>
        <table:table-row table:style-name="ro1">
          <table:table-cell table:formula="of:=[.A526]+4.096" office:value-type="float" office:value="2154.496" calcext:value-type="float">
            <text:p>2154,496</text:p>
          </table:table-cell>
          <table:table-cell office:value-type="float" office:value="10802" calcext:value-type="float">
            <text:p>10802</text:p>
          </table:table-cell>
        </table:table-row>
        <table:table-row table:style-name="ro1">
          <table:table-cell table:formula="of:=[.A527]+4.096" office:value-type="float" office:value="2158.592" calcext:value-type="float">
            <text:p>2158,592</text:p>
          </table:table-cell>
          <table:table-cell office:value-type="float" office:value="10808" calcext:value-type="float">
            <text:p>10808</text:p>
          </table:table-cell>
        </table:table-row>
        <table:table-row table:style-name="ro1">
          <table:table-cell table:formula="of:=[.A528]+4.096" office:value-type="float" office:value="2162.688" calcext:value-type="float">
            <text:p>2162,688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529]+4.096" office:value-type="float" office:value="2166.784" calcext:value-type="float">
            <text:p>2166,784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530]+4.096" office:value-type="float" office:value="2170.88" calcext:value-type="float">
            <text:p>2170,88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531]+4.096" office:value-type="float" office:value="2174.976" calcext:value-type="float">
            <text:p>2174,976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532]+4.096" office:value-type="float" office:value="2179.072" calcext:value-type="float">
            <text:p>2179,072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table:formula="of:=[.A533]+4.096" office:value-type="float" office:value="2183.168" calcext:value-type="float">
            <text:p>2183,168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534]+4.096" office:value-type="float" office:value="2187.264" calcext:value-type="float">
            <text:p>2187,264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535]+4.096" office:value-type="float" office:value="2191.36" calcext:value-type="float">
            <text:p>2191,36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536]+4.096" office:value-type="float" office:value="2195.456" calcext:value-type="float">
            <text:p>2195,456</text:p>
          </table:table-cell>
          <table:table-cell office:value-type="float" office:value="10753" calcext:value-type="float">
            <text:p>10753</text:p>
          </table:table-cell>
        </table:table-row>
        <table:table-row table:style-name="ro1">
          <table:table-cell table:formula="of:=[.A537]+4.096" office:value-type="float" office:value="2199.552" calcext:value-type="float">
            <text:p>2199,552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538]+4.096" office:value-type="float" office:value="2203.648" calcext:value-type="float">
            <text:p>2203,648</text:p>
          </table:table-cell>
          <table:table-cell office:value-type="float" office:value="10752" calcext:value-type="float">
            <text:p>10752</text:p>
          </table:table-cell>
        </table:table-row>
        <table:table-row table:style-name="ro1">
          <table:table-cell table:formula="of:=[.A539]+4.096" office:value-type="float" office:value="2207.744" calcext:value-type="float">
            <text:p>2207,744</text:p>
          </table:table-cell>
          <table:table-cell office:value-type="float" office:value="10752" calcext:value-type="float">
            <text:p>10752</text:p>
          </table:table-cell>
        </table:table-row>
        <table:table-row table:style-name="ro1">
          <table:table-cell table:formula="of:=[.A540]+4.096" office:value-type="float" office:value="2211.84" calcext:value-type="float">
            <text:p>2211,84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541]+4.096" office:value-type="float" office:value="2215.936" calcext:value-type="float">
            <text:p>2215,936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542]+4.096" office:value-type="float" office:value="2220.032" calcext:value-type="float">
            <text:p>2220,032</text:p>
          </table:table-cell>
          <table:table-cell office:value-type="float" office:value="10810" calcext:value-type="float">
            <text:p>10810</text:p>
          </table:table-cell>
        </table:table-row>
        <table:table-row table:style-name="ro1">
          <table:table-cell table:formula="of:=[.A543]+4.096" office:value-type="float" office:value="2224.128" calcext:value-type="float">
            <text:p>2224,128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544]+4.096" office:value-type="float" office:value="2228.224" calcext:value-type="float">
            <text:p>2228,224</text:p>
          </table:table-cell>
          <table:table-cell office:value-type="float" office:value="10809" calcext:value-type="float">
            <text:p>10809</text:p>
          </table:table-cell>
        </table:table-row>
        <table:table-row table:style-name="ro1">
          <table:table-cell table:formula="of:=[.A545]+4.096" office:value-type="float" office:value="2232.32" calcext:value-type="float">
            <text:p>2232,32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546]+4.096" office:value-type="float" office:value="2236.416" calcext:value-type="float">
            <text:p>2236,416</text:p>
          </table:table-cell>
          <table:table-cell office:value-type="float" office:value="10752" calcext:value-type="float">
            <text:p>10752</text:p>
          </table:table-cell>
        </table:table-row>
        <table:table-row table:style-name="ro1">
          <table:table-cell table:formula="of:=[.A547]+4.096" office:value-type="float" office:value="2240.512" calcext:value-type="float">
            <text:p>2240,512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548]+4.096" office:value-type="float" office:value="2244.608" calcext:value-type="float">
            <text:p>2244,608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549]+4.096" office:value-type="float" office:value="2248.704" calcext:value-type="float">
            <text:p>2248,704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550]+4.096" office:value-type="float" office:value="2252.8" calcext:value-type="float">
            <text:p>2252,8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551]+4.096" office:value-type="float" office:value="2256.896" calcext:value-type="float">
            <text:p>2256,896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552]+4.096" office:value-type="float" office:value="2260.992" calcext:value-type="float">
            <text:p>2260,992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553]+4.096" office:value-type="float" office:value="2265.088" calcext:value-type="float">
            <text:p>2265,088</text:p>
          </table:table-cell>
          <table:table-cell office:value-type="float" office:value="10757" calcext:value-type="float">
            <text:p>10757</text:p>
          </table:table-cell>
        </table:table-row>
        <table:table-row table:style-name="ro1">
          <table:table-cell table:formula="of:=[.A554]+4.096" office:value-type="float" office:value="2269.184" calcext:value-type="float">
            <text:p>2269,184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555]+4.096" office:value-type="float" office:value="2273.28" calcext:value-type="float">
            <text:p>2273,28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556]+4.096" office:value-type="float" office:value="2277.376" calcext:value-type="float">
            <text:p>2277,376</text:p>
          </table:table-cell>
          <table:table-cell office:value-type="float" office:value="10753" calcext:value-type="float">
            <text:p>10753</text:p>
          </table:table-cell>
        </table:table-row>
        <table:table-row table:style-name="ro1">
          <table:table-cell table:formula="of:=[.A557]+4.096" office:value-type="float" office:value="2281.472" calcext:value-type="float">
            <text:p>2281,472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558]+4.096" office:value-type="float" office:value="2285.568" calcext:value-type="float">
            <text:p>2285,568</text:p>
          </table:table-cell>
          <table:table-cell office:value-type="float" office:value="10752" calcext:value-type="float">
            <text:p>10752</text:p>
          </table:table-cell>
        </table:table-row>
        <table:table-row table:style-name="ro1">
          <table:table-cell table:formula="of:=[.A559]+4.096" office:value-type="float" office:value="2289.664" calcext:value-type="float">
            <text:p>2289,664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560]+4.096" office:value-type="float" office:value="2293.76" calcext:value-type="float">
            <text:p>2293,76</text:p>
          </table:table-cell>
          <table:table-cell office:value-type="float" office:value="10752" calcext:value-type="float">
            <text:p>10752</text:p>
          </table:table-cell>
        </table:table-row>
        <table:table-row table:style-name="ro1">
          <table:table-cell table:formula="of:=[.A561]+4.096" office:value-type="float" office:value="2297.856" calcext:value-type="float">
            <text:p>2297,856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562]+4.096" office:value-type="float" office:value="2301.952" calcext:value-type="float">
            <text:p>2301,952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563]+4.096" office:value-type="float" office:value="2306.048" calcext:value-type="float">
            <text:p>2306,048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table:formula="of:=[.A564]+4.096" office:value-type="float" office:value="2310.144" calcext:value-type="float">
            <text:p>2310,144</text:p>
          </table:table-cell>
          <table:table-cell office:value-type="float" office:value="10808" calcext:value-type="float">
            <text:p>10808</text:p>
          </table:table-cell>
        </table:table-row>
        <table:table-row table:style-name="ro1">
          <table:table-cell table:formula="of:=[.A565]+4.096" office:value-type="float" office:value="2314.24" calcext:value-type="float">
            <text:p>2314,24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566]+4.096" office:value-type="float" office:value="2318.336" calcext:value-type="float">
            <text:p>2318,336</text:p>
          </table:table-cell>
          <table:table-cell office:value-type="float" office:value="10753" calcext:value-type="float">
            <text:p>10753</text:p>
          </table:table-cell>
        </table:table-row>
        <table:table-row table:style-name="ro1">
          <table:table-cell table:formula="of:=[.A567]+4.096" office:value-type="float" office:value="2322.432" calcext:value-type="float">
            <text:p>2322,432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568]+4.096" office:value-type="float" office:value="2326.528" calcext:value-type="float">
            <text:p>2326,528</text:p>
          </table:table-cell>
          <table:table-cell office:value-type="float" office:value="10753" calcext:value-type="float">
            <text:p>10753</text:p>
          </table:table-cell>
        </table:table-row>
        <table:table-row table:style-name="ro1">
          <table:table-cell table:formula="of:=[.A569]+4.096" office:value-type="float" office:value="2330.624" calcext:value-type="float">
            <text:p>2330,624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570]+4.096" office:value-type="float" office:value="2334.72" calcext:value-type="float">
            <text:p>2334,72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571]+4.096" office:value-type="float" office:value="2338.816" calcext:value-type="float">
            <text:p>2338,816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table:formula="of:=[.A572]+4.096" office:value-type="float" office:value="2342.912" calcext:value-type="float">
            <text:p>2342,912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573]+4.096" office:value-type="float" office:value="2347.008" calcext:value-type="float">
            <text:p>2347,008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574]+4.096" office:value-type="float" office:value="2351.104" calcext:value-type="float">
            <text:p>2351,104</text:p>
          </table:table-cell>
          <table:table-cell office:value-type="float" office:value="10809" calcext:value-type="float">
            <text:p>10809</text:p>
          </table:table-cell>
        </table:table-row>
        <table:table-row table:style-name="ro1">
          <table:table-cell table:formula="of:=[.A575]+4.096" office:value-type="float" office:value="2355.2" calcext:value-type="float">
            <text:p>2355,2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576]+4.096" office:value-type="float" office:value="2359.296" calcext:value-type="float">
            <text:p>2359,296</text:p>
          </table:table-cell>
          <table:table-cell office:value-type="float" office:value="10809" calcext:value-type="float">
            <text:p>10809</text:p>
          </table:table-cell>
        </table:table-row>
        <table:table-row table:style-name="ro1">
          <table:table-cell table:formula="of:=[.A577]+4.096" office:value-type="float" office:value="2363.392" calcext:value-type="float">
            <text:p>2363,392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578]+4.096" office:value-type="float" office:value="2367.488" calcext:value-type="float">
            <text:p>2367,488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579]+4.096" office:value-type="float" office:value="2371.584" calcext:value-type="float">
            <text:p>2371,584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580]+4.096" office:value-type="float" office:value="2375.68" calcext:value-type="float">
            <text:p>2375,68</text:p>
          </table:table-cell>
          <table:table-cell office:value-type="float" office:value="10752" calcext:value-type="float">
            <text:p>10752</text:p>
          </table:table-cell>
        </table:table-row>
        <table:table-row table:style-name="ro1">
          <table:table-cell table:formula="of:=[.A581]+4.096" office:value-type="float" office:value="2379.776" calcext:value-type="float">
            <text:p>2379,776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table:formula="of:=[.A582]+4.096" office:value-type="float" office:value="2383.872" calcext:value-type="float">
            <text:p>2383,872</text:p>
          </table:table-cell>
          <table:table-cell office:value-type="float" office:value="10753" calcext:value-type="float">
            <text:p>10753</text:p>
          </table:table-cell>
        </table:table-row>
        <table:table-row table:style-name="ro1">
          <table:table-cell table:formula="of:=[.A583]+4.096" office:value-type="float" office:value="2387.968" calcext:value-type="float">
            <text:p>2387,968</text:p>
          </table:table-cell>
          <table:table-cell office:value-type="float" office:value="10752" calcext:value-type="float">
            <text:p>10752</text:p>
          </table:table-cell>
        </table:table-row>
        <table:table-row table:style-name="ro1">
          <table:table-cell table:formula="of:=[.A584]+4.096" office:value-type="float" office:value="2392.064" calcext:value-type="float">
            <text:p>2392,064</text:p>
          </table:table-cell>
          <table:table-cell office:value-type="float" office:value="10810" calcext:value-type="float">
            <text:p>10810</text:p>
          </table:table-cell>
        </table:table-row>
        <table:table-row table:style-name="ro1">
          <table:table-cell table:formula="of:=[.A585]+4.096" office:value-type="float" office:value="2396.16" calcext:value-type="float">
            <text:p>2396,16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table:formula="of:=[.A586]+4.096" office:value-type="float" office:value="2400.256" calcext:value-type="float">
            <text:p>2400,256</text:p>
          </table:table-cell>
          <table:table-cell office:value-type="float" office:value="10810" calcext:value-type="float">
            <text:p>10810</text:p>
          </table:table-cell>
        </table:table-row>
        <table:table-row table:style-name="ro1">
          <table:table-cell table:formula="of:=[.A587]+4.096" office:value-type="float" office:value="2404.352" calcext:value-type="float">
            <text:p>2404,352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588]+4.096" office:value-type="float" office:value="2408.448" calcext:value-type="float">
            <text:p>2408,448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589]+4.096" office:value-type="float" office:value="2412.544" calcext:value-type="float">
            <text:p>2412,544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590]+4.096" office:value-type="float" office:value="2416.64" calcext:value-type="float">
            <text:p>2416,64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591]+4.096" office:value-type="float" office:value="2420.736" calcext:value-type="float">
            <text:p>2420,736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592]+4.096" office:value-type="float" office:value="2424.832" calcext:value-type="float">
            <text:p>2424,832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593]+4.096" office:value-type="float" office:value="2428.928" calcext:value-type="float">
            <text:p>2428,928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594]+4.096" office:value-type="float" office:value="2433.024" calcext:value-type="float">
            <text:p>2433,024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595]+4.096" office:value-type="float" office:value="2437.12" calcext:value-type="float">
            <text:p>2437,12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596]+4.096" office:value-type="float" office:value="2441.216" calcext:value-type="float">
            <text:p>2441,216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597]+4.096" office:value-type="float" office:value="2445.312" calcext:value-type="float">
            <text:p>2445,312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598]+4.096" office:value-type="float" office:value="2449.408" calcext:value-type="float">
            <text:p>2449,408</text:p>
          </table:table-cell>
          <table:table-cell office:value-type="float" office:value="10810" calcext:value-type="float">
            <text:p>10810</text:p>
          </table:table-cell>
        </table:table-row>
        <table:table-row table:style-name="ro1">
          <table:table-cell table:formula="of:=[.A599]+4.096" office:value-type="float" office:value="2453.504" calcext:value-type="float">
            <text:p>2453,504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600]+4.096" office:value-type="float" office:value="2457.6" calcext:value-type="float">
            <text:p>2457,6</text:p>
          </table:table-cell>
          <table:table-cell office:value-type="float" office:value="10810" calcext:value-type="float">
            <text:p>10810</text:p>
          </table:table-cell>
        </table:table-row>
        <table:table-row table:style-name="ro1">
          <table:table-cell table:formula="of:=[.A601]+4.096" office:value-type="float" office:value="2461.696" calcext:value-type="float">
            <text:p>2461,696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602]+4.096" office:value-type="float" office:value="2465.792" calcext:value-type="float">
            <text:p>2465,792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table:formula="of:=[.A603]+4.096" office:value-type="float" office:value="2469.888" calcext:value-type="float">
            <text:p>2469,888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604]+4.096" office:value-type="float" office:value="2473.984" calcext:value-type="float">
            <text:p>2473,984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table:formula="of:=[.A605]+4.096" office:value-type="float" office:value="2478.08" calcext:value-type="float">
            <text:p>2478,08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606]+4.096" office:value-type="float" office:value="2482.176" calcext:value-type="float">
            <text:p>2482,176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607]+4.096" office:value-type="float" office:value="2486.272" calcext:value-type="float">
            <text:p>2486,272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608]+4.096" office:value-type="float" office:value="2490.368" calcext:value-type="float">
            <text:p>2490,368</text:p>
          </table:table-cell>
          <table:table-cell office:value-type="float" office:value="10754" calcext:value-type="float">
            <text:p>10754</text:p>
          </table:table-cell>
        </table:table-row>
        <table:table-row table:style-name="ro1">
          <table:table-cell table:formula="of:=[.A609]+4.096" office:value-type="float" office:value="2494.464" calcext:value-type="float">
            <text:p>2494,464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table:formula="of:=[.A610]+4.096" office:value-type="float" office:value="2498.56" calcext:value-type="float">
            <text:p>2498,56</text:p>
          </table:table-cell>
          <table:table-cell office:value-type="float" office:value="10752" calcext:value-type="float">
            <text:p>10752</text:p>
          </table:table-cell>
        </table:table-row>
        <table:table-row table:style-name="ro1">
          <table:table-cell table:formula="of:=[.A611]+4.096" office:value-type="float" office:value="2502.656" calcext:value-type="float">
            <text:p>2502,656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612]+4.096" office:value-type="float" office:value="2506.752" calcext:value-type="float">
            <text:p>2506,752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613]+4.096" office:value-type="float" office:value="2510.848" calcext:value-type="float">
            <text:p>2510,848</text:p>
          </table:table-cell>
          <table:table-cell office:value-type="float" office:value="10809" calcext:value-type="float">
            <text:p>10809</text:p>
          </table:table-cell>
        </table:table-row>
        <table:table-row table:style-name="ro1">
          <table:table-cell table:formula="of:=[.A614]+4.096" office:value-type="float" office:value="2514.944" calcext:value-type="float">
            <text:p>2514,944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table:formula="of:=[.A615]+4.096" office:value-type="float" office:value="2519.04" calcext:value-type="float">
            <text:p>2519,04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616]+4.096" office:value-type="float" office:value="2523.136" calcext:value-type="float">
            <text:p>2523,136</text:p>
          </table:table-cell>
          <table:table-cell office:value-type="float" office:value="10810" calcext:value-type="float">
            <text:p>10810</text:p>
          </table:table-cell>
        </table:table-row>
        <table:table-row table:style-name="ro1">
          <table:table-cell table:formula="of:=[.A617]+4.096" office:value-type="float" office:value="2527.232" calcext:value-type="float">
            <text:p>2527,232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618]+4.096" office:value-type="float" office:value="2531.328" calcext:value-type="float">
            <text:p>2531,328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619]+4.096" office:value-type="float" office:value="2535.424" calcext:value-type="float">
            <text:p>2535,424</text:p>
          </table:table-cell>
          <table:table-cell office:value-type="float" office:value="10753" calcext:value-type="float">
            <text:p>10753</text:p>
          </table:table-cell>
        </table:table-row>
        <table:table-row table:style-name="ro1">
          <table:table-cell table:formula="of:=[.A620]+4.096" office:value-type="float" office:value="2539.52" calcext:value-type="float">
            <text:p>2539,52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621]+4.096" office:value-type="float" office:value="2543.616" calcext:value-type="float">
            <text:p>2543,616</text:p>
          </table:table-cell>
          <table:table-cell office:value-type="float" office:value="10754" calcext:value-type="float">
            <text:p>10754</text:p>
          </table:table-cell>
        </table:table-row>
        <table:table-row table:style-name="ro1">
          <table:table-cell table:formula="of:=[.A622]+4.096" office:value-type="float" office:value="2547.712" calcext:value-type="float">
            <text:p>2547,712</text:p>
          </table:table-cell>
          <table:table-cell office:value-type="float" office:value="10752" calcext:value-type="float">
            <text:p>10752</text:p>
          </table:table-cell>
        </table:table-row>
        <table:table-row table:style-name="ro1">
          <table:table-cell table:formula="of:=[.A623]+4.096" office:value-type="float" office:value="2551.808" calcext:value-type="float">
            <text:p>2551,808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624]+4.096" office:value-type="float" office:value="2555.904" calcext:value-type="float">
            <text:p>2555,904</text:p>
          </table:table-cell>
          <table:table-cell office:value-type="float" office:value="10752" calcext:value-type="float">
            <text:p>10752</text:p>
          </table:table-cell>
        </table:table-row>
        <table:table-row table:style-name="ro1">
          <table:table-cell table:formula="of:=[.A625]+4.096" office:value-type="float" office:value="2560" calcext:value-type="float">
            <text:p>2560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626]+4.096" office:value-type="float" office:value="2564.096" calcext:value-type="float">
            <text:p>2564,096</text:p>
          </table:table-cell>
          <table:table-cell office:value-type="float" office:value="10753" calcext:value-type="float">
            <text:p>10753</text:p>
          </table:table-cell>
        </table:table-row>
        <table:table-row table:style-name="ro1">
          <table:table-cell table:formula="of:=[.A627]+4.096" office:value-type="float" office:value="2568.192" calcext:value-type="float">
            <text:p>2568,192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628]+4.096" office:value-type="float" office:value="2572.288" calcext:value-type="float">
            <text:p>2572,288</text:p>
          </table:table-cell>
          <table:table-cell office:value-type="float" office:value="10752" calcext:value-type="float">
            <text:p>10752</text:p>
          </table:table-cell>
        </table:table-row>
        <table:table-row table:style-name="ro1">
          <table:table-cell table:formula="of:=[.A629]+4.096" office:value-type="float" office:value="2576.384" calcext:value-type="float">
            <text:p>2576,384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630]+4.096" office:value-type="float" office:value="2580.48" calcext:value-type="float">
            <text:p>2580,48</text:p>
          </table:table-cell>
          <table:table-cell office:value-type="float" office:value="10809" calcext:value-type="float">
            <text:p>10809</text:p>
          </table:table-cell>
        </table:table-row>
        <table:table-row table:style-name="ro1">
          <table:table-cell table:formula="of:=[.A631]+4.096" office:value-type="float" office:value="2584.576" calcext:value-type="float">
            <text:p>2584,576</text:p>
          </table:table-cell>
          <table:table-cell office:value-type="float" office:value="10754" calcext:value-type="float">
            <text:p>10754</text:p>
          </table:table-cell>
        </table:table-row>
        <table:table-row table:style-name="ro1">
          <table:table-cell table:formula="of:=[.A632]+4.096" office:value-type="float" office:value="2588.672" calcext:value-type="float">
            <text:p>2588,672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633]+4.096" office:value-type="float" office:value="2592.768" calcext:value-type="float">
            <text:p>2592,768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634]+4.096" office:value-type="float" office:value="2596.864" calcext:value-type="float">
            <text:p>2596,864</text:p>
          </table:table-cell>
          <table:table-cell office:value-type="float" office:value="10810" calcext:value-type="float">
            <text:p>10810</text:p>
          </table:table-cell>
        </table:table-row>
        <table:table-row table:style-name="ro1">
          <table:table-cell table:formula="of:=[.A635]+4.096" office:value-type="float" office:value="2600.96" calcext:value-type="float">
            <text:p>2600,96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table:formula="of:=[.A636]+4.096" office:value-type="float" office:value="2605.056" calcext:value-type="float">
            <text:p>2605,056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637]+4.096" office:value-type="float" office:value="2609.152" calcext:value-type="float">
            <text:p>2609,152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638]+4.096" office:value-type="float" office:value="2613.248" calcext:value-type="float">
            <text:p>2613,248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table:formula="of:=[.A639]+4.096" office:value-type="float" office:value="2617.344" calcext:value-type="float">
            <text:p>2617,344</text:p>
          </table:table-cell>
          <table:table-cell office:value-type="float" office:value="10810" calcext:value-type="float">
            <text:p>10810</text:p>
          </table:table-cell>
        </table:table-row>
        <table:table-row table:style-name="ro1">
          <table:table-cell table:formula="of:=[.A640]+4.096" office:value-type="float" office:value="2621.44" calcext:value-type="float">
            <text:p>2621,44</text:p>
          </table:table-cell>
          <table:table-cell office:value-type="float" office:value="10753" calcext:value-type="float">
            <text:p>10753</text:p>
          </table:table-cell>
        </table:table-row>
        <table:table-row table:style-name="ro1">
          <table:table-cell table:formula="of:=[.A641]+4.096" office:value-type="float" office:value="2625.536" calcext:value-type="float">
            <text:p>2625,536</text:p>
          </table:table-cell>
          <table:table-cell office:value-type="float" office:value="10752" calcext:value-type="float">
            <text:p>10752</text:p>
          </table:table-cell>
        </table:table-row>
        <table:table-row table:style-name="ro1">
          <table:table-cell table:formula="of:=[.A642]+4.096" office:value-type="float" office:value="2629.632" calcext:value-type="float">
            <text:p>2629,632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table:formula="of:=[.A643]+4.096" office:value-type="float" office:value="2633.728" calcext:value-type="float">
            <text:p>2633,728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644]+4.096" office:value-type="float" office:value="2637.824" calcext:value-type="float">
            <text:p>2637,824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table:formula="of:=[.A645]+4.096" office:value-type="float" office:value="2641.92" calcext:value-type="float">
            <text:p>2641,92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table:formula="of:=[.A646]+4.096" office:value-type="float" office:value="2646.016" calcext:value-type="float">
            <text:p>2646,016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647]+4.096" office:value-type="float" office:value="2650.112" calcext:value-type="float">
            <text:p>2650,112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648]+4.096" office:value-type="float" office:value="2654.208" calcext:value-type="float">
            <text:p>2654,208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649]+4.096" office:value-type="float" office:value="2658.304" calcext:value-type="float">
            <text:p>2658,304</text:p>
          </table:table-cell>
          <table:table-cell office:value-type="float" office:value="10755" calcext:value-type="float">
            <text:p>10755</text:p>
          </table:table-cell>
        </table:table-row>
        <table:table-row table:style-name="ro1">
          <table:table-cell table:formula="of:=[.A650]+4.096" office:value-type="float" office:value="2662.4" calcext:value-type="float">
            <text:p>2662,4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651]+4.096" office:value-type="float" office:value="2666.496" calcext:value-type="float">
            <text:p>2666,496</text:p>
          </table:table-cell>
          <table:table-cell office:value-type="float" office:value="10809" calcext:value-type="float">
            <text:p>10809</text:p>
          </table:table-cell>
        </table:table-row>
        <table:table-row table:style-name="ro1">
          <table:table-cell table:formula="of:=[.A652]+4.096" office:value-type="float" office:value="2670.592" calcext:value-type="float">
            <text:p>2670,592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653]+4.096" office:value-type="float" office:value="2674.688" calcext:value-type="float">
            <text:p>2674,688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654]+4.096" office:value-type="float" office:value="2678.784" calcext:value-type="float">
            <text:p>2678,784</text:p>
          </table:table-cell>
          <table:table-cell office:value-type="float" office:value="10805" calcext:value-type="float">
            <text:p>10805</text:p>
          </table:table-cell>
        </table:table-row>
        <table:table-row table:style-name="ro1">
          <table:table-cell table:formula="of:=[.A655]+4.096" office:value-type="float" office:value="2682.88" calcext:value-type="float">
            <text:p>2682,88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656]+4.096" office:value-type="float" office:value="2686.976" calcext:value-type="float">
            <text:p>2686,976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657]+4.096" office:value-type="float" office:value="2691.072" calcext:value-type="float">
            <text:p>2691,072</text:p>
          </table:table-cell>
          <table:table-cell office:value-type="float" office:value="10755" calcext:value-type="float">
            <text:p>10755</text:p>
          </table:table-cell>
        </table:table-row>
        <table:table-row table:style-name="ro1">
          <table:table-cell table:formula="of:=[.A658]+4.096" office:value-type="float" office:value="2695.168" calcext:value-type="float">
            <text:p>2695,168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659]+4.096" office:value-type="float" office:value="2699.264" calcext:value-type="float">
            <text:p>2699,264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660]+4.096" office:value-type="float" office:value="2703.36" calcext:value-type="float">
            <text:p>2703,36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661]+4.096" office:value-type="float" office:value="2707.456" calcext:value-type="float">
            <text:p>2707,456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662]+4.096" office:value-type="float" office:value="2711.552" calcext:value-type="float">
            <text:p>2711,552</text:p>
          </table:table-cell>
          <table:table-cell office:value-type="float" office:value="10754" calcext:value-type="float">
            <text:p>10754</text:p>
          </table:table-cell>
        </table:table-row>
        <table:table-row table:style-name="ro1">
          <table:table-cell table:formula="of:=[.A663]+4.096" office:value-type="float" office:value="2715.648" calcext:value-type="float">
            <text:p>2715,648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table:formula="of:=[.A664]+4.096" office:value-type="float" office:value="2719.744" calcext:value-type="float">
            <text:p>2719,744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665]+4.096" office:value-type="float" office:value="2723.84" calcext:value-type="float">
            <text:p>2723,84</text:p>
          </table:table-cell>
          <table:table-cell office:value-type="float" office:value="10810" calcext:value-type="float">
            <text:p>10810</text:p>
          </table:table-cell>
        </table:table-row>
        <table:table-row table:style-name="ro1">
          <table:table-cell table:formula="of:=[.A666]+4.096" office:value-type="float" office:value="2727.936" calcext:value-type="float">
            <text:p>2727,936</text:p>
          </table:table-cell>
          <table:table-cell office:value-type="float" office:value="10810" calcext:value-type="float">
            <text:p>10810</text:p>
          </table:table-cell>
        </table:table-row>
        <table:table-row table:style-name="ro1">
          <table:table-cell table:formula="of:=[.A667]+4.096" office:value-type="float" office:value="2732.032" calcext:value-type="float">
            <text:p>2732,032</text:p>
          </table:table-cell>
          <table:table-cell office:value-type="float" office:value="10753" calcext:value-type="float">
            <text:p>10753</text:p>
          </table:table-cell>
        </table:table-row>
        <table:table-row table:style-name="ro1">
          <table:table-cell table:formula="of:=[.A668]+4.096" office:value-type="float" office:value="2736.128" calcext:value-type="float">
            <text:p>2736,128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669]+4.096" office:value-type="float" office:value="2740.224" calcext:value-type="float">
            <text:p>2740,224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670]+4.096" office:value-type="float" office:value="2744.32" calcext:value-type="float">
            <text:p>2744,32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671]+4.096" office:value-type="float" office:value="2748.416" calcext:value-type="float">
            <text:p>2748,416</text:p>
          </table:table-cell>
          <table:table-cell office:value-type="float" office:value="10808" calcext:value-type="float">
            <text:p>10808</text:p>
          </table:table-cell>
        </table:table-row>
        <table:table-row table:style-name="ro1">
          <table:table-cell table:formula="of:=[.A672]+4.096" office:value-type="float" office:value="2752.512" calcext:value-type="float">
            <text:p>2752,512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table:formula="of:=[.A673]+4.096" office:value-type="float" office:value="2756.608" calcext:value-type="float">
            <text:p>2756,608</text:p>
          </table:table-cell>
          <table:table-cell office:value-type="float" office:value="10752" calcext:value-type="float">
            <text:p>10752</text:p>
          </table:table-cell>
        </table:table-row>
        <table:table-row table:style-name="ro1">
          <table:table-cell table:formula="of:=[.A674]+4.096" office:value-type="float" office:value="2760.704" calcext:value-type="float">
            <text:p>2760,704</text:p>
          </table:table-cell>
          <table:table-cell office:value-type="float" office:value="10752" calcext:value-type="float">
            <text:p>10752</text:p>
          </table:table-cell>
        </table:table-row>
        <table:table-row table:style-name="ro1">
          <table:table-cell table:formula="of:=[.A675]+4.096" office:value-type="float" office:value="2764.8" calcext:value-type="float">
            <text:p>2764,8</text:p>
          </table:table-cell>
          <table:table-cell office:value-type="float" office:value="10809" calcext:value-type="float">
            <text:p>10809</text:p>
          </table:table-cell>
        </table:table-row>
        <table:table-row table:style-name="ro1">
          <table:table-cell table:formula="of:=[.A676]+4.096" office:value-type="float" office:value="2768.896" calcext:value-type="float">
            <text:p>2768,896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677]+4.096" office:value-type="float" office:value="2772.992" calcext:value-type="float">
            <text:p>2772,992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678]+4.096" office:value-type="float" office:value="2777.088" calcext:value-type="float">
            <text:p>2777,088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679]+4.096" office:value-type="float" office:value="2781.184" calcext:value-type="float">
            <text:p>2781,184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table:formula="of:=[.A680]+4.096" office:value-type="float" office:value="2785.28" calcext:value-type="float">
            <text:p>2785,28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681]+4.096" office:value-type="float" office:value="2789.376" calcext:value-type="float">
            <text:p>2789,376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682]+4.096" office:value-type="float" office:value="2793.472" calcext:value-type="float">
            <text:p>2793,472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683]+4.096" office:value-type="float" office:value="2797.568" calcext:value-type="float">
            <text:p>2797,568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684]+4.096" office:value-type="float" office:value="2801.664" calcext:value-type="float">
            <text:p>2801,664</text:p>
          </table:table-cell>
          <table:table-cell office:value-type="float" office:value="10752" calcext:value-type="float">
            <text:p>10752</text:p>
          </table:table-cell>
        </table:table-row>
        <table:table-row table:style-name="ro1">
          <table:table-cell table:formula="of:=[.A685]+4.096" office:value-type="float" office:value="2805.76" calcext:value-type="float">
            <text:p>2805,76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686]+4.096" office:value-type="float" office:value="2809.856" calcext:value-type="float">
            <text:p>2809,856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687]+4.096" office:value-type="float" office:value="2813.952" calcext:value-type="float">
            <text:p>2813,952</text:p>
          </table:table-cell>
          <table:table-cell office:value-type="float" office:value="10810" calcext:value-type="float">
            <text:p>10810</text:p>
          </table:table-cell>
        </table:table-row>
        <table:table-row table:style-name="ro1">
          <table:table-cell table:formula="of:=[.A688]+4.096" office:value-type="float" office:value="2818.048" calcext:value-type="float">
            <text:p>2818,048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689]+4.096" office:value-type="float" office:value="2822.144" calcext:value-type="float">
            <text:p>2822,144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690]+4.096" office:value-type="float" office:value="2826.24" calcext:value-type="float">
            <text:p>2826,24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691]+4.096" office:value-type="float" office:value="2830.336" calcext:value-type="float">
            <text:p>2830,336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table:formula="of:=[.A692]+4.096" office:value-type="float" office:value="2834.432" calcext:value-type="float">
            <text:p>2834,432</text:p>
          </table:table-cell>
          <table:table-cell office:value-type="float" office:value="10810" calcext:value-type="float">
            <text:p>10810</text:p>
          </table:table-cell>
        </table:table-row>
        <table:table-row table:style-name="ro1">
          <table:table-cell table:formula="of:=[.A693]+4.096" office:value-type="float" office:value="2838.528" calcext:value-type="float">
            <text:p>2838,528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694]+4.096" office:value-type="float" office:value="2842.624" calcext:value-type="float">
            <text:p>2842,624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695]+4.096" office:value-type="float" office:value="2846.72" calcext:value-type="float">
            <text:p>2846,72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696]+4.096" office:value-type="float" office:value="2850.816" calcext:value-type="float">
            <text:p>2850,816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697]+4.096" office:value-type="float" office:value="2854.912" calcext:value-type="float">
            <text:p>2854,912</text:p>
          </table:table-cell>
          <table:table-cell office:value-type="float" office:value="10752" calcext:value-type="float">
            <text:p>10752</text:p>
          </table:table-cell>
        </table:table-row>
        <table:table-row table:style-name="ro1">
          <table:table-cell table:formula="of:=[.A698]+4.096" office:value-type="float" office:value="2859.008" calcext:value-type="float">
            <text:p>2859,008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699]+4.096" office:value-type="float" office:value="2863.104" calcext:value-type="float">
            <text:p>2863,104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700]+4.096" office:value-type="float" office:value="2867.2" calcext:value-type="float">
            <text:p>2867,2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701]+4.096" office:value-type="float" office:value="2871.296" calcext:value-type="float">
            <text:p>2871,296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702]+4.096" office:value-type="float" office:value="2875.392" calcext:value-type="float">
            <text:p>2875,392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703]+4.096" office:value-type="float" office:value="2879.488" calcext:value-type="float">
            <text:p>2879,488</text:p>
          </table:table-cell>
          <table:table-cell office:value-type="float" office:value="10755" calcext:value-type="float">
            <text:p>10755</text:p>
          </table:table-cell>
        </table:table-row>
        <table:table-row table:style-name="ro1">
          <table:table-cell table:formula="of:=[.A704]+4.096" office:value-type="float" office:value="2883.584" calcext:value-type="float">
            <text:p>2883,584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705]+4.096" office:value-type="float" office:value="2887.68" calcext:value-type="float">
            <text:p>2887,68</text:p>
          </table:table-cell>
          <table:table-cell office:value-type="float" office:value="10753" calcext:value-type="float">
            <text:p>10753</text:p>
          </table:table-cell>
        </table:table-row>
        <table:table-row table:style-name="ro1">
          <table:table-cell table:formula="of:=[.A706]+4.096" office:value-type="float" office:value="2891.776" calcext:value-type="float">
            <text:p>2891,776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707]+4.096" office:value-type="float" office:value="2895.872" calcext:value-type="float">
            <text:p>2895,872</text:p>
          </table:table-cell>
          <table:table-cell office:value-type="float" office:value="10752" calcext:value-type="float">
            <text:p>10752</text:p>
          </table:table-cell>
        </table:table-row>
        <table:table-row table:style-name="ro1">
          <table:table-cell table:formula="of:=[.A708]+4.096" office:value-type="float" office:value="2899.968" calcext:value-type="float">
            <text:p>2899,968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709]+4.096" office:value-type="float" office:value="2904.064" calcext:value-type="float">
            <text:p>2904,064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710]+4.096" office:value-type="float" office:value="2908.16" calcext:value-type="float">
            <text:p>2908,16</text:p>
          </table:table-cell>
          <table:table-cell office:value-type="float" office:value="10753" calcext:value-type="float">
            <text:p>10753</text:p>
          </table:table-cell>
        </table:table-row>
        <table:table-row table:style-name="ro1">
          <table:table-cell table:formula="of:=[.A711]+4.096" office:value-type="float" office:value="2912.256" calcext:value-type="float">
            <text:p>2912,256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712]+4.096" office:value-type="float" office:value="2916.352" calcext:value-type="float">
            <text:p>2916,352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713]+4.096" office:value-type="float" office:value="2920.448" calcext:value-type="float">
            <text:p>2920,448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714]+4.096" office:value-type="float" office:value="2924.544" calcext:value-type="float">
            <text:p>2924,544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715]+4.096" office:value-type="float" office:value="2928.64" calcext:value-type="float">
            <text:p>2928,64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716]+4.096" office:value-type="float" office:value="2932.736" calcext:value-type="float">
            <text:p>2932,736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717]+4.096" office:value-type="float" office:value="2936.832" calcext:value-type="float">
            <text:p>2936,832</text:p>
          </table:table-cell>
          <table:table-cell office:value-type="float" office:value="10810" calcext:value-type="float">
            <text:p>10810</text:p>
          </table:table-cell>
        </table:table-row>
        <table:table-row table:style-name="ro1">
          <table:table-cell table:formula="of:=[.A718]+4.096" office:value-type="float" office:value="2940.928" calcext:value-type="float">
            <text:p>2940,928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719]+4.096" office:value-type="float" office:value="2945.024" calcext:value-type="float">
            <text:p>2945,024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720]+4.096" office:value-type="float" office:value="2949.12" calcext:value-type="float">
            <text:p>2949,12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formula="of:=[.A721]+4.096" office:value-type="float" office:value="2953.216" calcext:value-type="float">
            <text:p>2953,216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722]+4.096" office:value-type="float" office:value="2957.312" calcext:value-type="float">
            <text:p>2957,312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table:formula="of:=[.A723]+4.096" office:value-type="float" office:value="2961.408" calcext:value-type="float">
            <text:p>2961,408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table:formula="of:=[.A724]+4.096" office:value-type="float" office:value="2965.504" calcext:value-type="float">
            <text:p>2965,504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table:formula="of:=[.A725]+4.096" office:value-type="float" office:value="2969.6" calcext:value-type="float">
            <text:p>2969,6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table:formula="of:=[.A726]+4.096" office:value-type="float" office:value="2973.696" calcext:value-type="float">
            <text:p>2973,696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table:formula="of:=[.A727]+4.096" office:value-type="float" office:value="2977.792" calcext:value-type="float">
            <text:p>2977,792</text:p>
          </table:table-cell>
          <table:table-cell office:value-type="float" office:value="10753" calcext:value-type="float">
            <text:p>10753</text:p>
          </table:table-cell>
        </table:table-row>
        <table:table-row table:style-name="ro1">
          <table:table-cell table:formula="of:=[.A728]+4.096" office:value-type="float" office:value="2981.888" calcext:value-type="float">
            <text:p>2981,888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729]+4.096" office:value-type="float" office:value="2985.984" calcext:value-type="float">
            <text:p>2985,984</text:p>
          </table:table-cell>
          <table:table-cell office:value-type="float" office:value="10810" calcext:value-type="float">
            <text:p>10810</text:p>
          </table:table-cell>
        </table:table-row>
        <table:table-row table:style-name="ro1">
          <table:table-cell table:formula="of:=[.A730]+4.096" office:value-type="float" office:value="2990.08" calcext:value-type="float">
            <text:p>2990,08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table:formula="of:=[.A731]+4.096" office:value-type="float" office:value="2994.176" calcext:value-type="float">
            <text:p>2994,176</text:p>
          </table:table-cell>
          <table:table-cell office:value-type="float" office:value="10802" calcext:value-type="float">
            <text:p>10802</text:p>
          </table:table-cell>
        </table:table-row>
        <table:table-row table:style-name="ro1">
          <table:table-cell table:formula="of:=[.A732]+4.096" office:value-type="float" office:value="2998.272" calcext:value-type="float">
            <text:p>2998,272</text:p>
          </table:table-cell>
          <table:table-cell office:value-type="float" office:value="10749" calcext:value-type="float">
            <text:p>10749</text:p>
          </table:table-cell>
        </table:table-row>
        <table:table-row table:style-name="ro1">
          <table:table-cell table:formula="of:=[.A733]+4.096" office:value-type="float" office:value="3002.368" calcext:value-type="float">
            <text:p>3002,368</text:p>
          </table:table-cell>
          <table:table-cell office:value-type="float" office:value="10591" calcext:value-type="float">
            <text:p>10591</text:p>
          </table:table-cell>
        </table:table-row>
        <table:table-row table:style-name="ro1">
          <table:table-cell table:formula="of:=[.A734]+4.096" office:value-type="float" office:value="3006.464" calcext:value-type="float">
            <text:p>3006,464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table:formula="of:=[.A735]+4.096" office:value-type="float" office:value="3010.56" calcext:value-type="float">
            <text:p>3010,56</text:p>
          </table:table-cell>
          <table:table-cell office:value-type="float" office:value="10323" calcext:value-type="float">
            <text:p>10323</text:p>
          </table:table-cell>
        </table:table-row>
        <table:table-row table:style-name="ro1">
          <table:table-cell table:formula="of:=[.A736]+4.096" office:value-type="float" office:value="3014.656" calcext:value-type="float">
            <text:p>3014,656</text:p>
          </table:table-cell>
          <table:table-cell office:value-type="float" office:value="10120" calcext:value-type="float">
            <text:p>10120</text:p>
          </table:table-cell>
        </table:table-row>
        <table:table-row table:style-name="ro1">
          <table:table-cell table:formula="of:=[.A737]+4.096" office:value-type="float" office:value="3018.752" calcext:value-type="float">
            <text:p>3018,752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table:formula="of:=[.A738]+4.096" office:value-type="float" office:value="3022.848" calcext:value-type="float">
            <text:p>3022,848</text:p>
          </table:table-cell>
          <table:table-cell office:value-type="float" office:value="9832" calcext:value-type="float">
            <text:p>9832</text:p>
          </table:table-cell>
        </table:table-row>
        <table:table-row table:style-name="ro1">
          <table:table-cell table:formula="of:=[.A739]+4.096" office:value-type="float" office:value="3026.944" calcext:value-type="float">
            <text:p>3026,944</text:p>
          </table:table-cell>
          <table:table-cell office:value-type="float" office:value="9703" calcext:value-type="float">
            <text:p>9703</text:p>
          </table:table-cell>
        </table:table-row>
        <table:table-row table:style-name="ro1">
          <table:table-cell table:formula="of:=[.A740]+4.096" office:value-type="float" office:value="3031.04" calcext:value-type="float">
            <text:p>3031,04</text:p>
          </table:table-cell>
          <table:table-cell office:value-type="float" office:value="9501" calcext:value-type="float">
            <text:p>9501</text:p>
          </table:table-cell>
        </table:table-row>
        <table:table-row table:style-name="ro1">
          <table:table-cell table:formula="of:=[.A741]+4.096" office:value-type="float" office:value="3035.136" calcext:value-type="float">
            <text:p>3035,136</text:p>
          </table:table-cell>
          <table:table-cell office:value-type="float" office:value="9368" calcext:value-type="float">
            <text:p>9368</text:p>
          </table:table-cell>
        </table:table-row>
        <table:table-row table:style-name="ro1">
          <table:table-cell table:formula="of:=[.A742]+4.096" office:value-type="float" office:value="3039.232" calcext:value-type="float">
            <text:p>3039,232</text:p>
          </table:table-cell>
          <table:table-cell office:value-type="float" office:value="9239" calcext:value-type="float">
            <text:p>9239</text:p>
          </table:table-cell>
        </table:table-row>
        <table:table-row table:style-name="ro1">
          <table:table-cell table:formula="of:=[.A743]+4.096" office:value-type="float" office:value="3043.328" calcext:value-type="float">
            <text:p>3043,328</text:p>
          </table:table-cell>
          <table:table-cell office:value-type="float" office:value="9150" calcext:value-type="float">
            <text:p>9150</text:p>
          </table:table-cell>
        </table:table-row>
        <table:table-row table:style-name="ro1">
          <table:table-cell table:formula="of:=[.A744]+4.096" office:value-type="float" office:value="3047.424" calcext:value-type="float">
            <text:p>3047,424</text:p>
          </table:table-cell>
          <table:table-cell office:value-type="float" office:value="9009" calcext:value-type="float">
            <text:p>9009</text:p>
          </table:table-cell>
        </table:table-row>
        <table:table-row table:style-name="ro1">
          <table:table-cell table:formula="of:=[.A745]+4.096" office:value-type="float" office:value="3051.52" calcext:value-type="float">
            <text:p>3051,52</text:p>
          </table:table-cell>
          <table:table-cell office:value-type="float" office:value="8837" calcext:value-type="float">
            <text:p>8837</text:p>
          </table:table-cell>
        </table:table-row>
        <table:table-row table:style-name="ro1">
          <table:table-cell table:formula="of:=[.A746]+4.096" office:value-type="float" office:value="3055.616" calcext:value-type="float">
            <text:p>3055,616</text:p>
          </table:table-cell>
          <table:table-cell office:value-type="float" office:value="8744" calcext:value-type="float">
            <text:p>8744</text:p>
          </table:table-cell>
        </table:table-row>
        <table:table-row table:style-name="ro1">
          <table:table-cell table:formula="of:=[.A747]+4.096" office:value-type="float" office:value="3059.712" calcext:value-type="float">
            <text:p>3059,712</text:p>
          </table:table-cell>
          <table:table-cell office:value-type="float" office:value="8662" calcext:value-type="float">
            <text:p>8662</text:p>
          </table:table-cell>
        </table:table-row>
        <table:table-row table:style-name="ro1">
          <table:table-cell table:formula="of:=[.A748]+4.096" office:value-type="float" office:value="3063.808" calcext:value-type="float">
            <text:p>3063,808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table:formula="of:=[.A749]+4.096" office:value-type="float" office:value="3067.904" calcext:value-type="float">
            <text:p>3067,904</text:p>
          </table:table-cell>
          <table:table-cell office:value-type="float" office:value="8526" calcext:value-type="float">
            <text:p>8526</text:p>
          </table:table-cell>
        </table:table-row>
        <table:table-row table:style-name="ro1">
          <table:table-cell table:formula="of:=[.A750]+4.096" office:value-type="float" office:value="3072" calcext:value-type="float">
            <text:p>3072</text:p>
          </table:table-cell>
          <table:table-cell office:value-type="float" office:value="8559" calcext:value-type="float">
            <text:p>8559</text:p>
          </table:table-cell>
        </table:table-row>
        <table:table-row table:style-name="ro1">
          <table:table-cell table:formula="of:=[.A751]+4.096" office:value-type="float" office:value="3076.096" calcext:value-type="float">
            <text:p>3076,096</text:p>
          </table:table-cell>
          <table:table-cell office:value-type="float" office:value="8484" calcext:value-type="float">
            <text:p>8484</text:p>
          </table:table-cell>
        </table:table-row>
        <table:table-row table:style-name="ro1">
          <table:table-cell table:formula="of:=[.A752]+4.096" office:value-type="float" office:value="3080.192" calcext:value-type="float">
            <text:p>3080,192</text:p>
          </table:table-cell>
          <table:table-cell office:value-type="float" office:value="8471" calcext:value-type="float">
            <text:p>8471</text:p>
          </table:table-cell>
        </table:table-row>
        <table:table-row table:style-name="ro1">
          <table:table-cell table:formula="of:=[.A753]+4.096" office:value-type="float" office:value="3084.288" calcext:value-type="float">
            <text:p>3084,288</text:p>
          </table:table-cell>
          <table:table-cell office:value-type="float" office:value="8464" calcext:value-type="float">
            <text:p>8464</text:p>
          </table:table-cell>
        </table:table-row>
        <table:table-row table:style-name="ro1">
          <table:table-cell table:formula="of:=[.A754]+4.096" office:value-type="float" office:value="3088.384" calcext:value-type="float">
            <text:p>3088,384</text:p>
          </table:table-cell>
          <table:table-cell office:value-type="float" office:value="8460" calcext:value-type="float">
            <text:p>8460</text:p>
          </table:table-cell>
        </table:table-row>
        <table:table-row table:style-name="ro1">
          <table:table-cell table:formula="of:=[.A755]+4.096" office:value-type="float" office:value="3092.48" calcext:value-type="float">
            <text:p>3092,48</text:p>
          </table:table-cell>
          <table:table-cell office:value-type="float" office:value="8387" calcext:value-type="float">
            <text:p>8387</text:p>
          </table:table-cell>
        </table:table-row>
        <table:table-row table:style-name="ro1">
          <table:table-cell table:formula="of:=[.A756]+4.096" office:value-type="float" office:value="3096.576" calcext:value-type="float">
            <text:p>3096,576</text:p>
          </table:table-cell>
          <table:table-cell office:value-type="float" office:value="8411" calcext:value-type="float">
            <text:p>8411</text:p>
          </table:table-cell>
        </table:table-row>
        <table:table-row table:style-name="ro1">
          <table:table-cell table:formula="of:=[.A757]+4.096" office:value-type="float" office:value="3100.672" calcext:value-type="float">
            <text:p>3100,672</text:p>
          </table:table-cell>
          <table:table-cell office:value-type="float" office:value="8409" calcext:value-type="float">
            <text:p>8409</text:p>
          </table:table-cell>
        </table:table-row>
        <table:table-row table:style-name="ro1">
          <table:table-cell table:formula="of:=[.A758]+4.096" office:value-type="float" office:value="3104.768" calcext:value-type="float">
            <text:p>3104,768</text:p>
          </table:table-cell>
          <table:table-cell office:value-type="float" office:value="8404" calcext:value-type="float">
            <text:p>8404</text:p>
          </table:table-cell>
        </table:table-row>
        <table:table-row table:style-name="ro1">
          <table:table-cell table:formula="of:=[.A759]+4.096" office:value-type="float" office:value="3108.864" calcext:value-type="float">
            <text:p>3108,864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table:formula="of:=[.A760]+4.096" office:value-type="float" office:value="3112.96" calcext:value-type="float">
            <text:p>3112,96</text:p>
          </table:table-cell>
          <table:table-cell office:value-type="float" office:value="8399" calcext:value-type="float">
            <text:p>8399</text:p>
          </table:table-cell>
        </table:table-row>
        <table:table-row table:style-name="ro1">
          <table:table-cell table:formula="of:=[.A761]+4.096" office:value-type="float" office:value="3117.056" calcext:value-type="float">
            <text:p>3117,056</text:p>
          </table:table-cell>
          <table:table-cell office:value-type="float" office:value="8398" calcext:value-type="float">
            <text:p>8398</text:p>
          </table:table-cell>
        </table:table-row>
        <table:table-row table:style-name="ro1">
          <table:table-cell table:formula="of:=[.A762]+4.096" office:value-type="float" office:value="3121.152" calcext:value-type="float">
            <text:p>3121,152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table:formula="of:=[.A763]+4.096" office:value-type="float" office:value="3125.248" calcext:value-type="float">
            <text:p>3125,248</text:p>
          </table:table-cell>
          <table:table-cell office:value-type="float" office:value="8399" calcext:value-type="float">
            <text:p>8399</text:p>
          </table:table-cell>
        </table:table-row>
        <table:table-row table:style-name="ro1">
          <table:table-cell table:formula="of:=[.A764]+4.096" office:value-type="float" office:value="3129.344" calcext:value-type="float">
            <text:p>3129,344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765]+4.096" office:value-type="float" office:value="3133.44" calcext:value-type="float">
            <text:p>3133,44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766]+4.096" office:value-type="float" office:value="3137.536" calcext:value-type="float">
            <text:p>3137,536</text:p>
          </table:table-cell>
          <table:table-cell office:value-type="float" office:value="8328" calcext:value-type="float">
            <text:p>8328</text:p>
          </table:table-cell>
        </table:table-row>
        <table:table-row table:style-name="ro1">
          <table:table-cell table:formula="of:=[.A767]+4.096" office:value-type="float" office:value="3141.632" calcext:value-type="float">
            <text:p>3141,632</text:p>
          </table:table-cell>
          <table:table-cell office:value-type="float" office:value="8329" calcext:value-type="float">
            <text:p>8329</text:p>
          </table:table-cell>
        </table:table-row>
        <table:table-row table:style-name="ro1">
          <table:table-cell table:formula="of:=[.A768]+4.096" office:value-type="float" office:value="3145.728" calcext:value-type="float">
            <text:p>3145,728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769]+4.096" office:value-type="float" office:value="3149.824" calcext:value-type="float">
            <text:p>3149,824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770]+4.096" office:value-type="float" office:value="3153.92" calcext:value-type="float">
            <text:p>3153,92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771]+4.096" office:value-type="float" office:value="3158.016" calcext:value-type="float">
            <text:p>3158,016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772]+4.096" office:value-type="float" office:value="3162.112" calcext:value-type="float">
            <text:p>3162,112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table:formula="of:=[.A773]+4.096" office:value-type="float" office:value="3166.208" calcext:value-type="float">
            <text:p>3166,208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774]+4.096" office:value-type="float" office:value="3170.304" calcext:value-type="float">
            <text:p>3170,304</text:p>
          </table:table-cell>
          <table:table-cell office:value-type="float" office:value="8332" calcext:value-type="float">
            <text:p>8332</text:p>
          </table:table-cell>
        </table:table-row>
        <table:table-row table:style-name="ro1">
          <table:table-cell table:formula="of:=[.A775]+4.096" office:value-type="float" office:value="3174.4" calcext:value-type="float">
            <text:p>3174,4</text:p>
          </table:table-cell>
          <table:table-cell office:value-type="float" office:value="8332" calcext:value-type="float">
            <text:p>8332</text:p>
          </table:table-cell>
        </table:table-row>
        <table:table-row table:style-name="ro1">
          <table:table-cell table:formula="of:=[.A776]+4.096" office:value-type="float" office:value="3178.496" calcext:value-type="float">
            <text:p>3178,496</text:p>
          </table:table-cell>
          <table:table-cell office:value-type="float" office:value="8330" calcext:value-type="float">
            <text:p>8330</text:p>
          </table:table-cell>
        </table:table-row>
        <table:table-row table:style-name="ro1">
          <table:table-cell table:formula="of:=[.A777]+4.096" office:value-type="float" office:value="3182.592" calcext:value-type="float">
            <text:p>3182,592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778]+4.096" office:value-type="float" office:value="3186.688" calcext:value-type="float">
            <text:p>3186,688</text:p>
          </table:table-cell>
          <table:table-cell office:value-type="float" office:value="8332" calcext:value-type="float">
            <text:p>8332</text:p>
          </table:table-cell>
        </table:table-row>
        <table:table-row table:style-name="ro1">
          <table:table-cell table:formula="of:=[.A779]+4.096" office:value-type="float" office:value="3190.784" calcext:value-type="float">
            <text:p>3190,784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780]+4.096" office:value-type="float" office:value="3194.88" calcext:value-type="float">
            <text:p>3194,88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781]+4.096" office:value-type="float" office:value="3198.976" calcext:value-type="float">
            <text:p>3198,976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782]+4.096" office:value-type="float" office:value="3203.072" calcext:value-type="float">
            <text:p>3203,072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783]+4.096" office:value-type="float" office:value="3207.168" calcext:value-type="float">
            <text:p>3207,168</text:p>
          </table:table-cell>
          <table:table-cell office:value-type="float" office:value="8330" calcext:value-type="float">
            <text:p>8330</text:p>
          </table:table-cell>
        </table:table-row>
        <table:table-row table:style-name="ro1">
          <table:table-cell table:formula="of:=[.A784]+4.096" office:value-type="float" office:value="3211.264" calcext:value-type="float">
            <text:p>3211,264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785]+4.096" office:value-type="float" office:value="3215.36" calcext:value-type="float">
            <text:p>3215,36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786]+4.096" office:value-type="float" office:value="3219.456" calcext:value-type="float">
            <text:p>3219,456</text:p>
          </table:table-cell>
          <table:table-cell office:value-type="float" office:value="8332" calcext:value-type="float">
            <text:p>8332</text:p>
          </table:table-cell>
        </table:table-row>
        <table:table-row table:style-name="ro1">
          <table:table-cell table:formula="of:=[.A787]+4.096" office:value-type="float" office:value="3223.552" calcext:value-type="float">
            <text:p>3223,552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788]+4.096" office:value-type="float" office:value="3227.648" calcext:value-type="float">
            <text:p>3227,648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789]+4.096" office:value-type="float" office:value="3231.744" calcext:value-type="float">
            <text:p>3231,744</text:p>
          </table:table-cell>
          <table:table-cell office:value-type="float" office:value="8339" calcext:value-type="float">
            <text:p>8339</text:p>
          </table:table-cell>
        </table:table-row>
        <table:table-row table:style-name="ro1">
          <table:table-cell table:formula="of:=[.A790]+4.096" office:value-type="float" office:value="3235.84" calcext:value-type="float">
            <text:p>3235,84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table:formula="of:=[.A791]+4.096" office:value-type="float" office:value="3239.936" calcext:value-type="float">
            <text:p>3239,936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792]+4.096" office:value-type="float" office:value="3244.032" calcext:value-type="float">
            <text:p>3244,032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793]+4.096" office:value-type="float" office:value="3248.128" calcext:value-type="float">
            <text:p>3248,128</text:p>
          </table:table-cell>
          <table:table-cell office:value-type="float" office:value="8337" calcext:value-type="float">
            <text:p>8337</text:p>
          </table:table-cell>
        </table:table-row>
        <table:table-row table:style-name="ro1">
          <table:table-cell table:formula="of:=[.A794]+4.096" office:value-type="float" office:value="3252.224" calcext:value-type="float">
            <text:p>3252,224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795]+4.096" office:value-type="float" office:value="3256.32" calcext:value-type="float">
            <text:p>3256,32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796]+4.096" office:value-type="float" office:value="3260.416" calcext:value-type="float">
            <text:p>3260,416</text:p>
          </table:table-cell>
          <table:table-cell office:value-type="float" office:value="8337" calcext:value-type="float">
            <text:p>8337</text:p>
          </table:table-cell>
        </table:table-row>
        <table:table-row table:style-name="ro1">
          <table:table-cell table:formula="of:=[.A797]+4.096" office:value-type="float" office:value="3264.512" calcext:value-type="float">
            <text:p>3264,512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798]+4.096" office:value-type="float" office:value="3268.608" calcext:value-type="float">
            <text:p>3268,608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table:formula="of:=[.A799]+4.096" office:value-type="float" office:value="3272.704" calcext:value-type="float">
            <text:p>3272,704</text:p>
          </table:table-cell>
          <table:table-cell office:value-type="float" office:value="8337" calcext:value-type="float">
            <text:p>8337</text:p>
          </table:table-cell>
        </table:table-row>
        <table:table-row table:style-name="ro1">
          <table:table-cell table:formula="of:=[.A800]+4.096" office:value-type="float" office:value="3276.8" calcext:value-type="float">
            <text:p>3276,8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801]+4.096" office:value-type="float" office:value="3280.896" calcext:value-type="float">
            <text:p>3280,896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802]+4.096" office:value-type="float" office:value="3284.992" calcext:value-type="float">
            <text:p>3284,992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803]+4.096" office:value-type="float" office:value="3289.088" calcext:value-type="float">
            <text:p>3289,088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804]+4.096" office:value-type="float" office:value="3293.184" calcext:value-type="float">
            <text:p>3293,184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805]+4.096" office:value-type="float" office:value="3297.28" calcext:value-type="float">
            <text:p>3297,28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806]+4.096" office:value-type="float" office:value="3301.376" calcext:value-type="float">
            <text:p>3301,376</text:p>
          </table:table-cell>
          <table:table-cell office:value-type="float" office:value="8332" calcext:value-type="float">
            <text:p>8332</text:p>
          </table:table-cell>
        </table:table-row>
        <table:table-row table:style-name="ro1">
          <table:table-cell table:formula="of:=[.A807]+4.096" office:value-type="float" office:value="3305.472" calcext:value-type="float">
            <text:p>3305,472</text:p>
          </table:table-cell>
          <table:table-cell office:value-type="float" office:value="8337" calcext:value-type="float">
            <text:p>8337</text:p>
          </table:table-cell>
        </table:table-row>
        <table:table-row table:style-name="ro1">
          <table:table-cell table:formula="of:=[.A808]+4.096" office:value-type="float" office:value="3309.568" calcext:value-type="float">
            <text:p>3309,568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table:formula="of:=[.A809]+4.096" office:value-type="float" office:value="3313.664" calcext:value-type="float">
            <text:p>3313,664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810]+4.096" office:value-type="float" office:value="3317.76" calcext:value-type="float">
            <text:p>3317,76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table:formula="of:=[.A811]+4.096" office:value-type="float" office:value="3321.856" calcext:value-type="float">
            <text:p>3321,856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812]+4.096" office:value-type="float" office:value="3325.952" calcext:value-type="float">
            <text:p>3325,952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813]+4.096" office:value-type="float" office:value="3330.048" calcext:value-type="float">
            <text:p>3330,048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814]+4.096" office:value-type="float" office:value="3334.144" calcext:value-type="float">
            <text:p>3334,144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815]+4.096" office:value-type="float" office:value="3338.24" calcext:value-type="float">
            <text:p>3338,24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table:formula="of:=[.A816]+4.096" office:value-type="float" office:value="3342.336" calcext:value-type="float">
            <text:p>3342,336</text:p>
          </table:table-cell>
          <table:table-cell office:value-type="float" office:value="8332" calcext:value-type="float">
            <text:p>8332</text:p>
          </table:table-cell>
        </table:table-row>
        <table:table-row table:style-name="ro1">
          <table:table-cell table:formula="of:=[.A817]+4.096" office:value-type="float" office:value="3346.432" calcext:value-type="float">
            <text:p>3346,432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818]+4.096" office:value-type="float" office:value="3350.528" calcext:value-type="float">
            <text:p>3350,528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819]+4.096" office:value-type="float" office:value="3354.624" calcext:value-type="float">
            <text:p>3354,624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820]+4.096" office:value-type="float" office:value="3358.72" calcext:value-type="float">
            <text:p>3358,72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821]+4.096" office:value-type="float" office:value="3362.816" calcext:value-type="float">
            <text:p>3362,816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822]+4.096" office:value-type="float" office:value="3366.912" calcext:value-type="float">
            <text:p>3366,912</text:p>
          </table:table-cell>
          <table:table-cell office:value-type="float" office:value="8332" calcext:value-type="float">
            <text:p>8332</text:p>
          </table:table-cell>
        </table:table-row>
        <table:table-row table:style-name="ro1">
          <table:table-cell table:formula="of:=[.A823]+4.096" office:value-type="float" office:value="3371.008" calcext:value-type="float">
            <text:p>3371,008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824]+4.096" office:value-type="float" office:value="3375.104" calcext:value-type="float">
            <text:p>3375,104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table:formula="of:=[.A825]+4.096" office:value-type="float" office:value="3379.2" calcext:value-type="float">
            <text:p>3379,2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826]+4.096" office:value-type="float" office:value="3383.296" calcext:value-type="float">
            <text:p>3383,296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827]+4.096" office:value-type="float" office:value="3387.392" calcext:value-type="float">
            <text:p>3387,392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828]+4.096" office:value-type="float" office:value="3391.488" calcext:value-type="float">
            <text:p>3391,488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table:formula="of:=[.A829]+4.096" office:value-type="float" office:value="3395.584" calcext:value-type="float">
            <text:p>3395,584</text:p>
          </table:table-cell>
          <table:table-cell office:value-type="float" office:value="8341" calcext:value-type="float">
            <text:p>8341</text:p>
          </table:table-cell>
        </table:table-row>
        <table:table-row table:style-name="ro1">
          <table:table-cell table:formula="of:=[.A830]+4.096" office:value-type="float" office:value="3399.68" calcext:value-type="float">
            <text:p>3399,68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831]+4.096" office:value-type="float" office:value="3403.776" calcext:value-type="float">
            <text:p>3403,776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832]+4.096" office:value-type="float" office:value="3407.872" calcext:value-type="float">
            <text:p>3407,872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833]+4.096" office:value-type="float" office:value="3411.968" calcext:value-type="float">
            <text:p>3411,968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834]+4.096" office:value-type="float" office:value="3416.064" calcext:value-type="float">
            <text:p>3416,064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835]+4.096" office:value-type="float" office:value="3420.16" calcext:value-type="float">
            <text:p>3420,16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836]+4.096" office:value-type="float" office:value="3424.256" calcext:value-type="float">
            <text:p>3424,256</text:p>
          </table:table-cell>
          <table:table-cell office:value-type="float" office:value="8339" calcext:value-type="float">
            <text:p>8339</text:p>
          </table:table-cell>
        </table:table-row>
        <table:table-row table:style-name="ro1">
          <table:table-cell table:formula="of:=[.A837]+4.096" office:value-type="float" office:value="3428.352" calcext:value-type="float">
            <text:p>3428,352</text:p>
          </table:table-cell>
          <table:table-cell office:value-type="float" office:value="8332" calcext:value-type="float">
            <text:p>8332</text:p>
          </table:table-cell>
        </table:table-row>
        <table:table-row table:style-name="ro1">
          <table:table-cell table:formula="of:=[.A838]+4.096" office:value-type="float" office:value="3432.448" calcext:value-type="float">
            <text:p>3432,448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839]+4.096" office:value-type="float" office:value="3436.544" calcext:value-type="float">
            <text:p>3436,544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840]+4.096" office:value-type="float" office:value="3440.64" calcext:value-type="float">
            <text:p>3440,64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841]+4.096" office:value-type="float" office:value="3444.736" calcext:value-type="float">
            <text:p>3444,736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842]+4.096" office:value-type="float" office:value="3448.832" calcext:value-type="float">
            <text:p>3448,832</text:p>
          </table:table-cell>
          <table:table-cell office:value-type="float" office:value="8339" calcext:value-type="float">
            <text:p>8339</text:p>
          </table:table-cell>
        </table:table-row>
        <table:table-row table:style-name="ro1">
          <table:table-cell table:formula="of:=[.A843]+4.096" office:value-type="float" office:value="3452.928" calcext:value-type="float">
            <text:p>3452,928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844]+4.096" office:value-type="float" office:value="3457.024" calcext:value-type="float">
            <text:p>3457,024</text:p>
          </table:table-cell>
          <table:table-cell office:value-type="float" office:value="8330" calcext:value-type="float">
            <text:p>8330</text:p>
          </table:table-cell>
        </table:table-row>
        <table:table-row table:style-name="ro1">
          <table:table-cell table:formula="of:=[.A845]+4.096" office:value-type="float" office:value="3461.12" calcext:value-type="float">
            <text:p>3461,12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846]+4.096" office:value-type="float" office:value="3465.216" calcext:value-type="float">
            <text:p>3465,216</text:p>
          </table:table-cell>
          <table:table-cell office:value-type="float" office:value="8327" calcext:value-type="float">
            <text:p>8327</text:p>
          </table:table-cell>
        </table:table-row>
        <table:table-row table:style-name="ro1">
          <table:table-cell table:formula="of:=[.A847]+4.096" office:value-type="float" office:value="3469.312" calcext:value-type="float">
            <text:p>3469,312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table:formula="of:=[.A848]+4.096" office:value-type="float" office:value="3473.408" calcext:value-type="float">
            <text:p>3473,408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849]+4.096" office:value-type="float" office:value="3477.504" calcext:value-type="float">
            <text:p>3477,504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table:formula="of:=[.A850]+4.096" office:value-type="float" office:value="3481.6" calcext:value-type="float">
            <text:p>3481,6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851]+4.096" office:value-type="float" office:value="3485.696" calcext:value-type="float">
            <text:p>3485,696</text:p>
          </table:table-cell>
          <table:table-cell office:value-type="float" office:value="8330" calcext:value-type="float">
            <text:p>8330</text:p>
          </table:table-cell>
        </table:table-row>
        <table:table-row table:style-name="ro1">
          <table:table-cell table:formula="of:=[.A852]+4.096" office:value-type="float" office:value="3489.792" calcext:value-type="float">
            <text:p>3489,792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853]+4.096" office:value-type="float" office:value="3493.888" calcext:value-type="float">
            <text:p>3493,888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854]+4.096" office:value-type="float" office:value="3497.984" calcext:value-type="float">
            <text:p>3497,984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855]+4.096" office:value-type="float" office:value="3502.08" calcext:value-type="float">
            <text:p>3502,08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856]+4.096" office:value-type="float" office:value="3506.176" calcext:value-type="float">
            <text:p>3506,176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857]+4.096" office:value-type="float" office:value="3510.272" calcext:value-type="float">
            <text:p>3510,272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table:formula="of:=[.A858]+4.096" office:value-type="float" office:value="3514.368" calcext:value-type="float">
            <text:p>3514,368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859]+4.096" office:value-type="float" office:value="3518.464" calcext:value-type="float">
            <text:p>3518,464</text:p>
          </table:table-cell>
          <table:table-cell office:value-type="float" office:value="8337" calcext:value-type="float">
            <text:p>8337</text:p>
          </table:table-cell>
        </table:table-row>
        <table:table-row table:style-name="ro1">
          <table:table-cell table:formula="of:=[.A860]+4.096" office:value-type="float" office:value="3522.56" calcext:value-type="float">
            <text:p>3522,56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861]+4.096" office:value-type="float" office:value="3526.656" calcext:value-type="float">
            <text:p>3526,656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862]+4.096" office:value-type="float" office:value="3530.752" calcext:value-type="float">
            <text:p>3530,752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863]+4.096" office:value-type="float" office:value="3534.848" calcext:value-type="float">
            <text:p>3534,848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864]+4.096" office:value-type="float" office:value="3538.944" calcext:value-type="float">
            <text:p>3538,944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865]+4.096" office:value-type="float" office:value="3543.04" calcext:value-type="float">
            <text:p>3543,04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866]+4.096" office:value-type="float" office:value="3547.136" calcext:value-type="float">
            <text:p>3547,136</text:p>
          </table:table-cell>
          <table:table-cell office:value-type="float" office:value="8339" calcext:value-type="float">
            <text:p>8339</text:p>
          </table:table-cell>
        </table:table-row>
        <table:table-row table:style-name="ro1">
          <table:table-cell table:formula="of:=[.A867]+4.096" office:value-type="float" office:value="3551.232" calcext:value-type="float">
            <text:p>3551,232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868]+4.096" office:value-type="float" office:value="3555.328" calcext:value-type="float">
            <text:p>3555,328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869]+4.096" office:value-type="float" office:value="3559.424" calcext:value-type="float">
            <text:p>3559,424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870]+4.096" office:value-type="float" office:value="3563.52" calcext:value-type="float">
            <text:p>3563,52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871]+4.096" office:value-type="float" office:value="3567.616" calcext:value-type="float">
            <text:p>3567,616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872]+4.096" office:value-type="float" office:value="3571.712" calcext:value-type="float">
            <text:p>3571,712</text:p>
          </table:table-cell>
          <table:table-cell office:value-type="float" office:value="8339" calcext:value-type="float">
            <text:p>8339</text:p>
          </table:table-cell>
        </table:table-row>
        <table:table-row table:style-name="ro1">
          <table:table-cell table:formula="of:=[.A873]+4.096" office:value-type="float" office:value="3575.808" calcext:value-type="float">
            <text:p>3575,808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874]+4.096" office:value-type="float" office:value="3579.904" calcext:value-type="float">
            <text:p>3579,904</text:p>
          </table:table-cell>
          <table:table-cell office:value-type="float" office:value="8332" calcext:value-type="float">
            <text:p>8332</text:p>
          </table:table-cell>
        </table:table-row>
        <table:table-row table:style-name="ro1">
          <table:table-cell table:formula="of:=[.A875]+4.096" office:value-type="float" office:value="3584" calcext:value-type="float">
            <text:p>3584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876]+4.096" office:value-type="float" office:value="3588.096" calcext:value-type="float">
            <text:p>3588,096</text:p>
          </table:table-cell>
          <table:table-cell office:value-type="float" office:value="8339" calcext:value-type="float">
            <text:p>8339</text:p>
          </table:table-cell>
        </table:table-row>
        <table:table-row table:style-name="ro1">
          <table:table-cell table:formula="of:=[.A877]+4.096" office:value-type="float" office:value="3592.192" calcext:value-type="float">
            <text:p>3592,192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878]+4.096" office:value-type="float" office:value="3596.288" calcext:value-type="float">
            <text:p>3596,288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table:formula="of:=[.A879]+4.096" office:value-type="float" office:value="3600.384" calcext:value-type="float">
            <text:p>3600,384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880]+4.096" office:value-type="float" office:value="3604.48" calcext:value-type="float">
            <text:p>3604,48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881]+4.096" office:value-type="float" office:value="3608.576" calcext:value-type="float">
            <text:p>3608,576</text:p>
          </table:table-cell>
          <table:table-cell office:value-type="float" office:value="8327" calcext:value-type="float">
            <text:p>8327</text:p>
          </table:table-cell>
        </table:table-row>
        <table:table-row table:style-name="ro1">
          <table:table-cell table:formula="of:=[.A882]+4.096" office:value-type="float" office:value="3612.672" calcext:value-type="float">
            <text:p>3612,672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883]+4.096" office:value-type="float" office:value="3616.768" calcext:value-type="float">
            <text:p>3616,768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884]+4.096" office:value-type="float" office:value="3620.864" calcext:value-type="float">
            <text:p>3620,864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885]+4.096" office:value-type="float" office:value="3624.96" calcext:value-type="float">
            <text:p>3624,96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886]+4.096" office:value-type="float" office:value="3629.056" calcext:value-type="float">
            <text:p>3629,056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887]+4.096" office:value-type="float" office:value="3633.152" calcext:value-type="float">
            <text:p>3633,152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888]+4.096" office:value-type="float" office:value="3637.248" calcext:value-type="float">
            <text:p>3637,248</text:p>
          </table:table-cell>
          <table:table-cell office:value-type="float" office:value="8329" calcext:value-type="float">
            <text:p>8329</text:p>
          </table:table-cell>
        </table:table-row>
        <table:table-row table:style-name="ro1">
          <table:table-cell table:formula="of:=[.A889]+4.096" office:value-type="float" office:value="3641.344" calcext:value-type="float">
            <text:p>3641,344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890]+4.096" office:value-type="float" office:value="3645.44" calcext:value-type="float">
            <text:p>3645,44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891]+4.096" office:value-type="float" office:value="3649.536" calcext:value-type="float">
            <text:p>3649,536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892]+4.096" office:value-type="float" office:value="3653.632" calcext:value-type="float">
            <text:p>3653,632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893]+4.096" office:value-type="float" office:value="3657.728" calcext:value-type="float">
            <text:p>3657,728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894]+4.096" office:value-type="float" office:value="3661.824" calcext:value-type="float">
            <text:p>3661,824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895]+4.096" office:value-type="float" office:value="3665.92" calcext:value-type="float">
            <text:p>3665,92</text:p>
          </table:table-cell>
          <table:table-cell office:value-type="float" office:value="8337" calcext:value-type="float">
            <text:p>8337</text:p>
          </table:table-cell>
        </table:table-row>
        <table:table-row table:style-name="ro1">
          <table:table-cell table:formula="of:=[.A896]+4.096" office:value-type="float" office:value="3670.016" calcext:value-type="float">
            <text:p>3670,016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897]+4.096" office:value-type="float" office:value="3674.112" calcext:value-type="float">
            <text:p>3674,112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898]+4.096" office:value-type="float" office:value="3678.208" calcext:value-type="float">
            <text:p>3678,208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899]+4.096" office:value-type="float" office:value="3682.304" calcext:value-type="float">
            <text:p>3682,304</text:p>
          </table:table-cell>
          <table:table-cell office:value-type="float" office:value="8332" calcext:value-type="float">
            <text:p>8332</text:p>
          </table:table-cell>
        </table:table-row>
        <table:table-row table:style-name="ro1">
          <table:table-cell table:formula="of:=[.A900]+4.096" office:value-type="float" office:value="3686.4" calcext:value-type="float">
            <text:p>3686,4</text:p>
          </table:table-cell>
          <table:table-cell office:value-type="float" office:value="8329" calcext:value-type="float">
            <text:p>8329</text:p>
          </table:table-cell>
        </table:table-row>
        <table:table-row table:style-name="ro1">
          <table:table-cell table:formula="of:=[.A901]+4.096" office:value-type="float" office:value="3690.496" calcext:value-type="float">
            <text:p>3690,496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902]+4.096" office:value-type="float" office:value="3694.592" calcext:value-type="float">
            <text:p>3694,592</text:p>
          </table:table-cell>
          <table:table-cell office:value-type="float" office:value="8327" calcext:value-type="float">
            <text:p>8327</text:p>
          </table:table-cell>
        </table:table-row>
        <table:table-row table:style-name="ro1">
          <table:table-cell table:formula="of:=[.A903]+4.096" office:value-type="float" office:value="3698.688" calcext:value-type="float">
            <text:p>3698,688</text:p>
          </table:table-cell>
          <table:table-cell office:value-type="float" office:value="8330" calcext:value-type="float">
            <text:p>8330</text:p>
          </table:table-cell>
        </table:table-row>
        <table:table-row table:style-name="ro1">
          <table:table-cell table:formula="of:=[.A904]+4.096" office:value-type="float" office:value="3702.784" calcext:value-type="float">
            <text:p>3702,784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905]+4.096" office:value-type="float" office:value="3706.88" calcext:value-type="float">
            <text:p>3706,88</text:p>
          </table:table-cell>
          <table:table-cell office:value-type="float" office:value="8329" calcext:value-type="float">
            <text:p>8329</text:p>
          </table:table-cell>
        </table:table-row>
        <table:table-row table:style-name="ro1">
          <table:table-cell table:formula="of:=[.A906]+4.096" office:value-type="float" office:value="3710.976" calcext:value-type="float">
            <text:p>3710,976</text:p>
          </table:table-cell>
          <table:table-cell office:value-type="float" office:value="8329" calcext:value-type="float">
            <text:p>8329</text:p>
          </table:table-cell>
        </table:table-row>
        <table:table-row table:style-name="ro1">
          <table:table-cell table:formula="of:=[.A907]+4.096" office:value-type="float" office:value="3715.072" calcext:value-type="float">
            <text:p>3715,072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908]+4.096" office:value-type="float" office:value="3719.168" calcext:value-type="float">
            <text:p>3719,168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909]+4.096" office:value-type="float" office:value="3723.264" calcext:value-type="float">
            <text:p>3723,264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910]+4.096" office:value-type="float" office:value="3727.36" calcext:value-type="float">
            <text:p>3727,36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911]+4.096" office:value-type="float" office:value="3731.456" calcext:value-type="float">
            <text:p>3731,456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912]+4.096" office:value-type="float" office:value="3735.552" calcext:value-type="float">
            <text:p>3735,552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913]+4.096" office:value-type="float" office:value="3739.648" calcext:value-type="float">
            <text:p>3739,648</text:p>
          </table:table-cell>
          <table:table-cell office:value-type="float" office:value="8329" calcext:value-type="float">
            <text:p>8329</text:p>
          </table:table-cell>
        </table:table-row>
        <table:table-row table:style-name="ro1">
          <table:table-cell table:formula="of:=[.A914]+4.096" office:value-type="float" office:value="3743.744" calcext:value-type="float">
            <text:p>3743,744</text:p>
          </table:table-cell>
          <table:table-cell office:value-type="float" office:value="8337" calcext:value-type="float">
            <text:p>8337</text:p>
          </table:table-cell>
        </table:table-row>
        <table:table-row table:style-name="ro1">
          <table:table-cell table:formula="of:=[.A915]+4.096" office:value-type="float" office:value="3747.84" calcext:value-type="float">
            <text:p>3747,84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table:formula="of:=[.A916]+4.096" office:value-type="float" office:value="3751.936" calcext:value-type="float">
            <text:p>3751,936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917]+4.096" office:value-type="float" office:value="3756.032" calcext:value-type="float">
            <text:p>3756,032</text:p>
          </table:table-cell>
          <table:table-cell office:value-type="float" office:value="8332" calcext:value-type="float">
            <text:p>8332</text:p>
          </table:table-cell>
        </table:table-row>
        <table:table-row table:style-name="ro1">
          <table:table-cell table:formula="of:=[.A918]+4.096" office:value-type="float" office:value="3760.128" calcext:value-type="float">
            <text:p>3760,128</text:p>
          </table:table-cell>
          <table:table-cell office:value-type="float" office:value="8330" calcext:value-type="float">
            <text:p>8330</text:p>
          </table:table-cell>
        </table:table-row>
        <table:table-row table:style-name="ro1">
          <table:table-cell table:formula="of:=[.A919]+4.096" office:value-type="float" office:value="3764.224" calcext:value-type="float">
            <text:p>3764,224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920]+4.096" office:value-type="float" office:value="3768.32" calcext:value-type="float">
            <text:p>3768,32</text:p>
          </table:table-cell>
          <table:table-cell office:value-type="float" office:value="8332" calcext:value-type="float">
            <text:p>8332</text:p>
          </table:table-cell>
        </table:table-row>
        <table:table-row table:style-name="ro1">
          <table:table-cell table:formula="of:=[.A921]+4.096" office:value-type="float" office:value="3772.416" calcext:value-type="float">
            <text:p>3772,416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922]+4.096" office:value-type="float" office:value="3776.512" calcext:value-type="float">
            <text:p>3776,512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923]+4.096" office:value-type="float" office:value="3780.608" calcext:value-type="float">
            <text:p>3780,608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924]+4.096" office:value-type="float" office:value="3784.704" calcext:value-type="float">
            <text:p>3784,704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925]+4.096" office:value-type="float" office:value="3788.8" calcext:value-type="float">
            <text:p>3788,8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926]+4.096" office:value-type="float" office:value="3792.896" calcext:value-type="float">
            <text:p>3792,896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927]+4.096" office:value-type="float" office:value="3796.992" calcext:value-type="float">
            <text:p>3796,992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928]+4.096" office:value-type="float" office:value="3801.088" calcext:value-type="float">
            <text:p>3801,088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929]+4.096" office:value-type="float" office:value="3805.184" calcext:value-type="float">
            <text:p>3805,184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930]+4.096" office:value-type="float" office:value="3809.28" calcext:value-type="float">
            <text:p>3809,28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931]+4.096" office:value-type="float" office:value="3813.376" calcext:value-type="float">
            <text:p>3813,376</text:p>
          </table:table-cell>
          <table:table-cell office:value-type="float" office:value="8329" calcext:value-type="float">
            <text:p>8329</text:p>
          </table:table-cell>
        </table:table-row>
        <table:table-row table:style-name="ro1">
          <table:table-cell table:formula="of:=[.A932]+4.096" office:value-type="float" office:value="3817.472" calcext:value-type="float">
            <text:p>3817,472</text:p>
          </table:table-cell>
          <table:table-cell office:value-type="float" office:value="8330" calcext:value-type="float">
            <text:p>8330</text:p>
          </table:table-cell>
        </table:table-row>
        <table:table-row table:style-name="ro1">
          <table:table-cell table:formula="of:=[.A933]+4.096" office:value-type="float" office:value="3821.568" calcext:value-type="float">
            <text:p>3821,568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934]+4.096" office:value-type="float" office:value="3825.664" calcext:value-type="float">
            <text:p>3825,664</text:p>
          </table:table-cell>
          <table:table-cell office:value-type="float" office:value="8332" calcext:value-type="float">
            <text:p>8332</text:p>
          </table:table-cell>
        </table:table-row>
        <table:table-row table:style-name="ro1">
          <table:table-cell table:formula="of:=[.A935]+4.096" office:value-type="float" office:value="3829.76" calcext:value-type="float">
            <text:p>3829,76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936]+4.096" office:value-type="float" office:value="3833.856" calcext:value-type="float">
            <text:p>3833,856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937]+4.096" office:value-type="float" office:value="3837.952" calcext:value-type="float">
            <text:p>3837,952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938]+4.096" office:value-type="float" office:value="3842.048" calcext:value-type="float">
            <text:p>3842,048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939]+4.096" office:value-type="float" office:value="3846.144" calcext:value-type="float">
            <text:p>3846,144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940]+4.096" office:value-type="float" office:value="3850.24" calcext:value-type="float">
            <text:p>3850,24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941]+4.096" office:value-type="float" office:value="3854.336" calcext:value-type="float">
            <text:p>3854,336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942]+4.096" office:value-type="float" office:value="3858.432" calcext:value-type="float">
            <text:p>3858,432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943]+4.096" office:value-type="float" office:value="3862.528" calcext:value-type="float">
            <text:p>3862,528</text:p>
          </table:table-cell>
          <table:table-cell office:value-type="float" office:value="8339" calcext:value-type="float">
            <text:p>8339</text:p>
          </table:table-cell>
        </table:table-row>
        <table:table-row table:style-name="ro1">
          <table:table-cell table:formula="of:=[.A944]+4.096" office:value-type="float" office:value="3866.624" calcext:value-type="float">
            <text:p>3866,624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945]+4.096" office:value-type="float" office:value="3870.72" calcext:value-type="float">
            <text:p>3870,72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table:formula="of:=[.A946]+4.096" office:value-type="float" office:value="3874.816" calcext:value-type="float">
            <text:p>3874,816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947]+4.096" office:value-type="float" office:value="3878.912" calcext:value-type="float">
            <text:p>3878,912</text:p>
          </table:table-cell>
          <table:table-cell office:value-type="float" office:value="8332" calcext:value-type="float">
            <text:p>8332</text:p>
          </table:table-cell>
        </table:table-row>
        <table:table-row table:style-name="ro1">
          <table:table-cell table:formula="of:=[.A948]+4.096" office:value-type="float" office:value="3883.008" calcext:value-type="float">
            <text:p>3883,008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949]+4.096" office:value-type="float" office:value="3887.104" calcext:value-type="float">
            <text:p>3887,104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950]+4.096" office:value-type="float" office:value="3891.2" calcext:value-type="float">
            <text:p>3891,2</text:p>
          </table:table-cell>
          <table:table-cell office:value-type="float" office:value="8332" calcext:value-type="float">
            <text:p>8332</text:p>
          </table:table-cell>
        </table:table-row>
        <table:table-row table:style-name="ro1">
          <table:table-cell table:formula="of:=[.A951]+4.096" office:value-type="float" office:value="3895.296" calcext:value-type="float">
            <text:p>3895,296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952]+4.096" office:value-type="float" office:value="3899.392" calcext:value-type="float">
            <text:p>3899,392</text:p>
          </table:table-cell>
          <table:table-cell office:value-type="float" office:value="8329" calcext:value-type="float">
            <text:p>8329</text:p>
          </table:table-cell>
        </table:table-row>
        <table:table-row table:style-name="ro1">
          <table:table-cell table:formula="of:=[.A953]+4.096" office:value-type="float" office:value="3903.488" calcext:value-type="float">
            <text:p>3903,488</text:p>
          </table:table-cell>
          <table:table-cell office:value-type="float" office:value="8330" calcext:value-type="float">
            <text:p>8330</text:p>
          </table:table-cell>
        </table:table-row>
        <table:table-row table:style-name="ro1">
          <table:table-cell table:formula="of:=[.A954]+4.096" office:value-type="float" office:value="3907.584" calcext:value-type="float">
            <text:p>3907,584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955]+4.096" office:value-type="float" office:value="3911.68" calcext:value-type="float">
            <text:p>3911,68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956]+4.096" office:value-type="float" office:value="3915.776" calcext:value-type="float">
            <text:p>3915,776</text:p>
          </table:table-cell>
          <table:table-cell office:value-type="float" office:value="8330" calcext:value-type="float">
            <text:p>8330</text:p>
          </table:table-cell>
        </table:table-row>
        <table:table-row table:style-name="ro1">
          <table:table-cell table:formula="of:=[.A957]+4.096" office:value-type="float" office:value="3919.872" calcext:value-type="float">
            <text:p>3919,872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958]+4.096" office:value-type="float" office:value="3923.968" calcext:value-type="float">
            <text:p>3923,968</text:p>
          </table:table-cell>
          <table:table-cell office:value-type="float" office:value="8332" calcext:value-type="float">
            <text:p>8332</text:p>
          </table:table-cell>
        </table:table-row>
        <table:table-row table:style-name="ro1">
          <table:table-cell table:formula="of:=[.A959]+4.096" office:value-type="float" office:value="3928.064" calcext:value-type="float">
            <text:p>3928,064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960]+4.096" office:value-type="float" office:value="3932.16" calcext:value-type="float">
            <text:p>3932,16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table:formula="of:=[.A961]+4.096" office:value-type="float" office:value="3936.256" calcext:value-type="float">
            <text:p>3936,256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962]+4.096" office:value-type="float" office:value="3940.352" calcext:value-type="float">
            <text:p>3940,352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963]+4.096" office:value-type="float" office:value="3944.448" calcext:value-type="float">
            <text:p>3944,448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964]+4.096" office:value-type="float" office:value="3948.544" calcext:value-type="float">
            <text:p>3948,544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965]+4.096" office:value-type="float" office:value="3952.64" calcext:value-type="float">
            <text:p>3952,64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966]+4.096" office:value-type="float" office:value="3956.736" calcext:value-type="float">
            <text:p>3956,736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967]+4.096" office:value-type="float" office:value="3960.832" calcext:value-type="float">
            <text:p>3960,832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968]+4.096" office:value-type="float" office:value="3964.928" calcext:value-type="float">
            <text:p>3964,928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969]+4.096" office:value-type="float" office:value="3969.024" calcext:value-type="float">
            <text:p>3969,024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table:formula="of:=[.A970]+4.096" office:value-type="float" office:value="3973.12" calcext:value-type="float">
            <text:p>3973,12</text:p>
          </table:table-cell>
          <table:table-cell office:value-type="float" office:value="8332" calcext:value-type="float">
            <text:p>8332</text:p>
          </table:table-cell>
        </table:table-row>
        <table:table-row table:style-name="ro1">
          <table:table-cell table:formula="of:=[.A971]+4.096" office:value-type="float" office:value="3977.216" calcext:value-type="float">
            <text:p>3977,216</text:p>
          </table:table-cell>
          <table:table-cell office:value-type="float" office:value="8328" calcext:value-type="float">
            <text:p>8328</text:p>
          </table:table-cell>
        </table:table-row>
        <table:table-row table:style-name="ro1">
          <table:table-cell table:formula="of:=[.A972]+4.096" office:value-type="float" office:value="3981.312" calcext:value-type="float">
            <text:p>3981,312</text:p>
          </table:table-cell>
          <table:table-cell office:value-type="float" office:value="8365" calcext:value-type="float">
            <text:p>8365</text:p>
          </table:table-cell>
        </table:table-row>
        <table:table-row table:style-name="ro1">
          <table:table-cell table:formula="of:=[.A973]+4.096" office:value-type="float" office:value="3985.408" calcext:value-type="float">
            <text:p>3985,408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table:formula="of:=[.A974]+4.096" office:value-type="float" office:value="3989.504" calcext:value-type="float">
            <text:p>3989,504</text:p>
          </table:table-cell>
          <table:table-cell office:value-type="float" office:value="8243" calcext:value-type="float">
            <text:p>8243</text:p>
          </table:table-cell>
        </table:table-row>
        <table:table-row table:style-name="ro1">
          <table:table-cell table:formula="of:=[.A975]+4.096" office:value-type="float" office:value="3993.6" calcext:value-type="float">
            <text:p>3993,6</text:p>
          </table:table-cell>
          <table:table-cell office:value-type="float" office:value="8076" calcext:value-type="float">
            <text:p>8076</text:p>
          </table:table-cell>
        </table:table-row>
        <table:table-row table:style-name="ro1">
          <table:table-cell table:formula="of:=[.A976]+4.096" office:value-type="float" office:value="3997.696" calcext:value-type="float">
            <text:p>3997,696</text:p>
          </table:table-cell>
          <table:table-cell office:value-type="float" office:value="8029" calcext:value-type="float">
            <text:p>8029</text:p>
          </table:table-cell>
        </table:table-row>
        <table:table-row table:style-name="ro1">
          <table:table-cell table:formula="of:=[.A977]+4.096" office:value-type="float" office:value="4001.792" calcext:value-type="float">
            <text:p>4001,792</text:p>
          </table:table-cell>
          <table:table-cell office:value-type="float" office:value="7934" calcext:value-type="float">
            <text:p>7934</text:p>
          </table:table-cell>
        </table:table-row>
        <table:table-row table:style-name="ro1">
          <table:table-cell table:formula="of:=[.A978]+4.096" office:value-type="float" office:value="4005.888" calcext:value-type="float">
            <text:p>4005,888</text:p>
          </table:table-cell>
          <table:table-cell office:value-type="float" office:value="7750" calcext:value-type="float">
            <text:p>7750</text:p>
          </table:table-cell>
        </table:table-row>
        <table:table-row table:style-name="ro1">
          <table:table-cell table:formula="of:=[.A979]+4.096" office:value-type="float" office:value="4009.984" calcext:value-type="float">
            <text:p>4009,984</text:p>
          </table:table-cell>
          <table:table-cell office:value-type="float" office:value="7674" calcext:value-type="float">
            <text:p>7674</text:p>
          </table:table-cell>
        </table:table-row>
        <table:table-row table:style-name="ro1">
          <table:table-cell table:formula="of:=[.A980]+4.096" office:value-type="float" office:value="4014.08" calcext:value-type="float">
            <text:p>4014,08</text:p>
          </table:table-cell>
          <table:table-cell office:value-type="float" office:value="7519" calcext:value-type="float">
            <text:p>7519</text:p>
          </table:table-cell>
        </table:table-row>
        <table:table-row table:style-name="ro1">
          <table:table-cell table:formula="of:=[.A981]+4.096" office:value-type="float" office:value="4018.176" calcext:value-type="float">
            <text:p>4018,176</text:p>
          </table:table-cell>
          <table:table-cell office:value-type="float" office:value="7423" calcext:value-type="float">
            <text:p>7423</text:p>
          </table:table-cell>
        </table:table-row>
        <table:table-row table:style-name="ro1">
          <table:table-cell table:formula="of:=[.A982]+4.096" office:value-type="float" office:value="4022.272" calcext:value-type="float">
            <text:p>4022,272</text:p>
          </table:table-cell>
          <table:table-cell office:value-type="float" office:value="7287" calcext:value-type="float">
            <text:p>7287</text:p>
          </table:table-cell>
        </table:table-row>
        <table:table-row table:style-name="ro1">
          <table:table-cell table:formula="of:=[.A983]+4.096" office:value-type="float" office:value="4026.368" calcext:value-type="float">
            <text:p>4026,368</text:p>
          </table:table-cell>
          <table:table-cell office:value-type="float" office:value="7125" calcext:value-type="float">
            <text:p>7125</text:p>
          </table:table-cell>
        </table:table-row>
        <table:table-row table:style-name="ro1">
          <table:table-cell table:formula="of:=[.A984]+4.096" office:value-type="float" office:value="4030.464" calcext:value-type="float">
            <text:p>4030,464</text:p>
          </table:table-cell>
          <table:table-cell office:value-type="float" office:value="6935" calcext:value-type="float">
            <text:p>6935</text:p>
          </table:table-cell>
        </table:table-row>
        <table:table-row table:style-name="ro1">
          <table:table-cell table:formula="of:=[.A985]+4.096" office:value-type="float" office:value="4034.56" calcext:value-type="float">
            <text:p>4034,56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table:formula="of:=[.A986]+4.096" office:value-type="float" office:value="4038.656" calcext:value-type="float">
            <text:p>4038,656</text:p>
          </table:table-cell>
          <table:table-cell office:value-type="float" office:value="6687" calcext:value-type="float">
            <text:p>6687</text:p>
          </table:table-cell>
        </table:table-row>
        <table:table-row table:style-name="ro1">
          <table:table-cell table:formula="of:=[.A987]+4.096" office:value-type="float" office:value="4042.752" calcext:value-type="float">
            <text:p>4042,752</text:p>
          </table:table-cell>
          <table:table-cell office:value-type="float" office:value="6621" calcext:value-type="float">
            <text:p>6621</text:p>
          </table:table-cell>
        </table:table-row>
        <table:table-row table:style-name="ro1">
          <table:table-cell table:formula="of:=[.A988]+4.096" office:value-type="float" office:value="4046.848" calcext:value-type="float">
            <text:p>4046,848</text:p>
          </table:table-cell>
          <table:table-cell office:value-type="float" office:value="6549" calcext:value-type="float">
            <text:p>6549</text:p>
          </table:table-cell>
        </table:table-row>
        <table:table-row table:style-name="ro1">
          <table:table-cell table:formula="of:=[.A989]+4.096" office:value-type="float" office:value="4050.944" calcext:value-type="float">
            <text:p>4050,944</text:p>
          </table:table-cell>
          <table:table-cell office:value-type="float" office:value="6465" calcext:value-type="float">
            <text:p>6465</text:p>
          </table:table-cell>
        </table:table-row>
        <table:table-row table:style-name="ro1">
          <table:table-cell table:formula="of:=[.A990]+4.096" office:value-type="float" office:value="4055.04" calcext:value-type="float">
            <text:p>4055,04</text:p>
          </table:table-cell>
          <table:table-cell office:value-type="float" office:value="6432" calcext:value-type="float">
            <text:p>6432</text:p>
          </table:table-cell>
        </table:table-row>
        <table:table-row table:style-name="ro1">
          <table:table-cell table:formula="of:=[.A991]+4.096" office:value-type="float" office:value="4059.136" calcext:value-type="float">
            <text:p>4059,136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table:formula="of:=[.A992]+4.096" office:value-type="float" office:value="4063.232" calcext:value-type="float">
            <text:p>4063,232</text:p>
          </table:table-cell>
          <table:table-cell office:value-type="float" office:value="6369" calcext:value-type="float">
            <text:p>6369</text:p>
          </table:table-cell>
        </table:table-row>
        <table:table-row table:style-name="ro1">
          <table:table-cell table:formula="of:=[.A993]+4.096" office:value-type="float" office:value="4067.328" calcext:value-type="float">
            <text:p>4067,328</text:p>
          </table:table-cell>
          <table:table-cell office:value-type="float" office:value="6394" calcext:value-type="float">
            <text:p>6394</text:p>
          </table:table-cell>
        </table:table-row>
        <table:table-row table:style-name="ro1">
          <table:table-cell table:formula="of:=[.A994]+4.096" office:value-type="float" office:value="4071.424" calcext:value-type="float">
            <text:p>4071,424</text:p>
          </table:table-cell>
          <table:table-cell office:value-type="float" office:value="6353" calcext:value-type="float">
            <text:p>6353</text:p>
          </table:table-cell>
        </table:table-row>
        <table:table-row table:style-name="ro1">
          <table:table-cell table:formula="of:=[.A995]+4.096" office:value-type="float" office:value="4075.52" calcext:value-type="float">
            <text:p>4075,52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table:formula="of:=[.A996]+4.096" office:value-type="float" office:value="4079.616" calcext:value-type="float">
            <text:p>4079,616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formula="of:=[.A997]+4.096" office:value-type="float" office:value="4083.712" calcext:value-type="float">
            <text:p>4083,712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table:formula="of:=[.A998]+4.096" office:value-type="float" office:value="4087.808" calcext:value-type="float">
            <text:p>4087,808</text:p>
          </table:table-cell>
          <table:table-cell office:value-type="float" office:value="6330" calcext:value-type="float">
            <text:p>6330</text:p>
          </table:table-cell>
        </table:table-row>
        <table:table-row table:style-name="ro1">
          <table:table-cell table:formula="of:=[.A999]+4.096" office:value-type="float" office:value="4091.904" calcext:value-type="float">
            <text:p>4091,904</text:p>
          </table:table-cell>
          <table:table-cell office:value-type="float" office:value="6212" calcext:value-type="float">
            <text:p>6212</text:p>
          </table:table-cell>
        </table:table-row>
        <table:table-row table:style-name="ro1">
          <table:table-cell table:formula="of:=[.A1000]+4.096" office:value-type="float" office:value="4096" calcext:value-type="float">
            <text:p>4096</text:p>
          </table:table-cell>
          <table:table-cell office:value-type="float" office:value="6222" calcext:value-type="float">
            <text:p>6222</text:p>
          </table:table-cell>
        </table:table-row>
        <table:table-row table:style-name="ro1">
          <table:table-cell table:formula="of:=[.A1001]+4.096" office:value-type="float" office:value="4100.096" calcext:value-type="float">
            <text:p>4100,096</text:p>
          </table:table-cell>
          <table:table-cell office:value-type="float" office:value="6228" calcext:value-type="float">
            <text:p>6228</text:p>
          </table:table-cell>
        </table:table-row>
        <table:table-row table:style-name="ro1">
          <table:table-cell table:formula="of:=[.A1002]+4.096" office:value-type="float" office:value="4104.192" calcext:value-type="float">
            <text:p>4104,192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table:formula="of:=[.A1003]+4.096" office:value-type="float" office:value="4108.288" calcext:value-type="float">
            <text:p>4108,288</text:p>
          </table:table-cell>
          <table:table-cell office:value-type="float" office:value="6232" calcext:value-type="float">
            <text:p>6232</text:p>
          </table:table-cell>
        </table:table-row>
        <table:table-row table:style-name="ro1">
          <table:table-cell table:formula="of:=[.A1004]+4.096" office:value-type="float" office:value="4112.384" calcext:value-type="float">
            <text:p>4112,384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table:formula="of:=[.A1005]+4.096" office:value-type="float" office:value="4116.48" calcext:value-type="float">
            <text:p>4116,48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006]+4.096" office:value-type="float" office:value="4120.576" calcext:value-type="float">
            <text:p>4120,576</text:p>
          </table:table-cell>
          <table:table-cell office:value-type="float" office:value="6239" calcext:value-type="float">
            <text:p>6239</text:p>
          </table:table-cell>
        </table:table-row>
        <table:table-row table:style-name="ro1">
          <table:table-cell table:formula="of:=[.A1007]+4.096" office:value-type="float" office:value="4124.672" calcext:value-type="float">
            <text:p>4124,672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008]+4.096" office:value-type="float" office:value="4128.768" calcext:value-type="float">
            <text:p>4128,768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009]+4.096" office:value-type="float" office:value="4132.864" calcext:value-type="float">
            <text:p>4132,864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010]+4.096" office:value-type="float" office:value="4136.96" calcext:value-type="float">
            <text:p>4136,96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011]+4.096" office:value-type="float" office:value="4141.056" calcext:value-type="float">
            <text:p>4141,056</text:p>
          </table:table-cell>
          <table:table-cell office:value-type="float" office:value="6239" calcext:value-type="float">
            <text:p>6239</text:p>
          </table:table-cell>
        </table:table-row>
        <table:table-row table:style-name="ro1">
          <table:table-cell table:formula="of:=[.A1012]+4.096" office:value-type="float" office:value="4145.152" calcext:value-type="float">
            <text:p>4145,152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013]+4.096" office:value-type="float" office:value="4149.248" calcext:value-type="float">
            <text:p>4149,248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014]+4.096" office:value-type="float" office:value="4153.344" calcext:value-type="float">
            <text:p>4153,344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015]+4.096" office:value-type="float" office:value="4157.44" calcext:value-type="float">
            <text:p>4157,44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016]+4.096" office:value-type="float" office:value="4161.536" calcext:value-type="float">
            <text:p>4161,536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017]+4.096" office:value-type="float" office:value="4165.632" calcext:value-type="float">
            <text:p>4165,632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018]+4.096" office:value-type="float" office:value="4169.728" calcext:value-type="float">
            <text:p>4169,728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019]+4.096" office:value-type="float" office:value="4173.82399999999" calcext:value-type="float">
            <text:p>4173,824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020]+4.096" office:value-type="float" office:value="4177.91999999999" calcext:value-type="float">
            <text:p>4177,92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021]+4.096" office:value-type="float" office:value="4182.01599999999" calcext:value-type="float">
            <text:p>4182,016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022]+4.096" office:value-type="float" office:value="4186.11199999999" calcext:value-type="float">
            <text:p>4186,112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023]+4.096" office:value-type="float" office:value="4190.20799999999" calcext:value-type="float">
            <text:p>4190,208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1024]+4.096" office:value-type="float" office:value="4194.30399999999" calcext:value-type="float">
            <text:p>4194,304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025]+4.096" office:value-type="float" office:value="4198.39999999999" calcext:value-type="float">
            <text:p>4198,4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026]+4.096" office:value-type="float" office:value="4202.49599999999" calcext:value-type="float">
            <text:p>4202,496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027]+4.096" office:value-type="float" office:value="4206.59199999999" calcext:value-type="float">
            <text:p>4206,592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028]+4.096" office:value-type="float" office:value="4210.68799999999" calcext:value-type="float">
            <text:p>4210,688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029]+4.096" office:value-type="float" office:value="4214.78399999999" calcext:value-type="float">
            <text:p>4214,784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formula="of:=[.A1030]+4.096" office:value-type="float" office:value="4218.87999999999" calcext:value-type="float">
            <text:p>4218,88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031]+4.096" office:value-type="float" office:value="4222.97599999999" calcext:value-type="float">
            <text:p>4222,976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032]+4.096" office:value-type="float" office:value="4227.07199999999" calcext:value-type="float">
            <text:p>4227,072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033]+4.096" office:value-type="float" office:value="4231.16799999999" calcext:value-type="float">
            <text:p>4231,168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034]+4.096" office:value-type="float" office:value="4235.26399999999" calcext:value-type="float">
            <text:p>4235,264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035]+4.096" office:value-type="float" office:value="4239.35999999999" calcext:value-type="float">
            <text:p>4239,36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1036]+4.096" office:value-type="float" office:value="4243.45599999999" calcext:value-type="float">
            <text:p>4243,456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037]+4.096" office:value-type="float" office:value="4247.55199999999" calcext:value-type="float">
            <text:p>4247,552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038]+4.096" office:value-type="float" office:value="4251.64799999999" calcext:value-type="float">
            <text:p>4251,648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039]+4.096" office:value-type="float" office:value="4255.74399999999" calcext:value-type="float">
            <text:p>4255,744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1040]+4.096" office:value-type="float" office:value="4259.83999999998" calcext:value-type="float">
            <text:p>4259,84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041]+4.096" office:value-type="float" office:value="4263.93599999998" calcext:value-type="float">
            <text:p>4263,936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042]+4.096" office:value-type="float" office:value="4268.03199999998" calcext:value-type="float">
            <text:p>4268,032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formula="of:=[.A1043]+4.096" office:value-type="float" office:value="4272.12799999998" calcext:value-type="float">
            <text:p>4272,128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044]+4.096" office:value-type="float" office:value="4276.22399999998" calcext:value-type="float">
            <text:p>4276,224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1045]+4.096" office:value-type="float" office:value="4280.31999999998" calcext:value-type="float">
            <text:p>4280,32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1046]+4.096" office:value-type="float" office:value="4284.41599999998" calcext:value-type="float">
            <text:p>4284,416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047]+4.096" office:value-type="float" office:value="4288.51199999998" calcext:value-type="float">
            <text:p>4288,512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048]+4.096" office:value-type="float" office:value="4292.60799999998" calcext:value-type="float">
            <text:p>4292,608</text:p>
          </table:table-cell>
          <table:table-cell office:value-type="float" office:value="6239" calcext:value-type="float">
            <text:p>6239</text:p>
          </table:table-cell>
        </table:table-row>
        <table:table-row table:style-name="ro1">
          <table:table-cell table:formula="of:=[.A1049]+4.096" office:value-type="float" office:value="4296.70399999998" calcext:value-type="float">
            <text:p>4296,704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1050]+4.096" office:value-type="float" office:value="4300.79999999998" calcext:value-type="float">
            <text:p>4300,8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051]+4.096" office:value-type="float" office:value="4304.89599999998" calcext:value-type="float">
            <text:p>4304,896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052]+4.096" office:value-type="float" office:value="4308.99199999998" calcext:value-type="float">
            <text:p>4308,992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053]+4.096" office:value-type="float" office:value="4313.08799999998" calcext:value-type="float">
            <text:p>4313,088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054]+4.096" office:value-type="float" office:value="4317.18399999998" calcext:value-type="float">
            <text:p>4317,184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055]+4.096" office:value-type="float" office:value="4321.27999999998" calcext:value-type="float">
            <text:p>4321,28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1056]+4.096" office:value-type="float" office:value="4325.37599999998" calcext:value-type="float">
            <text:p>4325,376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057]+4.096" office:value-type="float" office:value="4329.47199999998" calcext:value-type="float">
            <text:p>4329,472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058]+4.096" office:value-type="float" office:value="4333.56799999998" calcext:value-type="float">
            <text:p>4333,568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1059]+4.096" office:value-type="float" office:value="4337.66399999998" calcext:value-type="float">
            <text:p>4337,664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formula="of:=[.A1060]+4.096" office:value-type="float" office:value="4341.75999999998" calcext:value-type="float">
            <text:p>4341,76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061]+4.096" office:value-type="float" office:value="4345.85599999998" calcext:value-type="float">
            <text:p>4345,856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062]+4.096" office:value-type="float" office:value="4349.95199999998" calcext:value-type="float">
            <text:p>4349,952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063]+4.096" office:value-type="float" office:value="4354.04799999997" calcext:value-type="float">
            <text:p>4354,048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064]+4.096" office:value-type="float" office:value="4358.14399999997" calcext:value-type="float">
            <text:p>4358,144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065]+4.096" office:value-type="float" office:value="4362.23999999997" calcext:value-type="float">
            <text:p>4362,24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066]+4.096" office:value-type="float" office:value="4366.33599999997" calcext:value-type="float">
            <text:p>4366,336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067]+4.096" office:value-type="float" office:value="4370.43199999997" calcext:value-type="float">
            <text:p>4370,432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068]+4.096" office:value-type="float" office:value="4374.52799999997" calcext:value-type="float">
            <text:p>4374,528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069]+4.096" office:value-type="float" office:value="4378.62399999997" calcext:value-type="float">
            <text:p>4378,624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1070]+4.096" office:value-type="float" office:value="4382.71999999997" calcext:value-type="float">
            <text:p>4382,72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071]+4.096" office:value-type="float" office:value="4386.81599999997" calcext:value-type="float">
            <text:p>4386,816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072]+4.096" office:value-type="float" office:value="4390.91199999997" calcext:value-type="float">
            <text:p>4390,912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073]+4.096" office:value-type="float" office:value="4395.00799999997" calcext:value-type="float">
            <text:p>4395,008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074]+4.096" office:value-type="float" office:value="4399.10399999997" calcext:value-type="float">
            <text:p>4399,104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075]+4.096" office:value-type="float" office:value="4403.19999999997" calcext:value-type="float">
            <text:p>4403,2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076]+4.096" office:value-type="float" office:value="4407.29599999997" calcext:value-type="float">
            <text:p>4407,296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077]+4.096" office:value-type="float" office:value="4411.39199999997" calcext:value-type="float">
            <text:p>4411,392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078]+4.096" office:value-type="float" office:value="4415.48799999997" calcext:value-type="float">
            <text:p>4415,488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079]+4.096" office:value-type="float" office:value="4419.58399999997" calcext:value-type="float">
            <text:p>4419,584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080]+4.096" office:value-type="float" office:value="4423.67999999997" calcext:value-type="float">
            <text:p>4423,68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081]+4.096" office:value-type="float" office:value="4427.77599999997" calcext:value-type="float">
            <text:p>4427,776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082]+4.096" office:value-type="float" office:value="4431.87199999997" calcext:value-type="float">
            <text:p>4431,872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083]+4.096" office:value-type="float" office:value="4435.96799999997" calcext:value-type="float">
            <text:p>4435,968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1084]+4.096" office:value-type="float" office:value="4440.06399999997" calcext:value-type="float">
            <text:p>4440,064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085]+4.096" office:value-type="float" office:value="4444.15999999996" calcext:value-type="float">
            <text:p>4444,16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086]+4.096" office:value-type="float" office:value="4448.25599999996" calcext:value-type="float">
            <text:p>4448,256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087]+4.096" office:value-type="float" office:value="4452.35199999996" calcext:value-type="float">
            <text:p>4452,352</text:p>
          </table:table-cell>
          <table:table-cell office:value-type="float" office:value="6252" calcext:value-type="float">
            <text:p>6252</text:p>
          </table:table-cell>
        </table:table-row>
        <table:table-row table:style-name="ro1">
          <table:table-cell table:formula="of:=[.A1088]+4.096" office:value-type="float" office:value="4456.44799999996" calcext:value-type="float">
            <text:p>4456,448</text:p>
          </table:table-cell>
          <table:table-cell office:value-type="float" office:value="6251" calcext:value-type="float">
            <text:p>6251</text:p>
          </table:table-cell>
        </table:table-row>
        <table:table-row table:style-name="ro1">
          <table:table-cell table:formula="of:=[.A1089]+4.096" office:value-type="float" office:value="4460.54399999996" calcext:value-type="float">
            <text:p>4460,544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090]+4.096" office:value-type="float" office:value="4464.63999999996" calcext:value-type="float">
            <text:p>4464,64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1091]+4.096" office:value-type="float" office:value="4468.73599999996" calcext:value-type="float">
            <text:p>4468,736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092]+4.096" office:value-type="float" office:value="4472.83199999996" calcext:value-type="float">
            <text:p>4472,832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093]+4.096" office:value-type="float" office:value="4476.92799999996" calcext:value-type="float">
            <text:p>4476,928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094]+4.096" office:value-type="float" office:value="4481.02399999996" calcext:value-type="float">
            <text:p>4481,024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095]+4.096" office:value-type="float" office:value="4485.11999999996" calcext:value-type="float">
            <text:p>4485,12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096]+4.096" office:value-type="float" office:value="4489.21599999996" calcext:value-type="float">
            <text:p>4489,216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097]+4.096" office:value-type="float" office:value="4493.31199999996" calcext:value-type="float">
            <text:p>4493,312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098]+4.096" office:value-type="float" office:value="4497.40799999996" calcext:value-type="float">
            <text:p>4497,408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099]+4.096" office:value-type="float" office:value="4501.50399999996" calcext:value-type="float">
            <text:p>4501,504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100]+4.096" office:value-type="float" office:value="4505.59999999996" calcext:value-type="float">
            <text:p>4505,6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101]+4.096" office:value-type="float" office:value="4509.69599999996" calcext:value-type="float">
            <text:p>4509,696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formula="of:=[.A1102]+4.096" office:value-type="float" office:value="4513.79199999996" calcext:value-type="float">
            <text:p>4513,792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103]+4.096" office:value-type="float" office:value="4517.88799999996" calcext:value-type="float">
            <text:p>4517,888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104]+4.096" office:value-type="float" office:value="4521.98399999996" calcext:value-type="float">
            <text:p>4521,984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105]+4.096" office:value-type="float" office:value="4526.07999999996" calcext:value-type="float">
            <text:p>4526,08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106]+4.096" office:value-type="float" office:value="4530.17599999996" calcext:value-type="float">
            <text:p>4530,176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107]+4.096" office:value-type="float" office:value="4534.27199999995" calcext:value-type="float">
            <text:p>4534,272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108]+4.096" office:value-type="float" office:value="4538.36799999995" calcext:value-type="float">
            <text:p>4538,368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1109]+4.096" office:value-type="float" office:value="4542.46399999995" calcext:value-type="float">
            <text:p>4542,464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110]+4.096" office:value-type="float" office:value="4546.55999999995" calcext:value-type="float">
            <text:p>4546,56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111]+4.096" office:value-type="float" office:value="4550.65599999995" calcext:value-type="float">
            <text:p>4550,656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112]+4.096" office:value-type="float" office:value="4554.75199999995" calcext:value-type="float">
            <text:p>4554,752</text:p>
          </table:table-cell>
          <table:table-cell office:value-type="float" office:value="6239" calcext:value-type="float">
            <text:p>6239</text:p>
          </table:table-cell>
        </table:table-row>
        <table:table-row table:style-name="ro1">
          <table:table-cell table:formula="of:=[.A1113]+4.096" office:value-type="float" office:value="4558.84799999995" calcext:value-type="float">
            <text:p>4558,848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114]+4.096" office:value-type="float" office:value="4562.94399999995" calcext:value-type="float">
            <text:p>4562,944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115]+4.096" office:value-type="float" office:value="4567.03999999995" calcext:value-type="float">
            <text:p>4567,04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116]+4.096" office:value-type="float" office:value="4571.13599999995" calcext:value-type="float">
            <text:p>4571,136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117]+4.096" office:value-type="float" office:value="4575.23199999995" calcext:value-type="float">
            <text:p>4575,232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118]+4.096" office:value-type="float" office:value="4579.32799999995" calcext:value-type="float">
            <text:p>4579,328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119]+4.096" office:value-type="float" office:value="4583.42399999995" calcext:value-type="float">
            <text:p>4583,424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120]+4.096" office:value-type="float" office:value="4587.51999999995" calcext:value-type="float">
            <text:p>4587,52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121]+4.096" office:value-type="float" office:value="4591.61599999995" calcext:value-type="float">
            <text:p>4591,616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1122]+4.096" office:value-type="float" office:value="4595.71199999995" calcext:value-type="float">
            <text:p>4595,712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1123]+4.096" office:value-type="float" office:value="4599.80799999995" calcext:value-type="float">
            <text:p>4599,808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124]+4.096" office:value-type="float" office:value="4603.90399999995" calcext:value-type="float">
            <text:p>4603,904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125]+4.096" office:value-type="float" office:value="4607.99999999995" calcext:value-type="float">
            <text:p>4608</text:p>
          </table:table-cell>
          <table:table-cell office:value-type="float" office:value="6252" calcext:value-type="float">
            <text:p>6252</text:p>
          </table:table-cell>
        </table:table-row>
        <table:table-row table:style-name="ro1">
          <table:table-cell table:formula="of:=[.A1126]+4.096" office:value-type="float" office:value="4612.09599999995" calcext:value-type="float">
            <text:p>4612,096</text:p>
          </table:table-cell>
          <table:table-cell office:value-type="float" office:value="6251" calcext:value-type="float">
            <text:p>6251</text:p>
          </table:table-cell>
        </table:table-row>
        <table:table-row table:style-name="ro1">
          <table:table-cell table:formula="of:=[.A1127]+4.096" office:value-type="float" office:value="4616.19199999995" calcext:value-type="float">
            <text:p>4616,192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128]+4.096" office:value-type="float" office:value="4620.28799999995" calcext:value-type="float">
            <text:p>4620,288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129]+4.096" office:value-type="float" office:value="4624.38399999994" calcext:value-type="float">
            <text:p>4624,384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130]+4.096" office:value-type="float" office:value="4628.47999999994" calcext:value-type="float">
            <text:p>4628,48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131]+4.096" office:value-type="float" office:value="4632.57599999994" calcext:value-type="float">
            <text:p>4632,576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132]+4.096" office:value-type="float" office:value="4636.67199999994" calcext:value-type="float">
            <text:p>4636,672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133]+4.096" office:value-type="float" office:value="4640.76799999994" calcext:value-type="float">
            <text:p>4640,768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134]+4.096" office:value-type="float" office:value="4644.86399999994" calcext:value-type="float">
            <text:p>4644,864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135]+4.096" office:value-type="float" office:value="4648.95999999994" calcext:value-type="float">
            <text:p>4648,96</text:p>
          </table:table-cell>
          <table:table-cell office:value-type="float" office:value="6251" calcext:value-type="float">
            <text:p>6251</text:p>
          </table:table-cell>
        </table:table-row>
        <table:table-row table:style-name="ro1">
          <table:table-cell table:formula="of:=[.A1136]+4.096" office:value-type="float" office:value="4653.05599999994" calcext:value-type="float">
            <text:p>4653,056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137]+4.096" office:value-type="float" office:value="4657.15199999994" calcext:value-type="float">
            <text:p>4657,152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138]+4.096" office:value-type="float" office:value="4661.24799999994" calcext:value-type="float">
            <text:p>4661,2479999999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139]+4.096" office:value-type="float" office:value="4665.34399999994" calcext:value-type="float">
            <text:p>4665,3439999999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140]+4.096" office:value-type="float" office:value="4669.43999999994" calcext:value-type="float">
            <text:p>4669,4399999999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141]+4.096" office:value-type="float" office:value="4673.53599999994" calcext:value-type="float">
            <text:p>4673,5359999999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142]+4.096" office:value-type="float" office:value="4677.63199999994" calcext:value-type="float">
            <text:p>4677,6319999999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1143]+4.096" office:value-type="float" office:value="4681.72799999994" calcext:value-type="float">
            <text:p>4681,7279999999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formula="of:=[.A1144]+4.096" office:value-type="float" office:value="4685.82399999994" calcext:value-type="float">
            <text:p>4685,8239999999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145]+4.096" office:value-type="float" office:value="4689.91999999994" calcext:value-type="float">
            <text:p>4689,9199999999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146]+4.096" office:value-type="float" office:value="4694.01599999994" calcext:value-type="float">
            <text:p>4694,0159999999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147]+4.096" office:value-type="float" office:value="4698.11199999994" calcext:value-type="float">
            <text:p>4698,1119999999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148]+4.096" office:value-type="float" office:value="4702.20799999994" calcext:value-type="float">
            <text:p>4702,2079999999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149]+4.096" office:value-type="float" office:value="4706.30399999994" calcext:value-type="float">
            <text:p>4706,3039999999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150]+4.096" office:value-type="float" office:value="4710.39999999994" calcext:value-type="float">
            <text:p>4710,3999999999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151]+4.096" office:value-type="float" office:value="4714.49599999994" calcext:value-type="float">
            <text:p>4714,4959999999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152]+4.096" office:value-type="float" office:value="4718.59199999993" calcext:value-type="float">
            <text:p>4718,5919999999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153]+4.096" office:value-type="float" office:value="4722.68799999993" calcext:value-type="float">
            <text:p>4722,6879999999</text:p>
          </table:table-cell>
          <table:table-cell office:value-type="float" office:value="6251" calcext:value-type="float">
            <text:p>6251</text:p>
          </table:table-cell>
        </table:table-row>
        <table:table-row table:style-name="ro1">
          <table:table-cell table:formula="of:=[.A1154]+4.096" office:value-type="float" office:value="4726.78399999993" calcext:value-type="float">
            <text:p>4726,7839999999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155]+4.096" office:value-type="float" office:value="4730.87999999993" calcext:value-type="float">
            <text:p>4730,8799999999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156]+4.096" office:value-type="float" office:value="4734.97599999993" calcext:value-type="float">
            <text:p>4734,9759999999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1157]+4.096" office:value-type="float" office:value="4739.07199999993" calcext:value-type="float">
            <text:p>4739,0719999999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158]+4.096" office:value-type="float" office:value="4743.16799999993" calcext:value-type="float">
            <text:p>4743,1679999999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159]+4.096" office:value-type="float" office:value="4747.26399999993" calcext:value-type="float">
            <text:p>4747,2639999999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160]+4.096" office:value-type="float" office:value="4751.35999999993" calcext:value-type="float">
            <text:p>4751,3599999999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161]+4.096" office:value-type="float" office:value="4755.45599999993" calcext:value-type="float">
            <text:p>4755,4559999999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162]+4.096" office:value-type="float" office:value="4759.55199999993" calcext:value-type="float">
            <text:p>4759,5519999999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163]+4.096" office:value-type="float" office:value="4763.64799999993" calcext:value-type="float">
            <text:p>4763,6479999999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1164]+4.096" office:value-type="float" office:value="4767.74399999993" calcext:value-type="float">
            <text:p>4767,7439999999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165]+4.096" office:value-type="float" office:value="4771.83999999993" calcext:value-type="float">
            <text:p>4771,8399999999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166]+4.096" office:value-type="float" office:value="4775.93599999993" calcext:value-type="float">
            <text:p>4775,9359999999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167]+4.096" office:value-type="float" office:value="4780.03199999993" calcext:value-type="float">
            <text:p>4780,0319999999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168]+4.096" office:value-type="float" office:value="4784.12799999993" calcext:value-type="float">
            <text:p>4784,1279999999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table:formula="of:=[.A1169]+4.096" office:value-type="float" office:value="4788.22399999993" calcext:value-type="float">
            <text:p>4788,2239999999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170]+4.096" office:value-type="float" office:value="4792.31999999993" calcext:value-type="float">
            <text:p>4792,3199999999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171]+4.096" office:value-type="float" office:value="4796.41599999993" calcext:value-type="float">
            <text:p>4796,4159999999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172]+4.096" office:value-type="float" office:value="4800.51199999993" calcext:value-type="float">
            <text:p>4800,5119999999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173]+4.096" office:value-type="float" office:value="4804.60799999992" calcext:value-type="float">
            <text:p>4804,6079999999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174]+4.096" office:value-type="float" office:value="4808.70399999992" calcext:value-type="float">
            <text:p>4808,7039999999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175]+4.096" office:value-type="float" office:value="4812.79999999992" calcext:value-type="float">
            <text:p>4812,7999999999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176]+4.096" office:value-type="float" office:value="4816.89599999992" calcext:value-type="float">
            <text:p>4816,8959999999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177]+4.096" office:value-type="float" office:value="4820.99199999992" calcext:value-type="float">
            <text:p>4820,9919999999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178]+4.096" office:value-type="float" office:value="4825.08799999992" calcext:value-type="float">
            <text:p>4825,0879999999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179]+4.096" office:value-type="float" office:value="4829.18399999992" calcext:value-type="float">
            <text:p>4829,1839999999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180]+4.096" office:value-type="float" office:value="4833.27999999992" calcext:value-type="float">
            <text:p>4833,2799999999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1181]+4.096" office:value-type="float" office:value="4837.37599999992" calcext:value-type="float">
            <text:p>4837,3759999999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182]+4.096" office:value-type="float" office:value="4841.47199999992" calcext:value-type="float">
            <text:p>4841,4719999999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183]+4.096" office:value-type="float" office:value="4845.56799999992" calcext:value-type="float">
            <text:p>4845,5679999999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184]+4.096" office:value-type="float" office:value="4849.66399999992" calcext:value-type="float">
            <text:p>4849,6639999999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185]+4.096" office:value-type="float" office:value="4853.75999999992" calcext:value-type="float">
            <text:p>4853,7599999999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186]+4.096" office:value-type="float" office:value="4857.85599999992" calcext:value-type="float">
            <text:p>4857,8559999999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187]+4.096" office:value-type="float" office:value="4861.95199999992" calcext:value-type="float">
            <text:p>4861,9519999999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1188]+4.096" office:value-type="float" office:value="4866.04799999992" calcext:value-type="float">
            <text:p>4866,0479999999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189]+4.096" office:value-type="float" office:value="4870.14399999992" calcext:value-type="float">
            <text:p>4870,1439999999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1190]+4.096" office:value-type="float" office:value="4874.23999999992" calcext:value-type="float">
            <text:p>4874,2399999999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191]+4.096" office:value-type="float" office:value="4878.33599999992" calcext:value-type="float">
            <text:p>4878,3359999999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192]+4.096" office:value-type="float" office:value="4882.43199999992" calcext:value-type="float">
            <text:p>4882,4319999999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193]+4.096" office:value-type="float" office:value="4886.52799999992" calcext:value-type="float">
            <text:p>4886,5279999999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194]+4.096" office:value-type="float" office:value="4890.62399999992" calcext:value-type="float">
            <text:p>4890,6239999999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195]+4.096" office:value-type="float" office:value="4894.71999999992" calcext:value-type="float">
            <text:p>4894,7199999999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196]+4.096" office:value-type="float" office:value="4898.81599999991" calcext:value-type="float">
            <text:p>4898,8159999999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table:formula="of:=[.A1197]+4.096" office:value-type="float" office:value="4902.91199999991" calcext:value-type="float">
            <text:p>4902,9119999999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198]+4.096" office:value-type="float" office:value="4907.00799999991" calcext:value-type="float">
            <text:p>4907,0079999999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1199]+4.096" office:value-type="float" office:value="4911.10399999991" calcext:value-type="float">
            <text:p>4911,1039999999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200]+4.096" office:value-type="float" office:value="4915.19999999991" calcext:value-type="float">
            <text:p>4915,1999999999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201]+4.096" office:value-type="float" office:value="4919.29599999991" calcext:value-type="float">
            <text:p>4919,2959999999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1202]+4.096" office:value-type="float" office:value="4923.39199999991" calcext:value-type="float">
            <text:p>4923,3919999999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1203]+4.096" office:value-type="float" office:value="4927.48799999991" calcext:value-type="float">
            <text:p>4927,4879999999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204]+4.096" office:value-type="float" office:value="4931.58399999991" calcext:value-type="float">
            <text:p>4931,5839999999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205]+4.096" office:value-type="float" office:value="4935.67999999991" calcext:value-type="float">
            <text:p>4935,6799999999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1206]+4.096" office:value-type="float" office:value="4939.77599999991" calcext:value-type="float">
            <text:p>4939,7759999999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1207]+4.096" office:value-type="float" office:value="4943.87199999991" calcext:value-type="float">
            <text:p>4943,8719999999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208]+4.096" office:value-type="float" office:value="4947.96799999991" calcext:value-type="float">
            <text:p>4947,9679999999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209]+4.096" office:value-type="float" office:value="4952.06399999991" calcext:value-type="float">
            <text:p>4952,0639999999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210]+4.096" office:value-type="float" office:value="4956.15999999991" calcext:value-type="float">
            <text:p>4956,1599999999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1211]+4.096" office:value-type="float" office:value="4960.25599999991" calcext:value-type="float">
            <text:p>4960,2559999999</text:p>
          </table:table-cell>
          <table:table-cell office:value-type="float" office:value="8332" calcext:value-type="float">
            <text:p>8332</text:p>
          </table:table-cell>
        </table:table-row>
        <table:table-row table:style-name="ro1">
          <table:table-cell table:formula="of:=[.A1212]+4.096" office:value-type="float" office:value="4964.35199999991" calcext:value-type="float">
            <text:p>4964,3519999999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1213]+4.096" office:value-type="float" office:value="4968.44799999991" calcext:value-type="float">
            <text:p>4968,4479999999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1214]+4.096" office:value-type="float" office:value="4972.54399999991" calcext:value-type="float">
            <text:p>4972,5439999999</text:p>
          </table:table-cell>
          <table:table-cell office:value-type="float" office:value="8332" calcext:value-type="float">
            <text:p>8332</text:p>
          </table:table-cell>
        </table:table-row>
        <table:table-row table:style-name="ro1">
          <table:table-cell table:formula="of:=[.A1215]+4.096" office:value-type="float" office:value="4976.63999999991" calcext:value-type="float">
            <text:p>4976,6399999999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1216]+4.096" office:value-type="float" office:value="4980.73599999991" calcext:value-type="float">
            <text:p>4980,7359999999</text:p>
          </table:table-cell>
          <table:table-cell office:value-type="float" office:value="8329" calcext:value-type="float">
            <text:p>8329</text:p>
          </table:table-cell>
        </table:table-row>
        <table:table-row table:style-name="ro1">
          <table:table-cell table:formula="of:=[.A1217]+4.096" office:value-type="float" office:value="4984.83199999991" calcext:value-type="float">
            <text:p>4984,8319999999</text:p>
          </table:table-cell>
          <table:table-cell office:value-type="float" office:value="8330" calcext:value-type="float">
            <text:p>8330</text:p>
          </table:table-cell>
        </table:table-row>
        <table:table-row table:style-name="ro1">
          <table:table-cell table:formula="of:=[.A1218]+4.096" office:value-type="float" office:value="4988.9279999999" calcext:value-type="float">
            <text:p>4988,9279999999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1219]+4.096" office:value-type="float" office:value="4993.0239999999" calcext:value-type="float">
            <text:p>4993,0239999999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1220]+4.096" office:value-type="float" office:value="4997.1199999999" calcext:value-type="float">
            <text:p>4997,1199999999</text:p>
          </table:table-cell>
          <table:table-cell office:value-type="float" office:value="8330" calcext:value-type="float">
            <text:p>8330</text:p>
          </table:table-cell>
        </table:table-row>
        <table:table-row table:style-name="ro1">
          <table:table-cell table:formula="of:=[.A1221]+4.096" office:value-type="float" office:value="5001.2159999999" calcext:value-type="float">
            <text:p>5001,2159999999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1222]+4.096" office:value-type="float" office:value="5005.3119999999" calcext:value-type="float">
            <text:p>5005,3119999999</text:p>
          </table:table-cell>
          <table:table-cell office:value-type="float" office:value="8332" calcext:value-type="float">
            <text:p>8332</text:p>
          </table:table-cell>
        </table:table-row>
        <table:table-row table:style-name="ro1">
          <table:table-cell table:formula="of:=[.A1223]+4.096" office:value-type="float" office:value="5009.4079999999" calcext:value-type="float">
            <text:p>5009,4079999999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1224]+4.096" office:value-type="float" office:value="5013.5039999999" calcext:value-type="float">
            <text:p>5013,5039999999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table:formula="of:=[.A1225]+4.096" office:value-type="float" office:value="5017.5999999999" calcext:value-type="float">
            <text:p>5017,5999999999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1226]+4.096" office:value-type="float" office:value="5021.6959999999" calcext:value-type="float">
            <text:p>5021,6959999999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1227]+4.096" office:value-type="float" office:value="5025.7919999999" calcext:value-type="float">
            <text:p>5025,7919999999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1228]+4.096" office:value-type="float" office:value="5029.8879999999" calcext:value-type="float">
            <text:p>5029,8879999999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table:formula="of:=[.A1229]+4.096" office:value-type="float" office:value="5033.9839999999" calcext:value-type="float">
            <text:p>5033,9839999999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table:formula="of:=[.A1230]+4.096" office:value-type="float" office:value="5038.0799999999" calcext:value-type="float">
            <text:p>5038,0799999999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1231]+4.096" office:value-type="float" office:value="5042.1759999999" calcext:value-type="float">
            <text:p>5042,1759999999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table:formula="of:=[.A1232]+4.096" office:value-type="float" office:value="5046.2719999999" calcext:value-type="float">
            <text:p>5046,2719999999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table:formula="of:=[.A1233]+4.096" office:value-type="float" office:value="5050.3679999999" calcext:value-type="float">
            <text:p>5050,3679999999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table:formula="of:=[.A1234]+4.096" office:value-type="float" office:value="5054.4639999999" calcext:value-type="float">
            <text:p>5054,4639999999</text:p>
          </table:table-cell>
          <table:table-cell office:value-type="float" office:value="8332" calcext:value-type="float">
            <text:p>8332</text:p>
          </table:table-cell>
        </table:table-row>
        <table:table-row table:style-name="ro1">
          <table:table-cell table:formula="of:=[.A1235]+4.096" office:value-type="float" office:value="5058.5599999999" calcext:value-type="float">
            <text:p>5058,5599999999</text:p>
          </table:table-cell>
          <table:table-cell office:value-type="float" office:value="8328" calcext:value-type="float">
            <text:p>8328</text:p>
          </table:table-cell>
        </table:table-row>
        <table:table-row table:style-name="ro1">
          <table:table-cell table:formula="of:=[.A1236]+4.096" office:value-type="float" office:value="5062.6559999999" calcext:value-type="float">
            <text:p>5062,6559999999</text:p>
          </table:table-cell>
          <table:table-cell office:value-type="float" office:value="8365" calcext:value-type="float">
            <text:p>8365</text:p>
          </table:table-cell>
        </table:table-row>
        <table:table-row table:style-name="ro1">
          <table:table-cell table:formula="of:=[.A1237]+4.096" office:value-type="float" office:value="5066.7519999999" calcext:value-type="float">
            <text:p>5066,7519999999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table:formula="of:=[.A1238]+4.096" office:value-type="float" office:value="5070.8479999999" calcext:value-type="float">
            <text:p>5070,8479999999</text:p>
          </table:table-cell>
          <table:table-cell office:value-type="float" office:value="8243" calcext:value-type="float">
            <text:p>8243</text:p>
          </table:table-cell>
        </table:table-row>
        <table:table-row table:style-name="ro1">
          <table:table-cell table:formula="of:=[.A1239]+4.096" office:value-type="float" office:value="5074.94399999989" calcext:value-type="float">
            <text:p>5074,9439999999</text:p>
          </table:table-cell>
          <table:table-cell office:value-type="float" office:value="8076" calcext:value-type="float">
            <text:p>8076</text:p>
          </table:table-cell>
        </table:table-row>
        <table:table-row table:style-name="ro1">
          <table:table-cell table:formula="of:=[.A1240]+4.096" office:value-type="float" office:value="5079.03999999989" calcext:value-type="float">
            <text:p>5079,0399999999</text:p>
          </table:table-cell>
          <table:table-cell office:value-type="float" office:value="8029" calcext:value-type="float">
            <text:p>8029</text:p>
          </table:table-cell>
        </table:table-row>
        <table:table-row table:style-name="ro1">
          <table:table-cell table:formula="of:=[.A1241]+4.096" office:value-type="float" office:value="5083.13599999989" calcext:value-type="float">
            <text:p>5083,1359999999</text:p>
          </table:table-cell>
          <table:table-cell office:value-type="float" office:value="7934" calcext:value-type="float">
            <text:p>7934</text:p>
          </table:table-cell>
        </table:table-row>
        <table:table-row table:style-name="ro1">
          <table:table-cell table:formula="of:=[.A1242]+4.096" office:value-type="float" office:value="5087.23199999989" calcext:value-type="float">
            <text:p>5087,2319999999</text:p>
          </table:table-cell>
          <table:table-cell office:value-type="float" office:value="7750" calcext:value-type="float">
            <text:p>7750</text:p>
          </table:table-cell>
        </table:table-row>
        <table:table-row table:style-name="ro1">
          <table:table-cell table:formula="of:=[.A1243]+4.096" office:value-type="float" office:value="5091.32799999989" calcext:value-type="float">
            <text:p>5091,3279999999</text:p>
          </table:table-cell>
          <table:table-cell office:value-type="float" office:value="7674" calcext:value-type="float">
            <text:p>7674</text:p>
          </table:table-cell>
        </table:table-row>
        <table:table-row table:style-name="ro1">
          <table:table-cell table:formula="of:=[.A1244]+4.096" office:value-type="float" office:value="5095.42399999989" calcext:value-type="float">
            <text:p>5095,4239999999</text:p>
          </table:table-cell>
          <table:table-cell office:value-type="float" office:value="7519" calcext:value-type="float">
            <text:p>7519</text:p>
          </table:table-cell>
        </table:table-row>
        <table:table-row table:style-name="ro1">
          <table:table-cell table:formula="of:=[.A1245]+4.096" office:value-type="float" office:value="5099.51999999989" calcext:value-type="float">
            <text:p>5099,5199999999</text:p>
          </table:table-cell>
          <table:table-cell office:value-type="float" office:value="7423" calcext:value-type="float">
            <text:p>7423</text:p>
          </table:table-cell>
        </table:table-row>
        <table:table-row table:style-name="ro1">
          <table:table-cell table:formula="of:=[.A1246]+4.096" office:value-type="float" office:value="5103.61599999989" calcext:value-type="float">
            <text:p>5103,6159999999</text:p>
          </table:table-cell>
          <table:table-cell office:value-type="float" office:value="7287" calcext:value-type="float">
            <text:p>7287</text:p>
          </table:table-cell>
        </table:table-row>
        <table:table-row table:style-name="ro1">
          <table:table-cell table:formula="of:=[.A1247]+4.096" office:value-type="float" office:value="5107.71199999989" calcext:value-type="float">
            <text:p>5107,7119999999</text:p>
          </table:table-cell>
          <table:table-cell office:value-type="float" office:value="7125" calcext:value-type="float">
            <text:p>7125</text:p>
          </table:table-cell>
        </table:table-row>
        <table:table-row table:style-name="ro1">
          <table:table-cell table:formula="of:=[.A1248]+4.096" office:value-type="float" office:value="5111.80799999989" calcext:value-type="float">
            <text:p>5111,8079999999</text:p>
          </table:table-cell>
          <table:table-cell office:value-type="float" office:value="6935" calcext:value-type="float">
            <text:p>6935</text:p>
          </table:table-cell>
        </table:table-row>
        <table:table-row table:style-name="ro1">
          <table:table-cell table:formula="of:=[.A1249]+4.096" office:value-type="float" office:value="5115.90399999989" calcext:value-type="float">
            <text:p>5115,9039999999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table:formula="of:=[.A1250]+4.096" office:value-type="float" office:value="5119.99999999989" calcext:value-type="float">
            <text:p>5119,9999999999</text:p>
          </table:table-cell>
          <table:table-cell office:value-type="float" office:value="6687" calcext:value-type="float">
            <text:p>6687</text:p>
          </table:table-cell>
        </table:table-row>
        <table:table-row table:style-name="ro1">
          <table:table-cell table:formula="of:=[.A1251]+4.096" office:value-type="float" office:value="5124.09599999989" calcext:value-type="float">
            <text:p>5124,0959999999</text:p>
          </table:table-cell>
          <table:table-cell office:value-type="float" office:value="6621" calcext:value-type="float">
            <text:p>6621</text:p>
          </table:table-cell>
        </table:table-row>
        <table:table-row table:style-name="ro1">
          <table:table-cell table:formula="of:=[.A1252]+4.096" office:value-type="float" office:value="5128.19199999989" calcext:value-type="float">
            <text:p>5128,1919999999</text:p>
          </table:table-cell>
          <table:table-cell office:value-type="float" office:value="6549" calcext:value-type="float">
            <text:p>6549</text:p>
          </table:table-cell>
        </table:table-row>
        <table:table-row table:style-name="ro1">
          <table:table-cell table:formula="of:=[.A1253]+4.096" office:value-type="float" office:value="5132.28799999989" calcext:value-type="float">
            <text:p>5132,2879999999</text:p>
          </table:table-cell>
          <table:table-cell office:value-type="float" office:value="6465" calcext:value-type="float">
            <text:p>6465</text:p>
          </table:table-cell>
        </table:table-row>
        <table:table-row table:style-name="ro1">
          <table:table-cell table:formula="of:=[.A1254]+4.096" office:value-type="float" office:value="5136.38399999989" calcext:value-type="float">
            <text:p>5136,3839999999</text:p>
          </table:table-cell>
          <table:table-cell office:value-type="float" office:value="6432" calcext:value-type="float">
            <text:p>6432</text:p>
          </table:table-cell>
        </table:table-row>
        <table:table-row table:style-name="ro1">
          <table:table-cell table:formula="of:=[.A1255]+4.096" office:value-type="float" office:value="5140.47999999989" calcext:value-type="float">
            <text:p>5140,4799999999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table:formula="of:=[.A1256]+4.096" office:value-type="float" office:value="5144.57599999989" calcext:value-type="float">
            <text:p>5144,5759999999</text:p>
          </table:table-cell>
          <table:table-cell office:value-type="float" office:value="6369" calcext:value-type="float">
            <text:p>6369</text:p>
          </table:table-cell>
        </table:table-row>
        <table:table-row table:style-name="ro1">
          <table:table-cell table:formula="of:=[.A1257]+4.096" office:value-type="float" office:value="5148.67199999989" calcext:value-type="float">
            <text:p>5148,6719999999</text:p>
          </table:table-cell>
          <table:table-cell office:value-type="float" office:value="6394" calcext:value-type="float">
            <text:p>6394</text:p>
          </table:table-cell>
        </table:table-row>
        <table:table-row table:style-name="ro1">
          <table:table-cell table:formula="of:=[.A1258]+4.096" office:value-type="float" office:value="5152.76799999989" calcext:value-type="float">
            <text:p>5152,7679999999</text:p>
          </table:table-cell>
          <table:table-cell office:value-type="float" office:value="6353" calcext:value-type="float">
            <text:p>6353</text:p>
          </table:table-cell>
        </table:table-row>
        <table:table-row table:style-name="ro1">
          <table:table-cell table:formula="of:=[.A1259]+4.096" office:value-type="float" office:value="5156.86399999989" calcext:value-type="float">
            <text:p>5156,8639999999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table:formula="of:=[.A1260]+4.096" office:value-type="float" office:value="5160.95999999989" calcext:value-type="float">
            <text:p>5160,9599999999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formula="of:=[.A1261]+4.096" office:value-type="float" office:value="5165.05599999989" calcext:value-type="float">
            <text:p>5165,0559999999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table:formula="of:=[.A1262]+4.096" office:value-type="float" office:value="5169.15199999989" calcext:value-type="float">
            <text:p>5169,1519999999</text:p>
          </table:table-cell>
          <table:table-cell office:value-type="float" office:value="6330" calcext:value-type="float">
            <text:p>6330</text:p>
          </table:table-cell>
        </table:table-row>
        <table:table-row table:style-name="ro1">
          <table:table-cell table:formula="of:=[.A1263]+4.096" office:value-type="float" office:value="5173.24799999988" calcext:value-type="float">
            <text:p>5173,2479999999</text:p>
          </table:table-cell>
          <table:table-cell office:value-type="float" office:value="6212" calcext:value-type="float">
            <text:p>6212</text:p>
          </table:table-cell>
        </table:table-row>
        <table:table-row table:style-name="ro1">
          <table:table-cell table:formula="of:=[.A1264]+4.096" office:value-type="float" office:value="5177.34399999988" calcext:value-type="float">
            <text:p>5177,3439999999</text:p>
          </table:table-cell>
          <table:table-cell office:value-type="float" office:value="6222" calcext:value-type="float">
            <text:p>6222</text:p>
          </table:table-cell>
        </table:table-row>
        <table:table-row table:style-name="ro1">
          <table:table-cell table:formula="of:=[.A1265]+4.096" office:value-type="float" office:value="5181.43999999988" calcext:value-type="float">
            <text:p>5181,4399999999</text:p>
          </table:table-cell>
          <table:table-cell office:value-type="float" office:value="6228" calcext:value-type="float">
            <text:p>6228</text:p>
          </table:table-cell>
        </table:table-row>
        <table:table-row table:style-name="ro1">
          <table:table-cell table:formula="of:=[.A1266]+4.096" office:value-type="float" office:value="5185.53599999988" calcext:value-type="float">
            <text:p>5185,5359999999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table:formula="of:=[.A1267]+4.096" office:value-type="float" office:value="5189.63199999988" calcext:value-type="float">
            <text:p>5189,6319999999</text:p>
          </table:table-cell>
          <table:table-cell office:value-type="float" office:value="6232" calcext:value-type="float">
            <text:p>6232</text:p>
          </table:table-cell>
        </table:table-row>
        <table:table-row table:style-name="ro1">
          <table:table-cell table:formula="of:=[.A1268]+4.096" office:value-type="float" office:value="5193.72799999988" calcext:value-type="float">
            <text:p>5193,7279999999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table:formula="of:=[.A1269]+4.096" office:value-type="float" office:value="5197.82399999988" calcext:value-type="float">
            <text:p>5197,8239999999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270]+4.096" office:value-type="float" office:value="5201.91999999988" calcext:value-type="float">
            <text:p>5201,9199999999</text:p>
          </table:table-cell>
          <table:table-cell office:value-type="float" office:value="6239" calcext:value-type="float">
            <text:p>6239</text:p>
          </table:table-cell>
        </table:table-row>
        <table:table-row table:style-name="ro1">
          <table:table-cell table:formula="of:=[.A1271]+4.096" office:value-type="float" office:value="5206.01599999988" calcext:value-type="float">
            <text:p>5206,0159999999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272]+4.096" office:value-type="float" office:value="5210.11199999988" calcext:value-type="float">
            <text:p>5210,1119999999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273]+4.096" office:value-type="float" office:value="5214.20799999988" calcext:value-type="float">
            <text:p>5214,2079999999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274]+4.096" office:value-type="float" office:value="5218.30399999988" calcext:value-type="float">
            <text:p>5218,3039999999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275]+4.096" office:value-type="float" office:value="5222.39999999988" calcext:value-type="float">
            <text:p>5222,3999999999</text:p>
          </table:table-cell>
          <table:table-cell office:value-type="float" office:value="6239" calcext:value-type="float">
            <text:p>6239</text:p>
          </table:table-cell>
        </table:table-row>
        <table:table-row table:style-name="ro1">
          <table:table-cell table:formula="of:=[.A1276]+4.096" office:value-type="float" office:value="5226.49599999988" calcext:value-type="float">
            <text:p>5226,4959999999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277]+4.096" office:value-type="float" office:value="5230.59199999988" calcext:value-type="float">
            <text:p>5230,5919999999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278]+4.096" office:value-type="float" office:value="5234.68799999988" calcext:value-type="float">
            <text:p>5234,6879999999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279]+4.096" office:value-type="float" office:value="5238.78399999988" calcext:value-type="float">
            <text:p>5238,7839999999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280]+4.096" office:value-type="float" office:value="5242.87999999988" calcext:value-type="float">
            <text:p>5242,8799999999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281]+4.096" office:value-type="float" office:value="5246.97599999988" calcext:value-type="float">
            <text:p>5246,9759999999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282]+4.096" office:value-type="float" office:value="5251.07199999988" calcext:value-type="float">
            <text:p>5251,0719999999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283]+4.096" office:value-type="float" office:value="5255.16799999988" calcext:value-type="float">
            <text:p>5255,1679999999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284]+4.096" office:value-type="float" office:value="5259.26399999988" calcext:value-type="float">
            <text:p>5259,2639999999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285]+4.096" office:value-type="float" office:value="5263.35999999987" calcext:value-type="float">
            <text:p>5263,3599999999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286]+4.096" office:value-type="float" office:value="5267.45599999987" calcext:value-type="float">
            <text:p>5267,4559999999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287]+4.096" office:value-type="float" office:value="5271.55199999987" calcext:value-type="float">
            <text:p>5271,5519999999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1288]+4.096" office:value-type="float" office:value="5275.64799999987" calcext:value-type="float">
            <text:p>5275,6479999999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289]+4.096" office:value-type="float" office:value="5279.74399999987" calcext:value-type="float">
            <text:p>5279,7439999999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290]+4.096" office:value-type="float" office:value="5283.83999999987" calcext:value-type="float">
            <text:p>5283,8399999999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291]+4.096" office:value-type="float" office:value="5287.93599999987" calcext:value-type="float">
            <text:p>5287,9359999999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292]+4.096" office:value-type="float" office:value="5292.03199999987" calcext:value-type="float">
            <text:p>5292,0319999999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293]+4.096" office:value-type="float" office:value="5296.12799999987" calcext:value-type="float">
            <text:p>5296,1279999999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formula="of:=[.A1294]+4.096" office:value-type="float" office:value="5300.22399999987" calcext:value-type="float">
            <text:p>5300,2239999999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295]+4.096" office:value-type="float" office:value="5304.31999999987" calcext:value-type="float">
            <text:p>5304,3199999999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296]+4.096" office:value-type="float" office:value="5308.41599999987" calcext:value-type="float">
            <text:p>5308,4159999999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297]+4.096" office:value-type="float" office:value="5312.51199999987" calcext:value-type="float">
            <text:p>5312,5119999999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298]+4.096" office:value-type="float" office:value="5316.60799999987" calcext:value-type="float">
            <text:p>5316,6079999999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299]+4.096" office:value-type="float" office:value="5320.70399999987" calcext:value-type="float">
            <text:p>5320,7039999999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1300]+4.096" office:value-type="float" office:value="5324.79999999987" calcext:value-type="float">
            <text:p>5324,7999999999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301]+4.096" office:value-type="float" office:value="5328.89599999987" calcext:value-type="float">
            <text:p>5328,8959999999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302]+4.096" office:value-type="float" office:value="5332.99199999987" calcext:value-type="float">
            <text:p>5332,9919999999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303]+4.096" office:value-type="float" office:value="5337.08799999987" calcext:value-type="float">
            <text:p>5337,0879999999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1304]+4.096" office:value-type="float" office:value="5341.18399999987" calcext:value-type="float">
            <text:p>5341,1839999999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305]+4.096" office:value-type="float" office:value="5345.27999999987" calcext:value-type="float">
            <text:p>5345,2799999999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306]+4.096" office:value-type="float" office:value="5349.37599999986" calcext:value-type="float">
            <text:p>5349,3759999999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formula="of:=[.A1307]+4.096" office:value-type="float" office:value="5353.47199999986" calcext:value-type="float">
            <text:p>5353,4719999999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formula="of:=[.A1308]+4.096" office:value-type="float" office:value="5357.56799999986" calcext:value-type="float">
            <text:p>5357,5679999999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1309]+4.096" office:value-type="float" office:value="5361.66399999986" calcext:value-type="float">
            <text:p>5361,6639999999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1310]+4.096" office:value-type="float" office:value="5365.75999999986" calcext:value-type="float">
            <text:p>5365,7599999999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311]+4.096" office:value-type="float" office:value="5369.85599999986" calcext:value-type="float">
            <text:p>5369,8559999999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312]+4.096" office:value-type="float" office:value="5373.95199999986" calcext:value-type="float">
            <text:p>5373,9519999999</text:p>
          </table:table-cell>
          <table:table-cell office:value-type="float" office:value="6239" calcext:value-type="float">
            <text:p>6239</text:p>
          </table:table-cell>
        </table:table-row>
        <table:table-row table:style-name="ro1">
          <table:table-cell table:formula="of:=[.A1313]+4.096" office:value-type="float" office:value="5378.04799999986" calcext:value-type="float">
            <text:p>5378,0479999999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formula="of:=[.A1314]+4.096" office:value-type="float" office:value="5382.14399999986" calcext:value-type="float">
            <text:p>5382,1439999999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315]+4.096" office:value-type="float" office:value="5386.23999999986" calcext:value-type="float">
            <text:p>5386,2399999999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316]+4.096" office:value-type="float" office:value="5390.33599999986" calcext:value-type="float">
            <text:p>5390,3359999999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1317]+4.096" office:value-type="float" office:value="5394.43199999986" calcext:value-type="float">
            <text:p>5394,4319999999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318]+4.096" office:value-type="float" office:value="5398.52799999986" calcext:value-type="float">
            <text:p>5398,5279999999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319]+4.096" office:value-type="float" office:value="5402.62399999986" calcext:value-type="float">
            <text:p>5402,6239999999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1320]+4.096" office:value-type="float" office:value="5406.71999999986" calcext:value-type="float">
            <text:p>5406,7199999999</text:p>
          </table:table-cell>
          <table:table-cell office:value-type="float" office:value="6245" calcext:value-type="float">
            <text:p>6245</text:p>
          </table:table-cell>
        </table:table-row>
      </table:table>
      <table:table table:name="0_5_45_100ms" table:style-name="ta1">
        <table:shapes>
          <draw:frame draw:z-index="0" draw:style-name="gr1" draw:text-style-name="P1" svg:width="283.97mm" svg:height="124.91mm" svg:x="48.91mm" svg:y="7.37mm">
            <loext:p draw:notify-on-update-of-ranges="0_5_45_100ms.A2:0_5_45_100ms.A247 0_5_45_100ms.B2:0_5_45_100ms.B24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0°/5°/45°, je 100 ms</text:p>
          </table:table-cell>
          <table:table-cell/>
        </table:table-row>
        <table:table-row table:style-name="ro1">
          <table:table-cell office:value-type="float" office:value="4.096" calcext:value-type="float">
            <text:p>4,096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formula="of:=[.A2]+4.096" office:value-type="float" office:value="8.192" calcext:value-type="float">
            <text:p>8,192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3]+4.096" office:value-type="float" office:value="12.288" calcext:value-type="float">
            <text:p>12,288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4]+4.096" office:value-type="float" office:value="16.384" calcext:value-type="float">
            <text:p>16,384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5]+4.096" office:value-type="float" office:value="20.48" calcext:value-type="float">
            <text:p>20,48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6]+4.096" office:value-type="float" office:value="24.576" calcext:value-type="float">
            <text:p>24,576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7]+4.096" office:value-type="float" office:value="28.672" calcext:value-type="float">
            <text:p>28,672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table:formula="of:=[.A8]+4.096" office:value-type="float" office:value="32.768" calcext:value-type="float">
            <text:p>32,768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9]+4.096" office:value-type="float" office:value="36.864" calcext:value-type="float">
            <text:p>36,864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0]+4.096" office:value-type="float" office:value="40.96" calcext:value-type="float">
            <text:p>40,96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table:formula="of:=[.A11]+4.096" office:value-type="float" office:value="45.056" calcext:value-type="float">
            <text:p>45,056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12]+4.096" office:value-type="float" office:value="49.152" calcext:value-type="float">
            <text:p>49,152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formula="of:=[.A13]+4.096" office:value-type="float" office:value="53.248" calcext:value-type="float">
            <text:p>53,248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4]+4.096" office:value-type="float" office:value="57.344" calcext:value-type="float">
            <text:p>57,344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15]+4.096" office:value-type="float" office:value="61.44" calcext:value-type="float">
            <text:p>61,44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table:formula="of:=[.A16]+4.096" office:value-type="float" office:value="65.536" calcext:value-type="float">
            <text:p>65,536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17]+4.096" office:value-type="float" office:value="69.632" calcext:value-type="float">
            <text:p>69,632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18]+4.096" office:value-type="float" office:value="73.728" calcext:value-type="float">
            <text:p>73,728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19]+4.096" office:value-type="float" office:value="77.824" calcext:value-type="float">
            <text:p>77,824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20]+4.096" office:value-type="float" office:value="81.92" calcext:value-type="float">
            <text:p>81,92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table:formula="of:=[.A21]+4.096" office:value-type="float" office:value="86.0160000000001" calcext:value-type="float">
            <text:p>86,016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22]+4.096" office:value-type="float" office:value="90.1120000000001" calcext:value-type="float">
            <text:p>90,112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formula="of:=[.A23]+4.096" office:value-type="float" office:value="94.2080000000001" calcext:value-type="float">
            <text:p>94,208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formula="of:=[.A24]+4.096" office:value-type="float" office:value="98.3040000000001" calcext:value-type="float">
            <text:p>98,304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25]+4.096" office:value-type="float" office:value="102.4" calcext:value-type="float">
            <text:p>102,4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26]+4.096" office:value-type="float" office:value="106.496" calcext:value-type="float">
            <text:p>106,496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27]+4.096" office:value-type="float" office:value="110.592" calcext:value-type="float">
            <text:p>110,592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table:formula="of:=[.A28]+4.096" office:value-type="float" office:value="114.688" calcext:value-type="float">
            <text:p>114,688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29]+4.096" office:value-type="float" office:value="118.784" calcext:value-type="float">
            <text:p>118,784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30]+4.096" office:value-type="float" office:value="122.88" calcext:value-type="float">
            <text:p>122,88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31]+4.096" office:value-type="float" office:value="126.976" calcext:value-type="float">
            <text:p>126,976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32]+4.096" office:value-type="float" office:value="131.072" calcext:value-type="float">
            <text:p>131,072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table:formula="of:=[.A33]+4.096" office:value-type="float" office:value="135.168" calcext:value-type="float">
            <text:p>135,168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34]+4.096" office:value-type="float" office:value="139.264" calcext:value-type="float">
            <text:p>139,264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35]+4.096" office:value-type="float" office:value="143.36" calcext:value-type="float">
            <text:p>143,36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table:formula="of:=[.A36]+4.096" office:value-type="float" office:value="147.456" calcext:value-type="float">
            <text:p>147,456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37]+4.096" office:value-type="float" office:value="151.552" calcext:value-type="float">
            <text:p>151,552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38]+4.096" office:value-type="float" office:value="155.648" calcext:value-type="float">
            <text:p>155,648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39]+4.096" office:value-type="float" office:value="159.744" calcext:value-type="float">
            <text:p>159,744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formula="of:=[.A40]+4.096" office:value-type="float" office:value="163.84" calcext:value-type="float">
            <text:p>163,84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41]+4.096" office:value-type="float" office:value="167.936" calcext:value-type="float">
            <text:p>167,936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42]+4.096" office:value-type="float" office:value="172.032" calcext:value-type="float">
            <text:p>172,032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formula="of:=[.A43]+4.096" office:value-type="float" office:value="176.128" calcext:value-type="float">
            <text:p>176,128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formula="of:=[.A44]+4.096" office:value-type="float" office:value="180.224" calcext:value-type="float">
            <text:p>180,224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formula="of:=[.A45]+4.096" office:value-type="float" office:value="184.32" calcext:value-type="float">
            <text:p>184,32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table:formula="of:=[.A46]+4.096" office:value-type="float" office:value="188.416" calcext:value-type="float">
            <text:p>188,416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47]+4.096" office:value-type="float" office:value="192.512" calcext:value-type="float">
            <text:p>192,512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formula="of:=[.A48]+4.096" office:value-type="float" office:value="196.608" calcext:value-type="float">
            <text:p>196,608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formula="of:=[.A49]+4.096" office:value-type="float" office:value="200.704" calcext:value-type="float">
            <text:p>200,704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formula="of:=[.A50]+4.096" office:value-type="float" office:value="204.8" calcext:value-type="float">
            <text:p>204,8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formula="of:=[.A51]+4.096" office:value-type="float" office:value="208.896" calcext:value-type="float">
            <text:p>208,896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formula="of:=[.A52]+4.096" office:value-type="float" office:value="212.992" calcext:value-type="float">
            <text:p>212,992</text:p>
          </table:table-cell>
          <table:table-cell office:value-type="float" office:value="6236" calcext:value-type="float">
            <text:p>6236</text:p>
          </table:table-cell>
        </table:table-row>
        <table:table-row table:style-name="ro1">
          <table:table-cell table:formula="of:=[.A53]+4.096" office:value-type="float" office:value="217.088" calcext:value-type="float">
            <text:p>217,088</text:p>
          </table:table-cell>
          <table:table-cell office:value-type="float" office:value="6236" calcext:value-type="float">
            <text:p>6236</text:p>
          </table:table-cell>
        </table:table-row>
        <table:table-row table:style-name="ro1">
          <table:table-cell table:formula="of:=[.A54]+4.096" office:value-type="float" office:value="221.184" calcext:value-type="float">
            <text:p>221,184</text:p>
          </table:table-cell>
          <table:table-cell office:value-type="float" office:value="6222" calcext:value-type="float">
            <text:p>6222</text:p>
          </table:table-cell>
        </table:table-row>
        <table:table-row table:style-name="ro1">
          <table:table-cell table:formula="of:=[.A55]+4.096" office:value-type="float" office:value="225.28" calcext:value-type="float">
            <text:p>225,28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table:formula="of:=[.A56]+4.096" office:value-type="float" office:value="229.376" calcext:value-type="float">
            <text:p>229,376</text:p>
          </table:table-cell>
          <table:table-cell office:value-type="float" office:value="6295" calcext:value-type="float">
            <text:p>6295</text:p>
          </table:table-cell>
        </table:table-row>
        <table:table-row table:style-name="ro1">
          <table:table-cell table:formula="of:=[.A57]+4.096" office:value-type="float" office:value="233.472" calcext:value-type="float">
            <text:p>233,472</text:p>
          </table:table-cell>
          <table:table-cell office:value-type="float" office:value="6282" calcext:value-type="float">
            <text:p>6282</text:p>
          </table:table-cell>
        </table:table-row>
        <table:table-row table:style-name="ro1">
          <table:table-cell table:formula="of:=[.A58]+4.096" office:value-type="float" office:value="237.568" calcext:value-type="float">
            <text:p>237,568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table:formula="of:=[.A59]+4.096" office:value-type="float" office:value="241.664" calcext:value-type="float">
            <text:p>241,664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table:formula="of:=[.A60]+4.096" office:value-type="float" office:value="245.76" calcext:value-type="float">
            <text:p>245,76</text:p>
          </table:table-cell>
          <table:table-cell office:value-type="float" office:value="6382" calcext:value-type="float">
            <text:p>6382</text:p>
          </table:table-cell>
        </table:table-row>
        <table:table-row table:style-name="ro1">
          <table:table-cell table:formula="of:=[.A61]+4.096" office:value-type="float" office:value="249.856" calcext:value-type="float">
            <text:p>249,856</text:p>
          </table:table-cell>
          <table:table-cell office:value-type="float" office:value="6370" calcext:value-type="float">
            <text:p>6370</text:p>
          </table:table-cell>
        </table:table-row>
        <table:table-row table:style-name="ro1">
          <table:table-cell table:formula="of:=[.A62]+4.096" office:value-type="float" office:value="253.952" calcext:value-type="float">
            <text:p>253,952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table:formula="of:=[.A63]+4.096" office:value-type="float" office:value="258.048" calcext:value-type="float">
            <text:p>258,048</text:p>
          </table:table-cell>
          <table:table-cell office:value-type="float" office:value="6356" calcext:value-type="float">
            <text:p>6356</text:p>
          </table:table-cell>
        </table:table-row>
        <table:table-row table:style-name="ro1">
          <table:table-cell table:formula="of:=[.A64]+4.096" office:value-type="float" office:value="262.144" calcext:value-type="float">
            <text:p>262,144</text:p>
          </table:table-cell>
          <table:table-cell office:value-type="float" office:value="6412" calcext:value-type="float">
            <text:p>6412</text:p>
          </table:table-cell>
        </table:table-row>
        <table:table-row table:style-name="ro1">
          <table:table-cell table:formula="of:=[.A65]+4.096" office:value-type="float" office:value="266.24" calcext:value-type="float">
            <text:p>266,24</text:p>
          </table:table-cell>
          <table:table-cell office:value-type="float" office:value="6406" calcext:value-type="float">
            <text:p>6406</text:p>
          </table:table-cell>
        </table:table-row>
        <table:table-row table:style-name="ro1">
          <table:table-cell table:formula="of:=[.A66]+4.096" office:value-type="float" office:value="270.336" calcext:value-type="float">
            <text:p>270,336</text:p>
          </table:table-cell>
          <table:table-cell office:value-type="float" office:value="6402" calcext:value-type="float">
            <text:p>6402</text:p>
          </table:table-cell>
        </table:table-row>
        <table:table-row table:style-name="ro1">
          <table:table-cell table:formula="of:=[.A67]+4.096" office:value-type="float" office:value="274.432" calcext:value-type="float">
            <text:p>274,432</text:p>
          </table:table-cell>
          <table:table-cell office:value-type="float" office:value="6408" calcext:value-type="float">
            <text:p>6408</text:p>
          </table:table-cell>
        </table:table-row>
        <table:table-row table:style-name="ro1">
          <table:table-cell table:formula="of:=[.A68]+4.096" office:value-type="float" office:value="278.528" calcext:value-type="float">
            <text:p>278,528</text:p>
          </table:table-cell>
          <table:table-cell office:value-type="float" office:value="6403" calcext:value-type="float">
            <text:p>6403</text:p>
          </table:table-cell>
        </table:table-row>
        <table:table-row table:style-name="ro1">
          <table:table-cell table:formula="of:=[.A69]+4.096" office:value-type="float" office:value="282.624" calcext:value-type="float">
            <text:p>282,624</text:p>
          </table:table-cell>
          <table:table-cell office:value-type="float" office:value="6462" calcext:value-type="float">
            <text:p>6462</text:p>
          </table:table-cell>
        </table:table-row>
        <table:table-row table:style-name="ro1">
          <table:table-cell table:formula="of:=[.A70]+4.096" office:value-type="float" office:value="286.72" calcext:value-type="float">
            <text:p>286,72</text:p>
          </table:table-cell>
          <table:table-cell office:value-type="float" office:value="6463" calcext:value-type="float">
            <text:p>6463</text:p>
          </table:table-cell>
        </table:table-row>
        <table:table-row table:style-name="ro1">
          <table:table-cell table:formula="of:=[.A71]+4.096" office:value-type="float" office:value="290.816" calcext:value-type="float">
            <text:p>290,816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table:formula="of:=[.A72]+4.096" office:value-type="float" office:value="294.912" calcext:value-type="float">
            <text:p>294,912</text:p>
          </table:table-cell>
          <table:table-cell office:value-type="float" office:value="6458" calcext:value-type="float">
            <text:p>6458</text:p>
          </table:table-cell>
        </table:table-row>
        <table:table-row table:style-name="ro1">
          <table:table-cell table:formula="of:=[.A73]+4.096" office:value-type="float" office:value="299.008" calcext:value-type="float">
            <text:p>299,008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table:formula="of:=[.A74]+4.096" office:value-type="float" office:value="303.104" calcext:value-type="float">
            <text:p>303,104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table:formula="of:=[.A75]+4.096" office:value-type="float" office:value="307.2" calcext:value-type="float">
            <text:p>307,2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table:formula="of:=[.A76]+4.096" office:value-type="float" office:value="311.296" calcext:value-type="float">
            <text:p>311,296</text:p>
          </table:table-cell>
          <table:table-cell office:value-type="float" office:value="6454" calcext:value-type="float">
            <text:p>6454</text:p>
          </table:table-cell>
        </table:table-row>
        <table:table-row table:style-name="ro1">
          <table:table-cell table:formula="of:=[.A77]+4.096" office:value-type="float" office:value="315.392" calcext:value-type="float">
            <text:p>315,392</text:p>
          </table:table-cell>
          <table:table-cell office:value-type="float" office:value="6412" calcext:value-type="float">
            <text:p>6412</text:p>
          </table:table-cell>
        </table:table-row>
        <table:table-row table:style-name="ro1">
          <table:table-cell table:formula="of:=[.A78]+4.096" office:value-type="float" office:value="319.488" calcext:value-type="float">
            <text:p>319,488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table:formula="of:=[.A79]+4.096" office:value-type="float" office:value="323.584" calcext:value-type="float">
            <text:p>323,584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table:formula="of:=[.A80]+4.096" office:value-type="float" office:value="327.68" calcext:value-type="float">
            <text:p>327,68</text:p>
          </table:table-cell>
          <table:table-cell office:value-type="float" office:value="6568" calcext:value-type="float">
            <text:p>6568</text:p>
          </table:table-cell>
        </table:table-row>
        <table:table-row table:style-name="ro1">
          <table:table-cell table:formula="of:=[.A81]+4.096" office:value-type="float" office:value="331.776" calcext:value-type="float">
            <text:p>331,776</text:p>
          </table:table-cell>
          <table:table-cell office:value-type="float" office:value="6547" calcext:value-type="float">
            <text:p>6547</text:p>
          </table:table-cell>
        </table:table-row>
        <table:table-row table:style-name="ro1">
          <table:table-cell table:formula="of:=[.A82]+4.096" office:value-type="float" office:value="335.872" calcext:value-type="float">
            <text:p>335,872</text:p>
          </table:table-cell>
          <table:table-cell office:value-type="float" office:value="6593" calcext:value-type="float">
            <text:p>6593</text:p>
          </table:table-cell>
        </table:table-row>
        <table:table-row table:style-name="ro1">
          <table:table-cell table:formula="of:=[.A83]+4.096" office:value-type="float" office:value="339.968" calcext:value-type="float">
            <text:p>339,968</text:p>
          </table:table-cell>
          <table:table-cell office:value-type="float" office:value="6619" calcext:value-type="float">
            <text:p>6619</text:p>
          </table:table-cell>
        </table:table-row>
        <table:table-row table:style-name="ro1">
          <table:table-cell table:formula="of:=[.A84]+4.096" office:value-type="float" office:value="344.064" calcext:value-type="float">
            <text:p>344,064</text:p>
          </table:table-cell>
          <table:table-cell office:value-type="float" office:value="6610" calcext:value-type="float">
            <text:p>6610</text:p>
          </table:table-cell>
        </table:table-row>
        <table:table-row table:style-name="ro1">
          <table:table-cell table:formula="of:=[.A85]+4.096" office:value-type="float" office:value="348.16" calcext:value-type="float">
            <text:p>348,16</text:p>
          </table:table-cell>
          <table:table-cell office:value-type="float" office:value="6668" calcext:value-type="float">
            <text:p>6668</text:p>
          </table:table-cell>
        </table:table-row>
        <table:table-row table:style-name="ro1">
          <table:table-cell table:formula="of:=[.A86]+4.096" office:value-type="float" office:value="352.256" calcext:value-type="float">
            <text:p>352,256</text:p>
          </table:table-cell>
          <table:table-cell office:value-type="float" office:value="6658" calcext:value-type="float">
            <text:p>6658</text:p>
          </table:table-cell>
        </table:table-row>
        <table:table-row table:style-name="ro1">
          <table:table-cell table:formula="of:=[.A87]+4.096" office:value-type="float" office:value="356.352" calcext:value-type="float">
            <text:p>356,352</text:p>
          </table:table-cell>
          <table:table-cell office:value-type="float" office:value="6710" calcext:value-type="float">
            <text:p>6710</text:p>
          </table:table-cell>
        </table:table-row>
        <table:table-row table:style-name="ro1">
          <table:table-cell table:formula="of:=[.A88]+4.096" office:value-type="float" office:value="360.448" calcext:value-type="float">
            <text:p>360,448</text:p>
          </table:table-cell>
          <table:table-cell office:value-type="float" office:value="6704" calcext:value-type="float">
            <text:p>6704</text:p>
          </table:table-cell>
        </table:table-row>
        <table:table-row table:style-name="ro1">
          <table:table-cell table:formula="of:=[.A89]+4.096" office:value-type="float" office:value="364.544" calcext:value-type="float">
            <text:p>364,544</text:p>
          </table:table-cell>
          <table:table-cell office:value-type="float" office:value="6697" calcext:value-type="float">
            <text:p>6697</text:p>
          </table:table-cell>
        </table:table-row>
        <table:table-row table:style-name="ro1">
          <table:table-cell table:formula="of:=[.A90]+4.096" office:value-type="float" office:value="368.64" calcext:value-type="float">
            <text:p>368,64</text:p>
          </table:table-cell>
          <table:table-cell office:value-type="float" office:value="6757" calcext:value-type="float">
            <text:p>6757</text:p>
          </table:table-cell>
        </table:table-row>
        <table:table-row table:style-name="ro1">
          <table:table-cell table:formula="of:=[.A91]+4.096" office:value-type="float" office:value="372.736" calcext:value-type="float">
            <text:p>372,736</text:p>
          </table:table-cell>
          <table:table-cell office:value-type="float" office:value="6757" calcext:value-type="float">
            <text:p>6757</text:p>
          </table:table-cell>
        </table:table-row>
        <table:table-row table:style-name="ro1">
          <table:table-cell table:formula="of:=[.A92]+4.096" office:value-type="float" office:value="376.832" calcext:value-type="float">
            <text:p>376,832</text:p>
          </table:table-cell>
          <table:table-cell office:value-type="float" office:value="6749" calcext:value-type="float">
            <text:p>6749</text:p>
          </table:table-cell>
        </table:table-row>
        <table:table-row table:style-name="ro1">
          <table:table-cell table:formula="of:=[.A93]+4.096" office:value-type="float" office:value="380.928" calcext:value-type="float">
            <text:p>380,928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table:formula="of:=[.A94]+4.096" office:value-type="float" office:value="385.024" calcext:value-type="float">
            <text:p>385,024</text:p>
          </table:table-cell>
          <table:table-cell office:value-type="float" office:value="6744" calcext:value-type="float">
            <text:p>6744</text:p>
          </table:table-cell>
        </table:table-row>
        <table:table-row table:style-name="ro1">
          <table:table-cell table:formula="of:=[.A95]+4.096" office:value-type="float" office:value="389.12" calcext:value-type="float">
            <text:p>389,12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 table:formula="of:=[.A96]+4.096" office:value-type="float" office:value="393.216" calcext:value-type="float">
            <text:p>393,216</text:p>
          </table:table-cell>
          <table:table-cell office:value-type="float" office:value="6742" calcext:value-type="float">
            <text:p>6742</text:p>
          </table:table-cell>
        </table:table-row>
        <table:table-row table:style-name="ro1">
          <table:table-cell table:formula="of:=[.A97]+4.096" office:value-type="float" office:value="397.312" calcext:value-type="float">
            <text:p>397,312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 table:formula="of:=[.A98]+4.096" office:value-type="float" office:value="401.408" calcext:value-type="float">
            <text:p>401,408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table:formula="of:=[.A99]+4.096" office:value-type="float" office:value="405.504" calcext:value-type="float">
            <text:p>405,504</text:p>
          </table:table-cell>
          <table:table-cell office:value-type="float" office:value="6737" calcext:value-type="float">
            <text:p>6737</text:p>
          </table:table-cell>
        </table:table-row>
        <table:table-row table:style-name="ro1">
          <table:table-cell table:formula="of:=[.A100]+4.096" office:value-type="float" office:value="409.6" calcext:value-type="float">
            <text:p>409,6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table:formula="of:=[.A101]+4.096" office:value-type="float" office:value="413.696" calcext:value-type="float">
            <text:p>413,696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table:formula="of:=[.A102]+4.096" office:value-type="float" office:value="417.792" calcext:value-type="float">
            <text:p>417,792</text:p>
          </table:table-cell>
          <table:table-cell office:value-type="float" office:value="6751" calcext:value-type="float">
            <text:p>6751</text:p>
          </table:table-cell>
        </table:table-row>
        <table:table-row table:style-name="ro1">
          <table:table-cell table:formula="of:=[.A103]+4.096" office:value-type="float" office:value="421.888" calcext:value-type="float">
            <text:p>421,888</text:p>
          </table:table-cell>
          <table:table-cell office:value-type="float" office:value="6845" calcext:value-type="float">
            <text:p>6845</text:p>
          </table:table-cell>
        </table:table-row>
        <table:table-row table:style-name="ro1">
          <table:table-cell table:formula="of:=[.A104]+4.096" office:value-type="float" office:value="425.984" calcext:value-type="float">
            <text:p>425,984</text:p>
          </table:table-cell>
          <table:table-cell office:value-type="float" office:value="6815" calcext:value-type="float">
            <text:p>6815</text:p>
          </table:table-cell>
        </table:table-row>
        <table:table-row table:style-name="ro1">
          <table:table-cell table:formula="of:=[.A105]+4.096" office:value-type="float" office:value="430.08" calcext:value-type="float">
            <text:p>430,08</text:p>
          </table:table-cell>
          <table:table-cell office:value-type="float" office:value="6898" calcext:value-type="float">
            <text:p>6898</text:p>
          </table:table-cell>
        </table:table-row>
        <table:table-row table:style-name="ro1">
          <table:table-cell table:formula="of:=[.A106]+4.096" office:value-type="float" office:value="434.176" calcext:value-type="float">
            <text:p>434,176</text:p>
          </table:table-cell>
          <table:table-cell office:value-type="float" office:value="6871" calcext:value-type="float">
            <text:p>6871</text:p>
          </table:table-cell>
        </table:table-row>
        <table:table-row table:style-name="ro1">
          <table:table-cell table:formula="of:=[.A107]+4.096" office:value-type="float" office:value="438.272" calcext:value-type="float">
            <text:p>438,272</text:p>
          </table:table-cell>
          <table:table-cell office:value-type="float" office:value="6919" calcext:value-type="float">
            <text:p>6919</text:p>
          </table:table-cell>
        </table:table-row>
        <table:table-row table:style-name="ro1">
          <table:table-cell table:formula="of:=[.A108]+4.096" office:value-type="float" office:value="442.368" calcext:value-type="float">
            <text:p>442,368</text:p>
          </table:table-cell>
          <table:table-cell office:value-type="float" office:value="6964" calcext:value-type="float">
            <text:p>6964</text:p>
          </table:table-cell>
        </table:table-row>
        <table:table-row table:style-name="ro1">
          <table:table-cell table:formula="of:=[.A109]+4.096" office:value-type="float" office:value="446.464" calcext:value-type="float">
            <text:p>446,464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table:formula="of:=[.A110]+4.096" office:value-type="float" office:value="450.56" calcext:value-type="float">
            <text:p>450,56</text:p>
          </table:table-cell>
          <table:table-cell office:value-type="float" office:value="7014" calcext:value-type="float">
            <text:p>7014</text:p>
          </table:table-cell>
        </table:table-row>
        <table:table-row table:style-name="ro1">
          <table:table-cell table:formula="of:=[.A111]+4.096" office:value-type="float" office:value="454.656" calcext:value-type="float">
            <text:p>454,656</text:p>
          </table:table-cell>
          <table:table-cell office:value-type="float" office:value="7005" calcext:value-type="float">
            <text:p>7005</text:p>
          </table:table-cell>
        </table:table-row>
        <table:table-row table:style-name="ro1">
          <table:table-cell table:formula="of:=[.A112]+4.096" office:value-type="float" office:value="458.752" calcext:value-type="float">
            <text:p>458,752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table:formula="of:=[.A113]+4.096" office:value-type="float" office:value="462.848" calcext:value-type="float">
            <text:p>462,848</text:p>
          </table:table-cell>
          <table:table-cell office:value-type="float" office:value="6995" calcext:value-type="float">
            <text:p>6995</text:p>
          </table:table-cell>
        </table:table-row>
        <table:table-row table:style-name="ro1">
          <table:table-cell table:formula="of:=[.A114]+4.096" office:value-type="float" office:value="466.944" calcext:value-type="float">
            <text:p>466,944</text:p>
          </table:table-cell>
          <table:table-cell office:value-type="float" office:value="6991" calcext:value-type="float">
            <text:p>6991</text:p>
          </table:table-cell>
        </table:table-row>
        <table:table-row table:style-name="ro1">
          <table:table-cell table:formula="of:=[.A115]+4.096" office:value-type="float" office:value="471.04" calcext:value-type="float">
            <text:p>471,04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table:formula="of:=[.A116]+4.096" office:value-type="float" office:value="475.136" calcext:value-type="float">
            <text:p>475,136</text:p>
          </table:table-cell>
          <table:table-cell office:value-type="float" office:value="6985" calcext:value-type="float">
            <text:p>6985</text:p>
          </table:table-cell>
        </table:table-row>
        <table:table-row table:style-name="ro1">
          <table:table-cell table:formula="of:=[.A117]+4.096" office:value-type="float" office:value="479.232" calcext:value-type="float">
            <text:p>479,232</text:p>
          </table:table-cell>
          <table:table-cell office:value-type="float" office:value="6984" calcext:value-type="float">
            <text:p>6984</text:p>
          </table:table-cell>
        </table:table-row>
        <table:table-row table:style-name="ro1">
          <table:table-cell table:formula="of:=[.A118]+4.096" office:value-type="float" office:value="483.328" calcext:value-type="float">
            <text:p>483,328</text:p>
          </table:table-cell>
          <table:table-cell office:value-type="float" office:value="6986" calcext:value-type="float">
            <text:p>6986</text:p>
          </table:table-cell>
        </table:table-row>
        <table:table-row table:style-name="ro1">
          <table:table-cell table:formula="of:=[.A119]+4.096" office:value-type="float" office:value="487.424" calcext:value-type="float">
            <text:p>487,424</text:p>
          </table:table-cell>
          <table:table-cell office:value-type="float" office:value="7022" calcext:value-type="float">
            <text:p>7022</text:p>
          </table:table-cell>
        </table:table-row>
        <table:table-row table:style-name="ro1">
          <table:table-cell table:formula="of:=[.A120]+4.096" office:value-type="float" office:value="491.52" calcext:value-type="float">
            <text:p>491,52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table:formula="of:=[.A121]+4.096" office:value-type="float" office:value="495.616" calcext:value-type="float">
            <text:p>495,616</text:p>
          </table:table-cell>
          <table:table-cell office:value-type="float" office:value="7084" calcext:value-type="float">
            <text:p>7084</text:p>
          </table:table-cell>
        </table:table-row>
        <table:table-row table:style-name="ro1">
          <table:table-cell table:formula="of:=[.A122]+4.096" office:value-type="float" office:value="499.712" calcext:value-type="float">
            <text:p>499,712</text:p>
          </table:table-cell>
          <table:table-cell office:value-type="float" office:value="7019" calcext:value-type="float">
            <text:p>7019</text:p>
          </table:table-cell>
        </table:table-row>
        <table:table-row table:style-name="ro1">
          <table:table-cell table:formula="of:=[.A123]+4.096" office:value-type="float" office:value="503.808" calcext:value-type="float">
            <text:p>503,808</text:p>
          </table:table-cell>
          <table:table-cell office:value-type="float" office:value="7087" calcext:value-type="float">
            <text:p>7087</text:p>
          </table:table-cell>
        </table:table-row>
        <table:table-row table:style-name="ro1">
          <table:table-cell table:formula="of:=[.A124]+4.096" office:value-type="float" office:value="507.904" calcext:value-type="float">
            <text:p>507,904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table:formula="of:=[.A125]+4.096" office:value-type="float" office:value="512" calcext:value-type="float">
            <text:p>512</text:p>
          </table:table-cell>
          <table:table-cell office:value-type="float" office:value="7084" calcext:value-type="float">
            <text:p>7084</text:p>
          </table:table-cell>
        </table:table-row>
        <table:table-row table:style-name="ro1">
          <table:table-cell table:formula="of:=[.A126]+4.096" office:value-type="float" office:value="516.096" calcext:value-type="float">
            <text:p>516,096</text:p>
          </table:table-cell>
          <table:table-cell office:value-type="float" office:value="7067" calcext:value-type="float">
            <text:p>7067</text:p>
          </table:table-cell>
        </table:table-row>
        <table:table-row table:style-name="ro1">
          <table:table-cell table:formula="of:=[.A127]+4.096" office:value-type="float" office:value="520.192" calcext:value-type="float">
            <text:p>520,192</text:p>
          </table:table-cell>
          <table:table-cell office:value-type="float" office:value="7049" calcext:value-type="float">
            <text:p>7049</text:p>
          </table:table-cell>
        </table:table-row>
        <table:table-row table:style-name="ro1">
          <table:table-cell table:formula="of:=[.A128]+4.096" office:value-type="float" office:value="524.288" calcext:value-type="float">
            <text:p>524,288</text:p>
          </table:table-cell>
          <table:table-cell office:value-type="float" office:value="7081" calcext:value-type="float">
            <text:p>7081</text:p>
          </table:table-cell>
        </table:table-row>
        <table:table-row table:style-name="ro1">
          <table:table-cell table:formula="of:=[.A129]+4.096" office:value-type="float" office:value="528.384" calcext:value-type="float">
            <text:p>528,384</text:p>
          </table:table-cell>
          <table:table-cell office:value-type="float" office:value="7123" calcext:value-type="float">
            <text:p>7123</text:p>
          </table:table-cell>
        </table:table-row>
        <table:table-row table:style-name="ro1">
          <table:table-cell table:formula="of:=[.A130]+4.096" office:value-type="float" office:value="532.48" calcext:value-type="float">
            <text:p>532,48</text:p>
          </table:table-cell>
          <table:table-cell office:value-type="float" office:value="7192" calcext:value-type="float">
            <text:p>7192</text:p>
          </table:table-cell>
        </table:table-row>
        <table:table-row table:style-name="ro1">
          <table:table-cell table:formula="of:=[.A131]+4.096" office:value-type="float" office:value="536.576" calcext:value-type="float">
            <text:p>536,576</text:p>
          </table:table-cell>
          <table:table-cell office:value-type="float" office:value="7179" calcext:value-type="float">
            <text:p>7179</text:p>
          </table:table-cell>
        </table:table-row>
        <table:table-row table:style-name="ro1">
          <table:table-cell table:formula="of:=[.A132]+4.096" office:value-type="float" office:value="540.672" calcext:value-type="float">
            <text:p>540,672</text:p>
          </table:table-cell>
          <table:table-cell office:value-type="float" office:value="7230" calcext:value-type="float">
            <text:p>7230</text:p>
          </table:table-cell>
        </table:table-row>
        <table:table-row table:style-name="ro1">
          <table:table-cell table:formula="of:=[.A133]+4.096" office:value-type="float" office:value="544.768" calcext:value-type="float">
            <text:p>544,768</text:p>
          </table:table-cell>
          <table:table-cell office:value-type="float" office:value="7289" calcext:value-type="float">
            <text:p>7289</text:p>
          </table:table-cell>
        </table:table-row>
        <table:table-row table:style-name="ro1">
          <table:table-cell table:formula="of:=[.A134]+4.096" office:value-type="float" office:value="548.864" calcext:value-type="float">
            <text:p>548,864</text:p>
          </table:table-cell>
          <table:table-cell office:value-type="float" office:value="7281" calcext:value-type="float">
            <text:p>7281</text:p>
          </table:table-cell>
        </table:table-row>
        <table:table-row table:style-name="ro1">
          <table:table-cell table:formula="of:=[.A135]+4.096" office:value-type="float" office:value="552.96" calcext:value-type="float">
            <text:p>552,96</text:p>
          </table:table-cell>
          <table:table-cell office:value-type="float" office:value="7274" calcext:value-type="float">
            <text:p>7274</text:p>
          </table:table-cell>
        </table:table-row>
        <table:table-row table:style-name="ro1">
          <table:table-cell table:formula="of:=[.A136]+4.096" office:value-type="float" office:value="557.056" calcext:value-type="float">
            <text:p>557,056</text:p>
          </table:table-cell>
          <table:table-cell office:value-type="float" office:value="7268" calcext:value-type="float">
            <text:p>7268</text:p>
          </table:table-cell>
        </table:table-row>
        <table:table-row table:style-name="ro1">
          <table:table-cell table:formula="of:=[.A137]+4.096" office:value-type="float" office:value="561.152" calcext:value-type="float">
            <text:p>561,152</text:p>
          </table:table-cell>
          <table:table-cell office:value-type="float" office:value="7268" calcext:value-type="float">
            <text:p>7268</text:p>
          </table:table-cell>
        </table:table-row>
        <table:table-row table:style-name="ro1">
          <table:table-cell table:formula="of:=[.A138]+4.096" office:value-type="float" office:value="565.248" calcext:value-type="float">
            <text:p>565,248</text:p>
          </table:table-cell>
          <table:table-cell office:value-type="float" office:value="7325" calcext:value-type="float">
            <text:p>7325</text:p>
          </table:table-cell>
        </table:table-row>
        <table:table-row table:style-name="ro1">
          <table:table-cell table:formula="of:=[.A139]+4.096" office:value-type="float" office:value="569.344" calcext:value-type="float">
            <text:p>569,344</text:p>
          </table:table-cell>
          <table:table-cell office:value-type="float" office:value="7322" calcext:value-type="float">
            <text:p>7322</text:p>
          </table:table-cell>
        </table:table-row>
        <table:table-row table:style-name="ro1">
          <table:table-cell table:formula="of:=[.A140]+4.096" office:value-type="float" office:value="573.44" calcext:value-type="float">
            <text:p>573,44</text:p>
          </table:table-cell>
          <table:table-cell office:value-type="float" office:value="7317" calcext:value-type="float">
            <text:p>7317</text:p>
          </table:table-cell>
        </table:table-row>
        <table:table-row table:style-name="ro1">
          <table:table-cell table:formula="of:=[.A141]+4.096" office:value-type="float" office:value="577.536" calcext:value-type="float">
            <text:p>577,536</text:p>
          </table:table-cell>
          <table:table-cell office:value-type="float" office:value="7313" calcext:value-type="float">
            <text:p>7313</text:p>
          </table:table-cell>
        </table:table-row>
        <table:table-row table:style-name="ro1">
          <table:table-cell table:formula="of:=[.A142]+4.096" office:value-type="float" office:value="581.632" calcext:value-type="float">
            <text:p>581,632</text:p>
          </table:table-cell>
          <table:table-cell office:value-type="float" office:value="7314" calcext:value-type="float">
            <text:p>7314</text:p>
          </table:table-cell>
        </table:table-row>
        <table:table-row table:style-name="ro1">
          <table:table-cell table:formula="of:=[.A143]+4.096" office:value-type="float" office:value="585.728" calcext:value-type="float">
            <text:p>585,728</text:p>
          </table:table-cell>
          <table:table-cell office:value-type="float" office:value="7311" calcext:value-type="float">
            <text:p>7311</text:p>
          </table:table-cell>
        </table:table-row>
        <table:table-row table:style-name="ro1">
          <table:table-cell table:formula="of:=[.A144]+4.096" office:value-type="float" office:value="589.824" calcext:value-type="float">
            <text:p>589,824</text:p>
          </table:table-cell>
          <table:table-cell office:value-type="float" office:value="7309" calcext:value-type="float">
            <text:p>7309</text:p>
          </table:table-cell>
        </table:table-row>
        <table:table-row table:style-name="ro1">
          <table:table-cell table:formula="of:=[.A145]+4.096" office:value-type="float" office:value="593.92" calcext:value-type="float">
            <text:p>593,92</text:p>
          </table:table-cell>
          <table:table-cell office:value-type="float" office:value="7310" calcext:value-type="float">
            <text:p>7310</text:p>
          </table:table-cell>
        </table:table-row>
        <table:table-row table:style-name="ro1">
          <table:table-cell table:formula="of:=[.A146]+4.096" office:value-type="float" office:value="598.016" calcext:value-type="float">
            <text:p>598,016</text:p>
          </table:table-cell>
          <table:table-cell office:value-type="float" office:value="7301" calcext:value-type="float">
            <text:p>7301</text:p>
          </table:table-cell>
        </table:table-row>
        <table:table-row table:style-name="ro1">
          <table:table-cell table:formula="of:=[.A147]+4.096" office:value-type="float" office:value="602.112" calcext:value-type="float">
            <text:p>602,112</text:p>
          </table:table-cell>
          <table:table-cell office:value-type="float" office:value="7311" calcext:value-type="float">
            <text:p>7311</text:p>
          </table:table-cell>
        </table:table-row>
        <table:table-row table:style-name="ro1">
          <table:table-cell table:formula="of:=[.A148]+4.096" office:value-type="float" office:value="606.208" calcext:value-type="float">
            <text:p>606,208</text:p>
          </table:table-cell>
          <table:table-cell office:value-type="float" office:value="7310" calcext:value-type="float">
            <text:p>7310</text:p>
          </table:table-cell>
        </table:table-row>
        <table:table-row table:style-name="ro1">
          <table:table-cell table:formula="of:=[.A149]+4.096" office:value-type="float" office:value="610.304" calcext:value-type="float">
            <text:p>610,304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table:formula="of:=[.A150]+4.096" office:value-type="float" office:value="614.4" calcext:value-type="float">
            <text:p>614,4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table:formula="of:=[.A151]+4.096" office:value-type="float" office:value="618.496000000001" calcext:value-type="float">
            <text:p>618,496</text:p>
          </table:table-cell>
          <table:table-cell office:value-type="float" office:value="7304" calcext:value-type="float">
            <text:p>7304</text:p>
          </table:table-cell>
        </table:table-row>
        <table:table-row table:style-name="ro1">
          <table:table-cell table:formula="of:=[.A152]+4.096" office:value-type="float" office:value="622.592000000001" calcext:value-type="float">
            <text:p>622,592</text:p>
          </table:table-cell>
          <table:table-cell office:value-type="float" office:value="7411" calcext:value-type="float">
            <text:p>7411</text:p>
          </table:table-cell>
        </table:table-row>
        <table:table-row table:style-name="ro1">
          <table:table-cell table:formula="of:=[.A153]+4.096" office:value-type="float" office:value="626.688" calcext:value-type="float">
            <text:p>626,688</text:p>
          </table:table-cell>
          <table:table-cell office:value-type="float" office:value="7459" calcext:value-type="float">
            <text:p>7459</text:p>
          </table:table-cell>
        </table:table-row>
        <table:table-row table:style-name="ro1">
          <table:table-cell table:formula="of:=[.A154]+4.096" office:value-type="float" office:value="630.784" calcext:value-type="float">
            <text:p>630,784</text:p>
          </table:table-cell>
          <table:table-cell office:value-type="float" office:value="7446" calcext:value-type="float">
            <text:p>7446</text:p>
          </table:table-cell>
        </table:table-row>
        <table:table-row table:style-name="ro1">
          <table:table-cell table:formula="of:=[.A155]+4.096" office:value-type="float" office:value="634.88" calcext:value-type="float">
            <text:p>634,88</text:p>
          </table:table-cell>
          <table:table-cell office:value-type="float" office:value="7429" calcext:value-type="float">
            <text:p>7429</text:p>
          </table:table-cell>
        </table:table-row>
        <table:table-row table:style-name="ro1">
          <table:table-cell table:formula="of:=[.A156]+4.096" office:value-type="float" office:value="638.976" calcext:value-type="float">
            <text:p>638,976</text:p>
          </table:table-cell>
          <table:table-cell office:value-type="float" office:value="7526" calcext:value-type="float">
            <text:p>7526</text:p>
          </table:table-cell>
        </table:table-row>
        <table:table-row table:style-name="ro1">
          <table:table-cell table:formula="of:=[.A157]+4.096" office:value-type="float" office:value="643.072" calcext:value-type="float">
            <text:p>643,072</text:p>
          </table:table-cell>
          <table:table-cell office:value-type="float" office:value="7518" calcext:value-type="float">
            <text:p>7518</text:p>
          </table:table-cell>
        </table:table-row>
        <table:table-row table:style-name="ro1">
          <table:table-cell table:formula="of:=[.A158]+4.096" office:value-type="float" office:value="647.168" calcext:value-type="float">
            <text:p>647,168</text:p>
          </table:table-cell>
          <table:table-cell office:value-type="float" office:value="7512" calcext:value-type="float">
            <text:p>7512</text:p>
          </table:table-cell>
        </table:table-row>
        <table:table-row table:style-name="ro1">
          <table:table-cell table:formula="of:=[.A159]+4.096" office:value-type="float" office:value="651.264" calcext:value-type="float">
            <text:p>651,264</text:p>
          </table:table-cell>
          <table:table-cell office:value-type="float" office:value="7507" calcext:value-type="float">
            <text:p>7507</text:p>
          </table:table-cell>
        </table:table-row>
        <table:table-row table:style-name="ro1">
          <table:table-cell table:formula="of:=[.A160]+4.096" office:value-type="float" office:value="655.360000000001" calcext:value-type="float">
            <text:p>655,36</text:p>
          </table:table-cell>
          <table:table-cell office:value-type="float" office:value="7564" calcext:value-type="float">
            <text:p>7564</text:p>
          </table:table-cell>
        </table:table-row>
        <table:table-row table:style-name="ro1">
          <table:table-cell table:formula="of:=[.A161]+4.096" office:value-type="float" office:value="659.456000000001" calcext:value-type="float">
            <text:p>659,456</text:p>
          </table:table-cell>
          <table:table-cell office:value-type="float" office:value="7567" calcext:value-type="float">
            <text:p>7567</text:p>
          </table:table-cell>
        </table:table-row>
        <table:table-row table:style-name="ro1">
          <table:table-cell table:formula="of:=[.A162]+4.096" office:value-type="float" office:value="663.552000000001" calcext:value-type="float">
            <text:p>663,552</text:p>
          </table:table-cell>
          <table:table-cell office:value-type="float" office:value="7558" calcext:value-type="float">
            <text:p>7558</text:p>
          </table:table-cell>
        </table:table-row>
        <table:table-row table:style-name="ro1">
          <table:table-cell table:formula="of:=[.A163]+4.096" office:value-type="float" office:value="667.648000000001" calcext:value-type="float">
            <text:p>667,648</text:p>
          </table:table-cell>
          <table:table-cell office:value-type="float" office:value="7555" calcext:value-type="float">
            <text:p>7555</text:p>
          </table:table-cell>
        </table:table-row>
        <table:table-row table:style-name="ro1">
          <table:table-cell table:formula="of:=[.A164]+4.096" office:value-type="float" office:value="671.744000000001" calcext:value-type="float">
            <text:p>671,744</text:p>
          </table:table-cell>
          <table:table-cell office:value-type="float" office:value="7555" calcext:value-type="float">
            <text:p>7555</text:p>
          </table:table-cell>
        </table:table-row>
        <table:table-row table:style-name="ro1">
          <table:table-cell table:formula="of:=[.A165]+4.096" office:value-type="float" office:value="675.840000000001" calcext:value-type="float">
            <text:p>675,84</text:p>
          </table:table-cell>
          <table:table-cell office:value-type="float" office:value="7615" calcext:value-type="float">
            <text:p>7615</text:p>
          </table:table-cell>
        </table:table-row>
        <table:table-row table:style-name="ro1">
          <table:table-cell table:formula="of:=[.A166]+4.096" office:value-type="float" office:value="679.936" calcext:value-type="float">
            <text:p>679,936</text:p>
          </table:table-cell>
          <table:table-cell office:value-type="float" office:value="7615" calcext:value-type="float">
            <text:p>7615</text:p>
          </table:table-cell>
        </table:table-row>
        <table:table-row table:style-name="ro1">
          <table:table-cell table:formula="of:=[.A167]+4.096" office:value-type="float" office:value="684.032" calcext:value-type="float">
            <text:p>684,032</text:p>
          </table:table-cell>
          <table:table-cell office:value-type="float" office:value="7554" calcext:value-type="float">
            <text:p>7554</text:p>
          </table:table-cell>
        </table:table-row>
        <table:table-row table:style-name="ro1">
          <table:table-cell table:formula="of:=[.A168]+4.096" office:value-type="float" office:value="688.128000000001" calcext:value-type="float">
            <text:p>688,128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table:formula="of:=[.A169]+4.096" office:value-type="float" office:value="692.224000000001" calcext:value-type="float">
            <text:p>692,224</text:p>
          </table:table-cell>
          <table:table-cell office:value-type="float" office:value="7553" calcext:value-type="float">
            <text:p>7553</text:p>
          </table:table-cell>
        </table:table-row>
        <table:table-row table:style-name="ro1">
          <table:table-cell table:formula="of:=[.A170]+4.096" office:value-type="float" office:value="696.320000000001" calcext:value-type="float">
            <text:p>696,32</text:p>
          </table:table-cell>
          <table:table-cell office:value-type="float" office:value="7553" calcext:value-type="float">
            <text:p>7553</text:p>
          </table:table-cell>
        </table:table-row>
        <table:table-row table:style-name="ro1">
          <table:table-cell table:formula="of:=[.A171]+4.096" office:value-type="float" office:value="700.416000000001" calcext:value-type="float">
            <text:p>700,416</text:p>
          </table:table-cell>
          <table:table-cell office:value-type="float" office:value="7553" calcext:value-type="float">
            <text:p>7553</text:p>
          </table:table-cell>
        </table:table-row>
        <table:table-row table:style-name="ro1">
          <table:table-cell table:formula="of:=[.A172]+4.096" office:value-type="float" office:value="704.512000000001" calcext:value-type="float">
            <text:p>704,512</text:p>
          </table:table-cell>
          <table:table-cell office:value-type="float" office:value="7553" calcext:value-type="float">
            <text:p>7553</text:p>
          </table:table-cell>
        </table:table-row>
        <table:table-row table:style-name="ro1">
          <table:table-cell table:formula="of:=[.A173]+4.096" office:value-type="float" office:value="708.608000000001" calcext:value-type="float">
            <text:p>708,608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table:formula="of:=[.A174]+4.096" office:value-type="float" office:value="712.704000000001" calcext:value-type="float">
            <text:p>712,704</text:p>
          </table:table-cell>
          <table:table-cell office:value-type="float" office:value="7614" calcext:value-type="float">
            <text:p>7614</text:p>
          </table:table-cell>
        </table:table-row>
        <table:table-row table:style-name="ro1">
          <table:table-cell table:formula="of:=[.A175]+4.096" office:value-type="float" office:value="716.800000000001" calcext:value-type="float">
            <text:p>716,8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table:formula="of:=[.A176]+4.096" office:value-type="float" office:value="720.896000000001" calcext:value-type="float">
            <text:p>720,896</text:p>
          </table:table-cell>
          <table:table-cell office:value-type="float" office:value="7654" calcext:value-type="float">
            <text:p>7654</text:p>
          </table:table-cell>
        </table:table-row>
        <table:table-row table:style-name="ro1">
          <table:table-cell table:formula="of:=[.A177]+4.096" office:value-type="float" office:value="724.992000000001" calcext:value-type="float">
            <text:p>724,992</text:p>
          </table:table-cell>
          <table:table-cell office:value-type="float" office:value="7643" calcext:value-type="float">
            <text:p>7643</text:p>
          </table:table-cell>
        </table:table-row>
        <table:table-row table:style-name="ro1">
          <table:table-cell table:formula="of:=[.A178]+4.096" office:value-type="float" office:value="729.088000000001" calcext:value-type="float">
            <text:p>729,088</text:p>
          </table:table-cell>
          <table:table-cell office:value-type="float" office:value="7704" calcext:value-type="float">
            <text:p>7704</text:p>
          </table:table-cell>
        </table:table-row>
        <table:table-row table:style-name="ro1">
          <table:table-cell table:formula="of:=[.A179]+4.096" office:value-type="float" office:value="733.184000000001" calcext:value-type="float">
            <text:p>733,184</text:p>
          </table:table-cell>
          <table:table-cell office:value-type="float" office:value="7693" calcext:value-type="float">
            <text:p>7693</text:p>
          </table:table-cell>
        </table:table-row>
        <table:table-row table:style-name="ro1">
          <table:table-cell table:formula="of:=[.A180]+4.096" office:value-type="float" office:value="737.280000000001" calcext:value-type="float">
            <text:p>737,28</text:p>
          </table:table-cell>
          <table:table-cell office:value-type="float" office:value="7749" calcext:value-type="float">
            <text:p>7749</text:p>
          </table:table-cell>
        </table:table-row>
        <table:table-row table:style-name="ro1">
          <table:table-cell table:formula="of:=[.A181]+4.096" office:value-type="float" office:value="741.376000000001" calcext:value-type="float">
            <text:p>741,376</text:p>
          </table:table-cell>
          <table:table-cell office:value-type="float" office:value="7747" calcext:value-type="float">
            <text:p>7747</text:p>
          </table:table-cell>
        </table:table-row>
        <table:table-row table:style-name="ro1">
          <table:table-cell table:formula="of:=[.A182]+4.096" office:value-type="float" office:value="745.472000000001" calcext:value-type="float">
            <text:p>745,472</text:p>
          </table:table-cell>
          <table:table-cell office:value-type="float" office:value="7805" calcext:value-type="float">
            <text:p>7805</text:p>
          </table:table-cell>
        </table:table-row>
        <table:table-row table:style-name="ro1">
          <table:table-cell table:formula="of:=[.A183]+4.096" office:value-type="float" office:value="749.568000000001" calcext:value-type="float">
            <text:p>749,568</text:p>
          </table:table-cell>
          <table:table-cell office:value-type="float" office:value="7772" calcext:value-type="float">
            <text:p>7772</text:p>
          </table:table-cell>
        </table:table-row>
        <table:table-row table:style-name="ro1">
          <table:table-cell table:formula="of:=[.A184]+4.096" office:value-type="float" office:value="753.664000000001" calcext:value-type="float">
            <text:p>753,664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table:formula="of:=[.A185]+4.096" office:value-type="float" office:value="757.760000000001" calcext:value-type="float">
            <text:p>757,76</text:p>
          </table:table-cell>
          <table:table-cell office:value-type="float" office:value="7837" calcext:value-type="float">
            <text:p>7837</text:p>
          </table:table-cell>
        </table:table-row>
        <table:table-row table:style-name="ro1">
          <table:table-cell table:formula="of:=[.A186]+4.096" office:value-type="float" office:value="761.856000000001" calcext:value-type="float">
            <text:p>761,856</text:p>
          </table:table-cell>
          <table:table-cell office:value-type="float" office:value="7841" calcext:value-type="float">
            <text:p>7841</text:p>
          </table:table-cell>
        </table:table-row>
        <table:table-row table:style-name="ro1">
          <table:table-cell table:formula="of:=[.A187]+4.096" office:value-type="float" office:value="765.952000000001" calcext:value-type="float">
            <text:p>765,952</text:p>
          </table:table-cell>
          <table:table-cell office:value-type="float" office:value="7837" calcext:value-type="float">
            <text:p>7837</text:p>
          </table:table-cell>
        </table:table-row>
        <table:table-row table:style-name="ro1">
          <table:table-cell table:formula="of:=[.A188]+4.096" office:value-type="float" office:value="770.048000000001" calcext:value-type="float">
            <text:p>770,048</text:p>
          </table:table-cell>
          <table:table-cell office:value-type="float" office:value="7837" calcext:value-type="float">
            <text:p>7837</text:p>
          </table:table-cell>
        </table:table-row>
        <table:table-row table:style-name="ro1">
          <table:table-cell table:formula="of:=[.A189]+4.096" office:value-type="float" office:value="774.144000000001" calcext:value-type="float">
            <text:p>774,144</text:p>
          </table:table-cell>
          <table:table-cell office:value-type="float" office:value="7833" calcext:value-type="float">
            <text:p>7833</text:p>
          </table:table-cell>
        </table:table-row>
        <table:table-row table:style-name="ro1">
          <table:table-cell table:formula="of:=[.A190]+4.096" office:value-type="float" office:value="778.240000000001" calcext:value-type="float">
            <text:p>778,24</text:p>
          </table:table-cell>
          <table:table-cell office:value-type="float" office:value="7835" calcext:value-type="float">
            <text:p>7835</text:p>
          </table:table-cell>
        </table:table-row>
        <table:table-row table:style-name="ro1">
          <table:table-cell table:formula="of:=[.A191]+4.096" office:value-type="float" office:value="782.336000000001" calcext:value-type="float">
            <text:p>782,336</text:p>
          </table:table-cell>
          <table:table-cell office:value-type="float" office:value="7833" calcext:value-type="float">
            <text:p>7833</text:p>
          </table:table-cell>
        </table:table-row>
        <table:table-row table:style-name="ro1">
          <table:table-cell table:formula="of:=[.A192]+4.096" office:value-type="float" office:value="786.432000000001" calcext:value-type="float">
            <text:p>786,432</text:p>
          </table:table-cell>
          <table:table-cell office:value-type="float" office:value="7837" calcext:value-type="float">
            <text:p>7837</text:p>
          </table:table-cell>
        </table:table-row>
        <table:table-row table:style-name="ro1">
          <table:table-cell table:formula="of:=[.A193]+4.096" office:value-type="float" office:value="790.528000000001" calcext:value-type="float">
            <text:p>790,528</text:p>
          </table:table-cell>
          <table:table-cell office:value-type="float" office:value="7833" calcext:value-type="float">
            <text:p>7833</text:p>
          </table:table-cell>
        </table:table-row>
        <table:table-row table:style-name="ro1">
          <table:table-cell table:formula="of:=[.A194]+4.096" office:value-type="float" office:value="794.624000000001" calcext:value-type="float">
            <text:p>794,624</text:p>
          </table:table-cell>
          <table:table-cell office:value-type="float" office:value="7831" calcext:value-type="float">
            <text:p>7831</text:p>
          </table:table-cell>
        </table:table-row>
        <table:table-row table:style-name="ro1">
          <table:table-cell table:formula="of:=[.A195]+4.096" office:value-type="float" office:value="798.720000000001" calcext:value-type="float">
            <text:p>798,72</text:p>
          </table:table-cell>
          <table:table-cell office:value-type="float" office:value="7832" calcext:value-type="float">
            <text:p>7832</text:p>
          </table:table-cell>
        </table:table-row>
        <table:table-row table:style-name="ro1">
          <table:table-cell table:formula="of:=[.A196]+4.096" office:value-type="float" office:value="802.816000000001" calcext:value-type="float">
            <text:p>802,816</text:p>
          </table:table-cell>
          <table:table-cell office:value-type="float" office:value="7828" calcext:value-type="float">
            <text:p>7828</text:p>
          </table:table-cell>
        </table:table-row>
        <table:table-row table:style-name="ro1">
          <table:table-cell table:formula="of:=[.A197]+4.096" office:value-type="float" office:value="806.912000000001" calcext:value-type="float">
            <text:p>806,912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table:formula="of:=[.A198]+4.096" office:value-type="float" office:value="811.008000000001" calcext:value-type="float">
            <text:p>811,008</text:p>
          </table:table-cell>
          <table:table-cell office:value-type="float" office:value="7831" calcext:value-type="float">
            <text:p>7831</text:p>
          </table:table-cell>
        </table:table-row>
        <table:table-row table:style-name="ro1">
          <table:table-cell table:formula="of:=[.A199]+4.096" office:value-type="float" office:value="815.104000000001" calcext:value-type="float">
            <text:p>815,104</text:p>
          </table:table-cell>
          <table:table-cell office:value-type="float" office:value="7835" calcext:value-type="float">
            <text:p>7835</text:p>
          </table:table-cell>
        </table:table-row>
        <table:table-row table:style-name="ro1">
          <table:table-cell table:formula="of:=[.A200]+4.096" office:value-type="float" office:value="819.200000000001" calcext:value-type="float">
            <text:p>819,2</text:p>
          </table:table-cell>
          <table:table-cell office:value-type="float" office:value="7831" calcext:value-type="float">
            <text:p>7831</text:p>
          </table:table-cell>
        </table:table-row>
        <table:table-row table:style-name="ro1">
          <table:table-cell table:formula="of:=[.A201]+4.096" office:value-type="float" office:value="823.296000000001" calcext:value-type="float">
            <text:p>823,296</text:p>
          </table:table-cell>
          <table:table-cell office:value-type="float" office:value="7892" calcext:value-type="float">
            <text:p>7892</text:p>
          </table:table-cell>
        </table:table-row>
        <table:table-row table:style-name="ro1">
          <table:table-cell table:formula="of:=[.A202]+4.096" office:value-type="float" office:value="827.392000000001" calcext:value-type="float">
            <text:p>827,392</text:p>
          </table:table-cell>
          <table:table-cell office:value-type="float" office:value="7891" calcext:value-type="float">
            <text:p>7891</text:p>
          </table:table-cell>
        </table:table-row>
        <table:table-row table:style-name="ro1">
          <table:table-cell table:formula="of:=[.A203]+4.096" office:value-type="float" office:value="831.488000000001" calcext:value-type="float">
            <text:p>831,488</text:p>
          </table:table-cell>
          <table:table-cell office:value-type="float" office:value="7953" calcext:value-type="float">
            <text:p>7953</text:p>
          </table:table-cell>
        </table:table-row>
        <table:table-row table:style-name="ro1">
          <table:table-cell table:formula="of:=[.A204]+4.096" office:value-type="float" office:value="835.584000000001" calcext:value-type="float">
            <text:p>835,584</text:p>
          </table:table-cell>
          <table:table-cell office:value-type="float" office:value="7956" calcext:value-type="float">
            <text:p>7956</text:p>
          </table:table-cell>
        </table:table-row>
        <table:table-row table:style-name="ro1">
          <table:table-cell table:formula="of:=[.A205]+4.096" office:value-type="float" office:value="839.680000000001" calcext:value-type="float">
            <text:p>839,68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table:formula="of:=[.A206]+4.096" office:value-type="float" office:value="843.776000000001" calcext:value-type="float">
            <text:p>843,776</text:p>
          </table:table-cell>
          <table:table-cell office:value-type="float" office:value="8020" calcext:value-type="float">
            <text:p>8020</text:p>
          </table:table-cell>
        </table:table-row>
        <table:table-row table:style-name="ro1">
          <table:table-cell table:formula="of:=[.A207]+4.096" office:value-type="float" office:value="847.872000000001" calcext:value-type="float">
            <text:p>847,872</text:p>
          </table:table-cell>
          <table:table-cell office:value-type="float" office:value="8020" calcext:value-type="float">
            <text:p>8020</text:p>
          </table:table-cell>
        </table:table-row>
        <table:table-row table:style-name="ro1">
          <table:table-cell table:formula="of:=[.A208]+4.096" office:value-type="float" office:value="851.968000000001" calcext:value-type="float">
            <text:p>851,968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table:formula="of:=[.A209]+4.096" office:value-type="float" office:value="856.064000000001" calcext:value-type="float">
            <text:p>856,064</text:p>
          </table:table-cell>
          <table:table-cell office:value-type="float" office:value="8020" calcext:value-type="float">
            <text:p>8020</text:p>
          </table:table-cell>
        </table:table-row>
        <table:table-row table:style-name="ro1">
          <table:table-cell table:formula="of:=[.A210]+4.096" office:value-type="float" office:value="860.160000000001" calcext:value-type="float">
            <text:p>860,16</text:p>
          </table:table-cell>
          <table:table-cell office:value-type="float" office:value="8086" calcext:value-type="float">
            <text:p>8086</text:p>
          </table:table-cell>
        </table:table-row>
        <table:table-row table:style-name="ro1">
          <table:table-cell table:formula="of:=[.A211]+4.096" office:value-type="float" office:value="864.256000000001" calcext:value-type="float">
            <text:p>864,256</text:p>
          </table:table-cell>
          <table:table-cell office:value-type="float" office:value="8090" calcext:value-type="float">
            <text:p>8090</text:p>
          </table:table-cell>
        </table:table-row>
        <table:table-row table:style-name="ro1">
          <table:table-cell table:formula="of:=[.A212]+4.096" office:value-type="float" office:value="868.352000000001" calcext:value-type="float">
            <text:p>868,352</text:p>
          </table:table-cell>
          <table:table-cell office:value-type="float" office:value="8085" calcext:value-type="float">
            <text:p>8085</text:p>
          </table:table-cell>
        </table:table-row>
        <table:table-row table:style-name="ro1">
          <table:table-cell table:formula="of:=[.A213]+4.096" office:value-type="float" office:value="872.448000000001" calcext:value-type="float">
            <text:p>872,448</text:p>
          </table:table-cell>
          <table:table-cell office:value-type="float" office:value="8095" calcext:value-type="float">
            <text:p>8095</text:p>
          </table:table-cell>
        </table:table-row>
        <table:table-row table:style-name="ro1">
          <table:table-cell table:formula="of:=[.A214]+4.096" office:value-type="float" office:value="876.544000000001" calcext:value-type="float">
            <text:p>876,544</text:p>
          </table:table-cell>
          <table:table-cell office:value-type="float" office:value="8093" calcext:value-type="float">
            <text:p>8093</text:p>
          </table:table-cell>
        </table:table-row>
        <table:table-row table:style-name="ro1">
          <table:table-cell table:formula="of:=[.A215]+4.096" office:value-type="float" office:value="880.640000000001" calcext:value-type="float">
            <text:p>880,64</text:p>
          </table:table-cell>
          <table:table-cell office:value-type="float" office:value="8092" calcext:value-type="float">
            <text:p>8092</text:p>
          </table:table-cell>
        </table:table-row>
        <table:table-row table:style-name="ro1">
          <table:table-cell table:formula="of:=[.A216]+4.096" office:value-type="float" office:value="884.736000000001" calcext:value-type="float">
            <text:p>884,736</text:p>
          </table:table-cell>
          <table:table-cell office:value-type="float" office:value="8090" calcext:value-type="float">
            <text:p>8090</text:p>
          </table:table-cell>
        </table:table-row>
        <table:table-row table:style-name="ro1">
          <table:table-cell table:formula="of:=[.A217]+4.096" office:value-type="float" office:value="888.832000000001" calcext:value-type="float">
            <text:p>888,832</text:p>
          </table:table-cell>
          <table:table-cell office:value-type="float" office:value="8102" calcext:value-type="float">
            <text:p>8102</text:p>
          </table:table-cell>
        </table:table-row>
        <table:table-row table:style-name="ro1">
          <table:table-cell table:formula="of:=[.A218]+4.096" office:value-type="float" office:value="892.928000000001" calcext:value-type="float">
            <text:p>892,928</text:p>
          </table:table-cell>
          <table:table-cell office:value-type="float" office:value="8096" calcext:value-type="float">
            <text:p>8096</text:p>
          </table:table-cell>
        </table:table-row>
        <table:table-row table:style-name="ro1">
          <table:table-cell table:formula="of:=[.A219]+4.096" office:value-type="float" office:value="897.024000000001" calcext:value-type="float">
            <text:p>897,024</text:p>
          </table:table-cell>
          <table:table-cell office:value-type="float" office:value="8095" calcext:value-type="float">
            <text:p>8095</text:p>
          </table:table-cell>
        </table:table-row>
        <table:table-row table:style-name="ro1">
          <table:table-cell table:formula="of:=[.A220]+4.096" office:value-type="float" office:value="901.120000000001" calcext:value-type="float">
            <text:p>901,12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table:formula="of:=[.A221]+4.096" office:value-type="float" office:value="905.216000000001" calcext:value-type="float">
            <text:p>905,216</text:p>
          </table:table-cell>
          <table:table-cell office:value-type="float" office:value="8096" calcext:value-type="float">
            <text:p>8096</text:p>
          </table:table-cell>
        </table:table-row>
        <table:table-row table:style-name="ro1">
          <table:table-cell table:formula="of:=[.A222]+4.096" office:value-type="float" office:value="909.312000000001" calcext:value-type="float">
            <text:p>909,312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table:formula="of:=[.A223]+4.096" office:value-type="float" office:value="913.408000000001" calcext:value-type="float">
            <text:p>913,408</text:p>
          </table:table-cell>
          <table:table-cell office:value-type="float" office:value="8163" calcext:value-type="float">
            <text:p>8163</text:p>
          </table:table-cell>
        </table:table-row>
        <table:table-row table:style-name="ro1">
          <table:table-cell table:formula="of:=[.A224]+4.096" office:value-type="float" office:value="917.504000000001" calcext:value-type="float">
            <text:p>917,504</text:p>
          </table:table-cell>
          <table:table-cell office:value-type="float" office:value="8164" calcext:value-type="float">
            <text:p>8164</text:p>
          </table:table-cell>
        </table:table-row>
        <table:table-row table:style-name="ro1">
          <table:table-cell table:formula="of:=[.A225]+4.096" office:value-type="float" office:value="921.600000000001" calcext:value-type="float">
            <text:p>921,6</text:p>
          </table:table-cell>
          <table:table-cell office:value-type="float" office:value="8169" calcext:value-type="float">
            <text:p>8169</text:p>
          </table:table-cell>
        </table:table-row>
        <table:table-row table:style-name="ro1">
          <table:table-cell table:formula="of:=[.A226]+4.096" office:value-type="float" office:value="925.696000000001" calcext:value-type="float">
            <text:p>925,696</text:p>
          </table:table-cell>
          <table:table-cell office:value-type="float" office:value="8186" calcext:value-type="float">
            <text:p>8186</text:p>
          </table:table-cell>
        </table:table-row>
        <table:table-row table:style-name="ro1">
          <table:table-cell table:formula="of:=[.A227]+4.096" office:value-type="float" office:value="929.792000000001" calcext:value-type="float">
            <text:p>929,792</text:p>
          </table:table-cell>
          <table:table-cell office:value-type="float" office:value="8195" calcext:value-type="float">
            <text:p>8195</text:p>
          </table:table-cell>
        </table:table-row>
        <table:table-row table:style-name="ro1">
          <table:table-cell table:formula="of:=[.A228]+4.096" office:value-type="float" office:value="933.888000000001" calcext:value-type="float">
            <text:p>933,888</text:p>
          </table:table-cell>
          <table:table-cell office:value-type="float" office:value="8207" calcext:value-type="float">
            <text:p>8207</text:p>
          </table:table-cell>
        </table:table-row>
        <table:table-row table:style-name="ro1">
          <table:table-cell table:formula="of:=[.A229]+4.096" office:value-type="float" office:value="937.984000000001" calcext:value-type="float">
            <text:p>937,984</text:p>
          </table:table-cell>
          <table:table-cell office:value-type="float" office:value="8275" calcext:value-type="float">
            <text:p>8275</text:p>
          </table:table-cell>
        </table:table-row>
        <table:table-row table:style-name="ro1">
          <table:table-cell table:formula="of:=[.A230]+4.096" office:value-type="float" office:value="942.080000000001" calcext:value-type="float">
            <text:p>942,08</text:p>
          </table:table-cell>
          <table:table-cell office:value-type="float" office:value="8279" calcext:value-type="float">
            <text:p>8279</text:p>
          </table:table-cell>
        </table:table-row>
        <table:table-row table:style-name="ro1">
          <table:table-cell table:formula="of:=[.A231]+4.096" office:value-type="float" office:value="946.176000000001" calcext:value-type="float">
            <text:p>946,176</text:p>
          </table:table-cell>
          <table:table-cell office:value-type="float" office:value="8283" calcext:value-type="float">
            <text:p>8283</text:p>
          </table:table-cell>
        </table:table-row>
        <table:table-row table:style-name="ro1">
          <table:table-cell table:formula="of:=[.A232]+4.096" office:value-type="float" office:value="950.272000000001" calcext:value-type="float">
            <text:p>950,272</text:p>
          </table:table-cell>
          <table:table-cell office:value-type="float" office:value="8352" calcext:value-type="float">
            <text:p>8352</text:p>
          </table:table-cell>
        </table:table-row>
        <table:table-row table:style-name="ro1">
          <table:table-cell table:formula="of:=[.A233]+4.096" office:value-type="float" office:value="954.368000000001" calcext:value-type="float">
            <text:p>954,368</text:p>
          </table:table-cell>
          <table:table-cell office:value-type="float" office:value="8358" calcext:value-type="float">
            <text:p>8358</text:p>
          </table:table-cell>
        </table:table-row>
        <table:table-row table:style-name="ro1">
          <table:table-cell table:formula="of:=[.A234]+4.096" office:value-type="float" office:value="958.464000000001" calcext:value-type="float">
            <text:p>958,464</text:p>
          </table:table-cell>
          <table:table-cell office:value-type="float" office:value="8367" calcext:value-type="float">
            <text:p>8367</text:p>
          </table:table-cell>
        </table:table-row>
        <table:table-row table:style-name="ro1">
          <table:table-cell table:formula="of:=[.A235]+4.096" office:value-type="float" office:value="962.560000000001" calcext:value-type="float">
            <text:p>962,56</text:p>
          </table:table-cell>
          <table:table-cell office:value-type="float" office:value="8366" calcext:value-type="float">
            <text:p>8366</text:p>
          </table:table-cell>
        </table:table-row>
        <table:table-row table:style-name="ro1">
          <table:table-cell table:formula="of:=[.A236]+4.096" office:value-type="float" office:value="966.656000000001" calcext:value-type="float">
            <text:p>966,656</text:p>
          </table:table-cell>
          <table:table-cell office:value-type="float" office:value="8367" calcext:value-type="float">
            <text:p>8367</text:p>
          </table:table-cell>
        </table:table-row>
        <table:table-row table:style-name="ro1">
          <table:table-cell table:formula="of:=[.A237]+4.096" office:value-type="float" office:value="970.752000000001" calcext:value-type="float">
            <text:p>970,752</text:p>
          </table:table-cell>
          <table:table-cell office:value-type="float" office:value="8363" calcext:value-type="float">
            <text:p>8363</text:p>
          </table:table-cell>
        </table:table-row>
        <table:table-row table:style-name="ro1">
          <table:table-cell table:formula="of:=[.A238]+4.096" office:value-type="float" office:value="974.848000000001" calcext:value-type="float">
            <text:p>974,848</text:p>
          </table:table-cell>
          <table:table-cell office:value-type="float" office:value="8368" calcext:value-type="float">
            <text:p>8368</text:p>
          </table:table-cell>
        </table:table-row>
        <table:table-row table:style-name="ro1">
          <table:table-cell table:formula="of:=[.A239]+4.096" office:value-type="float" office:value="978.944000000001" calcext:value-type="float">
            <text:p>978,944</text:p>
          </table:table-cell>
          <table:table-cell office:value-type="float" office:value="8369" calcext:value-type="float">
            <text:p>8369</text:p>
          </table:table-cell>
        </table:table-row>
        <table:table-row table:style-name="ro1">
          <table:table-cell table:formula="of:=[.A240]+4.096" office:value-type="float" office:value="983.040000000001" calcext:value-type="float">
            <text:p>983,04</text:p>
          </table:table-cell>
          <table:table-cell office:value-type="float" office:value="8377" calcext:value-type="float">
            <text:p>8377</text:p>
          </table:table-cell>
        </table:table-row>
        <table:table-row table:style-name="ro1">
          <table:table-cell table:formula="of:=[.A241]+4.096" office:value-type="float" office:value="987.136000000001" calcext:value-type="float">
            <text:p>987,136</text:p>
          </table:table-cell>
          <table:table-cell office:value-type="float" office:value="8376" calcext:value-type="float">
            <text:p>8376</text:p>
          </table:table-cell>
        </table:table-row>
        <table:table-row table:style-name="ro1">
          <table:table-cell table:formula="of:=[.A242]+4.096" office:value-type="float" office:value="991.232000000001" calcext:value-type="float">
            <text:p>991,232</text:p>
          </table:table-cell>
          <table:table-cell office:value-type="float" office:value="8446" calcext:value-type="float">
            <text:p>8446</text:p>
          </table:table-cell>
        </table:table-row>
        <table:table-row table:style-name="ro1">
          <table:table-cell table:formula="of:=[.A243]+4.096" office:value-type="float" office:value="995.328000000001" calcext:value-type="float">
            <text:p>995,328</text:p>
          </table:table-cell>
          <table:table-cell office:value-type="float" office:value="8370" calcext:value-type="float">
            <text:p>8370</text:p>
          </table:table-cell>
        </table:table-row>
        <table:table-row table:style-name="ro1">
          <table:table-cell table:formula="of:=[.A244]+4.096" office:value-type="float" office:value="999.424000000001" calcext:value-type="float">
            <text:p>999,424</text:p>
          </table:table-cell>
          <table:table-cell office:value-type="float" office:value="8433" calcext:value-type="float">
            <text:p>8433</text:p>
          </table:table-cell>
        </table:table-row>
        <table:table-row table:style-name="ro1">
          <table:table-cell table:formula="of:=[.A245]+4.096" office:value-type="float" office:value="1003.52" calcext:value-type="float">
            <text:p>1003,52</text:p>
          </table:table-cell>
          <table:table-cell office:value-type="float" office:value="8369" calcext:value-type="float">
            <text:p>8369</text:p>
          </table:table-cell>
        </table:table-row>
        <table:table-row table:style-name="ro1">
          <table:table-cell table:formula="of:=[.A246]+4.096" office:value-type="float" office:value="1007.616" calcext:value-type="float">
            <text:p>1007,616</text:p>
          </table:table-cell>
          <table:table-cell office:value-type="float" office:value="8435" calcext:value-type="float">
            <text:p>8435</text:p>
          </table:table-cell>
        </table:table-row>
      </table:table>
      <table:table table:name="0_5_45_250ms" table:style-name="ta1">
        <table:shapes>
          <draw:frame draw:z-index="0" draw:style-name="gr1" draw:text-style-name="P1" svg:width="283.97mm" svg:height="124.91mm" svg:x="48.91mm" svg:y="7.37mm">
            <loext:p draw:notify-on-update-of-ranges="0_5_45_250ms.A2:0_5_45_250ms.A792 0_5_45_250ms.B2:0_5_45_250ms.B79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0°/5°/45°, je 250 ms</text:p>
          </table:table-cell>
          <table:table-cell/>
        </table:table-row>
        <table:table-row table:style-name="ro1">
          <table:table-cell table:style-name="Default" office:value-type="float" office:value="4.096" calcext:value-type="float">
            <text:p>4,096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style-name="Default" table:formula="of:=[.A2]+4.096" office:value-type="float" office:value="8.192" calcext:value-type="float">
            <text:p>8,192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style-name="Default" table:formula="of:=[.A3]+4.096" office:value-type="float" office:value="12.288" calcext:value-type="float">
            <text:p>12,288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style-name="Default" table:formula="of:=[.A4]+4.096" office:value-type="float" office:value="16.384" calcext:value-type="float">
            <text:p>16,384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style-name="Default" table:formula="of:=[.A5]+4.096" office:value-type="float" office:value="20.48" calcext:value-type="float">
            <text:p>20,48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style-name="Default" table:formula="of:=[.A6]+4.096" office:value-type="float" office:value="24.576" calcext:value-type="float">
            <text:p>24,576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style-name="Default" table:formula="of:=[.A7]+4.096" office:value-type="float" office:value="28.672" calcext:value-type="float">
            <text:p>28,672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style-name="Default" table:formula="of:=[.A8]+4.096" office:value-type="float" office:value="32.768" calcext:value-type="float">
            <text:p>32,768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style-name="Default" table:formula="of:=[.A9]+4.096" office:value-type="float" office:value="36.864" calcext:value-type="float">
            <text:p>36,864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style-name="Default" table:formula="of:=[.A10]+4.096" office:value-type="float" office:value="40.96" calcext:value-type="float">
            <text:p>40,96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style-name="Default" table:formula="of:=[.A11]+4.096" office:value-type="float" office:value="45.056" calcext:value-type="float">
            <text:p>45,056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style-name="Default" table:formula="of:=[.A12]+4.096" office:value-type="float" office:value="49.152" calcext:value-type="float">
            <text:p>49,152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style-name="Default" table:formula="of:=[.A13]+4.096" office:value-type="float" office:value="53.248" calcext:value-type="float">
            <text:p>53,248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style-name="Default" table:formula="of:=[.A14]+4.096" office:value-type="float" office:value="57.344" calcext:value-type="float">
            <text:p>57,344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style-name="Default" table:formula="of:=[.A15]+4.096" office:value-type="float" office:value="61.44" calcext:value-type="float">
            <text:p>61,44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style-name="Default" table:formula="of:=[.A16]+4.096" office:value-type="float" office:value="65.536" calcext:value-type="float">
            <text:p>65,536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style-name="Default" table:formula="of:=[.A17]+4.096" office:value-type="float" office:value="69.632" calcext:value-type="float">
            <text:p>69,632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style-name="Default" table:formula="of:=[.A18]+4.096" office:value-type="float" office:value="73.728" calcext:value-type="float">
            <text:p>73,728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style-name="Default" table:formula="of:=[.A19]+4.096" office:value-type="float" office:value="77.824" calcext:value-type="float">
            <text:p>77,824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style-name="Default" table:formula="of:=[.A20]+4.096" office:value-type="float" office:value="81.92" calcext:value-type="float">
            <text:p>81,92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style-name="Default" table:formula="of:=[.A21]+4.096" office:value-type="float" office:value="86.0160000000001" calcext:value-type="float">
            <text:p>86,016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style-name="Default" table:formula="of:=[.A22]+4.096" office:value-type="float" office:value="90.1120000000001" calcext:value-type="float">
            <text:p>90,112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style-name="Default" table:formula="of:=[.A23]+4.096" office:value-type="float" office:value="94.2080000000001" calcext:value-type="float">
            <text:p>94,208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style-name="Default" table:formula="of:=[.A24]+4.096" office:value-type="float" office:value="98.3040000000001" calcext:value-type="float">
            <text:p>98,304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style-name="Default" table:formula="of:=[.A25]+4.096" office:value-type="float" office:value="102.4" calcext:value-type="float">
            <text:p>102,4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style-name="Default" table:formula="of:=[.A26]+4.096" office:value-type="float" office:value="106.496" calcext:value-type="float">
            <text:p>106,496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style-name="Default" table:formula="of:=[.A27]+4.096" office:value-type="float" office:value="110.592" calcext:value-type="float">
            <text:p>110,592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style-name="Default" table:formula="of:=[.A28]+4.096" office:value-type="float" office:value="114.688" calcext:value-type="float">
            <text:p>114,688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style-name="Default" table:formula="of:=[.A29]+4.096" office:value-type="float" office:value="118.784" calcext:value-type="float">
            <text:p>118,784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style-name="Default" table:formula="of:=[.A30]+4.096" office:value-type="float" office:value="122.88" calcext:value-type="float">
            <text:p>122,88</text:p>
          </table:table-cell>
          <table:table-cell office:value-type="float" office:value="6239" calcext:value-type="float">
            <text:p>6239</text:p>
          </table:table-cell>
        </table:table-row>
        <table:table-row table:style-name="ro1">
          <table:table-cell table:style-name="Default" table:formula="of:=[.A31]+4.096" office:value-type="float" office:value="126.976" calcext:value-type="float">
            <text:p>126,976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style-name="Default" table:formula="of:=[.A32]+4.096" office:value-type="float" office:value="131.072" calcext:value-type="float">
            <text:p>131,072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style-name="Default" table:formula="of:=[.A33]+4.096" office:value-type="float" office:value="135.168" calcext:value-type="float">
            <text:p>135,168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style-name="Default" table:formula="of:=[.A34]+4.096" office:value-type="float" office:value="139.264" calcext:value-type="float">
            <text:p>139,264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style-name="Default" table:formula="of:=[.A35]+4.096" office:value-type="float" office:value="143.36" calcext:value-type="float">
            <text:p>143,36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style-name="Default" table:formula="of:=[.A36]+4.096" office:value-type="float" office:value="147.456" calcext:value-type="float">
            <text:p>147,456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style-name="Default" table:formula="of:=[.A37]+4.096" office:value-type="float" office:value="151.552" calcext:value-type="float">
            <text:p>151,552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style-name="Default" table:formula="of:=[.A38]+4.096" office:value-type="float" office:value="155.648" calcext:value-type="float">
            <text:p>155,648</text:p>
          </table:table-cell>
          <table:table-cell office:value-type="float" office:value="6239" calcext:value-type="float">
            <text:p>6239</text:p>
          </table:table-cell>
        </table:table-row>
        <table:table-row table:style-name="ro1">
          <table:table-cell table:style-name="Default" table:formula="of:=[.A39]+4.096" office:value-type="float" office:value="159.744" calcext:value-type="float">
            <text:p>159,744</text:p>
          </table:table-cell>
          <table:table-cell office:value-type="float" office:value="6239" calcext:value-type="float">
            <text:p>6239</text:p>
          </table:table-cell>
        </table:table-row>
        <table:table-row table:style-name="ro1">
          <table:table-cell table:style-name="Default" table:formula="of:=[.A40]+4.096" office:value-type="float" office:value="163.84" calcext:value-type="float">
            <text:p>163,84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style-name="Default" table:formula="of:=[.A41]+4.096" office:value-type="float" office:value="167.936" calcext:value-type="float">
            <text:p>167,936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style-name="Default" table:formula="of:=[.A42]+4.096" office:value-type="float" office:value="172.032" calcext:value-type="float">
            <text:p>172,032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style-name="Default" table:formula="of:=[.A43]+4.096" office:value-type="float" office:value="176.128" calcext:value-type="float">
            <text:p>176,128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style-name="Default" table:formula="of:=[.A44]+4.096" office:value-type="float" office:value="180.224" calcext:value-type="float">
            <text:p>180,224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style-name="Default" table:formula="of:=[.A45]+4.096" office:value-type="float" office:value="184.32" calcext:value-type="float">
            <text:p>184,32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style-name="Default" table:formula="of:=[.A46]+4.096" office:value-type="float" office:value="188.416" calcext:value-type="float">
            <text:p>188,416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style-name="Default" table:formula="of:=[.A47]+4.096" office:value-type="float" office:value="192.512" calcext:value-type="float">
            <text:p>192,512</text:p>
          </table:table-cell>
          <table:table-cell office:value-type="float" office:value="6239" calcext:value-type="float">
            <text:p>6239</text:p>
          </table:table-cell>
        </table:table-row>
        <table:table-row table:style-name="ro1">
          <table:table-cell table:style-name="Default" table:formula="of:=[.A48]+4.096" office:value-type="float" office:value="196.608" calcext:value-type="float">
            <text:p>196,608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style-name="Default" table:formula="of:=[.A49]+4.096" office:value-type="float" office:value="200.704" calcext:value-type="float">
            <text:p>200,704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style-name="Default" table:formula="of:=[.A50]+4.096" office:value-type="float" office:value="204.8" calcext:value-type="float">
            <text:p>204,8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style-name="Default" table:formula="of:=[.A51]+4.096" office:value-type="float" office:value="208.896" calcext:value-type="float">
            <text:p>208,896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style-name="Default" table:formula="of:=[.A52]+4.096" office:value-type="float" office:value="212.992" calcext:value-type="float">
            <text:p>212,992</text:p>
          </table:table-cell>
          <table:table-cell office:value-type="float" office:value="6239" calcext:value-type="float">
            <text:p>6239</text:p>
          </table:table-cell>
        </table:table-row>
        <table:table-row table:style-name="ro1">
          <table:table-cell table:style-name="Default" table:formula="of:=[.A53]+4.096" office:value-type="float" office:value="217.088" calcext:value-type="float">
            <text:p>217,088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style-name="Default" table:formula="of:=[.A54]+4.096" office:value-type="float" office:value="221.184" calcext:value-type="float">
            <text:p>221,184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style-name="Default" table:formula="of:=[.A55]+4.096" office:value-type="float" office:value="225.28" calcext:value-type="float">
            <text:p>225,28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style-name="Default" table:formula="of:=[.A56]+4.096" office:value-type="float" office:value="229.376" calcext:value-type="float">
            <text:p>229,376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style-name="Default" table:formula="of:=[.A57]+4.096" office:value-type="float" office:value="233.472" calcext:value-type="float">
            <text:p>233,472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style-name="Default" table:formula="of:=[.A58]+4.096" office:value-type="float" office:value="237.568" calcext:value-type="float">
            <text:p>237,568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style-name="Default" table:formula="of:=[.A59]+4.096" office:value-type="float" office:value="241.664" calcext:value-type="float">
            <text:p>241,664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style-name="Default" table:formula="of:=[.A60]+4.096" office:value-type="float" office:value="245.76" calcext:value-type="float">
            <text:p>245,76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style-name="Default" table:formula="of:=[.A61]+4.096" office:value-type="float" office:value="249.856" calcext:value-type="float">
            <text:p>249,856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style-name="Default" table:formula="of:=[.A62]+4.096" office:value-type="float" office:value="253.952" calcext:value-type="float">
            <text:p>253,952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style-name="Default" table:formula="of:=[.A63]+4.096" office:value-type="float" office:value="258.048" calcext:value-type="float">
            <text:p>258,048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style-name="Default" table:formula="of:=[.A64]+4.096" office:value-type="float" office:value="262.144" calcext:value-type="float">
            <text:p>262,144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style-name="Default" table:formula="of:=[.A65]+4.096" office:value-type="float" office:value="266.24" calcext:value-type="float">
            <text:p>266,24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style-name="Default" table:formula="of:=[.A66]+4.096" office:value-type="float" office:value="270.336" calcext:value-type="float">
            <text:p>270,336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style-name="Default" table:formula="of:=[.A67]+4.096" office:value-type="float" office:value="274.432" calcext:value-type="float">
            <text:p>274,432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style-name="Default" table:formula="of:=[.A68]+4.096" office:value-type="float" office:value="278.528" calcext:value-type="float">
            <text:p>278,528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style-name="Default" table:formula="of:=[.A69]+4.096" office:value-type="float" office:value="282.624" calcext:value-type="float">
            <text:p>282,624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style-name="Default" table:formula="of:=[.A70]+4.096" office:value-type="float" office:value="286.72" calcext:value-type="float">
            <text:p>286,72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style-name="Default" table:formula="of:=[.A71]+4.096" office:value-type="float" office:value="290.816" calcext:value-type="float">
            <text:p>290,816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style-name="Default" table:formula="of:=[.A72]+4.096" office:value-type="float" office:value="294.912" calcext:value-type="float">
            <text:p>294,912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style-name="Default" table:formula="of:=[.A73]+4.096" office:value-type="float" office:value="299.008" calcext:value-type="float">
            <text:p>299,008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style-name="Default" table:formula="of:=[.A74]+4.096" office:value-type="float" office:value="303.104" calcext:value-type="float">
            <text:p>303,104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style-name="Default" table:formula="of:=[.A75]+4.096" office:value-type="float" office:value="307.2" calcext:value-type="float">
            <text:p>307,2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table:style-name="Default" table:formula="of:=[.A76]+4.096" office:value-type="float" office:value="311.296" calcext:value-type="float">
            <text:p>311,296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style-name="Default" table:formula="of:=[.A77]+4.096" office:value-type="float" office:value="315.392" calcext:value-type="float">
            <text:p>315,392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style-name="Default" table:formula="of:=[.A78]+4.096" office:value-type="float" office:value="319.488" calcext:value-type="float">
            <text:p>319,488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style-name="Default" table:formula="of:=[.A79]+4.096" office:value-type="float" office:value="323.584" calcext:value-type="float">
            <text:p>323,584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style-name="Default" table:formula="of:=[.A80]+4.096" office:value-type="float" office:value="327.68" calcext:value-type="float">
            <text:p>327,68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style-name="Default" table:formula="of:=[.A81]+4.096" office:value-type="float" office:value="331.776" calcext:value-type="float">
            <text:p>331,776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style-name="Default" table:formula="of:=[.A82]+4.096" office:value-type="float" office:value="335.872" calcext:value-type="float">
            <text:p>335,872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style-name="Default" table:formula="of:=[.A83]+4.096" office:value-type="float" office:value="339.968" calcext:value-type="float">
            <text:p>339,968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table:style-name="Default" table:formula="of:=[.A84]+4.096" office:value-type="float" office:value="344.064" calcext:value-type="float">
            <text:p>344,064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style-name="Default" table:formula="of:=[.A85]+4.096" office:value-type="float" office:value="348.16" calcext:value-type="float">
            <text:p>348,16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style-name="Default" table:formula="of:=[.A86]+4.096" office:value-type="float" office:value="352.256" calcext:value-type="float">
            <text:p>352,256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style-name="Default" table:formula="of:=[.A87]+4.096" office:value-type="float" office:value="356.352" calcext:value-type="float">
            <text:p>356,352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style-name="Default" table:formula="of:=[.A88]+4.096" office:value-type="float" office:value="360.448" calcext:value-type="float">
            <text:p>360,448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style-name="Default" table:formula="of:=[.A89]+4.096" office:value-type="float" office:value="364.544" calcext:value-type="float">
            <text:p>364,544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style-name="Default" table:formula="of:=[.A90]+4.096" office:value-type="float" office:value="368.64" calcext:value-type="float">
            <text:p>368,64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style-name="Default" table:formula="of:=[.A91]+4.096" office:value-type="float" office:value="372.736" calcext:value-type="float">
            <text:p>372,736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style-name="Default" table:formula="of:=[.A92]+4.096" office:value-type="float" office:value="376.832" calcext:value-type="float">
            <text:p>376,832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style-name="Default" table:formula="of:=[.A93]+4.096" office:value-type="float" office:value="380.928" calcext:value-type="float">
            <text:p>380,928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style-name="Default" table:formula="of:=[.A94]+4.096" office:value-type="float" office:value="385.024" calcext:value-type="float">
            <text:p>385,024</text:p>
          </table:table-cell>
          <table:table-cell office:value-type="float" office:value="6239" calcext:value-type="float">
            <text:p>6239</text:p>
          </table:table-cell>
        </table:table-row>
        <table:table-row table:style-name="ro1">
          <table:table-cell table:style-name="Default" table:formula="of:=[.A95]+4.096" office:value-type="float" office:value="389.12" calcext:value-type="float">
            <text:p>389,12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style-name="Default" table:formula="of:=[.A96]+4.096" office:value-type="float" office:value="393.216" calcext:value-type="float">
            <text:p>393,216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style-name="Default" table:formula="of:=[.A97]+4.096" office:value-type="float" office:value="397.312" calcext:value-type="float">
            <text:p>397,312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style-name="Default" table:formula="of:=[.A98]+4.096" office:value-type="float" office:value="401.408" calcext:value-type="float">
            <text:p>401,408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style-name="Default" table:formula="of:=[.A99]+4.096" office:value-type="float" office:value="405.504" calcext:value-type="float">
            <text:p>405,504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style-name="Default" table:formula="of:=[.A100]+4.096" office:value-type="float" office:value="409.6" calcext:value-type="float">
            <text:p>409,6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style-name="Default" table:formula="of:=[.A101]+4.096" office:value-type="float" office:value="413.696" calcext:value-type="float">
            <text:p>413,696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table:style-name="Default" table:formula="of:=[.A102]+4.096" office:value-type="float" office:value="417.792" calcext:value-type="float">
            <text:p>417,792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style-name="Default" table:formula="of:=[.A103]+4.096" office:value-type="float" office:value="421.888" calcext:value-type="float">
            <text:p>421,888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style-name="Default" table:formula="of:=[.A104]+4.096" office:value-type="float" office:value="425.984" calcext:value-type="float">
            <text:p>425,984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style-name="Default" table:formula="of:=[.A105]+4.096" office:value-type="float" office:value="430.08" calcext:value-type="float">
            <text:p>430,08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table:style-name="Default" table:formula="of:=[.A106]+4.096" office:value-type="float" office:value="434.176" calcext:value-type="float">
            <text:p>434,176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style-name="Default" table:formula="of:=[.A107]+4.096" office:value-type="float" office:value="438.272" calcext:value-type="float">
            <text:p>438,272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style-name="Default" table:formula="of:=[.A108]+4.096" office:value-type="float" office:value="442.368" calcext:value-type="float">
            <text:p>442,368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style-name="Default" table:formula="of:=[.A109]+4.096" office:value-type="float" office:value="446.464" calcext:value-type="float">
            <text:p>446,464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style-name="Default" table:formula="of:=[.A110]+4.096" office:value-type="float" office:value="450.56" calcext:value-type="float">
            <text:p>450,56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style-name="Default" table:formula="of:=[.A111]+4.096" office:value-type="float" office:value="454.656" calcext:value-type="float">
            <text:p>454,656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style-name="Default" table:formula="of:=[.A112]+4.096" office:value-type="float" office:value="458.752" calcext:value-type="float">
            <text:p>458,752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style-name="Default" table:formula="of:=[.A113]+4.096" office:value-type="float" office:value="462.848" calcext:value-type="float">
            <text:p>462,848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style-name="Default" table:formula="of:=[.A114]+4.096" office:value-type="float" office:value="466.944" calcext:value-type="float">
            <text:p>466,944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style-name="Default" table:formula="of:=[.A115]+4.096" office:value-type="float" office:value="471.04" calcext:value-type="float">
            <text:p>471,04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style-name="Default" table:formula="of:=[.A116]+4.096" office:value-type="float" office:value="475.136" calcext:value-type="float">
            <text:p>475,136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table:style-name="Default" table:formula="of:=[.A117]+4.096" office:value-type="float" office:value="479.232" calcext:value-type="float">
            <text:p>479,232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style-name="Default" table:formula="of:=[.A118]+4.096" office:value-type="float" office:value="483.328" calcext:value-type="float">
            <text:p>483,328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style-name="Default" table:formula="of:=[.A119]+4.096" office:value-type="float" office:value="487.424" calcext:value-type="float">
            <text:p>487,424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style-name="Default" table:formula="of:=[.A120]+4.096" office:value-type="float" office:value="491.52" calcext:value-type="float">
            <text:p>491,52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style-name="Default" table:formula="of:=[.A121]+4.096" office:value-type="float" office:value="495.616" calcext:value-type="float">
            <text:p>495,616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style-name="Default" table:formula="of:=[.A122]+4.096" office:value-type="float" office:value="499.712" calcext:value-type="float">
            <text:p>499,712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style-name="Default" table:formula="of:=[.A123]+4.096" office:value-type="float" office:value="503.808" calcext:value-type="float">
            <text:p>503,808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table:style-name="Default" table:formula="of:=[.A124]+4.096" office:value-type="float" office:value="507.904" calcext:value-type="float">
            <text:p>507,904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table:style-name="Default" table:formula="of:=[.A125]+4.096" office:value-type="float" office:value="512" calcext:value-type="float">
            <text:p>512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table:style-name="Default" table:formula="of:=[.A126]+4.096" office:value-type="float" office:value="516.096" calcext:value-type="float">
            <text:p>516,096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table:style-name="Default" table:formula="of:=[.A127]+4.096" office:value-type="float" office:value="520.192" calcext:value-type="float">
            <text:p>520,192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table:style-name="Default" table:formula="of:=[.A128]+4.096" office:value-type="float" office:value="524.288" calcext:value-type="float">
            <text:p>524,288</text:p>
          </table:table-cell>
          <table:table-cell office:value-type="float" office:value="6307" calcext:value-type="float">
            <text:p>6307</text:p>
          </table:table-cell>
        </table:table-row>
        <table:table-row table:style-name="ro1">
          <table:table-cell table:style-name="Default" table:formula="of:=[.A129]+4.096" office:value-type="float" office:value="528.384" calcext:value-type="float">
            <text:p>528,384</text:p>
          </table:table-cell>
          <table:table-cell office:value-type="float" office:value="6291" calcext:value-type="float">
            <text:p>6291</text:p>
          </table:table-cell>
        </table:table-row>
        <table:table-row table:style-name="ro1">
          <table:table-cell table:style-name="Default" table:formula="of:=[.A130]+4.096" office:value-type="float" office:value="532.48" calcext:value-type="float">
            <text:p>532,48</text:p>
          </table:table-cell>
          <table:table-cell office:value-type="float" office:value="6335" calcext:value-type="float">
            <text:p>6335</text:p>
          </table:table-cell>
        </table:table-row>
        <table:table-row table:style-name="ro1">
          <table:table-cell table:style-name="Default" table:formula="of:=[.A131]+4.096" office:value-type="float" office:value="536.576" calcext:value-type="float">
            <text:p>536,576</text:p>
          </table:table-cell>
          <table:table-cell office:value-type="float" office:value="6394" calcext:value-type="float">
            <text:p>6394</text:p>
          </table:table-cell>
        </table:table-row>
        <table:table-row table:style-name="ro1">
          <table:table-cell table:style-name="Default" table:formula="of:=[.A132]+4.096" office:value-type="float" office:value="540.672" calcext:value-type="float">
            <text:p>540,672</text:p>
          </table:table-cell>
          <table:table-cell office:value-type="float" office:value="6380" calcext:value-type="float">
            <text:p>6380</text:p>
          </table:table-cell>
        </table:table-row>
        <table:table-row table:style-name="ro1">
          <table:table-cell table:style-name="Default" table:formula="of:=[.A133]+4.096" office:value-type="float" office:value="544.768" calcext:value-type="float">
            <text:p>544,768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 table:style-name="Default" table:formula="of:=[.A134]+4.096" office:value-type="float" office:value="548.864" calcext:value-type="float">
            <text:p>548,864</text:p>
          </table:table-cell>
          <table:table-cell office:value-type="float" office:value="6364" calcext:value-type="float">
            <text:p>6364</text:p>
          </table:table-cell>
        </table:table-row>
        <table:table-row table:style-name="ro1">
          <table:table-cell table:style-name="Default" table:formula="of:=[.A135]+4.096" office:value-type="float" office:value="552.96" calcext:value-type="float">
            <text:p>552,96</text:p>
          </table:table-cell>
          <table:table-cell office:value-type="float" office:value="6359" calcext:value-type="float">
            <text:p>6359</text:p>
          </table:table-cell>
        </table:table-row>
        <table:table-row table:style-name="ro1">
          <table:table-cell table:style-name="Default" table:formula="of:=[.A136]+4.096" office:value-type="float" office:value="557.056" calcext:value-type="float">
            <text:p>557,056</text:p>
          </table:table-cell>
          <table:table-cell office:value-type="float" office:value="6347" calcext:value-type="float">
            <text:p>6347</text:p>
          </table:table-cell>
        </table:table-row>
        <table:table-row table:style-name="ro1">
          <table:table-cell table:style-name="Default" table:formula="of:=[.A137]+4.096" office:value-type="float" office:value="561.152" calcext:value-type="float">
            <text:p>561,152</text:p>
          </table:table-cell>
          <table:table-cell office:value-type="float" office:value="6412" calcext:value-type="float">
            <text:p>6412</text:p>
          </table:table-cell>
        </table:table-row>
        <table:table-row table:style-name="ro1">
          <table:table-cell table:style-name="Default" table:formula="of:=[.A138]+4.096" office:value-type="float" office:value="565.248" calcext:value-type="float">
            <text:p>565,248</text:p>
          </table:table-cell>
          <table:table-cell office:value-type="float" office:value="6407" calcext:value-type="float">
            <text:p>6407</text:p>
          </table:table-cell>
        </table:table-row>
        <table:table-row table:style-name="ro1">
          <table:table-cell table:style-name="Default" table:formula="of:=[.A139]+4.096" office:value-type="float" office:value="569.344" calcext:value-type="float">
            <text:p>569,344</text:p>
          </table:table-cell>
          <table:table-cell office:value-type="float" office:value="6404" calcext:value-type="float">
            <text:p>6404</text:p>
          </table:table-cell>
        </table:table-row>
        <table:table-row table:style-name="ro1">
          <table:table-cell table:style-name="Default" table:formula="of:=[.A140]+4.096" office:value-type="float" office:value="573.44" calcext:value-type="float">
            <text:p>573,44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table:style-name="Default" table:formula="of:=[.A141]+4.096" office:value-type="float" office:value="577.536" calcext:value-type="float">
            <text:p>577,536</text:p>
          </table:table-cell>
          <table:table-cell office:value-type="float" office:value="6463" calcext:value-type="float">
            <text:p>6463</text:p>
          </table:table-cell>
        </table:table-row>
        <table:table-row table:style-name="ro1">
          <table:table-cell table:style-name="Default" table:formula="of:=[.A142]+4.096" office:value-type="float" office:value="581.632" calcext:value-type="float">
            <text:p>581,632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table:style-name="Default" table:formula="of:=[.A143]+4.096" office:value-type="float" office:value="585.728" calcext:value-type="float">
            <text:p>585,728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table:style-name="Default" table:formula="of:=[.A144]+4.096" office:value-type="float" office:value="589.824" calcext:value-type="float">
            <text:p>589,824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table:style-name="Default" table:formula="of:=[.A145]+4.096" office:value-type="float" office:value="593.92" calcext:value-type="float">
            <text:p>593,92</text:p>
          </table:table-cell>
          <table:table-cell office:value-type="float" office:value="6462" calcext:value-type="float">
            <text:p>6462</text:p>
          </table:table-cell>
        </table:table-row>
        <table:table-row table:style-name="ro1">
          <table:table-cell table:style-name="Default" table:formula="of:=[.A146]+4.096" office:value-type="float" office:value="598.016" calcext:value-type="float">
            <text:p>598,016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table:style-name="Default" table:formula="of:=[.A147]+4.096" office:value-type="float" office:value="602.112" calcext:value-type="float">
            <text:p>602,112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table:style-name="Default" table:formula="of:=[.A148]+4.096" office:value-type="float" office:value="606.208" calcext:value-type="float">
            <text:p>606,208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table:style-name="Default" table:formula="of:=[.A149]+4.096" office:value-type="float" office:value="610.304" calcext:value-type="float">
            <text:p>610,304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table:style-name="Default" table:formula="of:=[.A150]+4.096" office:value-type="float" office:value="614.4" calcext:value-type="float">
            <text:p>614,4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table:style-name="Default" table:formula="of:=[.A151]+4.096" office:value-type="float" office:value="618.496000000001" calcext:value-type="float">
            <text:p>618,496</text:p>
          </table:table-cell>
          <table:table-cell office:value-type="float" office:value="6463" calcext:value-type="float">
            <text:p>6463</text:p>
          </table:table-cell>
        </table:table-row>
        <table:table-row table:style-name="ro1">
          <table:table-cell table:style-name="Default" table:formula="of:=[.A152]+4.096" office:value-type="float" office:value="622.592000000001" calcext:value-type="float">
            <text:p>622,592</text:p>
          </table:table-cell>
          <table:table-cell office:value-type="float" office:value="6458" calcext:value-type="float">
            <text:p>6458</text:p>
          </table:table-cell>
        </table:table-row>
        <table:table-row table:style-name="ro1">
          <table:table-cell table:style-name="Default" table:formula="of:=[.A153]+4.096" office:value-type="float" office:value="626.688" calcext:value-type="float">
            <text:p>626,688</text:p>
          </table:table-cell>
          <table:table-cell office:value-type="float" office:value="6458" calcext:value-type="float">
            <text:p>6458</text:p>
          </table:table-cell>
        </table:table-row>
        <table:table-row table:style-name="ro1">
          <table:table-cell table:style-name="Default" table:formula="of:=[.A154]+4.096" office:value-type="float" office:value="630.784" calcext:value-type="float">
            <text:p>630,784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table:style-name="Default" table:formula="of:=[.A155]+4.096" office:value-type="float" office:value="634.88" calcext:value-type="float">
            <text:p>634,88</text:p>
          </table:table-cell>
          <table:table-cell office:value-type="float" office:value="6401" calcext:value-type="float">
            <text:p>6401</text:p>
          </table:table-cell>
        </table:table-row>
        <table:table-row table:style-name="ro1">
          <table:table-cell table:style-name="Default" table:formula="of:=[.A156]+4.096" office:value-type="float" office:value="638.976" calcext:value-type="float">
            <text:p>638,976</text:p>
          </table:table-cell>
          <table:table-cell office:value-type="float" office:value="6455" calcext:value-type="float">
            <text:p>6455</text:p>
          </table:table-cell>
        </table:table-row>
        <table:table-row table:style-name="ro1">
          <table:table-cell table:style-name="Default" table:formula="of:=[.A157]+4.096" office:value-type="float" office:value="643.072" calcext:value-type="float">
            <text:p>643,072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table:style-name="Default" table:formula="of:=[.A158]+4.096" office:value-type="float" office:value="647.168" calcext:value-type="float">
            <text:p>647,168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table:style-name="Default" table:formula="of:=[.A159]+4.096" office:value-type="float" office:value="651.264" calcext:value-type="float">
            <text:p>651,264</text:p>
          </table:table-cell>
          <table:table-cell office:value-type="float" office:value="6463" calcext:value-type="float">
            <text:p>6463</text:p>
          </table:table-cell>
        </table:table-row>
        <table:table-row table:style-name="ro1">
          <table:table-cell table:style-name="Default" table:formula="of:=[.A160]+4.096" office:value-type="float" office:value="655.360000000001" calcext:value-type="float">
            <text:p>655,36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table:style-name="Default" table:formula="of:=[.A161]+4.096" office:value-type="float" office:value="659.456000000001" calcext:value-type="float">
            <text:p>659,456</text:p>
          </table:table-cell>
          <table:table-cell office:value-type="float" office:value="6463" calcext:value-type="float">
            <text:p>6463</text:p>
          </table:table-cell>
        </table:table-row>
        <table:table-row table:style-name="ro1">
          <table:table-cell table:style-name="Default" table:formula="of:=[.A162]+4.096" office:value-type="float" office:value="663.552000000001" calcext:value-type="float">
            <text:p>663,552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table:style-name="Default" table:formula="of:=[.A163]+4.096" office:value-type="float" office:value="667.648000000001" calcext:value-type="float">
            <text:p>667,648</text:p>
          </table:table-cell>
          <table:table-cell office:value-type="float" office:value="6463" calcext:value-type="float">
            <text:p>6463</text:p>
          </table:table-cell>
        </table:table-row>
        <table:table-row table:style-name="ro1">
          <table:table-cell table:style-name="Default" table:formula="of:=[.A164]+4.096" office:value-type="float" office:value="671.744000000001" calcext:value-type="float">
            <text:p>671,744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table:style-name="Default" table:formula="of:=[.A165]+4.096" office:value-type="float" office:value="675.840000000001" calcext:value-type="float">
            <text:p>675,84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table:style-name="Default" table:formula="of:=[.A166]+4.096" office:value-type="float" office:value="679.936" calcext:value-type="float">
            <text:p>679,936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table:style-name="Default" table:formula="of:=[.A167]+4.096" office:value-type="float" office:value="684.032" calcext:value-type="float">
            <text:p>684,032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table:style-name="Default" table:formula="of:=[.A168]+4.096" office:value-type="float" office:value="688.128000000001" calcext:value-type="float">
            <text:p>688,128</text:p>
          </table:table-cell>
          <table:table-cell office:value-type="float" office:value="6458" calcext:value-type="float">
            <text:p>6458</text:p>
          </table:table-cell>
        </table:table-row>
        <table:table-row table:style-name="ro1">
          <table:table-cell table:style-name="Default" table:formula="of:=[.A169]+4.096" office:value-type="float" office:value="692.224000000001" calcext:value-type="float">
            <text:p>692,224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table:style-name="Default" table:formula="of:=[.A170]+4.096" office:value-type="float" office:value="696.320000000001" calcext:value-type="float">
            <text:p>696,32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table:style-name="Default" table:formula="of:=[.A171]+4.096" office:value-type="float" office:value="700.416000000001" calcext:value-type="float">
            <text:p>700,416</text:p>
          </table:table-cell>
          <table:table-cell office:value-type="float" office:value="6462" calcext:value-type="float">
            <text:p>6462</text:p>
          </table:table-cell>
        </table:table-row>
        <table:table-row table:style-name="ro1">
          <table:table-cell table:style-name="Default" table:formula="of:=[.A172]+4.096" office:value-type="float" office:value="704.512000000001" calcext:value-type="float">
            <text:p>704,512</text:p>
          </table:table-cell>
          <table:table-cell office:value-type="float" office:value="6456" calcext:value-type="float">
            <text:p>6456</text:p>
          </table:table-cell>
        </table:table-row>
        <table:table-row table:style-name="ro1">
          <table:table-cell table:style-name="Default" table:formula="of:=[.A173]+4.096" office:value-type="float" office:value="708.608000000001" calcext:value-type="float">
            <text:p>708,608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table:style-name="Default" table:formula="of:=[.A174]+4.096" office:value-type="float" office:value="712.704000000001" calcext:value-type="float">
            <text:p>712,704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table:style-name="Default" table:formula="of:=[.A175]+4.096" office:value-type="float" office:value="716.800000000001" calcext:value-type="float">
            <text:p>716,8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table:style-name="Default" table:formula="of:=[.A176]+4.096" office:value-type="float" office:value="720.896000000001" calcext:value-type="float">
            <text:p>720,896</text:p>
          </table:table-cell>
          <table:table-cell office:value-type="float" office:value="6462" calcext:value-type="float">
            <text:p>6462</text:p>
          </table:table-cell>
        </table:table-row>
        <table:table-row table:style-name="ro1">
          <table:table-cell table:style-name="Default" table:formula="of:=[.A177]+4.096" office:value-type="float" office:value="724.992000000001" calcext:value-type="float">
            <text:p>724,992</text:p>
          </table:table-cell>
          <table:table-cell office:value-type="float" office:value="6451" calcext:value-type="float">
            <text:p>6451</text:p>
          </table:table-cell>
        </table:table-row>
        <table:table-row table:style-name="ro1">
          <table:table-cell table:style-name="Default" table:formula="of:=[.A178]+4.096" office:value-type="float" office:value="729.088000000001" calcext:value-type="float">
            <text:p>729,088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table:style-name="Default" table:formula="of:=[.A179]+4.096" office:value-type="float" office:value="733.184000000001" calcext:value-type="float">
            <text:p>733,184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table:style-name="Default" table:formula="of:=[.A180]+4.096" office:value-type="float" office:value="737.280000000001" calcext:value-type="float">
            <text:p>737,28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table:style-name="Default" table:formula="of:=[.A181]+4.096" office:value-type="float" office:value="741.376000000001" calcext:value-type="float">
            <text:p>741,376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table:style-name="Default" table:formula="of:=[.A182]+4.096" office:value-type="float" office:value="745.472000000001" calcext:value-type="float">
            <text:p>745,472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table:style-name="Default" table:formula="of:=[.A183]+4.096" office:value-type="float" office:value="749.568000000001" calcext:value-type="float">
            <text:p>749,568</text:p>
          </table:table-cell>
          <table:table-cell office:value-type="float" office:value="6462" calcext:value-type="float">
            <text:p>6462</text:p>
          </table:table-cell>
        </table:table-row>
        <table:table-row table:style-name="ro1">
          <table:table-cell table:style-name="Default" table:formula="of:=[.A184]+4.096" office:value-type="float" office:value="753.664000000001" calcext:value-type="float">
            <text:p>753,664</text:p>
          </table:table-cell>
          <table:table-cell office:value-type="float" office:value="6458" calcext:value-type="float">
            <text:p>6458</text:p>
          </table:table-cell>
        </table:table-row>
        <table:table-row table:style-name="ro1">
          <table:table-cell table:style-name="Default" table:formula="of:=[.A185]+4.096" office:value-type="float" office:value="757.760000000001" calcext:value-type="float">
            <text:p>757,76</text:p>
          </table:table-cell>
          <table:table-cell office:value-type="float" office:value="6430" calcext:value-type="float">
            <text:p>6430</text:p>
          </table:table-cell>
        </table:table-row>
        <table:table-row table:style-name="ro1">
          <table:table-cell table:style-name="Default" table:formula="of:=[.A186]+4.096" office:value-type="float" office:value="761.856000000001" calcext:value-type="float">
            <text:p>761,856</text:p>
          </table:table-cell>
          <table:table-cell office:value-type="float" office:value="6442" calcext:value-type="float">
            <text:p>6442</text:p>
          </table:table-cell>
        </table:table-row>
        <table:table-row table:style-name="ro1">
          <table:table-cell table:style-name="Default" table:formula="of:=[.A187]+4.096" office:value-type="float" office:value="765.952000000001" calcext:value-type="float">
            <text:p>765,952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table:style-name="Default" table:formula="of:=[.A188]+4.096" office:value-type="float" office:value="770.048000000001" calcext:value-type="float">
            <text:p>770,048</text:p>
          </table:table-cell>
          <table:table-cell office:value-type="float" office:value="6581" calcext:value-type="float">
            <text:p>6581</text:p>
          </table:table-cell>
        </table:table-row>
        <table:table-row table:style-name="ro1">
          <table:table-cell table:style-name="Default" table:formula="of:=[.A189]+4.096" office:value-type="float" office:value="774.144000000001" calcext:value-type="float">
            <text:p>774,144</text:p>
          </table:table-cell>
          <table:table-cell office:value-type="float" office:value="6553" calcext:value-type="float">
            <text:p>6553</text:p>
          </table:table-cell>
        </table:table-row>
        <table:table-row table:style-name="ro1">
          <table:table-cell table:style-name="Default" table:formula="of:=[.A190]+4.096" office:value-type="float" office:value="778.240000000001" calcext:value-type="float">
            <text:p>778,24</text:p>
          </table:table-cell>
          <table:table-cell office:value-type="float" office:value="6601" calcext:value-type="float">
            <text:p>6601</text:p>
          </table:table-cell>
        </table:table-row>
        <table:table-row table:style-name="ro1">
          <table:table-cell table:style-name="Default" table:formula="of:=[.A191]+4.096" office:value-type="float" office:value="782.336000000001" calcext:value-type="float">
            <text:p>782,336</text:p>
          </table:table-cell>
          <table:table-cell office:value-type="float" office:value="6633" calcext:value-type="float">
            <text:p>6633</text:p>
          </table:table-cell>
        </table:table-row>
        <table:table-row table:style-name="ro1">
          <table:table-cell table:style-name="Default" table:formula="of:=[.A192]+4.096" office:value-type="float" office:value="786.432000000001" calcext:value-type="float">
            <text:p>786,432</text:p>
          </table:table-cell>
          <table:table-cell office:value-type="float" office:value="6619" calcext:value-type="float">
            <text:p>6619</text:p>
          </table:table-cell>
        </table:table-row>
        <table:table-row table:style-name="ro1">
          <table:table-cell table:style-name="Default" table:formula="of:=[.A193]+4.096" office:value-type="float" office:value="790.528000000001" calcext:value-type="float">
            <text:p>790,528</text:p>
          </table:table-cell>
          <table:table-cell office:value-type="float" office:value="6672" calcext:value-type="float">
            <text:p>6672</text:p>
          </table:table-cell>
        </table:table-row>
        <table:table-row table:style-name="ro1">
          <table:table-cell table:style-name="Default" table:formula="of:=[.A194]+4.096" office:value-type="float" office:value="794.624000000001" calcext:value-type="float">
            <text:p>794,624</text:p>
          </table:table-cell>
          <table:table-cell office:value-type="float" office:value="6661" calcext:value-type="float">
            <text:p>6661</text:p>
          </table:table-cell>
        </table:table-row>
        <table:table-row table:style-name="ro1">
          <table:table-cell table:style-name="Default" table:formula="of:=[.A195]+4.096" office:value-type="float" office:value="798.720000000001" calcext:value-type="float">
            <text:p>798,72</text:p>
          </table:table-cell>
          <table:table-cell office:value-type="float" office:value="6715" calcext:value-type="float">
            <text:p>6715</text:p>
          </table:table-cell>
        </table:table-row>
        <table:table-row table:style-name="ro1">
          <table:table-cell table:style-name="Default" table:formula="of:=[.A196]+4.096" office:value-type="float" office:value="802.816000000001" calcext:value-type="float">
            <text:p>802,816</text:p>
          </table:table-cell>
          <table:table-cell office:value-type="float" office:value="6706" calcext:value-type="float">
            <text:p>6706</text:p>
          </table:table-cell>
        </table:table-row>
        <table:table-row table:style-name="ro1">
          <table:table-cell table:style-name="Default" table:formula="of:=[.A197]+4.096" office:value-type="float" office:value="806.912000000001" calcext:value-type="float">
            <text:p>806,912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table:style-name="Default" table:formula="of:=[.A198]+4.096" office:value-type="float" office:value="811.008000000001" calcext:value-type="float">
            <text:p>811,008</text:p>
          </table:table-cell>
          <table:table-cell office:value-type="float" office:value="6761" calcext:value-type="float">
            <text:p>6761</text:p>
          </table:table-cell>
        </table:table-row>
        <table:table-row table:style-name="ro1">
          <table:table-cell table:style-name="Default" table:formula="of:=[.A199]+4.096" office:value-type="float" office:value="815.104000000001" calcext:value-type="float">
            <text:p>815,104</text:p>
          </table:table-cell>
          <table:table-cell office:value-type="float" office:value="6757" calcext:value-type="float">
            <text:p>6757</text:p>
          </table:table-cell>
        </table:table-row>
        <table:table-row table:style-name="ro1">
          <table:table-cell table:style-name="Default" table:formula="of:=[.A200]+4.096" office:value-type="float" office:value="819.200000000001" calcext:value-type="float">
            <text:p>819,2</text:p>
          </table:table-cell>
          <table:table-cell office:value-type="float" office:value="6749" calcext:value-type="float">
            <text:p>6749</text:p>
          </table:table-cell>
        </table:table-row>
        <table:table-row table:style-name="ro1">
          <table:table-cell table:style-name="Default" table:formula="of:=[.A201]+4.096" office:value-type="float" office:value="823.296000000001" calcext:value-type="float">
            <text:p>823,296</text:p>
          </table:table-cell>
          <table:table-cell office:value-type="float" office:value="6749" calcext:value-type="float">
            <text:p>6749</text:p>
          </table:table-cell>
        </table:table-row>
        <table:table-row table:style-name="ro1">
          <table:table-cell table:style-name="Default" table:formula="of:=[.A202]+4.096" office:value-type="float" office:value="827.392000000001" calcext:value-type="float">
            <text:p>827,392</text:p>
          </table:table-cell>
          <table:table-cell office:value-type="float" office:value="6740" calcext:value-type="float">
            <text:p>6740</text:p>
          </table:table-cell>
        </table:table-row>
        <table:table-row table:style-name="ro1">
          <table:table-cell table:style-name="Default" table:formula="of:=[.A203]+4.096" office:value-type="float" office:value="831.488000000001" calcext:value-type="float">
            <text:p>831,488</text:p>
          </table:table-cell>
          <table:table-cell office:value-type="float" office:value="6739" calcext:value-type="float">
            <text:p>6739</text:p>
          </table:table-cell>
        </table:table-row>
        <table:table-row table:style-name="ro1">
          <table:table-cell table:style-name="Default" table:formula="of:=[.A204]+4.096" office:value-type="float" office:value="835.584000000001" calcext:value-type="float">
            <text:p>835,584</text:p>
          </table:table-cell>
          <table:table-cell office:value-type="float" office:value="6738" calcext:value-type="float">
            <text:p>6738</text:p>
          </table:table-cell>
        </table:table-row>
        <table:table-row table:style-name="ro1">
          <table:table-cell table:style-name="Default" table:formula="of:=[.A205]+4.096" office:value-type="float" office:value="839.680000000001" calcext:value-type="float">
            <text:p>839,68</text:p>
          </table:table-cell>
          <table:table-cell office:value-type="float" office:value="6738" calcext:value-type="float">
            <text:p>6738</text:p>
          </table:table-cell>
        </table:table-row>
        <table:table-row table:style-name="ro1">
          <table:table-cell table:style-name="Default" table:formula="of:=[.A206]+4.096" office:value-type="float" office:value="843.776000000001" calcext:value-type="float">
            <text:p>843,776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 table:style-name="Default" table:formula="of:=[.A207]+4.096" office:value-type="float" office:value="847.872000000001" calcext:value-type="float">
            <text:p>847,872</text:p>
          </table:table-cell>
          <table:table-cell office:value-type="float" office:value="6736" calcext:value-type="float">
            <text:p>6736</text:p>
          </table:table-cell>
        </table:table-row>
        <table:table-row table:style-name="ro1">
          <table:table-cell table:style-name="Default" table:formula="of:=[.A208]+4.096" office:value-type="float" office:value="851.968000000001" calcext:value-type="float">
            <text:p>851,968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table:style-name="Default" table:formula="of:=[.A209]+4.096" office:value-type="float" office:value="856.064000000001" calcext:value-type="float">
            <text:p>856,064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table:style-name="Default" table:formula="of:=[.A210]+4.096" office:value-type="float" office:value="860.160000000001" calcext:value-type="float">
            <text:p>860,16</text:p>
          </table:table-cell>
          <table:table-cell office:value-type="float" office:value="6740" calcext:value-type="float">
            <text:p>6740</text:p>
          </table:table-cell>
        </table:table-row>
        <table:table-row table:style-name="ro1">
          <table:table-cell table:style-name="Default" table:formula="of:=[.A211]+4.096" office:value-type="float" office:value="864.256000000001" calcext:value-type="float">
            <text:p>864,256</text:p>
          </table:table-cell>
          <table:table-cell office:value-type="float" office:value="6735" calcext:value-type="float">
            <text:p>6735</text:p>
          </table:table-cell>
        </table:table-row>
        <table:table-row table:style-name="ro1">
          <table:table-cell table:style-name="Default" table:formula="of:=[.A212]+4.096" office:value-type="float" office:value="868.352000000001" calcext:value-type="float">
            <text:p>868,352</text:p>
          </table:table-cell>
          <table:table-cell office:value-type="float" office:value="6735" calcext:value-type="float">
            <text:p>6735</text:p>
          </table:table-cell>
        </table:table-row>
        <table:table-row table:style-name="ro1">
          <table:table-cell table:style-name="Default" table:formula="of:=[.A213]+4.096" office:value-type="float" office:value="872.448000000001" calcext:value-type="float">
            <text:p>872,448</text:p>
          </table:table-cell>
          <table:table-cell office:value-type="float" office:value="6742" calcext:value-type="float">
            <text:p>6742</text:p>
          </table:table-cell>
        </table:table-row>
        <table:table-row table:style-name="ro1">
          <table:table-cell table:style-name="Default" table:formula="of:=[.A214]+4.096" office:value-type="float" office:value="876.544000000001" calcext:value-type="float">
            <text:p>876,544</text:p>
          </table:table-cell>
          <table:table-cell office:value-type="float" office:value="6739" calcext:value-type="float">
            <text:p>6739</text:p>
          </table:table-cell>
        </table:table-row>
        <table:table-row table:style-name="ro1">
          <table:table-cell table:style-name="Default" table:formula="of:=[.A215]+4.096" office:value-type="float" office:value="880.640000000001" calcext:value-type="float">
            <text:p>880,64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table:style-name="Default" table:formula="of:=[.A216]+4.096" office:value-type="float" office:value="884.736000000001" calcext:value-type="float">
            <text:p>884,736</text:p>
          </table:table-cell>
          <table:table-cell office:value-type="float" office:value="6744" calcext:value-type="float">
            <text:p>6744</text:p>
          </table:table-cell>
        </table:table-row>
        <table:table-row table:style-name="ro1">
          <table:table-cell table:style-name="Default" table:formula="of:=[.A217]+4.096" office:value-type="float" office:value="888.832000000001" calcext:value-type="float">
            <text:p>888,832</text:p>
          </table:table-cell>
          <table:table-cell office:value-type="float" office:value="6737" calcext:value-type="float">
            <text:p>6737</text:p>
          </table:table-cell>
        </table:table-row>
        <table:table-row table:style-name="ro1">
          <table:table-cell table:style-name="Default" table:formula="of:=[.A218]+4.096" office:value-type="float" office:value="892.928000000001" calcext:value-type="float">
            <text:p>892,928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table:style-name="Default" table:formula="of:=[.A219]+4.096" office:value-type="float" office:value="897.024000000001" calcext:value-type="float">
            <text:p>897,024</text:p>
          </table:table-cell>
          <table:table-cell office:value-type="float" office:value="6735" calcext:value-type="float">
            <text:p>6735</text:p>
          </table:table-cell>
        </table:table-row>
        <table:table-row table:style-name="ro1">
          <table:table-cell table:style-name="Default" table:formula="of:=[.A220]+4.096" office:value-type="float" office:value="901.120000000001" calcext:value-type="float">
            <text:p>901,12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table:style-name="Default" table:formula="of:=[.A221]+4.096" office:value-type="float" office:value="905.216000000001" calcext:value-type="float">
            <text:p>905,216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table:style-name="Default" table:formula="of:=[.A222]+4.096" office:value-type="float" office:value="909.312000000001" calcext:value-type="float">
            <text:p>909,312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 table:style-name="Default" table:formula="of:=[.A223]+4.096" office:value-type="float" office:value="913.408000000001" calcext:value-type="float">
            <text:p>913,408</text:p>
          </table:table-cell>
          <table:table-cell office:value-type="float" office:value="6744" calcext:value-type="float">
            <text:p>6744</text:p>
          </table:table-cell>
        </table:table-row>
        <table:table-row table:style-name="ro1">
          <table:table-cell table:style-name="Default" table:formula="of:=[.A224]+4.096" office:value-type="float" office:value="917.504000000001" calcext:value-type="float">
            <text:p>917,504</text:p>
          </table:table-cell>
          <table:table-cell office:value-type="float" office:value="6738" calcext:value-type="float">
            <text:p>6738</text:p>
          </table:table-cell>
        </table:table-row>
        <table:table-row table:style-name="ro1">
          <table:table-cell table:style-name="Default" table:formula="of:=[.A225]+4.096" office:value-type="float" office:value="921.600000000001" calcext:value-type="float">
            <text:p>921,6</text:p>
          </table:table-cell>
          <table:table-cell office:value-type="float" office:value="6733" calcext:value-type="float">
            <text:p>6733</text:p>
          </table:table-cell>
        </table:table-row>
        <table:table-row table:style-name="ro1">
          <table:table-cell table:style-name="Default" table:formula="of:=[.A226]+4.096" office:value-type="float" office:value="925.696000000001" calcext:value-type="float">
            <text:p>925,696</text:p>
          </table:table-cell>
          <table:table-cell office:value-type="float" office:value="6744" calcext:value-type="float">
            <text:p>6744</text:p>
          </table:table-cell>
        </table:table-row>
        <table:table-row table:style-name="ro1">
          <table:table-cell table:style-name="Default" table:formula="of:=[.A227]+4.096" office:value-type="float" office:value="929.792000000001" calcext:value-type="float">
            <text:p>929,792</text:p>
          </table:table-cell>
          <table:table-cell office:value-type="float" office:value="6739" calcext:value-type="float">
            <text:p>6739</text:p>
          </table:table-cell>
        </table:table-row>
        <table:table-row table:style-name="ro1">
          <table:table-cell table:style-name="Default" table:formula="of:=[.A228]+4.096" office:value-type="float" office:value="933.888000000001" calcext:value-type="float">
            <text:p>933,888</text:p>
          </table:table-cell>
          <table:table-cell office:value-type="float" office:value="6737" calcext:value-type="float">
            <text:p>6737</text:p>
          </table:table-cell>
        </table:table-row>
        <table:table-row table:style-name="ro1">
          <table:table-cell table:style-name="Default" table:formula="of:=[.A229]+4.096" office:value-type="float" office:value="937.984000000001" calcext:value-type="float">
            <text:p>937,984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 table:style-name="Default" table:formula="of:=[.A230]+4.096" office:value-type="float" office:value="942.080000000001" calcext:value-type="float">
            <text:p>942,08</text:p>
          </table:table-cell>
          <table:table-cell office:value-type="float" office:value="6742" calcext:value-type="float">
            <text:p>6742</text:p>
          </table:table-cell>
        </table:table-row>
        <table:table-row table:style-name="ro1">
          <table:table-cell table:style-name="Default" table:formula="of:=[.A231]+4.096" office:value-type="float" office:value="946.176000000001" calcext:value-type="float">
            <text:p>946,176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table:style-name="Default" table:formula="of:=[.A232]+4.096" office:value-type="float" office:value="950.272000000001" calcext:value-type="float">
            <text:p>950,272</text:p>
          </table:table-cell>
          <table:table-cell office:value-type="float" office:value="6738" calcext:value-type="float">
            <text:p>6738</text:p>
          </table:table-cell>
        </table:table-row>
        <table:table-row table:style-name="ro1">
          <table:table-cell table:style-name="Default" table:formula="of:=[.A233]+4.096" office:value-type="float" office:value="954.368000000001" calcext:value-type="float">
            <text:p>954,368</text:p>
          </table:table-cell>
          <table:table-cell office:value-type="float" office:value="6736" calcext:value-type="float">
            <text:p>6736</text:p>
          </table:table-cell>
        </table:table-row>
        <table:table-row table:style-name="ro1">
          <table:table-cell table:style-name="Default" table:formula="of:=[.A234]+4.096" office:value-type="float" office:value="958.464000000001" calcext:value-type="float">
            <text:p>958,464</text:p>
          </table:table-cell>
          <table:table-cell office:value-type="float" office:value="6730" calcext:value-type="float">
            <text:p>6730</text:p>
          </table:table-cell>
        </table:table-row>
        <table:table-row table:style-name="ro1">
          <table:table-cell table:style-name="Default" table:formula="of:=[.A235]+4.096" office:value-type="float" office:value="962.560000000001" calcext:value-type="float">
            <text:p>962,56</text:p>
          </table:table-cell>
          <table:table-cell office:value-type="float" office:value="6735" calcext:value-type="float">
            <text:p>6735</text:p>
          </table:table-cell>
        </table:table-row>
        <table:table-row table:style-name="ro1">
          <table:table-cell table:style-name="Default" table:formula="of:=[.A236]+4.096" office:value-type="float" office:value="966.656000000001" calcext:value-type="float">
            <text:p>966,656</text:p>
          </table:table-cell>
          <table:table-cell office:value-type="float" office:value="6740" calcext:value-type="float">
            <text:p>6740</text:p>
          </table:table-cell>
        </table:table-row>
        <table:table-row table:style-name="ro1">
          <table:table-cell table:style-name="Default" table:formula="of:=[.A237]+4.096" office:value-type="float" office:value="970.752000000001" calcext:value-type="float">
            <text:p>970,752</text:p>
          </table:table-cell>
          <table:table-cell office:value-type="float" office:value="6739" calcext:value-type="float">
            <text:p>6739</text:p>
          </table:table-cell>
        </table:table-row>
        <table:table-row table:style-name="ro1">
          <table:table-cell table:style-name="Default" table:formula="of:=[.A238]+4.096" office:value-type="float" office:value="974.848000000001" calcext:value-type="float">
            <text:p>974,848</text:p>
          </table:table-cell>
          <table:table-cell office:value-type="float" office:value="6735" calcext:value-type="float">
            <text:p>6735</text:p>
          </table:table-cell>
        </table:table-row>
        <table:table-row table:style-name="ro1">
          <table:table-cell table:style-name="Default" table:formula="of:=[.A239]+4.096" office:value-type="float" office:value="978.944000000001" calcext:value-type="float">
            <text:p>978,944</text:p>
          </table:table-cell>
          <table:table-cell office:value-type="float" office:value="6742" calcext:value-type="float">
            <text:p>6742</text:p>
          </table:table-cell>
        </table:table-row>
        <table:table-row table:style-name="ro1">
          <table:table-cell table:style-name="Default" table:formula="of:=[.A240]+4.096" office:value-type="float" office:value="983.040000000001" calcext:value-type="float">
            <text:p>983,04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table:style-name="Default" table:formula="of:=[.A241]+4.096" office:value-type="float" office:value="987.136000000001" calcext:value-type="float">
            <text:p>987,136</text:p>
          </table:table-cell>
          <table:table-cell office:value-type="float" office:value="6736" calcext:value-type="float">
            <text:p>6736</text:p>
          </table:table-cell>
        </table:table-row>
        <table:table-row table:style-name="ro1">
          <table:table-cell table:style-name="Default" table:formula="of:=[.A242]+4.096" office:value-type="float" office:value="991.232000000001" calcext:value-type="float">
            <text:p>991,232</text:p>
          </table:table-cell>
          <table:table-cell office:value-type="float" office:value="6738" calcext:value-type="float">
            <text:p>6738</text:p>
          </table:table-cell>
        </table:table-row>
        <table:table-row table:style-name="ro1">
          <table:table-cell table:style-name="Default" table:formula="of:=[.A243]+4.096" office:value-type="float" office:value="995.328000000001" calcext:value-type="float">
            <text:p>995,328</text:p>
          </table:table-cell>
          <table:table-cell office:value-type="float" office:value="6735" calcext:value-type="float">
            <text:p>6735</text:p>
          </table:table-cell>
        </table:table-row>
        <table:table-row table:style-name="ro1">
          <table:table-cell table:style-name="Default" table:formula="of:=[.A244]+4.096" office:value-type="float" office:value="999.424000000001" calcext:value-type="float">
            <text:p>999,424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 table:style-name="Default" table:formula="of:=[.A245]+4.096" office:value-type="float" office:value="1003.52" calcext:value-type="float">
            <text:p>1003,52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table:formula="of:=[.A246]+4.096" office:value-type="float" office:value="1007.616" calcext:value-type="float">
            <text:p>1007,616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table:formula="of:=[.A247]+4.096" office:value-type="float" office:value="1011.712" calcext:value-type="float">
            <text:p>1011,712</text:p>
          </table:table-cell>
          <table:table-cell office:value-type="float" office:value="6748" calcext:value-type="float">
            <text:p>6748</text:p>
          </table:table-cell>
        </table:table-row>
        <table:table-row table:style-name="ro1">
          <table:table-cell table:formula="of:=[.A248]+4.096" office:value-type="float" office:value="1015.808" calcext:value-type="float">
            <text:p>1015,808</text:p>
          </table:table-cell>
          <table:table-cell office:value-type="float" office:value="6834" calcext:value-type="float">
            <text:p>6834</text:p>
          </table:table-cell>
        </table:table-row>
        <table:table-row table:style-name="ro1">
          <table:table-cell table:formula="of:=[.A249]+4.096" office:value-type="float" office:value="1019.904" calcext:value-type="float">
            <text:p>1019,904</text:p>
          </table:table-cell>
          <table:table-cell office:value-type="float" office:value="6809" calcext:value-type="float">
            <text:p>6809</text:p>
          </table:table-cell>
        </table:table-row>
        <table:table-row table:style-name="ro1">
          <table:table-cell table:formula="of:=[.A250]+4.096" office:value-type="float" office:value="1024" calcext:value-type="float">
            <text:p>1024</text:p>
          </table:table-cell>
          <table:table-cell office:value-type="float" office:value="6887" calcext:value-type="float">
            <text:p>6887</text:p>
          </table:table-cell>
        </table:table-row>
        <table:table-row table:style-name="ro1">
          <table:table-cell table:formula="of:=[.A251]+4.096" office:value-type="float" office:value="1028.096" calcext:value-type="float">
            <text:p>1028,096</text:p>
          </table:table-cell>
          <table:table-cell office:value-type="float" office:value="6867" calcext:value-type="float">
            <text:p>6867</text:p>
          </table:table-cell>
        </table:table-row>
        <table:table-row table:style-name="ro1">
          <table:table-cell table:formula="of:=[.A252]+4.096" office:value-type="float" office:value="1032.192" calcext:value-type="float">
            <text:p>1032,192</text:p>
          </table:table-cell>
          <table:table-cell office:value-type="float" office:value="6913" calcext:value-type="float">
            <text:p>6913</text:p>
          </table:table-cell>
        </table:table-row>
        <table:table-row table:style-name="ro1">
          <table:table-cell table:formula="of:=[.A253]+4.096" office:value-type="float" office:value="1036.288" calcext:value-type="float">
            <text:p>1036,288</text:p>
          </table:table-cell>
          <table:table-cell office:value-type="float" office:value="6968" calcext:value-type="float">
            <text:p>6968</text:p>
          </table:table-cell>
        </table:table-row>
        <table:table-row table:style-name="ro1">
          <table:table-cell table:formula="of:=[.A254]+4.096" office:value-type="float" office:value="1040.384" calcext:value-type="float">
            <text:p>1040,384</text:p>
          </table:table-cell>
          <table:table-cell office:value-type="float" office:value="6958" calcext:value-type="float">
            <text:p>6958</text:p>
          </table:table-cell>
        </table:table-row>
        <table:table-row table:style-name="ro1">
          <table:table-cell table:formula="of:=[.A255]+4.096" office:value-type="float" office:value="1044.48" calcext:value-type="float">
            <text:p>1044,48</text:p>
          </table:table-cell>
          <table:table-cell office:value-type="float" office:value="7017" calcext:value-type="float">
            <text:p>7017</text:p>
          </table:table-cell>
        </table:table-row>
        <table:table-row table:style-name="ro1">
          <table:table-cell table:formula="of:=[.A256]+4.096" office:value-type="float" office:value="1048.576" calcext:value-type="float">
            <text:p>1048,576</text:p>
          </table:table-cell>
          <table:table-cell office:value-type="float" office:value="7006" calcext:value-type="float">
            <text:p>7006</text:p>
          </table:table-cell>
        </table:table-row>
        <table:table-row table:style-name="ro1">
          <table:table-cell table:formula="of:=[.A257]+4.096" office:value-type="float" office:value="1052.672" calcext:value-type="float">
            <text:p>1052,672</text:p>
          </table:table-cell>
          <table:table-cell office:value-type="float" office:value="7001" calcext:value-type="float">
            <text:p>7001</text:p>
          </table:table-cell>
        </table:table-row>
        <table:table-row table:style-name="ro1">
          <table:table-cell table:formula="of:=[.A258]+4.096" office:value-type="float" office:value="1056.768" calcext:value-type="float">
            <text:p>1056,768</text:p>
          </table:table-cell>
          <table:table-cell office:value-type="float" office:value="6993" calcext:value-type="float">
            <text:p>6993</text:p>
          </table:table-cell>
        </table:table-row>
        <table:table-row table:style-name="ro1">
          <table:table-cell table:formula="of:=[.A259]+4.096" office:value-type="float" office:value="1060.864" calcext:value-type="float">
            <text:p>1060,864</text:p>
          </table:table-cell>
          <table:table-cell office:value-type="float" office:value="6993" calcext:value-type="float">
            <text:p>6993</text:p>
          </table:table-cell>
        </table:table-row>
        <table:table-row table:style-name="ro1">
          <table:table-cell table:formula="of:=[.A260]+4.096" office:value-type="float" office:value="1064.96" calcext:value-type="float">
            <text:p>1064,96</text:p>
          </table:table-cell>
          <table:table-cell office:value-type="float" office:value="6986" calcext:value-type="float">
            <text:p>6986</text:p>
          </table:table-cell>
        </table:table-row>
        <table:table-row table:style-name="ro1">
          <table:table-cell table:formula="of:=[.A261]+4.096" office:value-type="float" office:value="1069.056" calcext:value-type="float">
            <text:p>1069,056</text:p>
          </table:table-cell>
          <table:table-cell office:value-type="float" office:value="6984" calcext:value-type="float">
            <text:p>6984</text:p>
          </table:table-cell>
        </table:table-row>
        <table:table-row table:style-name="ro1">
          <table:table-cell table:formula="of:=[.A262]+4.096" office:value-type="float" office:value="1073.152" calcext:value-type="float">
            <text:p>1073,152</text:p>
          </table:table-cell>
          <table:table-cell office:value-type="float" office:value="6985" calcext:value-type="float">
            <text:p>6985</text:p>
          </table:table-cell>
        </table:table-row>
        <table:table-row table:style-name="ro1">
          <table:table-cell table:formula="of:=[.A263]+4.096" office:value-type="float" office:value="1077.248" calcext:value-type="float">
            <text:p>1077,248</text:p>
          </table:table-cell>
          <table:table-cell office:value-type="float" office:value="6977" calcext:value-type="float">
            <text:p>6977</text:p>
          </table:table-cell>
        </table:table-row>
        <table:table-row table:style-name="ro1">
          <table:table-cell table:formula="of:=[.A264]+4.096" office:value-type="float" office:value="1081.344" calcext:value-type="float">
            <text:p>1081,344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table:formula="of:=[.A265]+4.096" office:value-type="float" office:value="1085.44" calcext:value-type="float">
            <text:p>1085,44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table:formula="of:=[.A266]+4.096" office:value-type="float" office:value="1089.536" calcext:value-type="float">
            <text:p>1089,536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table:formula="of:=[.A267]+4.096" office:value-type="float" office:value="1093.632" calcext:value-type="float">
            <text:p>1093,632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table:formula="of:=[.A268]+4.096" office:value-type="float" office:value="1097.728" calcext:value-type="float">
            <text:p>1097,728</text:p>
          </table:table-cell>
          <table:table-cell office:value-type="float" office:value="7086" calcext:value-type="float">
            <text:p>7086</text:p>
          </table:table-cell>
        </table:table-row>
        <table:table-row table:style-name="ro1">
          <table:table-cell table:formula="of:=[.A269]+4.096" office:value-type="float" office:value="1101.824" calcext:value-type="float">
            <text:p>1101,824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table:formula="of:=[.A270]+4.096" office:value-type="float" office:value="1105.92" calcext:value-type="float">
            <text:p>1105,92</text:p>
          </table:table-cell>
          <table:table-cell office:value-type="float" office:value="7081" calcext:value-type="float">
            <text:p>7081</text:p>
          </table:table-cell>
        </table:table-row>
        <table:table-row table:style-name="ro1">
          <table:table-cell table:formula="of:=[.A271]+4.096" office:value-type="float" office:value="1110.016" calcext:value-type="float">
            <text:p>1110,016</text:p>
          </table:table-cell>
          <table:table-cell office:value-type="float" office:value="7022" calcext:value-type="float">
            <text:p>7022</text:p>
          </table:table-cell>
        </table:table-row>
        <table:table-row table:style-name="ro1">
          <table:table-cell table:formula="of:=[.A272]+4.096" office:value-type="float" office:value="1114.112" calcext:value-type="float">
            <text:p>1114,112</text:p>
          </table:table-cell>
          <table:table-cell office:value-type="float" office:value="7079" calcext:value-type="float">
            <text:p>7079</text:p>
          </table:table-cell>
        </table:table-row>
        <table:table-row table:style-name="ro1">
          <table:table-cell table:formula="of:=[.A273]+4.096" office:value-type="float" office:value="1118.208" calcext:value-type="float">
            <text:p>1118,208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table:formula="of:=[.A274]+4.096" office:value-type="float" office:value="1122.304" calcext:value-type="float">
            <text:p>1122,304</text:p>
          </table:table-cell>
          <table:table-cell office:value-type="float" office:value="7018" calcext:value-type="float">
            <text:p>7018</text:p>
          </table:table-cell>
        </table:table-row>
        <table:table-row table:style-name="ro1">
          <table:table-cell table:formula="of:=[.A275]+4.096" office:value-type="float" office:value="1126.4" calcext:value-type="float">
            <text:p>1126,4</text:p>
          </table:table-cell>
          <table:table-cell office:value-type="float" office:value="7082" calcext:value-type="float">
            <text:p>7082</text:p>
          </table:table-cell>
        </table:table-row>
        <table:table-row table:style-name="ro1">
          <table:table-cell table:formula="of:=[.A276]+4.096" office:value-type="float" office:value="1130.496" calcext:value-type="float">
            <text:p>1130,496</text:p>
          </table:table-cell>
          <table:table-cell office:value-type="float" office:value="7077" calcext:value-type="float">
            <text:p>7077</text:p>
          </table:table-cell>
        </table:table-row>
        <table:table-row table:style-name="ro1">
          <table:table-cell table:formula="of:=[.A277]+4.096" office:value-type="float" office:value="1134.592" calcext:value-type="float">
            <text:p>1134,592</text:p>
          </table:table-cell>
          <table:table-cell office:value-type="float" office:value="7077" calcext:value-type="float">
            <text:p>7077</text:p>
          </table:table-cell>
        </table:table-row>
        <table:table-row table:style-name="ro1">
          <table:table-cell table:formula="of:=[.A278]+4.096" office:value-type="float" office:value="1138.688" calcext:value-type="float">
            <text:p>1138,688</text:p>
          </table:table-cell>
          <table:table-cell office:value-type="float" office:value="7082" calcext:value-type="float">
            <text:p>7082</text:p>
          </table:table-cell>
        </table:table-row>
        <table:table-row table:style-name="ro1">
          <table:table-cell table:formula="of:=[.A279]+4.096" office:value-type="float" office:value="1142.784" calcext:value-type="float">
            <text:p>1142,784</text:p>
          </table:table-cell>
          <table:table-cell office:value-type="float" office:value="7086" calcext:value-type="float">
            <text:p>7086</text:p>
          </table:table-cell>
        </table:table-row>
        <table:table-row table:style-name="ro1">
          <table:table-cell table:formula="of:=[.A280]+4.096" office:value-type="float" office:value="1146.88" calcext:value-type="float">
            <text:p>1146,88</text:p>
          </table:table-cell>
          <table:table-cell office:value-type="float" office:value="7078" calcext:value-type="float">
            <text:p>7078</text:p>
          </table:table-cell>
        </table:table-row>
        <table:table-row table:style-name="ro1">
          <table:table-cell table:formula="of:=[.A281]+4.096" office:value-type="float" office:value="1150.976" calcext:value-type="float">
            <text:p>1150,976</text:p>
          </table:table-cell>
          <table:table-cell office:value-type="float" office:value="7079" calcext:value-type="float">
            <text:p>7079</text:p>
          </table:table-cell>
        </table:table-row>
        <table:table-row table:style-name="ro1">
          <table:table-cell table:formula="of:=[.A282]+4.096" office:value-type="float" office:value="1155.072" calcext:value-type="float">
            <text:p>1155,072</text:p>
          </table:table-cell>
          <table:table-cell office:value-type="float" office:value="7077" calcext:value-type="float">
            <text:p>7077</text:p>
          </table:table-cell>
        </table:table-row>
        <table:table-row table:style-name="ro1">
          <table:table-cell table:formula="of:=[.A283]+4.096" office:value-type="float" office:value="1159.168" calcext:value-type="float">
            <text:p>1159,168</text:p>
          </table:table-cell>
          <table:table-cell office:value-type="float" office:value="7081" calcext:value-type="float">
            <text:p>7081</text:p>
          </table:table-cell>
        </table:table-row>
        <table:table-row table:style-name="ro1">
          <table:table-cell table:formula="of:=[.A284]+4.096" office:value-type="float" office:value="1163.264" calcext:value-type="float">
            <text:p>1163,264</text:p>
          </table:table-cell>
          <table:table-cell office:value-type="float" office:value="7081" calcext:value-type="float">
            <text:p>7081</text:p>
          </table:table-cell>
        </table:table-row>
        <table:table-row table:style-name="ro1">
          <table:table-cell table:formula="of:=[.A285]+4.096" office:value-type="float" office:value="1167.36" calcext:value-type="float">
            <text:p>1167,36</text:p>
          </table:table-cell>
          <table:table-cell office:value-type="float" office:value="7081" calcext:value-type="float">
            <text:p>7081</text:p>
          </table:table-cell>
        </table:table-row>
        <table:table-row table:style-name="ro1">
          <table:table-cell table:formula="of:=[.A286]+4.096" office:value-type="float" office:value="1171.456" calcext:value-type="float">
            <text:p>1171,456</text:p>
          </table:table-cell>
          <table:table-cell office:value-type="float" office:value="7079" calcext:value-type="float">
            <text:p>7079</text:p>
          </table:table-cell>
        </table:table-row>
        <table:table-row table:style-name="ro1">
          <table:table-cell table:formula="of:=[.A287]+4.096" office:value-type="float" office:value="1175.552" calcext:value-type="float">
            <text:p>1175,552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table:formula="of:=[.A288]+4.096" office:value-type="float" office:value="1179.648" calcext:value-type="float">
            <text:p>1179,648</text:p>
          </table:table-cell>
          <table:table-cell office:value-type="float" office:value="7083" calcext:value-type="float">
            <text:p>7083</text:p>
          </table:table-cell>
        </table:table-row>
        <table:table-row table:style-name="ro1">
          <table:table-cell table:formula="of:=[.A289]+4.096" office:value-type="float" office:value="1183.744" calcext:value-type="float">
            <text:p>1183,744</text:p>
          </table:table-cell>
          <table:table-cell office:value-type="float" office:value="7078" calcext:value-type="float">
            <text:p>7078</text:p>
          </table:table-cell>
        </table:table-row>
        <table:table-row table:style-name="ro1">
          <table:table-cell table:formula="of:=[.A290]+4.096" office:value-type="float" office:value="1187.84" calcext:value-type="float">
            <text:p>1187,84</text:p>
          </table:table-cell>
          <table:table-cell office:value-type="float" office:value="7078" calcext:value-type="float">
            <text:p>7078</text:p>
          </table:table-cell>
        </table:table-row>
        <table:table-row table:style-name="ro1">
          <table:table-cell table:formula="of:=[.A291]+4.096" office:value-type="float" office:value="1191.936" calcext:value-type="float">
            <text:p>1191,936</text:p>
          </table:table-cell>
          <table:table-cell office:value-type="float" office:value="7077" calcext:value-type="float">
            <text:p>7077</text:p>
          </table:table-cell>
        </table:table-row>
        <table:table-row table:style-name="ro1">
          <table:table-cell table:formula="of:=[.A292]+4.096" office:value-type="float" office:value="1196.032" calcext:value-type="float">
            <text:p>1196,032</text:p>
          </table:table-cell>
          <table:table-cell office:value-type="float" office:value="7084" calcext:value-type="float">
            <text:p>7084</text:p>
          </table:table-cell>
        </table:table-row>
        <table:table-row table:style-name="ro1">
          <table:table-cell table:formula="of:=[.A293]+4.096" office:value-type="float" office:value="1200.128" calcext:value-type="float">
            <text:p>1200,128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table:formula="of:=[.A294]+4.096" office:value-type="float" office:value="1204.224" calcext:value-type="float">
            <text:p>1204,224</text:p>
          </table:table-cell>
          <table:table-cell office:value-type="float" office:value="7079" calcext:value-type="float">
            <text:p>7079</text:p>
          </table:table-cell>
        </table:table-row>
        <table:table-row table:style-name="ro1">
          <table:table-cell table:formula="of:=[.A295]+4.096" office:value-type="float" office:value="1208.32" calcext:value-type="float">
            <text:p>1208,32</text:p>
          </table:table-cell>
          <table:table-cell office:value-type="float" office:value="7082" calcext:value-type="float">
            <text:p>7082</text:p>
          </table:table-cell>
        </table:table-row>
        <table:table-row table:style-name="ro1">
          <table:table-cell table:formula="of:=[.A296]+4.096" office:value-type="float" office:value="1212.416" calcext:value-type="float">
            <text:p>1212,416</text:p>
          </table:table-cell>
          <table:table-cell office:value-type="float" office:value="7074" calcext:value-type="float">
            <text:p>7074</text:p>
          </table:table-cell>
        </table:table-row>
        <table:table-row table:style-name="ro1">
          <table:table-cell table:formula="of:=[.A297]+4.096" office:value-type="float" office:value="1216.512" calcext:value-type="float">
            <text:p>1216,512</text:p>
          </table:table-cell>
          <table:table-cell office:value-type="float" office:value="7079" calcext:value-type="float">
            <text:p>7079</text:p>
          </table:table-cell>
        </table:table-row>
        <table:table-row table:style-name="ro1">
          <table:table-cell table:formula="of:=[.A298]+4.096" office:value-type="float" office:value="1220.608" calcext:value-type="float">
            <text:p>1220,608</text:p>
          </table:table-cell>
          <table:table-cell office:value-type="float" office:value="7079" calcext:value-type="float">
            <text:p>7079</text:p>
          </table:table-cell>
        </table:table-row>
        <table:table-row table:style-name="ro1">
          <table:table-cell table:formula="of:=[.A299]+4.096" office:value-type="float" office:value="1224.704" calcext:value-type="float">
            <text:p>1224,704</text:p>
          </table:table-cell>
          <table:table-cell office:value-type="float" office:value="7081" calcext:value-type="float">
            <text:p>7081</text:p>
          </table:table-cell>
        </table:table-row>
        <table:table-row table:style-name="ro1">
          <table:table-cell table:formula="of:=[.A300]+4.096" office:value-type="float" office:value="1228.8" calcext:value-type="float">
            <text:p>1228,8</text:p>
          </table:table-cell>
          <table:table-cell office:value-type="float" office:value="7079" calcext:value-type="float">
            <text:p>7079</text:p>
          </table:table-cell>
        </table:table-row>
        <table:table-row table:style-name="ro1">
          <table:table-cell table:formula="of:=[.A301]+4.096" office:value-type="float" office:value="1232.896" calcext:value-type="float">
            <text:p>1232,896</text:p>
          </table:table-cell>
          <table:table-cell office:value-type="float" office:value="7077" calcext:value-type="float">
            <text:p>7077</text:p>
          </table:table-cell>
        </table:table-row>
        <table:table-row table:style-name="ro1">
          <table:table-cell table:formula="of:=[.A302]+4.096" office:value-type="float" office:value="1236.992" calcext:value-type="float">
            <text:p>1236,992</text:p>
          </table:table-cell>
          <table:table-cell office:value-type="float" office:value="7079" calcext:value-type="float">
            <text:p>7079</text:p>
          </table:table-cell>
        </table:table-row>
        <table:table-row table:style-name="ro1">
          <table:table-cell table:formula="of:=[.A303]+4.096" office:value-type="float" office:value="1241.088" calcext:value-type="float">
            <text:p>1241,088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table:formula="of:=[.A304]+4.096" office:value-type="float" office:value="1245.184" calcext:value-type="float">
            <text:p>1245,184</text:p>
          </table:table-cell>
          <table:table-cell office:value-type="float" office:value="7077" calcext:value-type="float">
            <text:p>7077</text:p>
          </table:table-cell>
        </table:table-row>
        <table:table-row table:style-name="ro1">
          <table:table-cell table:formula="of:=[.A305]+4.096" office:value-type="float" office:value="1249.28" calcext:value-type="float">
            <text:p>1249,28</text:p>
          </table:table-cell>
          <table:table-cell office:value-type="float" office:value="7068" calcext:value-type="float">
            <text:p>7068</text:p>
          </table:table-cell>
        </table:table-row>
        <table:table-row table:style-name="ro1">
          <table:table-cell table:formula="of:=[.A306]+4.096" office:value-type="float" office:value="1253.376" calcext:value-type="float">
            <text:p>1253,376</text:p>
          </table:table-cell>
          <table:table-cell office:value-type="float" office:value="7096" calcext:value-type="float">
            <text:p>7096</text:p>
          </table:table-cell>
        </table:table-row>
        <table:table-row table:style-name="ro1">
          <table:table-cell table:formula="of:=[.A307]+4.096" office:value-type="float" office:value="1257.472" calcext:value-type="float">
            <text:p>1257,472</text:p>
          </table:table-cell>
          <table:table-cell office:value-type="float" office:value="7133" calcext:value-type="float">
            <text:p>7133</text:p>
          </table:table-cell>
        </table:table-row>
        <table:table-row table:style-name="ro1">
          <table:table-cell table:formula="of:=[.A308]+4.096" office:value-type="float" office:value="1261.568" calcext:value-type="float">
            <text:p>1261,568</text:p>
          </table:table-cell>
          <table:table-cell office:value-type="float" office:value="7109" calcext:value-type="float">
            <text:p>7109</text:p>
          </table:table-cell>
        </table:table-row>
        <table:table-row table:style-name="ro1">
          <table:table-cell table:formula="of:=[.A309]+4.096" office:value-type="float" office:value="1265.664" calcext:value-type="float">
            <text:p>1265,664</text:p>
          </table:table-cell>
          <table:table-cell office:value-type="float" office:value="7195" calcext:value-type="float">
            <text:p>7195</text:p>
          </table:table-cell>
        </table:table-row>
        <table:table-row table:style-name="ro1">
          <table:table-cell table:formula="of:=[.A310]+4.096" office:value-type="float" office:value="1269.76" calcext:value-type="float">
            <text:p>1269,76</text:p>
          </table:table-cell>
          <table:table-cell office:value-type="float" office:value="7176" calcext:value-type="float">
            <text:p>7176</text:p>
          </table:table-cell>
        </table:table-row>
        <table:table-row table:style-name="ro1">
          <table:table-cell table:formula="of:=[.A311]+4.096" office:value-type="float" office:value="1273.856" calcext:value-type="float">
            <text:p>1273,856</text:p>
          </table:table-cell>
          <table:table-cell office:value-type="float" office:value="7293" calcext:value-type="float">
            <text:p>7293</text:p>
          </table:table-cell>
        </table:table-row>
        <table:table-row table:style-name="ro1">
          <table:table-cell table:formula="of:=[.A312]+4.096" office:value-type="float" office:value="1277.952" calcext:value-type="float">
            <text:p>1277,952</text:p>
          </table:table-cell>
          <table:table-cell office:value-type="float" office:value="7279" calcext:value-type="float">
            <text:p>7279</text:p>
          </table:table-cell>
        </table:table-row>
        <table:table-row table:style-name="ro1">
          <table:table-cell table:formula="of:=[.A313]+4.096" office:value-type="float" office:value="1282.048" calcext:value-type="float">
            <text:p>1282,048</text:p>
          </table:table-cell>
          <table:table-cell office:value-type="float" office:value="7276" calcext:value-type="float">
            <text:p>7276</text:p>
          </table:table-cell>
        </table:table-row>
        <table:table-row table:style-name="ro1">
          <table:table-cell table:formula="of:=[.A314]+4.096" office:value-type="float" office:value="1286.144" calcext:value-type="float">
            <text:p>1286,144</text:p>
          </table:table-cell>
          <table:table-cell office:value-type="float" office:value="7270" calcext:value-type="float">
            <text:p>7270</text:p>
          </table:table-cell>
        </table:table-row>
        <table:table-row table:style-name="ro1">
          <table:table-cell table:formula="of:=[.A315]+4.096" office:value-type="float" office:value="1290.24" calcext:value-type="float">
            <text:p>1290,24</text:p>
          </table:table-cell>
          <table:table-cell office:value-type="float" office:value="7263" calcext:value-type="float">
            <text:p>7263</text:p>
          </table:table-cell>
        </table:table-row>
        <table:table-row table:style-name="ro1">
          <table:table-cell table:formula="of:=[.A316]+4.096" office:value-type="float" office:value="1294.336" calcext:value-type="float">
            <text:p>1294,336</text:p>
          </table:table-cell>
          <table:table-cell office:value-type="float" office:value="7260" calcext:value-type="float">
            <text:p>7260</text:p>
          </table:table-cell>
        </table:table-row>
        <table:table-row table:style-name="ro1">
          <table:table-cell table:formula="of:=[.A317]+4.096" office:value-type="float" office:value="1298.432" calcext:value-type="float">
            <text:p>1298,432</text:p>
          </table:table-cell>
          <table:table-cell office:value-type="float" office:value="7323" calcext:value-type="float">
            <text:p>7323</text:p>
          </table:table-cell>
        </table:table-row>
        <table:table-row table:style-name="ro1">
          <table:table-cell table:formula="of:=[.A318]+4.096" office:value-type="float" office:value="1302.528" calcext:value-type="float">
            <text:p>1302,528</text:p>
          </table:table-cell>
          <table:table-cell office:value-type="float" office:value="7318" calcext:value-type="float">
            <text:p>7318</text:p>
          </table:table-cell>
        </table:table-row>
        <table:table-row table:style-name="ro1">
          <table:table-cell table:formula="of:=[.A319]+4.096" office:value-type="float" office:value="1306.624" calcext:value-type="float">
            <text:p>1306,624</text:p>
          </table:table-cell>
          <table:table-cell office:value-type="float" office:value="7314" calcext:value-type="float">
            <text:p>7314</text:p>
          </table:table-cell>
        </table:table-row>
        <table:table-row table:style-name="ro1">
          <table:table-cell table:formula="of:=[.A320]+4.096" office:value-type="float" office:value="1310.72" calcext:value-type="float">
            <text:p>1310,72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table:formula="of:=[.A321]+4.096" office:value-type="float" office:value="1314.816" calcext:value-type="float">
            <text:p>1314,816</text:p>
          </table:table-cell>
          <table:table-cell office:value-type="float" office:value="7305" calcext:value-type="float">
            <text:p>7305</text:p>
          </table:table-cell>
        </table:table-row>
        <table:table-row table:style-name="ro1">
          <table:table-cell table:formula="of:=[.A322]+4.096" office:value-type="float" office:value="1318.912" calcext:value-type="float">
            <text:p>1318,912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table:formula="of:=[.A323]+4.096" office:value-type="float" office:value="1323.008" calcext:value-type="float">
            <text:p>1323,008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table:formula="of:=[.A324]+4.096" office:value-type="float" office:value="1327.104" calcext:value-type="float">
            <text:p>1327,104</text:p>
          </table:table-cell>
          <table:table-cell office:value-type="float" office:value="7312" calcext:value-type="float">
            <text:p>7312</text:p>
          </table:table-cell>
        </table:table-row>
        <table:table-row table:style-name="ro1">
          <table:table-cell table:formula="of:=[.A325]+4.096" office:value-type="float" office:value="1331.2" calcext:value-type="float">
            <text:p>1331,2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table:formula="of:=[.A326]+4.096" office:value-type="float" office:value="1335.296" calcext:value-type="float">
            <text:p>1335,296</text:p>
          </table:table-cell>
          <table:table-cell office:value-type="float" office:value="7303" calcext:value-type="float">
            <text:p>7303</text:p>
          </table:table-cell>
        </table:table-row>
        <table:table-row table:style-name="ro1">
          <table:table-cell table:formula="of:=[.A327]+4.096" office:value-type="float" office:value="1339.392" calcext:value-type="float">
            <text:p>1339,392</text:p>
          </table:table-cell>
          <table:table-cell office:value-type="float" office:value="7304" calcext:value-type="float">
            <text:p>7304</text:p>
          </table:table-cell>
        </table:table-row>
        <table:table-row table:style-name="ro1">
          <table:table-cell table:formula="of:=[.A328]+4.096" office:value-type="float" office:value="1343.488" calcext:value-type="float">
            <text:p>1343,488</text:p>
          </table:table-cell>
          <table:table-cell office:value-type="float" office:value="7304" calcext:value-type="float">
            <text:p>7304</text:p>
          </table:table-cell>
        </table:table-row>
        <table:table-row table:style-name="ro1">
          <table:table-cell table:formula="of:=[.A329]+4.096" office:value-type="float" office:value="1347.584" calcext:value-type="float">
            <text:p>1347,584</text:p>
          </table:table-cell>
          <table:table-cell office:value-type="float" office:value="7301" calcext:value-type="float">
            <text:p>7301</text:p>
          </table:table-cell>
        </table:table-row>
        <table:table-row table:style-name="ro1">
          <table:table-cell table:formula="of:=[.A330]+4.096" office:value-type="float" office:value="1351.68" calcext:value-type="float">
            <text:p>1351,68</text:p>
          </table:table-cell>
          <table:table-cell office:value-type="float" office:value="7304" calcext:value-type="float">
            <text:p>7304</text:p>
          </table:table-cell>
        </table:table-row>
        <table:table-row table:style-name="ro1">
          <table:table-cell table:formula="of:=[.A331]+4.096" office:value-type="float" office:value="1355.776" calcext:value-type="float">
            <text:p>1355,776</text:p>
          </table:table-cell>
          <table:table-cell office:value-type="float" office:value="7309" calcext:value-type="float">
            <text:p>7309</text:p>
          </table:table-cell>
        </table:table-row>
        <table:table-row table:style-name="ro1">
          <table:table-cell table:formula="of:=[.A332]+4.096" office:value-type="float" office:value="1359.872" calcext:value-type="float">
            <text:p>1359,872</text:p>
          </table:table-cell>
          <table:table-cell office:value-type="float" office:value="7304" calcext:value-type="float">
            <text:p>7304</text:p>
          </table:table-cell>
        </table:table-row>
        <table:table-row table:style-name="ro1">
          <table:table-cell table:formula="of:=[.A333]+4.096" office:value-type="float" office:value="1363.968" calcext:value-type="float">
            <text:p>1363,968</text:p>
          </table:table-cell>
          <table:table-cell office:value-type="float" office:value="7306" calcext:value-type="float">
            <text:p>7306</text:p>
          </table:table-cell>
        </table:table-row>
        <table:table-row table:style-name="ro1">
          <table:table-cell table:formula="of:=[.A334]+4.096" office:value-type="float" office:value="1368.064" calcext:value-type="float">
            <text:p>1368,064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table:formula="of:=[.A335]+4.096" office:value-type="float" office:value="1372.16" calcext:value-type="float">
            <text:p>1372,16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table:formula="of:=[.A336]+4.096" office:value-type="float" office:value="1376.256" calcext:value-type="float">
            <text:p>1376,256</text:p>
          </table:table-cell>
          <table:table-cell office:value-type="float" office:value="7299" calcext:value-type="float">
            <text:p>7299</text:p>
          </table:table-cell>
        </table:table-row>
        <table:table-row table:style-name="ro1">
          <table:table-cell table:formula="of:=[.A337]+4.096" office:value-type="float" office:value="1380.352" calcext:value-type="float">
            <text:p>1380,352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table:formula="of:=[.A338]+4.096" office:value-type="float" office:value="1384.448" calcext:value-type="float">
            <text:p>1384,448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table:formula="of:=[.A339]+4.096" office:value-type="float" office:value="1388.544" calcext:value-type="float">
            <text:p>1388,544</text:p>
          </table:table-cell>
          <table:table-cell office:value-type="float" office:value="7301" calcext:value-type="float">
            <text:p>7301</text:p>
          </table:table-cell>
        </table:table-row>
        <table:table-row table:style-name="ro1">
          <table:table-cell table:formula="of:=[.A340]+4.096" office:value-type="float" office:value="1392.64" calcext:value-type="float">
            <text:p>1392,64</text:p>
          </table:table-cell>
          <table:table-cell office:value-type="float" office:value="7303" calcext:value-type="float">
            <text:p>7303</text:p>
          </table:table-cell>
        </table:table-row>
        <table:table-row table:style-name="ro1">
          <table:table-cell table:formula="of:=[.A341]+4.096" office:value-type="float" office:value="1396.736" calcext:value-type="float">
            <text:p>1396,736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table:formula="of:=[.A342]+4.096" office:value-type="float" office:value="1400.832" calcext:value-type="float">
            <text:p>1400,832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table:formula="of:=[.A343]+4.096" office:value-type="float" office:value="1404.928" calcext:value-type="float">
            <text:p>1404,928</text:p>
          </table:table-cell>
          <table:table-cell office:value-type="float" office:value="7303" calcext:value-type="float">
            <text:p>7303</text:p>
          </table:table-cell>
        </table:table-row>
        <table:table-row table:style-name="ro1">
          <table:table-cell table:formula="of:=[.A344]+4.096" office:value-type="float" office:value="1409.024" calcext:value-type="float">
            <text:p>1409,024</text:p>
          </table:table-cell>
          <table:table-cell office:value-type="float" office:value="7301" calcext:value-type="float">
            <text:p>7301</text:p>
          </table:table-cell>
        </table:table-row>
        <table:table-row table:style-name="ro1">
          <table:table-cell table:formula="of:=[.A345]+4.096" office:value-type="float" office:value="1413.12" calcext:value-type="float">
            <text:p>1413,12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table:formula="of:=[.A346]+4.096" office:value-type="float" office:value="1417.216" calcext:value-type="float">
            <text:p>1417,216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table:formula="of:=[.A347]+4.096" office:value-type="float" office:value="1421.312" calcext:value-type="float">
            <text:p>1421,312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table:formula="of:=[.A348]+4.096" office:value-type="float" office:value="1425.408" calcext:value-type="float">
            <text:p>1425,408</text:p>
          </table:table-cell>
          <table:table-cell office:value-type="float" office:value="7305" calcext:value-type="float">
            <text:p>7305</text:p>
          </table:table-cell>
        </table:table-row>
        <table:table-row table:style-name="ro1">
          <table:table-cell table:formula="of:=[.A349]+4.096" office:value-type="float" office:value="1429.504" calcext:value-type="float">
            <text:p>1429,504</text:p>
          </table:table-cell>
          <table:table-cell office:value-type="float" office:value="7305" calcext:value-type="float">
            <text:p>7305</text:p>
          </table:table-cell>
        </table:table-row>
        <table:table-row table:style-name="ro1">
          <table:table-cell table:formula="of:=[.A350]+4.096" office:value-type="float" office:value="1433.6" calcext:value-type="float">
            <text:p>1433,6</text:p>
          </table:table-cell>
          <table:table-cell office:value-type="float" office:value="7301" calcext:value-type="float">
            <text:p>7301</text:p>
          </table:table-cell>
        </table:table-row>
        <table:table-row table:style-name="ro1">
          <table:table-cell table:formula="of:=[.A351]+4.096" office:value-type="float" office:value="1437.696" calcext:value-type="float">
            <text:p>1437,696</text:p>
          </table:table-cell>
          <table:table-cell office:value-type="float" office:value="7306" calcext:value-type="float">
            <text:p>7306</text:p>
          </table:table-cell>
        </table:table-row>
        <table:table-row table:style-name="ro1">
          <table:table-cell table:formula="of:=[.A352]+4.096" office:value-type="float" office:value="1441.792" calcext:value-type="float">
            <text:p>1441,792</text:p>
          </table:table-cell>
          <table:table-cell office:value-type="float" office:value="7303" calcext:value-type="float">
            <text:p>7303</text:p>
          </table:table-cell>
        </table:table-row>
        <table:table-row table:style-name="ro1">
          <table:table-cell table:formula="of:=[.A353]+4.096" office:value-type="float" office:value="1445.888" calcext:value-type="float">
            <text:p>1445,888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table:formula="of:=[.A354]+4.096" office:value-type="float" office:value="1449.984" calcext:value-type="float">
            <text:p>1449,984</text:p>
          </table:table-cell>
          <table:table-cell office:value-type="float" office:value="7305" calcext:value-type="float">
            <text:p>7305</text:p>
          </table:table-cell>
        </table:table-row>
        <table:table-row table:style-name="ro1">
          <table:table-cell table:formula="of:=[.A355]+4.096" office:value-type="float" office:value="1454.08" calcext:value-type="float">
            <text:p>1454,08</text:p>
          </table:table-cell>
          <table:table-cell office:value-type="float" office:value="7309" calcext:value-type="float">
            <text:p>7309</text:p>
          </table:table-cell>
        </table:table-row>
        <table:table-row table:style-name="ro1">
          <table:table-cell table:formula="of:=[.A356]+4.096" office:value-type="float" office:value="1458.176" calcext:value-type="float">
            <text:p>1458,176</text:p>
          </table:table-cell>
          <table:table-cell office:value-type="float" office:value="7306" calcext:value-type="float">
            <text:p>7306</text:p>
          </table:table-cell>
        </table:table-row>
        <table:table-row table:style-name="ro1">
          <table:table-cell table:formula="of:=[.A357]+4.096" office:value-type="float" office:value="1462.272" calcext:value-type="float">
            <text:p>1462,272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table:formula="of:=[.A358]+4.096" office:value-type="float" office:value="1466.368" calcext:value-type="float">
            <text:p>1466,368</text:p>
          </table:table-cell>
          <table:table-cell office:value-type="float" office:value="7304" calcext:value-type="float">
            <text:p>7304</text:p>
          </table:table-cell>
        </table:table-row>
        <table:table-row table:style-name="ro1">
          <table:table-cell table:formula="of:=[.A359]+4.096" office:value-type="float" office:value="1470.464" calcext:value-type="float">
            <text:p>1470,464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table:formula="of:=[.A360]+4.096" office:value-type="float" office:value="1474.56" calcext:value-type="float">
            <text:p>1474,56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table:formula="of:=[.A361]+4.096" office:value-type="float" office:value="1478.656" calcext:value-type="float">
            <text:p>1478,656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table:formula="of:=[.A362]+4.096" office:value-type="float" office:value="1482.752" calcext:value-type="float">
            <text:p>1482,752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table:formula="of:=[.A363]+4.096" office:value-type="float" office:value="1486.848" calcext:value-type="float">
            <text:p>1486,848</text:p>
          </table:table-cell>
          <table:table-cell office:value-type="float" office:value="7305" calcext:value-type="float">
            <text:p>7305</text:p>
          </table:table-cell>
        </table:table-row>
        <table:table-row table:style-name="ro1">
          <table:table-cell table:formula="of:=[.A364]+4.096" office:value-type="float" office:value="1490.944" calcext:value-type="float">
            <text:p>1490,944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table:formula="of:=[.A365]+4.096" office:value-type="float" office:value="1495.04" calcext:value-type="float">
            <text:p>1495,04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table:formula="of:=[.A366]+4.096" office:value-type="float" office:value="1499.136" calcext:value-type="float">
            <text:p>1499,136</text:p>
          </table:table-cell>
          <table:table-cell office:value-type="float" office:value="7339" calcext:value-type="float">
            <text:p>7339</text:p>
          </table:table-cell>
        </table:table-row>
        <table:table-row table:style-name="ro1">
          <table:table-cell table:formula="of:=[.A367]+4.096" office:value-type="float" office:value="1503.232" calcext:value-type="float">
            <text:p>1503,232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table:formula="of:=[.A368]+4.096" office:value-type="float" office:value="1507.328" calcext:value-type="float">
            <text:p>1507,328</text:p>
          </table:table-cell>
          <table:table-cell office:value-type="float" office:value="7413" calcext:value-type="float">
            <text:p>7413</text:p>
          </table:table-cell>
        </table:table-row>
        <table:table-row table:style-name="ro1">
          <table:table-cell table:formula="of:=[.A369]+4.096" office:value-type="float" office:value="1511.424" calcext:value-type="float">
            <text:p>1511,424</text:p>
          </table:table-cell>
          <table:table-cell office:value-type="float" office:value="7458" calcext:value-type="float">
            <text:p>7458</text:p>
          </table:table-cell>
        </table:table-row>
        <table:table-row table:style-name="ro1">
          <table:table-cell table:formula="of:=[.A370]+4.096" office:value-type="float" office:value="1515.52" calcext:value-type="float">
            <text:p>1515,52</text:p>
          </table:table-cell>
          <table:table-cell office:value-type="float" office:value="7442" calcext:value-type="float">
            <text:p>7442</text:p>
          </table:table-cell>
        </table:table-row>
        <table:table-row table:style-name="ro1">
          <table:table-cell table:formula="of:=[.A371]+4.096" office:value-type="float" office:value="1519.616" calcext:value-type="float">
            <text:p>1519,616</text:p>
          </table:table-cell>
          <table:table-cell office:value-type="float" office:value="7433" calcext:value-type="float">
            <text:p>7433</text:p>
          </table:table-cell>
        </table:table-row>
        <table:table-row table:style-name="ro1">
          <table:table-cell table:formula="of:=[.A372]+4.096" office:value-type="float" office:value="1523.712" calcext:value-type="float">
            <text:p>1523,712</text:p>
          </table:table-cell>
          <table:table-cell office:value-type="float" office:value="7527" calcext:value-type="float">
            <text:p>7527</text:p>
          </table:table-cell>
        </table:table-row>
        <table:table-row table:style-name="ro1">
          <table:table-cell table:formula="of:=[.A373]+4.096" office:value-type="float" office:value="1527.808" calcext:value-type="float">
            <text:p>1527,808</text:p>
          </table:table-cell>
          <table:table-cell office:value-type="float" office:value="7520" calcext:value-type="float">
            <text:p>7520</text:p>
          </table:table-cell>
        </table:table-row>
        <table:table-row table:style-name="ro1">
          <table:table-cell table:formula="of:=[.A374]+4.096" office:value-type="float" office:value="1531.904" calcext:value-type="float">
            <text:p>1531,904</text:p>
          </table:table-cell>
          <table:table-cell office:value-type="float" office:value="7512" calcext:value-type="float">
            <text:p>7512</text:p>
          </table:table-cell>
        </table:table-row>
        <table:table-row table:style-name="ro1">
          <table:table-cell table:formula="of:=[.A375]+4.096" office:value-type="float" office:value="1536" calcext:value-type="float">
            <text:p>1536</text:p>
          </table:table-cell>
          <table:table-cell office:value-type="float" office:value="7505" calcext:value-type="float">
            <text:p>7505</text:p>
          </table:table-cell>
        </table:table-row>
        <table:table-row table:style-name="ro1">
          <table:table-cell table:formula="of:=[.A376]+4.096" office:value-type="float" office:value="1540.096" calcext:value-type="float">
            <text:p>1540,096</text:p>
          </table:table-cell>
          <table:table-cell office:value-type="float" office:value="7569" calcext:value-type="float">
            <text:p>7569</text:p>
          </table:table-cell>
        </table:table-row>
        <table:table-row table:style-name="ro1">
          <table:table-cell table:formula="of:=[.A377]+4.096" office:value-type="float" office:value="1544.192" calcext:value-type="float">
            <text:p>1544,192</text:p>
          </table:table-cell>
          <table:table-cell office:value-type="float" office:value="7563" calcext:value-type="float">
            <text:p>7563</text:p>
          </table:table-cell>
        </table:table-row>
        <table:table-row table:style-name="ro1">
          <table:table-cell table:formula="of:=[.A378]+4.096" office:value-type="float" office:value="1548.288" calcext:value-type="float">
            <text:p>1548,288</text:p>
          </table:table-cell>
          <table:table-cell office:value-type="float" office:value="7559" calcext:value-type="float">
            <text:p>7559</text:p>
          </table:table-cell>
        </table:table-row>
        <table:table-row table:style-name="ro1">
          <table:table-cell table:formula="of:=[.A379]+4.096" office:value-type="float" office:value="1552.384" calcext:value-type="float">
            <text:p>1552,384</text:p>
          </table:table-cell>
          <table:table-cell office:value-type="float" office:value="7558" calcext:value-type="float">
            <text:p>7558</text:p>
          </table:table-cell>
        </table:table-row>
        <table:table-row table:style-name="ro1">
          <table:table-cell table:formula="of:=[.A380]+4.096" office:value-type="float" office:value="1556.48" calcext:value-type="float">
            <text:p>1556,48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table:formula="of:=[.A381]+4.096" office:value-type="float" office:value="1560.576" calcext:value-type="float">
            <text:p>1560,576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table:formula="of:=[.A382]+4.096" office:value-type="float" office:value="1564.672" calcext:value-type="float">
            <text:p>1564,672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 table:formula="of:=[.A383]+4.096" office:value-type="float" office:value="1568.768" calcext:value-type="float">
            <text:p>1568,768</text:p>
          </table:table-cell>
          <table:table-cell office:value-type="float" office:value="7615" calcext:value-type="float">
            <text:p>7615</text:p>
          </table:table-cell>
        </table:table-row>
        <table:table-row table:style-name="ro1">
          <table:table-cell table:formula="of:=[.A384]+4.096" office:value-type="float" office:value="1572.864" calcext:value-type="float">
            <text:p>1572,864</text:p>
          </table:table-cell>
          <table:table-cell office:value-type="float" office:value="7614" calcext:value-type="float">
            <text:p>7614</text:p>
          </table:table-cell>
        </table:table-row>
        <table:table-row table:style-name="ro1">
          <table:table-cell table:formula="of:=[.A385]+4.096" office:value-type="float" office:value="1576.96" calcext:value-type="float">
            <text:p>1576,96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 table:formula="of:=[.A386]+4.096" office:value-type="float" office:value="1581.056" calcext:value-type="float">
            <text:p>1581,056</text:p>
          </table:table-cell>
          <table:table-cell office:value-type="float" office:value="7553" calcext:value-type="float">
            <text:p>7553</text:p>
          </table:table-cell>
        </table:table-row>
        <table:table-row table:style-name="ro1">
          <table:table-cell table:formula="of:=[.A387]+4.096" office:value-type="float" office:value="1585.152" calcext:value-type="float">
            <text:p>1585,152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table:formula="of:=[.A388]+4.096" office:value-type="float" office:value="1589.248" calcext:value-type="float">
            <text:p>1589,248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table:formula="of:=[.A389]+4.096" office:value-type="float" office:value="1593.344" calcext:value-type="float">
            <text:p>1593,344</text:p>
          </table:table-cell>
          <table:table-cell office:value-type="float" office:value="7615" calcext:value-type="float">
            <text:p>7615</text:p>
          </table:table-cell>
        </table:table-row>
        <table:table-row table:style-name="ro1">
          <table:table-cell table:formula="of:=[.A390]+4.096" office:value-type="float" office:value="1597.44" calcext:value-type="float">
            <text:p>1597,44</text:p>
          </table:table-cell>
          <table:table-cell office:value-type="float" office:value="7615" calcext:value-type="float">
            <text:p>7615</text:p>
          </table:table-cell>
        </table:table-row>
        <table:table-row table:style-name="ro1">
          <table:table-cell table:formula="of:=[.A391]+4.096" office:value-type="float" office:value="1601.536" calcext:value-type="float">
            <text:p>1601,536</text:p>
          </table:table-cell>
          <table:table-cell office:value-type="float" office:value="7614" calcext:value-type="float">
            <text:p>7614</text:p>
          </table:table-cell>
        </table:table-row>
        <table:table-row table:style-name="ro1">
          <table:table-cell table:formula="of:=[.A392]+4.096" office:value-type="float" office:value="1605.632" calcext:value-type="float">
            <text:p>1605,632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table:formula="of:=[.A393]+4.096" office:value-type="float" office:value="1609.728" calcext:value-type="float">
            <text:p>1609,728</text:p>
          </table:table-cell>
          <table:table-cell office:value-type="float" office:value="7615" calcext:value-type="float">
            <text:p>7615</text:p>
          </table:table-cell>
        </table:table-row>
        <table:table-row table:style-name="ro1">
          <table:table-cell table:formula="of:=[.A394]+4.096" office:value-type="float" office:value="1613.824" calcext:value-type="float">
            <text:p>1613,824</text:p>
          </table:table-cell>
          <table:table-cell office:value-type="float" office:value="7610" calcext:value-type="float">
            <text:p>7610</text:p>
          </table:table-cell>
        </table:table-row>
        <table:table-row table:style-name="ro1">
          <table:table-cell table:formula="of:=[.A395]+4.096" office:value-type="float" office:value="1617.92" calcext:value-type="float">
            <text:p>1617,92</text:p>
          </table:table-cell>
          <table:table-cell office:value-type="float" office:value="7612" calcext:value-type="float">
            <text:p>7612</text:p>
          </table:table-cell>
        </table:table-row>
        <table:table-row table:style-name="ro1">
          <table:table-cell table:formula="of:=[.A396]+4.096" office:value-type="float" office:value="1622.016" calcext:value-type="float">
            <text:p>1622,016</text:p>
          </table:table-cell>
          <table:table-cell office:value-type="float" office:value="7611" calcext:value-type="float">
            <text:p>7611</text:p>
          </table:table-cell>
        </table:table-row>
        <table:table-row table:style-name="ro1">
          <table:table-cell table:formula="of:=[.A397]+4.096" office:value-type="float" office:value="1626.112" calcext:value-type="float">
            <text:p>1626,112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table:formula="of:=[.A398]+4.096" office:value-type="float" office:value="1630.208" calcext:value-type="float">
            <text:p>1630,208</text:p>
          </table:table-cell>
          <table:table-cell office:value-type="float" office:value="7613" calcext:value-type="float">
            <text:p>7613</text:p>
          </table:table-cell>
        </table:table-row>
        <table:table-row table:style-name="ro1">
          <table:table-cell table:formula="of:=[.A399]+4.096" office:value-type="float" office:value="1634.304" calcext:value-type="float">
            <text:p>1634,304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table:formula="of:=[.A400]+4.096" office:value-type="float" office:value="1638.4" calcext:value-type="float">
            <text:p>1638,4</text:p>
          </table:table-cell>
          <table:table-cell office:value-type="float" office:value="7606" calcext:value-type="float">
            <text:p>7606</text:p>
          </table:table-cell>
        </table:table-row>
        <table:table-row table:style-name="ro1">
          <table:table-cell table:formula="of:=[.A401]+4.096" office:value-type="float" office:value="1642.496" calcext:value-type="float">
            <text:p>1642,496</text:p>
          </table:table-cell>
          <table:table-cell office:value-type="float" office:value="7606" calcext:value-type="float">
            <text:p>7606</text:p>
          </table:table-cell>
        </table:table-row>
        <table:table-row table:style-name="ro1">
          <table:table-cell table:formula="of:=[.A402]+4.096" office:value-type="float" office:value="1646.592" calcext:value-type="float">
            <text:p>1646,592</text:p>
          </table:table-cell>
          <table:table-cell office:value-type="float" office:value="7606" calcext:value-type="float">
            <text:p>7606</text:p>
          </table:table-cell>
        </table:table-row>
        <table:table-row table:style-name="ro1">
          <table:table-cell table:formula="of:=[.A403]+4.096" office:value-type="float" office:value="1650.688" calcext:value-type="float">
            <text:p>1650,688</text:p>
          </table:table-cell>
          <table:table-cell office:value-type="float" office:value="7606" calcext:value-type="float">
            <text:p>7606</text:p>
          </table:table-cell>
        </table:table-row>
        <table:table-row table:style-name="ro1">
          <table:table-cell table:formula="of:=[.A404]+4.096" office:value-type="float" office:value="1654.784" calcext:value-type="float">
            <text:p>1654,784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table:formula="of:=[.A405]+4.096" office:value-type="float" office:value="1658.88" calcext:value-type="float">
            <text:p>1658,88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table:formula="of:=[.A406]+4.096" office:value-type="float" office:value="1662.976" calcext:value-type="float">
            <text:p>1662,976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table:formula="of:=[.A407]+4.096" office:value-type="float" office:value="1667.072" calcext:value-type="float">
            <text:p>1667,072</text:p>
          </table:table-cell>
          <table:table-cell office:value-type="float" office:value="7612" calcext:value-type="float">
            <text:p>7612</text:p>
          </table:table-cell>
        </table:table-row>
        <table:table-row table:style-name="ro1">
          <table:table-cell table:formula="of:=[.A408]+4.096" office:value-type="float" office:value="1671.168" calcext:value-type="float">
            <text:p>1671,168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table:formula="of:=[.A409]+4.096" office:value-type="float" office:value="1675.264" calcext:value-type="float">
            <text:p>1675,264</text:p>
          </table:table-cell>
          <table:table-cell office:value-type="float" office:value="7601" calcext:value-type="float">
            <text:p>7601</text:p>
          </table:table-cell>
        </table:table-row>
        <table:table-row table:style-name="ro1">
          <table:table-cell table:formula="of:=[.A410]+4.096" office:value-type="float" office:value="1679.36" calcext:value-type="float">
            <text:p>1679,36</text:p>
          </table:table-cell>
          <table:table-cell office:value-type="float" office:value="7602" calcext:value-type="float">
            <text:p>7602</text:p>
          </table:table-cell>
        </table:table-row>
        <table:table-row table:style-name="ro1">
          <table:table-cell table:formula="of:=[.A411]+4.096" office:value-type="float" office:value="1683.456" calcext:value-type="float">
            <text:p>1683,456</text:p>
          </table:table-cell>
          <table:table-cell office:value-type="float" office:value="7610" calcext:value-type="float">
            <text:p>7610</text:p>
          </table:table-cell>
        </table:table-row>
        <table:table-row table:style-name="ro1">
          <table:table-cell table:formula="of:=[.A412]+4.096" office:value-type="float" office:value="1687.552" calcext:value-type="float">
            <text:p>1687,552</text:p>
          </table:table-cell>
          <table:table-cell office:value-type="float" office:value="7612" calcext:value-type="float">
            <text:p>7612</text:p>
          </table:table-cell>
        </table:table-row>
        <table:table-row table:style-name="ro1">
          <table:table-cell table:formula="of:=[.A413]+4.096" office:value-type="float" office:value="1691.648" calcext:value-type="float">
            <text:p>1691,648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table:formula="of:=[.A414]+4.096" office:value-type="float" office:value="1695.744" calcext:value-type="float">
            <text:p>1695,744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table:formula="of:=[.A415]+4.096" office:value-type="float" office:value="1699.84" calcext:value-type="float">
            <text:p>1699,84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table:formula="of:=[.A416]+4.096" office:value-type="float" office:value="1703.936" calcext:value-type="float">
            <text:p>1703,936</text:p>
          </table:table-cell>
          <table:table-cell office:value-type="float" office:value="7609" calcext:value-type="float">
            <text:p>7609</text:p>
          </table:table-cell>
        </table:table-row>
        <table:table-row table:style-name="ro1">
          <table:table-cell table:formula="of:=[.A417]+4.096" office:value-type="float" office:value="1708.032" calcext:value-type="float">
            <text:p>1708,032</text:p>
          </table:table-cell>
          <table:table-cell office:value-type="float" office:value="7604" calcext:value-type="float">
            <text:p>7604</text:p>
          </table:table-cell>
        </table:table-row>
        <table:table-row table:style-name="ro1">
          <table:table-cell table:formula="of:=[.A418]+4.096" office:value-type="float" office:value="1712.128" calcext:value-type="float">
            <text:p>1712,128</text:p>
          </table:table-cell>
          <table:table-cell office:value-type="float" office:value="7604" calcext:value-type="float">
            <text:p>7604</text:p>
          </table:table-cell>
        </table:table-row>
        <table:table-row table:style-name="ro1">
          <table:table-cell table:formula="of:=[.A419]+4.096" office:value-type="float" office:value="1716.224" calcext:value-type="float">
            <text:p>1716,224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table:formula="of:=[.A420]+4.096" office:value-type="float" office:value="1720.32" calcext:value-type="float">
            <text:p>1720,32</text:p>
          </table:table-cell>
          <table:table-cell office:value-type="float" office:value="7611" calcext:value-type="float">
            <text:p>7611</text:p>
          </table:table-cell>
        </table:table-row>
        <table:table-row table:style-name="ro1">
          <table:table-cell table:formula="of:=[.A421]+4.096" office:value-type="float" office:value="1724.416" calcext:value-type="float">
            <text:p>1724,416</text:p>
          </table:table-cell>
          <table:table-cell office:value-type="float" office:value="7605" calcext:value-type="float">
            <text:p>7605</text:p>
          </table:table-cell>
        </table:table-row>
        <table:table-row table:style-name="ro1">
          <table:table-cell table:formula="of:=[.A422]+4.096" office:value-type="float" office:value="1728.512" calcext:value-type="float">
            <text:p>1728,512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table:formula="of:=[.A423]+4.096" office:value-type="float" office:value="1732.608" calcext:value-type="float">
            <text:p>1732,608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table:formula="of:=[.A424]+4.096" office:value-type="float" office:value="1736.704" calcext:value-type="float">
            <text:p>1736,704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table:formula="of:=[.A425]+4.096" office:value-type="float" office:value="1740.8" calcext:value-type="float">
            <text:p>1740,8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table:formula="of:=[.A426]+4.096" office:value-type="float" office:value="1744.896" calcext:value-type="float">
            <text:p>1744,896</text:p>
          </table:table-cell>
          <table:table-cell office:value-type="float" office:value="7606" calcext:value-type="float">
            <text:p>7606</text:p>
          </table:table-cell>
        </table:table-row>
        <table:table-row table:style-name="ro1">
          <table:table-cell table:formula="of:=[.A427]+4.096" office:value-type="float" office:value="1748.992" calcext:value-type="float">
            <text:p>1748,992</text:p>
          </table:table-cell>
          <table:table-cell office:value-type="float" office:value="7601" calcext:value-type="float">
            <text:p>7601</text:p>
          </table:table-cell>
        </table:table-row>
        <table:table-row table:style-name="ro1">
          <table:table-cell table:formula="of:=[.A428]+4.096" office:value-type="float" office:value="1753.088" calcext:value-type="float">
            <text:p>1753,088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table:formula="of:=[.A429]+4.096" office:value-type="float" office:value="1757.184" calcext:value-type="float">
            <text:p>1757,184</text:p>
          </table:table-cell>
          <table:table-cell office:value-type="float" office:value="7589" calcext:value-type="float">
            <text:p>7589</text:p>
          </table:table-cell>
        </table:table-row>
        <table:table-row table:style-name="ro1">
          <table:table-cell table:formula="of:=[.A430]+4.096" office:value-type="float" office:value="1761.28" calcext:value-type="float">
            <text:p>1761,28</text:p>
          </table:table-cell>
          <table:table-cell office:value-type="float" office:value="7640" calcext:value-type="float">
            <text:p>7640</text:p>
          </table:table-cell>
        </table:table-row>
        <table:table-row table:style-name="ro1">
          <table:table-cell table:formula="of:=[.A431]+4.096" office:value-type="float" office:value="1765.376" calcext:value-type="float">
            <text:p>1765,376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table:formula="of:=[.A432]+4.096" office:value-type="float" office:value="1769.472" calcext:value-type="float">
            <text:p>1769,472</text:p>
          </table:table-cell>
          <table:table-cell office:value-type="float" office:value="7693" calcext:value-type="float">
            <text:p>7693</text:p>
          </table:table-cell>
        </table:table-row>
        <table:table-row table:style-name="ro1">
          <table:table-cell table:formula="of:=[.A433]+4.096" office:value-type="float" office:value="1773.568" calcext:value-type="float">
            <text:p>1773,568</text:p>
          </table:table-cell>
          <table:table-cell office:value-type="float" office:value="7745" calcext:value-type="float">
            <text:p>7745</text:p>
          </table:table-cell>
        </table:table-row>
        <table:table-row table:style-name="ro1">
          <table:table-cell table:formula="of:=[.A434]+4.096" office:value-type="float" office:value="1777.664" calcext:value-type="float">
            <text:p>1777,664</text:p>
          </table:table-cell>
          <table:table-cell office:value-type="float" office:value="7774" calcext:value-type="float">
            <text:p>7774</text:p>
          </table:table-cell>
        </table:table-row>
        <table:table-row table:style-name="ro1">
          <table:table-cell table:formula="of:=[.A435]+4.096" office:value-type="float" office:value="1781.76" calcext:value-type="float">
            <text:p>1781,76</text:p>
          </table:table-cell>
          <table:table-cell office:value-type="float" office:value="7776" calcext:value-type="float">
            <text:p>7776</text:p>
          </table:table-cell>
        </table:table-row>
        <table:table-row table:style-name="ro1">
          <table:table-cell table:formula="of:=[.A436]+4.096" office:value-type="float" office:value="1785.856" calcext:value-type="float">
            <text:p>1785,856</text:p>
          </table:table-cell>
          <table:table-cell office:value-type="float" office:value="7773" calcext:value-type="float">
            <text:p>7773</text:p>
          </table:table-cell>
        </table:table-row>
        <table:table-row table:style-name="ro1">
          <table:table-cell table:formula="of:=[.A437]+4.096" office:value-type="float" office:value="1789.952" calcext:value-type="float">
            <text:p>1789,952</text:p>
          </table:table-cell>
          <table:table-cell office:value-type="float" office:value="7831" calcext:value-type="float">
            <text:p>7831</text:p>
          </table:table-cell>
        </table:table-row>
        <table:table-row table:style-name="ro1">
          <table:table-cell table:formula="of:=[.A438]+4.096" office:value-type="float" office:value="1794.048" calcext:value-type="float">
            <text:p>1794,048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table:formula="of:=[.A439]+4.096" office:value-type="float" office:value="1798.144" calcext:value-type="float">
            <text:p>1798,144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table:formula="of:=[.A440]+4.096" office:value-type="float" office:value="1802.24" calcext:value-type="float">
            <text:p>1802,24</text:p>
          </table:table-cell>
          <table:table-cell office:value-type="float" office:value="7837" calcext:value-type="float">
            <text:p>7837</text:p>
          </table:table-cell>
        </table:table-row>
        <table:table-row table:style-name="ro1">
          <table:table-cell table:formula="of:=[.A441]+4.096" office:value-type="float" office:value="1806.336" calcext:value-type="float">
            <text:p>1806,336</text:p>
          </table:table-cell>
          <table:table-cell office:value-type="float" office:value="7834" calcext:value-type="float">
            <text:p>7834</text:p>
          </table:table-cell>
        </table:table-row>
        <table:table-row table:style-name="ro1">
          <table:table-cell table:formula="of:=[.A442]+4.096" office:value-type="float" office:value="1810.432" calcext:value-type="float">
            <text:p>1810,432</text:p>
          </table:table-cell>
          <table:table-cell office:value-type="float" office:value="7838" calcext:value-type="float">
            <text:p>7838</text:p>
          </table:table-cell>
        </table:table-row>
        <table:table-row table:style-name="ro1">
          <table:table-cell table:formula="of:=[.A443]+4.096" office:value-type="float" office:value="1814.528" calcext:value-type="float">
            <text:p>1814,528</text:p>
          </table:table-cell>
          <table:table-cell office:value-type="float" office:value="7832" calcext:value-type="float">
            <text:p>7832</text:p>
          </table:table-cell>
        </table:table-row>
        <table:table-row table:style-name="ro1">
          <table:table-cell table:formula="of:=[.A444]+4.096" office:value-type="float" office:value="1818.624" calcext:value-type="float">
            <text:p>1818,624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table:formula="of:=[.A445]+4.096" office:value-type="float" office:value="1822.72" calcext:value-type="float">
            <text:p>1822,72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table:formula="of:=[.A446]+4.096" office:value-type="float" office:value="1826.816" calcext:value-type="float">
            <text:p>1826,816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table:formula="of:=[.A447]+4.096" office:value-type="float" office:value="1830.912" calcext:value-type="float">
            <text:p>1830,912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table:formula="of:=[.A448]+4.096" office:value-type="float" office:value="1835.008" calcext:value-type="float">
            <text:p>1835,008</text:p>
          </table:table-cell>
          <table:table-cell office:value-type="float" office:value="7831" calcext:value-type="float">
            <text:p>7831</text:p>
          </table:table-cell>
        </table:table-row>
        <table:table-row table:style-name="ro1">
          <table:table-cell table:formula="of:=[.A449]+4.096" office:value-type="float" office:value="1839.104" calcext:value-type="float">
            <text:p>1839,104</text:p>
          </table:table-cell>
          <table:table-cell office:value-type="float" office:value="7831" calcext:value-type="float">
            <text:p>7831</text:p>
          </table:table-cell>
        </table:table-row>
        <table:table-row table:style-name="ro1">
          <table:table-cell table:formula="of:=[.A450]+4.096" office:value-type="float" office:value="1843.2" calcext:value-type="float">
            <text:p>1843,2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table:formula="of:=[.A451]+4.096" office:value-type="float" office:value="1847.296" calcext:value-type="float">
            <text:p>1847,296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table:formula="of:=[.A452]+4.096" office:value-type="float" office:value="1851.392" calcext:value-type="float">
            <text:p>1851,392</text:p>
          </table:table-cell>
          <table:table-cell office:value-type="float" office:value="7824" calcext:value-type="float">
            <text:p>7824</text:p>
          </table:table-cell>
        </table:table-row>
        <table:table-row table:style-name="ro1">
          <table:table-cell table:formula="of:=[.A453]+4.096" office:value-type="float" office:value="1855.488" calcext:value-type="float">
            <text:p>1855,488</text:p>
          </table:table-cell>
          <table:table-cell office:value-type="float" office:value="7828" calcext:value-type="float">
            <text:p>7828</text:p>
          </table:table-cell>
        </table:table-row>
        <table:table-row table:style-name="ro1">
          <table:table-cell table:formula="of:=[.A454]+4.096" office:value-type="float" office:value="1859.584" calcext:value-type="float">
            <text:p>1859,584</text:p>
          </table:table-cell>
          <table:table-cell office:value-type="float" office:value="7833" calcext:value-type="float">
            <text:p>7833</text:p>
          </table:table-cell>
        </table:table-row>
        <table:table-row table:style-name="ro1">
          <table:table-cell table:formula="of:=[.A455]+4.096" office:value-type="float" office:value="1863.68" calcext:value-type="float">
            <text:p>1863,68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456]+4.096" office:value-type="float" office:value="1867.776" calcext:value-type="float">
            <text:p>1867,776</text:p>
          </table:table-cell>
          <table:table-cell office:value-type="float" office:value="7831" calcext:value-type="float">
            <text:p>7831</text:p>
          </table:table-cell>
        </table:table-row>
        <table:table-row table:style-name="ro1">
          <table:table-cell table:formula="of:=[.A457]+4.096" office:value-type="float" office:value="1871.872" calcext:value-type="float">
            <text:p>1871,872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458]+4.096" office:value-type="float" office:value="1875.968" calcext:value-type="float">
            <text:p>1875,968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table:formula="of:=[.A459]+4.096" office:value-type="float" office:value="1880.064" calcext:value-type="float">
            <text:p>1880,064</text:p>
          </table:table-cell>
          <table:table-cell office:value-type="float" office:value="7828" calcext:value-type="float">
            <text:p>7828</text:p>
          </table:table-cell>
        </table:table-row>
        <table:table-row table:style-name="ro1">
          <table:table-cell table:formula="of:=[.A460]+4.096" office:value-type="float" office:value="1884.16" calcext:value-type="float">
            <text:p>1884,16</text:p>
          </table:table-cell>
          <table:table-cell office:value-type="float" office:value="7828" calcext:value-type="float">
            <text:p>7828</text:p>
          </table:table-cell>
        </table:table-row>
        <table:table-row table:style-name="ro1">
          <table:table-cell table:formula="of:=[.A461]+4.096" office:value-type="float" office:value="1888.256" calcext:value-type="float">
            <text:p>1888,256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462]+4.096" office:value-type="float" office:value="1892.352" calcext:value-type="float">
            <text:p>1892,352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table:formula="of:=[.A463]+4.096" office:value-type="float" office:value="1896.448" calcext:value-type="float">
            <text:p>1896,448</text:p>
          </table:table-cell>
          <table:table-cell office:value-type="float" office:value="7826" calcext:value-type="float">
            <text:p>7826</text:p>
          </table:table-cell>
        </table:table-row>
        <table:table-row table:style-name="ro1">
          <table:table-cell table:formula="of:=[.A464]+4.096" office:value-type="float" office:value="1900.544" calcext:value-type="float">
            <text:p>1900,544</text:p>
          </table:table-cell>
          <table:table-cell office:value-type="float" office:value="7826" calcext:value-type="float">
            <text:p>7826</text:p>
          </table:table-cell>
        </table:table-row>
        <table:table-row table:style-name="ro1">
          <table:table-cell table:formula="of:=[.A465]+4.096" office:value-type="float" office:value="1904.64" calcext:value-type="float">
            <text:p>1904,64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466]+4.096" office:value-type="float" office:value="1908.736" calcext:value-type="float">
            <text:p>1908,736</text:p>
          </table:table-cell>
          <table:table-cell office:value-type="float" office:value="7825" calcext:value-type="float">
            <text:p>7825</text:p>
          </table:table-cell>
        </table:table-row>
        <table:table-row table:style-name="ro1">
          <table:table-cell table:formula="of:=[.A467]+4.096" office:value-type="float" office:value="1912.832" calcext:value-type="float">
            <text:p>1912,832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table:formula="of:=[.A468]+4.096" office:value-type="float" office:value="1916.928" calcext:value-type="float">
            <text:p>1916,928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469]+4.096" office:value-type="float" office:value="1921.024" calcext:value-type="float">
            <text:p>1921,024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table:formula="of:=[.A470]+4.096" office:value-type="float" office:value="1925.12" calcext:value-type="float">
            <text:p>1925,12</text:p>
          </table:table-cell>
          <table:table-cell office:value-type="float" office:value="7826" calcext:value-type="float">
            <text:p>7826</text:p>
          </table:table-cell>
        </table:table-row>
        <table:table-row table:style-name="ro1">
          <table:table-cell table:formula="of:=[.A471]+4.096" office:value-type="float" office:value="1929.216" calcext:value-type="float">
            <text:p>1929,216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table:formula="of:=[.A472]+4.096" office:value-type="float" office:value="1933.312" calcext:value-type="float">
            <text:p>1933,312</text:p>
          </table:table-cell>
          <table:table-cell office:value-type="float" office:value="7833" calcext:value-type="float">
            <text:p>7833</text:p>
          </table:table-cell>
        </table:table-row>
        <table:table-row table:style-name="ro1">
          <table:table-cell table:formula="of:=[.A473]+4.096" office:value-type="float" office:value="1937.408" calcext:value-type="float">
            <text:p>1937,408</text:p>
          </table:table-cell>
          <table:table-cell office:value-type="float" office:value="7833" calcext:value-type="float">
            <text:p>7833</text:p>
          </table:table-cell>
        </table:table-row>
        <table:table-row table:style-name="ro1">
          <table:table-cell table:formula="of:=[.A474]+4.096" office:value-type="float" office:value="1941.504" calcext:value-type="float">
            <text:p>1941,504</text:p>
          </table:table-cell>
          <table:table-cell office:value-type="float" office:value="7832" calcext:value-type="float">
            <text:p>7832</text:p>
          </table:table-cell>
        </table:table-row>
        <table:table-row table:style-name="ro1">
          <table:table-cell table:formula="of:=[.A475]+4.096" office:value-type="float" office:value="1945.6" calcext:value-type="float">
            <text:p>1945,6</text:p>
          </table:table-cell>
          <table:table-cell office:value-type="float" office:value="7828" calcext:value-type="float">
            <text:p>7828</text:p>
          </table:table-cell>
        </table:table-row>
        <table:table-row table:style-name="ro1">
          <table:table-cell table:formula="of:=[.A476]+4.096" office:value-type="float" office:value="1949.696" calcext:value-type="float">
            <text:p>1949,696</text:p>
          </table:table-cell>
          <table:table-cell office:value-type="float" office:value="7832" calcext:value-type="float">
            <text:p>7832</text:p>
          </table:table-cell>
        </table:table-row>
        <table:table-row table:style-name="ro1">
          <table:table-cell table:formula="of:=[.A477]+4.096" office:value-type="float" office:value="1953.792" calcext:value-type="float">
            <text:p>1953,792</text:p>
          </table:table-cell>
          <table:table-cell office:value-type="float" office:value="7831" calcext:value-type="float">
            <text:p>7831</text:p>
          </table:table-cell>
        </table:table-row>
        <table:table-row table:style-name="ro1">
          <table:table-cell table:formula="of:=[.A478]+4.096" office:value-type="float" office:value="1957.888" calcext:value-type="float">
            <text:p>1957,888</text:p>
          </table:table-cell>
          <table:table-cell office:value-type="float" office:value="7832" calcext:value-type="float">
            <text:p>7832</text:p>
          </table:table-cell>
        </table:table-row>
        <table:table-row table:style-name="ro1">
          <table:table-cell table:formula="of:=[.A479]+4.096" office:value-type="float" office:value="1961.984" calcext:value-type="float">
            <text:p>1961,984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480]+4.096" office:value-type="float" office:value="1966.08" calcext:value-type="float">
            <text:p>1966,08</text:p>
          </table:table-cell>
          <table:table-cell office:value-type="float" office:value="7828" calcext:value-type="float">
            <text:p>7828</text:p>
          </table:table-cell>
        </table:table-row>
        <table:table-row table:style-name="ro1">
          <table:table-cell table:formula="of:=[.A481]+4.096" office:value-type="float" office:value="1970.176" calcext:value-type="float">
            <text:p>1970,176</text:p>
          </table:table-cell>
          <table:table-cell office:value-type="float" office:value="7826" calcext:value-type="float">
            <text:p>7826</text:p>
          </table:table-cell>
        </table:table-row>
        <table:table-row table:style-name="ro1">
          <table:table-cell table:formula="of:=[.A482]+4.096" office:value-type="float" office:value="1974.272" calcext:value-type="float">
            <text:p>1974,272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table:formula="of:=[.A483]+4.096" office:value-type="float" office:value="1978.368" calcext:value-type="float">
            <text:p>1978,368</text:p>
          </table:table-cell>
          <table:table-cell office:value-type="float" office:value="7824" calcext:value-type="float">
            <text:p>7824</text:p>
          </table:table-cell>
        </table:table-row>
        <table:table-row table:style-name="ro1">
          <table:table-cell table:formula="of:=[.A484]+4.096" office:value-type="float" office:value="1982.464" calcext:value-type="float">
            <text:p>1982,464</text:p>
          </table:table-cell>
          <table:table-cell office:value-type="float" office:value="7826" calcext:value-type="float">
            <text:p>7826</text:p>
          </table:table-cell>
        </table:table-row>
        <table:table-row table:style-name="ro1">
          <table:table-cell table:formula="of:=[.A485]+4.096" office:value-type="float" office:value="1986.56" calcext:value-type="float">
            <text:p>1986,56</text:p>
          </table:table-cell>
          <table:table-cell office:value-type="float" office:value="7826" calcext:value-type="float">
            <text:p>7826</text:p>
          </table:table-cell>
        </table:table-row>
        <table:table-row table:style-name="ro1">
          <table:table-cell table:formula="of:=[.A486]+4.096" office:value-type="float" office:value="1990.656" calcext:value-type="float">
            <text:p>1990,656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487]+4.096" office:value-type="float" office:value="1994.752" calcext:value-type="float">
            <text:p>1994,752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488]+4.096" office:value-type="float" office:value="1998.848" calcext:value-type="float">
            <text:p>1998,848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table:formula="of:=[.A489]+4.096" office:value-type="float" office:value="2002.944" calcext:value-type="float">
            <text:p>2002,944</text:p>
          </table:table-cell>
          <table:table-cell office:value-type="float" office:value="7828" calcext:value-type="float">
            <text:p>7828</text:p>
          </table:table-cell>
        </table:table-row>
        <table:table-row table:style-name="ro1">
          <table:table-cell table:formula="of:=[.A490]+4.096" office:value-type="float" office:value="2007.04" calcext:value-type="float">
            <text:p>2007,04</text:p>
          </table:table-cell>
          <table:table-cell office:value-type="float" office:value="7882" calcext:value-type="float">
            <text:p>7882</text:p>
          </table:table-cell>
        </table:table-row>
        <table:table-row table:style-name="ro1">
          <table:table-cell table:formula="of:=[.A491]+4.096" office:value-type="float" office:value="2011.136" calcext:value-type="float">
            <text:p>2011,136</text:p>
          </table:table-cell>
          <table:table-cell office:value-type="float" office:value="7945" calcext:value-type="float">
            <text:p>7945</text:p>
          </table:table-cell>
        </table:table-row>
        <table:table-row table:style-name="ro1">
          <table:table-cell table:formula="of:=[.A492]+4.096" office:value-type="float" office:value="2015.232" calcext:value-type="float">
            <text:p>2015,232</text:p>
          </table:table-cell>
          <table:table-cell office:value-type="float" office:value="7951" calcext:value-type="float">
            <text:p>7951</text:p>
          </table:table-cell>
        </table:table-row>
        <table:table-row table:style-name="ro1">
          <table:table-cell table:formula="of:=[.A493]+4.096" office:value-type="float" office:value="2019.328" calcext:value-type="float">
            <text:p>2019,328</text:p>
          </table:table-cell>
          <table:table-cell office:value-type="float" office:value="8020" calcext:value-type="float">
            <text:p>8020</text:p>
          </table:table-cell>
        </table:table-row>
        <table:table-row table:style-name="ro1">
          <table:table-cell table:formula="of:=[.A494]+4.096" office:value-type="float" office:value="2023.424" calcext:value-type="float">
            <text:p>2023,424</text:p>
          </table:table-cell>
          <table:table-cell office:value-type="float" office:value="8023" calcext:value-type="float">
            <text:p>8023</text:p>
          </table:table-cell>
        </table:table-row>
        <table:table-row table:style-name="ro1">
          <table:table-cell table:formula="of:=[.A495]+4.096" office:value-type="float" office:value="2027.52" calcext:value-type="float">
            <text:p>2027,52</text:p>
          </table:table-cell>
          <table:table-cell office:value-type="float" office:value="8020" calcext:value-type="float">
            <text:p>8020</text:p>
          </table:table-cell>
        </table:table-row>
        <table:table-row table:style-name="ro1">
          <table:table-cell table:formula="of:=[.A496]+4.096" office:value-type="float" office:value="2031.616" calcext:value-type="float">
            <text:p>2031,616</text:p>
          </table:table-cell>
          <table:table-cell office:value-type="float" office:value="8019" calcext:value-type="float">
            <text:p>8019</text:p>
          </table:table-cell>
        </table:table-row>
        <table:table-row table:style-name="ro1">
          <table:table-cell table:formula="of:=[.A497]+4.096" office:value-type="float" office:value="2035.712" calcext:value-type="float">
            <text:p>2035,712</text:p>
          </table:table-cell>
          <table:table-cell office:value-type="float" office:value="8080" calcext:value-type="float">
            <text:p>8080</text:p>
          </table:table-cell>
        </table:table-row>
        <table:table-row table:style-name="ro1">
          <table:table-cell table:formula="of:=[.A498]+4.096" office:value-type="float" office:value="2039.808" calcext:value-type="float">
            <text:p>2039,808</text:p>
          </table:table-cell>
          <table:table-cell office:value-type="float" office:value="8080" calcext:value-type="float">
            <text:p>8080</text:p>
          </table:table-cell>
        </table:table-row>
        <table:table-row table:style-name="ro1">
          <table:table-cell table:formula="of:=[.A499]+4.096" office:value-type="float" office:value="2043.904" calcext:value-type="float">
            <text:p>2043,904</text:p>
          </table:table-cell>
          <table:table-cell office:value-type="float" office:value="8086" calcext:value-type="float">
            <text:p>8086</text:p>
          </table:table-cell>
        </table:table-row>
        <table:table-row table:style-name="ro1">
          <table:table-cell table:formula="of:=[.A500]+4.096" office:value-type="float" office:value="2048" calcext:value-type="float">
            <text:p>2048</text:p>
          </table:table-cell>
          <table:table-cell office:value-type="float" office:value="8090" calcext:value-type="float">
            <text:p>8090</text:p>
          </table:table-cell>
        </table:table-row>
        <table:table-row table:style-name="ro1">
          <table:table-cell table:formula="of:=[.A501]+4.096" office:value-type="float" office:value="2052.096" calcext:value-type="float">
            <text:p>2052,096</text:p>
          </table:table-cell>
          <table:table-cell office:value-type="float" office:value="8087" calcext:value-type="float">
            <text:p>8087</text:p>
          </table:table-cell>
        </table:table-row>
        <table:table-row table:style-name="ro1">
          <table:table-cell table:formula="of:=[.A502]+4.096" office:value-type="float" office:value="2056.192" calcext:value-type="float">
            <text:p>2056,192</text:p>
          </table:table-cell>
          <table:table-cell office:value-type="float" office:value="8085" calcext:value-type="float">
            <text:p>8085</text:p>
          </table:table-cell>
        </table:table-row>
        <table:table-row table:style-name="ro1">
          <table:table-cell table:formula="of:=[.A503]+4.096" office:value-type="float" office:value="2060.288" calcext:value-type="float">
            <text:p>2060,288</text:p>
          </table:table-cell>
          <table:table-cell office:value-type="float" office:value="8087" calcext:value-type="float">
            <text:p>8087</text:p>
          </table:table-cell>
        </table:table-row>
        <table:table-row table:style-name="ro1">
          <table:table-cell table:formula="of:=[.A504]+4.096" office:value-type="float" office:value="2064.384" calcext:value-type="float">
            <text:p>2064,384</text:p>
          </table:table-cell>
          <table:table-cell office:value-type="float" office:value="8086" calcext:value-type="float">
            <text:p>8086</text:p>
          </table:table-cell>
        </table:table-row>
        <table:table-row table:style-name="ro1">
          <table:table-cell table:formula="of:=[.A505]+4.096" office:value-type="float" office:value="2068.48" calcext:value-type="float">
            <text:p>2068,48</text:p>
          </table:table-cell>
          <table:table-cell office:value-type="float" office:value="8095" calcext:value-type="float">
            <text:p>8095</text:p>
          </table:table-cell>
        </table:table-row>
        <table:table-row table:style-name="ro1">
          <table:table-cell table:formula="of:=[.A506]+4.096" office:value-type="float" office:value="2072.576" calcext:value-type="float">
            <text:p>2072,576</text:p>
          </table:table-cell>
          <table:table-cell office:value-type="float" office:value="8095" calcext:value-type="float">
            <text:p>8095</text:p>
          </table:table-cell>
        </table:table-row>
        <table:table-row table:style-name="ro1">
          <table:table-cell table:formula="of:=[.A507]+4.096" office:value-type="float" office:value="2076.672" calcext:value-type="float">
            <text:p>2076,672</text:p>
          </table:table-cell>
          <table:table-cell office:value-type="float" office:value="8094" calcext:value-type="float">
            <text:p>8094</text:p>
          </table:table-cell>
        </table:table-row>
        <table:table-row table:style-name="ro1">
          <table:table-cell table:formula="of:=[.A508]+4.096" office:value-type="float" office:value="2080.768" calcext:value-type="float">
            <text:p>2080,768</text:p>
          </table:table-cell>
          <table:table-cell office:value-type="float" office:value="8093" calcext:value-type="float">
            <text:p>8093</text:p>
          </table:table-cell>
        </table:table-row>
        <table:table-row table:style-name="ro1">
          <table:table-cell table:formula="of:=[.A509]+4.096" office:value-type="float" office:value="2084.864" calcext:value-type="float">
            <text:p>2084,864</text:p>
          </table:table-cell>
          <table:table-cell office:value-type="float" office:value="8098" calcext:value-type="float">
            <text:p>8098</text:p>
          </table:table-cell>
        </table:table-row>
        <table:table-row table:style-name="ro1">
          <table:table-cell table:formula="of:=[.A510]+4.096" office:value-type="float" office:value="2088.96" calcext:value-type="float">
            <text:p>2088,96</text:p>
          </table:table-cell>
          <table:table-cell office:value-type="float" office:value="8161" calcext:value-type="float">
            <text:p>8161</text:p>
          </table:table-cell>
        </table:table-row>
        <table:table-row table:style-name="ro1">
          <table:table-cell table:formula="of:=[.A511]+4.096" office:value-type="float" office:value="2093.056" calcext:value-type="float">
            <text:p>2093,056</text:p>
          </table:table-cell>
          <table:table-cell office:value-type="float" office:value="8152" calcext:value-type="float">
            <text:p>8152</text:p>
          </table:table-cell>
        </table:table-row>
        <table:table-row table:style-name="ro1">
          <table:table-cell table:formula="of:=[.A512]+4.096" office:value-type="float" office:value="2097.152" calcext:value-type="float">
            <text:p>2097,152</text:p>
          </table:table-cell>
          <table:table-cell office:value-type="float" office:value="8153" calcext:value-type="float">
            <text:p>8153</text:p>
          </table:table-cell>
        </table:table-row>
        <table:table-row table:style-name="ro1">
          <table:table-cell table:formula="of:=[.A513]+4.096" office:value-type="float" office:value="2101.248" calcext:value-type="float">
            <text:p>2101,248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table:formula="of:=[.A514]+4.096" office:value-type="float" office:value="2105.344" calcext:value-type="float">
            <text:p>2105,344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table:formula="of:=[.A515]+4.096" office:value-type="float" office:value="2109.44" calcext:value-type="float">
            <text:p>2109,44</text:p>
          </table:table-cell>
          <table:table-cell office:value-type="float" office:value="8157" calcext:value-type="float">
            <text:p>8157</text:p>
          </table:table-cell>
        </table:table-row>
        <table:table-row table:style-name="ro1">
          <table:table-cell table:formula="of:=[.A516]+4.096" office:value-type="float" office:value="2113.536" calcext:value-type="float">
            <text:p>2113,536</text:p>
          </table:table-cell>
          <table:table-cell office:value-type="float" office:value="8154" calcext:value-type="float">
            <text:p>8154</text:p>
          </table:table-cell>
        </table:table-row>
        <table:table-row table:style-name="ro1">
          <table:table-cell table:formula="of:=[.A517]+4.096" office:value-type="float" office:value="2117.632" calcext:value-type="float">
            <text:p>2117,632</text:p>
          </table:table-cell>
          <table:table-cell office:value-type="float" office:value="8162" calcext:value-type="float">
            <text:p>8162</text:p>
          </table:table-cell>
        </table:table-row>
        <table:table-row table:style-name="ro1">
          <table:table-cell table:formula="of:=[.A518]+4.096" office:value-type="float" office:value="2121.728" calcext:value-type="float">
            <text:p>2121,728</text:p>
          </table:table-cell>
          <table:table-cell office:value-type="float" office:value="8157" calcext:value-type="float">
            <text:p>8157</text:p>
          </table:table-cell>
        </table:table-row>
        <table:table-row table:style-name="ro1">
          <table:table-cell table:formula="of:=[.A519]+4.096" office:value-type="float" office:value="2125.824" calcext:value-type="float">
            <text:p>2125,824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table:formula="of:=[.A520]+4.096" office:value-type="float" office:value="2129.92" calcext:value-type="float">
            <text:p>2129,92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table:formula="of:=[.A521]+4.096" office:value-type="float" office:value="2134.016" calcext:value-type="float">
            <text:p>2134,016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table:formula="of:=[.A522]+4.096" office:value-type="float" office:value="2138.112" calcext:value-type="float">
            <text:p>2138,112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table:formula="of:=[.A523]+4.096" office:value-type="float" office:value="2142.208" calcext:value-type="float">
            <text:p>2142,208</text:p>
          </table:table-cell>
          <table:table-cell office:value-type="float" office:value="8161" calcext:value-type="float">
            <text:p>8161</text:p>
          </table:table-cell>
        </table:table-row>
        <table:table-row table:style-name="ro1">
          <table:table-cell table:formula="of:=[.A524]+4.096" office:value-type="float" office:value="2146.304" calcext:value-type="float">
            <text:p>2146,304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table:formula="of:=[.A525]+4.096" office:value-type="float" office:value="2150.4" calcext:value-type="float">
            <text:p>2150,4</text:p>
          </table:table-cell>
          <table:table-cell office:value-type="float" office:value="8155" calcext:value-type="float">
            <text:p>8155</text:p>
          </table:table-cell>
        </table:table-row>
        <table:table-row table:style-name="ro1">
          <table:table-cell table:formula="of:=[.A526]+4.096" office:value-type="float" office:value="2154.496" calcext:value-type="float">
            <text:p>2154,496</text:p>
          </table:table-cell>
          <table:table-cell office:value-type="float" office:value="8161" calcext:value-type="float">
            <text:p>8161</text:p>
          </table:table-cell>
        </table:table-row>
        <table:table-row table:style-name="ro1">
          <table:table-cell table:formula="of:=[.A527]+4.096" office:value-type="float" office:value="2158.592" calcext:value-type="float">
            <text:p>2158,592</text:p>
          </table:table-cell>
          <table:table-cell office:value-type="float" office:value="8158" calcext:value-type="float">
            <text:p>8158</text:p>
          </table:table-cell>
        </table:table-row>
        <table:table-row table:style-name="ro1">
          <table:table-cell table:formula="of:=[.A528]+4.096" office:value-type="float" office:value="2162.688" calcext:value-type="float">
            <text:p>2162,688</text:p>
          </table:table-cell>
          <table:table-cell office:value-type="float" office:value="8155" calcext:value-type="float">
            <text:p>8155</text:p>
          </table:table-cell>
        </table:table-row>
        <table:table-row table:style-name="ro1">
          <table:table-cell table:formula="of:=[.A529]+4.096" office:value-type="float" office:value="2166.784" calcext:value-type="float">
            <text:p>2166,784</text:p>
          </table:table-cell>
          <table:table-cell office:value-type="float" office:value="8158" calcext:value-type="float">
            <text:p>8158</text:p>
          </table:table-cell>
        </table:table-row>
        <table:table-row table:style-name="ro1">
          <table:table-cell table:formula="of:=[.A530]+4.096" office:value-type="float" office:value="2170.88" calcext:value-type="float">
            <text:p>2170,88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table:formula="of:=[.A531]+4.096" office:value-type="float" office:value="2174.976" calcext:value-type="float">
            <text:p>2174,976</text:p>
          </table:table-cell>
          <table:table-cell office:value-type="float" office:value="8161" calcext:value-type="float">
            <text:p>8161</text:p>
          </table:table-cell>
        </table:table-row>
        <table:table-row table:style-name="ro1">
          <table:table-cell table:formula="of:=[.A532]+4.096" office:value-type="float" office:value="2179.072" calcext:value-type="float">
            <text:p>2179,072</text:p>
          </table:table-cell>
          <table:table-cell office:value-type="float" office:value="8162" calcext:value-type="float">
            <text:p>8162</text:p>
          </table:table-cell>
        </table:table-row>
        <table:table-row table:style-name="ro1">
          <table:table-cell table:formula="of:=[.A533]+4.096" office:value-type="float" office:value="2183.168" calcext:value-type="float">
            <text:p>2183,168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table:formula="of:=[.A534]+4.096" office:value-type="float" office:value="2187.264" calcext:value-type="float">
            <text:p>2187,264</text:p>
          </table:table-cell>
          <table:table-cell office:value-type="float" office:value="8157" calcext:value-type="float">
            <text:p>8157</text:p>
          </table:table-cell>
        </table:table-row>
        <table:table-row table:style-name="ro1">
          <table:table-cell table:formula="of:=[.A535]+4.096" office:value-type="float" office:value="2191.36" calcext:value-type="float">
            <text:p>2191,36</text:p>
          </table:table-cell>
          <table:table-cell office:value-type="float" office:value="8151" calcext:value-type="float">
            <text:p>8151</text:p>
          </table:table-cell>
        </table:table-row>
        <table:table-row table:style-name="ro1">
          <table:table-cell table:formula="of:=[.A536]+4.096" office:value-type="float" office:value="2195.456" calcext:value-type="float">
            <text:p>2195,456</text:p>
          </table:table-cell>
          <table:table-cell office:value-type="float" office:value="8158" calcext:value-type="float">
            <text:p>8158</text:p>
          </table:table-cell>
        </table:table-row>
        <table:table-row table:style-name="ro1">
          <table:table-cell table:formula="of:=[.A537]+4.096" office:value-type="float" office:value="2199.552" calcext:value-type="float">
            <text:p>2199,552</text:p>
          </table:table-cell>
          <table:table-cell office:value-type="float" office:value="8158" calcext:value-type="float">
            <text:p>8158</text:p>
          </table:table-cell>
        </table:table-row>
        <table:table-row table:style-name="ro1">
          <table:table-cell table:formula="of:=[.A538]+4.096" office:value-type="float" office:value="2203.648" calcext:value-type="float">
            <text:p>2203,648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table:formula="of:=[.A539]+4.096" office:value-type="float" office:value="2207.744" calcext:value-type="float">
            <text:p>2207,744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table:formula="of:=[.A540]+4.096" office:value-type="float" office:value="2211.84" calcext:value-type="float">
            <text:p>2211,84</text:p>
          </table:table-cell>
          <table:table-cell office:value-type="float" office:value="8158" calcext:value-type="float">
            <text:p>8158</text:p>
          </table:table-cell>
        </table:table-row>
        <table:table-row table:style-name="ro1">
          <table:table-cell table:formula="of:=[.A541]+4.096" office:value-type="float" office:value="2215.936" calcext:value-type="float">
            <text:p>2215,936</text:p>
          </table:table-cell>
          <table:table-cell office:value-type="float" office:value="8158" calcext:value-type="float">
            <text:p>8158</text:p>
          </table:table-cell>
        </table:table-row>
        <table:table-row table:style-name="ro1">
          <table:table-cell table:formula="of:=[.A542]+4.096" office:value-type="float" office:value="2220.032" calcext:value-type="float">
            <text:p>2220,032</text:p>
          </table:table-cell>
          <table:table-cell office:value-type="float" office:value="8157" calcext:value-type="float">
            <text:p>8157</text:p>
          </table:table-cell>
        </table:table-row>
        <table:table-row table:style-name="ro1">
          <table:table-cell table:formula="of:=[.A543]+4.096" office:value-type="float" office:value="2224.128" calcext:value-type="float">
            <text:p>2224,128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table:formula="of:=[.A544]+4.096" office:value-type="float" office:value="2228.224" calcext:value-type="float">
            <text:p>2228,224</text:p>
          </table:table-cell>
          <table:table-cell office:value-type="float" office:value="8155" calcext:value-type="float">
            <text:p>8155</text:p>
          </table:table-cell>
        </table:table-row>
        <table:table-row table:style-name="ro1">
          <table:table-cell table:formula="of:=[.A545]+4.096" office:value-type="float" office:value="2232.32" calcext:value-type="float">
            <text:p>2232,32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table:formula="of:=[.A546]+4.096" office:value-type="float" office:value="2236.416" calcext:value-type="float">
            <text:p>2236,416</text:p>
          </table:table-cell>
          <table:table-cell office:value-type="float" office:value="8151" calcext:value-type="float">
            <text:p>8151</text:p>
          </table:table-cell>
        </table:table-row>
        <table:table-row table:style-name="ro1">
          <table:table-cell table:formula="of:=[.A547]+4.096" office:value-type="float" office:value="2240.512" calcext:value-type="float">
            <text:p>2240,512</text:p>
          </table:table-cell>
          <table:table-cell office:value-type="float" office:value="8168" calcext:value-type="float">
            <text:p>8168</text:p>
          </table:table-cell>
        </table:table-row>
        <table:table-row table:style-name="ro1">
          <table:table-cell table:formula="of:=[.A548]+4.096" office:value-type="float" office:value="2244.608" calcext:value-type="float">
            <text:p>2244,608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table:formula="of:=[.A549]+4.096" office:value-type="float" office:value="2248.704" calcext:value-type="float">
            <text:p>2248,704</text:p>
          </table:table-cell>
          <table:table-cell office:value-type="float" office:value="8187" calcext:value-type="float">
            <text:p>8187</text:p>
          </table:table-cell>
        </table:table-row>
        <table:table-row table:style-name="ro1">
          <table:table-cell table:formula="of:=[.A550]+4.096" office:value-type="float" office:value="2252.8" calcext:value-type="float">
            <text:p>2252,8</text:p>
          </table:table-cell>
          <table:table-cell office:value-type="float" office:value="8197" calcext:value-type="float">
            <text:p>8197</text:p>
          </table:table-cell>
        </table:table-row>
        <table:table-row table:style-name="ro1">
          <table:table-cell table:formula="of:=[.A551]+4.096" office:value-type="float" office:value="2256.896" calcext:value-type="float">
            <text:p>2256,896</text:p>
          </table:table-cell>
          <table:table-cell office:value-type="float" office:value="8203" calcext:value-type="float">
            <text:p>8203</text:p>
          </table:table-cell>
        </table:table-row>
        <table:table-row table:style-name="ro1">
          <table:table-cell table:formula="of:=[.A552]+4.096" office:value-type="float" office:value="2260.992" calcext:value-type="float">
            <text:p>2260,992</text:p>
          </table:table-cell>
          <table:table-cell office:value-type="float" office:value="8275" calcext:value-type="float">
            <text:p>8275</text:p>
          </table:table-cell>
        </table:table-row>
        <table:table-row table:style-name="ro1">
          <table:table-cell table:formula="of:=[.A553]+4.096" office:value-type="float" office:value="2265.088" calcext:value-type="float">
            <text:p>2265,088</text:p>
          </table:table-cell>
          <table:table-cell office:value-type="float" office:value="8275" calcext:value-type="float">
            <text:p>8275</text:p>
          </table:table-cell>
        </table:table-row>
        <table:table-row table:style-name="ro1">
          <table:table-cell table:formula="of:=[.A554]+4.096" office:value-type="float" office:value="2269.184" calcext:value-type="float">
            <text:p>2269,184</text:p>
          </table:table-cell>
          <table:table-cell office:value-type="float" office:value="8279" calcext:value-type="float">
            <text:p>8279</text:p>
          </table:table-cell>
        </table:table-row>
        <table:table-row table:style-name="ro1">
          <table:table-cell table:formula="of:=[.A555]+4.096" office:value-type="float" office:value="2273.28" calcext:value-type="float">
            <text:p>2273,28</text:p>
          </table:table-cell>
          <table:table-cell office:value-type="float" office:value="8349" calcext:value-type="float">
            <text:p>8349</text:p>
          </table:table-cell>
        </table:table-row>
        <table:table-row table:style-name="ro1">
          <table:table-cell table:formula="of:=[.A556]+4.096" office:value-type="float" office:value="2277.376" calcext:value-type="float">
            <text:p>2277,376</text:p>
          </table:table-cell>
          <table:table-cell office:value-type="float" office:value="8356" calcext:value-type="float">
            <text:p>8356</text:p>
          </table:table-cell>
        </table:table-row>
        <table:table-row table:style-name="ro1">
          <table:table-cell table:formula="of:=[.A557]+4.096" office:value-type="float" office:value="2281.472" calcext:value-type="float">
            <text:p>2281,472</text:p>
          </table:table-cell>
          <table:table-cell office:value-type="float" office:value="8363" calcext:value-type="float">
            <text:p>8363</text:p>
          </table:table-cell>
        </table:table-row>
        <table:table-row table:style-name="ro1">
          <table:table-cell table:formula="of:=[.A558]+4.096" office:value-type="float" office:value="2285.568" calcext:value-type="float">
            <text:p>2285,568</text:p>
          </table:table-cell>
          <table:table-cell office:value-type="float" office:value="8366" calcext:value-type="float">
            <text:p>8366</text:p>
          </table:table-cell>
        </table:table-row>
        <table:table-row table:style-name="ro1">
          <table:table-cell table:formula="of:=[.A559]+4.096" office:value-type="float" office:value="2289.664" calcext:value-type="float">
            <text:p>2289,664</text:p>
          </table:table-cell>
          <table:table-cell office:value-type="float" office:value="8370" calcext:value-type="float">
            <text:p>8370</text:p>
          </table:table-cell>
        </table:table-row>
        <table:table-row table:style-name="ro1">
          <table:table-cell table:formula="of:=[.A560]+4.096" office:value-type="float" office:value="2293.76" calcext:value-type="float">
            <text:p>2293,76</text:p>
          </table:table-cell>
          <table:table-cell office:value-type="float" office:value="8368" calcext:value-type="float">
            <text:p>8368</text:p>
          </table:table-cell>
        </table:table-row>
        <table:table-row table:style-name="ro1">
          <table:table-cell table:formula="of:=[.A561]+4.096" office:value-type="float" office:value="2297.856" calcext:value-type="float">
            <text:p>2297,856</text:p>
          </table:table-cell>
          <table:table-cell office:value-type="float" office:value="8369" calcext:value-type="float">
            <text:p>8369</text:p>
          </table:table-cell>
        </table:table-row>
        <table:table-row table:style-name="ro1">
          <table:table-cell table:formula="of:=[.A562]+4.096" office:value-type="float" office:value="2301.952" calcext:value-type="float">
            <text:p>2301,952</text:p>
          </table:table-cell>
          <table:table-cell office:value-type="float" office:value="8370" calcext:value-type="float">
            <text:p>8370</text:p>
          </table:table-cell>
        </table:table-row>
        <table:table-row table:style-name="ro1">
          <table:table-cell table:formula="of:=[.A563]+4.096" office:value-type="float" office:value="2306.048" calcext:value-type="float">
            <text:p>2306,048</text:p>
          </table:table-cell>
          <table:table-cell office:value-type="float" office:value="8372" calcext:value-type="float">
            <text:p>8372</text:p>
          </table:table-cell>
        </table:table-row>
        <table:table-row table:style-name="ro1">
          <table:table-cell table:formula="of:=[.A564]+4.096" office:value-type="float" office:value="2310.144" calcext:value-type="float">
            <text:p>2310,144</text:p>
          </table:table-cell>
          <table:table-cell office:value-type="float" office:value="8373" calcext:value-type="float">
            <text:p>8373</text:p>
          </table:table-cell>
        </table:table-row>
        <table:table-row table:style-name="ro1">
          <table:table-cell table:formula="of:=[.A565]+4.096" office:value-type="float" office:value="2314.24" calcext:value-type="float">
            <text:p>2314,24</text:p>
          </table:table-cell>
          <table:table-cell office:value-type="float" office:value="8436" calcext:value-type="float">
            <text:p>8436</text:p>
          </table:table-cell>
        </table:table-row>
        <table:table-row table:style-name="ro1">
          <table:table-cell table:formula="of:=[.A566]+4.096" office:value-type="float" office:value="2318.336" calcext:value-type="float">
            <text:p>2318,336</text:p>
          </table:table-cell>
          <table:table-cell office:value-type="float" office:value="8440" calcext:value-type="float">
            <text:p>8440</text:p>
          </table:table-cell>
        </table:table-row>
        <table:table-row table:style-name="ro1">
          <table:table-cell table:formula="of:=[.A567]+4.096" office:value-type="float" office:value="2322.432" calcext:value-type="float">
            <text:p>2322,432</text:p>
          </table:table-cell>
          <table:table-cell office:value-type="float" office:value="8429" calcext:value-type="float">
            <text:p>8429</text:p>
          </table:table-cell>
        </table:table-row>
        <table:table-row table:style-name="ro1">
          <table:table-cell table:formula="of:=[.A568]+4.096" office:value-type="float" office:value="2326.528" calcext:value-type="float">
            <text:p>2326,528</text:p>
          </table:table-cell>
          <table:table-cell office:value-type="float" office:value="8369" calcext:value-type="float">
            <text:p>8369</text:p>
          </table:table-cell>
        </table:table-row>
        <table:table-row table:style-name="ro1">
          <table:table-cell table:formula="of:=[.A569]+4.096" office:value-type="float" office:value="2330.624" calcext:value-type="float">
            <text:p>2330,624</text:p>
          </table:table-cell>
          <table:table-cell office:value-type="float" office:value="8371" calcext:value-type="float">
            <text:p>8371</text:p>
          </table:table-cell>
        </table:table-row>
        <table:table-row table:style-name="ro1">
          <table:table-cell table:formula="of:=[.A570]+4.096" office:value-type="float" office:value="2334.72" calcext:value-type="float">
            <text:p>2334,72</text:p>
          </table:table-cell>
          <table:table-cell office:value-type="float" office:value="8369" calcext:value-type="float">
            <text:p>8369</text:p>
          </table:table-cell>
        </table:table-row>
        <table:table-row table:style-name="ro1">
          <table:table-cell table:formula="of:=[.A571]+4.096" office:value-type="float" office:value="2338.816" calcext:value-type="float">
            <text:p>2338,816</text:p>
          </table:table-cell>
          <table:table-cell office:value-type="float" office:value="8431" calcext:value-type="float">
            <text:p>8431</text:p>
          </table:table-cell>
        </table:table-row>
        <table:table-row table:style-name="ro1">
          <table:table-cell table:formula="of:=[.A572]+4.096" office:value-type="float" office:value="2342.912" calcext:value-type="float">
            <text:p>2342,912</text:p>
          </table:table-cell>
          <table:table-cell office:value-type="float" office:value="8371" calcext:value-type="float">
            <text:p>8371</text:p>
          </table:table-cell>
        </table:table-row>
        <table:table-row table:style-name="ro1">
          <table:table-cell table:formula="of:=[.A573]+4.096" office:value-type="float" office:value="2347.008" calcext:value-type="float">
            <text:p>2347,008</text:p>
          </table:table-cell>
          <table:table-cell office:value-type="float" office:value="8370" calcext:value-type="float">
            <text:p>8370</text:p>
          </table:table-cell>
        </table:table-row>
        <table:table-row table:style-name="ro1">
          <table:table-cell table:formula="of:=[.A574]+4.096" office:value-type="float" office:value="2351.104" calcext:value-type="float">
            <text:p>2351,104</text:p>
          </table:table-cell>
          <table:table-cell office:value-type="float" office:value="8429" calcext:value-type="float">
            <text:p>8429</text:p>
          </table:table-cell>
        </table:table-row>
        <table:table-row table:style-name="ro1">
          <table:table-cell table:formula="of:=[.A575]+4.096" office:value-type="float" office:value="2355.2" calcext:value-type="float">
            <text:p>2355,2</text:p>
          </table:table-cell>
          <table:table-cell office:value-type="float" office:value="8370" calcext:value-type="float">
            <text:p>8370</text:p>
          </table:table-cell>
        </table:table-row>
        <table:table-row table:style-name="ro1">
          <table:table-cell table:formula="of:=[.A576]+4.096" office:value-type="float" office:value="2359.296" calcext:value-type="float">
            <text:p>2359,296</text:p>
          </table:table-cell>
          <table:table-cell office:value-type="float" office:value="8367" calcext:value-type="float">
            <text:p>8367</text:p>
          </table:table-cell>
        </table:table-row>
        <table:table-row table:style-name="ro1">
          <table:table-cell table:formula="of:=[.A577]+4.096" office:value-type="float" office:value="2363.392" calcext:value-type="float">
            <text:p>2363,392</text:p>
          </table:table-cell>
          <table:table-cell office:value-type="float" office:value="8370" calcext:value-type="float">
            <text:p>8370</text:p>
          </table:table-cell>
        </table:table-row>
        <table:table-row table:style-name="ro1">
          <table:table-cell table:formula="of:=[.A578]+4.096" office:value-type="float" office:value="2367.488" calcext:value-type="float">
            <text:p>2367,488</text:p>
          </table:table-cell>
          <table:table-cell office:value-type="float" office:value="8367" calcext:value-type="float">
            <text:p>8367</text:p>
          </table:table-cell>
        </table:table-row>
        <table:table-row table:style-name="ro1">
          <table:table-cell table:formula="of:=[.A579]+4.096" office:value-type="float" office:value="2371.584" calcext:value-type="float">
            <text:p>2371,584</text:p>
          </table:table-cell>
          <table:table-cell office:value-type="float" office:value="8372" calcext:value-type="float">
            <text:p>8372</text:p>
          </table:table-cell>
        </table:table-row>
        <table:table-row table:style-name="ro1">
          <table:table-cell table:formula="of:=[.A580]+4.096" office:value-type="float" office:value="2375.68" calcext:value-type="float">
            <text:p>2375,68</text:p>
          </table:table-cell>
          <table:table-cell office:value-type="float" office:value="8368" calcext:value-type="float">
            <text:p>8368</text:p>
          </table:table-cell>
        </table:table-row>
        <table:table-row table:style-name="ro1">
          <table:table-cell table:formula="of:=[.A581]+4.096" office:value-type="float" office:value="2379.776" calcext:value-type="float">
            <text:p>2379,776</text:p>
          </table:table-cell>
          <table:table-cell office:value-type="float" office:value="8369" calcext:value-type="float">
            <text:p>8369</text:p>
          </table:table-cell>
        </table:table-row>
        <table:table-row table:style-name="ro1">
          <table:table-cell table:formula="of:=[.A582]+4.096" office:value-type="float" office:value="2383.872" calcext:value-type="float">
            <text:p>2383,872</text:p>
          </table:table-cell>
          <table:table-cell office:value-type="float" office:value="8433" calcext:value-type="float">
            <text:p>8433</text:p>
          </table:table-cell>
        </table:table-row>
        <table:table-row table:style-name="ro1">
          <table:table-cell table:formula="of:=[.A583]+4.096" office:value-type="float" office:value="2387.968" calcext:value-type="float">
            <text:p>2387,968</text:p>
          </table:table-cell>
          <table:table-cell office:value-type="float" office:value="8429" calcext:value-type="float">
            <text:p>8429</text:p>
          </table:table-cell>
        </table:table-row>
        <table:table-row table:style-name="ro1">
          <table:table-cell table:formula="of:=[.A584]+4.096" office:value-type="float" office:value="2392.064" calcext:value-type="float">
            <text:p>2392,064</text:p>
          </table:table-cell>
          <table:table-cell office:value-type="float" office:value="8370" calcext:value-type="float">
            <text:p>8370</text:p>
          </table:table-cell>
        </table:table-row>
        <table:table-row table:style-name="ro1">
          <table:table-cell table:formula="of:=[.A585]+4.096" office:value-type="float" office:value="2396.16" calcext:value-type="float">
            <text:p>2396,16</text:p>
          </table:table-cell>
          <table:table-cell office:value-type="float" office:value="8371" calcext:value-type="float">
            <text:p>8371</text:p>
          </table:table-cell>
        </table:table-row>
        <table:table-row table:style-name="ro1">
          <table:table-cell table:formula="of:=[.A586]+4.096" office:value-type="float" office:value="2400.256" calcext:value-type="float">
            <text:p>2400,256</text:p>
          </table:table-cell>
          <table:table-cell office:value-type="float" office:value="8431" calcext:value-type="float">
            <text:p>8431</text:p>
          </table:table-cell>
        </table:table-row>
        <table:table-row table:style-name="ro1">
          <table:table-cell table:formula="of:=[.A587]+4.096" office:value-type="float" office:value="2404.352" calcext:value-type="float">
            <text:p>2404,352</text:p>
          </table:table-cell>
          <table:table-cell office:value-type="float" office:value="8431" calcext:value-type="float">
            <text:p>8431</text:p>
          </table:table-cell>
        </table:table-row>
        <table:table-row table:style-name="ro1">
          <table:table-cell table:formula="of:=[.A588]+4.096" office:value-type="float" office:value="2408.448" calcext:value-type="float">
            <text:p>2408,448</text:p>
          </table:table-cell>
          <table:table-cell office:value-type="float" office:value="8366" calcext:value-type="float">
            <text:p>8366</text:p>
          </table:table-cell>
        </table:table-row>
        <table:table-row table:style-name="ro1">
          <table:table-cell table:formula="of:=[.A589]+4.096" office:value-type="float" office:value="2412.544" calcext:value-type="float">
            <text:p>2412,544</text:p>
          </table:table-cell>
          <table:table-cell office:value-type="float" office:value="8438" calcext:value-type="float">
            <text:p>8438</text:p>
          </table:table-cell>
        </table:table-row>
        <table:table-row table:style-name="ro1">
          <table:table-cell table:formula="of:=[.A590]+4.096" office:value-type="float" office:value="2416.64" calcext:value-type="float">
            <text:p>2416,64</text:p>
          </table:table-cell>
          <table:table-cell office:value-type="float" office:value="8427" calcext:value-type="float">
            <text:p>8427</text:p>
          </table:table-cell>
        </table:table-row>
        <table:table-row table:style-name="ro1">
          <table:table-cell table:formula="of:=[.A591]+4.096" office:value-type="float" office:value="2420.736" calcext:value-type="float">
            <text:p>2420,736</text:p>
          </table:table-cell>
          <table:table-cell office:value-type="float" office:value="8431" calcext:value-type="float">
            <text:p>8431</text:p>
          </table:table-cell>
        </table:table-row>
        <table:table-row table:style-name="ro1">
          <table:table-cell table:formula="of:=[.A592]+4.096" office:value-type="float" office:value="2424.832" calcext:value-type="float">
            <text:p>2424,832</text:p>
          </table:table-cell>
          <table:table-cell office:value-type="float" office:value="8431" calcext:value-type="float">
            <text:p>8431</text:p>
          </table:table-cell>
        </table:table-row>
        <table:table-row table:style-name="ro1">
          <table:table-cell table:formula="of:=[.A593]+4.096" office:value-type="float" office:value="2428.928" calcext:value-type="float">
            <text:p>2428,928</text:p>
          </table:table-cell>
          <table:table-cell office:value-type="float" office:value="8431" calcext:value-type="float">
            <text:p>8431</text:p>
          </table:table-cell>
        </table:table-row>
        <table:table-row table:style-name="ro1">
          <table:table-cell table:formula="of:=[.A594]+4.096" office:value-type="float" office:value="2433.024" calcext:value-type="float">
            <text:p>2433,024</text:p>
          </table:table-cell>
          <table:table-cell office:value-type="float" office:value="8430" calcext:value-type="float">
            <text:p>8430</text:p>
          </table:table-cell>
        </table:table-row>
        <table:table-row table:style-name="ro1">
          <table:table-cell table:formula="of:=[.A595]+4.096" office:value-type="float" office:value="2437.12" calcext:value-type="float">
            <text:p>2437,12</text:p>
          </table:table-cell>
          <table:table-cell office:value-type="float" office:value="8433" calcext:value-type="float">
            <text:p>8433</text:p>
          </table:table-cell>
        </table:table-row>
        <table:table-row table:style-name="ro1">
          <table:table-cell table:formula="of:=[.A596]+4.096" office:value-type="float" office:value="2441.216" calcext:value-type="float">
            <text:p>2441,216</text:p>
          </table:table-cell>
          <table:table-cell office:value-type="float" office:value="8435" calcext:value-type="float">
            <text:p>8435</text:p>
          </table:table-cell>
        </table:table-row>
        <table:table-row table:style-name="ro1">
          <table:table-cell table:formula="of:=[.A597]+4.096" office:value-type="float" office:value="2445.312" calcext:value-type="float">
            <text:p>2445,312</text:p>
          </table:table-cell>
          <table:table-cell office:value-type="float" office:value="8369" calcext:value-type="float">
            <text:p>8369</text:p>
          </table:table-cell>
        </table:table-row>
        <table:table-row table:style-name="ro1">
          <table:table-cell table:formula="of:=[.A598]+4.096" office:value-type="float" office:value="2449.408" calcext:value-type="float">
            <text:p>2449,408</text:p>
          </table:table-cell>
          <table:table-cell office:value-type="float" office:value="8367" calcext:value-type="float">
            <text:p>8367</text:p>
          </table:table-cell>
        </table:table-row>
        <table:table-row table:style-name="ro1">
          <table:table-cell table:formula="of:=[.A599]+4.096" office:value-type="float" office:value="2453.504" calcext:value-type="float">
            <text:p>2453,504</text:p>
          </table:table-cell>
          <table:table-cell office:value-type="float" office:value="8432" calcext:value-type="float">
            <text:p>8432</text:p>
          </table:table-cell>
        </table:table-row>
        <table:table-row table:style-name="ro1">
          <table:table-cell table:formula="of:=[.A600]+4.096" office:value-type="float" office:value="2457.6" calcext:value-type="float">
            <text:p>2457,6</text:p>
          </table:table-cell>
          <table:table-cell office:value-type="float" office:value="8431" calcext:value-type="float">
            <text:p>8431</text:p>
          </table:table-cell>
        </table:table-row>
        <table:table-row table:style-name="ro1">
          <table:table-cell table:formula="of:=[.A601]+4.096" office:value-type="float" office:value="2461.696" calcext:value-type="float">
            <text:p>2461,696</text:p>
          </table:table-cell>
          <table:table-cell office:value-type="float" office:value="8428" calcext:value-type="float">
            <text:p>8428</text:p>
          </table:table-cell>
        </table:table-row>
        <table:table-row table:style-name="ro1">
          <table:table-cell table:formula="of:=[.A602]+4.096" office:value-type="float" office:value="2465.792" calcext:value-type="float">
            <text:p>2465,792</text:p>
          </table:table-cell>
          <table:table-cell office:value-type="float" office:value="8370" calcext:value-type="float">
            <text:p>8370</text:p>
          </table:table-cell>
        </table:table-row>
        <table:table-row table:style-name="ro1">
          <table:table-cell table:formula="of:=[.A603]+4.096" office:value-type="float" office:value="2469.888" calcext:value-type="float">
            <text:p>2469,888</text:p>
          </table:table-cell>
          <table:table-cell office:value-type="float" office:value="8433" calcext:value-type="float">
            <text:p>8433</text:p>
          </table:table-cell>
        </table:table-row>
        <table:table-row table:style-name="ro1">
          <table:table-cell table:formula="of:=[.A604]+4.096" office:value-type="float" office:value="2473.984" calcext:value-type="float">
            <text:p>2473,984</text:p>
          </table:table-cell>
          <table:table-cell office:value-type="float" office:value="8367" calcext:value-type="float">
            <text:p>8367</text:p>
          </table:table-cell>
        </table:table-row>
        <table:table-row table:style-name="ro1">
          <table:table-cell table:formula="of:=[.A605]+4.096" office:value-type="float" office:value="2478.08" calcext:value-type="float">
            <text:p>2478,08</text:p>
          </table:table-cell>
          <table:table-cell office:value-type="float" office:value="8435" calcext:value-type="float">
            <text:p>8435</text:p>
          </table:table-cell>
        </table:table-row>
        <table:table-row table:style-name="ro1">
          <table:table-cell table:formula="of:=[.A606]+4.096" office:value-type="float" office:value="2482.176" calcext:value-type="float">
            <text:p>2482,176</text:p>
          </table:table-cell>
          <table:table-cell office:value-type="float" office:value="8427" calcext:value-type="float">
            <text:p>8427</text:p>
          </table:table-cell>
        </table:table-row>
        <table:table-row table:style-name="ro1">
          <table:table-cell table:formula="of:=[.A607]+4.096" office:value-type="float" office:value="2486.272" calcext:value-type="float">
            <text:p>2486,272</text:p>
          </table:table-cell>
          <table:table-cell office:value-type="float" office:value="7303" calcext:value-type="float">
            <text:p>7303</text:p>
          </table:table-cell>
        </table:table-row>
        <table:table-row table:style-name="ro1">
          <table:table-cell table:formula="of:=[.A608]+4.096" office:value-type="float" office:value="2490.368" calcext:value-type="float">
            <text:p>2490,368</text:p>
          </table:table-cell>
          <table:table-cell office:value-type="float" office:value="7301" calcext:value-type="float">
            <text:p>7301</text:p>
          </table:table-cell>
        </table:table-row>
        <table:table-row table:style-name="ro1">
          <table:table-cell table:formula="of:=[.A609]+4.096" office:value-type="float" office:value="2494.464" calcext:value-type="float">
            <text:p>2494,464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table:formula="of:=[.A610]+4.096" office:value-type="float" office:value="2498.56" calcext:value-type="float">
            <text:p>2498,56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table:formula="of:=[.A611]+4.096" office:value-type="float" office:value="2502.656" calcext:value-type="float">
            <text:p>2502,656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table:formula="of:=[.A612]+4.096" office:value-type="float" office:value="2506.752" calcext:value-type="float">
            <text:p>2506,752</text:p>
          </table:table-cell>
          <table:table-cell office:value-type="float" office:value="7305" calcext:value-type="float">
            <text:p>7305</text:p>
          </table:table-cell>
        </table:table-row>
        <table:table-row table:style-name="ro1">
          <table:table-cell table:formula="of:=[.A613]+4.096" office:value-type="float" office:value="2510.848" calcext:value-type="float">
            <text:p>2510,848</text:p>
          </table:table-cell>
          <table:table-cell office:value-type="float" office:value="7305" calcext:value-type="float">
            <text:p>7305</text:p>
          </table:table-cell>
        </table:table-row>
        <table:table-row table:style-name="ro1">
          <table:table-cell table:formula="of:=[.A614]+4.096" office:value-type="float" office:value="2514.944" calcext:value-type="float">
            <text:p>2514,944</text:p>
          </table:table-cell>
          <table:table-cell office:value-type="float" office:value="7301" calcext:value-type="float">
            <text:p>7301</text:p>
          </table:table-cell>
        </table:table-row>
        <table:table-row table:style-name="ro1">
          <table:table-cell table:formula="of:=[.A615]+4.096" office:value-type="float" office:value="2519.04" calcext:value-type="float">
            <text:p>2519,04</text:p>
          </table:table-cell>
          <table:table-cell office:value-type="float" office:value="7306" calcext:value-type="float">
            <text:p>7306</text:p>
          </table:table-cell>
        </table:table-row>
        <table:table-row table:style-name="ro1">
          <table:table-cell table:formula="of:=[.A616]+4.096" office:value-type="float" office:value="2523.136" calcext:value-type="float">
            <text:p>2523,136</text:p>
          </table:table-cell>
          <table:table-cell office:value-type="float" office:value="7303" calcext:value-type="float">
            <text:p>7303</text:p>
          </table:table-cell>
        </table:table-row>
        <table:table-row table:style-name="ro1">
          <table:table-cell table:formula="of:=[.A617]+4.096" office:value-type="float" office:value="2527.232" calcext:value-type="float">
            <text:p>2527,232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table:formula="of:=[.A618]+4.096" office:value-type="float" office:value="2531.328" calcext:value-type="float">
            <text:p>2531,328</text:p>
          </table:table-cell>
          <table:table-cell office:value-type="float" office:value="7305" calcext:value-type="float">
            <text:p>7305</text:p>
          </table:table-cell>
        </table:table-row>
        <table:table-row table:style-name="ro1">
          <table:table-cell table:formula="of:=[.A619]+4.096" office:value-type="float" office:value="2535.424" calcext:value-type="float">
            <text:p>2535,424</text:p>
          </table:table-cell>
          <table:table-cell office:value-type="float" office:value="7309" calcext:value-type="float">
            <text:p>7309</text:p>
          </table:table-cell>
        </table:table-row>
        <table:table-row table:style-name="ro1">
          <table:table-cell table:formula="of:=[.A620]+4.096" office:value-type="float" office:value="2539.52" calcext:value-type="float">
            <text:p>2539,52</text:p>
          </table:table-cell>
          <table:table-cell office:value-type="float" office:value="7306" calcext:value-type="float">
            <text:p>7306</text:p>
          </table:table-cell>
        </table:table-row>
        <table:table-row table:style-name="ro1">
          <table:table-cell table:formula="of:=[.A621]+4.096" office:value-type="float" office:value="2543.616" calcext:value-type="float">
            <text:p>2543,616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table:formula="of:=[.A622]+4.096" office:value-type="float" office:value="2547.712" calcext:value-type="float">
            <text:p>2547,712</text:p>
          </table:table-cell>
          <table:table-cell office:value-type="float" office:value="7304" calcext:value-type="float">
            <text:p>7304</text:p>
          </table:table-cell>
        </table:table-row>
        <table:table-row table:style-name="ro1">
          <table:table-cell table:formula="of:=[.A623]+4.096" office:value-type="float" office:value="2551.808" calcext:value-type="float">
            <text:p>2551,808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table:formula="of:=[.A624]+4.096" office:value-type="float" office:value="2555.904" calcext:value-type="float">
            <text:p>2555,904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table:formula="of:=[.A625]+4.096" office:value-type="float" office:value="2560" calcext:value-type="float">
            <text:p>2560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table:formula="of:=[.A626]+4.096" office:value-type="float" office:value="2564.096" calcext:value-type="float">
            <text:p>2564,096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table:formula="of:=[.A627]+4.096" office:value-type="float" office:value="2568.192" calcext:value-type="float">
            <text:p>2568,192</text:p>
          </table:table-cell>
          <table:table-cell office:value-type="float" office:value="7305" calcext:value-type="float">
            <text:p>7305</text:p>
          </table:table-cell>
        </table:table-row>
        <table:table-row table:style-name="ro1">
          <table:table-cell table:formula="of:=[.A628]+4.096" office:value-type="float" office:value="2572.288" calcext:value-type="float">
            <text:p>2572,288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table:formula="of:=[.A629]+4.096" office:value-type="float" office:value="2576.384" calcext:value-type="float">
            <text:p>2576,384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table:formula="of:=[.A630]+4.096" office:value-type="float" office:value="2580.48" calcext:value-type="float">
            <text:p>2580,48</text:p>
          </table:table-cell>
          <table:table-cell office:value-type="float" office:value="7339" calcext:value-type="float">
            <text:p>7339</text:p>
          </table:table-cell>
        </table:table-row>
        <table:table-row table:style-name="ro1">
          <table:table-cell table:formula="of:=[.A631]+4.096" office:value-type="float" office:value="2584.576" calcext:value-type="float">
            <text:p>2584,576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table:formula="of:=[.A632]+4.096" office:value-type="float" office:value="2588.672" calcext:value-type="float">
            <text:p>2588,672</text:p>
          </table:table-cell>
          <table:table-cell office:value-type="float" office:value="7413" calcext:value-type="float">
            <text:p>7413</text:p>
          </table:table-cell>
        </table:table-row>
        <table:table-row table:style-name="ro1">
          <table:table-cell table:formula="of:=[.A633]+4.096" office:value-type="float" office:value="2592.768" calcext:value-type="float">
            <text:p>2592,768</text:p>
          </table:table-cell>
          <table:table-cell office:value-type="float" office:value="7458" calcext:value-type="float">
            <text:p>7458</text:p>
          </table:table-cell>
        </table:table-row>
        <table:table-row table:style-name="ro1">
          <table:table-cell table:formula="of:=[.A634]+4.096" office:value-type="float" office:value="2596.864" calcext:value-type="float">
            <text:p>2596,864</text:p>
          </table:table-cell>
          <table:table-cell office:value-type="float" office:value="7442" calcext:value-type="float">
            <text:p>7442</text:p>
          </table:table-cell>
        </table:table-row>
        <table:table-row table:style-name="ro1">
          <table:table-cell table:formula="of:=[.A635]+4.096" office:value-type="float" office:value="2600.96" calcext:value-type="float">
            <text:p>2600,96</text:p>
          </table:table-cell>
          <table:table-cell office:value-type="float" office:value="7433" calcext:value-type="float">
            <text:p>7433</text:p>
          </table:table-cell>
        </table:table-row>
        <table:table-row table:style-name="ro1">
          <table:table-cell table:formula="of:=[.A636]+4.096" office:value-type="float" office:value="2605.056" calcext:value-type="float">
            <text:p>2605,056</text:p>
          </table:table-cell>
          <table:table-cell office:value-type="float" office:value="7527" calcext:value-type="float">
            <text:p>7527</text:p>
          </table:table-cell>
        </table:table-row>
        <table:table-row table:style-name="ro1">
          <table:table-cell table:formula="of:=[.A637]+4.096" office:value-type="float" office:value="2609.152" calcext:value-type="float">
            <text:p>2609,152</text:p>
          </table:table-cell>
          <table:table-cell office:value-type="float" office:value="7520" calcext:value-type="float">
            <text:p>7520</text:p>
          </table:table-cell>
        </table:table-row>
        <table:table-row table:style-name="ro1">
          <table:table-cell table:formula="of:=[.A638]+4.096" office:value-type="float" office:value="2613.248" calcext:value-type="float">
            <text:p>2613,248</text:p>
          </table:table-cell>
          <table:table-cell office:value-type="float" office:value="7512" calcext:value-type="float">
            <text:p>7512</text:p>
          </table:table-cell>
        </table:table-row>
        <table:table-row table:style-name="ro1">
          <table:table-cell table:formula="of:=[.A639]+4.096" office:value-type="float" office:value="2617.344" calcext:value-type="float">
            <text:p>2617,344</text:p>
          </table:table-cell>
          <table:table-cell office:value-type="float" office:value="7505" calcext:value-type="float">
            <text:p>7505</text:p>
          </table:table-cell>
        </table:table-row>
        <table:table-row table:style-name="ro1">
          <table:table-cell table:formula="of:=[.A640]+4.096" office:value-type="float" office:value="2621.44" calcext:value-type="float">
            <text:p>2621,44</text:p>
          </table:table-cell>
          <table:table-cell office:value-type="float" office:value="7569" calcext:value-type="float">
            <text:p>7569</text:p>
          </table:table-cell>
        </table:table-row>
        <table:table-row table:style-name="ro1">
          <table:table-cell table:formula="of:=[.A641]+4.096" office:value-type="float" office:value="2625.536" calcext:value-type="float">
            <text:p>2625,536</text:p>
          </table:table-cell>
          <table:table-cell office:value-type="float" office:value="7563" calcext:value-type="float">
            <text:p>7563</text:p>
          </table:table-cell>
        </table:table-row>
        <table:table-row table:style-name="ro1">
          <table:table-cell table:formula="of:=[.A642]+4.096" office:value-type="float" office:value="2629.632" calcext:value-type="float">
            <text:p>2629,632</text:p>
          </table:table-cell>
          <table:table-cell office:value-type="float" office:value="7559" calcext:value-type="float">
            <text:p>7559</text:p>
          </table:table-cell>
        </table:table-row>
        <table:table-row table:style-name="ro1">
          <table:table-cell table:formula="of:=[.A643]+4.096" office:value-type="float" office:value="2633.728" calcext:value-type="float">
            <text:p>2633,728</text:p>
          </table:table-cell>
          <table:table-cell office:value-type="float" office:value="7558" calcext:value-type="float">
            <text:p>7558</text:p>
          </table:table-cell>
        </table:table-row>
        <table:table-row table:style-name="ro1">
          <table:table-cell table:formula="of:=[.A644]+4.096" office:value-type="float" office:value="2637.824" calcext:value-type="float">
            <text:p>2637,824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table:formula="of:=[.A645]+4.096" office:value-type="float" office:value="2641.92" calcext:value-type="float">
            <text:p>2641,92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table:formula="of:=[.A646]+4.096" office:value-type="float" office:value="2646.016" calcext:value-type="float">
            <text:p>2646,016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 table:formula="of:=[.A647]+4.096" office:value-type="float" office:value="2650.112" calcext:value-type="float">
            <text:p>2650,112</text:p>
          </table:table-cell>
          <table:table-cell office:value-type="float" office:value="7615" calcext:value-type="float">
            <text:p>7615</text:p>
          </table:table-cell>
        </table:table-row>
        <table:table-row table:style-name="ro1">
          <table:table-cell table:formula="of:=[.A648]+4.096" office:value-type="float" office:value="2654.208" calcext:value-type="float">
            <text:p>2654,208</text:p>
          </table:table-cell>
          <table:table-cell office:value-type="float" office:value="7614" calcext:value-type="float">
            <text:p>7614</text:p>
          </table:table-cell>
        </table:table-row>
        <table:table-row table:style-name="ro1">
          <table:table-cell table:formula="of:=[.A649]+4.096" office:value-type="float" office:value="2658.304" calcext:value-type="float">
            <text:p>2658,304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 table:formula="of:=[.A650]+4.096" office:value-type="float" office:value="2662.4" calcext:value-type="float">
            <text:p>2662,4</text:p>
          </table:table-cell>
          <table:table-cell office:value-type="float" office:value="7553" calcext:value-type="float">
            <text:p>7553</text:p>
          </table:table-cell>
        </table:table-row>
        <table:table-row table:style-name="ro1">
          <table:table-cell table:formula="of:=[.A651]+4.096" office:value-type="float" office:value="2666.496" calcext:value-type="float">
            <text:p>2666,496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table:formula="of:=[.A652]+4.096" office:value-type="float" office:value="2670.592" calcext:value-type="float">
            <text:p>2670,592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table:formula="of:=[.A653]+4.096" office:value-type="float" office:value="2674.688" calcext:value-type="float">
            <text:p>2674,688</text:p>
          </table:table-cell>
          <table:table-cell office:value-type="float" office:value="7615" calcext:value-type="float">
            <text:p>7615</text:p>
          </table:table-cell>
        </table:table-row>
        <table:table-row table:style-name="ro1">
          <table:table-cell table:formula="of:=[.A654]+4.096" office:value-type="float" office:value="2678.784" calcext:value-type="float">
            <text:p>2678,784</text:p>
          </table:table-cell>
          <table:table-cell office:value-type="float" office:value="7615" calcext:value-type="float">
            <text:p>7615</text:p>
          </table:table-cell>
        </table:table-row>
        <table:table-row table:style-name="ro1">
          <table:table-cell table:formula="of:=[.A655]+4.096" office:value-type="float" office:value="2682.88" calcext:value-type="float">
            <text:p>2682,88</text:p>
          </table:table-cell>
          <table:table-cell office:value-type="float" office:value="7614" calcext:value-type="float">
            <text:p>7614</text:p>
          </table:table-cell>
        </table:table-row>
        <table:table-row table:style-name="ro1">
          <table:table-cell table:formula="of:=[.A656]+4.096" office:value-type="float" office:value="2686.976" calcext:value-type="float">
            <text:p>2686,976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table:formula="of:=[.A657]+4.096" office:value-type="float" office:value="2691.072" calcext:value-type="float">
            <text:p>2691,072</text:p>
          </table:table-cell>
          <table:table-cell office:value-type="float" office:value="7615" calcext:value-type="float">
            <text:p>7615</text:p>
          </table:table-cell>
        </table:table-row>
        <table:table-row table:style-name="ro1">
          <table:table-cell table:formula="of:=[.A658]+4.096" office:value-type="float" office:value="2695.168" calcext:value-type="float">
            <text:p>2695,168</text:p>
          </table:table-cell>
          <table:table-cell office:value-type="float" office:value="7610" calcext:value-type="float">
            <text:p>7610</text:p>
          </table:table-cell>
        </table:table-row>
        <table:table-row table:style-name="ro1">
          <table:table-cell table:formula="of:=[.A659]+4.096" office:value-type="float" office:value="2699.264" calcext:value-type="float">
            <text:p>2699,264</text:p>
          </table:table-cell>
          <table:table-cell office:value-type="float" office:value="7612" calcext:value-type="float">
            <text:p>7612</text:p>
          </table:table-cell>
        </table:table-row>
        <table:table-row table:style-name="ro1">
          <table:table-cell table:formula="of:=[.A660]+4.096" office:value-type="float" office:value="2703.36" calcext:value-type="float">
            <text:p>2703,36</text:p>
          </table:table-cell>
          <table:table-cell office:value-type="float" office:value="7611" calcext:value-type="float">
            <text:p>7611</text:p>
          </table:table-cell>
        </table:table-row>
        <table:table-row table:style-name="ro1">
          <table:table-cell table:formula="of:=[.A661]+4.096" office:value-type="float" office:value="2707.456" calcext:value-type="float">
            <text:p>2707,456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table:formula="of:=[.A662]+4.096" office:value-type="float" office:value="2711.552" calcext:value-type="float">
            <text:p>2711,552</text:p>
          </table:table-cell>
          <table:table-cell office:value-type="float" office:value="7613" calcext:value-type="float">
            <text:p>7613</text:p>
          </table:table-cell>
        </table:table-row>
        <table:table-row table:style-name="ro1">
          <table:table-cell table:formula="of:=[.A663]+4.096" office:value-type="float" office:value="2715.648" calcext:value-type="float">
            <text:p>2715,648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table:formula="of:=[.A664]+4.096" office:value-type="float" office:value="2719.744" calcext:value-type="float">
            <text:p>2719,744</text:p>
          </table:table-cell>
          <table:table-cell office:value-type="float" office:value="7606" calcext:value-type="float">
            <text:p>7606</text:p>
          </table:table-cell>
        </table:table-row>
        <table:table-row table:style-name="ro1">
          <table:table-cell table:formula="of:=[.A665]+4.096" office:value-type="float" office:value="2723.84" calcext:value-type="float">
            <text:p>2723,84</text:p>
          </table:table-cell>
          <table:table-cell office:value-type="float" office:value="7606" calcext:value-type="float">
            <text:p>7606</text:p>
          </table:table-cell>
        </table:table-row>
        <table:table-row table:style-name="ro1">
          <table:table-cell table:formula="of:=[.A666]+4.096" office:value-type="float" office:value="2727.936" calcext:value-type="float">
            <text:p>2727,936</text:p>
          </table:table-cell>
          <table:table-cell office:value-type="float" office:value="7606" calcext:value-type="float">
            <text:p>7606</text:p>
          </table:table-cell>
        </table:table-row>
        <table:table-row table:style-name="ro1">
          <table:table-cell table:formula="of:=[.A667]+4.096" office:value-type="float" office:value="2732.032" calcext:value-type="float">
            <text:p>2732,032</text:p>
          </table:table-cell>
          <table:table-cell office:value-type="float" office:value="7606" calcext:value-type="float">
            <text:p>7606</text:p>
          </table:table-cell>
        </table:table-row>
        <table:table-row table:style-name="ro1">
          <table:table-cell table:formula="of:=[.A668]+4.096" office:value-type="float" office:value="2736.128" calcext:value-type="float">
            <text:p>2736,128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table:formula="of:=[.A669]+4.096" office:value-type="float" office:value="2740.224" calcext:value-type="float">
            <text:p>2740,224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table:formula="of:=[.A670]+4.096" office:value-type="float" office:value="2744.32" calcext:value-type="float">
            <text:p>2744,32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table:formula="of:=[.A671]+4.096" office:value-type="float" office:value="2748.416" calcext:value-type="float">
            <text:p>2748,416</text:p>
          </table:table-cell>
          <table:table-cell office:value-type="float" office:value="7612" calcext:value-type="float">
            <text:p>7612</text:p>
          </table:table-cell>
        </table:table-row>
        <table:table-row table:style-name="ro1">
          <table:table-cell table:formula="of:=[.A672]+4.096" office:value-type="float" office:value="2752.512" calcext:value-type="float">
            <text:p>2752,512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table:formula="of:=[.A673]+4.096" office:value-type="float" office:value="2756.608" calcext:value-type="float">
            <text:p>2756,608</text:p>
          </table:table-cell>
          <table:table-cell office:value-type="float" office:value="7601" calcext:value-type="float">
            <text:p>7601</text:p>
          </table:table-cell>
        </table:table-row>
        <table:table-row table:style-name="ro1">
          <table:table-cell table:formula="of:=[.A674]+4.096" office:value-type="float" office:value="2760.704" calcext:value-type="float">
            <text:p>2760,704</text:p>
          </table:table-cell>
          <table:table-cell office:value-type="float" office:value="7602" calcext:value-type="float">
            <text:p>7602</text:p>
          </table:table-cell>
        </table:table-row>
        <table:table-row table:style-name="ro1">
          <table:table-cell table:formula="of:=[.A675]+4.096" office:value-type="float" office:value="2764.8" calcext:value-type="float">
            <text:p>2764,8</text:p>
          </table:table-cell>
          <table:table-cell office:value-type="float" office:value="7610" calcext:value-type="float">
            <text:p>7610</text:p>
          </table:table-cell>
        </table:table-row>
        <table:table-row table:style-name="ro1">
          <table:table-cell table:formula="of:=[.A676]+4.096" office:value-type="float" office:value="2768.896" calcext:value-type="float">
            <text:p>2768,896</text:p>
          </table:table-cell>
          <table:table-cell office:value-type="float" office:value="7612" calcext:value-type="float">
            <text:p>7612</text:p>
          </table:table-cell>
        </table:table-row>
        <table:table-row table:style-name="ro1">
          <table:table-cell table:formula="of:=[.A677]+4.096" office:value-type="float" office:value="2772.992" calcext:value-type="float">
            <text:p>2772,992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table:formula="of:=[.A678]+4.096" office:value-type="float" office:value="2777.088" calcext:value-type="float">
            <text:p>2777,088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table:formula="of:=[.A679]+4.096" office:value-type="float" office:value="2781.184" calcext:value-type="float">
            <text:p>2781,184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table:formula="of:=[.A680]+4.096" office:value-type="float" office:value="2785.28" calcext:value-type="float">
            <text:p>2785,28</text:p>
          </table:table-cell>
          <table:table-cell office:value-type="float" office:value="7609" calcext:value-type="float">
            <text:p>7609</text:p>
          </table:table-cell>
        </table:table-row>
        <table:table-row table:style-name="ro1">
          <table:table-cell table:formula="of:=[.A681]+4.096" office:value-type="float" office:value="2789.376" calcext:value-type="float">
            <text:p>2789,376</text:p>
          </table:table-cell>
          <table:table-cell office:value-type="float" office:value="7604" calcext:value-type="float">
            <text:p>7604</text:p>
          </table:table-cell>
        </table:table-row>
        <table:table-row table:style-name="ro1">
          <table:table-cell table:formula="of:=[.A682]+4.096" office:value-type="float" office:value="2793.472" calcext:value-type="float">
            <text:p>2793,472</text:p>
          </table:table-cell>
          <table:table-cell office:value-type="float" office:value="7604" calcext:value-type="float">
            <text:p>7604</text:p>
          </table:table-cell>
        </table:table-row>
        <table:table-row table:style-name="ro1">
          <table:table-cell table:formula="of:=[.A683]+4.096" office:value-type="float" office:value="2797.568" calcext:value-type="float">
            <text:p>2797,568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table:formula="of:=[.A684]+4.096" office:value-type="float" office:value="2801.664" calcext:value-type="float">
            <text:p>2801,664</text:p>
          </table:table-cell>
          <table:table-cell office:value-type="float" office:value="7611" calcext:value-type="float">
            <text:p>7611</text:p>
          </table:table-cell>
        </table:table-row>
        <table:table-row table:style-name="ro1">
          <table:table-cell table:formula="of:=[.A685]+4.096" office:value-type="float" office:value="2805.76" calcext:value-type="float">
            <text:p>2805,76</text:p>
          </table:table-cell>
          <table:table-cell office:value-type="float" office:value="7605" calcext:value-type="float">
            <text:p>7605</text:p>
          </table:table-cell>
        </table:table-row>
        <table:table-row table:style-name="ro1">
          <table:table-cell table:formula="of:=[.A686]+4.096" office:value-type="float" office:value="2809.856" calcext:value-type="float">
            <text:p>2809,856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table:formula="of:=[.A687]+4.096" office:value-type="float" office:value="2813.952" calcext:value-type="float">
            <text:p>2813,952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table:formula="of:=[.A688]+4.096" office:value-type="float" office:value="2818.048" calcext:value-type="float">
            <text:p>2818,048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table:formula="of:=[.A689]+4.096" office:value-type="float" office:value="2822.144" calcext:value-type="float">
            <text:p>2822,144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table:formula="of:=[.A690]+4.096" office:value-type="float" office:value="2826.24" calcext:value-type="float">
            <text:p>2826,24</text:p>
          </table:table-cell>
          <table:table-cell office:value-type="float" office:value="7606" calcext:value-type="float">
            <text:p>7606</text:p>
          </table:table-cell>
        </table:table-row>
        <table:table-row table:style-name="ro1">
          <table:table-cell table:formula="of:=[.A691]+4.096" office:value-type="float" office:value="2830.336" calcext:value-type="float">
            <text:p>2830,336</text:p>
          </table:table-cell>
          <table:table-cell office:value-type="float" office:value="7601" calcext:value-type="float">
            <text:p>7601</text:p>
          </table:table-cell>
        </table:table-row>
        <table:table-row table:style-name="ro1">
          <table:table-cell table:formula="of:=[.A692]+4.096" office:value-type="float" office:value="2834.432" calcext:value-type="float">
            <text:p>2834,432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table:formula="of:=[.A693]+4.096" office:value-type="float" office:value="2838.528" calcext:value-type="float">
            <text:p>2838,528</text:p>
          </table:table-cell>
          <table:table-cell office:value-type="float" office:value="7589" calcext:value-type="float">
            <text:p>7589</text:p>
          </table:table-cell>
        </table:table-row>
        <table:table-row table:style-name="ro1">
          <table:table-cell table:formula="of:=[.A694]+4.096" office:value-type="float" office:value="2842.624" calcext:value-type="float">
            <text:p>2842,624</text:p>
          </table:table-cell>
          <table:table-cell office:value-type="float" office:value="7640" calcext:value-type="float">
            <text:p>7640</text:p>
          </table:table-cell>
        </table:table-row>
        <table:table-row table:style-name="ro1">
          <table:table-cell table:formula="of:=[.A695]+4.096" office:value-type="float" office:value="2846.72" calcext:value-type="float">
            <text:p>2846,72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table:formula="of:=[.A696]+4.096" office:value-type="float" office:value="2850.816" calcext:value-type="float">
            <text:p>2850,816</text:p>
          </table:table-cell>
          <table:table-cell office:value-type="float" office:value="7693" calcext:value-type="float">
            <text:p>7693</text:p>
          </table:table-cell>
        </table:table-row>
        <table:table-row table:style-name="ro1">
          <table:table-cell table:formula="of:=[.A697]+4.096" office:value-type="float" office:value="2854.912" calcext:value-type="float">
            <text:p>2854,912</text:p>
          </table:table-cell>
          <table:table-cell office:value-type="float" office:value="7745" calcext:value-type="float">
            <text:p>7745</text:p>
          </table:table-cell>
        </table:table-row>
        <table:table-row table:style-name="ro1">
          <table:table-cell table:formula="of:=[.A698]+4.096" office:value-type="float" office:value="2859.008" calcext:value-type="float">
            <text:p>2859,008</text:p>
          </table:table-cell>
          <table:table-cell office:value-type="float" office:value="7774" calcext:value-type="float">
            <text:p>7774</text:p>
          </table:table-cell>
        </table:table-row>
        <table:table-row table:style-name="ro1">
          <table:table-cell table:formula="of:=[.A699]+4.096" office:value-type="float" office:value="2863.104" calcext:value-type="float">
            <text:p>2863,104</text:p>
          </table:table-cell>
          <table:table-cell office:value-type="float" office:value="7776" calcext:value-type="float">
            <text:p>7776</text:p>
          </table:table-cell>
        </table:table-row>
        <table:table-row table:style-name="ro1">
          <table:table-cell table:formula="of:=[.A700]+4.096" office:value-type="float" office:value="2867.2" calcext:value-type="float">
            <text:p>2867,2</text:p>
          </table:table-cell>
          <table:table-cell office:value-type="float" office:value="7773" calcext:value-type="float">
            <text:p>7773</text:p>
          </table:table-cell>
        </table:table-row>
        <table:table-row table:style-name="ro1">
          <table:table-cell table:formula="of:=[.A701]+4.096" office:value-type="float" office:value="2871.296" calcext:value-type="float">
            <text:p>2871,296</text:p>
          </table:table-cell>
          <table:table-cell office:value-type="float" office:value="7831" calcext:value-type="float">
            <text:p>7831</text:p>
          </table:table-cell>
        </table:table-row>
        <table:table-row table:style-name="ro1">
          <table:table-cell table:formula="of:=[.A702]+4.096" office:value-type="float" office:value="2875.392" calcext:value-type="float">
            <text:p>2875,392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table:formula="of:=[.A703]+4.096" office:value-type="float" office:value="2879.488" calcext:value-type="float">
            <text:p>2879,488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table:formula="of:=[.A704]+4.096" office:value-type="float" office:value="2883.584" calcext:value-type="float">
            <text:p>2883,584</text:p>
          </table:table-cell>
          <table:table-cell office:value-type="float" office:value="7837" calcext:value-type="float">
            <text:p>7837</text:p>
          </table:table-cell>
        </table:table-row>
        <table:table-row table:style-name="ro1">
          <table:table-cell table:formula="of:=[.A705]+4.096" office:value-type="float" office:value="2887.68" calcext:value-type="float">
            <text:p>2887,68</text:p>
          </table:table-cell>
          <table:table-cell office:value-type="float" office:value="7834" calcext:value-type="float">
            <text:p>7834</text:p>
          </table:table-cell>
        </table:table-row>
        <table:table-row table:style-name="ro1">
          <table:table-cell table:formula="of:=[.A706]+4.096" office:value-type="float" office:value="2891.776" calcext:value-type="float">
            <text:p>2891,776</text:p>
          </table:table-cell>
          <table:table-cell office:value-type="float" office:value="7838" calcext:value-type="float">
            <text:p>7838</text:p>
          </table:table-cell>
        </table:table-row>
        <table:table-row table:style-name="ro1">
          <table:table-cell table:formula="of:=[.A707]+4.096" office:value-type="float" office:value="2895.872" calcext:value-type="float">
            <text:p>2895,872</text:p>
          </table:table-cell>
          <table:table-cell office:value-type="float" office:value="7832" calcext:value-type="float">
            <text:p>7832</text:p>
          </table:table-cell>
        </table:table-row>
        <table:table-row table:style-name="ro1">
          <table:table-cell table:formula="of:=[.A708]+4.096" office:value-type="float" office:value="2899.968" calcext:value-type="float">
            <text:p>2899,968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table:formula="of:=[.A709]+4.096" office:value-type="float" office:value="2904.064" calcext:value-type="float">
            <text:p>2904,064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table:formula="of:=[.A710]+4.096" office:value-type="float" office:value="2908.16" calcext:value-type="float">
            <text:p>2908,16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table:formula="of:=[.A711]+4.096" office:value-type="float" office:value="2912.256" calcext:value-type="float">
            <text:p>2912,256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table:formula="of:=[.A712]+4.096" office:value-type="float" office:value="2916.352" calcext:value-type="float">
            <text:p>2916,352</text:p>
          </table:table-cell>
          <table:table-cell office:value-type="float" office:value="7831" calcext:value-type="float">
            <text:p>7831</text:p>
          </table:table-cell>
        </table:table-row>
        <table:table-row table:style-name="ro1">
          <table:table-cell table:formula="of:=[.A713]+4.096" office:value-type="float" office:value="2920.448" calcext:value-type="float">
            <text:p>2920,448</text:p>
          </table:table-cell>
          <table:table-cell office:value-type="float" office:value="7831" calcext:value-type="float">
            <text:p>7831</text:p>
          </table:table-cell>
        </table:table-row>
        <table:table-row table:style-name="ro1">
          <table:table-cell table:formula="of:=[.A714]+4.096" office:value-type="float" office:value="2924.544" calcext:value-type="float">
            <text:p>2924,544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table:formula="of:=[.A715]+4.096" office:value-type="float" office:value="2928.64" calcext:value-type="float">
            <text:p>2928,64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table:formula="of:=[.A716]+4.096" office:value-type="float" office:value="2932.736" calcext:value-type="float">
            <text:p>2932,736</text:p>
          </table:table-cell>
          <table:table-cell office:value-type="float" office:value="7824" calcext:value-type="float">
            <text:p>7824</text:p>
          </table:table-cell>
        </table:table-row>
        <table:table-row table:style-name="ro1">
          <table:table-cell table:formula="of:=[.A717]+4.096" office:value-type="float" office:value="2936.832" calcext:value-type="float">
            <text:p>2936,832</text:p>
          </table:table-cell>
          <table:table-cell office:value-type="float" office:value="7828" calcext:value-type="float">
            <text:p>7828</text:p>
          </table:table-cell>
        </table:table-row>
        <table:table-row table:style-name="ro1">
          <table:table-cell table:formula="of:=[.A718]+4.096" office:value-type="float" office:value="2940.928" calcext:value-type="float">
            <text:p>2940,928</text:p>
          </table:table-cell>
          <table:table-cell office:value-type="float" office:value="7833" calcext:value-type="float">
            <text:p>7833</text:p>
          </table:table-cell>
        </table:table-row>
        <table:table-row table:style-name="ro1">
          <table:table-cell table:formula="of:=[.A719]+4.096" office:value-type="float" office:value="2945.024" calcext:value-type="float">
            <text:p>2945,024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720]+4.096" office:value-type="float" office:value="2949.12" calcext:value-type="float">
            <text:p>2949,12</text:p>
          </table:table-cell>
          <table:table-cell office:value-type="float" office:value="7831" calcext:value-type="float">
            <text:p>7831</text:p>
          </table:table-cell>
        </table:table-row>
        <table:table-row table:style-name="ro1">
          <table:table-cell table:formula="of:=[.A721]+4.096" office:value-type="float" office:value="2953.216" calcext:value-type="float">
            <text:p>2953,216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722]+4.096" office:value-type="float" office:value="2957.312" calcext:value-type="float">
            <text:p>2957,312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table:formula="of:=[.A723]+4.096" office:value-type="float" office:value="2961.408" calcext:value-type="float">
            <text:p>2961,408</text:p>
          </table:table-cell>
          <table:table-cell office:value-type="float" office:value="7828" calcext:value-type="float">
            <text:p>7828</text:p>
          </table:table-cell>
        </table:table-row>
        <table:table-row table:style-name="ro1">
          <table:table-cell table:formula="of:=[.A724]+4.096" office:value-type="float" office:value="2965.504" calcext:value-type="float">
            <text:p>2965,504</text:p>
          </table:table-cell>
          <table:table-cell office:value-type="float" office:value="7828" calcext:value-type="float">
            <text:p>7828</text:p>
          </table:table-cell>
        </table:table-row>
        <table:table-row table:style-name="ro1">
          <table:table-cell table:formula="of:=[.A725]+4.096" office:value-type="float" office:value="2969.6" calcext:value-type="float">
            <text:p>2969,6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726]+4.096" office:value-type="float" office:value="2973.696" calcext:value-type="float">
            <text:p>2973,696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table:formula="of:=[.A727]+4.096" office:value-type="float" office:value="2977.792" calcext:value-type="float">
            <text:p>2977,792</text:p>
          </table:table-cell>
          <table:table-cell office:value-type="float" office:value="7826" calcext:value-type="float">
            <text:p>7826</text:p>
          </table:table-cell>
        </table:table-row>
        <table:table-row table:style-name="ro1">
          <table:table-cell table:formula="of:=[.A728]+4.096" office:value-type="float" office:value="2981.888" calcext:value-type="float">
            <text:p>2981,888</text:p>
          </table:table-cell>
          <table:table-cell office:value-type="float" office:value="7826" calcext:value-type="float">
            <text:p>7826</text:p>
          </table:table-cell>
        </table:table-row>
        <table:table-row table:style-name="ro1">
          <table:table-cell table:formula="of:=[.A729]+4.096" office:value-type="float" office:value="2985.984" calcext:value-type="float">
            <text:p>2985,984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730]+4.096" office:value-type="float" office:value="2990.08" calcext:value-type="float">
            <text:p>2990,08</text:p>
          </table:table-cell>
          <table:table-cell office:value-type="float" office:value="7825" calcext:value-type="float">
            <text:p>7825</text:p>
          </table:table-cell>
        </table:table-row>
        <table:table-row table:style-name="ro1">
          <table:table-cell table:formula="of:=[.A731]+4.096" office:value-type="float" office:value="2994.176" calcext:value-type="float">
            <text:p>2994,176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table:formula="of:=[.A732]+4.096" office:value-type="float" office:value="2998.272" calcext:value-type="float">
            <text:p>2998,272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733]+4.096" office:value-type="float" office:value="3002.368" calcext:value-type="float">
            <text:p>3002,368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table:formula="of:=[.A734]+4.096" office:value-type="float" office:value="3006.464" calcext:value-type="float">
            <text:p>3006,464</text:p>
          </table:table-cell>
          <table:table-cell office:value-type="float" office:value="7826" calcext:value-type="float">
            <text:p>7826</text:p>
          </table:table-cell>
        </table:table-row>
        <table:table-row table:style-name="ro1">
          <table:table-cell table:formula="of:=[.A735]+4.096" office:value-type="float" office:value="3010.56" calcext:value-type="float">
            <text:p>3010,56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table:formula="of:=[.A736]+4.096" office:value-type="float" office:value="3014.656" calcext:value-type="float">
            <text:p>3014,656</text:p>
          </table:table-cell>
          <table:table-cell office:value-type="float" office:value="7833" calcext:value-type="float">
            <text:p>7833</text:p>
          </table:table-cell>
        </table:table-row>
        <table:table-row table:style-name="ro1">
          <table:table-cell table:formula="of:=[.A737]+4.096" office:value-type="float" office:value="3018.752" calcext:value-type="float">
            <text:p>3018,752</text:p>
          </table:table-cell>
          <table:table-cell office:value-type="float" office:value="7833" calcext:value-type="float">
            <text:p>7833</text:p>
          </table:table-cell>
        </table:table-row>
        <table:table-row table:style-name="ro1">
          <table:table-cell table:formula="of:=[.A738]+4.096" office:value-type="float" office:value="3022.848" calcext:value-type="float">
            <text:p>3022,848</text:p>
          </table:table-cell>
          <table:table-cell office:value-type="float" office:value="7832" calcext:value-type="float">
            <text:p>7832</text:p>
          </table:table-cell>
        </table:table-row>
        <table:table-row table:style-name="ro1">
          <table:table-cell table:formula="of:=[.A739]+4.096" office:value-type="float" office:value="3026.944" calcext:value-type="float">
            <text:p>3026,944</text:p>
          </table:table-cell>
          <table:table-cell office:value-type="float" office:value="7828" calcext:value-type="float">
            <text:p>7828</text:p>
          </table:table-cell>
        </table:table-row>
        <table:table-row table:style-name="ro1">
          <table:table-cell table:formula="of:=[.A740]+4.096" office:value-type="float" office:value="3031.04" calcext:value-type="float">
            <text:p>3031,04</text:p>
          </table:table-cell>
          <table:table-cell office:value-type="float" office:value="7832" calcext:value-type="float">
            <text:p>7832</text:p>
          </table:table-cell>
        </table:table-row>
        <table:table-row table:style-name="ro1">
          <table:table-cell table:formula="of:=[.A741]+4.096" office:value-type="float" office:value="3035.136" calcext:value-type="float">
            <text:p>3035,136</text:p>
          </table:table-cell>
          <table:table-cell office:value-type="float" office:value="7831" calcext:value-type="float">
            <text:p>7831</text:p>
          </table:table-cell>
        </table:table-row>
        <table:table-row table:style-name="ro1">
          <table:table-cell table:formula="of:=[.A742]+4.096" office:value-type="float" office:value="3039.232" calcext:value-type="float">
            <text:p>3039,232</text:p>
          </table:table-cell>
          <table:table-cell office:value-type="float" office:value="7832" calcext:value-type="float">
            <text:p>7832</text:p>
          </table:table-cell>
        </table:table-row>
        <table:table-row table:style-name="ro1">
          <table:table-cell table:formula="of:=[.A743]+4.096" office:value-type="float" office:value="3043.328" calcext:value-type="float">
            <text:p>3043,328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744]+4.096" office:value-type="float" office:value="3047.424" calcext:value-type="float">
            <text:p>3047,424</text:p>
          </table:table-cell>
          <table:table-cell office:value-type="float" office:value="7828" calcext:value-type="float">
            <text:p>7828</text:p>
          </table:table-cell>
        </table:table-row>
        <table:table-row table:style-name="ro1">
          <table:table-cell table:formula="of:=[.A745]+4.096" office:value-type="float" office:value="3051.52" calcext:value-type="float">
            <text:p>3051,52</text:p>
          </table:table-cell>
          <table:table-cell office:value-type="float" office:value="7826" calcext:value-type="float">
            <text:p>7826</text:p>
          </table:table-cell>
        </table:table-row>
        <table:table-row table:style-name="ro1">
          <table:table-cell table:formula="of:=[.A746]+4.096" office:value-type="float" office:value="3055.616" calcext:value-type="float">
            <text:p>3055,616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table:formula="of:=[.A747]+4.096" office:value-type="float" office:value="3059.712" calcext:value-type="float">
            <text:p>3059,712</text:p>
          </table:table-cell>
          <table:table-cell office:value-type="float" office:value="7824" calcext:value-type="float">
            <text:p>7824</text:p>
          </table:table-cell>
        </table:table-row>
        <table:table-row table:style-name="ro1">
          <table:table-cell table:formula="of:=[.A748]+4.096" office:value-type="float" office:value="3063.808" calcext:value-type="float">
            <text:p>3063,808</text:p>
          </table:table-cell>
          <table:table-cell office:value-type="float" office:value="7826" calcext:value-type="float">
            <text:p>7826</text:p>
          </table:table-cell>
        </table:table-row>
        <table:table-row table:style-name="ro1">
          <table:table-cell table:formula="of:=[.A749]+4.096" office:value-type="float" office:value="3067.904" calcext:value-type="float">
            <text:p>3067,904</text:p>
          </table:table-cell>
          <table:table-cell office:value-type="float" office:value="7826" calcext:value-type="float">
            <text:p>7826</text:p>
          </table:table-cell>
        </table:table-row>
        <table:table-row table:style-name="ro1">
          <table:table-cell table:formula="of:=[.A750]+4.096" office:value-type="float" office:value="3072" calcext:value-type="float">
            <text:p>3072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751]+4.096" office:value-type="float" office:value="3076.096" calcext:value-type="float">
            <text:p>3076,096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752]+4.096" office:value-type="float" office:value="3080.192" calcext:value-type="float">
            <text:p>3080,192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table:formula="of:=[.A753]+4.096" office:value-type="float" office:value="3084.288" calcext:value-type="float">
            <text:p>3084,288</text:p>
          </table:table-cell>
          <table:table-cell office:value-type="float" office:value="7828" calcext:value-type="float">
            <text:p>7828</text:p>
          </table:table-cell>
        </table:table-row>
        <table:table-row table:style-name="ro1">
          <table:table-cell table:formula="of:=[.A754]+4.096" office:value-type="float" office:value="3088.384" calcext:value-type="float">
            <text:p>3088,384</text:p>
          </table:table-cell>
          <table:table-cell office:value-type="float" office:value="7882" calcext:value-type="float">
            <text:p>7882</text:p>
          </table:table-cell>
        </table:table-row>
        <table:table-row table:style-name="ro1">
          <table:table-cell table:formula="of:=[.A755]+4.096" office:value-type="float" office:value="3092.48" calcext:value-type="float">
            <text:p>3092,48</text:p>
          </table:table-cell>
          <table:table-cell office:value-type="float" office:value="7945" calcext:value-type="float">
            <text:p>7945</text:p>
          </table:table-cell>
        </table:table-row>
        <table:table-row table:style-name="ro1">
          <table:table-cell table:formula="of:=[.A756]+4.096" office:value-type="float" office:value="3096.576" calcext:value-type="float">
            <text:p>3096,576</text:p>
          </table:table-cell>
          <table:table-cell office:value-type="float" office:value="7951" calcext:value-type="float">
            <text:p>7951</text:p>
          </table:table-cell>
        </table:table-row>
        <table:table-row table:style-name="ro1">
          <table:table-cell table:formula="of:=[.A757]+4.096" office:value-type="float" office:value="3100.672" calcext:value-type="float">
            <text:p>3100,672</text:p>
          </table:table-cell>
          <table:table-cell office:value-type="float" office:value="8020" calcext:value-type="float">
            <text:p>8020</text:p>
          </table:table-cell>
        </table:table-row>
        <table:table-row table:style-name="ro1">
          <table:table-cell table:formula="of:=[.A758]+4.096" office:value-type="float" office:value="3104.768" calcext:value-type="float">
            <text:p>3104,768</text:p>
          </table:table-cell>
          <table:table-cell office:value-type="float" office:value="8023" calcext:value-type="float">
            <text:p>8023</text:p>
          </table:table-cell>
        </table:table-row>
        <table:table-row table:style-name="ro1">
          <table:table-cell table:formula="of:=[.A759]+4.096" office:value-type="float" office:value="3108.864" calcext:value-type="float">
            <text:p>3108,864</text:p>
          </table:table-cell>
          <table:table-cell office:value-type="float" office:value="8020" calcext:value-type="float">
            <text:p>8020</text:p>
          </table:table-cell>
        </table:table-row>
        <table:table-row table:style-name="ro1">
          <table:table-cell table:formula="of:=[.A760]+4.096" office:value-type="float" office:value="3112.96" calcext:value-type="float">
            <text:p>3112,96</text:p>
          </table:table-cell>
          <table:table-cell office:value-type="float" office:value="8019" calcext:value-type="float">
            <text:p>8019</text:p>
          </table:table-cell>
        </table:table-row>
        <table:table-row table:style-name="ro1">
          <table:table-cell table:formula="of:=[.A761]+4.096" office:value-type="float" office:value="3117.056" calcext:value-type="float">
            <text:p>3117,056</text:p>
          </table:table-cell>
          <table:table-cell office:value-type="float" office:value="8080" calcext:value-type="float">
            <text:p>8080</text:p>
          </table:table-cell>
        </table:table-row>
        <table:table-row table:style-name="ro1">
          <table:table-cell table:formula="of:=[.A762]+4.096" office:value-type="float" office:value="3121.152" calcext:value-type="float">
            <text:p>3121,152</text:p>
          </table:table-cell>
          <table:table-cell office:value-type="float" office:value="8080" calcext:value-type="float">
            <text:p>8080</text:p>
          </table:table-cell>
        </table:table-row>
        <table:table-row table:style-name="ro1">
          <table:table-cell table:formula="of:=[.A763]+4.096" office:value-type="float" office:value="3125.248" calcext:value-type="float">
            <text:p>3125,248</text:p>
          </table:table-cell>
          <table:table-cell office:value-type="float" office:value="8086" calcext:value-type="float">
            <text:p>8086</text:p>
          </table:table-cell>
        </table:table-row>
        <table:table-row table:style-name="ro1">
          <table:table-cell table:formula="of:=[.A764]+4.096" office:value-type="float" office:value="3129.344" calcext:value-type="float">
            <text:p>3129,344</text:p>
          </table:table-cell>
          <table:table-cell office:value-type="float" office:value="8090" calcext:value-type="float">
            <text:p>8090</text:p>
          </table:table-cell>
        </table:table-row>
        <table:table-row table:style-name="ro1">
          <table:table-cell table:formula="of:=[.A765]+4.096" office:value-type="float" office:value="3133.44" calcext:value-type="float">
            <text:p>3133,44</text:p>
          </table:table-cell>
          <table:table-cell office:value-type="float" office:value="8087" calcext:value-type="float">
            <text:p>8087</text:p>
          </table:table-cell>
        </table:table-row>
        <table:table-row table:style-name="ro1">
          <table:table-cell table:formula="of:=[.A766]+4.096" office:value-type="float" office:value="3137.536" calcext:value-type="float">
            <text:p>3137,536</text:p>
          </table:table-cell>
          <table:table-cell office:value-type="float" office:value="8085" calcext:value-type="float">
            <text:p>8085</text:p>
          </table:table-cell>
        </table:table-row>
        <table:table-row table:style-name="ro1">
          <table:table-cell table:formula="of:=[.A767]+4.096" office:value-type="float" office:value="3141.632" calcext:value-type="float">
            <text:p>3141,632</text:p>
          </table:table-cell>
          <table:table-cell office:value-type="float" office:value="8087" calcext:value-type="float">
            <text:p>8087</text:p>
          </table:table-cell>
        </table:table-row>
        <table:table-row table:style-name="ro1">
          <table:table-cell table:formula="of:=[.A768]+4.096" office:value-type="float" office:value="3145.728" calcext:value-type="float">
            <text:p>3145,728</text:p>
          </table:table-cell>
          <table:table-cell office:value-type="float" office:value="8086" calcext:value-type="float">
            <text:p>8086</text:p>
          </table:table-cell>
        </table:table-row>
        <table:table-row table:style-name="ro1">
          <table:table-cell table:formula="of:=[.A769]+4.096" office:value-type="float" office:value="3149.824" calcext:value-type="float">
            <text:p>3149,824</text:p>
          </table:table-cell>
          <table:table-cell office:value-type="float" office:value="8095" calcext:value-type="float">
            <text:p>8095</text:p>
          </table:table-cell>
        </table:table-row>
        <table:table-row table:style-name="ro1">
          <table:table-cell table:formula="of:=[.A770]+4.096" office:value-type="float" office:value="3153.92" calcext:value-type="float">
            <text:p>3153,92</text:p>
          </table:table-cell>
          <table:table-cell office:value-type="float" office:value="8095" calcext:value-type="float">
            <text:p>8095</text:p>
          </table:table-cell>
        </table:table-row>
        <table:table-row table:style-name="ro1">
          <table:table-cell table:formula="of:=[.A771]+4.096" office:value-type="float" office:value="3158.016" calcext:value-type="float">
            <text:p>3158,016</text:p>
          </table:table-cell>
          <table:table-cell office:value-type="float" office:value="8094" calcext:value-type="float">
            <text:p>8094</text:p>
          </table:table-cell>
        </table:table-row>
        <table:table-row table:style-name="ro1">
          <table:table-cell table:formula="of:=[.A772]+4.096" office:value-type="float" office:value="3162.112" calcext:value-type="float">
            <text:p>3162,112</text:p>
          </table:table-cell>
          <table:table-cell office:value-type="float" office:value="8093" calcext:value-type="float">
            <text:p>8093</text:p>
          </table:table-cell>
        </table:table-row>
        <table:table-row table:style-name="ro1">
          <table:table-cell table:formula="of:=[.A773]+4.096" office:value-type="float" office:value="3166.208" calcext:value-type="float">
            <text:p>3166,208</text:p>
          </table:table-cell>
          <table:table-cell office:value-type="float" office:value="8098" calcext:value-type="float">
            <text:p>8098</text:p>
          </table:table-cell>
        </table:table-row>
        <table:table-row table:style-name="ro1">
          <table:table-cell table:formula="of:=[.A774]+4.096" office:value-type="float" office:value="3170.304" calcext:value-type="float">
            <text:p>3170,304</text:p>
          </table:table-cell>
          <table:table-cell office:value-type="float" office:value="8161" calcext:value-type="float">
            <text:p>8161</text:p>
          </table:table-cell>
        </table:table-row>
        <table:table-row table:style-name="ro1">
          <table:table-cell table:formula="of:=[.A775]+4.096" office:value-type="float" office:value="3174.4" calcext:value-type="float">
            <text:p>3174,4</text:p>
          </table:table-cell>
          <table:table-cell office:value-type="float" office:value="8152" calcext:value-type="float">
            <text:p>8152</text:p>
          </table:table-cell>
        </table:table-row>
        <table:table-row table:style-name="ro1">
          <table:table-cell table:formula="of:=[.A776]+4.096" office:value-type="float" office:value="3178.496" calcext:value-type="float">
            <text:p>3178,496</text:p>
          </table:table-cell>
          <table:table-cell office:value-type="float" office:value="8153" calcext:value-type="float">
            <text:p>8153</text:p>
          </table:table-cell>
        </table:table-row>
        <table:table-row table:style-name="ro1">
          <table:table-cell table:formula="of:=[.A777]+4.096" office:value-type="float" office:value="3182.592" calcext:value-type="float">
            <text:p>3182,592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table:formula="of:=[.A778]+4.096" office:value-type="float" office:value="3186.688" calcext:value-type="float">
            <text:p>3186,688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table:formula="of:=[.A779]+4.096" office:value-type="float" office:value="3190.784" calcext:value-type="float">
            <text:p>3190,784</text:p>
          </table:table-cell>
          <table:table-cell office:value-type="float" office:value="8157" calcext:value-type="float">
            <text:p>8157</text:p>
          </table:table-cell>
        </table:table-row>
        <table:table-row table:style-name="ro1">
          <table:table-cell table:formula="of:=[.A780]+4.096" office:value-type="float" office:value="3194.88" calcext:value-type="float">
            <text:p>3194,88</text:p>
          </table:table-cell>
          <table:table-cell office:value-type="float" office:value="8154" calcext:value-type="float">
            <text:p>8154</text:p>
          </table:table-cell>
        </table:table-row>
        <table:table-row table:style-name="ro1">
          <table:table-cell table:formula="of:=[.A781]+4.096" office:value-type="float" office:value="3198.976" calcext:value-type="float">
            <text:p>3198,976</text:p>
          </table:table-cell>
          <table:table-cell office:value-type="float" office:value="8162" calcext:value-type="float">
            <text:p>8162</text:p>
          </table:table-cell>
        </table:table-row>
        <table:table-row table:style-name="ro1">
          <table:table-cell table:formula="of:=[.A782]+4.096" office:value-type="float" office:value="3203.072" calcext:value-type="float">
            <text:p>3203,072</text:p>
          </table:table-cell>
          <table:table-cell office:value-type="float" office:value="8157" calcext:value-type="float">
            <text:p>8157</text:p>
          </table:table-cell>
        </table:table-row>
        <table:table-row table:style-name="ro1">
          <table:table-cell table:formula="of:=[.A783]+4.096" office:value-type="float" office:value="3207.168" calcext:value-type="float">
            <text:p>3207,168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table:formula="of:=[.A784]+4.096" office:value-type="float" office:value="3211.264" calcext:value-type="float">
            <text:p>3211,264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table:formula="of:=[.A785]+4.096" office:value-type="float" office:value="3215.36" calcext:value-type="float">
            <text:p>3215,36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table:formula="of:=[.A786]+4.096" office:value-type="float" office:value="3219.456" calcext:value-type="float">
            <text:p>3219,456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table:formula="of:=[.A787]+4.096" office:value-type="float" office:value="3223.552" calcext:value-type="float">
            <text:p>3223,552</text:p>
          </table:table-cell>
          <table:table-cell office:value-type="float" office:value="8161" calcext:value-type="float">
            <text:p>8161</text:p>
          </table:table-cell>
        </table:table-row>
        <table:table-row table:style-name="ro1">
          <table:table-cell table:formula="of:=[.A788]+4.096" office:value-type="float" office:value="3227.648" calcext:value-type="float">
            <text:p>3227,648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table:formula="of:=[.A789]+4.096" office:value-type="float" office:value="3231.744" calcext:value-type="float">
            <text:p>3231,744</text:p>
          </table:table-cell>
          <table:table-cell office:value-type="float" office:value="8155" calcext:value-type="float">
            <text:p>8155</text:p>
          </table:table-cell>
        </table:table-row>
        <table:table-row table:style-name="ro1">
          <table:table-cell table:formula="of:=[.A790]+4.096" office:value-type="float" office:value="3235.84" calcext:value-type="float">
            <text:p>3235,84</text:p>
          </table:table-cell>
          <table:table-cell office:value-type="float" office:value="8161" calcext:value-type="float">
            <text:p>8161</text:p>
          </table:table-cell>
        </table:table-row>
        <table:table-row table:style-name="ro1">
          <table:table-cell table:formula="of:=[.A791]+4.096" office:value-type="float" office:value="3239.936" calcext:value-type="float">
            <text:p>3239,936</text:p>
          </table:table-cell>
          <table:table-cell office:value-type="float" office:value="8158" calcext:value-type="float">
            <text:p>815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20_22_40_100ms" table:style-name="ta1">
        <table:shapes>
          <draw:frame draw:z-index="0" draw:style-name="gr1" draw:text-style-name="P1" svg:width="283.97mm" svg:height="124.91mm" svg:x="48.91mm" svg:y="7.37mm">
            <loext:p draw:notify-on-update-of-ranges="20_22_40_100ms.A2:20_22_40_100ms.A268 20_22_40_100ms.B2:20_22_40_100ms.B26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0°/10°/90°, je 250 ms</text:p>
          </table:table-cell>
          <table:table-cell/>
        </table:table-row>
        <table:table-row table:style-name="ro1">
          <table:table-cell table:style-name="Default" office:value-type="float" office:value="4.096" calcext:value-type="float">
            <text:p>4,096</text:p>
          </table:table-cell>
          <table:table-cell office:value-type="float" office:value="7014" calcext:value-type="float">
            <text:p>7014</text:p>
          </table:table-cell>
        </table:table-row>
        <table:table-row table:style-name="ro1">
          <table:table-cell table:style-name="Default" table:formula="of:=[.A2]+4.096" office:value-type="float" office:value="8.192" calcext:value-type="float">
            <text:p>8,192</text:p>
          </table:table-cell>
          <table:table-cell office:value-type="float" office:value="7083" calcext:value-type="float">
            <text:p>7083</text:p>
          </table:table-cell>
        </table:table-row>
        <table:table-row table:style-name="ro1">
          <table:table-cell table:style-name="Default" table:formula="of:=[.A3]+4.096" office:value-type="float" office:value="12.288" calcext:value-type="float">
            <text:p>12,288</text:p>
          </table:table-cell>
          <table:table-cell office:value-type="float" office:value="7077" calcext:value-type="float">
            <text:p>7077</text:p>
          </table:table-cell>
        </table:table-row>
        <table:table-row table:style-name="ro1">
          <table:table-cell table:style-name="Default" table:formula="of:=[.A4]+4.096" office:value-type="float" office:value="16.384" calcext:value-type="float">
            <text:p>16,384</text:p>
          </table:table-cell>
          <table:table-cell office:value-type="float" office:value="7075" calcext:value-type="float">
            <text:p>7075</text:p>
          </table:table-cell>
        </table:table-row>
        <table:table-row table:style-name="ro1">
          <table:table-cell table:style-name="Default" table:formula="of:=[.A5]+4.096" office:value-type="float" office:value="20.48" calcext:value-type="float">
            <text:p>20,48</text:p>
          </table:table-cell>
          <table:table-cell office:value-type="float" office:value="7078" calcext:value-type="float">
            <text:p>7078</text:p>
          </table:table-cell>
        </table:table-row>
        <table:table-row table:style-name="ro1">
          <table:table-cell table:style-name="Default" table:formula="of:=[.A6]+4.096" office:value-type="float" office:value="24.576" calcext:value-type="float">
            <text:p>24,576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table:style-name="Default" table:formula="of:=[.A7]+4.096" office:value-type="float" office:value="28.672" calcext:value-type="float">
            <text:p>28,672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table:style-name="Default" table:formula="of:=[.A8]+4.096" office:value-type="float" office:value="32.768" calcext:value-type="float">
            <text:p>32,768</text:p>
          </table:table-cell>
          <table:table-cell office:value-type="float" office:value="7079" calcext:value-type="float">
            <text:p>7079</text:p>
          </table:table-cell>
        </table:table-row>
        <table:table-row table:style-name="ro1">
          <table:table-cell table:style-name="Default" table:formula="of:=[.A9]+4.096" office:value-type="float" office:value="36.864" calcext:value-type="float">
            <text:p>36,864</text:p>
          </table:table-cell>
          <table:table-cell office:value-type="float" office:value="7083" calcext:value-type="float">
            <text:p>7083</text:p>
          </table:table-cell>
        </table:table-row>
        <table:table-row table:style-name="ro1">
          <table:table-cell table:style-name="Default" table:formula="of:=[.A10]+4.096" office:value-type="float" office:value="40.96" calcext:value-type="float">
            <text:p>40,96</text:p>
          </table:table-cell>
          <table:table-cell office:value-type="float" office:value="7078" calcext:value-type="float">
            <text:p>7078</text:p>
          </table:table-cell>
        </table:table-row>
        <table:table-row table:style-name="ro1">
          <table:table-cell table:style-name="Default" table:formula="of:=[.A11]+4.096" office:value-type="float" office:value="45.056" calcext:value-type="float">
            <text:p>45,056</text:p>
          </table:table-cell>
          <table:table-cell office:value-type="float" office:value="7075" calcext:value-type="float">
            <text:p>7075</text:p>
          </table:table-cell>
        </table:table-row>
        <table:table-row table:style-name="ro1">
          <table:table-cell table:style-name="Default" table:formula="of:=[.A12]+4.096" office:value-type="float" office:value="49.152" calcext:value-type="float">
            <text:p>49,152</text:p>
          </table:table-cell>
          <table:table-cell office:value-type="float" office:value="7079" calcext:value-type="float">
            <text:p>7079</text:p>
          </table:table-cell>
        </table:table-row>
        <table:table-row table:style-name="ro1">
          <table:table-cell table:style-name="Default" table:formula="of:=[.A13]+4.096" office:value-type="float" office:value="53.248" calcext:value-type="float">
            <text:p>53,248</text:p>
          </table:table-cell>
          <table:table-cell office:value-type="float" office:value="7077" calcext:value-type="float">
            <text:p>7077</text:p>
          </table:table-cell>
        </table:table-row>
        <table:table-row table:style-name="ro1">
          <table:table-cell table:style-name="Default" table:formula="of:=[.A14]+4.096" office:value-type="float" office:value="57.344" calcext:value-type="float">
            <text:p>57,344</text:p>
          </table:table-cell>
          <table:table-cell office:value-type="float" office:value="7072" calcext:value-type="float">
            <text:p>7072</text:p>
          </table:table-cell>
        </table:table-row>
        <table:table-row table:style-name="ro1">
          <table:table-cell table:style-name="Default" table:formula="of:=[.A15]+4.096" office:value-type="float" office:value="61.44" calcext:value-type="float">
            <text:p>61,44</text:p>
          </table:table-cell>
          <table:table-cell office:value-type="float" office:value="7081" calcext:value-type="float">
            <text:p>7081</text:p>
          </table:table-cell>
        </table:table-row>
        <table:table-row table:style-name="ro1">
          <table:table-cell table:style-name="Default" table:formula="of:=[.A16]+4.096" office:value-type="float" office:value="65.536" calcext:value-type="float">
            <text:p>65,536</text:p>
          </table:table-cell>
          <table:table-cell office:value-type="float" office:value="7081" calcext:value-type="float">
            <text:p>7081</text:p>
          </table:table-cell>
        </table:table-row>
        <table:table-row table:style-name="ro1">
          <table:table-cell table:style-name="Default" table:formula="of:=[.A17]+4.096" office:value-type="float" office:value="69.632" calcext:value-type="float">
            <text:p>69,632</text:p>
          </table:table-cell>
          <table:table-cell office:value-type="float" office:value="7078" calcext:value-type="float">
            <text:p>7078</text:p>
          </table:table-cell>
        </table:table-row>
        <table:table-row table:style-name="ro1">
          <table:table-cell table:style-name="Default" table:formula="of:=[.A18]+4.096" office:value-type="float" office:value="73.728" calcext:value-type="float">
            <text:p>73,728</text:p>
          </table:table-cell>
          <table:table-cell office:value-type="float" office:value="7081" calcext:value-type="float">
            <text:p>7081</text:p>
          </table:table-cell>
        </table:table-row>
        <table:table-row table:style-name="ro1">
          <table:table-cell table:style-name="Default" table:formula="of:=[.A19]+4.096" office:value-type="float" office:value="77.824" calcext:value-type="float">
            <text:p>77,824</text:p>
          </table:table-cell>
          <table:table-cell office:value-type="float" office:value="7078" calcext:value-type="float">
            <text:p>7078</text:p>
          </table:table-cell>
        </table:table-row>
        <table:table-row table:style-name="ro1">
          <table:table-cell table:style-name="Default" table:formula="of:=[.A20]+4.096" office:value-type="float" office:value="81.92" calcext:value-type="float">
            <text:p>81,92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table:style-name="Default" table:formula="of:=[.A21]+4.096" office:value-type="float" office:value="86.0160000000001" calcext:value-type="float">
            <text:p>86,016</text:p>
          </table:table-cell>
          <table:table-cell office:value-type="float" office:value="7078" calcext:value-type="float">
            <text:p>7078</text:p>
          </table:table-cell>
        </table:table-row>
        <table:table-row table:style-name="ro1">
          <table:table-cell table:style-name="Default" table:formula="of:=[.A22]+4.096" office:value-type="float" office:value="90.1120000000001" calcext:value-type="float">
            <text:p>90,112</text:p>
          </table:table-cell>
          <table:table-cell office:value-type="float" office:value="7071" calcext:value-type="float">
            <text:p>7071</text:p>
          </table:table-cell>
        </table:table-row>
        <table:table-row table:style-name="ro1">
          <table:table-cell table:style-name="Default" table:formula="of:=[.A23]+4.096" office:value-type="float" office:value="94.2080000000001" calcext:value-type="float">
            <text:p>94,208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table:style-name="Default" table:formula="of:=[.A24]+4.096" office:value-type="float" office:value="98.3040000000001" calcext:value-type="float">
            <text:p>98,304</text:p>
          </table:table-cell>
          <table:table-cell office:value-type="float" office:value="7078" calcext:value-type="float">
            <text:p>7078</text:p>
          </table:table-cell>
        </table:table-row>
        <table:table-row table:style-name="ro1">
          <table:table-cell table:style-name="Default" table:formula="of:=[.A25]+4.096" office:value-type="float" office:value="102.4" calcext:value-type="float">
            <text:p>102,4</text:p>
          </table:table-cell>
          <table:table-cell office:value-type="float" office:value="7070" calcext:value-type="float">
            <text:p>7070</text:p>
          </table:table-cell>
        </table:table-row>
        <table:table-row table:style-name="ro1">
          <table:table-cell table:style-name="Default" table:formula="of:=[.A26]+4.096" office:value-type="float" office:value="106.496" calcext:value-type="float">
            <text:p>106,496</text:p>
          </table:table-cell>
          <table:table-cell office:value-type="float" office:value="7067" calcext:value-type="float">
            <text:p>7067</text:p>
          </table:table-cell>
        </table:table-row>
        <table:table-row table:style-name="ro1">
          <table:table-cell table:style-name="Default" table:formula="of:=[.A27]+4.096" office:value-type="float" office:value="110.592" calcext:value-type="float">
            <text:p>110,592</text:p>
          </table:table-cell>
          <table:table-cell office:value-type="float" office:value="7065" calcext:value-type="float">
            <text:p>7065</text:p>
          </table:table-cell>
        </table:table-row>
        <table:table-row table:style-name="ro1">
          <table:table-cell table:style-name="Default" table:formula="of:=[.A28]+4.096" office:value-type="float" office:value="114.688" calcext:value-type="float">
            <text:p>114,688</text:p>
          </table:table-cell>
          <table:table-cell office:value-type="float" office:value="7047" calcext:value-type="float">
            <text:p>7047</text:p>
          </table:table-cell>
        </table:table-row>
        <table:table-row table:style-name="ro1">
          <table:table-cell table:style-name="Default" table:formula="of:=[.A29]+4.096" office:value-type="float" office:value="118.784" calcext:value-type="float">
            <text:p>118,784</text:p>
          </table:table-cell>
          <table:table-cell office:value-type="float" office:value="7096" calcext:value-type="float">
            <text:p>7096</text:p>
          </table:table-cell>
        </table:table-row>
        <table:table-row table:style-name="ro1">
          <table:table-cell table:style-name="Default" table:formula="of:=[.A30]+4.096" office:value-type="float" office:value="122.88" calcext:value-type="float">
            <text:p>122,88</text:p>
          </table:table-cell>
          <table:table-cell office:value-type="float" office:value="7089" calcext:value-type="float">
            <text:p>7089</text:p>
          </table:table-cell>
        </table:table-row>
        <table:table-row table:style-name="ro1">
          <table:table-cell table:style-name="Default" table:formula="of:=[.A31]+4.096" office:value-type="float" office:value="126.976" calcext:value-type="float">
            <text:p>126,976</text:p>
          </table:table-cell>
          <table:table-cell office:value-type="float" office:value="7144" calcext:value-type="float">
            <text:p>7144</text:p>
          </table:table-cell>
        </table:table-row>
        <table:table-row table:style-name="ro1">
          <table:table-cell table:style-name="Default" table:formula="of:=[.A32]+4.096" office:value-type="float" office:value="131.072" calcext:value-type="float">
            <text:p>131,072</text:p>
          </table:table-cell>
          <table:table-cell office:value-type="float" office:value="7142" calcext:value-type="float">
            <text:p>7142</text:p>
          </table:table-cell>
        </table:table-row>
        <table:table-row table:style-name="ro1">
          <table:table-cell table:style-name="Default" table:formula="of:=[.A33]+4.096" office:value-type="float" office:value="135.168" calcext:value-type="float">
            <text:p>135,168</text:p>
          </table:table-cell>
          <table:table-cell office:value-type="float" office:value="7137" calcext:value-type="float">
            <text:p>7137</text:p>
          </table:table-cell>
        </table:table-row>
        <table:table-row table:style-name="ro1">
          <table:table-cell table:style-name="Default" table:formula="of:=[.A34]+4.096" office:value-type="float" office:value="139.264" calcext:value-type="float">
            <text:p>139,264</text:p>
          </table:table-cell>
          <table:table-cell office:value-type="float" office:value="7135" calcext:value-type="float">
            <text:p>7135</text:p>
          </table:table-cell>
        </table:table-row>
        <table:table-row table:style-name="ro1">
          <table:table-cell table:style-name="Default" table:formula="of:=[.A35]+4.096" office:value-type="float" office:value="143.36" calcext:value-type="float">
            <text:p>143,36</text:p>
          </table:table-cell>
          <table:table-cell office:value-type="float" office:value="7127" calcext:value-type="float">
            <text:p>7127</text:p>
          </table:table-cell>
        </table:table-row>
        <table:table-row table:style-name="ro1">
          <table:table-cell table:style-name="Default" table:formula="of:=[.A36]+4.096" office:value-type="float" office:value="147.456" calcext:value-type="float">
            <text:p>147,456</text:p>
          </table:table-cell>
          <table:table-cell office:value-type="float" office:value="7128" calcext:value-type="float">
            <text:p>7128</text:p>
          </table:table-cell>
        </table:table-row>
        <table:table-row table:style-name="ro1">
          <table:table-cell table:style-name="Default" table:formula="of:=[.A37]+4.096" office:value-type="float" office:value="151.552" calcext:value-type="float">
            <text:p>151,552</text:p>
          </table:table-cell>
          <table:table-cell office:value-type="float" office:value="7122" calcext:value-type="float">
            <text:p>7122</text:p>
          </table:table-cell>
        </table:table-row>
        <table:table-row table:style-name="ro1">
          <table:table-cell table:style-name="Default" table:formula="of:=[.A38]+4.096" office:value-type="float" office:value="155.648" calcext:value-type="float">
            <text:p>155,648</text:p>
          </table:table-cell>
          <table:table-cell office:value-type="float" office:value="7122" calcext:value-type="float">
            <text:p>7122</text:p>
          </table:table-cell>
        </table:table-row>
        <table:table-row table:style-name="ro1">
          <table:table-cell table:style-name="Default" table:formula="of:=[.A39]+4.096" office:value-type="float" office:value="159.744" calcext:value-type="float">
            <text:p>159,744</text:p>
          </table:table-cell>
          <table:table-cell office:value-type="float" office:value="7117" calcext:value-type="float">
            <text:p>7117</text:p>
          </table:table-cell>
        </table:table-row>
        <table:table-row table:style-name="ro1">
          <table:table-cell table:style-name="Default" table:formula="of:=[.A40]+4.096" office:value-type="float" office:value="163.84" calcext:value-type="float">
            <text:p>163,84</text:p>
          </table:table-cell>
          <table:table-cell office:value-type="float" office:value="7121" calcext:value-type="float">
            <text:p>7121</text:p>
          </table:table-cell>
        </table:table-row>
        <table:table-row table:style-name="ro1">
          <table:table-cell table:style-name="Default" table:formula="of:=[.A41]+4.096" office:value-type="float" office:value="167.936" calcext:value-type="float">
            <text:p>167,936</text:p>
          </table:table-cell>
          <table:table-cell office:value-type="float" office:value="7121" calcext:value-type="float">
            <text:p>7121</text:p>
          </table:table-cell>
        </table:table-row>
        <table:table-row table:style-name="ro1">
          <table:table-cell table:style-name="Default" table:formula="of:=[.A42]+4.096" office:value-type="float" office:value="172.032" calcext:value-type="float">
            <text:p>172,032</text:p>
          </table:table-cell>
          <table:table-cell office:value-type="float" office:value="7123" calcext:value-type="float">
            <text:p>7123</text:p>
          </table:table-cell>
        </table:table-row>
        <table:table-row table:style-name="ro1">
          <table:table-cell table:style-name="Default" table:formula="of:=[.A43]+4.096" office:value-type="float" office:value="176.128" calcext:value-type="float">
            <text:p>176,128</text:p>
          </table:table-cell>
          <table:table-cell office:value-type="float" office:value="7121" calcext:value-type="float">
            <text:p>7121</text:p>
          </table:table-cell>
        </table:table-row>
        <table:table-row table:style-name="ro1">
          <table:table-cell table:style-name="Default" table:formula="of:=[.A44]+4.096" office:value-type="float" office:value="180.224" calcext:value-type="float">
            <text:p>180,224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table:style-name="Default" table:formula="of:=[.A45]+4.096" office:value-type="float" office:value="184.32" calcext:value-type="float">
            <text:p>184,32</text:p>
          </table:table-cell>
          <table:table-cell office:value-type="float" office:value="7118" calcext:value-type="float">
            <text:p>7118</text:p>
          </table:table-cell>
        </table:table-row>
        <table:table-row table:style-name="ro1">
          <table:table-cell table:style-name="Default" table:formula="of:=[.A46]+4.096" office:value-type="float" office:value="188.416" calcext:value-type="float">
            <text:p>188,416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 table:style-name="Default" table:formula="of:=[.A47]+4.096" office:value-type="float" office:value="192.512" calcext:value-type="float">
            <text:p>192,512</text:p>
          </table:table-cell>
          <table:table-cell office:value-type="float" office:value="7121" calcext:value-type="float">
            <text:p>7121</text:p>
          </table:table-cell>
        </table:table-row>
        <table:table-row table:style-name="ro1">
          <table:table-cell table:style-name="Default" table:formula="of:=[.A48]+4.096" office:value-type="float" office:value="196.608" calcext:value-type="float">
            <text:p>196,608</text:p>
          </table:table-cell>
          <table:table-cell office:value-type="float" office:value="7121" calcext:value-type="float">
            <text:p>7121</text:p>
          </table:table-cell>
        </table:table-row>
        <table:table-row table:style-name="ro1">
          <table:table-cell table:style-name="Default" table:formula="of:=[.A49]+4.096" office:value-type="float" office:value="200.704" calcext:value-type="float">
            <text:p>200,704</text:p>
          </table:table-cell>
          <table:table-cell office:value-type="float" office:value="7116" calcext:value-type="float">
            <text:p>7116</text:p>
          </table:table-cell>
        </table:table-row>
        <table:table-row table:style-name="ro1">
          <table:table-cell table:style-name="Default" table:formula="of:=[.A50]+4.096" office:value-type="float" office:value="204.8" calcext:value-type="float">
            <text:p>204,8</text:p>
          </table:table-cell>
          <table:table-cell office:value-type="float" office:value="7122" calcext:value-type="float">
            <text:p>7122</text:p>
          </table:table-cell>
        </table:table-row>
        <table:table-row table:style-name="ro1">
          <table:table-cell table:style-name="Default" table:formula="of:=[.A51]+4.096" office:value-type="float" office:value="208.896" calcext:value-type="float">
            <text:p>208,896</text:p>
          </table:table-cell>
          <table:table-cell office:value-type="float" office:value="7116" calcext:value-type="float">
            <text:p>7116</text:p>
          </table:table-cell>
        </table:table-row>
        <table:table-row table:style-name="ro1">
          <table:table-cell table:style-name="Default" table:formula="of:=[.A52]+4.096" office:value-type="float" office:value="212.992" calcext:value-type="float">
            <text:p>212,992</text:p>
          </table:table-cell>
          <table:table-cell office:value-type="float" office:value="7135" calcext:value-type="float">
            <text:p>7135</text:p>
          </table:table-cell>
        </table:table-row>
        <table:table-row table:style-name="ro1">
          <table:table-cell table:style-name="Default" table:formula="of:=[.A53]+4.096" office:value-type="float" office:value="217.088" calcext:value-type="float">
            <text:p>217,088</text:p>
          </table:table-cell>
          <table:table-cell office:value-type="float" office:value="7193" calcext:value-type="float">
            <text:p>7193</text:p>
          </table:table-cell>
        </table:table-row>
        <table:table-row table:style-name="ro1">
          <table:table-cell table:style-name="Default" table:formula="of:=[.A54]+4.096" office:value-type="float" office:value="221.184" calcext:value-type="float">
            <text:p>221,184</text:p>
          </table:table-cell>
          <table:table-cell office:value-type="float" office:value="7183" calcext:value-type="float">
            <text:p>7183</text:p>
          </table:table-cell>
        </table:table-row>
        <table:table-row table:style-name="ro1">
          <table:table-cell table:style-name="Default" table:formula="of:=[.A55]+4.096" office:value-type="float" office:value="225.28" calcext:value-type="float">
            <text:p>225,28</text:p>
          </table:table-cell>
          <table:table-cell office:value-type="float" office:value="7173" calcext:value-type="float">
            <text:p>7173</text:p>
          </table:table-cell>
        </table:table-row>
        <table:table-row table:style-name="ro1">
          <table:table-cell table:style-name="Default" table:formula="of:=[.A56]+4.096" office:value-type="float" office:value="229.376" calcext:value-type="float">
            <text:p>229,376</text:p>
          </table:table-cell>
          <table:table-cell office:value-type="float" office:value="7227" calcext:value-type="float">
            <text:p>7227</text:p>
          </table:table-cell>
        </table:table-row>
        <table:table-row table:style-name="ro1">
          <table:table-cell table:style-name="Default" table:formula="of:=[.A57]+4.096" office:value-type="float" office:value="233.472" calcext:value-type="float">
            <text:p>233,472</text:p>
          </table:table-cell>
          <table:table-cell office:value-type="float" office:value="7290" calcext:value-type="float">
            <text:p>7290</text:p>
          </table:table-cell>
        </table:table-row>
        <table:table-row table:style-name="ro1">
          <table:table-cell table:style-name="Default" table:formula="of:=[.A58]+4.096" office:value-type="float" office:value="237.568" calcext:value-type="float">
            <text:p>237,568</text:p>
          </table:table-cell>
          <table:table-cell office:value-type="float" office:value="7286" calcext:value-type="float">
            <text:p>7286</text:p>
          </table:table-cell>
        </table:table-row>
        <table:table-row table:style-name="ro1">
          <table:table-cell table:style-name="Default" table:formula="of:=[.A59]+4.096" office:value-type="float" office:value="241.664" calcext:value-type="float">
            <text:p>241,664</text:p>
          </table:table-cell>
          <table:table-cell office:value-type="float" office:value="7288" calcext:value-type="float">
            <text:p>7288</text:p>
          </table:table-cell>
        </table:table-row>
        <table:table-row table:style-name="ro1">
          <table:table-cell table:style-name="Default" table:formula="of:=[.A60]+4.096" office:value-type="float" office:value="245.76" calcext:value-type="float">
            <text:p>245,76</text:p>
          </table:table-cell>
          <table:table-cell office:value-type="float" office:value="7282" calcext:value-type="float">
            <text:p>7282</text:p>
          </table:table-cell>
        </table:table-row>
        <table:table-row table:style-name="ro1">
          <table:table-cell table:style-name="Default" table:formula="of:=[.A61]+4.096" office:value-type="float" office:value="249.856" calcext:value-type="float">
            <text:p>249,856</text:p>
          </table:table-cell>
          <table:table-cell office:value-type="float" office:value="7269" calcext:value-type="float">
            <text:p>7269</text:p>
          </table:table-cell>
        </table:table-row>
        <table:table-row table:style-name="ro1">
          <table:table-cell table:style-name="Default" table:formula="of:=[.A62]+4.096" office:value-type="float" office:value="253.952" calcext:value-type="float">
            <text:p>253,952</text:p>
          </table:table-cell>
          <table:table-cell office:value-type="float" office:value="7276" calcext:value-type="float">
            <text:p>7276</text:p>
          </table:table-cell>
        </table:table-row>
        <table:table-row table:style-name="ro1">
          <table:table-cell table:style-name="Default" table:formula="of:=[.A63]+4.096" office:value-type="float" office:value="258.048" calcext:value-type="float">
            <text:p>258,048</text:p>
          </table:table-cell>
          <table:table-cell office:value-type="float" office:value="7279" calcext:value-type="float">
            <text:p>7279</text:p>
          </table:table-cell>
        </table:table-row>
        <table:table-row table:style-name="ro1">
          <table:table-cell table:style-name="Default" table:formula="of:=[.A64]+4.096" office:value-type="float" office:value="262.144" calcext:value-type="float">
            <text:p>262,144</text:p>
          </table:table-cell>
          <table:table-cell office:value-type="float" office:value="7272" calcext:value-type="float">
            <text:p>7272</text:p>
          </table:table-cell>
        </table:table-row>
        <table:table-row table:style-name="ro1">
          <table:table-cell table:style-name="Default" table:formula="of:=[.A65]+4.096" office:value-type="float" office:value="266.24" calcext:value-type="float">
            <text:p>266,24</text:p>
          </table:table-cell>
          <table:table-cell office:value-type="float" office:value="7275" calcext:value-type="float">
            <text:p>7275</text:p>
          </table:table-cell>
        </table:table-row>
        <table:table-row table:style-name="ro1">
          <table:table-cell table:style-name="Default" table:formula="of:=[.A66]+4.096" office:value-type="float" office:value="270.336" calcext:value-type="float">
            <text:p>270,336</text:p>
          </table:table-cell>
          <table:table-cell office:value-type="float" office:value="7273" calcext:value-type="float">
            <text:p>7273</text:p>
          </table:table-cell>
        </table:table-row>
        <table:table-row table:style-name="ro1">
          <table:table-cell table:style-name="Default" table:formula="of:=[.A67]+4.096" office:value-type="float" office:value="274.432" calcext:value-type="float">
            <text:p>274,432</text:p>
          </table:table-cell>
          <table:table-cell office:value-type="float" office:value="7267" calcext:value-type="float">
            <text:p>7267</text:p>
          </table:table-cell>
        </table:table-row>
        <table:table-row table:style-name="ro1">
          <table:table-cell table:style-name="Default" table:formula="of:=[.A68]+4.096" office:value-type="float" office:value="278.528" calcext:value-type="float">
            <text:p>278,528</text:p>
          </table:table-cell>
          <table:table-cell office:value-type="float" office:value="7274" calcext:value-type="float">
            <text:p>7274</text:p>
          </table:table-cell>
        </table:table-row>
        <table:table-row table:style-name="ro1">
          <table:table-cell table:style-name="Default" table:formula="of:=[.A69]+4.096" office:value-type="float" office:value="282.624" calcext:value-type="float">
            <text:p>282,624</text:p>
          </table:table-cell>
          <table:table-cell office:value-type="float" office:value="7270" calcext:value-type="float">
            <text:p>7270</text:p>
          </table:table-cell>
        </table:table-row>
        <table:table-row table:style-name="ro1">
          <table:table-cell table:style-name="Default" table:formula="of:=[.A70]+4.096" office:value-type="float" office:value="286.72" calcext:value-type="float">
            <text:p>286,72</text:p>
          </table:table-cell>
          <table:table-cell office:value-type="float" office:value="7269" calcext:value-type="float">
            <text:p>7269</text:p>
          </table:table-cell>
        </table:table-row>
        <table:table-row table:style-name="ro1">
          <table:table-cell table:style-name="Default" table:formula="of:=[.A71]+4.096" office:value-type="float" office:value="290.816" calcext:value-type="float">
            <text:p>290,816</text:p>
          </table:table-cell>
          <table:table-cell office:value-type="float" office:value="7270" calcext:value-type="float">
            <text:p>7270</text:p>
          </table:table-cell>
        </table:table-row>
        <table:table-row table:style-name="ro1">
          <table:table-cell table:style-name="Default" table:formula="of:=[.A72]+4.096" office:value-type="float" office:value="294.912" calcext:value-type="float">
            <text:p>294,912</text:p>
          </table:table-cell>
          <table:table-cell office:value-type="float" office:value="7269" calcext:value-type="float">
            <text:p>7269</text:p>
          </table:table-cell>
        </table:table-row>
        <table:table-row table:style-name="ro1">
          <table:table-cell table:style-name="Default" table:formula="of:=[.A73]+4.096" office:value-type="float" office:value="299.008" calcext:value-type="float">
            <text:p>299,008</text:p>
          </table:table-cell>
          <table:table-cell office:value-type="float" office:value="7267" calcext:value-type="float">
            <text:p>7267</text:p>
          </table:table-cell>
        </table:table-row>
        <table:table-row table:style-name="ro1">
          <table:table-cell table:style-name="Default" table:formula="of:=[.A74]+4.096" office:value-type="float" office:value="303.104" calcext:value-type="float">
            <text:p>303,104</text:p>
          </table:table-cell>
          <table:table-cell office:value-type="float" office:value="7273" calcext:value-type="float">
            <text:p>7273</text:p>
          </table:table-cell>
        </table:table-row>
        <table:table-row table:style-name="ro1">
          <table:table-cell table:style-name="Default" table:formula="of:=[.A75]+4.096" office:value-type="float" office:value="307.2" calcext:value-type="float">
            <text:p>307,2</text:p>
          </table:table-cell>
          <table:table-cell office:value-type="float" office:value="7273" calcext:value-type="float">
            <text:p>7273</text:p>
          </table:table-cell>
        </table:table-row>
        <table:table-row table:style-name="ro1">
          <table:table-cell table:style-name="Default" table:formula="of:=[.A76]+4.096" office:value-type="float" office:value="311.296" calcext:value-type="float">
            <text:p>311,296</text:p>
          </table:table-cell>
          <table:table-cell office:value-type="float" office:value="7253" calcext:value-type="float">
            <text:p>7253</text:p>
          </table:table-cell>
        </table:table-row>
        <table:table-row table:style-name="ro1">
          <table:table-cell table:style-name="Default" table:formula="of:=[.A77]+4.096" office:value-type="float" office:value="315.392" calcext:value-type="float">
            <text:p>315,392</text:p>
          </table:table-cell>
          <table:table-cell office:value-type="float" office:value="7314" calcext:value-type="float">
            <text:p>7314</text:p>
          </table:table-cell>
        </table:table-row>
        <table:table-row table:style-name="ro1">
          <table:table-cell table:style-name="Default" table:formula="of:=[.A78]+4.096" office:value-type="float" office:value="319.488" calcext:value-type="float">
            <text:p>319,488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table:style-name="Default" table:formula="of:=[.A79]+4.096" office:value-type="float" office:value="323.584" calcext:value-type="float">
            <text:p>323,584</text:p>
          </table:table-cell>
          <table:table-cell office:value-type="float" office:value="7333" calcext:value-type="float">
            <text:p>7333</text:p>
          </table:table-cell>
        </table:table-row>
        <table:table-row table:style-name="ro1">
          <table:table-cell table:style-name="Default" table:formula="of:=[.A80]+4.096" office:value-type="float" office:value="327.68" calcext:value-type="float">
            <text:p>327,68</text:p>
          </table:table-cell>
          <table:table-cell office:value-type="float" office:value="7333" calcext:value-type="float">
            <text:p>7333</text:p>
          </table:table-cell>
        </table:table-row>
        <table:table-row table:style-name="ro1">
          <table:table-cell table:style-name="Default" table:formula="of:=[.A81]+4.096" office:value-type="float" office:value="331.776" calcext:value-type="float">
            <text:p>331,776</text:p>
          </table:table-cell>
          <table:table-cell office:value-type="float" office:value="7315" calcext:value-type="float">
            <text:p>7315</text:p>
          </table:table-cell>
        </table:table-row>
        <table:table-row table:style-name="ro1">
          <table:table-cell table:style-name="Default" table:formula="of:=[.A82]+4.096" office:value-type="float" office:value="335.872" calcext:value-type="float">
            <text:p>335,872</text:p>
          </table:table-cell>
          <table:table-cell office:value-type="float" office:value="7314" calcext:value-type="float">
            <text:p>7314</text:p>
          </table:table-cell>
        </table:table-row>
        <table:table-row table:style-name="ro1">
          <table:table-cell table:style-name="Default" table:formula="of:=[.A83]+4.096" office:value-type="float" office:value="339.968" calcext:value-type="float">
            <text:p>339,968</text:p>
          </table:table-cell>
          <table:table-cell office:value-type="float" office:value="7370" calcext:value-type="float">
            <text:p>7370</text:p>
          </table:table-cell>
        </table:table-row>
        <table:table-row table:style-name="ro1">
          <table:table-cell table:style-name="Default" table:formula="of:=[.A84]+4.096" office:value-type="float" office:value="344.064" calcext:value-type="float">
            <text:p>344,064</text:p>
          </table:table-cell>
          <table:table-cell office:value-type="float" office:value="7368" calcext:value-type="float">
            <text:p>7368</text:p>
          </table:table-cell>
        </table:table-row>
        <table:table-row table:style-name="ro1">
          <table:table-cell table:style-name="Default" table:formula="of:=[.A85]+4.096" office:value-type="float" office:value="348.16" calcext:value-type="float">
            <text:p>348,16</text:p>
          </table:table-cell>
          <table:table-cell office:value-type="float" office:value="7365" calcext:value-type="float">
            <text:p>7365</text:p>
          </table:table-cell>
        </table:table-row>
        <table:table-row table:style-name="ro1">
          <table:table-cell table:style-name="Default" table:formula="of:=[.A86]+4.096" office:value-type="float" office:value="352.256" calcext:value-type="float">
            <text:p>352,256</text:p>
          </table:table-cell>
          <table:table-cell office:value-type="float" office:value="7365" calcext:value-type="float">
            <text:p>7365</text:p>
          </table:table-cell>
        </table:table-row>
        <table:table-row table:style-name="ro1">
          <table:table-cell table:style-name="Default" table:formula="of:=[.A87]+4.096" office:value-type="float" office:value="356.352" calcext:value-type="float">
            <text:p>356,352</text:p>
          </table:table-cell>
          <table:table-cell office:value-type="float" office:value="7364" calcext:value-type="float">
            <text:p>7364</text:p>
          </table:table-cell>
        </table:table-row>
        <table:table-row table:style-name="ro1">
          <table:table-cell table:style-name="Default" table:formula="of:=[.A88]+4.096" office:value-type="float" office:value="360.448" calcext:value-type="float">
            <text:p>360,448</text:p>
          </table:table-cell>
          <table:table-cell office:value-type="float" office:value="7363" calcext:value-type="float">
            <text:p>7363</text:p>
          </table:table-cell>
        </table:table-row>
        <table:table-row table:style-name="ro1">
          <table:table-cell table:style-name="Default" table:formula="of:=[.A89]+4.096" office:value-type="float" office:value="364.544" calcext:value-type="float">
            <text:p>364,544</text:p>
          </table:table-cell>
          <table:table-cell office:value-type="float" office:value="7368" calcext:value-type="float">
            <text:p>7368</text:p>
          </table:table-cell>
        </table:table-row>
        <table:table-row table:style-name="ro1">
          <table:table-cell table:style-name="Default" table:formula="of:=[.A90]+4.096" office:value-type="float" office:value="368.64" calcext:value-type="float">
            <text:p>368,64</text:p>
          </table:table-cell>
          <table:table-cell office:value-type="float" office:value="7363" calcext:value-type="float">
            <text:p>7363</text:p>
          </table:table-cell>
        </table:table-row>
        <table:table-row table:style-name="ro1">
          <table:table-cell table:style-name="Default" table:formula="of:=[.A91]+4.096" office:value-type="float" office:value="372.736" calcext:value-type="float">
            <text:p>372,736</text:p>
          </table:table-cell>
          <table:table-cell office:value-type="float" office:value="7361" calcext:value-type="float">
            <text:p>7361</text:p>
          </table:table-cell>
        </table:table-row>
        <table:table-row table:style-name="ro1">
          <table:table-cell table:style-name="Default" table:formula="of:=[.A92]+4.096" office:value-type="float" office:value="376.832" calcext:value-type="float">
            <text:p>376,832</text:p>
          </table:table-cell>
          <table:table-cell office:value-type="float" office:value="7364" calcext:value-type="float">
            <text:p>7364</text:p>
          </table:table-cell>
        </table:table-row>
        <table:table-row table:style-name="ro1">
          <table:table-cell table:style-name="Default" table:formula="of:=[.A93]+4.096" office:value-type="float" office:value="380.928" calcext:value-type="float">
            <text:p>380,928</text:p>
          </table:table-cell>
          <table:table-cell office:value-type="float" office:value="7423" calcext:value-type="float">
            <text:p>7423</text:p>
          </table:table-cell>
        </table:table-row>
        <table:table-row table:style-name="ro1">
          <table:table-cell table:style-name="Default" table:formula="of:=[.A94]+4.096" office:value-type="float" office:value="385.024" calcext:value-type="float">
            <text:p>385,024</text:p>
          </table:table-cell>
          <table:table-cell office:value-type="float" office:value="7364" calcext:value-type="float">
            <text:p>7364</text:p>
          </table:table-cell>
        </table:table-row>
        <table:table-row table:style-name="ro1">
          <table:table-cell table:style-name="Default" table:formula="of:=[.A95]+4.096" office:value-type="float" office:value="389.12" calcext:value-type="float">
            <text:p>389,12</text:p>
          </table:table-cell>
          <table:table-cell office:value-type="float" office:value="7361" calcext:value-type="float">
            <text:p>7361</text:p>
          </table:table-cell>
        </table:table-row>
        <table:table-row table:style-name="ro1">
          <table:table-cell table:style-name="Default" table:formula="of:=[.A96]+4.096" office:value-type="float" office:value="393.216" calcext:value-type="float">
            <text:p>393,216</text:p>
          </table:table-cell>
          <table:table-cell office:value-type="float" office:value="7366" calcext:value-type="float">
            <text:p>7366</text:p>
          </table:table-cell>
        </table:table-row>
        <table:table-row table:style-name="ro1">
          <table:table-cell table:style-name="Default" table:formula="of:=[.A97]+4.096" office:value-type="float" office:value="397.312" calcext:value-type="float">
            <text:p>397,312</text:p>
          </table:table-cell>
          <table:table-cell office:value-type="float" office:value="7362" calcext:value-type="float">
            <text:p>7362</text:p>
          </table:table-cell>
        </table:table-row>
        <table:table-row table:style-name="ro1">
          <table:table-cell table:style-name="Default" table:formula="of:=[.A98]+4.096" office:value-type="float" office:value="401.408" calcext:value-type="float">
            <text:p>401,408</text:p>
          </table:table-cell>
          <table:table-cell office:value-type="float" office:value="7363" calcext:value-type="float">
            <text:p>7363</text:p>
          </table:table-cell>
        </table:table-row>
        <table:table-row table:style-name="ro1">
          <table:table-cell table:style-name="Default" table:formula="of:=[.A99]+4.096" office:value-type="float" office:value="405.504" calcext:value-type="float">
            <text:p>405,504</text:p>
          </table:table-cell>
          <table:table-cell office:value-type="float" office:value="7362" calcext:value-type="float">
            <text:p>7362</text:p>
          </table:table-cell>
        </table:table-row>
        <table:table-row table:style-name="ro1">
          <table:table-cell table:style-name="Default" table:formula="of:=[.A100]+4.096" office:value-type="float" office:value="409.6" calcext:value-type="float">
            <text:p>409,6</text:p>
          </table:table-cell>
          <table:table-cell office:value-type="float" office:value="7422" calcext:value-type="float">
            <text:p>7422</text:p>
          </table:table-cell>
        </table:table-row>
        <table:table-row table:style-name="ro1">
          <table:table-cell table:style-name="Default" table:formula="of:=[.A101]+4.096" office:value-type="float" office:value="413.696" calcext:value-type="float">
            <text:p>413,696</text:p>
          </table:table-cell>
          <table:table-cell office:value-type="float" office:value="7418" calcext:value-type="float">
            <text:p>7418</text:p>
          </table:table-cell>
        </table:table-row>
        <table:table-row table:style-name="ro1">
          <table:table-cell table:style-name="Default" table:formula="of:=[.A102]+4.096" office:value-type="float" office:value="417.792" calcext:value-type="float">
            <text:p>417,792</text:p>
          </table:table-cell>
          <table:table-cell office:value-type="float" office:value="7405" calcext:value-type="float">
            <text:p>7405</text:p>
          </table:table-cell>
        </table:table-row>
        <table:table-row table:style-name="ro1">
          <table:table-cell table:style-name="Default" table:formula="of:=[.A103]+4.096" office:value-type="float" office:value="421.888" calcext:value-type="float">
            <text:p>421,888</text:p>
          </table:table-cell>
          <table:table-cell office:value-type="float" office:value="7402" calcext:value-type="float">
            <text:p>7402</text:p>
          </table:table-cell>
        </table:table-row>
        <table:table-row table:style-name="ro1">
          <table:table-cell table:style-name="Default" table:formula="of:=[.A104]+4.096" office:value-type="float" office:value="425.984" calcext:value-type="float">
            <text:p>425,984</text:p>
          </table:table-cell>
          <table:table-cell office:value-type="float" office:value="7459" calcext:value-type="float">
            <text:p>7459</text:p>
          </table:table-cell>
        </table:table-row>
        <table:table-row table:style-name="ro1">
          <table:table-cell table:style-name="Default" table:formula="of:=[.A105]+4.096" office:value-type="float" office:value="430.08" calcext:value-type="float">
            <text:p>430,08</text:p>
          </table:table-cell>
          <table:table-cell office:value-type="float" office:value="7451" calcext:value-type="float">
            <text:p>7451</text:p>
          </table:table-cell>
        </table:table-row>
        <table:table-row table:style-name="ro1">
          <table:table-cell table:style-name="Default" table:formula="of:=[.A106]+4.096" office:value-type="float" office:value="434.176" calcext:value-type="float">
            <text:p>434,176</text:p>
          </table:table-cell>
          <table:table-cell office:value-type="float" office:value="7451" calcext:value-type="float">
            <text:p>7451</text:p>
          </table:table-cell>
        </table:table-row>
        <table:table-row table:style-name="ro1">
          <table:table-cell table:style-name="Default" table:formula="of:=[.A107]+4.096" office:value-type="float" office:value="438.272" calcext:value-type="float">
            <text:p>438,272</text:p>
          </table:table-cell>
          <table:table-cell office:value-type="float" office:value="7444" calcext:value-type="float">
            <text:p>7444</text:p>
          </table:table-cell>
        </table:table-row>
        <table:table-row table:style-name="ro1">
          <table:table-cell table:style-name="Default" table:formula="of:=[.A108]+4.096" office:value-type="float" office:value="442.368" calcext:value-type="float">
            <text:p>442,368</text:p>
          </table:table-cell>
          <table:table-cell office:value-type="float" office:value="7442" calcext:value-type="float">
            <text:p>7442</text:p>
          </table:table-cell>
        </table:table-row>
        <table:table-row table:style-name="ro1">
          <table:table-cell table:style-name="Default" table:formula="of:=[.A109]+4.096" office:value-type="float" office:value="446.464" calcext:value-type="float">
            <text:p>446,464</text:p>
          </table:table-cell>
          <table:table-cell office:value-type="float" office:value="7441" calcext:value-type="float">
            <text:p>7441</text:p>
          </table:table-cell>
        </table:table-row>
        <table:table-row table:style-name="ro1">
          <table:table-cell table:style-name="Default" table:formula="of:=[.A110]+4.096" office:value-type="float" office:value="450.56" calcext:value-type="float">
            <text:p>450,56</text:p>
          </table:table-cell>
          <table:table-cell office:value-type="float" office:value="7439" calcext:value-type="float">
            <text:p>7439</text:p>
          </table:table-cell>
        </table:table-row>
        <table:table-row table:style-name="ro1">
          <table:table-cell table:style-name="Default" table:formula="of:=[.A111]+4.096" office:value-type="float" office:value="454.656" calcext:value-type="float">
            <text:p>454,656</text:p>
          </table:table-cell>
          <table:table-cell office:value-type="float" office:value="7437" calcext:value-type="float">
            <text:p>7437</text:p>
          </table:table-cell>
        </table:table-row>
        <table:table-row table:style-name="ro1">
          <table:table-cell table:style-name="Default" table:formula="of:=[.A112]+4.096" office:value-type="float" office:value="458.752" calcext:value-type="float">
            <text:p>458,752</text:p>
          </table:table-cell>
          <table:table-cell office:value-type="float" office:value="7496" calcext:value-type="float">
            <text:p>7496</text:p>
          </table:table-cell>
        </table:table-row>
        <table:table-row table:style-name="ro1">
          <table:table-cell table:style-name="Default" table:formula="of:=[.A113]+4.096" office:value-type="float" office:value="462.848" calcext:value-type="float">
            <text:p>462,848</text:p>
          </table:table-cell>
          <table:table-cell office:value-type="float" office:value="7434" calcext:value-type="float">
            <text:p>7434</text:p>
          </table:table-cell>
        </table:table-row>
        <table:table-row table:style-name="ro1">
          <table:table-cell table:style-name="Default" table:formula="of:=[.A114]+4.096" office:value-type="float" office:value="466.944" calcext:value-type="float">
            <text:p>466,944</text:p>
          </table:table-cell>
          <table:table-cell office:value-type="float" office:value="7497" calcext:value-type="float">
            <text:p>7497</text:p>
          </table:table-cell>
        </table:table-row>
        <table:table-row table:style-name="ro1">
          <table:table-cell table:style-name="Default" table:formula="of:=[.A115]+4.096" office:value-type="float" office:value="471.04" calcext:value-type="float">
            <text:p>471,04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table:style-name="Default" table:formula="of:=[.A116]+4.096" office:value-type="float" office:value="475.136" calcext:value-type="float">
            <text:p>475,136</text:p>
          </table:table-cell>
          <table:table-cell office:value-type="float" office:value="7493" calcext:value-type="float">
            <text:p>7493</text:p>
          </table:table-cell>
        </table:table-row>
        <table:table-row table:style-name="ro1">
          <table:table-cell table:style-name="Default" table:formula="of:=[.A117]+4.096" office:value-type="float" office:value="479.232" calcext:value-type="float">
            <text:p>479,232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table:style-name="Default" table:formula="of:=[.A118]+4.096" office:value-type="float" office:value="483.328" calcext:value-type="float">
            <text:p>483,328</text:p>
          </table:table-cell>
          <table:table-cell office:value-type="float" office:value="7496" calcext:value-type="float">
            <text:p>7496</text:p>
          </table:table-cell>
        </table:table-row>
        <table:table-row table:style-name="ro1">
          <table:table-cell table:style-name="Default" table:formula="of:=[.A119]+4.096" office:value-type="float" office:value="487.424" calcext:value-type="float">
            <text:p>487,424</text:p>
          </table:table-cell>
          <table:table-cell office:value-type="float" office:value="7502" calcext:value-type="float">
            <text:p>7502</text:p>
          </table:table-cell>
        </table:table-row>
        <table:table-row table:style-name="ro1">
          <table:table-cell table:style-name="Default" table:formula="of:=[.A120]+4.096" office:value-type="float" office:value="491.52" calcext:value-type="float">
            <text:p>491,52</text:p>
          </table:table-cell>
          <table:table-cell office:value-type="float" office:value="7494" calcext:value-type="float">
            <text:p>7494</text:p>
          </table:table-cell>
        </table:table-row>
        <table:table-row table:style-name="ro1">
          <table:table-cell table:style-name="Default" table:formula="of:=[.A121]+4.096" office:value-type="float" office:value="495.616" calcext:value-type="float">
            <text:p>495,616</text:p>
          </table:table-cell>
          <table:table-cell office:value-type="float" office:value="7498" calcext:value-type="float">
            <text:p>7498</text:p>
          </table:table-cell>
        </table:table-row>
        <table:table-row table:style-name="ro1">
          <table:table-cell table:style-name="Default" table:formula="of:=[.A122]+4.096" office:value-type="float" office:value="499.712" calcext:value-type="float">
            <text:p>499,712</text:p>
          </table:table-cell>
          <table:table-cell office:value-type="float" office:value="7496" calcext:value-type="float">
            <text:p>7496</text:p>
          </table:table-cell>
        </table:table-row>
        <table:table-row table:style-name="ro1">
          <table:table-cell table:style-name="Default" table:formula="of:=[.A123]+4.096" office:value-type="float" office:value="503.808" calcext:value-type="float">
            <text:p>503,808</text:p>
          </table:table-cell>
          <table:table-cell office:value-type="float" office:value="7495" calcext:value-type="float">
            <text:p>7495</text:p>
          </table:table-cell>
        </table:table-row>
        <table:table-row table:style-name="ro1">
          <table:table-cell table:style-name="Default" table:formula="of:=[.A124]+4.096" office:value-type="float" office:value="507.904" calcext:value-type="float">
            <text:p>507,904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table:style-name="Default" table:formula="of:=[.A125]+4.096" office:value-type="float" office:value="512" calcext:value-type="float">
            <text:p>512</text:p>
          </table:table-cell>
          <table:table-cell office:value-type="float" office:value="7551" calcext:value-type="float">
            <text:p>7551</text:p>
          </table:table-cell>
        </table:table-row>
        <table:table-row table:style-name="ro1">
          <table:table-cell table:style-name="Default" table:formula="of:=[.A126]+4.096" office:value-type="float" office:value="516.096" calcext:value-type="float">
            <text:p>516,096</text:p>
          </table:table-cell>
          <table:table-cell office:value-type="float" office:value="7517" calcext:value-type="float">
            <text:p>7517</text:p>
          </table:table-cell>
        </table:table-row>
        <table:table-row table:style-name="ro1">
          <table:table-cell table:style-name="Default" table:formula="of:=[.A127]+4.096" office:value-type="float" office:value="520.192" calcext:value-type="float">
            <text:p>520,192</text:p>
          </table:table-cell>
          <table:table-cell office:value-type="float" office:value="7509" calcext:value-type="float">
            <text:p>7509</text:p>
          </table:table-cell>
        </table:table-row>
        <table:table-row table:style-name="ro1">
          <table:table-cell table:style-name="Default" table:formula="of:=[.A128]+4.096" office:value-type="float" office:value="524.288" calcext:value-type="float">
            <text:p>524,288</text:p>
          </table:table-cell>
          <table:table-cell office:value-type="float" office:value="7507" calcext:value-type="float">
            <text:p>7507</text:p>
          </table:table-cell>
        </table:table-row>
        <table:table-row table:style-name="ro1">
          <table:table-cell table:style-name="Default" table:formula="of:=[.A129]+4.096" office:value-type="float" office:value="528.384" calcext:value-type="float">
            <text:p>528,384</text:p>
          </table:table-cell>
          <table:table-cell office:value-type="float" office:value="7498" calcext:value-type="float">
            <text:p>7498</text:p>
          </table:table-cell>
        </table:table-row>
        <table:table-row table:style-name="ro1">
          <table:table-cell table:style-name="Default" table:formula="of:=[.A130]+4.096" office:value-type="float" office:value="532.48" calcext:value-type="float">
            <text:p>532,48</text:p>
          </table:table-cell>
          <table:table-cell office:value-type="float" office:value="7562" calcext:value-type="float">
            <text:p>7562</text:p>
          </table:table-cell>
        </table:table-row>
        <table:table-row table:style-name="ro1">
          <table:table-cell table:style-name="Default" table:formula="of:=[.A131]+4.096" office:value-type="float" office:value="536.576" calcext:value-type="float">
            <text:p>536,576</text:p>
          </table:table-cell>
          <table:table-cell office:value-type="float" office:value="7559" calcext:value-type="float">
            <text:p>7559</text:p>
          </table:table-cell>
        </table:table-row>
        <table:table-row table:style-name="ro1">
          <table:table-cell table:style-name="Default" table:formula="of:=[.A132]+4.096" office:value-type="float" office:value="540.672" calcext:value-type="float">
            <text:p>540,672</text:p>
          </table:table-cell>
          <table:table-cell office:value-type="float" office:value="7557" calcext:value-type="float">
            <text:p>7557</text:p>
          </table:table-cell>
        </table:table-row>
        <table:table-row table:style-name="ro1">
          <table:table-cell table:style-name="Default" table:formula="of:=[.A133]+4.096" office:value-type="float" office:value="544.768" calcext:value-type="float">
            <text:p>544,768</text:p>
          </table:table-cell>
          <table:table-cell office:value-type="float" office:value="7555" calcext:value-type="float">
            <text:p>7555</text:p>
          </table:table-cell>
        </table:table-row>
        <table:table-row table:style-name="ro1">
          <table:table-cell table:style-name="Default" table:formula="of:=[.A134]+4.096" office:value-type="float" office:value="548.864" calcext:value-type="float">
            <text:p>548,864</text:p>
          </table:table-cell>
          <table:table-cell office:value-type="float" office:value="7553" calcext:value-type="float">
            <text:p>7553</text:p>
          </table:table-cell>
        </table:table-row>
        <table:table-row table:style-name="ro1">
          <table:table-cell table:style-name="Default" table:formula="of:=[.A135]+4.096" office:value-type="float" office:value="552.96" calcext:value-type="float">
            <text:p>552,96</text:p>
          </table:table-cell>
          <table:table-cell office:value-type="float" office:value="7614" calcext:value-type="float">
            <text:p>7614</text:p>
          </table:table-cell>
        </table:table-row>
        <table:table-row table:style-name="ro1">
          <table:table-cell table:style-name="Default" table:formula="of:=[.A136]+4.096" office:value-type="float" office:value="557.056" calcext:value-type="float">
            <text:p>557,056</text:p>
          </table:table-cell>
          <table:table-cell office:value-type="float" office:value="7610" calcext:value-type="float">
            <text:p>7610</text:p>
          </table:table-cell>
        </table:table-row>
        <table:table-row table:style-name="ro1">
          <table:table-cell table:style-name="Default" table:formula="of:=[.A137]+4.096" office:value-type="float" office:value="561.152" calcext:value-type="float">
            <text:p>561,152</text:p>
          </table:table-cell>
          <table:table-cell office:value-type="float" office:value="7610" calcext:value-type="float">
            <text:p>7610</text:p>
          </table:table-cell>
        </table:table-row>
        <table:table-row table:style-name="ro1">
          <table:table-cell table:style-name="Default" table:formula="of:=[.A138]+4.096" office:value-type="float" office:value="565.248" calcext:value-type="float">
            <text:p>565,248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table:style-name="Default" table:formula="of:=[.A139]+4.096" office:value-type="float" office:value="569.344" calcext:value-type="float">
            <text:p>569,344</text:p>
          </table:table-cell>
          <table:table-cell office:value-type="float" office:value="7606" calcext:value-type="float">
            <text:p>7606</text:p>
          </table:table-cell>
        </table:table-row>
        <table:table-row table:style-name="ro1">
          <table:table-cell table:style-name="Default" table:formula="of:=[.A140]+4.096" office:value-type="float" office:value="573.44" calcext:value-type="float">
            <text:p>573,44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table:style-name="Default" table:formula="of:=[.A141]+4.096" office:value-type="float" office:value="577.536" calcext:value-type="float">
            <text:p>577,536</text:p>
          </table:table-cell>
          <table:table-cell office:value-type="float" office:value="7606" calcext:value-type="float">
            <text:p>7606</text:p>
          </table:table-cell>
        </table:table-row>
        <table:table-row table:style-name="ro1">
          <table:table-cell table:style-name="Default" table:formula="of:=[.A142]+4.096" office:value-type="float" office:value="581.632" calcext:value-type="float">
            <text:p>581,632</text:p>
          </table:table-cell>
          <table:table-cell office:value-type="float" office:value="7603" calcext:value-type="float">
            <text:p>7603</text:p>
          </table:table-cell>
        </table:table-row>
        <table:table-row table:style-name="ro1">
          <table:table-cell table:style-name="Default" table:formula="of:=[.A143]+4.096" office:value-type="float" office:value="585.728" calcext:value-type="float">
            <text:p>585,728</text:p>
          </table:table-cell>
          <table:table-cell office:value-type="float" office:value="7602" calcext:value-type="float">
            <text:p>7602</text:p>
          </table:table-cell>
        </table:table-row>
        <table:table-row table:style-name="ro1">
          <table:table-cell table:style-name="Default" table:formula="of:=[.A144]+4.096" office:value-type="float" office:value="589.824" calcext:value-type="float">
            <text:p>589,824</text:p>
          </table:table-cell>
          <table:table-cell office:value-type="float" office:value="7602" calcext:value-type="float">
            <text:p>7602</text:p>
          </table:table-cell>
        </table:table-row>
        <table:table-row table:style-name="ro1">
          <table:table-cell table:style-name="Default" table:formula="of:=[.A145]+4.096" office:value-type="float" office:value="593.92" calcext:value-type="float">
            <text:p>593,92</text:p>
          </table:table-cell>
          <table:table-cell office:value-type="float" office:value="7604" calcext:value-type="float">
            <text:p>7604</text:p>
          </table:table-cell>
        </table:table-row>
        <table:table-row table:style-name="ro1">
          <table:table-cell table:style-name="Default" table:formula="of:=[.A146]+4.096" office:value-type="float" office:value="598.016" calcext:value-type="float">
            <text:p>598,016</text:p>
          </table:table-cell>
          <table:table-cell office:value-type="float" office:value="7606" calcext:value-type="float">
            <text:p>7606</text:p>
          </table:table-cell>
        </table:table-row>
        <table:table-row table:style-name="ro1">
          <table:table-cell table:style-name="Default" table:formula="of:=[.A147]+4.096" office:value-type="float" office:value="602.112" calcext:value-type="float">
            <text:p>602,112</text:p>
          </table:table-cell>
          <table:table-cell office:value-type="float" office:value="7601" calcext:value-type="float">
            <text:p>7601</text:p>
          </table:table-cell>
        </table:table-row>
        <table:table-row table:style-name="ro1">
          <table:table-cell table:style-name="Default" table:formula="of:=[.A148]+4.096" office:value-type="float" office:value="606.208" calcext:value-type="float">
            <text:p>606,208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table:style-name="Default" table:formula="of:=[.A149]+4.096" office:value-type="float" office:value="610.304" calcext:value-type="float">
            <text:p>610,304</text:p>
          </table:table-cell>
          <table:table-cell office:value-type="float" office:value="7591" calcext:value-type="float">
            <text:p>7591</text:p>
          </table:table-cell>
        </table:table-row>
        <table:table-row table:style-name="ro1">
          <table:table-cell table:style-name="Default" table:formula="of:=[.A150]+4.096" office:value-type="float" office:value="614.4" calcext:value-type="float">
            <text:p>614,4</text:p>
          </table:table-cell>
          <table:table-cell office:value-type="float" office:value="7658" calcext:value-type="float">
            <text:p>7658</text:p>
          </table:table-cell>
        </table:table-row>
        <table:table-row table:style-name="ro1">
          <table:table-cell table:style-name="Default" table:formula="of:=[.A151]+4.096" office:value-type="float" office:value="618.496000000001" calcext:value-type="float">
            <text:p>618,496</text:p>
          </table:table-cell>
          <table:table-cell office:value-type="float" office:value="7649" calcext:value-type="float">
            <text:p>7649</text:p>
          </table:table-cell>
        </table:table-row>
        <table:table-row table:style-name="ro1">
          <table:table-cell table:style-name="Default" table:formula="of:=[.A152]+4.096" office:value-type="float" office:value="622.592000000001" calcext:value-type="float">
            <text:p>622,592</text:p>
          </table:table-cell>
          <table:table-cell office:value-type="float" office:value="7644" calcext:value-type="float">
            <text:p>7644</text:p>
          </table:table-cell>
        </table:table-row>
        <table:table-row table:style-name="ro1">
          <table:table-cell table:style-name="Default" table:formula="of:=[.A153]+4.096" office:value-type="float" office:value="626.688" calcext:value-type="float">
            <text:p>626,688</text:p>
          </table:table-cell>
          <table:table-cell office:value-type="float" office:value="7646" calcext:value-type="float">
            <text:p>7646</text:p>
          </table:table-cell>
        </table:table-row>
        <table:table-row table:style-name="ro1">
          <table:table-cell table:style-name="Default" table:formula="of:=[.A154]+4.096" office:value-type="float" office:value="630.784" calcext:value-type="float">
            <text:p>630,784</text:p>
          </table:table-cell>
          <table:table-cell office:value-type="float" office:value="7638" calcext:value-type="float">
            <text:p>7638</text:p>
          </table:table-cell>
        </table:table-row>
        <table:table-row table:style-name="ro1">
          <table:table-cell table:style-name="Default" table:formula="of:=[.A155]+4.096" office:value-type="float" office:value="634.88" calcext:value-type="float">
            <text:p>634,88</text:p>
          </table:table-cell>
          <table:table-cell office:value-type="float" office:value="7638" calcext:value-type="float">
            <text:p>7638</text:p>
          </table:table-cell>
        </table:table-row>
        <table:table-row table:style-name="ro1">
          <table:table-cell table:style-name="Default" table:formula="of:=[.A156]+4.096" office:value-type="float" office:value="638.976" calcext:value-type="float">
            <text:p>638,976</text:p>
          </table:table-cell>
          <table:table-cell office:value-type="float" office:value="7701" calcext:value-type="float">
            <text:p>7701</text:p>
          </table:table-cell>
        </table:table-row>
        <table:table-row table:style-name="ro1">
          <table:table-cell table:style-name="Default" table:formula="of:=[.A157]+4.096" office:value-type="float" office:value="643.072" calcext:value-type="float">
            <text:p>643,072</text:p>
          </table:table-cell>
          <table:table-cell office:value-type="float" office:value="7702" calcext:value-type="float">
            <text:p>7702</text:p>
          </table:table-cell>
        </table:table-row>
        <table:table-row table:style-name="ro1">
          <table:table-cell table:style-name="Default" table:formula="of:=[.A158]+4.096" office:value-type="float" office:value="647.168" calcext:value-type="float">
            <text:p>647,168</text:p>
          </table:table-cell>
          <table:table-cell office:value-type="float" office:value="7699" calcext:value-type="float">
            <text:p>7699</text:p>
          </table:table-cell>
        </table:table-row>
        <table:table-row table:style-name="ro1">
          <table:table-cell table:style-name="Default" table:formula="of:=[.A159]+4.096" office:value-type="float" office:value="651.264" calcext:value-type="float">
            <text:p>651,264</text:p>
          </table:table-cell>
          <table:table-cell office:value-type="float" office:value="7699" calcext:value-type="float">
            <text:p>7699</text:p>
          </table:table-cell>
        </table:table-row>
        <table:table-row table:style-name="ro1">
          <table:table-cell table:style-name="Default" table:formula="of:=[.A160]+4.096" office:value-type="float" office:value="655.360000000001" calcext:value-type="float">
            <text:p>655,36</text:p>
          </table:table-cell>
          <table:table-cell office:value-type="float" office:value="7698" calcext:value-type="float">
            <text:p>7698</text:p>
          </table:table-cell>
        </table:table-row>
        <table:table-row table:style-name="ro1">
          <table:table-cell table:style-name="Default" table:formula="of:=[.A161]+4.096" office:value-type="float" office:value="659.456000000001" calcext:value-type="float">
            <text:p>659,456</text:p>
          </table:table-cell>
          <table:table-cell office:value-type="float" office:value="7694" calcext:value-type="float">
            <text:p>7694</text:p>
          </table:table-cell>
        </table:table-row>
        <table:table-row table:style-name="ro1">
          <table:table-cell table:style-name="Default" table:formula="of:=[.A162]+4.096" office:value-type="float" office:value="663.552000000001" calcext:value-type="float">
            <text:p>663,552</text:p>
          </table:table-cell>
          <table:table-cell office:value-type="float" office:value="7696" calcext:value-type="float">
            <text:p>7696</text:p>
          </table:table-cell>
        </table:table-row>
        <table:table-row table:style-name="ro1">
          <table:table-cell table:style-name="Default" table:formula="of:=[.A163]+4.096" office:value-type="float" office:value="667.648000000001" calcext:value-type="float">
            <text:p>667,648</text:p>
          </table:table-cell>
          <table:table-cell office:value-type="float" office:value="7699" calcext:value-type="float">
            <text:p>7699</text:p>
          </table:table-cell>
        </table:table-row>
        <table:table-row table:style-name="ro1">
          <table:table-cell table:style-name="Default" table:formula="of:=[.A164]+4.096" office:value-type="float" office:value="671.744000000001" calcext:value-type="float">
            <text:p>671,744</text:p>
          </table:table-cell>
          <table:table-cell office:value-type="float" office:value="7697" calcext:value-type="float">
            <text:p>7697</text:p>
          </table:table-cell>
        </table:table-row>
        <table:table-row table:style-name="ro1">
          <table:table-cell table:style-name="Default" table:formula="of:=[.A165]+4.096" office:value-type="float" office:value="675.840000000001" calcext:value-type="float">
            <text:p>675,84</text:p>
          </table:table-cell>
          <table:table-cell office:value-type="float" office:value="7696" calcext:value-type="float">
            <text:p>7696</text:p>
          </table:table-cell>
        </table:table-row>
        <table:table-row table:style-name="ro1">
          <table:table-cell table:style-name="Default" table:formula="of:=[.A166]+4.096" office:value-type="float" office:value="679.936" calcext:value-type="float">
            <text:p>679,936</text:p>
          </table:table-cell>
          <table:table-cell office:value-type="float" office:value="7698" calcext:value-type="float">
            <text:p>7698</text:p>
          </table:table-cell>
        </table:table-row>
        <table:table-row table:style-name="ro1">
          <table:table-cell table:style-name="Default" table:formula="of:=[.A167]+4.096" office:value-type="float" office:value="684.032" calcext:value-type="float">
            <text:p>684,032</text:p>
          </table:table-cell>
          <table:table-cell office:value-type="float" office:value="7697" calcext:value-type="float">
            <text:p>7697</text:p>
          </table:table-cell>
        </table:table-row>
        <table:table-row table:style-name="ro1">
          <table:table-cell table:style-name="Default" table:formula="of:=[.A168]+4.096" office:value-type="float" office:value="688.128000000001" calcext:value-type="float">
            <text:p>688,128</text:p>
          </table:table-cell>
          <table:table-cell office:value-type="float" office:value="7695" calcext:value-type="float">
            <text:p>7695</text:p>
          </table:table-cell>
        </table:table-row>
        <table:table-row table:style-name="ro1">
          <table:table-cell table:style-name="Default" table:formula="of:=[.A169]+4.096" office:value-type="float" office:value="692.224000000001" calcext:value-type="float">
            <text:p>692,224</text:p>
          </table:table-cell>
          <table:table-cell office:value-type="float" office:value="7694" calcext:value-type="float">
            <text:p>7694</text:p>
          </table:table-cell>
        </table:table-row>
        <table:table-row table:style-name="ro1">
          <table:table-cell table:style-name="Default" table:formula="of:=[.A170]+4.096" office:value-type="float" office:value="696.320000000001" calcext:value-type="float">
            <text:p>696,32</text:p>
          </table:table-cell>
          <table:table-cell office:value-type="float" office:value="7695" calcext:value-type="float">
            <text:p>7695</text:p>
          </table:table-cell>
        </table:table-row>
        <table:table-row table:style-name="ro1">
          <table:table-cell table:style-name="Default" table:formula="of:=[.A171]+4.096" office:value-type="float" office:value="700.416000000001" calcext:value-type="float">
            <text:p>700,416</text:p>
          </table:table-cell>
          <table:table-cell office:value-type="float" office:value="7695" calcext:value-type="float">
            <text:p>7695</text:p>
          </table:table-cell>
        </table:table-row>
        <table:table-row table:style-name="ro1">
          <table:table-cell table:style-name="Default" table:formula="of:=[.A172]+4.096" office:value-type="float" office:value="704.512000000001" calcext:value-type="float">
            <text:p>704,512</text:p>
          </table:table-cell>
          <table:table-cell office:value-type="float" office:value="7692" calcext:value-type="float">
            <text:p>7692</text:p>
          </table:table-cell>
        </table:table-row>
        <table:table-row table:style-name="ro1">
          <table:table-cell table:style-name="Default" table:formula="of:=[.A173]+4.096" office:value-type="float" office:value="708.608000000001" calcext:value-type="float">
            <text:p>708,608</text:p>
          </table:table-cell>
          <table:table-cell office:value-type="float" office:value="7695" calcext:value-type="float">
            <text:p>7695</text:p>
          </table:table-cell>
        </table:table-row>
        <table:table-row table:style-name="ro1">
          <table:table-cell table:style-name="Default" table:formula="of:=[.A174]+4.096" office:value-type="float" office:value="712.704000000001" calcext:value-type="float">
            <text:p>712,704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table:style-name="Default" table:formula="of:=[.A175]+4.096" office:value-type="float" office:value="716.800000000001" calcext:value-type="float">
            <text:p>716,8</text:p>
          </table:table-cell>
          <table:table-cell office:value-type="float" office:value="7690" calcext:value-type="float">
            <text:p>7690</text:p>
          </table:table-cell>
        </table:table-row>
        <table:table-row table:style-name="ro1">
          <table:table-cell table:style-name="Default" table:formula="of:=[.A176]+4.096" office:value-type="float" office:value="720.896000000001" calcext:value-type="float">
            <text:p>720,896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table:style-name="Default" table:formula="of:=[.A177]+4.096" office:value-type="float" office:value="724.992000000001" calcext:value-type="float">
            <text:p>724,992</text:p>
          </table:table-cell>
          <table:table-cell office:value-type="float" office:value="7772" calcext:value-type="float">
            <text:p>7772</text:p>
          </table:table-cell>
        </table:table-row>
        <table:table-row table:style-name="ro1">
          <table:table-cell table:style-name="Default" table:formula="of:=[.A178]+4.096" office:value-type="float" office:value="729.088000000001" calcext:value-type="float">
            <text:p>729,088</text:p>
          </table:table-cell>
          <table:table-cell office:value-type="float" office:value="7776" calcext:value-type="float">
            <text:p>7776</text:p>
          </table:table-cell>
        </table:table-row>
        <table:table-row table:style-name="ro1">
          <table:table-cell table:style-name="Default" table:formula="of:=[.A179]+4.096" office:value-type="float" office:value="733.184000000001" calcext:value-type="float">
            <text:p>733,184</text:p>
          </table:table-cell>
          <table:table-cell office:value-type="float" office:value="7770" calcext:value-type="float">
            <text:p>7770</text:p>
          </table:table-cell>
        </table:table-row>
        <table:table-row table:style-name="ro1">
          <table:table-cell table:style-name="Default" table:formula="of:=[.A180]+4.096" office:value-type="float" office:value="737.280000000001" calcext:value-type="float">
            <text:p>737,28</text:p>
          </table:table-cell>
          <table:table-cell office:value-type="float" office:value="7765" calcext:value-type="float">
            <text:p>7765</text:p>
          </table:table-cell>
        </table:table-row>
        <table:table-row table:style-name="ro1">
          <table:table-cell table:style-name="Default" table:formula="of:=[.A181]+4.096" office:value-type="float" office:value="741.376000000001" calcext:value-type="float">
            <text:p>741,376</text:p>
          </table:table-cell>
          <table:table-cell office:value-type="float" office:value="7765" calcext:value-type="float">
            <text:p>7765</text:p>
          </table:table-cell>
        </table:table-row>
        <table:table-row table:style-name="ro1">
          <table:table-cell table:style-name="Default" table:formula="of:=[.A182]+4.096" office:value-type="float" office:value="745.472000000001" calcext:value-type="float">
            <text:p>745,472</text:p>
          </table:table-cell>
          <table:table-cell office:value-type="float" office:value="7761" calcext:value-type="float">
            <text:p>7761</text:p>
          </table:table-cell>
        </table:table-row>
        <table:table-row table:style-name="ro1">
          <table:table-cell table:style-name="Default" table:formula="of:=[.A183]+4.096" office:value-type="float" office:value="749.568000000001" calcext:value-type="float">
            <text:p>749,568</text:p>
          </table:table-cell>
          <table:table-cell office:value-type="float" office:value="7772" calcext:value-type="float">
            <text:p>7772</text:p>
          </table:table-cell>
        </table:table-row>
        <table:table-row table:style-name="ro1">
          <table:table-cell table:style-name="Default" table:formula="of:=[.A184]+4.096" office:value-type="float" office:value="753.664000000001" calcext:value-type="float">
            <text:p>753,664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table:style-name="Default" table:formula="of:=[.A185]+4.096" office:value-type="float" office:value="757.760000000001" calcext:value-type="float">
            <text:p>757,76</text:p>
          </table:table-cell>
          <table:table-cell office:value-type="float" office:value="7765" calcext:value-type="float">
            <text:p>7765</text:p>
          </table:table-cell>
        </table:table-row>
        <table:table-row table:style-name="ro1">
          <table:table-cell table:style-name="Default" table:formula="of:=[.A186]+4.096" office:value-type="float" office:value="761.856000000001" calcext:value-type="float">
            <text:p>761,856</text:p>
          </table:table-cell>
          <table:table-cell office:value-type="float" office:value="7831" calcext:value-type="float">
            <text:p>7831</text:p>
          </table:table-cell>
        </table:table-row>
        <table:table-row table:style-name="ro1">
          <table:table-cell table:style-name="Default" table:formula="of:=[.A187]+4.096" office:value-type="float" office:value="765.952000000001" calcext:value-type="float">
            <text:p>765,952</text:p>
          </table:table-cell>
          <table:table-cell office:value-type="float" office:value="7831" calcext:value-type="float">
            <text:p>7831</text:p>
          </table:table-cell>
        </table:table-row>
        <table:table-row table:style-name="ro1">
          <table:table-cell table:style-name="Default" table:formula="of:=[.A188]+4.096" office:value-type="float" office:value="770.048000000001" calcext:value-type="float">
            <text:p>770,048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style-name="Default" table:formula="of:=[.A189]+4.096" office:value-type="float" office:value="774.144000000001" calcext:value-type="float">
            <text:p>774,144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style-name="Default" table:formula="of:=[.A190]+4.096" office:value-type="float" office:value="778.240000000001" calcext:value-type="float">
            <text:p>778,24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table:style-name="Default" table:formula="of:=[.A191]+4.096" office:value-type="float" office:value="782.336000000001" calcext:value-type="float">
            <text:p>782,336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style-name="Default" table:formula="of:=[.A192]+4.096" office:value-type="float" office:value="786.432000000001" calcext:value-type="float">
            <text:p>786,432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style-name="Default" table:formula="of:=[.A193]+4.096" office:value-type="float" office:value="790.528000000001" calcext:value-type="float">
            <text:p>790,528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table:style-name="Default" table:formula="of:=[.A194]+4.096" office:value-type="float" office:value="794.624000000001" calcext:value-type="float">
            <text:p>794,624</text:p>
          </table:table-cell>
          <table:table-cell office:value-type="float" office:value="7826" calcext:value-type="float">
            <text:p>7826</text:p>
          </table:table-cell>
        </table:table-row>
        <table:table-row table:style-name="ro1">
          <table:table-cell table:style-name="Default" table:formula="of:=[.A195]+4.096" office:value-type="float" office:value="798.720000000001" calcext:value-type="float">
            <text:p>798,72</text:p>
          </table:table-cell>
          <table:table-cell office:value-type="float" office:value="7826" calcext:value-type="float">
            <text:p>7826</text:p>
          </table:table-cell>
        </table:table-row>
        <table:table-row table:style-name="ro1">
          <table:table-cell table:style-name="Default" table:formula="of:=[.A196]+4.096" office:value-type="float" office:value="802.816000000001" calcext:value-type="float">
            <text:p>802,816</text:p>
          </table:table-cell>
          <table:table-cell office:value-type="float" office:value="7823" calcext:value-type="float">
            <text:p>7823</text:p>
          </table:table-cell>
        </table:table-row>
        <table:table-row table:style-name="ro1">
          <table:table-cell table:style-name="Default" table:formula="of:=[.A197]+4.096" office:value-type="float" office:value="806.912000000001" calcext:value-type="float">
            <text:p>806,912</text:p>
          </table:table-cell>
          <table:table-cell office:value-type="float" office:value="7826" calcext:value-type="float">
            <text:p>7826</text:p>
          </table:table-cell>
        </table:table-row>
        <table:table-row table:style-name="ro1">
          <table:table-cell table:style-name="Default" table:formula="of:=[.A198]+4.096" office:value-type="float" office:value="811.008000000001" calcext:value-type="float">
            <text:p>811,008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table:style-name="Default" table:formula="of:=[.A199]+4.096" office:value-type="float" office:value="815.104000000001" calcext:value-type="float">
            <text:p>815,104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table:style-name="Default" table:formula="of:=[.A200]+4.096" office:value-type="float" office:value="819.200000000001" calcext:value-type="float">
            <text:p>819,2</text:p>
          </table:table-cell>
          <table:table-cell office:value-type="float" office:value="7826" calcext:value-type="float">
            <text:p>7826</text:p>
          </table:table-cell>
        </table:table-row>
        <table:table-row table:style-name="ro1">
          <table:table-cell table:style-name="Default" table:formula="of:=[.A201]+4.096" office:value-type="float" office:value="823.296000000001" calcext:value-type="float">
            <text:p>823,296</text:p>
          </table:table-cell>
          <table:table-cell office:value-type="float" office:value="7826" calcext:value-type="float">
            <text:p>7826</text:p>
          </table:table-cell>
        </table:table-row>
        <table:table-row table:style-name="ro1">
          <table:table-cell table:style-name="Default" table:formula="of:=[.A202]+4.096" office:value-type="float" office:value="827.392000000001" calcext:value-type="float">
            <text:p>827,392</text:p>
          </table:table-cell>
          <table:table-cell office:value-type="float" office:value="7823" calcext:value-type="float">
            <text:p>7823</text:p>
          </table:table-cell>
        </table:table-row>
        <table:table-row table:style-name="ro1">
          <table:table-cell table:style-name="Default" table:formula="of:=[.A203]+4.096" office:value-type="float" office:value="831.488000000001" calcext:value-type="float">
            <text:p>831,488</text:p>
          </table:table-cell>
          <table:table-cell office:value-type="float" office:value="7881" calcext:value-type="float">
            <text:p>7881</text:p>
          </table:table-cell>
        </table:table-row>
        <table:table-row table:style-name="ro1">
          <table:table-cell table:style-name="Default" table:formula="of:=[.A204]+4.096" office:value-type="float" office:value="835.584000000001" calcext:value-type="float">
            <text:p>835,584</text:p>
          </table:table-cell>
          <table:table-cell office:value-type="float" office:value="7885" calcext:value-type="float">
            <text:p>7885</text:p>
          </table:table-cell>
        </table:table-row>
        <table:table-row table:style-name="ro1">
          <table:table-cell table:style-name="Default" table:formula="of:=[.A205]+4.096" office:value-type="float" office:value="839.680000000001" calcext:value-type="float">
            <text:p>839,68</text:p>
          </table:table-cell>
          <table:table-cell office:value-type="float" office:value="7886" calcext:value-type="float">
            <text:p>7886</text:p>
          </table:table-cell>
        </table:table-row>
        <table:table-row table:style-name="ro1">
          <table:table-cell table:style-name="Default" table:formula="of:=[.A206]+4.096" office:value-type="float" office:value="843.776000000001" calcext:value-type="float">
            <text:p>843,776</text:p>
          </table:table-cell>
          <table:table-cell office:value-type="float" office:value="7882" calcext:value-type="float">
            <text:p>7882</text:p>
          </table:table-cell>
        </table:table-row>
        <table:table-row table:style-name="ro1">
          <table:table-cell table:style-name="Default" table:formula="of:=[.A207]+4.096" office:value-type="float" office:value="847.872000000001" calcext:value-type="float">
            <text:p>847,872</text:p>
          </table:table-cell>
          <table:table-cell office:value-type="float" office:value="7882" calcext:value-type="float">
            <text:p>7882</text:p>
          </table:table-cell>
        </table:table-row>
        <table:table-row table:style-name="ro1">
          <table:table-cell table:style-name="Default" table:formula="of:=[.A208]+4.096" office:value-type="float" office:value="851.968000000001" calcext:value-type="float">
            <text:p>851,968</text:p>
          </table:table-cell>
          <table:table-cell office:value-type="float" office:value="7884" calcext:value-type="float">
            <text:p>7884</text:p>
          </table:table-cell>
        </table:table-row>
        <table:table-row table:style-name="ro1">
          <table:table-cell table:style-name="Default" table:formula="of:=[.A209]+4.096" office:value-type="float" office:value="856.064000000001" calcext:value-type="float">
            <text:p>856,064</text:p>
          </table:table-cell>
          <table:table-cell office:value-type="float" office:value="7882" calcext:value-type="float">
            <text:p>7882</text:p>
          </table:table-cell>
        </table:table-row>
        <table:table-row table:style-name="ro1">
          <table:table-cell table:style-name="Default" table:formula="of:=[.A210]+4.096" office:value-type="float" office:value="860.160000000001" calcext:value-type="float">
            <text:p>860,16</text:p>
          </table:table-cell>
          <table:table-cell office:value-type="float" office:value="7879" calcext:value-type="float">
            <text:p>7879</text:p>
          </table:table-cell>
        </table:table-row>
        <table:table-row table:style-name="ro1">
          <table:table-cell table:style-name="Default" table:formula="of:=[.A211]+4.096" office:value-type="float" office:value="864.256000000001" calcext:value-type="float">
            <text:p>864,256</text:p>
          </table:table-cell>
          <table:table-cell office:value-type="float" office:value="7884" calcext:value-type="float">
            <text:p>7884</text:p>
          </table:table-cell>
        </table:table-row>
        <table:table-row table:style-name="ro1">
          <table:table-cell table:style-name="Default" table:formula="of:=[.A212]+4.096" office:value-type="float" office:value="868.352000000001" calcext:value-type="float">
            <text:p>868,352</text:p>
          </table:table-cell>
          <table:table-cell office:value-type="float" office:value="7884" calcext:value-type="float">
            <text:p>7884</text:p>
          </table:table-cell>
        </table:table-row>
        <table:table-row table:style-name="ro1">
          <table:table-cell table:style-name="Default" table:formula="of:=[.A213]+4.096" office:value-type="float" office:value="872.448000000001" calcext:value-type="float">
            <text:p>872,448</text:p>
          </table:table-cell>
          <table:table-cell office:value-type="float" office:value="7881" calcext:value-type="float">
            <text:p>7881</text:p>
          </table:table-cell>
        </table:table-row>
        <table:table-row table:style-name="ro1">
          <table:table-cell table:style-name="Default" table:formula="of:=[.A214]+4.096" office:value-type="float" office:value="876.544000000001" calcext:value-type="float">
            <text:p>876,544</text:p>
          </table:table-cell>
          <table:table-cell office:value-type="float" office:value="7883" calcext:value-type="float">
            <text:p>7883</text:p>
          </table:table-cell>
        </table:table-row>
        <table:table-row table:style-name="ro1">
          <table:table-cell table:style-name="Default" table:formula="of:=[.A215]+4.096" office:value-type="float" office:value="880.640000000001" calcext:value-type="float">
            <text:p>880,64</text:p>
          </table:table-cell>
          <table:table-cell office:value-type="float" office:value="7877" calcext:value-type="float">
            <text:p>7877</text:p>
          </table:table-cell>
        </table:table-row>
        <table:table-row table:style-name="ro1">
          <table:table-cell table:style-name="Default" table:formula="of:=[.A216]+4.096" office:value-type="float" office:value="884.736000000001" calcext:value-type="float">
            <text:p>884,736</text:p>
          </table:table-cell>
          <table:table-cell office:value-type="float" office:value="7883" calcext:value-type="float">
            <text:p>7883</text:p>
          </table:table-cell>
        </table:table-row>
        <table:table-row table:style-name="ro1">
          <table:table-cell table:style-name="Default" table:formula="of:=[.A217]+4.096" office:value-type="float" office:value="888.832000000001" calcext:value-type="float">
            <text:p>888,832</text:p>
          </table:table-cell>
          <table:table-cell office:value-type="float" office:value="7880" calcext:value-type="float">
            <text:p>7880</text:p>
          </table:table-cell>
        </table:table-row>
        <table:table-row table:style-name="ro1">
          <table:table-cell table:style-name="Default" table:formula="of:=[.A218]+4.096" office:value-type="float" office:value="892.928000000001" calcext:value-type="float">
            <text:p>892,928</text:p>
          </table:table-cell>
          <table:table-cell office:value-type="float" office:value="7883" calcext:value-type="float">
            <text:p>7883</text:p>
          </table:table-cell>
        </table:table-row>
        <table:table-row table:style-name="ro1">
          <table:table-cell table:style-name="Default" table:formula="of:=[.A219]+4.096" office:value-type="float" office:value="897.024000000001" calcext:value-type="float">
            <text:p>897,024</text:p>
          </table:table-cell>
          <table:table-cell office:value-type="float" office:value="7877" calcext:value-type="float">
            <text:p>7877</text:p>
          </table:table-cell>
        </table:table-row>
        <table:table-row table:style-name="ro1">
          <table:table-cell table:style-name="Default" table:formula="of:=[.A220]+4.096" office:value-type="float" office:value="901.120000000001" calcext:value-type="float">
            <text:p>901,12</text:p>
          </table:table-cell>
          <table:table-cell office:value-type="float" office:value="7880" calcext:value-type="float">
            <text:p>7880</text:p>
          </table:table-cell>
        </table:table-row>
        <table:table-row table:style-name="ro1">
          <table:table-cell table:style-name="Default" table:formula="of:=[.A221]+4.096" office:value-type="float" office:value="905.216000000001" calcext:value-type="float">
            <text:p>905,216</text:p>
          </table:table-cell>
          <table:table-cell office:value-type="float" office:value="7881" calcext:value-type="float">
            <text:p>7881</text:p>
          </table:table-cell>
        </table:table-row>
        <table:table-row table:style-name="ro1">
          <table:table-cell table:style-name="Default" table:formula="of:=[.A222]+4.096" office:value-type="float" office:value="909.312000000001" calcext:value-type="float">
            <text:p>909,312</text:p>
          </table:table-cell>
          <table:table-cell office:value-type="float" office:value="7879" calcext:value-type="float">
            <text:p>7879</text:p>
          </table:table-cell>
        </table:table-row>
        <table:table-row table:style-name="ro1">
          <table:table-cell table:style-name="Default" table:formula="of:=[.A223]+4.096" office:value-type="float" office:value="913.408000000001" calcext:value-type="float">
            <text:p>913,408</text:p>
          </table:table-cell>
          <table:table-cell office:value-type="float" office:value="7875" calcext:value-type="float">
            <text:p>7875</text:p>
          </table:table-cell>
        </table:table-row>
        <table:table-row table:style-name="ro1">
          <table:table-cell table:style-name="Default" table:formula="of:=[.A224]+4.096" office:value-type="float" office:value="917.504000000001" calcext:value-type="float">
            <text:p>917,504</text:p>
          </table:table-cell>
          <table:table-cell office:value-type="float" office:value="7945" calcext:value-type="float">
            <text:p>7945</text:p>
          </table:table-cell>
        </table:table-row>
        <table:table-row table:style-name="ro1">
          <table:table-cell table:style-name="Default" table:formula="of:=[.A225]+4.096" office:value-type="float" office:value="921.600000000001" calcext:value-type="float">
            <text:p>921,6</text:p>
          </table:table-cell>
          <table:table-cell office:value-type="float" office:value="7945" calcext:value-type="float">
            <text:p>7945</text:p>
          </table:table-cell>
        </table:table-row>
        <table:table-row table:style-name="ro1">
          <table:table-cell table:style-name="Default" table:formula="of:=[.A226]+4.096" office:value-type="float" office:value="925.696000000001" calcext:value-type="float">
            <text:p>925,696</text:p>
          </table:table-cell>
          <table:table-cell office:value-type="float" office:value="7946" calcext:value-type="float">
            <text:p>7946</text:p>
          </table:table-cell>
        </table:table-row>
        <table:table-row table:style-name="ro1">
          <table:table-cell table:style-name="Default" table:formula="of:=[.A227]+4.096" office:value-type="float" office:value="929.792000000001" calcext:value-type="float">
            <text:p>929,792</text:p>
          </table:table-cell>
          <table:table-cell office:value-type="float" office:value="7943" calcext:value-type="float">
            <text:p>7943</text:p>
          </table:table-cell>
        </table:table-row>
        <table:table-row table:style-name="ro1">
          <table:table-cell table:style-name="Default" table:formula="of:=[.A228]+4.096" office:value-type="float" office:value="933.888000000001" calcext:value-type="float">
            <text:p>933,888</text:p>
          </table:table-cell>
          <table:table-cell office:value-type="float" office:value="7947" calcext:value-type="float">
            <text:p>7947</text:p>
          </table:table-cell>
        </table:table-row>
        <table:table-row table:style-name="ro1">
          <table:table-cell table:style-name="Default" table:formula="of:=[.A229]+4.096" office:value-type="float" office:value="937.984000000001" calcext:value-type="float">
            <text:p>937,984</text:p>
          </table:table-cell>
          <table:table-cell office:value-type="float" office:value="7949" calcext:value-type="float">
            <text:p>7949</text:p>
          </table:table-cell>
        </table:table-row>
        <table:table-row table:style-name="ro1">
          <table:table-cell table:style-name="Default" table:formula="of:=[.A230]+4.096" office:value-type="float" office:value="942.080000000001" calcext:value-type="float">
            <text:p>942,08</text:p>
          </table:table-cell>
          <table:table-cell office:value-type="float" office:value="7944" calcext:value-type="float">
            <text:p>7944</text:p>
          </table:table-cell>
        </table:table-row>
        <table:table-row table:style-name="ro1">
          <table:table-cell table:style-name="Default" table:formula="of:=[.A231]+4.096" office:value-type="float" office:value="946.176000000001" calcext:value-type="float">
            <text:p>946,176</text:p>
          </table:table-cell>
          <table:table-cell office:value-type="float" office:value="7944" calcext:value-type="float">
            <text:p>7944</text:p>
          </table:table-cell>
        </table:table-row>
        <table:table-row table:style-name="ro1">
          <table:table-cell table:style-name="Default" table:formula="of:=[.A232]+4.096" office:value-type="float" office:value="950.272000000001" calcext:value-type="float">
            <text:p>950,272</text:p>
          </table:table-cell>
          <table:table-cell office:value-type="float" office:value="7948" calcext:value-type="float">
            <text:p>7948</text:p>
          </table:table-cell>
        </table:table-row>
        <table:table-row table:style-name="ro1">
          <table:table-cell table:style-name="Default" table:formula="of:=[.A233]+4.096" office:value-type="float" office:value="954.368000000001" calcext:value-type="float">
            <text:p>954,368</text:p>
          </table:table-cell>
          <table:table-cell office:value-type="float" office:value="7947" calcext:value-type="float">
            <text:p>7947</text:p>
          </table:table-cell>
        </table:table-row>
        <table:table-row table:style-name="ro1">
          <table:table-cell table:style-name="Default" table:formula="of:=[.A234]+4.096" office:value-type="float" office:value="958.464000000001" calcext:value-type="float">
            <text:p>958,464</text:p>
          </table:table-cell>
          <table:table-cell office:value-type="float" office:value="8010" calcext:value-type="float">
            <text:p>8010</text:p>
          </table:table-cell>
        </table:table-row>
        <table:table-row table:style-name="ro1">
          <table:table-cell table:style-name="Default" table:formula="of:=[.A235]+4.096" office:value-type="float" office:value="962.560000000001" calcext:value-type="float">
            <text:p>962,56</text:p>
          </table:table-cell>
          <table:table-cell office:value-type="float" office:value="8007" calcext:value-type="float">
            <text:p>8007</text:p>
          </table:table-cell>
        </table:table-row>
        <table:table-row table:style-name="ro1">
          <table:table-cell table:style-name="Default" table:formula="of:=[.A236]+4.096" office:value-type="float" office:value="966.656000000001" calcext:value-type="float">
            <text:p>966,656</text:p>
          </table:table-cell>
          <table:table-cell office:value-type="float" office:value="8007" calcext:value-type="float">
            <text:p>8007</text:p>
          </table:table-cell>
        </table:table-row>
        <table:table-row table:style-name="ro1">
          <table:table-cell table:style-name="Default" table:formula="of:=[.A237]+4.096" office:value-type="float" office:value="970.752000000001" calcext:value-type="float">
            <text:p>970,752</text:p>
          </table:table-cell>
          <table:table-cell office:value-type="float" office:value="8006" calcext:value-type="float">
            <text:p>8006</text:p>
          </table:table-cell>
        </table:table-row>
        <table:table-row table:style-name="ro1">
          <table:table-cell table:style-name="Default" table:formula="of:=[.A238]+4.096" office:value-type="float" office:value="974.848000000001" calcext:value-type="float">
            <text:p>974,848</text:p>
          </table:table-cell>
          <table:table-cell office:value-type="float" office:value="8006" calcext:value-type="float">
            <text:p>8006</text:p>
          </table:table-cell>
        </table:table-row>
        <table:table-row table:style-name="ro1">
          <table:table-cell table:style-name="Default" table:formula="of:=[.A239]+4.096" office:value-type="float" office:value="978.944000000001" calcext:value-type="float">
            <text:p>978,944</text:p>
          </table:table-cell>
          <table:table-cell office:value-type="float" office:value="8009" calcext:value-type="float">
            <text:p>8009</text:p>
          </table:table-cell>
        </table:table-row>
        <table:table-row table:style-name="ro1">
          <table:table-cell table:style-name="Default" table:formula="of:=[.A240]+4.096" office:value-type="float" office:value="983.040000000001" calcext:value-type="float">
            <text:p>983,04</text:p>
          </table:table-cell>
          <table:table-cell office:value-type="float" office:value="8009" calcext:value-type="float">
            <text:p>8009</text:p>
          </table:table-cell>
        </table:table-row>
        <table:table-row table:style-name="ro1">
          <table:table-cell table:style-name="Default" table:formula="of:=[.A241]+4.096" office:value-type="float" office:value="987.136000000001" calcext:value-type="float">
            <text:p>987,136</text:p>
          </table:table-cell>
          <table:table-cell office:value-type="float" office:value="8011" calcext:value-type="float">
            <text:p>8011</text:p>
          </table:table-cell>
        </table:table-row>
        <table:table-row table:style-name="ro1">
          <table:table-cell table:style-name="Default" table:formula="of:=[.A242]+4.096" office:value-type="float" office:value="991.232000000001" calcext:value-type="float">
            <text:p>991,232</text:p>
          </table:table-cell>
          <table:table-cell office:value-type="float" office:value="8006" calcext:value-type="float">
            <text:p>8006</text:p>
          </table:table-cell>
        </table:table-row>
        <table:table-row table:style-name="ro1">
          <table:table-cell table:style-name="Default" table:formula="of:=[.A243]+4.096" office:value-type="float" office:value="995.328000000001" calcext:value-type="float">
            <text:p>995,328</text:p>
          </table:table-cell>
          <table:table-cell office:value-type="float" office:value="8009" calcext:value-type="float">
            <text:p>8009</text:p>
          </table:table-cell>
        </table:table-row>
        <table:table-row table:style-name="ro1">
          <table:table-cell table:style-name="Default" table:formula="of:=[.A244]+4.096" office:value-type="float" office:value="999.424000000001" calcext:value-type="float">
            <text:p>999,424</text:p>
          </table:table-cell>
          <table:table-cell office:value-type="float" office:value="8008" calcext:value-type="float">
            <text:p>8008</text:p>
          </table:table-cell>
        </table:table-row>
        <table:table-row table:style-name="ro1">
          <table:table-cell table:style-name="Default" table:formula="of:=[.A245]+4.096" office:value-type="float" office:value="1003.52" calcext:value-type="float">
            <text:p>1003,52</text:p>
          </table:table-cell>
          <table:table-cell office:value-type="float" office:value="8003" calcext:value-type="float">
            <text:p>8003</text:p>
          </table:table-cell>
        </table:table-row>
        <table:table-row table:style-name="ro1">
          <table:table-cell table:formula="of:=[.A246]+4.096" office:value-type="float" office:value="1007.616" calcext:value-type="float">
            <text:p>1007,616</text:p>
          </table:table-cell>
          <table:table-cell office:value-type="float" office:value="8005" calcext:value-type="float">
            <text:p>8005</text:p>
          </table:table-cell>
        </table:table-row>
        <table:table-row table:style-name="ro1">
          <table:table-cell table:formula="of:=[.A247]+4.096" office:value-type="float" office:value="1011.712" calcext:value-type="float">
            <text:p>1011,712</text:p>
          </table:table-cell>
          <table:table-cell office:value-type="float" office:value="8008" calcext:value-type="float">
            <text:p>8008</text:p>
          </table:table-cell>
        </table:table-row>
        <table:table-row table:style-name="ro1">
          <table:table-cell table:formula="of:=[.A248]+4.096" office:value-type="float" office:value="1015.808" calcext:value-type="float">
            <text:p>1015,808</text:p>
          </table:table-cell>
          <table:table-cell office:value-type="float" office:value="8008" calcext:value-type="float">
            <text:p>8008</text:p>
          </table:table-cell>
        </table:table-row>
        <table:table-row table:style-name="ro1">
          <table:table-cell table:formula="of:=[.A249]+4.096" office:value-type="float" office:value="1019.904" calcext:value-type="float">
            <text:p>1019,904</text:p>
          </table:table-cell>
          <table:table-cell office:value-type="float" office:value="8012" calcext:value-type="float">
            <text:p>8012</text:p>
          </table:table-cell>
        </table:table-row>
        <table:table-row table:style-name="ro1">
          <table:table-cell table:formula="of:=[.A250]+4.096" office:value-type="float" office:value="1024" calcext:value-type="float">
            <text:p>1024</text:p>
          </table:table-cell>
          <table:table-cell office:value-type="float" office:value="8012" calcext:value-type="float">
            <text:p>8012</text:p>
          </table:table-cell>
        </table:table-row>
        <table:table-row table:style-name="ro1">
          <table:table-cell table:formula="of:=[.A251]+4.096" office:value-type="float" office:value="1028.096" calcext:value-type="float">
            <text:p>1028,096</text:p>
          </table:table-cell>
          <table:table-cell office:value-type="float" office:value="8015" calcext:value-type="float">
            <text:p>8015</text:p>
          </table:table-cell>
        </table:table-row>
        <table:table-row table:style-name="ro1">
          <table:table-cell table:formula="of:=[.A252]+4.096" office:value-type="float" office:value="1032.192" calcext:value-type="float">
            <text:p>1032,192</text:p>
          </table:table-cell>
          <table:table-cell office:value-type="float" office:value="8073" calcext:value-type="float">
            <text:p>8073</text:p>
          </table:table-cell>
        </table:table-row>
        <table:table-row table:style-name="ro1">
          <table:table-cell table:formula="of:=[.A253]+4.096" office:value-type="float" office:value="1036.288" calcext:value-type="float">
            <text:p>1036,288</text:p>
          </table:table-cell>
          <table:table-cell office:value-type="float" office:value="8080" calcext:value-type="float">
            <text:p>8080</text:p>
          </table:table-cell>
        </table:table-row>
        <table:table-row table:style-name="ro1">
          <table:table-cell table:formula="of:=[.A254]+4.096" office:value-type="float" office:value="1040.384" calcext:value-type="float">
            <text:p>1040,384</text:p>
          </table:table-cell>
          <table:table-cell office:value-type="float" office:value="8077" calcext:value-type="float">
            <text:p>8077</text:p>
          </table:table-cell>
        </table:table-row>
        <table:table-row table:style-name="ro1">
          <table:table-cell table:formula="of:=[.A255]+4.096" office:value-type="float" office:value="1044.48" calcext:value-type="float">
            <text:p>1044,48</text:p>
          </table:table-cell>
          <table:table-cell office:value-type="float" office:value="8083" calcext:value-type="float">
            <text:p>8083</text:p>
          </table:table-cell>
        </table:table-row>
        <table:table-row table:style-name="ro1">
          <table:table-cell table:formula="of:=[.A256]+4.096" office:value-type="float" office:value="1048.576" calcext:value-type="float">
            <text:p>1048,576</text:p>
          </table:table-cell>
          <table:table-cell office:value-type="float" office:value="8084" calcext:value-type="float">
            <text:p>8084</text:p>
          </table:table-cell>
        </table:table-row>
        <table:table-row table:style-name="ro1">
          <table:table-cell table:formula="of:=[.A257]+4.096" office:value-type="float" office:value="1052.672" calcext:value-type="float">
            <text:p>1052,672</text:p>
          </table:table-cell>
          <table:table-cell office:value-type="float" office:value="8086" calcext:value-type="float">
            <text:p>8086</text:p>
          </table:table-cell>
        </table:table-row>
        <table:table-row table:style-name="ro1">
          <table:table-cell table:formula="of:=[.A258]+4.096" office:value-type="float" office:value="1056.768" calcext:value-type="float">
            <text:p>1056,768</text:p>
          </table:table-cell>
          <table:table-cell office:value-type="float" office:value="8087" calcext:value-type="float">
            <text:p>8087</text:p>
          </table:table-cell>
        </table:table-row>
        <table:table-row table:style-name="ro1">
          <table:table-cell table:formula="of:=[.A259]+4.096" office:value-type="float" office:value="1060.864" calcext:value-type="float">
            <text:p>1060,864</text:p>
          </table:table-cell>
          <table:table-cell office:value-type="float" office:value="8086" calcext:value-type="float">
            <text:p>8086</text:p>
          </table:table-cell>
        </table:table-row>
        <table:table-row table:style-name="ro1">
          <table:table-cell table:formula="of:=[.A260]+4.096" office:value-type="float" office:value="1064.96" calcext:value-type="float">
            <text:p>1064,96</text:p>
          </table:table-cell>
          <table:table-cell office:value-type="float" office:value="8084" calcext:value-type="float">
            <text:p>8084</text:p>
          </table:table-cell>
        </table:table-row>
        <table:table-row table:style-name="ro1">
          <table:table-cell table:formula="of:=[.A261]+4.096" office:value-type="float" office:value="1069.056" calcext:value-type="float">
            <text:p>1069,056</text:p>
          </table:table-cell>
          <table:table-cell office:value-type="float" office:value="8088" calcext:value-type="float">
            <text:p>8088</text:p>
          </table:table-cell>
        </table:table-row>
        <table:table-row table:style-name="ro1">
          <table:table-cell table:formula="of:=[.A262]+4.096" office:value-type="float" office:value="1073.152" calcext:value-type="float">
            <text:p>1073,152</text:p>
          </table:table-cell>
          <table:table-cell office:value-type="float" office:value="8092" calcext:value-type="float">
            <text:p>8092</text:p>
          </table:table-cell>
        </table:table-row>
        <table:table-row table:style-name="ro1">
          <table:table-cell table:formula="of:=[.A263]+4.096" office:value-type="float" office:value="1077.248" calcext:value-type="float">
            <text:p>1077,248</text:p>
          </table:table-cell>
          <table:table-cell office:value-type="float" office:value="8090" calcext:value-type="float">
            <text:p>8090</text:p>
          </table:table-cell>
        </table:table-row>
        <table:table-row table:style-name="ro1">
          <table:table-cell table:formula="of:=[.A264]+4.096" office:value-type="float" office:value="1081.344" calcext:value-type="float">
            <text:p>1081,344</text:p>
          </table:table-cell>
          <table:table-cell office:value-type="float" office:value="8088" calcext:value-type="float">
            <text:p>8088</text:p>
          </table:table-cell>
        </table:table-row>
        <table:table-row table:style-name="ro1">
          <table:table-cell table:formula="of:=[.A265]+4.096" office:value-type="float" office:value="1085.44" calcext:value-type="float">
            <text:p>1085,44</text:p>
          </table:table-cell>
          <table:table-cell office:value-type="float" office:value="8150" calcext:value-type="float">
            <text:p>8150</text:p>
          </table:table-cell>
        </table:table-row>
        <table:table-row table:style-name="ro1">
          <table:table-cell table:formula="of:=[.A266]+4.096" office:value-type="float" office:value="1089.536" calcext:value-type="float">
            <text:p>1089,536</text:p>
          </table:table-cell>
          <table:table-cell office:value-type="float" office:value="8152" calcext:value-type="float">
            <text:p>8152</text:p>
          </table:table-cell>
        </table:table-row>
        <table:table-row table:style-name="ro1">
          <table:table-cell table:formula="of:=[.A267]+4.096" office:value-type="float" office:value="1093.632" calcext:value-type="float">
            <text:p>1093,632</text:p>
          </table:table-cell>
          <table:table-cell office:value-type="float" office:value="8153" calcext:value-type="float">
            <text:p>8153</text:p>
          </table:table-cell>
        </table:table-row>
        <table:table-row table:style-name="ro1" table:number-rows-repeated="52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Arend</meta:initial-creator>
    <meta:creation-date>2017-10-22T18:25:37.797312150</meta:creation-date>
    <dc:date>2017-10-22T19:50:51.407571745</dc:date>
    <dc:creator>Oliver Arend</dc:creator>
    <meta:editing-duration>PT8M6S</meta:editing-duration>
    <meta:editing-cycles>2</meta:editing-cycles>
    <meta:generator>LibreOffice/5.0.3.2$Linux_X86_64 LibreOffice_project/00m0$Build-2</meta:generator>
    <meta:document-statistic meta:table-count="4" meta:cell-count="525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398cm" svg:height="12.492cm" xlink:href=".." xlink:type="simple" chart:class="chart:line" chart:style-name="ch1">
        <chart:plot-area chart:style-name="ch2" table:cell-range-address="0_45_90_45_0_1000ms.A2:0_45_90_45_0_1000ms.B1321" chart:data-source-has-labels="column" svg:x="0.567cm" svg:y="0.249cm" svg:width="27.264cm" svg:height="11.994cm">
          <chartooo:coordinate-region svg:x="1.744cm" svg:y="0.249cm" svg:width="26.087cm" svg:height="10.741cm"/>
          <chart:axis chart:dimension="x" chart:name="primary-x" chart:style-name="ch3" chartooo:axis-type="auto">
            <chartooo:date-scale/>
            <chart:categories table:cell-range-address="0_45_90_45_0_1000ms.A2:0_45_90_45_0_1000ms.A13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0_45_90_45_0_1000ms.B2:0_45_90_45_0_1000ms.B1321" chart:class="chart:line">
            <chart:data-point chart:repeated="13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float" office:value="4.096">
                <text:p/>
                <draw:g>
                  <svg:desc>0_45_90_45_0_1000ms.A2:0_45_90_45_0_1000ms.A1321</svg:desc>
                </draw:g>
              </table:table-cell>
              <table:table-cell office:value-type="float" office:value="6250">
                <text:p>6250</text:p>
                <draw:g>
                  <svg:desc>0_45_90_45_0_1000ms.B2:0_45_90_45_0_1000ms.B1321</svg:desc>
                </draw:g>
              </table:table-cell>
            </table:table-row>
            <table:table-row>
              <table:table-cell office:value-type="float" office:value="8.192">
                <text:p>1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12.288">
                <text:p>10</text:p>
              </table:table-cell>
              <table:table-cell office:value-type="float" office:value="6252">
                <text:p>6252</text:p>
              </table:table-cell>
            </table:table-row>
            <table:table-row>
              <table:table-cell office:value-type="float" office:value="16.384">
                <text:p>2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20.48">
                <text:p>2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24.576">
                <text:p>2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28.672">
                <text:p>3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32.768">
                <text:p>3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36.864">
                <text:p>4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0.96">
                <text:p>4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5.056">
                <text:p>5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9.152">
                <text:p>5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53.248">
                <text:p>5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57.344">
                <text:p>6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61.44">
                <text:p>6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65.536">
                <text:p>7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69.632">
                <text:p>7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73.728">
                <text:p>7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77.824">
                <text:p>8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81.92">
                <text:p>8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86.0160000000001">
                <text:p>9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90.1120000000001">
                <text:p>9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94.2080000000001">
                <text:p>9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98.3040000000001">
                <text:p>10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102.4">
                <text:p>10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106.496">
                <text:p>11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110.592">
                <text:p>11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114.688">
                <text:p>11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118.784">
                <text:p>12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122.88">
                <text:p>12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126.976">
                <text:p>13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131.072">
                <text:p>13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135.168">
                <text:p>14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139.264">
                <text:p>14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143.36">
                <text:p>14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147.456">
                <text:p>15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151.552">
                <text:p>15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155.648">
                <text:p>16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159.744">
                <text:p>16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163.84">
                <text:p>16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167.936">
                <text:p>17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172.032">
                <text:p>17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176.128">
                <text:p>18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180.224">
                <text:p>18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184.32">
                <text:p>18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188.416">
                <text:p>19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192.512">
                <text:p>19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196.608">
                <text:p>20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200.704">
                <text:p>20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204.8">
                <text:p>20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208.896">
                <text:p>21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212.992">
                <text:p>21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217.088">
                <text:p>22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221.184">
                <text:p>22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225.28">
                <text:p>23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229.376">
                <text:p>23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233.472">
                <text:p>23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237.568">
                <text:p>24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241.664">
                <text:p>24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245.76">
                <text:p>25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249.856">
                <text:p>25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253.952">
                <text:p>25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258.048">
                <text:p>26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262.144">
                <text:p>260</text:p>
              </table:table-cell>
              <table:table-cell office:value-type="float" office:value="6251">
                <text:p>6251</text:p>
              </table:table-cell>
            </table:table-row>
            <table:table-row>
              <table:table-cell office:value-type="float" office:value="266.24">
                <text:p>27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270.336">
                <text:p>27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274.432">
                <text:p>27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278.528">
                <text:p>28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282.624">
                <text:p>28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286.72">
                <text:p>29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290.816">
                <text:p>29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294.912">
                <text:p>29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299.008">
                <text:p>30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303.104">
                <text:p>30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307.2">
                <text:p>31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311.296">
                <text:p>31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315.392">
                <text:p>32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319.488">
                <text:p>32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323.584">
                <text:p>32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327.68">
                <text:p>33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331.776">
                <text:p>33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335.872">
                <text:p>34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339.968">
                <text:p>34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344.064">
                <text:p>34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348.16">
                <text:p>35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352.256">
                <text:p>35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356.352">
                <text:p>36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360.448">
                <text:p>36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364.544">
                <text:p>36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368.64">
                <text:p>37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372.736">
                <text:p>37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376.832">
                <text:p>38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380.928">
                <text:p>38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385.024">
                <text:p>39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389.12">
                <text:p>39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393.216">
                <text:p>39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397.312">
                <text:p>40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01.408">
                <text:p>40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05.504">
                <text:p>41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09.6">
                <text:p>410</text:p>
              </table:table-cell>
              <table:table-cell office:value-type="float" office:value="6252">
                <text:p>6252</text:p>
              </table:table-cell>
            </table:table-row>
            <table:table-row>
              <table:table-cell office:value-type="float" office:value="413.696">
                <text:p>41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17.792">
                <text:p>42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421.888">
                <text:p>42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25.984">
                <text:p>43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30.08">
                <text:p>43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434.176">
                <text:p>43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438.272">
                <text:p>44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42.368">
                <text:p>44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46.464">
                <text:p>450</text:p>
              </table:table-cell>
              <table:table-cell office:value-type="float" office:value="6253">
                <text:p>6253</text:p>
              </table:table-cell>
            </table:table-row>
            <table:table-row>
              <table:table-cell office:value-type="float" office:value="450.56">
                <text:p>45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54.656">
                <text:p>45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458.752">
                <text:p>46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462.848">
                <text:p>46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66.944">
                <text:p>47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71.04">
                <text:p>47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75.136">
                <text:p>48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79.232">
                <text:p>48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83.328">
                <text:p>48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87.424">
                <text:p>49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91.52">
                <text:p>49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495.616">
                <text:p>50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99.712">
                <text:p>50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503.808">
                <text:p>50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507.904">
                <text:p>51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516.096">
                <text:p>52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520.192">
                <text:p>52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524.288">
                <text:p>52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528.384">
                <text:p>530</text:p>
              </table:table-cell>
              <table:table-cell office:value-type="float" office:value="6251">
                <text:p>6251</text:p>
              </table:table-cell>
            </table:table-row>
            <table:table-row>
              <table:table-cell office:value-type="float" office:value="532.48">
                <text:p>53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536.576">
                <text:p>540</text:p>
              </table:table-cell>
              <table:table-cell office:value-type="float" office:value="6251">
                <text:p>6251</text:p>
              </table:table-cell>
            </table:table-row>
            <table:table-row>
              <table:table-cell office:value-type="float" office:value="540.672">
                <text:p>54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544.768">
                <text:p>54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548.864">
                <text:p>55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552.96">
                <text:p>55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557.056">
                <text:p>56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561.152">
                <text:p>56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565.248">
                <text:p>57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569.344">
                <text:p>57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573.44">
                <text:p>57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577.536">
                <text:p>58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581.632">
                <text:p>58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585.728">
                <text:p>59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589.824">
                <text:p>59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593.92">
                <text:p>59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598.016">
                <text:p>60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602.112">
                <text:p>60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606.208">
                <text:p>61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610.304">
                <text:p>61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614.4">
                <text:p>61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618.496000000001">
                <text:p>62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622.592000000001">
                <text:p>62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626.688">
                <text:p>63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630.784">
                <text:p>63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634.88">
                <text:p>63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638.976">
                <text:p>64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643.072">
                <text:p>64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647.168">
                <text:p>65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651.264">
                <text:p>65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655.360000000001">
                <text:p>66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659.456000000001">
                <text:p>660</text:p>
              </table:table-cell>
              <table:table-cell office:value-type="float" office:value="6251">
                <text:p>6251</text:p>
              </table:table-cell>
            </table:table-row>
            <table:table-row>
              <table:table-cell office:value-type="float" office:value="663.552000000001">
                <text:p>66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667.648000000001">
                <text:p>67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671.744000000001">
                <text:p>67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675.840000000001">
                <text:p>68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679.936">
                <text:p>68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684.032">
                <text:p>68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688.128000000001">
                <text:p>69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692.224000000001">
                <text:p>69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696.320000000001">
                <text:p>70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700.416000000001">
                <text:p>70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704.512000000001">
                <text:p>70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708.608000000001">
                <text:p>71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712.704000000001">
                <text:p>71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716.800000000001">
                <text:p>72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720.896000000001">
                <text:p>72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724.992000000001">
                <text:p>72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729.088000000001">
                <text:p>73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733.184000000001">
                <text:p>73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737.280000000001">
                <text:p>74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741.376000000001">
                <text:p>74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745.472000000001">
                <text:p>75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749.568000000001">
                <text:p>75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753.664000000001">
                <text:p>75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757.760000000001">
                <text:p>76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761.856000000001">
                <text:p>76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765.952000000001">
                <text:p>77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770.048000000001">
                <text:p>77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774.144000000001">
                <text:p>77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778.240000000001">
                <text:p>78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782.336000000001">
                <text:p>78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786.432000000001">
                <text:p>79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790.528000000001">
                <text:p>79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794.624000000001">
                <text:p>79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798.720000000001">
                <text:p>80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802.816000000001">
                <text:p>80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806.912000000001">
                <text:p>81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811.008000000001">
                <text:p>81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815.104000000001">
                <text:p>82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819.200000000001">
                <text:p>82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823.296000000001">
                <text:p>82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827.392000000001">
                <text:p>83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831.488000000001">
                <text:p>83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835.584000000001">
                <text:p>84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839.680000000001">
                <text:p>84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843.776000000001">
                <text:p>84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847.872000000001">
                <text:p>85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851.968000000001">
                <text:p>85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856.064000000001">
                <text:p>86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860.160000000001">
                <text:p>86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864.256000000001">
                <text:p>860</text:p>
              </table:table-cell>
              <table:table-cell office:value-type="float" office:value="6251">
                <text:p>6251</text:p>
              </table:table-cell>
            </table:table-row>
            <table:table-row>
              <table:table-cell office:value-type="float" office:value="868.352000000001">
                <text:p>87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872.448000000001">
                <text:p>87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876.544000000001">
                <text:p>880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float" office:value="880.640000000001">
                <text:p>88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884.736000000001">
                <text:p>880</text:p>
              </table:table-cell>
              <table:table-cell office:value-type="float" office:value="6251">
                <text:p>6251</text:p>
              </table:table-cell>
            </table:table-row>
            <table:table-row>
              <table:table-cell office:value-type="float" office:value="888.832000000001">
                <text:p>89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892.928000000001">
                <text:p>89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897.024000000001">
                <text:p>90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901.120000000001">
                <text:p>90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905.216000000001">
                <text:p>91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909.312000000001">
                <text:p>91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913.408000000001">
                <text:p>91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917.504000000001">
                <text:p>92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921.600000000001">
                <text:p>92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925.696000000001">
                <text:p>93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929.792000000001">
                <text:p>93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933.888000000001">
                <text:p>93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937.984000000001">
                <text:p>94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942.080000000001">
                <text:p>94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946.176000000001">
                <text:p>95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950.272000000001">
                <text:p>95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954.368000000001">
                <text:p>95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958.464000000001">
                <text:p>96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962.560000000001">
                <text:p>96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966.656000000001">
                <text:p>97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970.752000000001">
                <text:p>97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974.848000000001">
                <text:p>97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978.944000000001">
                <text:p>98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983.040000000001">
                <text:p>98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987.136000000001">
                <text:p>99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991.232000000001">
                <text:p>99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995.328000000001">
                <text:p>100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999.424000000001">
                <text:p>100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1003.52">
                <text:p>100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1007.616">
                <text:p>101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1011.712">
                <text:p>101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1015.808">
                <text:p>102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1019.904">
                <text:p>1020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6459">
                <text:p>6459</text:p>
              </table:table-cell>
            </table:table-row>
            <table:table-row>
              <table:table-cell office:value-type="float" office:value="1028.096">
                <text:p>1030</text:p>
              </table:table-cell>
              <table:table-cell office:value-type="float" office:value="6589">
                <text:p>6589</text:p>
              </table:table-cell>
            </table:table-row>
            <table:table-row>
              <table:table-cell office:value-type="float" office:value="1032.192">
                <text:p>103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1036.288">
                <text:p>1040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1040.384">
                <text:p>1040</text:p>
              </table:table-cell>
              <table:table-cell office:value-type="float" office:value="7038">
                <text:p>7038</text:p>
              </table:table-cell>
            </table:table-row>
            <table:table-row>
              <table:table-cell office:value-type="float" office:value="1044.48">
                <text:p>1040</text:p>
              </table:table-cell>
              <table:table-cell office:value-type="float" office:value="7157">
                <text:p>7157</text:p>
              </table:table-cell>
            </table:table-row>
            <table:table-row>
              <table:table-cell office:value-type="float" office:value="1048.576">
                <text:p>1050</text:p>
              </table:table-cell>
              <table:table-cell office:value-type="float" office:value="7247">
                <text:p>7247</text:p>
              </table:table-cell>
            </table:table-row>
            <table:table-row>
              <table:table-cell office:value-type="float" office:value="1052.672">
                <text:p>1050</text:p>
              </table:table-cell>
              <table:table-cell office:value-type="float" office:value="7383">
                <text:p>7383</text:p>
              </table:table-cell>
            </table:table-row>
            <table:table-row>
              <table:table-cell office:value-type="float" office:value="1056.768">
                <text:p>1060</text:p>
              </table:table-cell>
              <table:table-cell office:value-type="float" office:value="7539">
                <text:p>7539</text:p>
              </table:table-cell>
            </table:table-row>
            <table:table-row>
              <table:table-cell office:value-type="float" office:value="1060.864">
                <text:p>1060</text:p>
              </table:table-cell>
              <table:table-cell office:value-type="float" office:value="7638">
                <text:p>7638</text:p>
              </table:table-cell>
            </table:table-row>
            <table:table-row>
              <table:table-cell office:value-type="float" office:value="1064.96">
                <text:p>106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1069.056">
                <text:p>1070</text:p>
              </table:table-cell>
              <table:table-cell office:value-type="float" office:value="7927">
                <text:p>7927</text:p>
              </table:table-cell>
            </table:table-row>
            <table:table-row>
              <table:table-cell office:value-type="float" office:value="1073.152">
                <text:p>1070</text:p>
              </table:table-cell>
              <table:table-cell office:value-type="float" office:value="7970">
                <text:p>7970</text:p>
              </table:table-cell>
            </table:table-row>
            <table:table-row>
              <table:table-cell office:value-type="float" office:value="1077.248">
                <text:p>1080</text:p>
              </table:table-cell>
              <table:table-cell office:value-type="float" office:value="8051">
                <text:p>8051</text:p>
              </table:table-cell>
            </table:table-row>
            <table:table-row>
              <table:table-cell office:value-type="float" office:value="1081.344">
                <text:p>1080</text:p>
              </table:table-cell>
              <table:table-cell office:value-type="float" office:value="8117">
                <text:p>8117</text:p>
              </table:table-cell>
            </table:table-row>
            <table:table-row>
              <table:table-cell office:value-type="float" office:value="1085.44">
                <text:p>1090</text:p>
              </table:table-cell>
              <table:table-cell office:value-type="float" office:value="8158">
                <text:p>8158</text:p>
              </table:table-cell>
            </table:table-row>
            <table:table-row>
              <table:table-cell office:value-type="float" office:value="1089.536">
                <text:p>1090</text:p>
              </table:table-cell>
              <table:table-cell office:value-type="float" office:value="8293">
                <text:p>8293</text:p>
              </table:table-cell>
            </table:table-row>
            <table:table-row>
              <table:table-cell office:value-type="float" office:value="1093.632">
                <text:p>1090</text:p>
              </table:table-cell>
              <table:table-cell office:value-type="float" office:value="8301">
                <text:p>8301</text:p>
              </table:table-cell>
            </table:table-row>
            <table:table-row>
              <table:table-cell office:value-type="float" office:value="1097.728">
                <text:p>1100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float" office:value="1101.824">
                <text:p>1100</text:p>
              </table:table-cell>
              <table:table-cell office:value-type="float" office:value="8372">
                <text:p>8372</text:p>
              </table:table-cell>
            </table:table-row>
            <table:table-row>
              <table:table-cell office:value-type="float" office:value="1105.92">
                <text:p>1110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float" office:value="1110.016">
                <text:p>1110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float" office:value="1114.112">
                <text:p>1110</text:p>
              </table:table-cell>
              <table:table-cell office:value-type="float" office:value="8381">
                <text:p>8381</text:p>
              </table:table-cell>
            </table:table-row>
            <table:table-row>
              <table:table-cell office:value-type="float" office:value="1118.208">
                <text:p>1120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float" office:value="1122.304">
                <text:p>1120</text:p>
              </table:table-cell>
              <table:table-cell office:value-type="float" office:value="8324">
                <text:p>8324</text:p>
              </table:table-cell>
            </table:table-row>
            <table:table-row>
              <table:table-cell office:value-type="float" office:value="1126.4">
                <text:p>1130</text:p>
              </table:table-cell>
              <table:table-cell office:value-type="float" office:value="8327">
                <text:p>8327</text:p>
              </table:table-cell>
            </table:table-row>
            <table:table-row>
              <table:table-cell office:value-type="float" office:value="1130.496">
                <text:p>1130</text:p>
              </table:table-cell>
              <table:table-cell office:value-type="float" office:value="8324">
                <text:p>8324</text:p>
              </table:table-cell>
            </table:table-row>
            <table:table-row>
              <table:table-cell office:value-type="float" office:value="1134.592">
                <text:p>1130</text:p>
              </table:table-cell>
              <table:table-cell office:value-type="float" office:value="8328">
                <text:p>8328</text:p>
              </table:table-cell>
            </table:table-row>
            <table:table-row>
              <table:table-cell office:value-type="float" office:value="1138.688">
                <text:p>1140</text:p>
              </table:table-cell>
              <table:table-cell office:value-type="float" office:value="8322">
                <text:p>8322</text:p>
              </table:table-cell>
            </table:table-row>
            <table:table-row>
              <table:table-cell office:value-type="float" office:value="1142.784">
                <text:p>1140</text:p>
              </table:table-cell>
              <table:table-cell office:value-type="float" office:value="8322">
                <text:p>8322</text:p>
              </table:table-cell>
            </table:table-row>
            <table:table-row>
              <table:table-cell office:value-type="float" office:value="1146.88">
                <text:p>1150</text:p>
              </table:table-cell>
              <table:table-cell office:value-type="float" office:value="8327">
                <text:p>8327</text:p>
              </table:table-cell>
            </table:table-row>
            <table:table-row>
              <table:table-cell office:value-type="float" office:value="1150.976">
                <text:p>1150</text:p>
              </table:table-cell>
              <table:table-cell office:value-type="float" office:value="8323">
                <text:p>8323</text:p>
              </table:table-cell>
            </table:table-row>
            <table:table-row>
              <table:table-cell office:value-type="float" office:value="1155.072">
                <text:p>1160</text:p>
              </table:table-cell>
              <table:table-cell office:value-type="float" office:value="8325">
                <text:p>8325</text:p>
              </table:table-cell>
            </table:table-row>
            <table:table-row>
              <table:table-cell office:value-type="float" office:value="1159.168">
                <text:p>1160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float" office:value="1163.264">
                <text:p>1160</text:p>
              </table:table-cell>
              <table:table-cell office:value-type="float" office:value="8322">
                <text:p>8322</text:p>
              </table:table-cell>
            </table:table-row>
            <table:table-row>
              <table:table-cell office:value-type="float" office:value="1167.36">
                <text:p>1170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float" office:value="1171.456">
                <text:p>1170</text:p>
              </table:table-cell>
              <table:table-cell office:value-type="float" office:value="8325">
                <text:p>8325</text:p>
              </table:table-cell>
            </table:table-row>
            <table:table-row>
              <table:table-cell office:value-type="float" office:value="1175.552">
                <text:p>1180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float" office:value="1179.648">
                <text:p>1180</text:p>
              </table:table-cell>
              <table:table-cell office:value-type="float" office:value="8382">
                <text:p>8382</text:p>
              </table:table-cell>
            </table:table-row>
            <table:table-row>
              <table:table-cell office:value-type="float" office:value="1183.744">
                <text:p>1180</text:p>
              </table:table-cell>
              <table:table-cell office:value-type="float" office:value="8323">
                <text:p>8323</text:p>
              </table:table-cell>
            </table:table-row>
            <table:table-row>
              <table:table-cell office:value-type="float" office:value="1187.84">
                <text:p>1190</text:p>
              </table:table-cell>
              <table:table-cell office:value-type="float" office:value="8324">
                <text:p>8324</text:p>
              </table:table-cell>
            </table:table-row>
            <table:table-row>
              <table:table-cell office:value-type="float" office:value="1191.936">
                <text:p>1190</text:p>
              </table:table-cell>
              <table:table-cell office:value-type="float" office:value="8323">
                <text:p>8323</text:p>
              </table:table-cell>
            </table:table-row>
            <table:table-row>
              <table:table-cell office:value-type="float" office:value="1196.032">
                <text:p>120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1200.128">
                <text:p>1200</text:p>
              </table:table-cell>
              <table:table-cell office:value-type="float" office:value="8324">
                <text:p>8324</text:p>
              </table:table-cell>
            </table:table-row>
            <table:table-row>
              <table:table-cell office:value-type="float" office:value="1204.224">
                <text:p>1200</text:p>
              </table:table-cell>
              <table:table-cell office:value-type="float" office:value="8389">
                <text:p>8389</text:p>
              </table:table-cell>
            </table:table-row>
            <table:table-row>
              <table:table-cell office:value-type="float" office:value="1208.32">
                <text:p>1210</text:p>
              </table:table-cell>
              <table:table-cell office:value-type="float" office:value="8321">
                <text:p>8321</text:p>
              </table:table-cell>
            </table:table-row>
            <table:table-row>
              <table:table-cell office:value-type="float" office:value="1212.416">
                <text:p>121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1216.512">
                <text:p>1220</text:p>
              </table:table-cell>
              <table:table-cell office:value-type="float" office:value="8386">
                <text:p>8386</text:p>
              </table:table-cell>
            </table:table-row>
            <table:table-row>
              <table:table-cell office:value-type="float" office:value="1220.608">
                <text:p>1220</text:p>
              </table:table-cell>
              <table:table-cell office:value-type="float" office:value="8387">
                <text:p>8387</text:p>
              </table:table-cell>
            </table:table-row>
            <table:table-row>
              <table:table-cell office:value-type="float" office:value="1224.704">
                <text:p>1220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float" office:value="1228.8">
                <text:p>1230</text:p>
              </table:table-cell>
              <table:table-cell office:value-type="float" office:value="8322">
                <text:p>8322</text:p>
              </table:table-cell>
            </table:table-row>
            <table:table-row>
              <table:table-cell office:value-type="float" office:value="1232.896">
                <text:p>1230</text:p>
              </table:table-cell>
              <table:table-cell office:value-type="float" office:value="8321">
                <text:p>8321</text:p>
              </table:table-cell>
            </table:table-row>
            <table:table-row>
              <table:table-cell office:value-type="float" office:value="1236.992">
                <text:p>1240</text:p>
              </table:table-cell>
              <table:table-cell office:value-type="float" office:value="8382">
                <text:p>8382</text:p>
              </table:table-cell>
            </table:table-row>
            <table:table-row>
              <table:table-cell office:value-type="float" office:value="1241.088">
                <text:p>1240</text:p>
              </table:table-cell>
              <table:table-cell office:value-type="float" office:value="8384">
                <text:p>8384</text:p>
              </table:table-cell>
            </table:table-row>
            <table:table-row>
              <table:table-cell office:value-type="float" office:value="1245.184">
                <text:p>1250</text:p>
              </table:table-cell>
              <table:table-cell office:value-type="float" office:value="8384">
                <text:p>8384</text:p>
              </table:table-cell>
            </table:table-row>
            <table:table-row>
              <table:table-cell office:value-type="float" office:value="1249.28">
                <text:p>1250</text:p>
              </table:table-cell>
              <table:table-cell office:value-type="float" office:value="8321">
                <text:p>8321</text:p>
              </table:table-cell>
            </table:table-row>
            <table:table-row>
              <table:table-cell office:value-type="float" office:value="1253.376">
                <text:p>1250</text:p>
              </table:table-cell>
              <table:table-cell office:value-type="float" office:value="8382">
                <text:p>8382</text:p>
              </table:table-cell>
            </table:table-row>
            <table:table-row>
              <table:table-cell office:value-type="float" office:value="1257.472">
                <text:p>1260</text:p>
              </table:table-cell>
              <table:table-cell office:value-type="float" office:value="8325">
                <text:p>8325</text:p>
              </table:table-cell>
            </table:table-row>
            <table:table-row>
              <table:table-cell office:value-type="float" office:value="1261.568">
                <text:p>1260</text:p>
              </table:table-cell>
              <table:table-cell office:value-type="float" office:value="8382">
                <text:p>8382</text:p>
              </table:table-cell>
            </table:table-row>
            <table:table-row>
              <table:table-cell office:value-type="float" office:value="1265.664">
                <text:p>1270</text:p>
              </table:table-cell>
              <table:table-cell office:value-type="float" office:value="8384">
                <text:p>8384</text:p>
              </table:table-cell>
            </table:table-row>
            <table:table-row>
              <table:table-cell office:value-type="float" office:value="1269.76">
                <text:p>1270</text:p>
              </table:table-cell>
              <table:table-cell office:value-type="float" office:value="8383">
                <text:p>8383</text:p>
              </table:table-cell>
            </table:table-row>
            <table:table-row>
              <table:table-cell office:value-type="float" office:value="1273.856">
                <text:p>1270</text:p>
              </table:table-cell>
              <table:table-cell office:value-type="float" office:value="8321">
                <text:p>8321</text:p>
              </table:table-cell>
            </table:table-row>
            <table:table-row>
              <table:table-cell office:value-type="float" office:value="1277.952">
                <text:p>1280</text:p>
              </table:table-cell>
              <table:table-cell office:value-type="float" office:value="8321">
                <text:p>8321</text:p>
              </table:table-cell>
            </table:table-row>
            <table:table-row>
              <table:table-cell office:value-type="float" office:value="1282.048">
                <text:p>1280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float" office:value="1286.144">
                <text:p>1290</text:p>
              </table:table-cell>
              <table:table-cell office:value-type="float" office:value="8446">
                <text:p>8446</text:p>
              </table:table-cell>
            </table:table-row>
            <table:table-row>
              <table:table-cell office:value-type="float" office:value="1290.24">
                <text:p>1290</text:p>
              </table:table-cell>
              <table:table-cell office:value-type="float" office:value="8383">
                <text:p>8383</text:p>
              </table:table-cell>
            </table:table-row>
            <table:table-row>
              <table:table-cell office:value-type="float" office:value="1294.336">
                <text:p>1290</text:p>
              </table:table-cell>
              <table:table-cell office:value-type="float" office:value="8443">
                <text:p>8443</text:p>
              </table:table-cell>
            </table:table-row>
            <table:table-row>
              <table:table-cell office:value-type="float" office:value="1298.432">
                <text:p>1300</text:p>
              </table:table-cell>
              <table:table-cell office:value-type="float" office:value="8447">
                <text:p>8447</text:p>
              </table:table-cell>
            </table:table-row>
            <table:table-row>
              <table:table-cell office:value-type="float" office:value="1302.528">
                <text:p>1300</text:p>
              </table:table-cell>
              <table:table-cell office:value-type="float" office:value="8447">
                <text:p>8447</text:p>
              </table:table-cell>
            </table:table-row>
            <table:table-row>
              <table:table-cell office:value-type="float" office:value="1306.624">
                <text:p>1310</text:p>
              </table:table-cell>
              <table:table-cell office:value-type="float" office:value="8386">
                <text:p>8386</text:p>
              </table:table-cell>
            </table:table-row>
            <table:table-row>
              <table:table-cell office:value-type="float" office:value="1310.72">
                <text:p>1310</text:p>
              </table:table-cell>
              <table:table-cell office:value-type="float" office:value="8380">
                <text:p>8380</text:p>
              </table:table-cell>
            </table:table-row>
            <table:table-row>
              <table:table-cell office:value-type="float" office:value="1314.816">
                <text:p>1310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float" office:value="1318.912">
                <text:p>1320</text:p>
              </table:table-cell>
              <table:table-cell office:value-type="float" office:value="8380">
                <text:p>8380</text:p>
              </table:table-cell>
            </table:table-row>
            <table:table-row>
              <table:table-cell office:value-type="float" office:value="1323.008">
                <text:p>1320</text:p>
              </table:table-cell>
              <table:table-cell office:value-type="float" office:value="8381">
                <text:p>8381</text:p>
              </table:table-cell>
            </table:table-row>
            <table:table-row>
              <table:table-cell office:value-type="float" office:value="1327.104">
                <text:p>1330</text:p>
              </table:table-cell>
              <table:table-cell office:value-type="float" office:value="8382">
                <text:p>8382</text:p>
              </table:table-cell>
            </table:table-row>
            <table:table-row>
              <table:table-cell office:value-type="float" office:value="1331.2">
                <text:p>1330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float" office:value="1335.296">
                <text:p>1340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float" office:value="1339.392">
                <text:p>1340</text:p>
              </table:table-cell>
              <table:table-cell office:value-type="float" office:value="8384">
                <text:p>8384</text:p>
              </table:table-cell>
            </table:table-row>
            <table:table-row>
              <table:table-cell office:value-type="float" office:value="1343.488">
                <text:p>1340</text:p>
              </table:table-cell>
              <table:table-cell office:value-type="float" office:value="8381">
                <text:p>8381</text:p>
              </table:table-cell>
            </table:table-row>
            <table:table-row>
              <table:table-cell office:value-type="float" office:value="1347.584">
                <text:p>1350</text:p>
              </table:table-cell>
              <table:table-cell office:value-type="float" office:value="8447">
                <text:p>8447</text:p>
              </table:table-cell>
            </table:table-row>
            <table:table-row>
              <table:table-cell office:value-type="float" office:value="1351.68">
                <text:p>1350</text:p>
              </table:table-cell>
              <table:table-cell office:value-type="float" office:value="8381">
                <text:p>8381</text:p>
              </table:table-cell>
            </table:table-row>
            <table:table-row>
              <table:table-cell office:value-type="float" office:value="1355.776">
                <text:p>1360</text:p>
              </table:table-cell>
              <table:table-cell office:value-type="float" office:value="8443">
                <text:p>8443</text:p>
              </table:table-cell>
            </table:table-row>
            <table:table-row>
              <table:table-cell office:value-type="float" office:value="1359.872">
                <text:p>1360</text:p>
              </table:table-cell>
              <table:table-cell office:value-type="float" office:value="8383">
                <text:p>8383</text:p>
              </table:table-cell>
            </table:table-row>
            <table:table-row>
              <table:table-cell office:value-type="float" office:value="1363.968">
                <text:p>1360</text:p>
              </table:table-cell>
              <table:table-cell office:value-type="float" office:value="8446">
                <text:p>8446</text:p>
              </table:table-cell>
            </table:table-row>
            <table:table-row>
              <table:table-cell office:value-type="float" office:value="1368.064">
                <text:p>1370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float" office:value="1372.16">
                <text:p>1370</text:p>
              </table:table-cell>
              <table:table-cell office:value-type="float" office:value="8384">
                <text:p>8384</text:p>
              </table:table-cell>
            </table:table-row>
            <table:table-row>
              <table:table-cell office:value-type="float" office:value="1376.256">
                <text:p>1380</text:p>
              </table:table-cell>
              <table:table-cell office:value-type="float" office:value="8382">
                <text:p>8382</text:p>
              </table:table-cell>
            </table:table-row>
            <table:table-row>
              <table:table-cell office:value-type="float" office:value="1380.352">
                <text:p>1380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float" office:value="1384.448">
                <text:p>1380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float" office:value="1388.544">
                <text:p>1390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float" office:value="1392.64">
                <text:p>1390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float" office:value="1396.736">
                <text:p>1400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float" office:value="1400.832">
                <text:p>1400</text:p>
              </table:table-cell>
              <table:table-cell office:value-type="float" office:value="8443">
                <text:p>8443</text:p>
              </table:table-cell>
            </table:table-row>
            <table:table-row>
              <table:table-cell office:value-type="float" office:value="1404.928">
                <text:p>1400</text:p>
              </table:table-cell>
              <table:table-cell office:value-type="float" office:value="8323">
                <text:p>8323</text:p>
              </table:table-cell>
            </table:table-row>
            <table:table-row>
              <table:table-cell office:value-type="float" office:value="1409.024">
                <text:p>1410</text:p>
              </table:table-cell>
              <table:table-cell office:value-type="float" office:value="8382">
                <text:p>8382</text:p>
              </table:table-cell>
            </table:table-row>
            <table:table-row>
              <table:table-cell office:value-type="float" office:value="1413.12">
                <text:p>1410</text:p>
              </table:table-cell>
              <table:table-cell office:value-type="float" office:value="8323">
                <text:p>8323</text:p>
              </table:table-cell>
            </table:table-row>
            <table:table-row>
              <table:table-cell office:value-type="float" office:value="1417.216">
                <text:p>1420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float" office:value="1421.312">
                <text:p>1420</text:p>
              </table:table-cell>
              <table:table-cell office:value-type="float" office:value="8321">
                <text:p>8321</text:p>
              </table:table-cell>
            </table:table-row>
            <table:table-row>
              <table:table-cell office:value-type="float" office:value="1425.408">
                <text:p>1430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float" office:value="1429.504">
                <text:p>1430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float" office:value="1433.6">
                <text:p>1430</text:p>
              </table:table-cell>
              <table:table-cell office:value-type="float" office:value="8377">
                <text:p>8377</text:p>
              </table:table-cell>
            </table:table-row>
            <table:table-row>
              <table:table-cell office:value-type="float" office:value="1437.696">
                <text:p>1440</text:p>
              </table:table-cell>
              <table:table-cell office:value-type="float" office:value="8443">
                <text:p>8443</text:p>
              </table:table-cell>
            </table:table-row>
            <table:table-row>
              <table:table-cell office:value-type="float" office:value="1441.792">
                <text:p>1440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float" office:value="1445.888">
                <text:p>1450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float" office:value="1449.984">
                <text:p>1450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float" office:value="1454.08">
                <text:p>1450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float" office:value="1458.176">
                <text:p>1460</text:p>
              </table:table-cell>
              <table:table-cell office:value-type="float" office:value="8377">
                <text:p>8377</text:p>
              </table:table-cell>
            </table:table-row>
            <table:table-row>
              <table:table-cell office:value-type="float" office:value="1462.272">
                <text:p>1460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float" office:value="1466.368">
                <text:p>1470</text:p>
              </table:table-cell>
              <table:table-cell office:value-type="float" office:value="8377">
                <text:p>8377</text:p>
              </table:table-cell>
            </table:table-row>
            <table:table-row>
              <table:table-cell office:value-type="float" office:value="1470.464">
                <text:p>1470</text:p>
              </table:table-cell>
              <table:table-cell office:value-type="float" office:value="8441">
                <text:p>8441</text:p>
              </table:table-cell>
            </table:table-row>
            <table:table-row>
              <table:table-cell office:value-type="float" office:value="1474.56">
                <text:p>1470</text:p>
              </table:table-cell>
              <table:table-cell office:value-type="float" office:value="8441">
                <text:p>8441</text:p>
              </table:table-cell>
            </table:table-row>
            <table:table-row>
              <table:table-cell office:value-type="float" office:value="1478.656">
                <text:p>1480</text:p>
              </table:table-cell>
              <table:table-cell office:value-type="float" office:value="8447">
                <text:p>8447</text:p>
              </table:table-cell>
            </table:table-row>
            <table:table-row>
              <table:table-cell office:value-type="float" office:value="1482.752">
                <text:p>1480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float" office:value="1486.848">
                <text:p>1490</text:p>
              </table:table-cell>
              <table:table-cell office:value-type="float" office:value="8378">
                <text:p>8378</text:p>
              </table:table-cell>
            </table:table-row>
            <table:table-row>
              <table:table-cell office:value-type="float" office:value="1490.944">
                <text:p>1490</text:p>
              </table:table-cell>
              <table:table-cell office:value-type="float" office:value="8380">
                <text:p>8380</text:p>
              </table:table-cell>
            </table:table-row>
            <table:table-row>
              <table:table-cell office:value-type="float" office:value="1495.04">
                <text:p>1500</text:p>
              </table:table-cell>
              <table:table-cell office:value-type="float" office:value="8382">
                <text:p>8382</text:p>
              </table:table-cell>
            </table:table-row>
            <table:table-row>
              <table:table-cell office:value-type="float" office:value="1499.136">
                <text:p>1500</text:p>
              </table:table-cell>
              <table:table-cell office:value-type="float" office:value="8380">
                <text:p>8380</text:p>
              </table:table-cell>
            </table:table-row>
            <table:table-row>
              <table:table-cell office:value-type="float" office:value="1503.232">
                <text:p>1500</text:p>
              </table:table-cell>
              <table:table-cell office:value-type="float" office:value="8381">
                <text:p>8381</text:p>
              </table:table-cell>
            </table:table-row>
            <table:table-row>
              <table:table-cell office:value-type="float" office:value="1507.328">
                <text:p>1510</text:p>
              </table:table-cell>
              <table:table-cell office:value-type="float" office:value="8447">
                <text:p>8447</text:p>
              </table:table-cell>
            </table:table-row>
            <table:table-row>
              <table:table-cell office:value-type="float" office:value="1511.424">
                <text:p>1510</text:p>
              </table:table-cell>
              <table:table-cell office:value-type="float" office:value="8383">
                <text:p>8383</text:p>
              </table:table-cell>
            </table:table-row>
            <table:table-row>
              <table:table-cell office:value-type="float" office:value="1515.52">
                <text:p>1520</text:p>
              </table:table-cell>
              <table:table-cell office:value-type="float" office:value="8380">
                <text:p>8380</text:p>
              </table:table-cell>
            </table:table-row>
            <table:table-row>
              <table:table-cell office:value-type="float" office:value="1519.616">
                <text:p>1520</text:p>
              </table:table-cell>
              <table:table-cell office:value-type="float" office:value="8378">
                <text:p>8378</text:p>
              </table:table-cell>
            </table:table-row>
            <table:table-row>
              <table:table-cell office:value-type="float" office:value="1523.712">
                <text:p>1520</text:p>
              </table:table-cell>
              <table:table-cell office:value-type="float" office:value="8378">
                <text:p>8378</text:p>
              </table:table-cell>
            </table:table-row>
            <table:table-row>
              <table:table-cell office:value-type="float" office:value="1527.808">
                <text:p>1530</text:p>
              </table:table-cell>
              <table:table-cell office:value-type="float" office:value="8382">
                <text:p>8382</text:p>
              </table:table-cell>
            </table:table-row>
            <table:table-row>
              <table:table-cell office:value-type="float" office:value="1531.904">
                <text:p>1530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float" office:value="1540.096">
                <text:p>1540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float" office:value="1544.192">
                <text:p>1540</text:p>
              </table:table-cell>
              <table:table-cell office:value-type="float" office:value="8441">
                <text:p>8441</text:p>
              </table:table-cell>
            </table:table-row>
            <table:table-row>
              <table:table-cell office:value-type="float" office:value="1548.288">
                <text:p>1550</text:p>
              </table:table-cell>
              <table:table-cell office:value-type="float" office:value="8377">
                <text:p>8377</text:p>
              </table:table-cell>
            </table:table-row>
            <table:table-row>
              <table:table-cell office:value-type="float" office:value="1552.384">
                <text:p>1550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float" office:value="1556.48">
                <text:p>1560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float" office:value="1560.576">
                <text:p>1560</text:p>
              </table:table-cell>
              <table:table-cell office:value-type="float" office:value="8378">
                <text:p>8378</text:p>
              </table:table-cell>
            </table:table-row>
            <table:table-row>
              <table:table-cell office:value-type="float" office:value="1564.672">
                <text:p>1560</text:p>
              </table:table-cell>
              <table:table-cell office:value-type="float" office:value="8381">
                <text:p>8381</text:p>
              </table:table-cell>
            </table:table-row>
            <table:table-row>
              <table:table-cell office:value-type="float" office:value="1568.768">
                <text:p>1570</text:p>
              </table:table-cell>
              <table:table-cell office:value-type="float" office:value="8382">
                <text:p>8382</text:p>
              </table:table-cell>
            </table:table-row>
            <table:table-row>
              <table:table-cell office:value-type="float" office:value="1572.864">
                <text:p>1570</text:p>
              </table:table-cell>
              <table:table-cell office:value-type="float" office:value="8381">
                <text:p>8381</text:p>
              </table:table-cell>
            </table:table-row>
            <table:table-row>
              <table:table-cell office:value-type="float" office:value="1576.96">
                <text:p>1580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float" office:value="1581.056">
                <text:p>1580</text:p>
              </table:table-cell>
              <table:table-cell office:value-type="float" office:value="8438">
                <text:p>8438</text:p>
              </table:table-cell>
            </table:table-row>
            <table:table-row>
              <table:table-cell office:value-type="float" office:value="1585.152">
                <text:p>1590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float" office:value="1589.248">
                <text:p>1590</text:p>
              </table:table-cell>
              <table:table-cell office:value-type="float" office:value="8378">
                <text:p>8378</text:p>
              </table:table-cell>
            </table:table-row>
            <table:table-row>
              <table:table-cell office:value-type="float" office:value="1593.344">
                <text:p>1590</text:p>
              </table:table-cell>
              <table:table-cell office:value-type="float" office:value="8377">
                <text:p>8377</text:p>
              </table:table-cell>
            </table:table-row>
            <table:table-row>
              <table:table-cell office:value-type="float" office:value="1597.44">
                <text:p>1600</text:p>
              </table:table-cell>
              <table:table-cell office:value-type="float" office:value="8443">
                <text:p>8443</text:p>
              </table:table-cell>
            </table:table-row>
            <table:table-row>
              <table:table-cell office:value-type="float" office:value="1601.536">
                <text:p>1600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float" office:value="1605.632">
                <text:p>1610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float" office:value="1609.728">
                <text:p>1610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float" office:value="1613.824">
                <text:p>1610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float" office:value="1617.92">
                <text:p>1620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float" office:value="1622.016">
                <text:p>1620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float" office:value="1626.112">
                <text:p>1630</text:p>
              </table:table-cell>
              <table:table-cell office:value-type="float" office:value="8383">
                <text:p>8383</text:p>
              </table:table-cell>
            </table:table-row>
            <table:table-row>
              <table:table-cell office:value-type="float" office:value="1630.208">
                <text:p>1630</text:p>
              </table:table-cell>
              <table:table-cell office:value-type="float" office:value="8383">
                <text:p>8383</text:p>
              </table:table-cell>
            </table:table-row>
            <table:table-row>
              <table:table-cell office:value-type="float" office:value="1634.304">
                <text:p>1630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float" office:value="1638.4">
                <text:p>1640</text:p>
              </table:table-cell>
              <table:table-cell office:value-type="float" office:value="8384">
                <text:p>8384</text:p>
              </table:table-cell>
            </table:table-row>
            <table:table-row>
              <table:table-cell office:value-type="float" office:value="1642.496">
                <text:p>1640</text:p>
              </table:table-cell>
              <table:table-cell office:value-type="float" office:value="8443">
                <text:p>8443</text:p>
              </table:table-cell>
            </table:table-row>
            <table:table-row>
              <table:table-cell office:value-type="float" office:value="1646.592">
                <text:p>1650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float" office:value="1650.688">
                <text:p>1650</text:p>
              </table:table-cell>
              <table:table-cell office:value-type="float" office:value="8446">
                <text:p>8446</text:p>
              </table:table-cell>
            </table:table-row>
            <table:table-row>
              <table:table-cell office:value-type="float" office:value="1654.784">
                <text:p>1650</text:p>
              </table:table-cell>
              <table:table-cell office:value-type="float" office:value="8441">
                <text:p>8441</text:p>
              </table:table-cell>
            </table:table-row>
            <table:table-row>
              <table:table-cell office:value-type="float" office:value="1658.88">
                <text:p>1660</text:p>
              </table:table-cell>
              <table:table-cell office:value-type="float" office:value="8376">
                <text:p>8376</text:p>
              </table:table-cell>
            </table:table-row>
            <table:table-row>
              <table:table-cell office:value-type="float" office:value="1662.976">
                <text:p>1660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float" office:value="1667.072">
                <text:p>1670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float" office:value="1671.168">
                <text:p>1670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float" office:value="1675.264">
                <text:p>1680</text:p>
              </table:table-cell>
              <table:table-cell office:value-type="float" office:value="8380">
                <text:p>8380</text:p>
              </table:table-cell>
            </table:table-row>
            <table:table-row>
              <table:table-cell office:value-type="float" office:value="1679.36">
                <text:p>1680</text:p>
              </table:table-cell>
              <table:table-cell office:value-type="float" office:value="8438">
                <text:p>8438</text:p>
              </table:table-cell>
            </table:table-row>
            <table:table-row>
              <table:table-cell office:value-type="float" office:value="1683.456">
                <text:p>1680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float" office:value="1687.552">
                <text:p>1690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float" office:value="1691.648">
                <text:p>1690</text:p>
              </table:table-cell>
              <table:table-cell office:value-type="float" office:value="8383">
                <text:p>8383</text:p>
              </table:table-cell>
            </table:table-row>
            <table:table-row>
              <table:table-cell office:value-type="float" office:value="1695.744">
                <text:p>1700</text:p>
              </table:table-cell>
              <table:table-cell office:value-type="float" office:value="8382">
                <text:p>8382</text:p>
              </table:table-cell>
            </table:table-row>
            <table:table-row>
              <table:table-cell office:value-type="float" office:value="1699.84">
                <text:p>1700</text:p>
              </table:table-cell>
              <table:table-cell office:value-type="float" office:value="8381">
                <text:p>8381</text:p>
              </table:table-cell>
            </table:table-row>
            <table:table-row>
              <table:table-cell office:value-type="float" office:value="1703.936">
                <text:p>1700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float" office:value="1708.032">
                <text:p>1710</text:p>
              </table:table-cell>
              <table:table-cell office:value-type="float" office:value="8383">
                <text:p>8383</text:p>
              </table:table-cell>
            </table:table-row>
            <table:table-row>
              <table:table-cell office:value-type="float" office:value="1712.128">
                <text:p>1710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float" office:value="1716.224">
                <text:p>1720</text:p>
              </table:table-cell>
              <table:table-cell office:value-type="float" office:value="8382">
                <text:p>8382</text:p>
              </table:table-cell>
            </table:table-row>
            <table:table-row>
              <table:table-cell office:value-type="float" office:value="1720.32">
                <text:p>1720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float" office:value="1724.416">
                <text:p>1720</text:p>
              </table:table-cell>
              <table:table-cell office:value-type="float" office:value="8378">
                <text:p>8378</text:p>
              </table:table-cell>
            </table:table-row>
            <table:table-row>
              <table:table-cell office:value-type="float" office:value="1728.512">
                <text:p>1730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float" office:value="1732.608">
                <text:p>1730</text:p>
              </table:table-cell>
              <table:table-cell office:value-type="float" office:value="8378">
                <text:p>8378</text:p>
              </table:table-cell>
            </table:table-row>
            <table:table-row>
              <table:table-cell office:value-type="float" office:value="1736.704">
                <text:p>1740</text:p>
              </table:table-cell>
              <table:table-cell office:value-type="float" office:value="8441">
                <text:p>8441</text:p>
              </table:table-cell>
            </table:table-row>
            <table:table-row>
              <table:table-cell office:value-type="float" office:value="1740.8">
                <text:p>1740</text:p>
              </table:table-cell>
              <table:table-cell office:value-type="float" office:value="8377">
                <text:p>8377</text:p>
              </table:table-cell>
            </table:table-row>
            <table:table-row>
              <table:table-cell office:value-type="float" office:value="1744.896">
                <text:p>1740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float" office:value="1748.992">
                <text:p>1750</text:p>
              </table:table-cell>
              <table:table-cell office:value-type="float" office:value="8446">
                <text:p>8446</text:p>
              </table:table-cell>
            </table:table-row>
            <table:table-row>
              <table:table-cell office:value-type="float" office:value="1753.088">
                <text:p>1750</text:p>
              </table:table-cell>
              <table:table-cell office:value-type="float" office:value="8438">
                <text:p>8438</text:p>
              </table:table-cell>
            </table:table-row>
            <table:table-row>
              <table:table-cell office:value-type="float" office:value="1757.184">
                <text:p>1760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float" office:value="1761.28">
                <text:p>1760</text:p>
              </table:table-cell>
              <table:table-cell office:value-type="float" office:value="8441">
                <text:p>8441</text:p>
              </table:table-cell>
            </table:table-row>
            <table:table-row>
              <table:table-cell office:value-type="float" office:value="1765.376">
                <text:p>1770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float" office:value="1769.472">
                <text:p>1770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float" office:value="1773.568">
                <text:p>1770</text:p>
              </table:table-cell>
              <table:table-cell office:value-type="float" office:value="8375">
                <text:p>8375</text:p>
              </table:table-cell>
            </table:table-row>
            <table:table-row>
              <table:table-cell office:value-type="float" office:value="1777.664">
                <text:p>1780</text:p>
              </table:table-cell>
              <table:table-cell office:value-type="float" office:value="8377">
                <text:p>8377</text:p>
              </table:table-cell>
            </table:table-row>
            <table:table-row>
              <table:table-cell office:value-type="float" office:value="1781.76">
                <text:p>1780</text:p>
              </table:table-cell>
              <table:table-cell office:value-type="float" office:value="8443">
                <text:p>8443</text:p>
              </table:table-cell>
            </table:table-row>
            <table:table-row>
              <table:table-cell office:value-type="float" office:value="1785.856">
                <text:p>1790</text:p>
              </table:table-cell>
              <table:table-cell office:value-type="float" office:value="8438">
                <text:p>8438</text:p>
              </table:table-cell>
            </table:table-row>
            <table:table-row>
              <table:table-cell office:value-type="float" office:value="1789.952">
                <text:p>1790</text:p>
              </table:table-cell>
              <table:table-cell office:value-type="float" office:value="8376">
                <text:p>8376</text:p>
              </table:table-cell>
            </table:table-row>
            <table:table-row>
              <table:table-cell office:value-type="float" office:value="1794.048">
                <text:p>1790</text:p>
              </table:table-cell>
              <table:table-cell office:value-type="float" office:value="8443">
                <text:p>8443</text:p>
              </table:table-cell>
            </table:table-row>
            <table:table-row>
              <table:table-cell office:value-type="float" office:value="1798.144">
                <text:p>1800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float" office:value="1802.24">
                <text:p>1800</text:p>
              </table:table-cell>
              <table:table-cell office:value-type="float" office:value="8378">
                <text:p>8378</text:p>
              </table:table-cell>
            </table:table-row>
            <table:table-row>
              <table:table-cell office:value-type="float" office:value="1806.336">
                <text:p>1810</text:p>
              </table:table-cell>
              <table:table-cell office:value-type="float" office:value="8375">
                <text:p>8375</text:p>
              </table:table-cell>
            </table:table-row>
            <table:table-row>
              <table:table-cell office:value-type="float" office:value="1810.432">
                <text:p>1810</text:p>
              </table:table-cell>
              <table:table-cell office:value-type="float" office:value="8378">
                <text:p>8378</text:p>
              </table:table-cell>
            </table:table-row>
            <table:table-row>
              <table:table-cell office:value-type="float" office:value="1814.528">
                <text:p>1810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float" office:value="1818.624">
                <text:p>1820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float" office:value="1822.72">
                <text:p>1820</text:p>
              </table:table-cell>
              <table:table-cell office:value-type="float" office:value="8376">
                <text:p>8376</text:p>
              </table:table-cell>
            </table:table-row>
            <table:table-row>
              <table:table-cell office:value-type="float" office:value="1826.816">
                <text:p>1830</text:p>
              </table:table-cell>
              <table:table-cell office:value-type="float" office:value="8374">
                <text:p>8374</text:p>
              </table:table-cell>
            </table:table-row>
            <table:table-row>
              <table:table-cell office:value-type="float" office:value="1830.912">
                <text:p>1830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float" office:value="1835.008">
                <text:p>1840</text:p>
              </table:table-cell>
              <table:table-cell office:value-type="float" office:value="8376">
                <text:p>8376</text:p>
              </table:table-cell>
            </table:table-row>
            <table:table-row>
              <table:table-cell office:value-type="float" office:value="1839.104">
                <text:p>1840</text:p>
              </table:table-cell>
              <table:table-cell office:value-type="float" office:value="8378">
                <text:p>8378</text:p>
              </table:table-cell>
            </table:table-row>
            <table:table-row>
              <table:table-cell office:value-type="float" office:value="1843.2">
                <text:p>1840</text:p>
              </table:table-cell>
              <table:table-cell office:value-type="float" office:value="8441">
                <text:p>8441</text:p>
              </table:table-cell>
            </table:table-row>
            <table:table-row>
              <table:table-cell office:value-type="float" office:value="1847.296">
                <text:p>1850</text:p>
              </table:table-cell>
              <table:table-cell office:value-type="float" office:value="8378">
                <text:p>8378</text:p>
              </table:table-cell>
            </table:table-row>
            <table:table-row>
              <table:table-cell office:value-type="float" office:value="1851.392">
                <text:p>1850</text:p>
              </table:table-cell>
              <table:table-cell office:value-type="float" office:value="8380">
                <text:p>8380</text:p>
              </table:table-cell>
            </table:table-row>
            <table:table-row>
              <table:table-cell office:value-type="float" office:value="1855.488">
                <text:p>1860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float" office:value="1859.584">
                <text:p>1860</text:p>
              </table:table-cell>
              <table:table-cell office:value-type="float" office:value="8380">
                <text:p>8380</text:p>
              </table:table-cell>
            </table:table-row>
            <table:table-row>
              <table:table-cell office:value-type="float" office:value="1863.68">
                <text:p>1860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float" office:value="1867.776">
                <text:p>1870</text:p>
              </table:table-cell>
              <table:table-cell office:value-type="float" office:value="8375">
                <text:p>8375</text:p>
              </table:table-cell>
            </table:table-row>
            <table:table-row>
              <table:table-cell office:value-type="float" office:value="1871.872">
                <text:p>1870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float" office:value="1875.968">
                <text:p>1880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float" office:value="1880.064">
                <text:p>1880</text:p>
              </table:table-cell>
              <table:table-cell office:value-type="float" office:value="8441">
                <text:p>8441</text:p>
              </table:table-cell>
            </table:table-row>
            <table:table-row>
              <table:table-cell office:value-type="float" office:value="1884.16">
                <text:p>1880</text:p>
              </table:table-cell>
              <table:table-cell office:value-type="float" office:value="8439">
                <text:p>8439</text:p>
              </table:table-cell>
            </table:table-row>
            <table:table-row>
              <table:table-cell office:value-type="float" office:value="1888.256">
                <text:p>1890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float" office:value="1892.352">
                <text:p>1890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float" office:value="1896.448">
                <text:p>1900</text:p>
              </table:table-cell>
              <table:table-cell office:value-type="float" office:value="8378">
                <text:p>8378</text:p>
              </table:table-cell>
            </table:table-row>
            <table:table-row>
              <table:table-cell office:value-type="float" office:value="1900.544">
                <text:p>1900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float" office:value="1904.64">
                <text:p>190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1908.736">
                <text:p>1910</text:p>
              </table:table-cell>
              <table:table-cell office:value-type="float" office:value="8384">
                <text:p>8384</text:p>
              </table:table-cell>
            </table:table-row>
            <table:table-row>
              <table:table-cell office:value-type="float" office:value="1912.832">
                <text:p>1910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float" office:value="1916.928">
                <text:p>1920</text:p>
              </table:table-cell>
              <table:table-cell office:value-type="float" office:value="8443">
                <text:p>8443</text:p>
              </table:table-cell>
            </table:table-row>
            <table:table-row>
              <table:table-cell office:value-type="float" office:value="1921.024">
                <text:p>1920</text:p>
              </table:table-cell>
              <table:table-cell office:value-type="float" office:value="8376">
                <text:p>8376</text:p>
              </table:table-cell>
            </table:table-row>
            <table:table-row>
              <table:table-cell office:value-type="float" office:value="1925.12">
                <text:p>1930</text:p>
              </table:table-cell>
              <table:table-cell office:value-type="float" office:value="8439">
                <text:p>8439</text:p>
              </table:table-cell>
            </table:table-row>
            <table:table-row>
              <table:table-cell office:value-type="float" office:value="1929.216">
                <text:p>1930</text:p>
              </table:table-cell>
              <table:table-cell office:value-type="float" office:value="8443">
                <text:p>8443</text:p>
              </table:table-cell>
            </table:table-row>
            <table:table-row>
              <table:table-cell office:value-type="float" office:value="1933.312">
                <text:p>1930</text:p>
              </table:table-cell>
              <table:table-cell office:value-type="float" office:value="8443">
                <text:p>8443</text:p>
              </table:table-cell>
            </table:table-row>
            <table:table-row>
              <table:table-cell office:value-type="float" office:value="1937.408">
                <text:p>1940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float" office:value="1941.504">
                <text:p>1940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float" office:value="1945.6">
                <text:p>1950</text:p>
              </table:table-cell>
              <table:table-cell office:value-type="float" office:value="8383">
                <text:p>8383</text:p>
              </table:table-cell>
            </table:table-row>
            <table:table-row>
              <table:table-cell office:value-type="float" office:value="1949.696">
                <text:p>1950</text:p>
              </table:table-cell>
              <table:table-cell office:value-type="float" office:value="8378">
                <text:p>8378</text:p>
              </table:table-cell>
            </table:table-row>
            <table:table-row>
              <table:table-cell office:value-type="float" office:value="1953.792">
                <text:p>1950</text:p>
              </table:table-cell>
              <table:table-cell office:value-type="float" office:value="8375">
                <text:p>8375</text:p>
              </table:table-cell>
            </table:table-row>
            <table:table-row>
              <table:table-cell office:value-type="float" office:value="1957.888">
                <text:p>1960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float" office:value="1961.984">
                <text:p>1960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float" office:value="1966.08">
                <text:p>1970</text:p>
              </table:table-cell>
              <table:table-cell office:value-type="float" office:value="8443">
                <text:p>8443</text:p>
              </table:table-cell>
            </table:table-row>
            <table:table-row>
              <table:table-cell office:value-type="float" office:value="1970.176">
                <text:p>1970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float" office:value="1974.272">
                <text:p>1970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float" office:value="1978.368">
                <text:p>1980</text:p>
              </table:table-cell>
              <table:table-cell office:value-type="float" office:value="8374">
                <text:p>8374</text:p>
              </table:table-cell>
            </table:table-row>
            <table:table-row>
              <table:table-cell office:value-type="float" office:value="1982.464">
                <text:p>1980</text:p>
              </table:table-cell>
              <table:table-cell office:value-type="float" office:value="8377">
                <text:p>8377</text:p>
              </table:table-cell>
            </table:table-row>
            <table:table-row>
              <table:table-cell office:value-type="float" office:value="1986.56">
                <text:p>1990</text:p>
              </table:table-cell>
              <table:table-cell office:value-type="float" office:value="8378">
                <text:p>8378</text:p>
              </table:table-cell>
            </table:table-row>
            <table:table-row>
              <table:table-cell office:value-type="float" office:value="1990.656">
                <text:p>1990</text:p>
              </table:table-cell>
              <table:table-cell office:value-type="float" office:value="8435">
                <text:p>8435</text:p>
              </table:table-cell>
            </table:table-row>
            <table:table-row>
              <table:table-cell office:value-type="float" office:value="1994.752">
                <text:p>1990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float" office:value="1998.848">
                <text:p>2000</text:p>
              </table:table-cell>
              <table:table-cell office:value-type="float" office:value="8327">
                <text:p>8327</text:p>
              </table:table-cell>
            </table:table-row>
            <table:table-row>
              <table:table-cell office:value-type="float" office:value="2002.944">
                <text:p>2000</text:p>
              </table:table-cell>
              <table:table-cell office:value-type="float" office:value="8439">
                <text:p>8439</text:p>
              </table:table-cell>
            </table:table-row>
            <table:table-row>
              <table:table-cell office:value-type="float" office:value="2007.04">
                <text:p>2010</text:p>
              </table:table-cell>
              <table:table-cell office:value-type="float" office:value="8457">
                <text:p>8457</text:p>
              </table:table-cell>
            </table:table-row>
            <table:table-row>
              <table:table-cell office:value-type="float" office:value="2011.136">
                <text:p>2010</text:p>
              </table:table-cell>
              <table:table-cell office:value-type="float" office:value="8550">
                <text:p>8550</text:p>
              </table:table-cell>
            </table:table-row>
            <table:table-row>
              <table:table-cell office:value-type="float" office:value="2015.232">
                <text:p>2020</text:p>
              </table:table-cell>
              <table:table-cell office:value-type="float" office:value="8651">
                <text:p>8651</text:p>
              </table:table-cell>
            </table:table-row>
            <table:table-row>
              <table:table-cell office:value-type="float" office:value="2019.328">
                <text:p>2020</text:p>
              </table:table-cell>
              <table:table-cell office:value-type="float" office:value="8807">
                <text:p>8807</text:p>
              </table:table-cell>
            </table:table-row>
            <table:table-row>
              <table:table-cell office:value-type="float" office:value="2023.424">
                <text:p>2020</text:p>
              </table:table-cell>
              <table:table-cell office:value-type="float" office:value="8932">
                <text:p>8932</text:p>
              </table:table-cell>
            </table:table-row>
            <table:table-row>
              <table:table-cell office:value-type="float" office:value="2027.52">
                <text:p>2030</text:p>
              </table:table-cell>
              <table:table-cell office:value-type="float" office:value="9077">
                <text:p>9077</text:p>
              </table:table-cell>
            </table:table-row>
            <table:table-row>
              <table:table-cell office:value-type="float" office:value="2031.616">
                <text:p>2030</text:p>
              </table:table-cell>
              <table:table-cell office:value-type="float" office:value="9182">
                <text:p>9182</text:p>
              </table:table-cell>
            </table:table-row>
            <table:table-row>
              <table:table-cell office:value-type="float" office:value="2035.712">
                <text:p>2040</text:p>
              </table:table-cell>
              <table:table-cell office:value-type="float" office:value="9301">
                <text:p>9301</text:p>
              </table:table-cell>
            </table:table-row>
            <table:table-row>
              <table:table-cell office:value-type="float" office:value="2039.808">
                <text:p>2040</text:p>
              </table:table-cell>
              <table:table-cell office:value-type="float" office:value="9424">
                <text:p>9424</text:p>
              </table:table-cell>
            </table:table-row>
            <table:table-row>
              <table:table-cell office:value-type="float" office:value="2043.904">
                <text:p>2040</text:p>
              </table:table-cell>
              <table:table-cell office:value-type="float" office:value="9565">
                <text:p>956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float" office:value="2052.096">
                <text:p>2050</text:p>
              </table:table-cell>
              <table:table-cell office:value-type="float" office:value="9735">
                <text:p>9735</text:p>
              </table:table-cell>
            </table:table-row>
            <table:table-row>
              <table:table-cell office:value-type="float" office:value="2056.192">
                <text:p>2060</text:p>
              </table:table-cell>
              <table:table-cell office:value-type="float" office:value="9857">
                <text:p>9857</text:p>
              </table:table-cell>
            </table:table-row>
            <table:table-row>
              <table:table-cell office:value-type="float" office:value="2060.288">
                <text:p>2060</text:p>
              </table:table-cell>
              <table:table-cell office:value-type="float" office:value="10066">
                <text:p>10066</text:p>
              </table:table-cell>
            </table:table-row>
            <table:table-row>
              <table:table-cell office:value-type="float" office:value="2064.384">
                <text:p>2060</text:p>
              </table:table-cell>
              <table:table-cell office:value-type="float" office:value="10126">
                <text:p>10126</text:p>
              </table:table-cell>
            </table:table-row>
            <table:table-row>
              <table:table-cell office:value-type="float" office:value="2068.48">
                <text:p>2070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float" office:value="2072.576">
                <text:p>2070</text:p>
              </table:table-cell>
              <table:table-cell office:value-type="float" office:value="10309">
                <text:p>10309</text:p>
              </table:table-cell>
            </table:table-row>
            <table:table-row>
              <table:table-cell office:value-type="float" office:value="2076.672">
                <text:p>2080</text:p>
              </table:table-cell>
              <table:table-cell office:value-type="float" office:value="10427">
                <text:p>10427</text:p>
              </table:table-cell>
            </table:table-row>
            <table:table-row>
              <table:table-cell office:value-type="float" office:value="2080.768">
                <text:p>2080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float" office:value="2084.864">
                <text:p>2080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float" office:value="2088.96">
                <text:p>2090</text:p>
              </table:table-cell>
              <table:table-cell office:value-type="float" office:value="10516">
                <text:p>10516</text:p>
              </table:table-cell>
            </table:table-row>
            <table:table-row>
              <table:table-cell office:value-type="float" office:value="2093.056">
                <text:p>2090</text:p>
              </table:table-cell>
              <table:table-cell office:value-type="float" office:value="10605">
                <text:p>10605</text:p>
              </table:table-cell>
            </table:table-row>
            <table:table-row>
              <table:table-cell office:value-type="float" office:value="2097.152">
                <text:p>2100</text:p>
              </table:table-cell>
              <table:table-cell office:value-type="float" office:value="10565">
                <text:p>10565</text:p>
              </table:table-cell>
            </table:table-row>
            <table:table-row>
              <table:table-cell office:value-type="float" office:value="2101.248">
                <text:p>2100</text:p>
              </table:table-cell>
              <table:table-cell office:value-type="float" office:value="10655">
                <text:p>10655</text:p>
              </table:table-cell>
            </table:table-row>
            <table:table-row>
              <table:table-cell office:value-type="float" office:value="2105.344">
                <text:p>2110</text:p>
              </table:table-cell>
              <table:table-cell office:value-type="float" office:value="10681">
                <text:p>10681</text:p>
              </table:table-cell>
            </table:table-row>
            <table:table-row>
              <table:table-cell office:value-type="float" office:value="2109.44">
                <text:p>2110</text:p>
              </table:table-cell>
              <table:table-cell office:value-type="float" office:value="10740">
                <text:p>10740</text:p>
              </table:table-cell>
            </table:table-row>
            <table:table-row>
              <table:table-cell office:value-type="float" office:value="2113.536">
                <text:p>2110</text:p>
              </table:table-cell>
              <table:table-cell office:value-type="float" office:value="10748">
                <text:p>10748</text:p>
              </table:table-cell>
            </table:table-row>
            <table:table-row>
              <table:table-cell office:value-type="float" office:value="2117.632">
                <text:p>2120</text:p>
              </table:table-cell>
              <table:table-cell office:value-type="float" office:value="10690">
                <text:p>10690</text:p>
              </table:table-cell>
            </table:table-row>
            <table:table-row>
              <table:table-cell office:value-type="float" office:value="2121.728">
                <text:p>2120</text:p>
              </table:table-cell>
              <table:table-cell office:value-type="float" office:value="10699">
                <text:p>10699</text:p>
              </table:table-cell>
            </table:table-row>
            <table:table-row>
              <table:table-cell office:value-type="float" office:value="2125.824">
                <text:p>2130</text:p>
              </table:table-cell>
              <table:table-cell office:value-type="float" office:value="10709">
                <text:p>10709</text:p>
              </table:table-cell>
            </table:table-row>
            <table:table-row>
              <table:table-cell office:value-type="float" office:value="2129.92">
                <text:p>2130</text:p>
              </table:table-cell>
              <table:table-cell office:value-type="float" office:value="10714">
                <text:p>10714</text:p>
              </table:table-cell>
            </table:table-row>
            <table:table-row>
              <table:table-cell office:value-type="float" office:value="2134.016">
                <text:p>2130</text:p>
              </table:table-cell>
              <table:table-cell office:value-type="float" office:value="10720">
                <text:p>10720</text:p>
              </table:table-cell>
            </table:table-row>
            <table:table-row>
              <table:table-cell office:value-type="float" office:value="2138.112">
                <text:p>2140</text:p>
              </table:table-cell>
              <table:table-cell office:value-type="float" office:value="10790">
                <text:p>10790</text:p>
              </table:table-cell>
            </table:table-row>
            <table:table-row>
              <table:table-cell office:value-type="float" office:value="2142.208">
                <text:p>2140</text:p>
              </table:table-cell>
              <table:table-cell office:value-type="float" office:value="10792">
                <text:p>10792</text:p>
              </table:table-cell>
            </table:table-row>
            <table:table-row>
              <table:table-cell office:value-type="float" office:value="2146.304">
                <text:p>2150</text:p>
              </table:table-cell>
              <table:table-cell office:value-type="float" office:value="10798">
                <text:p>10798</text:p>
              </table:table-cell>
            </table:table-row>
            <table:table-row>
              <table:table-cell office:value-type="float" office:value="2150.4">
                <text:p>2150</text:p>
              </table:table-cell>
              <table:table-cell office:value-type="float" office:value="10801">
                <text:p>10801</text:p>
              </table:table-cell>
            </table:table-row>
            <table:table-row>
              <table:table-cell office:value-type="float" office:value="2154.496">
                <text:p>2150</text:p>
              </table:table-cell>
              <table:table-cell office:value-type="float" office:value="10802">
                <text:p>10802</text:p>
              </table:table-cell>
            </table:table-row>
            <table:table-row>
              <table:table-cell office:value-type="float" office:value="2158.592">
                <text:p>2160</text:p>
              </table:table-cell>
              <table:table-cell office:value-type="float" office:value="10808">
                <text:p>10808</text:p>
              </table:table-cell>
            </table:table-row>
            <table:table-row>
              <table:table-cell office:value-type="float" office:value="2162.688">
                <text:p>216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166.784">
                <text:p>217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170.88">
                <text:p>217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174.976">
                <text:p>217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179.072">
                <text:p>2180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float" office:value="2183.168">
                <text:p>218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187.264">
                <text:p>219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191.36">
                <text:p>219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195.456">
                <text:p>2200</text:p>
              </table:table-cell>
              <table:table-cell office:value-type="float" office:value="10753">
                <text:p>10753</text:p>
              </table:table-cell>
            </table:table-row>
            <table:table-row>
              <table:table-cell office:value-type="float" office:value="2199.552">
                <text:p>220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203.648">
                <text:p>2200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float" office:value="2207.744">
                <text:p>2210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float" office:value="2211.84">
                <text:p>221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215.936">
                <text:p>222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220.032">
                <text:p>2220</text:p>
              </table:table-cell>
              <table:table-cell office:value-type="float" office:value="10810">
                <text:p>10810</text:p>
              </table:table-cell>
            </table:table-row>
            <table:table-row>
              <table:table-cell office:value-type="float" office:value="2224.128">
                <text:p>222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228.224">
                <text:p>22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float" office:value="2232.32">
                <text:p>223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236.416">
                <text:p>2240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float" office:value="2240.512">
                <text:p>224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244.608">
                <text:p>224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248.704">
                <text:p>225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252.8">
                <text:p>225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256.896">
                <text:p>226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260.992">
                <text:p>226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265.088">
                <text:p>2270</text:p>
              </table:table-cell>
              <table:table-cell office:value-type="float" office:value="10757">
                <text:p>10757</text:p>
              </table:table-cell>
            </table:table-row>
            <table:table-row>
              <table:table-cell office:value-type="float" office:value="2269.184">
                <text:p>227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273.28">
                <text:p>227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277.376">
                <text:p>2280</text:p>
              </table:table-cell>
              <table:table-cell office:value-type="float" office:value="10753">
                <text:p>10753</text:p>
              </table:table-cell>
            </table:table-row>
            <table:table-row>
              <table:table-cell office:value-type="float" office:value="2281.472">
                <text:p>228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285.568">
                <text:p>2290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float" office:value="2289.664">
                <text:p>229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293.76">
                <text:p>2290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float" office:value="2297.856">
                <text:p>230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301.952">
                <text:p>230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306.048">
                <text:p>2310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float" office:value="2310.144">
                <text:p>2310</text:p>
              </table:table-cell>
              <table:table-cell office:value-type="float" office:value="10808">
                <text:p>10808</text:p>
              </table:table-cell>
            </table:table-row>
            <table:table-row>
              <table:table-cell office:value-type="float" office:value="2314.24">
                <text:p>231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318.336">
                <text:p>2320</text:p>
              </table:table-cell>
              <table:table-cell office:value-type="float" office:value="10753">
                <text:p>10753</text:p>
              </table:table-cell>
            </table:table-row>
            <table:table-row>
              <table:table-cell office:value-type="float" office:value="2322.432">
                <text:p>232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326.528">
                <text:p>2330</text:p>
              </table:table-cell>
              <table:table-cell office:value-type="float" office:value="10753">
                <text:p>10753</text:p>
              </table:table-cell>
            </table:table-row>
            <table:table-row>
              <table:table-cell office:value-type="float" office:value="2330.624">
                <text:p>233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334.72">
                <text:p>233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338.816">
                <text:p>2340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float" office:value="2342.912">
                <text:p>234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347.008">
                <text:p>235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351.104">
                <text:p>235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float" office:value="2355.2">
                <text:p>236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359.296">
                <text:p>236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float" office:value="2363.392">
                <text:p>236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367.488">
                <text:p>237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371.584">
                <text:p>237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375.68">
                <text:p>2380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float" office:value="2379.776">
                <text:p>2380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float" office:value="2383.872">
                <text:p>2380</text:p>
              </table:table-cell>
              <table:table-cell office:value-type="float" office:value="10753">
                <text:p>10753</text:p>
              </table:table-cell>
            </table:table-row>
            <table:table-row>
              <table:table-cell office:value-type="float" office:value="2387.968">
                <text:p>2390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float" office:value="2392.064">
                <text:p>2390</text:p>
              </table:table-cell>
              <table:table-cell office:value-type="float" office:value="10810">
                <text:p>10810</text:p>
              </table:table-cell>
            </table:table-row>
            <table:table-row>
              <table:table-cell office:value-type="float" office:value="2396.16">
                <text:p>2400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float" office:value="2400.256">
                <text:p>2400</text:p>
              </table:table-cell>
              <table:table-cell office:value-type="float" office:value="10810">
                <text:p>10810</text:p>
              </table:table-cell>
            </table:table-row>
            <table:table-row>
              <table:table-cell office:value-type="float" office:value="2404.352">
                <text:p>240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408.448">
                <text:p>241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412.544">
                <text:p>241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416.64">
                <text:p>242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420.736">
                <text:p>242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424.832">
                <text:p>242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428.928">
                <text:p>243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433.024">
                <text:p>243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437.12">
                <text:p>244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441.216">
                <text:p>244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445.312">
                <text:p>245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449.408">
                <text:p>2450</text:p>
              </table:table-cell>
              <table:table-cell office:value-type="float" office:value="10810">
                <text:p>10810</text:p>
              </table:table-cell>
            </table:table-row>
            <table:table-row>
              <table:table-cell office:value-type="float" office:value="2453.504">
                <text:p>245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457.6">
                <text:p>2460</text:p>
              </table:table-cell>
              <table:table-cell office:value-type="float" office:value="10810">
                <text:p>10810</text:p>
              </table:table-cell>
            </table:table-row>
            <table:table-row>
              <table:table-cell office:value-type="float" office:value="2461.696">
                <text:p>246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465.792">
                <text:p>2470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float" office:value="2469.888">
                <text:p>247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473.984">
                <text:p>2470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float" office:value="2478.08">
                <text:p>248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482.176">
                <text:p>248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486.272">
                <text:p>249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490.368">
                <text:p>2490</text:p>
              </table:table-cell>
              <table:table-cell office:value-type="float" office:value="10754">
                <text:p>10754</text:p>
              </table:table-cell>
            </table:table-row>
            <table:table-row>
              <table:table-cell office:value-type="float" office:value="2494.464">
                <text:p>2490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float" office:value="2498.56">
                <text:p>2500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float" office:value="2502.656">
                <text:p>250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506.752">
                <text:p>251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510.848">
                <text:p>251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float" office:value="2514.944">
                <text:p>2510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float" office:value="2519.04">
                <text:p>252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523.136">
                <text:p>2520</text:p>
              </table:table-cell>
              <table:table-cell office:value-type="float" office:value="10810">
                <text:p>10810</text:p>
              </table:table-cell>
            </table:table-row>
            <table:table-row>
              <table:table-cell office:value-type="float" office:value="2527.232">
                <text:p>253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531.328">
                <text:p>253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535.424">
                <text:p>2540</text:p>
              </table:table-cell>
              <table:table-cell office:value-type="float" office:value="10753">
                <text:p>10753</text:p>
              </table:table-cell>
            </table:table-row>
            <table:table-row>
              <table:table-cell office:value-type="float" office:value="2539.52">
                <text:p>254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543.616">
                <text:p>2540</text:p>
              </table:table-cell>
              <table:table-cell office:value-type="float" office:value="10754">
                <text:p>10754</text:p>
              </table:table-cell>
            </table:table-row>
            <table:table-row>
              <table:table-cell office:value-type="float" office:value="2547.712">
                <text:p>2550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float" office:value="2551.808">
                <text:p>255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555.904">
                <text:p>2560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564.096">
                <text:p>2560</text:p>
              </table:table-cell>
              <table:table-cell office:value-type="float" office:value="10753">
                <text:p>10753</text:p>
              </table:table-cell>
            </table:table-row>
            <table:table-row>
              <table:table-cell office:value-type="float" office:value="2568.192">
                <text:p>257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572.288">
                <text:p>2570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float" office:value="2576.384">
                <text:p>258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580.48">
                <text:p>258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float" office:value="2584.576">
                <text:p>2580</text:p>
              </table:table-cell>
              <table:table-cell office:value-type="float" office:value="10754">
                <text:p>10754</text:p>
              </table:table-cell>
            </table:table-row>
            <table:table-row>
              <table:table-cell office:value-type="float" office:value="2588.672">
                <text:p>259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592.768">
                <text:p>259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596.864">
                <text:p>2600</text:p>
              </table:table-cell>
              <table:table-cell office:value-type="float" office:value="10810">
                <text:p>10810</text:p>
              </table:table-cell>
            </table:table-row>
            <table:table-row>
              <table:table-cell office:value-type="float" office:value="2600.96">
                <text:p>2600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float" office:value="2605.056">
                <text:p>261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609.152">
                <text:p>261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613.248">
                <text:p>2610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float" office:value="2617.344">
                <text:p>2620</text:p>
              </table:table-cell>
              <table:table-cell office:value-type="float" office:value="10810">
                <text:p>10810</text:p>
              </table:table-cell>
            </table:table-row>
            <table:table-row>
              <table:table-cell office:value-type="float" office:value="2621.44">
                <text:p>2620</text:p>
              </table:table-cell>
              <table:table-cell office:value-type="float" office:value="10753">
                <text:p>10753</text:p>
              </table:table-cell>
            </table:table-row>
            <table:table-row>
              <table:table-cell office:value-type="float" office:value="2625.536">
                <text:p>2630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float" office:value="2629.632">
                <text:p>2630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float" office:value="2633.728">
                <text:p>263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637.824">
                <text:p>2640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float" office:value="2641.92">
                <text:p>2640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float" office:value="2646.016">
                <text:p>265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650.112">
                <text:p>265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654.208">
                <text:p>265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658.304">
                <text:p>2660</text:p>
              </table:table-cell>
              <table:table-cell office:value-type="float" office:value="10755">
                <text:p>10755</text:p>
              </table:table-cell>
            </table:table-row>
            <table:table-row>
              <table:table-cell office:value-type="float" office:value="2662.4">
                <text:p>266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666.496">
                <text:p>267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float" office:value="2670.592">
                <text:p>267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674.688">
                <text:p>267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678.784">
                <text:p>2680</text:p>
              </table:table-cell>
              <table:table-cell office:value-type="float" office:value="10805">
                <text:p>10805</text:p>
              </table:table-cell>
            </table:table-row>
            <table:table-row>
              <table:table-cell office:value-type="float" office:value="2682.88">
                <text:p>268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686.976">
                <text:p>269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691.072">
                <text:p>2690</text:p>
              </table:table-cell>
              <table:table-cell office:value-type="float" office:value="10755">
                <text:p>10755</text:p>
              </table:table-cell>
            </table:table-row>
            <table:table-row>
              <table:table-cell office:value-type="float" office:value="2695.168">
                <text:p>270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699.264">
                <text:p>270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703.36">
                <text:p>270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707.456">
                <text:p>271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711.552">
                <text:p>2710</text:p>
              </table:table-cell>
              <table:table-cell office:value-type="float" office:value="10754">
                <text:p>10754</text:p>
              </table:table-cell>
            </table:table-row>
            <table:table-row>
              <table:table-cell office:value-type="float" office:value="2715.648">
                <text:p>2720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float" office:value="2719.744">
                <text:p>272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723.84">
                <text:p>2720</text:p>
              </table:table-cell>
              <table:table-cell office:value-type="float" office:value="10810">
                <text:p>10810</text:p>
              </table:table-cell>
            </table:table-row>
            <table:table-row>
              <table:table-cell office:value-type="float" office:value="2727.936">
                <text:p>2730</text:p>
              </table:table-cell>
              <table:table-cell office:value-type="float" office:value="10810">
                <text:p>10810</text:p>
              </table:table-cell>
            </table:table-row>
            <table:table-row>
              <table:table-cell office:value-type="float" office:value="2732.032">
                <text:p>2730</text:p>
              </table:table-cell>
              <table:table-cell office:value-type="float" office:value="10753">
                <text:p>10753</text:p>
              </table:table-cell>
            </table:table-row>
            <table:table-row>
              <table:table-cell office:value-type="float" office:value="2736.128">
                <text:p>274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740.224">
                <text:p>274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744.32">
                <text:p>274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748.416">
                <text:p>2750</text:p>
              </table:table-cell>
              <table:table-cell office:value-type="float" office:value="10808">
                <text:p>10808</text:p>
              </table:table-cell>
            </table:table-row>
            <table:table-row>
              <table:table-cell office:value-type="float" office:value="2752.512">
                <text:p>2750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float" office:value="2756.608">
                <text:p>2760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float" office:value="2760.704">
                <text:p>2760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float" office:value="2764.8">
                <text:p>276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float" office:value="2768.896">
                <text:p>277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772.992">
                <text:p>277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777.088">
                <text:p>278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781.184">
                <text:p>2780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float" office:value="2785.28">
                <text:p>279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789.376">
                <text:p>279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793.472">
                <text:p>279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797.568">
                <text:p>280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801.664">
                <text:p>2800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float" office:value="2805.76">
                <text:p>281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809.856">
                <text:p>281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813.952">
                <text:p>2810</text:p>
              </table:table-cell>
              <table:table-cell office:value-type="float" office:value="10810">
                <text:p>10810</text:p>
              </table:table-cell>
            </table:table-row>
            <table:table-row>
              <table:table-cell office:value-type="float" office:value="2818.048">
                <text:p>282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822.144">
                <text:p>282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826.24">
                <text:p>283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830.336">
                <text:p>2830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float" office:value="2834.432">
                <text:p>2830</text:p>
              </table:table-cell>
              <table:table-cell office:value-type="float" office:value="10810">
                <text:p>10810</text:p>
              </table:table-cell>
            </table:table-row>
            <table:table-row>
              <table:table-cell office:value-type="float" office:value="2838.528">
                <text:p>284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842.624">
                <text:p>284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846.72">
                <text:p>285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850.816">
                <text:p>285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854.912">
                <text:p>2850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float" office:value="2859.008">
                <text:p>286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863.104">
                <text:p>286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867.2">
                <text:p>287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871.296">
                <text:p>287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875.392">
                <text:p>288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879.488">
                <text:p>2880</text:p>
              </table:table-cell>
              <table:table-cell office:value-type="float" office:value="10755">
                <text:p>10755</text:p>
              </table:table-cell>
            </table:table-row>
            <table:table-row>
              <table:table-cell office:value-type="float" office:value="2883.584">
                <text:p>288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887.68">
                <text:p>2890</text:p>
              </table:table-cell>
              <table:table-cell office:value-type="float" office:value="10753">
                <text:p>10753</text:p>
              </table:table-cell>
            </table:table-row>
            <table:table-row>
              <table:table-cell office:value-type="float" office:value="2891.776">
                <text:p>289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895.872">
                <text:p>2900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float" office:value="2899.968">
                <text:p>290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904.064">
                <text:p>290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908.16">
                <text:p>2910</text:p>
              </table:table-cell>
              <table:table-cell office:value-type="float" office:value="10753">
                <text:p>10753</text:p>
              </table:table-cell>
            </table:table-row>
            <table:table-row>
              <table:table-cell office:value-type="float" office:value="2912.256">
                <text:p>291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916.352">
                <text:p>292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920.448">
                <text:p>292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924.544">
                <text:p>292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928.64">
                <text:p>293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932.736">
                <text:p>293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936.832">
                <text:p>2940</text:p>
              </table:table-cell>
              <table:table-cell office:value-type="float" office:value="10810">
                <text:p>10810</text:p>
              </table:table-cell>
            </table:table-row>
            <table:table-row>
              <table:table-cell office:value-type="float" office:value="2940.928">
                <text:p>294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945.024">
                <text:p>295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949.12">
                <text:p>2950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2953.216">
                <text:p>295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957.312">
                <text:p>2960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float" office:value="2961.408">
                <text:p>2960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float" office:value="2965.504">
                <text:p>2970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2969.6">
                <text:p>2970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float" office:value="2973.696">
                <text:p>2970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float" office:value="2977.792">
                <text:p>2980</text:p>
              </table:table-cell>
              <table:table-cell office:value-type="float" office:value="10753">
                <text:p>10753</text:p>
              </table:table-cell>
            </table:table-row>
            <table:table-row>
              <table:table-cell office:value-type="float" office:value="2981.888">
                <text:p>298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985.984">
                <text:p>2990</text:p>
              </table:table-cell>
              <table:table-cell office:value-type="float" office:value="10810">
                <text:p>10810</text:p>
              </table:table-cell>
            </table:table-row>
            <table:table-row>
              <table:table-cell office:value-type="float" office:value="2990.08">
                <text:p>299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2994.176">
                <text:p>2990</text:p>
              </table:table-cell>
              <table:table-cell office:value-type="float" office:value="10802">
                <text:p>10802</text:p>
              </table:table-cell>
            </table:table-row>
            <table:table-row>
              <table:table-cell office:value-type="float" office:value="2998.272">
                <text:p>3000</text:p>
              </table:table-cell>
              <table:table-cell office:value-type="float" office:value="10749">
                <text:p>10749</text:p>
              </table:table-cell>
            </table:table-row>
            <table:table-row>
              <table:table-cell office:value-type="float" office:value="3002.368">
                <text:p>3000</text:p>
              </table:table-cell>
              <table:table-cell office:value-type="float" office:value="10591">
                <text:p>10591</text:p>
              </table:table-cell>
            </table:table-row>
            <table:table-row>
              <table:table-cell office:value-type="float" office:value="3006.464">
                <text:p>3010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float" office:value="3010.56">
                <text:p>3010</text:p>
              </table:table-cell>
              <table:table-cell office:value-type="float" office:value="10323">
                <text:p>10323</text:p>
              </table:table-cell>
            </table:table-row>
            <table:table-row>
              <table:table-cell office:value-type="float" office:value="3014.656">
                <text:p>3010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3018.752">
                <text:p>3020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float" office:value="3022.848">
                <text:p>3020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float" office:value="3026.944">
                <text:p>3030</text:p>
              </table:table-cell>
              <table:table-cell office:value-type="float" office:value="9703">
                <text:p>9703</text:p>
              </table:table-cell>
            </table:table-row>
            <table:table-row>
              <table:table-cell office:value-type="float" office:value="3031.04">
                <text:p>3030</text:p>
              </table:table-cell>
              <table:table-cell office:value-type="float" office:value="9501">
                <text:p>9501</text:p>
              </table:table-cell>
            </table:table-row>
            <table:table-row>
              <table:table-cell office:value-type="float" office:value="3035.136">
                <text:p>3040</text:p>
              </table:table-cell>
              <table:table-cell office:value-type="float" office:value="9368">
                <text:p>9368</text:p>
              </table:table-cell>
            </table:table-row>
            <table:table-row>
              <table:table-cell office:value-type="float" office:value="3039.232">
                <text:p>3040</text:p>
              </table:table-cell>
              <table:table-cell office:value-type="float" office:value="9239">
                <text:p>9239</text:p>
              </table:table-cell>
            </table:table-row>
            <table:table-row>
              <table:table-cell office:value-type="float" office:value="3043.328">
                <text:p>3040</text:p>
              </table:table-cell>
              <table:table-cell office:value-type="float" office:value="9150">
                <text:p>9150</text:p>
              </table:table-cell>
            </table:table-row>
            <table:table-row>
              <table:table-cell office:value-type="float" office:value="3047.424">
                <text:p>3050</text:p>
              </table:table-cell>
              <table:table-cell office:value-type="float" office:value="9009">
                <text:p>9009</text:p>
              </table:table-cell>
            </table:table-row>
            <table:table-row>
              <table:table-cell office:value-type="float" office:value="3051.52">
                <text:p>3050</text:p>
              </table:table-cell>
              <table:table-cell office:value-type="float" office:value="8837">
                <text:p>8837</text:p>
              </table:table-cell>
            </table:table-row>
            <table:table-row>
              <table:table-cell office:value-type="float" office:value="3055.616">
                <text:p>3060</text:p>
              </table:table-cell>
              <table:table-cell office:value-type="float" office:value="8744">
                <text:p>8744</text:p>
              </table:table-cell>
            </table:table-row>
            <table:table-row>
              <table:table-cell office:value-type="float" office:value="3059.712">
                <text:p>3060</text:p>
              </table:table-cell>
              <table:table-cell office:value-type="float" office:value="8662">
                <text:p>8662</text:p>
              </table:table-cell>
            </table:table-row>
            <table:table-row>
              <table:table-cell office:value-type="float" office:value="3063.808">
                <text:p>3060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float" office:value="3067.904">
                <text:p>3070</text:p>
              </table:table-cell>
              <table:table-cell office:value-type="float" office:value="8526">
                <text:p>8526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8559">
                <text:p>8559</text:p>
              </table:table-cell>
            </table:table-row>
            <table:table-row>
              <table:table-cell office:value-type="float" office:value="3076.096">
                <text:p>3080</text:p>
              </table:table-cell>
              <table:table-cell office:value-type="float" office:value="8484">
                <text:p>8484</text:p>
              </table:table-cell>
            </table:table-row>
            <table:table-row>
              <table:table-cell office:value-type="float" office:value="3080.192">
                <text:p>3080</text:p>
              </table:table-cell>
              <table:table-cell office:value-type="float" office:value="8471">
                <text:p>8471</text:p>
              </table:table-cell>
            </table:table-row>
            <table:table-row>
              <table:table-cell office:value-type="float" office:value="3084.288">
                <text:p>3080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float" office:value="3088.384">
                <text:p>3090</text:p>
              </table:table-cell>
              <table:table-cell office:value-type="float" office:value="8460">
                <text:p>8460</text:p>
              </table:table-cell>
            </table:table-row>
            <table:table-row>
              <table:table-cell office:value-type="float" office:value="3092.48">
                <text:p>3090</text:p>
              </table:table-cell>
              <table:table-cell office:value-type="float" office:value="8387">
                <text:p>8387</text:p>
              </table:table-cell>
            </table:table-row>
            <table:table-row>
              <table:table-cell office:value-type="float" office:value="3096.576">
                <text:p>3100</text:p>
              </table:table-cell>
              <table:table-cell office:value-type="float" office:value="8411">
                <text:p>8411</text:p>
              </table:table-cell>
            </table:table-row>
            <table:table-row>
              <table:table-cell office:value-type="float" office:value="3100.672">
                <text:p>3100</text:p>
              </table:table-cell>
              <table:table-cell office:value-type="float" office:value="8409">
                <text:p>8409</text:p>
              </table:table-cell>
            </table:table-row>
            <table:table-row>
              <table:table-cell office:value-type="float" office:value="3104.768">
                <text:p>3100</text:p>
              </table:table-cell>
              <table:table-cell office:value-type="float" office:value="8404">
                <text:p>8404</text:p>
              </table:table-cell>
            </table:table-row>
            <table:table-row>
              <table:table-cell office:value-type="float" office:value="3108.864">
                <text:p>3110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float" office:value="3112.96">
                <text:p>3110</text:p>
              </table:table-cell>
              <table:table-cell office:value-type="float" office:value="8399">
                <text:p>8399</text:p>
              </table:table-cell>
            </table:table-row>
            <table:table-row>
              <table:table-cell office:value-type="float" office:value="3117.056">
                <text:p>3120</text:p>
              </table:table-cell>
              <table:table-cell office:value-type="float" office:value="8398">
                <text:p>8398</text:p>
              </table:table-cell>
            </table:table-row>
            <table:table-row>
              <table:table-cell office:value-type="float" office:value="3121.152">
                <text:p>3120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float" office:value="3125.248">
                <text:p>3130</text:p>
              </table:table-cell>
              <table:table-cell office:value-type="float" office:value="8399">
                <text:p>8399</text:p>
              </table:table-cell>
            </table:table-row>
            <table:table-row>
              <table:table-cell office:value-type="float" office:value="3129.344">
                <text:p>313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133.44">
                <text:p>313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137.536">
                <text:p>3140</text:p>
              </table:table-cell>
              <table:table-cell office:value-type="float" office:value="8328">
                <text:p>8328</text:p>
              </table:table-cell>
            </table:table-row>
            <table:table-row>
              <table:table-cell office:value-type="float" office:value="3141.632">
                <text:p>3140</text:p>
              </table:table-cell>
              <table:table-cell office:value-type="float" office:value="8329">
                <text:p>8329</text:p>
              </table:table-cell>
            </table:table-row>
            <table:table-row>
              <table:table-cell office:value-type="float" office:value="3145.728">
                <text:p>315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149.824">
                <text:p>315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153.92">
                <text:p>315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158.016">
                <text:p>316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162.112">
                <text:p>3160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float" office:value="3166.208">
                <text:p>317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3170.304">
                <text:p>317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float" office:value="3174.4">
                <text:p>317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float" office:value="3178.496">
                <text:p>3180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float" office:value="3182.592">
                <text:p>318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186.688">
                <text:p>319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float" office:value="3190.784">
                <text:p>319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3194.88">
                <text:p>319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198.976">
                <text:p>320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203.072">
                <text:p>320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207.168">
                <text:p>3210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float" office:value="3211.264">
                <text:p>321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215.36">
                <text:p>322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219.456">
                <text:p>322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float" office:value="3223.552">
                <text:p>322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3227.648">
                <text:p>323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231.744">
                <text:p>3230</text:p>
              </table:table-cell>
              <table:table-cell office:value-type="float" office:value="8339">
                <text:p>8339</text:p>
              </table:table-cell>
            </table:table-row>
            <table:table-row>
              <table:table-cell office:value-type="float" office:value="3235.84">
                <text:p>3240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float" office:value="3239.936">
                <text:p>324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3244.032">
                <text:p>324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248.128">
                <text:p>3250</text:p>
              </table:table-cell>
              <table:table-cell office:value-type="float" office:value="8337">
                <text:p>8337</text:p>
              </table:table-cell>
            </table:table-row>
            <table:table-row>
              <table:table-cell office:value-type="float" office:value="3252.224">
                <text:p>325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256.32">
                <text:p>326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260.416">
                <text:p>3260</text:p>
              </table:table-cell>
              <table:table-cell office:value-type="float" office:value="8337">
                <text:p>8337</text:p>
              </table:table-cell>
            </table:table-row>
            <table:table-row>
              <table:table-cell office:value-type="float" office:value="3264.512">
                <text:p>326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268.608">
                <text:p>3270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float" office:value="3272.704">
                <text:p>3270</text:p>
              </table:table-cell>
              <table:table-cell office:value-type="float" office:value="8337">
                <text:p>8337</text:p>
              </table:table-cell>
            </table:table-row>
            <table:table-row>
              <table:table-cell office:value-type="float" office:value="3276.8">
                <text:p>328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280.896">
                <text:p>328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284.992">
                <text:p>328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289.088">
                <text:p>329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293.184">
                <text:p>329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297.28">
                <text:p>330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301.376">
                <text:p>330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float" office:value="3305.472">
                <text:p>3310</text:p>
              </table:table-cell>
              <table:table-cell office:value-type="float" office:value="8337">
                <text:p>8337</text:p>
              </table:table-cell>
            </table:table-row>
            <table:table-row>
              <table:table-cell office:value-type="float" office:value="3309.568">
                <text:p>3310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float" office:value="3313.664">
                <text:p>331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317.76">
                <text:p>3320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float" office:value="3321.856">
                <text:p>332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325.952">
                <text:p>333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330.048">
                <text:p>333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334.144">
                <text:p>333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3338.24">
                <text:p>3340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float" office:value="3342.336">
                <text:p>334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float" office:value="3346.432">
                <text:p>335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350.528">
                <text:p>335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354.624">
                <text:p>335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358.72">
                <text:p>336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3362.816">
                <text:p>336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3366.912">
                <text:p>337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float" office:value="3371.008">
                <text:p>337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3375.104">
                <text:p>3380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float" office:value="3379.2">
                <text:p>338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3383.296">
                <text:p>338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387.392">
                <text:p>339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391.488">
                <text:p>3390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float" office:value="3395.584">
                <text:p>3400</text:p>
              </table:table-cell>
              <table:table-cell office:value-type="float" office:value="8341">
                <text:p>8341</text:p>
              </table:table-cell>
            </table:table-row>
            <table:table-row>
              <table:table-cell office:value-type="float" office:value="3399.68">
                <text:p>340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403.776">
                <text:p>340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407.872">
                <text:p>341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411.968">
                <text:p>341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416.064">
                <text:p>342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420.16">
                <text:p>342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424.256">
                <text:p>3420</text:p>
              </table:table-cell>
              <table:table-cell office:value-type="float" office:value="8339">
                <text:p>8339</text:p>
              </table:table-cell>
            </table:table-row>
            <table:table-row>
              <table:table-cell office:value-type="float" office:value="3428.352">
                <text:p>343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float" office:value="3432.448">
                <text:p>343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436.544">
                <text:p>344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440.64">
                <text:p>344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444.736">
                <text:p>344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448.832">
                <text:p>3450</text:p>
              </table:table-cell>
              <table:table-cell office:value-type="float" office:value="8339">
                <text:p>8339</text:p>
              </table:table-cell>
            </table:table-row>
            <table:table-row>
              <table:table-cell office:value-type="float" office:value="3452.928">
                <text:p>345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457.024">
                <text:p>3460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float" office:value="3461.12">
                <text:p>346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465.216">
                <text:p>3470</text:p>
              </table:table-cell>
              <table:table-cell office:value-type="float" office:value="8327">
                <text:p>8327</text:p>
              </table:table-cell>
            </table:table-row>
            <table:table-row>
              <table:table-cell office:value-type="float" office:value="3469.312">
                <text:p>3470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float" office:value="3473.408">
                <text:p>347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477.504">
                <text:p>3480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float" office:value="3481.6">
                <text:p>348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485.696">
                <text:p>3490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float" office:value="3489.792">
                <text:p>349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493.888">
                <text:p>349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497.984">
                <text:p>350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3502.08">
                <text:p>350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3506.176">
                <text:p>351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3510.272">
                <text:p>3510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float" office:value="3514.368">
                <text:p>351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518.464">
                <text:p>3520</text:p>
              </table:table-cell>
              <table:table-cell office:value-type="float" office:value="8337">
                <text:p>8337</text:p>
              </table:table-cell>
            </table:table-row>
            <table:table-row>
              <table:table-cell office:value-type="float" office:value="3522.56">
                <text:p>352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526.656">
                <text:p>353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530.752">
                <text:p>353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534.848">
                <text:p>353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538.944">
                <text:p>354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543.04">
                <text:p>354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547.136">
                <text:p>3550</text:p>
              </table:table-cell>
              <table:table-cell office:value-type="float" office:value="8339">
                <text:p>8339</text:p>
              </table:table-cell>
            </table:table-row>
            <table:table-row>
              <table:table-cell office:value-type="float" office:value="3551.232">
                <text:p>355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3555.328">
                <text:p>356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559.424">
                <text:p>356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563.52">
                <text:p>356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3567.616">
                <text:p>357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571.712">
                <text:p>3570</text:p>
              </table:table-cell>
              <table:table-cell office:value-type="float" office:value="8339">
                <text:p>8339</text:p>
              </table:table-cell>
            </table:table-row>
            <table:table-row>
              <table:table-cell office:value-type="float" office:value="3575.808">
                <text:p>358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579.904">
                <text:p>358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588.096">
                <text:p>3590</text:p>
              </table:table-cell>
              <table:table-cell office:value-type="float" office:value="8339">
                <text:p>8339</text:p>
              </table:table-cell>
            </table:table-row>
            <table:table-row>
              <table:table-cell office:value-type="float" office:value="3592.192">
                <text:p>359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596.288">
                <text:p>3600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float" office:value="3600.384">
                <text:p>360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604.48">
                <text:p>360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608.576">
                <text:p>3610</text:p>
              </table:table-cell>
              <table:table-cell office:value-type="float" office:value="8327">
                <text:p>8327</text:p>
              </table:table-cell>
            </table:table-row>
            <table:table-row>
              <table:table-cell office:value-type="float" office:value="3612.672">
                <text:p>361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616.768">
                <text:p>362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620.864">
                <text:p>362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3624.96">
                <text:p>362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629.056">
                <text:p>363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633.152">
                <text:p>363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637.248">
                <text:p>3640</text:p>
              </table:table-cell>
              <table:table-cell office:value-type="float" office:value="8329">
                <text:p>8329</text:p>
              </table:table-cell>
            </table:table-row>
            <table:table-row>
              <table:table-cell office:value-type="float" office:value="3641.344">
                <text:p>364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645.44">
                <text:p>365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649.536">
                <text:p>365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653.632">
                <text:p>365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657.728">
                <text:p>366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661.824">
                <text:p>366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665.92">
                <text:p>3670</text:p>
              </table:table-cell>
              <table:table-cell office:value-type="float" office:value="8337">
                <text:p>8337</text:p>
              </table:table-cell>
            </table:table-row>
            <table:table-row>
              <table:table-cell office:value-type="float" office:value="3670.016">
                <text:p>367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674.112">
                <text:p>367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3678.208">
                <text:p>368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682.304">
                <text:p>368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float" office:value="3686.4">
                <text:p>3690</text:p>
              </table:table-cell>
              <table:table-cell office:value-type="float" office:value="8329">
                <text:p>8329</text:p>
              </table:table-cell>
            </table:table-row>
            <table:table-row>
              <table:table-cell office:value-type="float" office:value="3690.496">
                <text:p>369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694.592">
                <text:p>3690</text:p>
              </table:table-cell>
              <table:table-cell office:value-type="float" office:value="8327">
                <text:p>8327</text:p>
              </table:table-cell>
            </table:table-row>
            <table:table-row>
              <table:table-cell office:value-type="float" office:value="3698.688">
                <text:p>3700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float" office:value="3702.784">
                <text:p>370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706.88">
                <text:p>3710</text:p>
              </table:table-cell>
              <table:table-cell office:value-type="float" office:value="8329">
                <text:p>8329</text:p>
              </table:table-cell>
            </table:table-row>
            <table:table-row>
              <table:table-cell office:value-type="float" office:value="3710.976">
                <text:p>3710</text:p>
              </table:table-cell>
              <table:table-cell office:value-type="float" office:value="8329">
                <text:p>8329</text:p>
              </table:table-cell>
            </table:table-row>
            <table:table-row>
              <table:table-cell office:value-type="float" office:value="3715.072">
                <text:p>372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719.168">
                <text:p>372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723.264">
                <text:p>372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727.36">
                <text:p>373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731.456">
                <text:p>373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735.552">
                <text:p>374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739.648">
                <text:p>3740</text:p>
              </table:table-cell>
              <table:table-cell office:value-type="float" office:value="8329">
                <text:p>8329</text:p>
              </table:table-cell>
            </table:table-row>
            <table:table-row>
              <table:table-cell office:value-type="float" office:value="3743.744">
                <text:p>3740</text:p>
              </table:table-cell>
              <table:table-cell office:value-type="float" office:value="8337">
                <text:p>8337</text:p>
              </table:table-cell>
            </table:table-row>
            <table:table-row>
              <table:table-cell office:value-type="float" office:value="3747.84">
                <text:p>3750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float" office:value="3751.936">
                <text:p>375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756.032">
                <text:p>376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float" office:value="3760.128">
                <text:p>3760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float" office:value="3764.224">
                <text:p>376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768.32">
                <text:p>377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float" office:value="3772.416">
                <text:p>377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776.512">
                <text:p>378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780.608">
                <text:p>378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784.704">
                <text:p>378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3788.8">
                <text:p>379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792.896">
                <text:p>379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796.992">
                <text:p>380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801.088">
                <text:p>380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805.184">
                <text:p>381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809.28">
                <text:p>381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813.376">
                <text:p>3810</text:p>
              </table:table-cell>
              <table:table-cell office:value-type="float" office:value="8329">
                <text:p>8329</text:p>
              </table:table-cell>
            </table:table-row>
            <table:table-row>
              <table:table-cell office:value-type="float" office:value="3817.472">
                <text:p>3820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float" office:value="3821.568">
                <text:p>382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825.664">
                <text:p>383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float" office:value="3829.76">
                <text:p>383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833.856">
                <text:p>383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837.952">
                <text:p>384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842.048">
                <text:p>384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846.144">
                <text:p>385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850.24">
                <text:p>385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854.336">
                <text:p>385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858.432">
                <text:p>386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862.528">
                <text:p>3860</text:p>
              </table:table-cell>
              <table:table-cell office:value-type="float" office:value="8339">
                <text:p>8339</text:p>
              </table:table-cell>
            </table:table-row>
            <table:table-row>
              <table:table-cell office:value-type="float" office:value="3866.624">
                <text:p>387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870.72">
                <text:p>387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float" office:value="3874.816">
                <text:p>387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3878.912">
                <text:p>388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float" office:value="3883.008">
                <text:p>388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3887.104">
                <text:p>389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3891.2">
                <text:p>389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float" office:value="3895.296">
                <text:p>390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899.392">
                <text:p>3900</text:p>
              </table:table-cell>
              <table:table-cell office:value-type="float" office:value="8329">
                <text:p>8329</text:p>
              </table:table-cell>
            </table:table-row>
            <table:table-row>
              <table:table-cell office:value-type="float" office:value="3903.488">
                <text:p>3900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float" office:value="3907.584">
                <text:p>391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911.68">
                <text:p>391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915.776">
                <text:p>3920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float" office:value="3919.872">
                <text:p>392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3923.968">
                <text:p>392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float" office:value="3928.064">
                <text:p>393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932.16">
                <text:p>3930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float" office:value="3936.256">
                <text:p>394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940.352">
                <text:p>394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944.448">
                <text:p>394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948.544">
                <text:p>395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3952.64">
                <text:p>395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3956.736">
                <text:p>396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960.832">
                <text:p>396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3964.928">
                <text:p>396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3969.024">
                <text:p>3970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float" office:value="3973.12">
                <text:p>397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float" office:value="3977.216">
                <text:p>3980</text:p>
              </table:table-cell>
              <table:table-cell office:value-type="float" office:value="8328">
                <text:p>8328</text:p>
              </table:table-cell>
            </table:table-row>
            <table:table-row>
              <table:table-cell office:value-type="float" office:value="3981.312">
                <text:p>3980</text:p>
              </table:table-cell>
              <table:table-cell office:value-type="float" office:value="8365">
                <text:p>8365</text:p>
              </table:table-cell>
            </table:table-row>
            <table:table-row>
              <table:table-cell office:value-type="float" office:value="3985.408">
                <text:p>3990</text:p>
              </table:table-cell>
              <table:table-cell office:value-type="float" office:value="8260">
                <text:p>8260</text:p>
              </table:table-cell>
            </table:table-row>
            <table:table-row>
              <table:table-cell office:value-type="float" office:value="3989.504">
                <text:p>3990</text:p>
              </table:table-cell>
              <table:table-cell office:value-type="float" office:value="8243">
                <text:p>8243</text:p>
              </table:table-cell>
            </table:table-row>
            <table:table-row>
              <table:table-cell office:value-type="float" office:value="3993.6">
                <text:p>3990</text:p>
              </table:table-cell>
              <table:table-cell office:value-type="float" office:value="8076">
                <text:p>8076</text:p>
              </table:table-cell>
            </table:table-row>
            <table:table-row>
              <table:table-cell office:value-type="float" office:value="3997.696">
                <text:p>4000</text:p>
              </table:table-cell>
              <table:table-cell office:value-type="float" office:value="8029">
                <text:p>8029</text:p>
              </table:table-cell>
            </table:table-row>
            <table:table-row>
              <table:table-cell office:value-type="float" office:value="4001.792">
                <text:p>4000</text:p>
              </table:table-cell>
              <table:table-cell office:value-type="float" office:value="7934">
                <text:p>7934</text:p>
              </table:table-cell>
            </table:table-row>
            <table:table-row>
              <table:table-cell office:value-type="float" office:value="4005.888">
                <text:p>4010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float" office:value="4009.984">
                <text:p>4010</text:p>
              </table:table-cell>
              <table:table-cell office:value-type="float" office:value="7674">
                <text:p>7674</text:p>
              </table:table-cell>
            </table:table-row>
            <table:table-row>
              <table:table-cell office:value-type="float" office:value="4014.08">
                <text:p>4010</text:p>
              </table:table-cell>
              <table:table-cell office:value-type="float" office:value="7519">
                <text:p>7519</text:p>
              </table:table-cell>
            </table:table-row>
            <table:table-row>
              <table:table-cell office:value-type="float" office:value="4018.176">
                <text:p>4020</text:p>
              </table:table-cell>
              <table:table-cell office:value-type="float" office:value="7423">
                <text:p>7423</text:p>
              </table:table-cell>
            </table:table-row>
            <table:table-row>
              <table:table-cell office:value-type="float" office:value="4022.272">
                <text:p>4020</text:p>
              </table:table-cell>
              <table:table-cell office:value-type="float" office:value="7287">
                <text:p>7287</text:p>
              </table:table-cell>
            </table:table-row>
            <table:table-row>
              <table:table-cell office:value-type="float" office:value="4026.368">
                <text:p>4030</text:p>
              </table:table-cell>
              <table:table-cell office:value-type="float" office:value="7125">
                <text:p>7125</text:p>
              </table:table-cell>
            </table:table-row>
            <table:table-row>
              <table:table-cell office:value-type="float" office:value="4030.464">
                <text:p>4030</text:p>
              </table:table-cell>
              <table:table-cell office:value-type="float" office:value="6935">
                <text:p>6935</text:p>
              </table:table-cell>
            </table:table-row>
            <table:table-row>
              <table:table-cell office:value-type="float" office:value="4034.56">
                <text:p>4030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float" office:value="4038.656">
                <text:p>4040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float" office:value="4042.752">
                <text:p>4040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float" office:value="4046.848">
                <text:p>4050</text:p>
              </table:table-cell>
              <table:table-cell office:value-type="float" office:value="6549">
                <text:p>6549</text:p>
              </table:table-cell>
            </table:table-row>
            <table:table-row>
              <table:table-cell office:value-type="float" office:value="4050.944">
                <text:p>4050</text:p>
              </table:table-cell>
              <table:table-cell office:value-type="float" office:value="6465">
                <text:p>6465</text:p>
              </table:table-cell>
            </table:table-row>
            <table:table-row>
              <table:table-cell office:value-type="float" office:value="4055.04">
                <text:p>4060</text:p>
              </table:table-cell>
              <table:table-cell office:value-type="float" office:value="6432">
                <text:p>6432</text:p>
              </table:table-cell>
            </table:table-row>
            <table:table-row>
              <table:table-cell office:value-type="float" office:value="4059.136">
                <text:p>4060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float" office:value="4063.232">
                <text:p>4060</text:p>
              </table:table-cell>
              <table:table-cell office:value-type="float" office:value="6369">
                <text:p>6369</text:p>
              </table:table-cell>
            </table:table-row>
            <table:table-row>
              <table:table-cell office:value-type="float" office:value="4067.328">
                <text:p>4070</text:p>
              </table:table-cell>
              <table:table-cell office:value-type="float" office:value="6394">
                <text:p>6394</text:p>
              </table:table-cell>
            </table:table-row>
            <table:table-row>
              <table:table-cell office:value-type="float" office:value="4071.424">
                <text:p>4070</text:p>
              </table:table-cell>
              <table:table-cell office:value-type="float" office:value="6353">
                <text:p>6353</text:p>
              </table:table-cell>
            </table:table-row>
            <table:table-row>
              <table:table-cell office:value-type="float" office:value="4075.52">
                <text:p>4080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float" office:value="4079.616">
                <text:p>4080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float" office:value="4083.712">
                <text:p>4080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float" office:value="4087.808">
                <text:p>4090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float" office:value="4091.904">
                <text:p>4090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float" office:value="4100.096">
                <text:p>4100</text:p>
              </table:table-cell>
              <table:table-cell office:value-type="float" office:value="6228">
                <text:p>6228</text:p>
              </table:table-cell>
            </table:table-row>
            <table:table-row>
              <table:table-cell office:value-type="float" office:value="4104.192">
                <text:p>4100</text:p>
              </table:table-cell>
              <table:table-cell office:value-type="float" office:value="6229">
                <text:p>6229</text:p>
              </table:table-cell>
            </table:table-row>
            <table:table-row>
              <table:table-cell office:value-type="float" office:value="4108.288">
                <text:p>4110</text:p>
              </table:table-cell>
              <table:table-cell office:value-type="float" office:value="6232">
                <text:p>6232</text:p>
              </table:table-cell>
            </table:table-row>
            <table:table-row>
              <table:table-cell office:value-type="float" office:value="4112.384">
                <text:p>4110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float" office:value="4116.48">
                <text:p>412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120.576">
                <text:p>4120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float" office:value="4124.672">
                <text:p>412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4128.768">
                <text:p>413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132.864">
                <text:p>413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136.96">
                <text:p>414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141.056">
                <text:p>4140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float" office:value="4145.152">
                <text:p>415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4149.248">
                <text:p>415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153.344">
                <text:p>415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157.44">
                <text:p>416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4161.536">
                <text:p>416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165.632">
                <text:p>417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169.728">
                <text:p>417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4173.82399999999">
                <text:p>417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177.91999999999">
                <text:p>418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182.01599999999">
                <text:p>418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186.11199999999">
                <text:p>419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4190.20799999999">
                <text:p>419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4194.30399999999">
                <text:p>419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198.39999999999">
                <text:p>420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202.49599999999">
                <text:p>420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206.59199999999">
                <text:p>421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210.68799999999">
                <text:p>421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214.78399999999">
                <text:p>421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4218.87999999999">
                <text:p>422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222.97599999999">
                <text:p>422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227.07199999999">
                <text:p>423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4231.16799999999">
                <text:p>423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235.26399999999">
                <text:p>424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239.35999999999">
                <text:p>424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243.45599999999">
                <text:p>424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247.55199999999">
                <text:p>425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251.64799999999">
                <text:p>425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255.74399999999">
                <text:p>426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4259.83999999998">
                <text:p>426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263.93599999998">
                <text:p>426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268.03199999998">
                <text:p>427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4272.12799999998">
                <text:p>427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276.22399999998">
                <text:p>428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4280.31999999998">
                <text:p>428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4284.41599999998">
                <text:p>428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288.51199999998">
                <text:p>429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292.60799999998">
                <text:p>4290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float" office:value="4296.70399999998">
                <text:p>430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00.79999999998">
                <text:p>430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304.89599999998">
                <text:p>430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308.99199999998">
                <text:p>431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13.08799999998">
                <text:p>431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317.18399999998">
                <text:p>432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321.27999999998">
                <text:p>432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4325.37599999998">
                <text:p>433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29.47199999998">
                <text:p>433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333.56799999998">
                <text:p>433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4337.66399999998">
                <text:p>434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4341.75999999998">
                <text:p>434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345.85599999998">
                <text:p>435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349.95199999998">
                <text:p>435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354.04799999997">
                <text:p>435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4358.14399999997">
                <text:p>436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362.23999999997">
                <text:p>436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4366.33599999997">
                <text:p>437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370.43199999997">
                <text:p>437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374.52799999997">
                <text:p>437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4378.62399999997">
                <text:p>438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4382.71999999997">
                <text:p>438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386.81599999997">
                <text:p>439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390.91199999997">
                <text:p>439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395.00799999997">
                <text:p>440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399.10399999997">
                <text:p>440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403.19999999997">
                <text:p>440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407.29599999997">
                <text:p>441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411.39199999997">
                <text:p>441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415.48799999997">
                <text:p>442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419.58399999997">
                <text:p>442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423.67999999997">
                <text:p>442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427.77599999997">
                <text:p>443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431.87199999997">
                <text:p>443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435.96799999997">
                <text:p>444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440.06399999997">
                <text:p>444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444.15999999996">
                <text:p>444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448.25599999996">
                <text:p>445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452.35199999996">
                <text:p>4450</text:p>
              </table:table-cell>
              <table:table-cell office:value-type="float" office:value="6252">
                <text:p>6252</text:p>
              </table:table-cell>
            </table:table-row>
            <table:table-row>
              <table:table-cell office:value-type="float" office:value="4456.44799999996">
                <text:p>4460</text:p>
              </table:table-cell>
              <table:table-cell office:value-type="float" office:value="6251">
                <text:p>6251</text:p>
              </table:table-cell>
            </table:table-row>
            <table:table-row>
              <table:table-cell office:value-type="float" office:value="4460.54399999996">
                <text:p>446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464.63999999996">
                <text:p>446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4468.73599999996">
                <text:p>447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472.83199999996">
                <text:p>447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476.92799999996">
                <text:p>448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481.02399999996">
                <text:p>448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485.11999999996">
                <text:p>449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489.21599999996">
                <text:p>449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493.31199999996">
                <text:p>449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4497.40799999996">
                <text:p>450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4501.50399999996">
                <text:p>450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505.59999999996">
                <text:p>451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509.69599999996">
                <text:p>451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4513.79199999996">
                <text:p>451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517.88799999996">
                <text:p>452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521.98399999996">
                <text:p>452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4526.07999999996">
                <text:p>453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530.17599999996">
                <text:p>453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534.27199999995">
                <text:p>453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538.36799999995">
                <text:p>454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4542.46399999995">
                <text:p>454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546.55999999995">
                <text:p>455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550.65599999995">
                <text:p>455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554.75199999995">
                <text:p>4550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float" office:value="4558.84799999995">
                <text:p>456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562.94399999995">
                <text:p>456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567.03999999995">
                <text:p>457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571.13599999995">
                <text:p>457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575.23199999995">
                <text:p>458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579.32799999995">
                <text:p>458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583.42399999995">
                <text:p>458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587.51999999995">
                <text:p>459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591.61599999995">
                <text:p>459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4595.71199999995">
                <text:p>460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599.80799999995">
                <text:p>460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603.90399999995">
                <text:p>460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607.99999999995">
                <text:p>4610</text:p>
              </table:table-cell>
              <table:table-cell office:value-type="float" office:value="6252">
                <text:p>6252</text:p>
              </table:table-cell>
            </table:table-row>
            <table:table-row>
              <table:table-cell office:value-type="float" office:value="4612.09599999995">
                <text:p>4610</text:p>
              </table:table-cell>
              <table:table-cell office:value-type="float" office:value="6251">
                <text:p>6251</text:p>
              </table:table-cell>
            </table:table-row>
            <table:table-row>
              <table:table-cell office:value-type="float" office:value="4616.19199999995">
                <text:p>462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620.28799999995">
                <text:p>462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624.38399999994">
                <text:p>462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628.47999999994">
                <text:p>463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632.57599999994">
                <text:p>463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636.67199999994">
                <text:p>464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640.76799999994">
                <text:p>464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644.86399999994">
                <text:p>464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648.95999999994">
                <text:p>4650</text:p>
              </table:table-cell>
              <table:table-cell office:value-type="float" office:value="6251">
                <text:p>6251</text:p>
              </table:table-cell>
            </table:table-row>
            <table:table-row>
              <table:table-cell office:value-type="float" office:value="4653.05599999994">
                <text:p>465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657.15199999994">
                <text:p>466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661.24799999994">
                <text:p>466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665.34399999994">
                <text:p>467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669.43999999994">
                <text:p>467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673.53599999994">
                <text:p>467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677.63199999994">
                <text:p>468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4681.72799999994">
                <text:p>468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4685.82399999994">
                <text:p>469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689.91999999994">
                <text:p>469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4694.01599999994">
                <text:p>469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698.11199999994">
                <text:p>470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4702.20799999994">
                <text:p>470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706.30399999994">
                <text:p>471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710.39999999994">
                <text:p>471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714.49599999994">
                <text:p>471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718.59199999993">
                <text:p>472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722.68799999993">
                <text:p>4720</text:p>
              </table:table-cell>
              <table:table-cell office:value-type="float" office:value="6251">
                <text:p>6251</text:p>
              </table:table-cell>
            </table:table-row>
            <table:table-row>
              <table:table-cell office:value-type="float" office:value="4726.78399999993">
                <text:p>473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730.87999999993">
                <text:p>473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734.97599999993">
                <text:p>473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739.07199999993">
                <text:p>474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743.16799999993">
                <text:p>474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747.26399999993">
                <text:p>475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751.35999999993">
                <text:p>475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755.45599999993">
                <text:p>476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759.55199999993">
                <text:p>476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763.64799999993">
                <text:p>476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767.74399999993">
                <text:p>477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4771.83999999993">
                <text:p>477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775.93599999993">
                <text:p>478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780.03199999993">
                <text:p>478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784.12799999993">
                <text:p>4780</text:p>
              </table:table-cell>
              <table:table-cell office:value-type="float" office:value="6253">
                <text:p>6253</text:p>
              </table:table-cell>
            </table:table-row>
            <table:table-row>
              <table:table-cell office:value-type="float" office:value="4788.22399999993">
                <text:p>479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792.31999999993">
                <text:p>479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796.41599999993">
                <text:p>480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800.51199999993">
                <text:p>480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804.60799999992">
                <text:p>480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808.70399999992">
                <text:p>481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812.79999999992">
                <text:p>481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816.89599999992">
                <text:p>482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820.99199999992">
                <text:p>482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825.08799999992">
                <text:p>483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829.18399999992">
                <text:p>483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833.27999999992">
                <text:p>483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837.37599999992">
                <text:p>484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841.47199999992">
                <text:p>484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845.56799999992">
                <text:p>485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849.66399999992">
                <text:p>485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853.75999999992">
                <text:p>485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857.85599999992">
                <text:p>486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861.95199999992">
                <text:p>486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866.04799999992">
                <text:p>487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870.14399999992">
                <text:p>487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874.23999999992">
                <text:p>487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878.33599999992">
                <text:p>488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882.43199999992">
                <text:p>488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886.52799999992">
                <text:p>489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890.62399999992">
                <text:p>489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894.71999999992">
                <text:p>489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898.81599999991">
                <text:p>4900</text:p>
              </table:table-cell>
              <table:table-cell office:value-type="float" office:value="6253">
                <text:p>6253</text:p>
              </table:table-cell>
            </table:table-row>
            <table:table-row>
              <table:table-cell office:value-type="float" office:value="4902.91199999991">
                <text:p>490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907.00799999991">
                <text:p>491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911.10399999991">
                <text:p>491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915.19999999991">
                <text:p>492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919.29599999991">
                <text:p>492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923.39199999991">
                <text:p>492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927.48799999991">
                <text:p>493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931.58399999991">
                <text:p>493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935.67999999991">
                <text:p>494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939.77599999991">
                <text:p>494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943.87199999991">
                <text:p>494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947.96799999991">
                <text:p>495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952.06399999991">
                <text:p>495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956.15999999991">
                <text:p>496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960.25599999991">
                <text:p>496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float" office:value="4964.35199999991">
                <text:p>496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4968.44799999991">
                <text:p>497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4972.54399999991">
                <text:p>497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float" office:value="4976.63999999991">
                <text:p>498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4980.73599999991">
                <text:p>4980</text:p>
              </table:table-cell>
              <table:table-cell office:value-type="float" office:value="8329">
                <text:p>8329</text:p>
              </table:table-cell>
            </table:table-row>
            <table:table-row>
              <table:table-cell office:value-type="float" office:value="4984.83199999991">
                <text:p>4980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float" office:value="4988.9279999999">
                <text:p>499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4993.0239999999">
                <text:p>499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4997.1199999999">
                <text:p>5000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float" office:value="5001.2159999999">
                <text:p>500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5005.3119999999">
                <text:p>501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float" office:value="5009.4079999999">
                <text:p>501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5013.5039999999">
                <text:p>5010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float" office:value="5017.5999999999">
                <text:p>502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5021.6959999999">
                <text:p>502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5025.7919999999">
                <text:p>503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5029.8879999999">
                <text:p>503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float" office:value="5033.9839999999">
                <text:p>503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5038.0799999999">
                <text:p>504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5042.1759999999">
                <text:p>504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float" office:value="5046.2719999999">
                <text:p>505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float" office:value="5050.3679999999">
                <text:p>5050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float" office:value="5054.4639999999">
                <text:p>5050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float" office:value="5058.5599999999">
                <text:p>5060</text:p>
              </table:table-cell>
              <table:table-cell office:value-type="float" office:value="8328">
                <text:p>8328</text:p>
              </table:table-cell>
            </table:table-row>
            <table:table-row>
              <table:table-cell office:value-type="float" office:value="5062.6559999999">
                <text:p>5060</text:p>
              </table:table-cell>
              <table:table-cell office:value-type="float" office:value="8365">
                <text:p>8365</text:p>
              </table:table-cell>
            </table:table-row>
            <table:table-row>
              <table:table-cell office:value-type="float" office:value="5066.7519999999">
                <text:p>5070</text:p>
              </table:table-cell>
              <table:table-cell office:value-type="float" office:value="8260">
                <text:p>8260</text:p>
              </table:table-cell>
            </table:table-row>
            <table:table-row>
              <table:table-cell office:value-type="float" office:value="5070.8479999999">
                <text:p>5070</text:p>
              </table:table-cell>
              <table:table-cell office:value-type="float" office:value="8243">
                <text:p>8243</text:p>
              </table:table-cell>
            </table:table-row>
            <table:table-row>
              <table:table-cell office:value-type="float" office:value="5074.94399999989">
                <text:p>5070</text:p>
              </table:table-cell>
              <table:table-cell office:value-type="float" office:value="8076">
                <text:p>8076</text:p>
              </table:table-cell>
            </table:table-row>
            <table:table-row>
              <table:table-cell office:value-type="float" office:value="5079.03999999989">
                <text:p>5080</text:p>
              </table:table-cell>
              <table:table-cell office:value-type="float" office:value="8029">
                <text:p>8029</text:p>
              </table:table-cell>
            </table:table-row>
            <table:table-row>
              <table:table-cell office:value-type="float" office:value="5083.13599999989">
                <text:p>5080</text:p>
              </table:table-cell>
              <table:table-cell office:value-type="float" office:value="7934">
                <text:p>7934</text:p>
              </table:table-cell>
            </table:table-row>
            <table:table-row>
              <table:table-cell office:value-type="float" office:value="5087.23199999989">
                <text:p>5090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float" office:value="5091.32799999989">
                <text:p>5090</text:p>
              </table:table-cell>
              <table:table-cell office:value-type="float" office:value="7674">
                <text:p>7674</text:p>
              </table:table-cell>
            </table:table-row>
            <table:table-row>
              <table:table-cell office:value-type="float" office:value="5095.42399999989">
                <text:p>5100</text:p>
              </table:table-cell>
              <table:table-cell office:value-type="float" office:value="7519">
                <text:p>7519</text:p>
              </table:table-cell>
            </table:table-row>
            <table:table-row>
              <table:table-cell office:value-type="float" office:value="5099.51999999989">
                <text:p>5100</text:p>
              </table:table-cell>
              <table:table-cell office:value-type="float" office:value="7423">
                <text:p>7423</text:p>
              </table:table-cell>
            </table:table-row>
            <table:table-row>
              <table:table-cell office:value-type="float" office:value="5103.61599999989">
                <text:p>5100</text:p>
              </table:table-cell>
              <table:table-cell office:value-type="float" office:value="7287">
                <text:p>7287</text:p>
              </table:table-cell>
            </table:table-row>
            <table:table-row>
              <table:table-cell office:value-type="float" office:value="5107.71199999989">
                <text:p>5110</text:p>
              </table:table-cell>
              <table:table-cell office:value-type="float" office:value="7125">
                <text:p>7125</text:p>
              </table:table-cell>
            </table:table-row>
            <table:table-row>
              <table:table-cell office:value-type="float" office:value="5111.80799999989">
                <text:p>5110</text:p>
              </table:table-cell>
              <table:table-cell office:value-type="float" office:value="6935">
                <text:p>6935</text:p>
              </table:table-cell>
            </table:table-row>
            <table:table-row>
              <table:table-cell office:value-type="float" office:value="5115.90399999989">
                <text:p>5120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float" office:value="5119.99999999989">
                <text:p>5120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float" office:value="5124.09599999989">
                <text:p>5120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float" office:value="5128.19199999989">
                <text:p>5130</text:p>
              </table:table-cell>
              <table:table-cell office:value-type="float" office:value="6549">
                <text:p>6549</text:p>
              </table:table-cell>
            </table:table-row>
            <table:table-row>
              <table:table-cell office:value-type="float" office:value="5132.28799999989">
                <text:p>5130</text:p>
              </table:table-cell>
              <table:table-cell office:value-type="float" office:value="6465">
                <text:p>6465</text:p>
              </table:table-cell>
            </table:table-row>
            <table:table-row>
              <table:table-cell office:value-type="float" office:value="5136.38399999989">
                <text:p>5140</text:p>
              </table:table-cell>
              <table:table-cell office:value-type="float" office:value="6432">
                <text:p>6432</text:p>
              </table:table-cell>
            </table:table-row>
            <table:table-row>
              <table:table-cell office:value-type="float" office:value="5140.47999999989">
                <text:p>5140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float" office:value="5144.57599999989">
                <text:p>5140</text:p>
              </table:table-cell>
              <table:table-cell office:value-type="float" office:value="6369">
                <text:p>6369</text:p>
              </table:table-cell>
            </table:table-row>
            <table:table-row>
              <table:table-cell office:value-type="float" office:value="5148.67199999989">
                <text:p>5150</text:p>
              </table:table-cell>
              <table:table-cell office:value-type="float" office:value="6394">
                <text:p>6394</text:p>
              </table:table-cell>
            </table:table-row>
            <table:table-row>
              <table:table-cell office:value-type="float" office:value="5152.76799999989">
                <text:p>5150</text:p>
              </table:table-cell>
              <table:table-cell office:value-type="float" office:value="6353">
                <text:p>6353</text:p>
              </table:table-cell>
            </table:table-row>
            <table:table-row>
              <table:table-cell office:value-type="float" office:value="5156.86399999989">
                <text:p>5160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float" office:value="5160.95999999989">
                <text:p>5160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float" office:value="5165.05599999989">
                <text:p>5170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float" office:value="5169.15199999989">
                <text:p>5170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float" office:value="5173.24799999988">
                <text:p>5170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float" office:value="5177.34399999988">
                <text:p>5180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float" office:value="5181.43999999988">
                <text:p>5180</text:p>
              </table:table-cell>
              <table:table-cell office:value-type="float" office:value="6228">
                <text:p>6228</text:p>
              </table:table-cell>
            </table:table-row>
            <table:table-row>
              <table:table-cell office:value-type="float" office:value="5185.53599999988">
                <text:p>5190</text:p>
              </table:table-cell>
              <table:table-cell office:value-type="float" office:value="6229">
                <text:p>6229</text:p>
              </table:table-cell>
            </table:table-row>
            <table:table-row>
              <table:table-cell office:value-type="float" office:value="5189.63199999988">
                <text:p>5190</text:p>
              </table:table-cell>
              <table:table-cell office:value-type="float" office:value="6232">
                <text:p>6232</text:p>
              </table:table-cell>
            </table:table-row>
            <table:table-row>
              <table:table-cell office:value-type="float" office:value="5193.72799999988">
                <text:p>5190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float" office:value="5197.82399999988">
                <text:p>520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5201.91999999988">
                <text:p>5200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float" office:value="5206.01599999988">
                <text:p>521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5210.11199999988">
                <text:p>521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5214.20799999988">
                <text:p>521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5218.30399999988">
                <text:p>522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5222.39999999988">
                <text:p>5220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float" office:value="5226.49599999988">
                <text:p>523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5230.59199999988">
                <text:p>523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5234.68799999988">
                <text:p>523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5238.78399999988">
                <text:p>524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5242.87999999988">
                <text:p>524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5246.97599999988">
                <text:p>525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5251.07199999988">
                <text:p>525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5255.16799999988">
                <text:p>526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5259.26399999988">
                <text:p>526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5263.35999999987">
                <text:p>526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5267.45599999987">
                <text:p>527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5271.55199999987">
                <text:p>527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5275.64799999987">
                <text:p>528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5279.74399999987">
                <text:p>528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5283.83999999987">
                <text:p>528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5287.93599999987">
                <text:p>529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5292.03199999987">
                <text:p>529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5296.12799999987">
                <text:p>530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5300.22399999987">
                <text:p>530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5304.31999999987">
                <text:p>530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5308.41599999987">
                <text:p>531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5312.51199999987">
                <text:p>531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5316.60799999987">
                <text:p>532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5320.70399999987">
                <text:p>532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5324.79999999987">
                <text:p>532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5328.89599999987">
                <text:p>533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5332.99199999987">
                <text:p>533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5337.08799999987">
                <text:p>534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5341.18399999987">
                <text:p>534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5345.27999999987">
                <text:p>535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5349.37599999986">
                <text:p>535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5353.47199999986">
                <text:p>535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5357.56799999986">
                <text:p>536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5361.66399999986">
                <text:p>536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5365.75999999986">
                <text:p>537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5369.85599999986">
                <text:p>537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5373.95199999986">
                <text:p>5370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float" office:value="5378.04799999986">
                <text:p>538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5382.14399999986">
                <text:p>538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5386.23999999986">
                <text:p>539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5390.33599999986">
                <text:p>539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5394.43199999986">
                <text:p>539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5398.52799999986">
                <text:p>540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5402.62399999986">
                <text:p>540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5406.71999999986">
                <text:p>5410</text:p>
              </table:table-cell>
              <table:table-cell office:value-type="float" office:value="6245">
                <text:p>6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398cm" svg:height="12.492cm" xlink:href=".." xlink:type="simple" chart:class="chart:line" chart:style-name="ch1">
        <chart:plot-area chart:style-name="ch2" table:cell-range-address="0_5_45_100ms.A2:0_5_45_100ms.B247" chart:data-source-has-labels="column" svg:x="0.567cm" svg:y="0.249cm" svg:width="27.264cm" svg:height="11.994cm">
          <chartooo:coordinate-region svg:x="1.559cm" svg:y="0.37cm" svg:width="26.272cm" svg:height="10.871cm"/>
          <chart:axis chart:dimension="x" chart:name="primary-x" chart:style-name="ch3" chartooo:axis-type="auto">
            <chartooo:date-scale/>
            <chart:categories table:cell-range-address="0_5_45_100ms.A2:0_5_45_100ms.A2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0_5_45_100ms.B2:0_5_45_100ms.B247" chart:class="chart:line">
            <chart:data-point chart:repeated="2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float" office:value="4.096">
                <text:p/>
                <draw:g>
                  <svg:desc>0_5_45_100ms.A2:0_5_45_100ms.A247</svg:desc>
                </draw:g>
              </table:table-cell>
              <table:table-cell office:value-type="float" office:value="6240">
                <text:p>6240</text:p>
                <draw:g>
                  <svg:desc>0_5_45_100ms.B2:0_5_45_100ms.B247</svg:desc>
                </draw:g>
              </table:table-cell>
            </table:table-row>
            <table:table-row>
              <table:table-cell office:value-type="float" office:value="8.192">
                <text:p>1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12.288">
                <text:p>1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16.384">
                <text:p>2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20.48">
                <text:p>2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24.576">
                <text:p>2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28.672">
                <text:p>30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float" office:value="32.768">
                <text:p>3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36.864">
                <text:p>4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40.96">
                <text:p>4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5.056">
                <text:p>5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9.152">
                <text:p>5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53.248">
                <text:p>5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57.344">
                <text:p>6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61.44">
                <text:p>6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65.536">
                <text:p>7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69.632">
                <text:p>7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73.728">
                <text:p>7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77.824">
                <text:p>8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81.92">
                <text:p>8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86.0160000000001">
                <text:p>9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90.1120000000001">
                <text:p>9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94.2080000000001">
                <text:p>9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98.3040000000001">
                <text:p>10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102.4">
                <text:p>10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106.496">
                <text:p>11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110.592">
                <text:p>11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114.688">
                <text:p>11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118.784">
                <text:p>12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122.88">
                <text:p>12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126.976">
                <text:p>13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131.072">
                <text:p>13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135.168">
                <text:p>14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139.264">
                <text:p>14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143.36">
                <text:p>14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147.456">
                <text:p>15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151.552">
                <text:p>15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155.648">
                <text:p>16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159.744">
                <text:p>16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163.84">
                <text:p>16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167.936">
                <text:p>17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172.032">
                <text:p>17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176.128">
                <text:p>18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180.224">
                <text:p>18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184.32">
                <text:p>18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188.416">
                <text:p>19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192.512">
                <text:p>19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196.608">
                <text:p>20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200.704">
                <text:p>20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204.8">
                <text:p>20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208.896">
                <text:p>21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212.992">
                <text:p>210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float" office:value="217.088">
                <text:p>220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float" office:value="221.184">
                <text:p>220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float" office:value="225.28">
                <text:p>230</text:p>
              </table:table-cell>
              <table:table-cell office:value-type="float" office:value="6253">
                <text:p>6253</text:p>
              </table:table-cell>
            </table:table-row>
            <table:table-row>
              <table:table-cell office:value-type="float" office:value="229.376">
                <text:p>230</text:p>
              </table:table-cell>
              <table:table-cell office:value-type="float" office:value="6295">
                <text:p>6295</text:p>
              </table:table-cell>
            </table:table-row>
            <table:table-row>
              <table:table-cell office:value-type="float" office:value="233.472">
                <text:p>230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float" office:value="237.568">
                <text:p>240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float" office:value="241.664">
                <text:p>240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float" office:value="245.76">
                <text:p>250</text:p>
              </table:table-cell>
              <table:table-cell office:value-type="float" office:value="6382">
                <text:p>6382</text:p>
              </table:table-cell>
            </table:table-row>
            <table:table-row>
              <table:table-cell office:value-type="float" office:value="249.856">
                <text:p>25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float" office:value="253.952">
                <text:p>250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float" office:value="258.048">
                <text:p>260</text:p>
              </table:table-cell>
              <table:table-cell office:value-type="float" office:value="6356">
                <text:p>6356</text:p>
              </table:table-cell>
            </table:table-row>
            <table:table-row>
              <table:table-cell office:value-type="float" office:value="262.144">
                <text:p>260</text:p>
              </table:table-cell>
              <table:table-cell office:value-type="float" office:value="6412">
                <text:p>6412</text:p>
              </table:table-cell>
            </table:table-row>
            <table:table-row>
              <table:table-cell office:value-type="float" office:value="266.24">
                <text:p>270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float" office:value="270.336">
                <text:p>270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float" office:value="274.432">
                <text:p>270</text:p>
              </table:table-cell>
              <table:table-cell office:value-type="float" office:value="6408">
                <text:p>6408</text:p>
              </table:table-cell>
            </table:table-row>
            <table:table-row>
              <table:table-cell office:value-type="float" office:value="278.528">
                <text:p>280</text:p>
              </table:table-cell>
              <table:table-cell office:value-type="float" office:value="6403">
                <text:p>6403</text:p>
              </table:table-cell>
            </table:table-row>
            <table:table-row>
              <table:table-cell office:value-type="float" office:value="282.624">
                <text:p>280</text:p>
              </table:table-cell>
              <table:table-cell office:value-type="float" office:value="6462">
                <text:p>6462</text:p>
              </table:table-cell>
            </table:table-row>
            <table:table-row>
              <table:table-cell office:value-type="float" office:value="286.72">
                <text:p>290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float" office:value="290.816">
                <text:p>290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float" office:value="294.912">
                <text:p>290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float" office:value="299.008">
                <text:p>300</text:p>
              </table:table-cell>
              <table:table-cell office:value-type="float" office:value="6457">
                <text:p>6457</text:p>
              </table:table-cell>
            </table:table-row>
            <table:table-row>
              <table:table-cell office:value-type="float" office:value="303.104">
                <text:p>300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float" office:value="307.2">
                <text:p>310</text:p>
              </table:table-cell>
              <table:table-cell office:value-type="float" office:value="6457">
                <text:p>6457</text:p>
              </table:table-cell>
            </table:table-row>
            <table:table-row>
              <table:table-cell office:value-type="float" office:value="311.296">
                <text:p>310</text:p>
              </table:table-cell>
              <table:table-cell office:value-type="float" office:value="6454">
                <text:p>6454</text:p>
              </table:table-cell>
            </table:table-row>
            <table:table-row>
              <table:table-cell office:value-type="float" office:value="315.392">
                <text:p>320</text:p>
              </table:table-cell>
              <table:table-cell office:value-type="float" office:value="6412">
                <text:p>6412</text:p>
              </table:table-cell>
            </table:table-row>
            <table:table-row>
              <table:table-cell office:value-type="float" office:value="319.488">
                <text:p>320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float" office:value="323.584">
                <text:p>320</text:p>
              </table:table-cell>
              <table:table-cell office:value-type="float" office:value="6525">
                <text:p>6525</text:p>
              </table:table-cell>
            </table:table-row>
            <table:table-row>
              <table:table-cell office:value-type="float" office:value="327.68">
                <text:p>330</text:p>
              </table:table-cell>
              <table:table-cell office:value-type="float" office:value="6568">
                <text:p>6568</text:p>
              </table:table-cell>
            </table:table-row>
            <table:table-row>
              <table:table-cell office:value-type="float" office:value="331.776">
                <text:p>330</text:p>
              </table:table-cell>
              <table:table-cell office:value-type="float" office:value="6547">
                <text:p>6547</text:p>
              </table:table-cell>
            </table:table-row>
            <table:table-row>
              <table:table-cell office:value-type="float" office:value="335.872">
                <text:p>340</text:p>
              </table:table-cell>
              <table:table-cell office:value-type="float" office:value="6593">
                <text:p>6593</text:p>
              </table:table-cell>
            </table:table-row>
            <table:table-row>
              <table:table-cell office:value-type="float" office:value="339.968">
                <text:p>340</text:p>
              </table:table-cell>
              <table:table-cell office:value-type="float" office:value="6619">
                <text:p>6619</text:p>
              </table:table-cell>
            </table:table-row>
            <table:table-row>
              <table:table-cell office:value-type="float" office:value="344.064">
                <text:p>340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float" office:value="348.16">
                <text:p>350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352.256">
                <text:p>350</text:p>
              </table:table-cell>
              <table:table-cell office:value-type="float" office:value="6658">
                <text:p>6658</text:p>
              </table:table-cell>
            </table:table-row>
            <table:table-row>
              <table:table-cell office:value-type="float" office:value="356.352">
                <text:p>360</text:p>
              </table:table-cell>
              <table:table-cell office:value-type="float" office:value="6710">
                <text:p>6710</text:p>
              </table:table-cell>
            </table:table-row>
            <table:table-row>
              <table:table-cell office:value-type="float" office:value="360.448">
                <text:p>360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364.544">
                <text:p>360</text:p>
              </table:table-cell>
              <table:table-cell office:value-type="float" office:value="6697">
                <text:p>6697</text:p>
              </table:table-cell>
            </table:table-row>
            <table:table-row>
              <table:table-cell office:value-type="float" office:value="368.64">
                <text:p>370</text:p>
              </table:table-cell>
              <table:table-cell office:value-type="float" office:value="6757">
                <text:p>6757</text:p>
              </table:table-cell>
            </table:table-row>
            <table:table-row>
              <table:table-cell office:value-type="float" office:value="372.736">
                <text:p>370</text:p>
              </table:table-cell>
              <table:table-cell office:value-type="float" office:value="6757">
                <text:p>6757</text:p>
              </table:table-cell>
            </table:table-row>
            <table:table-row>
              <table:table-cell office:value-type="float" office:value="376.832">
                <text:p>380</text:p>
              </table:table-cell>
              <table:table-cell office:value-type="float" office:value="6749">
                <text:p>6749</text:p>
              </table:table-cell>
            </table:table-row>
            <table:table-row>
              <table:table-cell office:value-type="float" office:value="380.928">
                <text:p>380</text:p>
              </table:table-cell>
              <table:table-cell office:value-type="float" office:value="6743">
                <text:p>6743</text:p>
              </table:table-cell>
            </table:table-row>
            <table:table-row>
              <table:table-cell office:value-type="float" office:value="385.024">
                <text:p>390</text:p>
              </table:table-cell>
              <table:table-cell office:value-type="float" office:value="6744">
                <text:p>6744</text:p>
              </table:table-cell>
            </table:table-row>
            <table:table-row>
              <table:table-cell office:value-type="float" office:value="389.12">
                <text:p>390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float" office:value="393.216">
                <text:p>390</text:p>
              </table:table-cell>
              <table:table-cell office:value-type="float" office:value="6742">
                <text:p>6742</text:p>
              </table:table-cell>
            </table:table-row>
            <table:table-row>
              <table:table-cell office:value-type="float" office:value="397.312">
                <text:p>400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float" office:value="401.408">
                <text:p>400</text:p>
              </table:table-cell>
              <table:table-cell office:value-type="float" office:value="6743">
                <text:p>6743</text:p>
              </table:table-cell>
            </table:table-row>
            <table:table-row>
              <table:table-cell office:value-type="float" office:value="405.504">
                <text:p>410</text:p>
              </table:table-cell>
              <table:table-cell office:value-type="float" office:value="6737">
                <text:p>6737</text:p>
              </table:table-cell>
            </table:table-row>
            <table:table-row>
              <table:table-cell office:value-type="float" office:value="409.6">
                <text:p>410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float" office:value="413.696">
                <text:p>410</text:p>
              </table:table-cell>
              <table:table-cell office:value-type="float" office:value="6727">
                <text:p>6727</text:p>
              </table:table-cell>
            </table:table-row>
            <table:table-row>
              <table:table-cell office:value-type="float" office:value="417.792">
                <text:p>420</text:p>
              </table:table-cell>
              <table:table-cell office:value-type="float" office:value="6751">
                <text:p>6751</text:p>
              </table:table-cell>
            </table:table-row>
            <table:table-row>
              <table:table-cell office:value-type="float" office:value="421.888">
                <text:p>420</text:p>
              </table:table-cell>
              <table:table-cell office:value-type="float" office:value="6845">
                <text:p>6845</text:p>
              </table:table-cell>
            </table:table-row>
            <table:table-row>
              <table:table-cell office:value-type="float" office:value="425.984">
                <text:p>430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float" office:value="430.08">
                <text:p>430</text:p>
              </table:table-cell>
              <table:table-cell office:value-type="float" office:value="6898">
                <text:p>6898</text:p>
              </table:table-cell>
            </table:table-row>
            <table:table-row>
              <table:table-cell office:value-type="float" office:value="434.176">
                <text:p>430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38.272">
                <text:p>440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float" office:value="442.368">
                <text:p>440</text:p>
              </table:table-cell>
              <table:table-cell office:value-type="float" office:value="6964">
                <text:p>6964</text:p>
              </table:table-cell>
            </table:table-row>
            <table:table-row>
              <table:table-cell office:value-type="float" office:value="446.464">
                <text:p>450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float" office:value="450.56">
                <text:p>450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float" office:value="454.656">
                <text:p>450</text:p>
              </table:table-cell>
              <table:table-cell office:value-type="float" office:value="7005">
                <text:p>7005</text:p>
              </table:table-cell>
            </table:table-row>
            <table:table-row>
              <table:table-cell office:value-type="float" office:value="458.752">
                <text:p>46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float" office:value="462.848">
                <text:p>460</text:p>
              </table:table-cell>
              <table:table-cell office:value-type="float" office:value="6995">
                <text:p>6995</text:p>
              </table:table-cell>
            </table:table-row>
            <table:table-row>
              <table:table-cell office:value-type="float" office:value="466.944">
                <text:p>470</text:p>
              </table:table-cell>
              <table:table-cell office:value-type="float" office:value="6991">
                <text:p>6991</text:p>
              </table:table-cell>
            </table:table-row>
            <table:table-row>
              <table:table-cell office:value-type="float" office:value="471.04">
                <text:p>470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float" office:value="475.136">
                <text:p>480</text:p>
              </table:table-cell>
              <table:table-cell office:value-type="float" office:value="6985">
                <text:p>6985</text:p>
              </table:table-cell>
            </table:table-row>
            <table:table-row>
              <table:table-cell office:value-type="float" office:value="479.232">
                <text:p>480</text:p>
              </table:table-cell>
              <table:table-cell office:value-type="float" office:value="6984">
                <text:p>6984</text:p>
              </table:table-cell>
            </table:table-row>
            <table:table-row>
              <table:table-cell office:value-type="float" office:value="483.328">
                <text:p>480</text:p>
              </table:table-cell>
              <table:table-cell office:value-type="float" office:value="6986">
                <text:p>6986</text:p>
              </table:table-cell>
            </table:table-row>
            <table:table-row>
              <table:table-cell office:value-type="float" office:value="487.424">
                <text:p>490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float" office:value="491.52">
                <text:p>490</text:p>
              </table:table-cell>
              <table:table-cell office:value-type="float" office:value="7085">
                <text:p>7085</text:p>
              </table:table-cell>
            </table:table-row>
            <table:table-row>
              <table:table-cell office:value-type="float" office:value="495.616">
                <text:p>500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float" office:value="499.712">
                <text:p>500</text:p>
              </table:table-cell>
              <table:table-cell office:value-type="float" office:value="7019">
                <text:p>7019</text:p>
              </table:table-cell>
            </table:table-row>
            <table:table-row>
              <table:table-cell office:value-type="float" office:value="503.808">
                <text:p>500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507.904">
                <text:p>510</text:p>
              </table:table-cell>
              <table:table-cell office:value-type="float" office:value="7085">
                <text:p>708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float" office:value="516.096">
                <text:p>520</text:p>
              </table:table-cell>
              <table:table-cell office:value-type="float" office:value="7067">
                <text:p>7067</text:p>
              </table:table-cell>
            </table:table-row>
            <table:table-row>
              <table:table-cell office:value-type="float" office:value="520.192">
                <text:p>520</text:p>
              </table:table-cell>
              <table:table-cell office:value-type="float" office:value="7049">
                <text:p>7049</text:p>
              </table:table-cell>
            </table:table-row>
            <table:table-row>
              <table:table-cell office:value-type="float" office:value="524.288">
                <text:p>520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float" office:value="528.384">
                <text:p>530</text:p>
              </table:table-cell>
              <table:table-cell office:value-type="float" office:value="7123">
                <text:p>7123</text:p>
              </table:table-cell>
            </table:table-row>
            <table:table-row>
              <table:table-cell office:value-type="float" office:value="532.48">
                <text:p>530</text:p>
              </table:table-cell>
              <table:table-cell office:value-type="float" office:value="7192">
                <text:p>7192</text:p>
              </table:table-cell>
            </table:table-row>
            <table:table-row>
              <table:table-cell office:value-type="float" office:value="536.576">
                <text:p>540</text:p>
              </table:table-cell>
              <table:table-cell office:value-type="float" office:value="7179">
                <text:p>7179</text:p>
              </table:table-cell>
            </table:table-row>
            <table:table-row>
              <table:table-cell office:value-type="float" office:value="540.672">
                <text:p>540</text:p>
              </table:table-cell>
              <table:table-cell office:value-type="float" office:value="7230">
                <text:p>7230</text:p>
              </table:table-cell>
            </table:table-row>
            <table:table-row>
              <table:table-cell office:value-type="float" office:value="544.768">
                <text:p>540</text:p>
              </table:table-cell>
              <table:table-cell office:value-type="float" office:value="7289">
                <text:p>7289</text:p>
              </table:table-cell>
            </table:table-row>
            <table:table-row>
              <table:table-cell office:value-type="float" office:value="548.864">
                <text:p>550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552.96">
                <text:p>550</text:p>
              </table:table-cell>
              <table:table-cell office:value-type="float" office:value="7274">
                <text:p>7274</text:p>
              </table:table-cell>
            </table:table-row>
            <table:table-row>
              <table:table-cell office:value-type="float" office:value="557.056">
                <text:p>560</text:p>
              </table:table-cell>
              <table:table-cell office:value-type="float" office:value="7268">
                <text:p>7268</text:p>
              </table:table-cell>
            </table:table-row>
            <table:table-row>
              <table:table-cell office:value-type="float" office:value="561.152">
                <text:p>560</text:p>
              </table:table-cell>
              <table:table-cell office:value-type="float" office:value="7268">
                <text:p>7268</text:p>
              </table:table-cell>
            </table:table-row>
            <table:table-row>
              <table:table-cell office:value-type="float" office:value="565.248">
                <text:p>570</text:p>
              </table:table-cell>
              <table:table-cell office:value-type="float" office:value="7325">
                <text:p>7325</text:p>
              </table:table-cell>
            </table:table-row>
            <table:table-row>
              <table:table-cell office:value-type="float" office:value="569.344">
                <text:p>570</text:p>
              </table:table-cell>
              <table:table-cell office:value-type="float" office:value="7322">
                <text:p>7322</text:p>
              </table:table-cell>
            </table:table-row>
            <table:table-row>
              <table:table-cell office:value-type="float" office:value="573.44">
                <text:p>570</text:p>
              </table:table-cell>
              <table:table-cell office:value-type="float" office:value="7317">
                <text:p>7317</text:p>
              </table:table-cell>
            </table:table-row>
            <table:table-row>
              <table:table-cell office:value-type="float" office:value="577.536">
                <text:p>580</text:p>
              </table:table-cell>
              <table:table-cell office:value-type="float" office:value="7313">
                <text:p>7313</text:p>
              </table:table-cell>
            </table:table-row>
            <table:table-row>
              <table:table-cell office:value-type="float" office:value="581.632">
                <text:p>580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float" office:value="585.728">
                <text:p>590</text:p>
              </table:table-cell>
              <table:table-cell office:value-type="float" office:value="7311">
                <text:p>7311</text:p>
              </table:table-cell>
            </table:table-row>
            <table:table-row>
              <table:table-cell office:value-type="float" office:value="589.824">
                <text:p>590</text:p>
              </table:table-cell>
              <table:table-cell office:value-type="float" office:value="7309">
                <text:p>7309</text:p>
              </table:table-cell>
            </table:table-row>
            <table:table-row>
              <table:table-cell office:value-type="float" office:value="593.92">
                <text:p>590</text:p>
              </table:table-cell>
              <table:table-cell office:value-type="float" office:value="7310">
                <text:p>7310</text:p>
              </table:table-cell>
            </table:table-row>
            <table:table-row>
              <table:table-cell office:value-type="float" office:value="598.016">
                <text:p>600</text:p>
              </table:table-cell>
              <table:table-cell office:value-type="float" office:value="7301">
                <text:p>7301</text:p>
              </table:table-cell>
            </table:table-row>
            <table:table-row>
              <table:table-cell office:value-type="float" office:value="602.112">
                <text:p>600</text:p>
              </table:table-cell>
              <table:table-cell office:value-type="float" office:value="7311">
                <text:p>7311</text:p>
              </table:table-cell>
            </table:table-row>
            <table:table-row>
              <table:table-cell office:value-type="float" office:value="606.208">
                <text:p>610</text:p>
              </table:table-cell>
              <table:table-cell office:value-type="float" office:value="7310">
                <text:p>7310</text:p>
              </table:table-cell>
            </table:table-row>
            <table:table-row>
              <table:table-cell office:value-type="float" office:value="610.304">
                <text:p>610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float" office:value="614.4">
                <text:p>610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float" office:value="618.496000000001">
                <text:p>620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float" office:value="622.592000000001">
                <text:p>620</text:p>
              </table:table-cell>
              <table:table-cell office:value-type="float" office:value="7411">
                <text:p>7411</text:p>
              </table:table-cell>
            </table:table-row>
            <table:table-row>
              <table:table-cell office:value-type="float" office:value="626.688">
                <text:p>630</text:p>
              </table:table-cell>
              <table:table-cell office:value-type="float" office:value="7459">
                <text:p>7459</text:p>
              </table:table-cell>
            </table:table-row>
            <table:table-row>
              <table:table-cell office:value-type="float" office:value="630.784">
                <text:p>630</text:p>
              </table:table-cell>
              <table:table-cell office:value-type="float" office:value="7446">
                <text:p>7446</text:p>
              </table:table-cell>
            </table:table-row>
            <table:table-row>
              <table:table-cell office:value-type="float" office:value="634.88">
                <text:p>630</text:p>
              </table:table-cell>
              <table:table-cell office:value-type="float" office:value="7429">
                <text:p>7429</text:p>
              </table:table-cell>
            </table:table-row>
            <table:table-row>
              <table:table-cell office:value-type="float" office:value="638.976">
                <text:p>640</text:p>
              </table:table-cell>
              <table:table-cell office:value-type="float" office:value="7526">
                <text:p>7526</text:p>
              </table:table-cell>
            </table:table-row>
            <table:table-row>
              <table:table-cell office:value-type="float" office:value="643.072">
                <text:p>640</text:p>
              </table:table-cell>
              <table:table-cell office:value-type="float" office:value="7518">
                <text:p>7518</text:p>
              </table:table-cell>
            </table:table-row>
            <table:table-row>
              <table:table-cell office:value-type="float" office:value="647.168">
                <text:p>650</text:p>
              </table:table-cell>
              <table:table-cell office:value-type="float" office:value="7512">
                <text:p>7512</text:p>
              </table:table-cell>
            </table:table-row>
            <table:table-row>
              <table:table-cell office:value-type="float" office:value="651.264">
                <text:p>650</text:p>
              </table:table-cell>
              <table:table-cell office:value-type="float" office:value="7507">
                <text:p>7507</text:p>
              </table:table-cell>
            </table:table-row>
            <table:table-row>
              <table:table-cell office:value-type="float" office:value="655.360000000001">
                <text:p>660</text:p>
              </table:table-cell>
              <table:table-cell office:value-type="float" office:value="7564">
                <text:p>7564</text:p>
              </table:table-cell>
            </table:table-row>
            <table:table-row>
              <table:table-cell office:value-type="float" office:value="659.456000000001">
                <text:p>660</text:p>
              </table:table-cell>
              <table:table-cell office:value-type="float" office:value="7567">
                <text:p>7567</text:p>
              </table:table-cell>
            </table:table-row>
            <table:table-row>
              <table:table-cell office:value-type="float" office:value="663.552000000001">
                <text:p>660</text:p>
              </table:table-cell>
              <table:table-cell office:value-type="float" office:value="7558">
                <text:p>7558</text:p>
              </table:table-cell>
            </table:table-row>
            <table:table-row>
              <table:table-cell office:value-type="float" office:value="667.648000000001">
                <text:p>670</text:p>
              </table:table-cell>
              <table:table-cell office:value-type="float" office:value="7555">
                <text:p>7555</text:p>
              </table:table-cell>
            </table:table-row>
            <table:table-row>
              <table:table-cell office:value-type="float" office:value="671.744000000001">
                <text:p>670</text:p>
              </table:table-cell>
              <table:table-cell office:value-type="float" office:value="7555">
                <text:p>7555</text:p>
              </table:table-cell>
            </table:table-row>
            <table:table-row>
              <table:table-cell office:value-type="float" office:value="675.840000000001">
                <text:p>680</text:p>
              </table:table-cell>
              <table:table-cell office:value-type="float" office:value="7615">
                <text:p>7615</text:p>
              </table:table-cell>
            </table:table-row>
            <table:table-row>
              <table:table-cell office:value-type="float" office:value="679.936">
                <text:p>680</text:p>
              </table:table-cell>
              <table:table-cell office:value-type="float" office:value="7615">
                <text:p>7615</text:p>
              </table:table-cell>
            </table:table-row>
            <table:table-row>
              <table:table-cell office:value-type="float" office:value="684.032">
                <text:p>680</text:p>
              </table:table-cell>
              <table:table-cell office:value-type="float" office:value="7554">
                <text:p>7554</text:p>
              </table:table-cell>
            </table:table-row>
            <table:table-row>
              <table:table-cell office:value-type="float" office:value="688.128000000001">
                <text:p>690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float" office:value="692.224000000001">
                <text:p>690</text:p>
              </table:table-cell>
              <table:table-cell office:value-type="float" office:value="7553">
                <text:p>7553</text:p>
              </table:table-cell>
            </table:table-row>
            <table:table-row>
              <table:table-cell office:value-type="float" office:value="696.320000000001">
                <text:p>700</text:p>
              </table:table-cell>
              <table:table-cell office:value-type="float" office:value="7553">
                <text:p>7553</text:p>
              </table:table-cell>
            </table:table-row>
            <table:table-row>
              <table:table-cell office:value-type="float" office:value="700.416000000001">
                <text:p>700</text:p>
              </table:table-cell>
              <table:table-cell office:value-type="float" office:value="7553">
                <text:p>7553</text:p>
              </table:table-cell>
            </table:table-row>
            <table:table-row>
              <table:table-cell office:value-type="float" office:value="704.512000000001">
                <text:p>700</text:p>
              </table:table-cell>
              <table:table-cell office:value-type="float" office:value="7553">
                <text:p>7553</text:p>
              </table:table-cell>
            </table:table-row>
            <table:table-row>
              <table:table-cell office:value-type="float" office:value="708.608000000001">
                <text:p>710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float" office:value="712.704000000001">
                <text:p>710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float" office:value="716.800000000001">
                <text:p>720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float" office:value="720.896000000001">
                <text:p>720</text:p>
              </table:table-cell>
              <table:table-cell office:value-type="float" office:value="7654">
                <text:p>7654</text:p>
              </table:table-cell>
            </table:table-row>
            <table:table-row>
              <table:table-cell office:value-type="float" office:value="724.992000000001">
                <text:p>720</text:p>
              </table:table-cell>
              <table:table-cell office:value-type="float" office:value="7643">
                <text:p>7643</text:p>
              </table:table-cell>
            </table:table-row>
            <table:table-row>
              <table:table-cell office:value-type="float" office:value="729.088000000001">
                <text:p>730</text:p>
              </table:table-cell>
              <table:table-cell office:value-type="float" office:value="7704">
                <text:p>7704</text:p>
              </table:table-cell>
            </table:table-row>
            <table:table-row>
              <table:table-cell office:value-type="float" office:value="733.184000000001">
                <text:p>730</text:p>
              </table:table-cell>
              <table:table-cell office:value-type="float" office:value="7693">
                <text:p>7693</text:p>
              </table:table-cell>
            </table:table-row>
            <table:table-row>
              <table:table-cell office:value-type="float" office:value="737.280000000001">
                <text:p>740</text:p>
              </table:table-cell>
              <table:table-cell office:value-type="float" office:value="7749">
                <text:p>7749</text:p>
              </table:table-cell>
            </table:table-row>
            <table:table-row>
              <table:table-cell office:value-type="float" office:value="741.376000000001">
                <text:p>740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745.472000000001">
                <text:p>750</text:p>
              </table:table-cell>
              <table:table-cell office:value-type="float" office:value="7805">
                <text:p>7805</text:p>
              </table:table-cell>
            </table:table-row>
            <table:table-row>
              <table:table-cell office:value-type="float" office:value="749.568000000001">
                <text:p>75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753.664000000001">
                <text:p>750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float" office:value="757.760000000001">
                <text:p>760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float" office:value="761.856000000001">
                <text:p>760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float" office:value="765.952000000001">
                <text:p>770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float" office:value="770.048000000001">
                <text:p>770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float" office:value="774.144000000001">
                <text:p>770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float" office:value="778.240000000001">
                <text:p>780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float" office:value="782.336000000001">
                <text:p>780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float" office:value="786.432000000001">
                <text:p>790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float" office:value="790.528000000001">
                <text:p>790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float" office:value="794.624000000001">
                <text:p>790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float" office:value="798.720000000001">
                <text:p>800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float" office:value="802.816000000001">
                <text:p>800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float" office:value="806.912000000001">
                <text:p>810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float" office:value="811.008000000001">
                <text:p>810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float" office:value="815.104000000001">
                <text:p>820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float" office:value="819.200000000001">
                <text:p>820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float" office:value="823.296000000001">
                <text:p>820</text:p>
              </table:table-cell>
              <table:table-cell office:value-type="float" office:value="7892">
                <text:p>7892</text:p>
              </table:table-cell>
            </table:table-row>
            <table:table-row>
              <table:table-cell office:value-type="float" office:value="827.392000000001">
                <text:p>830</text:p>
              </table:table-cell>
              <table:table-cell office:value-type="float" office:value="7891">
                <text:p>7891</text:p>
              </table:table-cell>
            </table:table-row>
            <table:table-row>
              <table:table-cell office:value-type="float" office:value="831.488000000001">
                <text:p>830</text:p>
              </table:table-cell>
              <table:table-cell office:value-type="float" office:value="7953">
                <text:p>7953</text:p>
              </table:table-cell>
            </table:table-row>
            <table:table-row>
              <table:table-cell office:value-type="float" office:value="835.584000000001">
                <text:p>840</text:p>
              </table:table-cell>
              <table:table-cell office:value-type="float" office:value="7956">
                <text:p>7956</text:p>
              </table:table-cell>
            </table:table-row>
            <table:table-row>
              <table:table-cell office:value-type="float" office:value="839.680000000001">
                <text:p>840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float" office:value="843.776000000001">
                <text:p>840</text:p>
              </table:table-cell>
              <table:table-cell office:value-type="float" office:value="8020">
                <text:p>8020</text:p>
              </table:table-cell>
            </table:table-row>
            <table:table-row>
              <table:table-cell office:value-type="float" office:value="847.872000000001">
                <text:p>850</text:p>
              </table:table-cell>
              <table:table-cell office:value-type="float" office:value="8020">
                <text:p>8020</text:p>
              </table:table-cell>
            </table:table-row>
            <table:table-row>
              <table:table-cell office:value-type="float" office:value="851.968000000001">
                <text:p>850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float" office:value="856.064000000001">
                <text:p>860</text:p>
              </table:table-cell>
              <table:table-cell office:value-type="float" office:value="8020">
                <text:p>8020</text:p>
              </table:table-cell>
            </table:table-row>
            <table:table-row>
              <table:table-cell office:value-type="float" office:value="860.160000000001">
                <text:p>860</text:p>
              </table:table-cell>
              <table:table-cell office:value-type="float" office:value="8086">
                <text:p>8086</text:p>
              </table:table-cell>
            </table:table-row>
            <table:table-row>
              <table:table-cell office:value-type="float" office:value="864.256000000001">
                <text:p>860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float" office:value="868.352000000001">
                <text:p>870</text:p>
              </table:table-cell>
              <table:table-cell office:value-type="float" office:value="8085">
                <text:p>8085</text:p>
              </table:table-cell>
            </table:table-row>
            <table:table-row>
              <table:table-cell office:value-type="float" office:value="872.448000000001">
                <text:p>870</text:p>
              </table:table-cell>
              <table:table-cell office:value-type="float" office:value="8095">
                <text:p>8095</text:p>
              </table:table-cell>
            </table:table-row>
            <table:table-row>
              <table:table-cell office:value-type="float" office:value="876.544000000001">
                <text:p>880</text:p>
              </table:table-cell>
              <table:table-cell office:value-type="float" office:value="8093">
                <text:p>8093</text:p>
              </table:table-cell>
            </table:table-row>
            <table:table-row>
              <table:table-cell office:value-type="float" office:value="880.640000000001">
                <text:p>880</text:p>
              </table:table-cell>
              <table:table-cell office:value-type="float" office:value="8092">
                <text:p>8092</text:p>
              </table:table-cell>
            </table:table-row>
            <table:table-row>
              <table:table-cell office:value-type="float" office:value="884.736000000001">
                <text:p>880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float" office:value="888.832000000001">
                <text:p>890</text:p>
              </table:table-cell>
              <table:table-cell office:value-type="float" office:value="8102">
                <text:p>8102</text:p>
              </table:table-cell>
            </table:table-row>
            <table:table-row>
              <table:table-cell office:value-type="float" office:value="892.928000000001">
                <text:p>890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float" office:value="897.024000000001">
                <text:p>900</text:p>
              </table:table-cell>
              <table:table-cell office:value-type="float" office:value="8095">
                <text:p>8095</text:p>
              </table:table-cell>
            </table:table-row>
            <table:table-row>
              <table:table-cell office:value-type="float" office:value="901.120000000001">
                <text:p>900</text:p>
              </table:table-cell>
              <table:table-cell office:value-type="float" office:value="8159">
                <text:p>8159</text:p>
              </table:table-cell>
            </table:table-row>
            <table:table-row>
              <table:table-cell office:value-type="float" office:value="905.216000000001">
                <text:p>910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float" office:value="909.312000000001">
                <text:p>910</text:p>
              </table:table-cell>
              <table:table-cell office:value-type="float" office:value="8159">
                <text:p>8159</text:p>
              </table:table-cell>
            </table:table-row>
            <table:table-row>
              <table:table-cell office:value-type="float" office:value="913.408000000001">
                <text:p>910</text:p>
              </table:table-cell>
              <table:table-cell office:value-type="float" office:value="8163">
                <text:p>8163</text:p>
              </table:table-cell>
            </table:table-row>
            <table:table-row>
              <table:table-cell office:value-type="float" office:value="917.504000000001">
                <text:p>920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float" office:value="921.600000000001">
                <text:p>920</text:p>
              </table:table-cell>
              <table:table-cell office:value-type="float" office:value="8169">
                <text:p>8169</text:p>
              </table:table-cell>
            </table:table-row>
            <table:table-row>
              <table:table-cell office:value-type="float" office:value="925.696000000001">
                <text:p>930</text:p>
              </table:table-cell>
              <table:table-cell office:value-type="float" office:value="8186">
                <text:p>8186</text:p>
              </table:table-cell>
            </table:table-row>
            <table:table-row>
              <table:table-cell office:value-type="float" office:value="929.792000000001">
                <text:p>930</text:p>
              </table:table-cell>
              <table:table-cell office:value-type="float" office:value="8195">
                <text:p>8195</text:p>
              </table:table-cell>
            </table:table-row>
            <table:table-row>
              <table:table-cell office:value-type="float" office:value="933.888000000001">
                <text:p>930</text:p>
              </table:table-cell>
              <table:table-cell office:value-type="float" office:value="8207">
                <text:p>8207</text:p>
              </table:table-cell>
            </table:table-row>
            <table:table-row>
              <table:table-cell office:value-type="float" office:value="937.984000000001">
                <text:p>940</text:p>
              </table:table-cell>
              <table:table-cell office:value-type="float" office:value="8275">
                <text:p>8275</text:p>
              </table:table-cell>
            </table:table-row>
            <table:table-row>
              <table:table-cell office:value-type="float" office:value="942.080000000001">
                <text:p>940</text:p>
              </table:table-cell>
              <table:table-cell office:value-type="float" office:value="8279">
                <text:p>8279</text:p>
              </table:table-cell>
            </table:table-row>
            <table:table-row>
              <table:table-cell office:value-type="float" office:value="946.176000000001">
                <text:p>950</text:p>
              </table:table-cell>
              <table:table-cell office:value-type="float" office:value="8283">
                <text:p>8283</text:p>
              </table:table-cell>
            </table:table-row>
            <table:table-row>
              <table:table-cell office:value-type="float" office:value="950.272000000001">
                <text:p>950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float" office:value="954.368000000001">
                <text:p>950</text:p>
              </table:table-cell>
              <table:table-cell office:value-type="float" office:value="8358">
                <text:p>8358</text:p>
              </table:table-cell>
            </table:table-row>
            <table:table-row>
              <table:table-cell office:value-type="float" office:value="958.464000000001">
                <text:p>960</text:p>
              </table:table-cell>
              <table:table-cell office:value-type="float" office:value="8367">
                <text:p>8367</text:p>
              </table:table-cell>
            </table:table-row>
            <table:table-row>
              <table:table-cell office:value-type="float" office:value="962.560000000001">
                <text:p>960</text:p>
              </table:table-cell>
              <table:table-cell office:value-type="float" office:value="8366">
                <text:p>8366</text:p>
              </table:table-cell>
            </table:table-row>
            <table:table-row>
              <table:table-cell office:value-type="float" office:value="966.656000000001">
                <text:p>970</text:p>
              </table:table-cell>
              <table:table-cell office:value-type="float" office:value="8367">
                <text:p>8367</text:p>
              </table:table-cell>
            </table:table-row>
            <table:table-row>
              <table:table-cell office:value-type="float" office:value="970.752000000001">
                <text:p>970</text:p>
              </table:table-cell>
              <table:table-cell office:value-type="float" office:value="8363">
                <text:p>8363</text:p>
              </table:table-cell>
            </table:table-row>
            <table:table-row>
              <table:table-cell office:value-type="float" office:value="974.848000000001">
                <text:p>970</text:p>
              </table:table-cell>
              <table:table-cell office:value-type="float" office:value="8368">
                <text:p>8368</text:p>
              </table:table-cell>
            </table:table-row>
            <table:table-row>
              <table:table-cell office:value-type="float" office:value="978.944000000001">
                <text:p>980</text:p>
              </table:table-cell>
              <table:table-cell office:value-type="float" office:value="8369">
                <text:p>8369</text:p>
              </table:table-cell>
            </table:table-row>
            <table:table-row>
              <table:table-cell office:value-type="float" office:value="983.040000000001">
                <text:p>980</text:p>
              </table:table-cell>
              <table:table-cell office:value-type="float" office:value="8377">
                <text:p>8377</text:p>
              </table:table-cell>
            </table:table-row>
            <table:table-row>
              <table:table-cell office:value-type="float" office:value="987.136000000001">
                <text:p>990</text:p>
              </table:table-cell>
              <table:table-cell office:value-type="float" office:value="8376">
                <text:p>8376</text:p>
              </table:table-cell>
            </table:table-row>
            <table:table-row>
              <table:table-cell office:value-type="float" office:value="991.232000000001">
                <text:p>990</text:p>
              </table:table-cell>
              <table:table-cell office:value-type="float" office:value="8446">
                <text:p>8446</text:p>
              </table:table-cell>
            </table:table-row>
            <table:table-row>
              <table:table-cell office:value-type="float" office:value="995.328000000001">
                <text:p>1000</text:p>
              </table:table-cell>
              <table:table-cell office:value-type="float" office:value="8370">
                <text:p>8370</text:p>
              </table:table-cell>
            </table:table-row>
            <table:table-row>
              <table:table-cell office:value-type="float" office:value="999.424000000001">
                <text:p>1000</text:p>
              </table:table-cell>
              <table:table-cell office:value-type="float" office:value="8433">
                <text:p>8433</text:p>
              </table:table-cell>
            </table:table-row>
            <table:table-row>
              <table:table-cell office:value-type="float" office:value="1003.52">
                <text:p>1000</text:p>
              </table:table-cell>
              <table:table-cell office:value-type="float" office:value="8369">
                <text:p>8369</text:p>
              </table:table-cell>
            </table:table-row>
            <table:table-row>
              <table:table-cell office:value-type="float" office:value="1007.616">
                <text:p>1010</text:p>
              </table:table-cell>
              <table:table-cell office:value-type="float" office:value="8435">
                <text:p>84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398cm" svg:height="12.492cm" xlink:href=".." xlink:type="simple" chart:class="chart:line" chart:style-name="ch1">
        <chart:plot-area chart:style-name="ch2" table:cell-range-address="0_5_45_250ms.A2:0_5_45_250ms.B792" chart:data-source-has-labels="column" svg:x="0.567cm" svg:y="0.249cm" svg:width="27.264cm" svg:height="11.994cm">
          <chartooo:coordinate-region svg:x="1.559cm" svg:y="0.249cm" svg:width="26.272cm" svg:height="10.741cm"/>
          <chart:axis chart:dimension="x" chart:name="primary-x" chart:style-name="ch3" chartooo:axis-type="auto">
            <chartooo:date-scale/>
            <chart:categories table:cell-range-address="0_5_45_250ms.A2:0_5_45_250ms.A79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0_5_45_250ms.B2:0_5_45_250ms.B792" chart:class="chart:line">
            <chart:data-point chart:repeated="7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float" office:value="4.096">
                <text:p/>
                <draw:g>
                  <svg:desc>0_5_45_250ms.A2:0_5_45_250ms.A792</svg:desc>
                </draw:g>
              </table:table-cell>
              <table:table-cell office:value-type="float" office:value="6244">
                <text:p>6244</text:p>
                <draw:g>
                  <svg:desc>0_5_45_250ms.B2:0_5_45_250ms.B792</svg:desc>
                </draw:g>
              </table:table-cell>
            </table:table-row>
            <table:table-row>
              <table:table-cell office:value-type="float" office:value="8.192">
                <text:p>1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12.288">
                <text:p>1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16.384">
                <text:p>2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20.48">
                <text:p>2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24.576">
                <text:p>2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28.672">
                <text:p>3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32.768">
                <text:p>3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36.864">
                <text:p>4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40.96">
                <text:p>4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45.056">
                <text:p>5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49.152">
                <text:p>5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53.248">
                <text:p>5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57.344">
                <text:p>6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61.44">
                <text:p>6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65.536">
                <text:p>7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69.632">
                <text:p>7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73.728">
                <text:p>7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77.824">
                <text:p>8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81.92">
                <text:p>8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86.0160000000001">
                <text:p>9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90.1120000000001">
                <text:p>9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94.2080000000001">
                <text:p>90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98.3040000000001">
                <text:p>10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102.4">
                <text:p>10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106.496">
                <text:p>11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110.592">
                <text:p>11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114.688">
                <text:p>11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118.784">
                <text:p>12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122.88">
                <text:p>120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float" office:value="126.976">
                <text:p>13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131.072">
                <text:p>13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135.168">
                <text:p>14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139.264">
                <text:p>14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143.36">
                <text:p>14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147.456">
                <text:p>15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151.552">
                <text:p>15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155.648">
                <text:p>160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float" office:value="159.744">
                <text:p>160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float" office:value="163.84">
                <text:p>16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167.936">
                <text:p>17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172.032">
                <text:p>17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176.128">
                <text:p>18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180.224">
                <text:p>18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184.32">
                <text:p>18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188.416">
                <text:p>19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192.512">
                <text:p>190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float" office:value="196.608">
                <text:p>20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200.704">
                <text:p>20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204.8">
                <text:p>20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208.896">
                <text:p>21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212.992">
                <text:p>210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float" office:value="217.088">
                <text:p>22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221.184">
                <text:p>22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225.28">
                <text:p>23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229.376">
                <text:p>23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233.472">
                <text:p>23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237.568">
                <text:p>24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241.664">
                <text:p>24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245.76">
                <text:p>25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249.856">
                <text:p>25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253.952">
                <text:p>25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258.048">
                <text:p>26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262.144">
                <text:p>26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266.24">
                <text:p>27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270.336">
                <text:p>27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274.432">
                <text:p>27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278.528">
                <text:p>28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282.624">
                <text:p>28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286.72">
                <text:p>29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290.816">
                <text:p>29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294.912">
                <text:p>29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299.008">
                <text:p>30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303.104">
                <text:p>30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307.2">
                <text:p>31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311.296">
                <text:p>31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315.392">
                <text:p>32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319.488">
                <text:p>32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323.584">
                <text:p>32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327.68">
                <text:p>33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331.776">
                <text:p>33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335.872">
                <text:p>34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339.968">
                <text:p>34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344.064">
                <text:p>34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348.16">
                <text:p>35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352.256">
                <text:p>35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356.352">
                <text:p>36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360.448">
                <text:p>36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364.544">
                <text:p>36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368.64">
                <text:p>37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372.736">
                <text:p>37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376.832">
                <text:p>38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380.928">
                <text:p>38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385.024">
                <text:p>390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float" office:value="389.12">
                <text:p>39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393.216">
                <text:p>39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397.312">
                <text:p>40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01.408">
                <text:p>40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05.504">
                <text:p>41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409.6">
                <text:p>41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413.696">
                <text:p>41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17.792">
                <text:p>42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21.888">
                <text:p>42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25.984">
                <text:p>43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30.08">
                <text:p>43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434.176">
                <text:p>43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8.272">
                <text:p>44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42.368">
                <text:p>44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446.464">
                <text:p>45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450.56">
                <text:p>45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454.656">
                <text:p>45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458.752">
                <text:p>46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462.848">
                <text:p>46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66.944">
                <text:p>47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471.04">
                <text:p>47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75.136">
                <text:p>480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479.232">
                <text:p>48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483.328">
                <text:p>48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487.424">
                <text:p>490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float" office:value="491.52">
                <text:p>49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495.616">
                <text:p>50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99.712">
                <text:p>50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503.808">
                <text:p>50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507.904">
                <text:p>510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516.096">
                <text:p>520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float" office:value="520.192">
                <text:p>520</text:p>
              </table:table-cell>
              <table:table-cell office:value-type="float" office:value="6269">
                <text:p>6269</text:p>
              </table:table-cell>
            </table:table-row>
            <table:table-row>
              <table:table-cell office:value-type="float" office:value="524.288">
                <text:p>520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float" office:value="528.384">
                <text:p>530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float" office:value="532.48">
                <text:p>530</text:p>
              </table:table-cell>
              <table:table-cell office:value-type="float" office:value="6335">
                <text:p>6335</text:p>
              </table:table-cell>
            </table:table-row>
            <table:table-row>
              <table:table-cell office:value-type="float" office:value="536.576">
                <text:p>540</text:p>
              </table:table-cell>
              <table:table-cell office:value-type="float" office:value="6394">
                <text:p>6394</text:p>
              </table:table-cell>
            </table:table-row>
            <table:table-row>
              <table:table-cell office:value-type="float" office:value="540.672">
                <text:p>540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float" office:value="544.768">
                <text:p>540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float" office:value="548.864">
                <text:p>550</text:p>
              </table:table-cell>
              <table:table-cell office:value-type="float" office:value="6364">
                <text:p>6364</text:p>
              </table:table-cell>
            </table:table-row>
            <table:table-row>
              <table:table-cell office:value-type="float" office:value="552.96">
                <text:p>550</text:p>
              </table:table-cell>
              <table:table-cell office:value-type="float" office:value="6359">
                <text:p>6359</text:p>
              </table:table-cell>
            </table:table-row>
            <table:table-row>
              <table:table-cell office:value-type="float" office:value="557.056">
                <text:p>560</text:p>
              </table:table-cell>
              <table:table-cell office:value-type="float" office:value="6347">
                <text:p>6347</text:p>
              </table:table-cell>
            </table:table-row>
            <table:table-row>
              <table:table-cell office:value-type="float" office:value="561.152">
                <text:p>560</text:p>
              </table:table-cell>
              <table:table-cell office:value-type="float" office:value="6412">
                <text:p>6412</text:p>
              </table:table-cell>
            </table:table-row>
            <table:table-row>
              <table:table-cell office:value-type="float" office:value="565.248">
                <text:p>570</text:p>
              </table:table-cell>
              <table:table-cell office:value-type="float" office:value="6407">
                <text:p>6407</text:p>
              </table:table-cell>
            </table:table-row>
            <table:table-row>
              <table:table-cell office:value-type="float" office:value="569.344">
                <text:p>570</text:p>
              </table:table-cell>
              <table:table-cell office:value-type="float" office:value="6404">
                <text:p>6404</text:p>
              </table:table-cell>
            </table:table-row>
            <table:table-row>
              <table:table-cell office:value-type="float" office:value="573.44">
                <text:p>570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577.536">
                <text:p>580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float" office:value="581.632">
                <text:p>580</text:p>
              </table:table-cell>
              <table:table-cell office:value-type="float" office:value="6459">
                <text:p>6459</text:p>
              </table:table-cell>
            </table:table-row>
            <table:table-row>
              <table:table-cell office:value-type="float" office:value="585.728">
                <text:p>590</text:p>
              </table:table-cell>
              <table:table-cell office:value-type="float" office:value="6459">
                <text:p>6459</text:p>
              </table:table-cell>
            </table:table-row>
            <table:table-row>
              <table:table-cell office:value-type="float" office:value="589.824">
                <text:p>590</text:p>
              </table:table-cell>
              <table:table-cell office:value-type="float" office:value="6459">
                <text:p>6459</text:p>
              </table:table-cell>
            </table:table-row>
            <table:table-row>
              <table:table-cell office:value-type="float" office:value="593.92">
                <text:p>590</text:p>
              </table:table-cell>
              <table:table-cell office:value-type="float" office:value="6462">
                <text:p>6462</text:p>
              </table:table-cell>
            </table:table-row>
            <table:table-row>
              <table:table-cell office:value-type="float" office:value="598.016">
                <text:p>600</text:p>
              </table:table-cell>
              <table:table-cell office:value-type="float" office:value="6459">
                <text:p>6459</text:p>
              </table:table-cell>
            </table:table-row>
            <table:table-row>
              <table:table-cell office:value-type="float" office:value="602.112">
                <text:p>60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606.208">
                <text:p>61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610.304">
                <text:p>610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float" office:value="614.4">
                <text:p>610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float" office:value="618.496000000001">
                <text:p>620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float" office:value="622.592000000001">
                <text:p>620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float" office:value="626.688">
                <text:p>630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float" office:value="630.784">
                <text:p>630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float" office:value="634.88">
                <text:p>630</text:p>
              </table:table-cell>
              <table:table-cell office:value-type="float" office:value="6401">
                <text:p>6401</text:p>
              </table:table-cell>
            </table:table-row>
            <table:table-row>
              <table:table-cell office:value-type="float" office:value="638.976">
                <text:p>640</text:p>
              </table:table-cell>
              <table:table-cell office:value-type="float" office:value="6455">
                <text:p>6455</text:p>
              </table:table-cell>
            </table:table-row>
            <table:table-row>
              <table:table-cell office:value-type="float" office:value="643.072">
                <text:p>640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647.168">
                <text:p>650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float" office:value="651.264">
                <text:p>650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float" office:value="655.360000000001">
                <text:p>660</text:p>
              </table:table-cell>
              <table:table-cell office:value-type="float" office:value="6457">
                <text:p>6457</text:p>
              </table:table-cell>
            </table:table-row>
            <table:table-row>
              <table:table-cell office:value-type="float" office:value="659.456000000001">
                <text:p>660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float" office:value="663.552000000001">
                <text:p>66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667.648000000001">
                <text:p>670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float" office:value="671.744000000001">
                <text:p>670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float" office:value="675.840000000001">
                <text:p>680</text:p>
              </table:table-cell>
              <table:table-cell office:value-type="float" office:value="6459">
                <text:p>6459</text:p>
              </table:table-cell>
            </table:table-row>
            <table:table-row>
              <table:table-cell office:value-type="float" office:value="679.936">
                <text:p>680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684.032">
                <text:p>680</text:p>
              </table:table-cell>
              <table:table-cell office:value-type="float" office:value="6457">
                <text:p>6457</text:p>
              </table:table-cell>
            </table:table-row>
            <table:table-row>
              <table:table-cell office:value-type="float" office:value="688.128000000001">
                <text:p>690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float" office:value="692.224000000001">
                <text:p>690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float" office:value="696.320000000001">
                <text:p>700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float" office:value="700.416000000001">
                <text:p>700</text:p>
              </table:table-cell>
              <table:table-cell office:value-type="float" office:value="6462">
                <text:p>6462</text:p>
              </table:table-cell>
            </table:table-row>
            <table:table-row>
              <table:table-cell office:value-type="float" office:value="704.512000000001">
                <text:p>700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float" office:value="708.608000000001">
                <text:p>710</text:p>
              </table:table-cell>
              <table:table-cell office:value-type="float" office:value="6457">
                <text:p>6457</text:p>
              </table:table-cell>
            </table:table-row>
            <table:table-row>
              <table:table-cell office:value-type="float" office:value="712.704000000001">
                <text:p>710</text:p>
              </table:table-cell>
              <table:table-cell office:value-type="float" office:value="6459">
                <text:p>6459</text:p>
              </table:table-cell>
            </table:table-row>
            <table:table-row>
              <table:table-cell office:value-type="float" office:value="716.800000000001">
                <text:p>720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720.896000000001">
                <text:p>720</text:p>
              </table:table-cell>
              <table:table-cell office:value-type="float" office:value="6462">
                <text:p>6462</text:p>
              </table:table-cell>
            </table:table-row>
            <table:table-row>
              <table:table-cell office:value-type="float" office:value="724.992000000001">
                <text:p>720</text:p>
              </table:table-cell>
              <table:table-cell office:value-type="float" office:value="6451">
                <text:p>6451</text:p>
              </table:table-cell>
            </table:table-row>
            <table:table-row>
              <table:table-cell office:value-type="float" office:value="729.088000000001">
                <text:p>730</text:p>
              </table:table-cell>
              <table:table-cell office:value-type="float" office:value="6459">
                <text:p>6459</text:p>
              </table:table-cell>
            </table:table-row>
            <table:table-row>
              <table:table-cell office:value-type="float" office:value="733.184000000001">
                <text:p>730</text:p>
              </table:table-cell>
              <table:table-cell office:value-type="float" office:value="6457">
                <text:p>6457</text:p>
              </table:table-cell>
            </table:table-row>
            <table:table-row>
              <table:table-cell office:value-type="float" office:value="737.280000000001">
                <text:p>740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741.376000000001">
                <text:p>740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745.472000000001">
                <text:p>75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749.568000000001">
                <text:p>750</text:p>
              </table:table-cell>
              <table:table-cell office:value-type="float" office:value="6462">
                <text:p>6462</text:p>
              </table:table-cell>
            </table:table-row>
            <table:table-row>
              <table:table-cell office:value-type="float" office:value="753.664000000001">
                <text:p>750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float" office:value="757.760000000001">
                <text:p>760</text:p>
              </table:table-cell>
              <table:table-cell office:value-type="float" office:value="6430">
                <text:p>6430</text:p>
              </table:table-cell>
            </table:table-row>
            <table:table-row>
              <table:table-cell office:value-type="float" office:value="761.856000000001">
                <text:p>760</text:p>
              </table:table-cell>
              <table:table-cell office:value-type="float" office:value="6442">
                <text:p>6442</text:p>
              </table:table-cell>
            </table:table-row>
            <table:table-row>
              <table:table-cell office:value-type="float" office:value="765.952000000001">
                <text:p>770</text:p>
              </table:table-cell>
              <table:table-cell office:value-type="float" office:value="6477">
                <text:p>6477</text:p>
              </table:table-cell>
            </table:table-row>
            <table:table-row>
              <table:table-cell office:value-type="float" office:value="770.048000000001">
                <text:p>770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float" office:value="774.144000000001">
                <text:p>770</text:p>
              </table:table-cell>
              <table:table-cell office:value-type="float" office:value="6553">
                <text:p>6553</text:p>
              </table:table-cell>
            </table:table-row>
            <table:table-row>
              <table:table-cell office:value-type="float" office:value="778.240000000001">
                <text:p>780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float" office:value="782.336000000001">
                <text:p>780</text:p>
              </table:table-cell>
              <table:table-cell office:value-type="float" office:value="6633">
                <text:p>6633</text:p>
              </table:table-cell>
            </table:table-row>
            <table:table-row>
              <table:table-cell office:value-type="float" office:value="786.432000000001">
                <text:p>790</text:p>
              </table:table-cell>
              <table:table-cell office:value-type="float" office:value="6619">
                <text:p>6619</text:p>
              </table:table-cell>
            </table:table-row>
            <table:table-row>
              <table:table-cell office:value-type="float" office:value="790.528000000001">
                <text:p>790</text:p>
              </table:table-cell>
              <table:table-cell office:value-type="float" office:value="6672">
                <text:p>6672</text:p>
              </table:table-cell>
            </table:table-row>
            <table:table-row>
              <table:table-cell office:value-type="float" office:value="794.624000000001">
                <text:p>790</text:p>
              </table:table-cell>
              <table:table-cell office:value-type="float" office:value="6661">
                <text:p>6661</text:p>
              </table:table-cell>
            </table:table-row>
            <table:table-row>
              <table:table-cell office:value-type="float" office:value="798.720000000001">
                <text:p>800</text:p>
              </table:table-cell>
              <table:table-cell office:value-type="float" office:value="6715">
                <text:p>6715</text:p>
              </table:table-cell>
            </table:table-row>
            <table:table-row>
              <table:table-cell office:value-type="float" office:value="802.816000000001">
                <text:p>800</text:p>
              </table:table-cell>
              <table:table-cell office:value-type="float" office:value="6706">
                <text:p>6706</text:p>
              </table:table-cell>
            </table:table-row>
            <table:table-row>
              <table:table-cell office:value-type="float" office:value="806.912000000001">
                <text:p>810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float" office:value="811.008000000001">
                <text:p>810</text:p>
              </table:table-cell>
              <table:table-cell office:value-type="float" office:value="6761">
                <text:p>6761</text:p>
              </table:table-cell>
            </table:table-row>
            <table:table-row>
              <table:table-cell office:value-type="float" office:value="815.104000000001">
                <text:p>820</text:p>
              </table:table-cell>
              <table:table-cell office:value-type="float" office:value="6757">
                <text:p>6757</text:p>
              </table:table-cell>
            </table:table-row>
            <table:table-row>
              <table:table-cell office:value-type="float" office:value="819.200000000001">
                <text:p>820</text:p>
              </table:table-cell>
              <table:table-cell office:value-type="float" office:value="6749">
                <text:p>6749</text:p>
              </table:table-cell>
            </table:table-row>
            <table:table-row>
              <table:table-cell office:value-type="float" office:value="823.296000000001">
                <text:p>820</text:p>
              </table:table-cell>
              <table:table-cell office:value-type="float" office:value="6749">
                <text:p>6749</text:p>
              </table:table-cell>
            </table:table-row>
            <table:table-row>
              <table:table-cell office:value-type="float" office:value="827.392000000001">
                <text:p>830</text:p>
              </table:table-cell>
              <table:table-cell office:value-type="float" office:value="6740">
                <text:p>6740</text:p>
              </table:table-cell>
            </table:table-row>
            <table:table-row>
              <table:table-cell office:value-type="float" office:value="831.488000000001">
                <text:p>830</text:p>
              </table:table-cell>
              <table:table-cell office:value-type="float" office:value="6739">
                <text:p>6739</text:p>
              </table:table-cell>
            </table:table-row>
            <table:table-row>
              <table:table-cell office:value-type="float" office:value="835.584000000001">
                <text:p>840</text:p>
              </table:table-cell>
              <table:table-cell office:value-type="float" office:value="6738">
                <text:p>6738</text:p>
              </table:table-cell>
            </table:table-row>
            <table:table-row>
              <table:table-cell office:value-type="float" office:value="839.680000000001">
                <text:p>840</text:p>
              </table:table-cell>
              <table:table-cell office:value-type="float" office:value="6738">
                <text:p>6738</text:p>
              </table:table-cell>
            </table:table-row>
            <table:table-row>
              <table:table-cell office:value-type="float" office:value="843.776000000001">
                <text:p>840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float" office:value="847.872000000001">
                <text:p>850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float" office:value="851.968000000001">
                <text:p>850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float" office:value="856.064000000001">
                <text:p>860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float" office:value="860.160000000001">
                <text:p>860</text:p>
              </table:table-cell>
              <table:table-cell office:value-type="float" office:value="6740">
                <text:p>6740</text:p>
              </table:table-cell>
            </table:table-row>
            <table:table-row>
              <table:table-cell office:value-type="float" office:value="864.256000000001">
                <text:p>860</text:p>
              </table:table-cell>
              <table:table-cell office:value-type="float" office:value="6735">
                <text:p>6735</text:p>
              </table:table-cell>
            </table:table-row>
            <table:table-row>
              <table:table-cell office:value-type="float" office:value="868.352000000001">
                <text:p>870</text:p>
              </table:table-cell>
              <table:table-cell office:value-type="float" office:value="6735">
                <text:p>6735</text:p>
              </table:table-cell>
            </table:table-row>
            <table:table-row>
              <table:table-cell office:value-type="float" office:value="872.448000000001">
                <text:p>870</text:p>
              </table:table-cell>
              <table:table-cell office:value-type="float" office:value="6742">
                <text:p>6742</text:p>
              </table:table-cell>
            </table:table-row>
            <table:table-row>
              <table:table-cell office:value-type="float" office:value="876.544000000001">
                <text:p>880</text:p>
              </table:table-cell>
              <table:table-cell office:value-type="float" office:value="6739">
                <text:p>6739</text:p>
              </table:table-cell>
            </table:table-row>
            <table:table-row>
              <table:table-cell office:value-type="float" office:value="880.640000000001">
                <text:p>880</text:p>
              </table:table-cell>
              <table:table-cell office:value-type="float" office:value="6743">
                <text:p>6743</text:p>
              </table:table-cell>
            </table:table-row>
            <table:table-row>
              <table:table-cell office:value-type="float" office:value="884.736000000001">
                <text:p>880</text:p>
              </table:table-cell>
              <table:table-cell office:value-type="float" office:value="6744">
                <text:p>6744</text:p>
              </table:table-cell>
            </table:table-row>
            <table:table-row>
              <table:table-cell office:value-type="float" office:value="888.832000000001">
                <text:p>890</text:p>
              </table:table-cell>
              <table:table-cell office:value-type="float" office:value="6737">
                <text:p>6737</text:p>
              </table:table-cell>
            </table:table-row>
            <table:table-row>
              <table:table-cell office:value-type="float" office:value="892.928000000001">
                <text:p>890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float" office:value="897.024000000001">
                <text:p>900</text:p>
              </table:table-cell>
              <table:table-cell office:value-type="float" office:value="6735">
                <text:p>6735</text:p>
              </table:table-cell>
            </table:table-row>
            <table:table-row>
              <table:table-cell office:value-type="float" office:value="901.120000000001">
                <text:p>900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float" office:value="905.216000000001">
                <text:p>910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float" office:value="909.312000000001">
                <text:p>910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float" office:value="913.408000000001">
                <text:p>910</text:p>
              </table:table-cell>
              <table:table-cell office:value-type="float" office:value="6744">
                <text:p>6744</text:p>
              </table:table-cell>
            </table:table-row>
            <table:table-row>
              <table:table-cell office:value-type="float" office:value="917.504000000001">
                <text:p>920</text:p>
              </table:table-cell>
              <table:table-cell office:value-type="float" office:value="6738">
                <text:p>6738</text:p>
              </table:table-cell>
            </table:table-row>
            <table:table-row>
              <table:table-cell office:value-type="float" office:value="921.600000000001">
                <text:p>920</text:p>
              </table:table-cell>
              <table:table-cell office:value-type="float" office:value="6733">
                <text:p>6733</text:p>
              </table:table-cell>
            </table:table-row>
            <table:table-row>
              <table:table-cell office:value-type="float" office:value="925.696000000001">
                <text:p>930</text:p>
              </table:table-cell>
              <table:table-cell office:value-type="float" office:value="6744">
                <text:p>6744</text:p>
              </table:table-cell>
            </table:table-row>
            <table:table-row>
              <table:table-cell office:value-type="float" office:value="929.792000000001">
                <text:p>930</text:p>
              </table:table-cell>
              <table:table-cell office:value-type="float" office:value="6739">
                <text:p>6739</text:p>
              </table:table-cell>
            </table:table-row>
            <table:table-row>
              <table:table-cell office:value-type="float" office:value="933.888000000001">
                <text:p>930</text:p>
              </table:table-cell>
              <table:table-cell office:value-type="float" office:value="6737">
                <text:p>6737</text:p>
              </table:table-cell>
            </table:table-row>
            <table:table-row>
              <table:table-cell office:value-type="float" office:value="937.984000000001">
                <text:p>940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float" office:value="942.080000000001">
                <text:p>940</text:p>
              </table:table-cell>
              <table:table-cell office:value-type="float" office:value="6742">
                <text:p>6742</text:p>
              </table:table-cell>
            </table:table-row>
            <table:table-row>
              <table:table-cell office:value-type="float" office:value="946.176000000001">
                <text:p>950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float" office:value="950.272000000001">
                <text:p>950</text:p>
              </table:table-cell>
              <table:table-cell office:value-type="float" office:value="6738">
                <text:p>6738</text:p>
              </table:table-cell>
            </table:table-row>
            <table:table-row>
              <table:table-cell office:value-type="float" office:value="954.368000000001">
                <text:p>950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float" office:value="958.464000000001">
                <text:p>960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float" office:value="962.560000000001">
                <text:p>960</text:p>
              </table:table-cell>
              <table:table-cell office:value-type="float" office:value="6735">
                <text:p>6735</text:p>
              </table:table-cell>
            </table:table-row>
            <table:table-row>
              <table:table-cell office:value-type="float" office:value="966.656000000001">
                <text:p>970</text:p>
              </table:table-cell>
              <table:table-cell office:value-type="float" office:value="6740">
                <text:p>6740</text:p>
              </table:table-cell>
            </table:table-row>
            <table:table-row>
              <table:table-cell office:value-type="float" office:value="970.752000000001">
                <text:p>970</text:p>
              </table:table-cell>
              <table:table-cell office:value-type="float" office:value="6739">
                <text:p>6739</text:p>
              </table:table-cell>
            </table:table-row>
            <table:table-row>
              <table:table-cell office:value-type="float" office:value="974.848000000001">
                <text:p>970</text:p>
              </table:table-cell>
              <table:table-cell office:value-type="float" office:value="6735">
                <text:p>6735</text:p>
              </table:table-cell>
            </table:table-row>
            <table:table-row>
              <table:table-cell office:value-type="float" office:value="978.944000000001">
                <text:p>980</text:p>
              </table:table-cell>
              <table:table-cell office:value-type="float" office:value="6742">
                <text:p>6742</text:p>
              </table:table-cell>
            </table:table-row>
            <table:table-row>
              <table:table-cell office:value-type="float" office:value="983.040000000001">
                <text:p>980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float" office:value="987.136000000001">
                <text:p>990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float" office:value="991.232000000001">
                <text:p>990</text:p>
              </table:table-cell>
              <table:table-cell office:value-type="float" office:value="6738">
                <text:p>6738</text:p>
              </table:table-cell>
            </table:table-row>
            <table:table-row>
              <table:table-cell office:value-type="float" office:value="995.328000000001">
                <text:p>1000</text:p>
              </table:table-cell>
              <table:table-cell office:value-type="float" office:value="6735">
                <text:p>6735</text:p>
              </table:table-cell>
            </table:table-row>
            <table:table-row>
              <table:table-cell office:value-type="float" office:value="999.424000000001">
                <text:p>1000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float" office:value="1003.52">
                <text:p>1000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float" office:value="1007.616">
                <text:p>1010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float" office:value="1011.712">
                <text:p>1010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float" office:value="1015.808">
                <text:p>1020</text:p>
              </table:table-cell>
              <table:table-cell office:value-type="float" office:value="6834">
                <text:p>6834</text:p>
              </table:table-cell>
            </table:table-row>
            <table:table-row>
              <table:table-cell office:value-type="float" office:value="1019.904">
                <text:p>1020</text:p>
              </table:table-cell>
              <table:table-cell office:value-type="float" office:value="6809">
                <text:p>680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6887">
                <text:p>6887</text:p>
              </table:table-cell>
            </table:table-row>
            <table:table-row>
              <table:table-cell office:value-type="float" office:value="1028.096">
                <text:p>1030</text:p>
              </table:table-cell>
              <table:table-cell office:value-type="float" office:value="6867">
                <text:p>6867</text:p>
              </table:table-cell>
            </table:table-row>
            <table:table-row>
              <table:table-cell office:value-type="float" office:value="1032.192">
                <text:p>1030</text:p>
              </table:table-cell>
              <table:table-cell office:value-type="float" office:value="6913">
                <text:p>6913</text:p>
              </table:table-cell>
            </table:table-row>
            <table:table-row>
              <table:table-cell office:value-type="float" office:value="1036.288">
                <text:p>1040</text:p>
              </table:table-cell>
              <table:table-cell office:value-type="float" office:value="6968">
                <text:p>6968</text:p>
              </table:table-cell>
            </table:table-row>
            <table:table-row>
              <table:table-cell office:value-type="float" office:value="1040.384">
                <text:p>1040</text:p>
              </table:table-cell>
              <table:table-cell office:value-type="float" office:value="6958">
                <text:p>6958</text:p>
              </table:table-cell>
            </table:table-row>
            <table:table-row>
              <table:table-cell office:value-type="float" office:value="1044.48">
                <text:p>1040</text:p>
              </table:table-cell>
              <table:table-cell office:value-type="float" office:value="7017">
                <text:p>7017</text:p>
              </table:table-cell>
            </table:table-row>
            <table:table-row>
              <table:table-cell office:value-type="float" office:value="1048.576">
                <text:p>1050</text:p>
              </table:table-cell>
              <table:table-cell office:value-type="float" office:value="7006">
                <text:p>7006</text:p>
              </table:table-cell>
            </table:table-row>
            <table:table-row>
              <table:table-cell office:value-type="float" office:value="1052.672">
                <text:p>1050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float" office:value="1056.768">
                <text:p>1060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float" office:value="1060.864">
                <text:p>1060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float" office:value="1064.96">
                <text:p>1060</text:p>
              </table:table-cell>
              <table:table-cell office:value-type="float" office:value="6986">
                <text:p>6986</text:p>
              </table:table-cell>
            </table:table-row>
            <table:table-row>
              <table:table-cell office:value-type="float" office:value="1069.056">
                <text:p>1070</text:p>
              </table:table-cell>
              <table:table-cell office:value-type="float" office:value="6984">
                <text:p>6984</text:p>
              </table:table-cell>
            </table:table-row>
            <table:table-row>
              <table:table-cell office:value-type="float" office:value="1073.152">
                <text:p>1070</text:p>
              </table:table-cell>
              <table:table-cell office:value-type="float" office:value="6985">
                <text:p>6985</text:p>
              </table:table-cell>
            </table:table-row>
            <table:table-row>
              <table:table-cell office:value-type="float" office:value="1077.248">
                <text:p>1080</text:p>
              </table:table-cell>
              <table:table-cell office:value-type="float" office:value="6977">
                <text:p>6977</text:p>
              </table:table-cell>
            </table:table-row>
            <table:table-row>
              <table:table-cell office:value-type="float" office:value="1081.344">
                <text:p>1080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float" office:value="1085.44">
                <text:p>1090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float" office:value="1089.536">
                <text:p>1090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float" office:value="1093.632">
                <text:p>1090</text:p>
              </table:table-cell>
              <table:table-cell office:value-type="float" office:value="7085">
                <text:p>7085</text:p>
              </table:table-cell>
            </table:table-row>
            <table:table-row>
              <table:table-cell office:value-type="float" office:value="1097.728">
                <text:p>1100</text:p>
              </table:table-cell>
              <table:table-cell office:value-type="float" office:value="7086">
                <text:p>7086</text:p>
              </table:table-cell>
            </table:table-row>
            <table:table-row>
              <table:table-cell office:value-type="float" office:value="1101.824">
                <text:p>1100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float" office:value="1105.92">
                <text:p>1110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float" office:value="1110.016">
                <text:p>1110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float" office:value="1114.112">
                <text:p>1110</text:p>
              </table:table-cell>
              <table:table-cell office:value-type="float" office:value="7079">
                <text:p>7079</text:p>
              </table:table-cell>
            </table:table-row>
            <table:table-row>
              <table:table-cell office:value-type="float" office:value="1118.208">
                <text:p>1120</text:p>
              </table:table-cell>
              <table:table-cell office:value-type="float" office:value="7085">
                <text:p>7085</text:p>
              </table:table-cell>
            </table:table-row>
            <table:table-row>
              <table:table-cell office:value-type="float" office:value="1122.304">
                <text:p>1120</text:p>
              </table:table-cell>
              <table:table-cell office:value-type="float" office:value="7018">
                <text:p>7018</text:p>
              </table:table-cell>
            </table:table-row>
            <table:table-row>
              <table:table-cell office:value-type="float" office:value="1126.4">
                <text:p>1130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float" office:value="1130.496">
                <text:p>1130</text:p>
              </table:table-cell>
              <table:table-cell office:value-type="float" office:value="7077">
                <text:p>7077</text:p>
              </table:table-cell>
            </table:table-row>
            <table:table-row>
              <table:table-cell office:value-type="float" office:value="1134.592">
                <text:p>1130</text:p>
              </table:table-cell>
              <table:table-cell office:value-type="float" office:value="7077">
                <text:p>7077</text:p>
              </table:table-cell>
            </table:table-row>
            <table:table-row>
              <table:table-cell office:value-type="float" office:value="1138.688">
                <text:p>1140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float" office:value="1142.784">
                <text:p>1140</text:p>
              </table:table-cell>
              <table:table-cell office:value-type="float" office:value="7086">
                <text:p>7086</text:p>
              </table:table-cell>
            </table:table-row>
            <table:table-row>
              <table:table-cell office:value-type="float" office:value="1146.88">
                <text:p>1150</text:p>
              </table:table-cell>
              <table:table-cell office:value-type="float" office:value="7078">
                <text:p>7078</text:p>
              </table:table-cell>
            </table:table-row>
            <table:table-row>
              <table:table-cell office:value-type="float" office:value="1150.976">
                <text:p>1150</text:p>
              </table:table-cell>
              <table:table-cell office:value-type="float" office:value="7079">
                <text:p>7079</text:p>
              </table:table-cell>
            </table:table-row>
            <table:table-row>
              <table:table-cell office:value-type="float" office:value="1155.072">
                <text:p>1160</text:p>
              </table:table-cell>
              <table:table-cell office:value-type="float" office:value="7077">
                <text:p>7077</text:p>
              </table:table-cell>
            </table:table-row>
            <table:table-row>
              <table:table-cell office:value-type="float" office:value="1159.168">
                <text:p>1160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float" office:value="1163.264">
                <text:p>1160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float" office:value="1167.36">
                <text:p>1170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float" office:value="1171.456">
                <text:p>1170</text:p>
              </table:table-cell>
              <table:table-cell office:value-type="float" office:value="7079">
                <text:p>7079</text:p>
              </table:table-cell>
            </table:table-row>
            <table:table-row>
              <table:table-cell office:value-type="float" office:value="1175.552">
                <text:p>1180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float" office:value="1179.648">
                <text:p>1180</text:p>
              </table:table-cell>
              <table:table-cell office:value-type="float" office:value="7083">
                <text:p>7083</text:p>
              </table:table-cell>
            </table:table-row>
            <table:table-row>
              <table:table-cell office:value-type="float" office:value="1183.744">
                <text:p>1180</text:p>
              </table:table-cell>
              <table:table-cell office:value-type="float" office:value="7078">
                <text:p>7078</text:p>
              </table:table-cell>
            </table:table-row>
            <table:table-row>
              <table:table-cell office:value-type="float" office:value="1187.84">
                <text:p>1190</text:p>
              </table:table-cell>
              <table:table-cell office:value-type="float" office:value="7078">
                <text:p>7078</text:p>
              </table:table-cell>
            </table:table-row>
            <table:table-row>
              <table:table-cell office:value-type="float" office:value="1191.936">
                <text:p>1190</text:p>
              </table:table-cell>
              <table:table-cell office:value-type="float" office:value="7077">
                <text:p>7077</text:p>
              </table:table-cell>
            </table:table-row>
            <table:table-row>
              <table:table-cell office:value-type="float" office:value="1196.032">
                <text:p>1200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float" office:value="1200.128">
                <text:p>1200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float" office:value="1204.224">
                <text:p>1200</text:p>
              </table:table-cell>
              <table:table-cell office:value-type="float" office:value="7079">
                <text:p>7079</text:p>
              </table:table-cell>
            </table:table-row>
            <table:table-row>
              <table:table-cell office:value-type="float" office:value="1208.32">
                <text:p>1210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float" office:value="1212.416">
                <text:p>1210</text:p>
              </table:table-cell>
              <table:table-cell office:value-type="float" office:value="7074">
                <text:p>7074</text:p>
              </table:table-cell>
            </table:table-row>
            <table:table-row>
              <table:table-cell office:value-type="float" office:value="1216.512">
                <text:p>1220</text:p>
              </table:table-cell>
              <table:table-cell office:value-type="float" office:value="7079">
                <text:p>7079</text:p>
              </table:table-cell>
            </table:table-row>
            <table:table-row>
              <table:table-cell office:value-type="float" office:value="1220.608">
                <text:p>1220</text:p>
              </table:table-cell>
              <table:table-cell office:value-type="float" office:value="7079">
                <text:p>7079</text:p>
              </table:table-cell>
            </table:table-row>
            <table:table-row>
              <table:table-cell office:value-type="float" office:value="1224.704">
                <text:p>1220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float" office:value="1228.8">
                <text:p>1230</text:p>
              </table:table-cell>
              <table:table-cell office:value-type="float" office:value="7079">
                <text:p>7079</text:p>
              </table:table-cell>
            </table:table-row>
            <table:table-row>
              <table:table-cell office:value-type="float" office:value="1232.896">
                <text:p>1230</text:p>
              </table:table-cell>
              <table:table-cell office:value-type="float" office:value="7077">
                <text:p>7077</text:p>
              </table:table-cell>
            </table:table-row>
            <table:table-row>
              <table:table-cell office:value-type="float" office:value="1236.992">
                <text:p>1240</text:p>
              </table:table-cell>
              <table:table-cell office:value-type="float" office:value="7079">
                <text:p>7079</text:p>
              </table:table-cell>
            </table:table-row>
            <table:table-row>
              <table:table-cell office:value-type="float" office:value="1241.088">
                <text:p>1240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float" office:value="1245.184">
                <text:p>1250</text:p>
              </table:table-cell>
              <table:table-cell office:value-type="float" office:value="7077">
                <text:p>7077</text:p>
              </table:table-cell>
            </table:table-row>
            <table:table-row>
              <table:table-cell office:value-type="float" office:value="1249.28">
                <text:p>1250</text:p>
              </table:table-cell>
              <table:table-cell office:value-type="float" office:value="7068">
                <text:p>7068</text:p>
              </table:table-cell>
            </table:table-row>
            <table:table-row>
              <table:table-cell office:value-type="float" office:value="1253.376">
                <text:p>1250</text:p>
              </table:table-cell>
              <table:table-cell office:value-type="float" office:value="7096">
                <text:p>7096</text:p>
              </table:table-cell>
            </table:table-row>
            <table:table-row>
              <table:table-cell office:value-type="float" office:value="1257.472">
                <text:p>1260</text:p>
              </table:table-cell>
              <table:table-cell office:value-type="float" office:value="7133">
                <text:p>7133</text:p>
              </table:table-cell>
            </table:table-row>
            <table:table-row>
              <table:table-cell office:value-type="float" office:value="1261.568">
                <text:p>1260</text:p>
              </table:table-cell>
              <table:table-cell office:value-type="float" office:value="7109">
                <text:p>7109</text:p>
              </table:table-cell>
            </table:table-row>
            <table:table-row>
              <table:table-cell office:value-type="float" office:value="1265.664">
                <text:p>1270</text:p>
              </table:table-cell>
              <table:table-cell office:value-type="float" office:value="7195">
                <text:p>7195</text:p>
              </table:table-cell>
            </table:table-row>
            <table:table-row>
              <table:table-cell office:value-type="float" office:value="1269.76">
                <text:p>1270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float" office:value="1273.856">
                <text:p>1270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float" office:value="1277.952">
                <text:p>1280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float" office:value="1282.048">
                <text:p>1280</text:p>
              </table:table-cell>
              <table:table-cell office:value-type="float" office:value="7276">
                <text:p>7276</text:p>
              </table:table-cell>
            </table:table-row>
            <table:table-row>
              <table:table-cell office:value-type="float" office:value="1286.144">
                <text:p>1290</text:p>
              </table:table-cell>
              <table:table-cell office:value-type="float" office:value="7270">
                <text:p>7270</text:p>
              </table:table-cell>
            </table:table-row>
            <table:table-row>
              <table:table-cell office:value-type="float" office:value="1290.24">
                <text:p>1290</text:p>
              </table:table-cell>
              <table:table-cell office:value-type="float" office:value="7263">
                <text:p>7263</text:p>
              </table:table-cell>
            </table:table-row>
            <table:table-row>
              <table:table-cell office:value-type="float" office:value="1294.336">
                <text:p>1290</text:p>
              </table:table-cell>
              <table:table-cell office:value-type="float" office:value="7260">
                <text:p>7260</text:p>
              </table:table-cell>
            </table:table-row>
            <table:table-row>
              <table:table-cell office:value-type="float" office:value="1298.432">
                <text:p>1300</text:p>
              </table:table-cell>
              <table:table-cell office:value-type="float" office:value="7323">
                <text:p>7323</text:p>
              </table:table-cell>
            </table:table-row>
            <table:table-row>
              <table:table-cell office:value-type="float" office:value="1302.528">
                <text:p>1300</text:p>
              </table:table-cell>
              <table:table-cell office:value-type="float" office:value="7318">
                <text:p>7318</text:p>
              </table:table-cell>
            </table:table-row>
            <table:table-row>
              <table:table-cell office:value-type="float" office:value="1306.624">
                <text:p>1310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float" office:value="1310.72">
                <text:p>1310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float" office:value="1314.816">
                <text:p>1310</text:p>
              </table:table-cell>
              <table:table-cell office:value-type="float" office:value="7305">
                <text:p>7305</text:p>
              </table:table-cell>
            </table:table-row>
            <table:table-row>
              <table:table-cell office:value-type="float" office:value="1318.912">
                <text:p>1320</text:p>
              </table:table-cell>
              <table:table-cell office:value-type="float" office:value="7307">
                <text:p>7307</text:p>
              </table:table-cell>
            </table:table-row>
            <table:table-row>
              <table:table-cell office:value-type="float" office:value="1323.008">
                <text:p>1320</text:p>
              </table:table-cell>
              <table:table-cell office:value-type="float" office:value="7307">
                <text:p>7307</text:p>
              </table:table-cell>
            </table:table-row>
            <table:table-row>
              <table:table-cell office:value-type="float" office:value="1327.104">
                <text:p>1330</text:p>
              </table:table-cell>
              <table:table-cell office:value-type="float" office:value="7312">
                <text:p>7312</text:p>
              </table:table-cell>
            </table:table-row>
            <table:table-row>
              <table:table-cell office:value-type="float" office:value="1331.2">
                <text:p>1330</text:p>
              </table:table-cell>
              <table:table-cell office:value-type="float" office:value="7307">
                <text:p>7307</text:p>
              </table:table-cell>
            </table:table-row>
            <table:table-row>
              <table:table-cell office:value-type="float" office:value="1335.296">
                <text:p>1340</text:p>
              </table:table-cell>
              <table:table-cell office:value-type="float" office:value="7303">
                <text:p>7303</text:p>
              </table:table-cell>
            </table:table-row>
            <table:table-row>
              <table:table-cell office:value-type="float" office:value="1339.392">
                <text:p>1340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float" office:value="1343.488">
                <text:p>1340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float" office:value="1347.584">
                <text:p>1350</text:p>
              </table:table-cell>
              <table:table-cell office:value-type="float" office:value="7301">
                <text:p>7301</text:p>
              </table:table-cell>
            </table:table-row>
            <table:table-row>
              <table:table-cell office:value-type="float" office:value="1351.68">
                <text:p>1350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float" office:value="1355.776">
                <text:p>1360</text:p>
              </table:table-cell>
              <table:table-cell office:value-type="float" office:value="7309">
                <text:p>7309</text:p>
              </table:table-cell>
            </table:table-row>
            <table:table-row>
              <table:table-cell office:value-type="float" office:value="1359.872">
                <text:p>1360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float" office:value="1363.968">
                <text:p>1360</text:p>
              </table:table-cell>
              <table:table-cell office:value-type="float" office:value="7306">
                <text:p>7306</text:p>
              </table:table-cell>
            </table:table-row>
            <table:table-row>
              <table:table-cell office:value-type="float" office:value="1368.064">
                <text:p>1370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float" office:value="1372.16">
                <text:p>1370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float" office:value="1376.256">
                <text:p>1380</text:p>
              </table:table-cell>
              <table:table-cell office:value-type="float" office:value="7299">
                <text:p>7299</text:p>
              </table:table-cell>
            </table:table-row>
            <table:table-row>
              <table:table-cell office:value-type="float" office:value="1380.352">
                <text:p>1380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float" office:value="1384.448">
                <text:p>1380</text:p>
              </table:table-cell>
              <table:table-cell office:value-type="float" office:value="7307">
                <text:p>7307</text:p>
              </table:table-cell>
            </table:table-row>
            <table:table-row>
              <table:table-cell office:value-type="float" office:value="1388.544">
                <text:p>1390</text:p>
              </table:table-cell>
              <table:table-cell office:value-type="float" office:value="7301">
                <text:p>7301</text:p>
              </table:table-cell>
            </table:table-row>
            <table:table-row>
              <table:table-cell office:value-type="float" office:value="1392.64">
                <text:p>1390</text:p>
              </table:table-cell>
              <table:table-cell office:value-type="float" office:value="7303">
                <text:p>7303</text:p>
              </table:table-cell>
            </table:table-row>
            <table:table-row>
              <table:table-cell office:value-type="float" office:value="1396.736">
                <text:p>1400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float" office:value="1400.832">
                <text:p>1400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float" office:value="1404.928">
                <text:p>1400</text:p>
              </table:table-cell>
              <table:table-cell office:value-type="float" office:value="7303">
                <text:p>7303</text:p>
              </table:table-cell>
            </table:table-row>
            <table:table-row>
              <table:table-cell office:value-type="float" office:value="1409.024">
                <text:p>1410</text:p>
              </table:table-cell>
              <table:table-cell office:value-type="float" office:value="7301">
                <text:p>7301</text:p>
              </table:table-cell>
            </table:table-row>
            <table:table-row>
              <table:table-cell office:value-type="float" office:value="1413.12">
                <text:p>1410</text:p>
              </table:table-cell>
              <table:table-cell office:value-type="float" office:value="7307">
                <text:p>7307</text:p>
              </table:table-cell>
            </table:table-row>
            <table:table-row>
              <table:table-cell office:value-type="float" office:value="1417.216">
                <text:p>1420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float" office:value="1421.312">
                <text:p>1420</text:p>
              </table:table-cell>
              <table:table-cell office:value-type="float" office:value="7307">
                <text:p>7307</text:p>
              </table:table-cell>
            </table:table-row>
            <table:table-row>
              <table:table-cell office:value-type="float" office:value="1425.408">
                <text:p>1430</text:p>
              </table:table-cell>
              <table:table-cell office:value-type="float" office:value="7305">
                <text:p>7305</text:p>
              </table:table-cell>
            </table:table-row>
            <table:table-row>
              <table:table-cell office:value-type="float" office:value="1429.504">
                <text:p>1430</text:p>
              </table:table-cell>
              <table:table-cell office:value-type="float" office:value="7305">
                <text:p>7305</text:p>
              </table:table-cell>
            </table:table-row>
            <table:table-row>
              <table:table-cell office:value-type="float" office:value="1433.6">
                <text:p>1430</text:p>
              </table:table-cell>
              <table:table-cell office:value-type="float" office:value="7301">
                <text:p>7301</text:p>
              </table:table-cell>
            </table:table-row>
            <table:table-row>
              <table:table-cell office:value-type="float" office:value="1437.696">
                <text:p>1440</text:p>
              </table:table-cell>
              <table:table-cell office:value-type="float" office:value="7306">
                <text:p>7306</text:p>
              </table:table-cell>
            </table:table-row>
            <table:table-row>
              <table:table-cell office:value-type="float" office:value="1441.792">
                <text:p>1440</text:p>
              </table:table-cell>
              <table:table-cell office:value-type="float" office:value="7303">
                <text:p>7303</text:p>
              </table:table-cell>
            </table:table-row>
            <table:table-row>
              <table:table-cell office:value-type="float" office:value="1445.888">
                <text:p>1450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float" office:value="1449.984">
                <text:p>1450</text:p>
              </table:table-cell>
              <table:table-cell office:value-type="float" office:value="7305">
                <text:p>7305</text:p>
              </table:table-cell>
            </table:table-row>
            <table:table-row>
              <table:table-cell office:value-type="float" office:value="1454.08">
                <text:p>1450</text:p>
              </table:table-cell>
              <table:table-cell office:value-type="float" office:value="7309">
                <text:p>7309</text:p>
              </table:table-cell>
            </table:table-row>
            <table:table-row>
              <table:table-cell office:value-type="float" office:value="1458.176">
                <text:p>1460</text:p>
              </table:table-cell>
              <table:table-cell office:value-type="float" office:value="7306">
                <text:p>7306</text:p>
              </table:table-cell>
            </table:table-row>
            <table:table-row>
              <table:table-cell office:value-type="float" office:value="1462.272">
                <text:p>1460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float" office:value="1466.368">
                <text:p>1470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float" office:value="1470.464">
                <text:p>1470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float" office:value="1474.56">
                <text:p>1470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float" office:value="1478.656">
                <text:p>1480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float" office:value="1482.752">
                <text:p>1480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float" office:value="1486.848">
                <text:p>1490</text:p>
              </table:table-cell>
              <table:table-cell office:value-type="float" office:value="7305">
                <text:p>7305</text:p>
              </table:table-cell>
            </table:table-row>
            <table:table-row>
              <table:table-cell office:value-type="float" office:value="1490.944">
                <text:p>1490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float" office:value="1495.04">
                <text:p>1500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float" office:value="1499.136">
                <text:p>1500</text:p>
              </table:table-cell>
              <table:table-cell office:value-type="float" office:value="7339">
                <text:p>7339</text:p>
              </table:table-cell>
            </table:table-row>
            <table:table-row>
              <table:table-cell office:value-type="float" office:value="1503.232">
                <text:p>1500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float" office:value="1507.328">
                <text:p>1510</text:p>
              </table:table-cell>
              <table:table-cell office:value-type="float" office:value="7413">
                <text:p>7413</text:p>
              </table:table-cell>
            </table:table-row>
            <table:table-row>
              <table:table-cell office:value-type="float" office:value="1511.424">
                <text:p>1510</text:p>
              </table:table-cell>
              <table:table-cell office:value-type="float" office:value="7458">
                <text:p>7458</text:p>
              </table:table-cell>
            </table:table-row>
            <table:table-row>
              <table:table-cell office:value-type="float" office:value="1515.52">
                <text:p>1520</text:p>
              </table:table-cell>
              <table:table-cell office:value-type="float" office:value="7442">
                <text:p>7442</text:p>
              </table:table-cell>
            </table:table-row>
            <table:table-row>
              <table:table-cell office:value-type="float" office:value="1519.616">
                <text:p>1520</text:p>
              </table:table-cell>
              <table:table-cell office:value-type="float" office:value="7433">
                <text:p>7433</text:p>
              </table:table-cell>
            </table:table-row>
            <table:table-row>
              <table:table-cell office:value-type="float" office:value="1523.712">
                <text:p>1520</text:p>
              </table:table-cell>
              <table:table-cell office:value-type="float" office:value="7527">
                <text:p>7527</text:p>
              </table:table-cell>
            </table:table-row>
            <table:table-row>
              <table:table-cell office:value-type="float" office:value="1527.808">
                <text:p>1530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float" office:value="1531.904">
                <text:p>1530</text:p>
              </table:table-cell>
              <table:table-cell office:value-type="float" office:value="7512">
                <text:p>7512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7505">
                <text:p>7505</text:p>
              </table:table-cell>
            </table:table-row>
            <table:table-row>
              <table:table-cell office:value-type="float" office:value="1540.096">
                <text:p>1540</text:p>
              </table:table-cell>
              <table:table-cell office:value-type="float" office:value="7569">
                <text:p>7569</text:p>
              </table:table-cell>
            </table:table-row>
            <table:table-row>
              <table:table-cell office:value-type="float" office:value="1544.192">
                <text:p>1540</text:p>
              </table:table-cell>
              <table:table-cell office:value-type="float" office:value="7563">
                <text:p>7563</text:p>
              </table:table-cell>
            </table:table-row>
            <table:table-row>
              <table:table-cell office:value-type="float" office:value="1548.288">
                <text:p>1550</text:p>
              </table:table-cell>
              <table:table-cell office:value-type="float" office:value="7559">
                <text:p>7559</text:p>
              </table:table-cell>
            </table:table-row>
            <table:table-row>
              <table:table-cell office:value-type="float" office:value="1552.384">
                <text:p>1550</text:p>
              </table:table-cell>
              <table:table-cell office:value-type="float" office:value="7558">
                <text:p>7558</text:p>
              </table:table-cell>
            </table:table-row>
            <table:table-row>
              <table:table-cell office:value-type="float" office:value="1556.48">
                <text:p>1560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float" office:value="1560.576">
                <text:p>1560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float" office:value="1564.672">
                <text:p>1560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float" office:value="1568.768">
                <text:p>1570</text:p>
              </table:table-cell>
              <table:table-cell office:value-type="float" office:value="7615">
                <text:p>7615</text:p>
              </table:table-cell>
            </table:table-row>
            <table:table-row>
              <table:table-cell office:value-type="float" office:value="1572.864">
                <text:p>1570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float" office:value="1576.96">
                <text:p>1580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float" office:value="1581.056">
                <text:p>1580</text:p>
              </table:table-cell>
              <table:table-cell office:value-type="float" office:value="7553">
                <text:p>7553</text:p>
              </table:table-cell>
            </table:table-row>
            <table:table-row>
              <table:table-cell office:value-type="float" office:value="1585.152">
                <text:p>1590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float" office:value="1589.248">
                <text:p>1590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float" office:value="1593.344">
                <text:p>1590</text:p>
              </table:table-cell>
              <table:table-cell office:value-type="float" office:value="7615">
                <text:p>7615</text:p>
              </table:table-cell>
            </table:table-row>
            <table:table-row>
              <table:table-cell office:value-type="float" office:value="1597.44">
                <text:p>1600</text:p>
              </table:table-cell>
              <table:table-cell office:value-type="float" office:value="7615">
                <text:p>7615</text:p>
              </table:table-cell>
            </table:table-row>
            <table:table-row>
              <table:table-cell office:value-type="float" office:value="1601.536">
                <text:p>1600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float" office:value="1605.632">
                <text:p>1610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float" office:value="1609.728">
                <text:p>1610</text:p>
              </table:table-cell>
              <table:table-cell office:value-type="float" office:value="7615">
                <text:p>7615</text:p>
              </table:table-cell>
            </table:table-row>
            <table:table-row>
              <table:table-cell office:value-type="float" office:value="1613.824">
                <text:p>1610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float" office:value="1617.92">
                <text:p>1620</text:p>
              </table:table-cell>
              <table:table-cell office:value-type="float" office:value="7612">
                <text:p>7612</text:p>
              </table:table-cell>
            </table:table-row>
            <table:table-row>
              <table:table-cell office:value-type="float" office:value="1622.016">
                <text:p>1620</text:p>
              </table:table-cell>
              <table:table-cell office:value-type="float" office:value="7611">
                <text:p>7611</text:p>
              </table:table-cell>
            </table:table-row>
            <table:table-row>
              <table:table-cell office:value-type="float" office:value="1626.112">
                <text:p>1630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float" office:value="1630.208">
                <text:p>1630</text:p>
              </table:table-cell>
              <table:table-cell office:value-type="float" office:value="7613">
                <text:p>7613</text:p>
              </table:table-cell>
            </table:table-row>
            <table:table-row>
              <table:table-cell office:value-type="float" office:value="1634.304">
                <text:p>1630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float" office:value="1638.4">
                <text:p>1640</text:p>
              </table:table-cell>
              <table:table-cell office:value-type="float" office:value="7606">
                <text:p>7606</text:p>
              </table:table-cell>
            </table:table-row>
            <table:table-row>
              <table:table-cell office:value-type="float" office:value="1642.496">
                <text:p>1640</text:p>
              </table:table-cell>
              <table:table-cell office:value-type="float" office:value="7606">
                <text:p>7606</text:p>
              </table:table-cell>
            </table:table-row>
            <table:table-row>
              <table:table-cell office:value-type="float" office:value="1646.592">
                <text:p>1650</text:p>
              </table:table-cell>
              <table:table-cell office:value-type="float" office:value="7606">
                <text:p>7606</text:p>
              </table:table-cell>
            </table:table-row>
            <table:table-row>
              <table:table-cell office:value-type="float" office:value="1650.688">
                <text:p>1650</text:p>
              </table:table-cell>
              <table:table-cell office:value-type="float" office:value="7606">
                <text:p>7606</text:p>
              </table:table-cell>
            </table:table-row>
            <table:table-row>
              <table:table-cell office:value-type="float" office:value="1654.784">
                <text:p>1650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float" office:value="1658.88">
                <text:p>1660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float" office:value="1662.976">
                <text:p>1660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float" office:value="1667.072">
                <text:p>1670</text:p>
              </table:table-cell>
              <table:table-cell office:value-type="float" office:value="7612">
                <text:p>7612</text:p>
              </table:table-cell>
            </table:table-row>
            <table:table-row>
              <table:table-cell office:value-type="float" office:value="1671.168">
                <text:p>1670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float" office:value="1675.264">
                <text:p>1680</text:p>
              </table:table-cell>
              <table:table-cell office:value-type="float" office:value="7601">
                <text:p>7601</text:p>
              </table:table-cell>
            </table:table-row>
            <table:table-row>
              <table:table-cell office:value-type="float" office:value="1679.36">
                <text:p>1680</text:p>
              </table:table-cell>
              <table:table-cell office:value-type="float" office:value="7602">
                <text:p>7602</text:p>
              </table:table-cell>
            </table:table-row>
            <table:table-row>
              <table:table-cell office:value-type="float" office:value="1683.456">
                <text:p>1680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float" office:value="1687.552">
                <text:p>1690</text:p>
              </table:table-cell>
              <table:table-cell office:value-type="float" office:value="7612">
                <text:p>7612</text:p>
              </table:table-cell>
            </table:table-row>
            <table:table-row>
              <table:table-cell office:value-type="float" office:value="1691.648">
                <text:p>1690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float" office:value="1695.744">
                <text:p>1700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float" office:value="1699.84">
                <text:p>1700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float" office:value="1703.936">
                <text:p>1700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float" office:value="1708.032">
                <text:p>1710</text:p>
              </table:table-cell>
              <table:table-cell office:value-type="float" office:value="7604">
                <text:p>7604</text:p>
              </table:table-cell>
            </table:table-row>
            <table:table-row>
              <table:table-cell office:value-type="float" office:value="1712.128">
                <text:p>1710</text:p>
              </table:table-cell>
              <table:table-cell office:value-type="float" office:value="7604">
                <text:p>7604</text:p>
              </table:table-cell>
            </table:table-row>
            <table:table-row>
              <table:table-cell office:value-type="float" office:value="1716.224">
                <text:p>1720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float" office:value="1720.32">
                <text:p>1720</text:p>
              </table:table-cell>
              <table:table-cell office:value-type="float" office:value="7611">
                <text:p>7611</text:p>
              </table:table-cell>
            </table:table-row>
            <table:table-row>
              <table:table-cell office:value-type="float" office:value="1724.416">
                <text:p>1720</text:p>
              </table:table-cell>
              <table:table-cell office:value-type="float" office:value="7605">
                <text:p>7605</text:p>
              </table:table-cell>
            </table:table-row>
            <table:table-row>
              <table:table-cell office:value-type="float" office:value="1728.512">
                <text:p>1730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float" office:value="1732.608">
                <text:p>1730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float" office:value="1736.704">
                <text:p>1740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float" office:value="1740.8">
                <text:p>1740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float" office:value="1744.896">
                <text:p>1740</text:p>
              </table:table-cell>
              <table:table-cell office:value-type="float" office:value="7606">
                <text:p>7606</text:p>
              </table:table-cell>
            </table:table-row>
            <table:table-row>
              <table:table-cell office:value-type="float" office:value="1748.992">
                <text:p>1750</text:p>
              </table:table-cell>
              <table:table-cell office:value-type="float" office:value="7601">
                <text:p>7601</text:p>
              </table:table-cell>
            </table:table-row>
            <table:table-row>
              <table:table-cell office:value-type="float" office:value="1753.088">
                <text:p>1750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float" office:value="1757.184">
                <text:p>1760</text:p>
              </table:table-cell>
              <table:table-cell office:value-type="float" office:value="7589">
                <text:p>7589</text:p>
              </table:table-cell>
            </table:table-row>
            <table:table-row>
              <table:table-cell office:value-type="float" office:value="1761.28">
                <text:p>1760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float" office:value="1765.376">
                <text:p>1770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float" office:value="1769.472">
                <text:p>1770</text:p>
              </table:table-cell>
              <table:table-cell office:value-type="float" office:value="7693">
                <text:p>7693</text:p>
              </table:table-cell>
            </table:table-row>
            <table:table-row>
              <table:table-cell office:value-type="float" office:value="1773.568">
                <text:p>1770</text:p>
              </table:table-cell>
              <table:table-cell office:value-type="float" office:value="7745">
                <text:p>7745</text:p>
              </table:table-cell>
            </table:table-row>
            <table:table-row>
              <table:table-cell office:value-type="float" office:value="1777.664">
                <text:p>1780</text:p>
              </table:table-cell>
              <table:table-cell office:value-type="float" office:value="7774">
                <text:p>7774</text:p>
              </table:table-cell>
            </table:table-row>
            <table:table-row>
              <table:table-cell office:value-type="float" office:value="1781.76">
                <text:p>1780</text:p>
              </table:table-cell>
              <table:table-cell office:value-type="float" office:value="7776">
                <text:p>7776</text:p>
              </table:table-cell>
            </table:table-row>
            <table:table-row>
              <table:table-cell office:value-type="float" office:value="1785.856">
                <text:p>1790</text:p>
              </table:table-cell>
              <table:table-cell office:value-type="float" office:value="7773">
                <text:p>7773</text:p>
              </table:table-cell>
            </table:table-row>
            <table:table-row>
              <table:table-cell office:value-type="float" office:value="1789.952">
                <text:p>1790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float" office:value="1794.048">
                <text:p>1790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float" office:value="1798.144">
                <text:p>1800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float" office:value="1802.24">
                <text:p>1800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float" office:value="1806.336">
                <text:p>1810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float" office:value="1810.432">
                <text:p>1810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float" office:value="1814.528">
                <text:p>1810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float" office:value="1818.624">
                <text:p>1820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float" office:value="1822.72">
                <text:p>1820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float" office:value="1826.816">
                <text:p>1830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float" office:value="1830.912">
                <text:p>1830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float" office:value="1835.008">
                <text:p>1840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float" office:value="1839.104">
                <text:p>1840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float" office:value="1843.2">
                <text:p>1840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float" office:value="1847.296">
                <text:p>1850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float" office:value="1851.392">
                <text:p>1850</text:p>
              </table:table-cell>
              <table:table-cell office:value-type="float" office:value="7824">
                <text:p>7824</text:p>
              </table:table-cell>
            </table:table-row>
            <table:table-row>
              <table:table-cell office:value-type="float" office:value="1855.488">
                <text:p>1860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float" office:value="1859.584">
                <text:p>1860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float" office:value="1863.68">
                <text:p>1860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float" office:value="1867.776">
                <text:p>1870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float" office:value="1871.872">
                <text:p>1870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float" office:value="1875.968">
                <text:p>1880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float" office:value="1880.064">
                <text:p>1880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float" office:value="1884.16">
                <text:p>1880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float" office:value="1888.256">
                <text:p>1890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float" office:value="1892.352">
                <text:p>1890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float" office:value="1896.448">
                <text:p>1900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float" office:value="1900.544">
                <text:p>1900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float" office:value="1904.64">
                <text:p>1900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float" office:value="1908.736">
                <text:p>1910</text:p>
              </table:table-cell>
              <table:table-cell office:value-type="float" office:value="7825">
                <text:p>7825</text:p>
              </table:table-cell>
            </table:table-row>
            <table:table-row>
              <table:table-cell office:value-type="float" office:value="1912.832">
                <text:p>1910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float" office:value="1916.928">
                <text:p>1920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float" office:value="1921.024">
                <text:p>1920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float" office:value="1925.12">
                <text:p>1930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float" office:value="1929.216">
                <text:p>1930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float" office:value="1933.312">
                <text:p>1930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float" office:value="1937.408">
                <text:p>1940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float" office:value="1941.504">
                <text:p>1940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float" office:value="1945.6">
                <text:p>1950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float" office:value="1949.696">
                <text:p>1950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float" office:value="1953.792">
                <text:p>1950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float" office:value="1957.888">
                <text:p>1960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float" office:value="1961.984">
                <text:p>1960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float" office:value="1966.08">
                <text:p>1970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float" office:value="1970.176">
                <text:p>1970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float" office:value="1974.272">
                <text:p>1970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float" office:value="1978.368">
                <text:p>1980</text:p>
              </table:table-cell>
              <table:table-cell office:value-type="float" office:value="7824">
                <text:p>7824</text:p>
              </table:table-cell>
            </table:table-row>
            <table:table-row>
              <table:table-cell office:value-type="float" office:value="1982.464">
                <text:p>1980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float" office:value="1986.56">
                <text:p>1990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float" office:value="1990.656">
                <text:p>1990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float" office:value="1994.752">
                <text:p>1990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float" office:value="1998.848">
                <text:p>2000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float" office:value="2002.944">
                <text:p>2000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float" office:value="2007.04">
                <text:p>2010</text:p>
              </table:table-cell>
              <table:table-cell office:value-type="float" office:value="7882">
                <text:p>7882</text:p>
              </table:table-cell>
            </table:table-row>
            <table:table-row>
              <table:table-cell office:value-type="float" office:value="2011.136">
                <text:p>2010</text:p>
              </table:table-cell>
              <table:table-cell office:value-type="float" office:value="7945">
                <text:p>7945</text:p>
              </table:table-cell>
            </table:table-row>
            <table:table-row>
              <table:table-cell office:value-type="float" office:value="2015.232">
                <text:p>2020</text:p>
              </table:table-cell>
              <table:table-cell office:value-type="float" office:value="7951">
                <text:p>7951</text:p>
              </table:table-cell>
            </table:table-row>
            <table:table-row>
              <table:table-cell office:value-type="float" office:value="2019.328">
                <text:p>2020</text:p>
              </table:table-cell>
              <table:table-cell office:value-type="float" office:value="8020">
                <text:p>8020</text:p>
              </table:table-cell>
            </table:table-row>
            <table:table-row>
              <table:table-cell office:value-type="float" office:value="2023.424">
                <text:p>2020</text:p>
              </table:table-cell>
              <table:table-cell office:value-type="float" office:value="8023">
                <text:p>8023</text:p>
              </table:table-cell>
            </table:table-row>
            <table:table-row>
              <table:table-cell office:value-type="float" office:value="2027.52">
                <text:p>2030</text:p>
              </table:table-cell>
              <table:table-cell office:value-type="float" office:value="8020">
                <text:p>8020</text:p>
              </table:table-cell>
            </table:table-row>
            <table:table-row>
              <table:table-cell office:value-type="float" office:value="2031.616">
                <text:p>2030</text:p>
              </table:table-cell>
              <table:table-cell office:value-type="float" office:value="8019">
                <text:p>8019</text:p>
              </table:table-cell>
            </table:table-row>
            <table:table-row>
              <table:table-cell office:value-type="float" office:value="2035.712">
                <text:p>2040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float" office:value="2039.808">
                <text:p>2040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float" office:value="2043.904">
                <text:p>2040</text:p>
              </table:table-cell>
              <table:table-cell office:value-type="float" office:value="8086">
                <text:p>808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float" office:value="2052.096">
                <text:p>2050</text:p>
              </table:table-cell>
              <table:table-cell office:value-type="float" office:value="8087">
                <text:p>8087</text:p>
              </table:table-cell>
            </table:table-row>
            <table:table-row>
              <table:table-cell office:value-type="float" office:value="2056.192">
                <text:p>2060</text:p>
              </table:table-cell>
              <table:table-cell office:value-type="float" office:value="8085">
                <text:p>8085</text:p>
              </table:table-cell>
            </table:table-row>
            <table:table-row>
              <table:table-cell office:value-type="float" office:value="2060.288">
                <text:p>2060</text:p>
              </table:table-cell>
              <table:table-cell office:value-type="float" office:value="8087">
                <text:p>8087</text:p>
              </table:table-cell>
            </table:table-row>
            <table:table-row>
              <table:table-cell office:value-type="float" office:value="2064.384">
                <text:p>2060</text:p>
              </table:table-cell>
              <table:table-cell office:value-type="float" office:value="8086">
                <text:p>8086</text:p>
              </table:table-cell>
            </table:table-row>
            <table:table-row>
              <table:table-cell office:value-type="float" office:value="2068.48">
                <text:p>2070</text:p>
              </table:table-cell>
              <table:table-cell office:value-type="float" office:value="8095">
                <text:p>8095</text:p>
              </table:table-cell>
            </table:table-row>
            <table:table-row>
              <table:table-cell office:value-type="float" office:value="2072.576">
                <text:p>2070</text:p>
              </table:table-cell>
              <table:table-cell office:value-type="float" office:value="8095">
                <text:p>8095</text:p>
              </table:table-cell>
            </table:table-row>
            <table:table-row>
              <table:table-cell office:value-type="float" office:value="2076.672">
                <text:p>2080</text:p>
              </table:table-cell>
              <table:table-cell office:value-type="float" office:value="8094">
                <text:p>8094</text:p>
              </table:table-cell>
            </table:table-row>
            <table:table-row>
              <table:table-cell office:value-type="float" office:value="2080.768">
                <text:p>2080</text:p>
              </table:table-cell>
              <table:table-cell office:value-type="float" office:value="8093">
                <text:p>8093</text:p>
              </table:table-cell>
            </table:table-row>
            <table:table-row>
              <table:table-cell office:value-type="float" office:value="2084.864">
                <text:p>2080</text:p>
              </table:table-cell>
              <table:table-cell office:value-type="float" office:value="8098">
                <text:p>8098</text:p>
              </table:table-cell>
            </table:table-row>
            <table:table-row>
              <table:table-cell office:value-type="float" office:value="2088.96">
                <text:p>2090</text:p>
              </table:table-cell>
              <table:table-cell office:value-type="float" office:value="8161">
                <text:p>8161</text:p>
              </table:table-cell>
            </table:table-row>
            <table:table-row>
              <table:table-cell office:value-type="float" office:value="2093.056">
                <text:p>2090</text:p>
              </table:table-cell>
              <table:table-cell office:value-type="float" office:value="8152">
                <text:p>8152</text:p>
              </table:table-cell>
            </table:table-row>
            <table:table-row>
              <table:table-cell office:value-type="float" office:value="2097.152">
                <text:p>2100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float" office:value="2101.248">
                <text:p>2100</text:p>
              </table:table-cell>
              <table:table-cell office:value-type="float" office:value="8159">
                <text:p>8159</text:p>
              </table:table-cell>
            </table:table-row>
            <table:table-row>
              <table:table-cell office:value-type="float" office:value="2105.344">
                <text:p>2110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float" office:value="2109.44">
                <text:p>2110</text:p>
              </table:table-cell>
              <table:table-cell office:value-type="float" office:value="8157">
                <text:p>8157</text:p>
              </table:table-cell>
            </table:table-row>
            <table:table-row>
              <table:table-cell office:value-type="float" office:value="2113.536">
                <text:p>2110</text:p>
              </table:table-cell>
              <table:table-cell office:value-type="float" office:value="8154">
                <text:p>8154</text:p>
              </table:table-cell>
            </table:table-row>
            <table:table-row>
              <table:table-cell office:value-type="float" office:value="2117.632">
                <text:p>2120</text:p>
              </table:table-cell>
              <table:table-cell office:value-type="float" office:value="8162">
                <text:p>8162</text:p>
              </table:table-cell>
            </table:table-row>
            <table:table-row>
              <table:table-cell office:value-type="float" office:value="2121.728">
                <text:p>2120</text:p>
              </table:table-cell>
              <table:table-cell office:value-type="float" office:value="8157">
                <text:p>8157</text:p>
              </table:table-cell>
            </table:table-row>
            <table:table-row>
              <table:table-cell office:value-type="float" office:value="2125.824">
                <text:p>2130</text:p>
              </table:table-cell>
              <table:table-cell office:value-type="float" office:value="8159">
                <text:p>8159</text:p>
              </table:table-cell>
            </table:table-row>
            <table:table-row>
              <table:table-cell office:value-type="float" office:value="2129.92">
                <text:p>2130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float" office:value="2134.016">
                <text:p>2130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float" office:value="2138.112">
                <text:p>2140</text:p>
              </table:table-cell>
              <table:table-cell office:value-type="float" office:value="8159">
                <text:p>8159</text:p>
              </table:table-cell>
            </table:table-row>
            <table:table-row>
              <table:table-cell office:value-type="float" office:value="2142.208">
                <text:p>2140</text:p>
              </table:table-cell>
              <table:table-cell office:value-type="float" office:value="8161">
                <text:p>8161</text:p>
              </table:table-cell>
            </table:table-row>
            <table:table-row>
              <table:table-cell office:value-type="float" office:value="2146.304">
                <text:p>2150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float" office:value="2150.4">
                <text:p>2150</text:p>
              </table:table-cell>
              <table:table-cell office:value-type="float" office:value="8155">
                <text:p>8155</text:p>
              </table:table-cell>
            </table:table-row>
            <table:table-row>
              <table:table-cell office:value-type="float" office:value="2154.496">
                <text:p>2150</text:p>
              </table:table-cell>
              <table:table-cell office:value-type="float" office:value="8161">
                <text:p>8161</text:p>
              </table:table-cell>
            </table:table-row>
            <table:table-row>
              <table:table-cell office:value-type="float" office:value="2158.592">
                <text:p>2160</text:p>
              </table:table-cell>
              <table:table-cell office:value-type="float" office:value="8158">
                <text:p>8158</text:p>
              </table:table-cell>
            </table:table-row>
            <table:table-row>
              <table:table-cell office:value-type="float" office:value="2162.688">
                <text:p>2160</text:p>
              </table:table-cell>
              <table:table-cell office:value-type="float" office:value="8155">
                <text:p>8155</text:p>
              </table:table-cell>
            </table:table-row>
            <table:table-row>
              <table:table-cell office:value-type="float" office:value="2166.784">
                <text:p>2170</text:p>
              </table:table-cell>
              <table:table-cell office:value-type="float" office:value="8158">
                <text:p>8158</text:p>
              </table:table-cell>
            </table:table-row>
            <table:table-row>
              <table:table-cell office:value-type="float" office:value="2170.88">
                <text:p>2170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float" office:value="2174.976">
                <text:p>2170</text:p>
              </table:table-cell>
              <table:table-cell office:value-type="float" office:value="8161">
                <text:p>8161</text:p>
              </table:table-cell>
            </table:table-row>
            <table:table-row>
              <table:table-cell office:value-type="float" office:value="2179.072">
                <text:p>2180</text:p>
              </table:table-cell>
              <table:table-cell office:value-type="float" office:value="8162">
                <text:p>8162</text:p>
              </table:table-cell>
            </table:table-row>
            <table:table-row>
              <table:table-cell office:value-type="float" office:value="2183.168">
                <text:p>2180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float" office:value="2187.264">
                <text:p>2190</text:p>
              </table:table-cell>
              <table:table-cell office:value-type="float" office:value="8157">
                <text:p>8157</text:p>
              </table:table-cell>
            </table:table-row>
            <table:table-row>
              <table:table-cell office:value-type="float" office:value="2191.36">
                <text:p>2190</text:p>
              </table:table-cell>
              <table:table-cell office:value-type="float" office:value="8151">
                <text:p>8151</text:p>
              </table:table-cell>
            </table:table-row>
            <table:table-row>
              <table:table-cell office:value-type="float" office:value="2195.456">
                <text:p>2200</text:p>
              </table:table-cell>
              <table:table-cell office:value-type="float" office:value="8158">
                <text:p>8158</text:p>
              </table:table-cell>
            </table:table-row>
            <table:table-row>
              <table:table-cell office:value-type="float" office:value="2199.552">
                <text:p>2200</text:p>
              </table:table-cell>
              <table:table-cell office:value-type="float" office:value="8158">
                <text:p>8158</text:p>
              </table:table-cell>
            </table:table-row>
            <table:table-row>
              <table:table-cell office:value-type="float" office:value="2203.648">
                <text:p>2200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float" office:value="2207.744">
                <text:p>2210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float" office:value="2211.84">
                <text:p>2210</text:p>
              </table:table-cell>
              <table:table-cell office:value-type="float" office:value="8158">
                <text:p>8158</text:p>
              </table:table-cell>
            </table:table-row>
            <table:table-row>
              <table:table-cell office:value-type="float" office:value="2215.936">
                <text:p>2220</text:p>
              </table:table-cell>
              <table:table-cell office:value-type="float" office:value="8158">
                <text:p>8158</text:p>
              </table:table-cell>
            </table:table-row>
            <table:table-row>
              <table:table-cell office:value-type="float" office:value="2220.032">
                <text:p>2220</text:p>
              </table:table-cell>
              <table:table-cell office:value-type="float" office:value="8157">
                <text:p>8157</text:p>
              </table:table-cell>
            </table:table-row>
            <table:table-row>
              <table:table-cell office:value-type="float" office:value="2224.128">
                <text:p>2220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float" office:value="2228.224">
                <text:p>2230</text:p>
              </table:table-cell>
              <table:table-cell office:value-type="float" office:value="8155">
                <text:p>8155</text:p>
              </table:table-cell>
            </table:table-row>
            <table:table-row>
              <table:table-cell office:value-type="float" office:value="2232.32">
                <text:p>2230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float" office:value="2236.416">
                <text:p>2240</text:p>
              </table:table-cell>
              <table:table-cell office:value-type="float" office:value="8151">
                <text:p>8151</text:p>
              </table:table-cell>
            </table:table-row>
            <table:table-row>
              <table:table-cell office:value-type="float" office:value="2240.512">
                <text:p>224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float" office:value="2244.608">
                <text:p>2240</text:p>
              </table:table-cell>
              <table:table-cell office:value-type="float" office:value="8176">
                <text:p>8176</text:p>
              </table:table-cell>
            </table:table-row>
            <table:table-row>
              <table:table-cell office:value-type="float" office:value="2248.704">
                <text:p>2250</text:p>
              </table:table-cell>
              <table:table-cell office:value-type="float" office:value="8187">
                <text:p>8187</text:p>
              </table:table-cell>
            </table:table-row>
            <table:table-row>
              <table:table-cell office:value-type="float" office:value="2252.8">
                <text:p>2250</text:p>
              </table:table-cell>
              <table:table-cell office:value-type="float" office:value="8197">
                <text:p>8197</text:p>
              </table:table-cell>
            </table:table-row>
            <table:table-row>
              <table:table-cell office:value-type="float" office:value="2256.896">
                <text:p>2260</text:p>
              </table:table-cell>
              <table:table-cell office:value-type="float" office:value="8203">
                <text:p>8203</text:p>
              </table:table-cell>
            </table:table-row>
            <table:table-row>
              <table:table-cell office:value-type="float" office:value="2260.992">
                <text:p>2260</text:p>
              </table:table-cell>
              <table:table-cell office:value-type="float" office:value="8275">
                <text:p>8275</text:p>
              </table:table-cell>
            </table:table-row>
            <table:table-row>
              <table:table-cell office:value-type="float" office:value="2265.088">
                <text:p>2270</text:p>
              </table:table-cell>
              <table:table-cell office:value-type="float" office:value="8275">
                <text:p>8275</text:p>
              </table:table-cell>
            </table:table-row>
            <table:table-row>
              <table:table-cell office:value-type="float" office:value="2269.184">
                <text:p>2270</text:p>
              </table:table-cell>
              <table:table-cell office:value-type="float" office:value="8279">
                <text:p>8279</text:p>
              </table:table-cell>
            </table:table-row>
            <table:table-row>
              <table:table-cell office:value-type="float" office:value="2273.28">
                <text:p>2270</text:p>
              </table:table-cell>
              <table:table-cell office:value-type="float" office:value="8349">
                <text:p>8349</text:p>
              </table:table-cell>
            </table:table-row>
            <table:table-row>
              <table:table-cell office:value-type="float" office:value="2277.376">
                <text:p>2280</text:p>
              </table:table-cell>
              <table:table-cell office:value-type="float" office:value="8356">
                <text:p>8356</text:p>
              </table:table-cell>
            </table:table-row>
            <table:table-row>
              <table:table-cell office:value-type="float" office:value="2281.472">
                <text:p>2280</text:p>
              </table:table-cell>
              <table:table-cell office:value-type="float" office:value="8363">
                <text:p>8363</text:p>
              </table:table-cell>
            </table:table-row>
            <table:table-row>
              <table:table-cell office:value-type="float" office:value="2285.568">
                <text:p>2290</text:p>
              </table:table-cell>
              <table:table-cell office:value-type="float" office:value="8366">
                <text:p>8366</text:p>
              </table:table-cell>
            </table:table-row>
            <table:table-row>
              <table:table-cell office:value-type="float" office:value="2289.664">
                <text:p>2290</text:p>
              </table:table-cell>
              <table:table-cell office:value-type="float" office:value="8370">
                <text:p>8370</text:p>
              </table:table-cell>
            </table:table-row>
            <table:table-row>
              <table:table-cell office:value-type="float" office:value="2293.76">
                <text:p>2290</text:p>
              </table:table-cell>
              <table:table-cell office:value-type="float" office:value="8368">
                <text:p>8368</text:p>
              </table:table-cell>
            </table:table-row>
            <table:table-row>
              <table:table-cell office:value-type="float" office:value="2297.856">
                <text:p>2300</text:p>
              </table:table-cell>
              <table:table-cell office:value-type="float" office:value="8369">
                <text:p>8369</text:p>
              </table:table-cell>
            </table:table-row>
            <table:table-row>
              <table:table-cell office:value-type="float" office:value="2301.952">
                <text:p>2300</text:p>
              </table:table-cell>
              <table:table-cell office:value-type="float" office:value="8370">
                <text:p>8370</text:p>
              </table:table-cell>
            </table:table-row>
            <table:table-row>
              <table:table-cell office:value-type="float" office:value="2306.048">
                <text:p>2310</text:p>
              </table:table-cell>
              <table:table-cell office:value-type="float" office:value="8372">
                <text:p>8372</text:p>
              </table:table-cell>
            </table:table-row>
            <table:table-row>
              <table:table-cell office:value-type="float" office:value="2310.144">
                <text:p>2310</text:p>
              </table:table-cell>
              <table:table-cell office:value-type="float" office:value="8373">
                <text:p>8373</text:p>
              </table:table-cell>
            </table:table-row>
            <table:table-row>
              <table:table-cell office:value-type="float" office:value="2314.24">
                <text:p>2310</text:p>
              </table:table-cell>
              <table:table-cell office:value-type="float" office:value="8436">
                <text:p>8436</text:p>
              </table:table-cell>
            </table:table-row>
            <table:table-row>
              <table:table-cell office:value-type="float" office:value="2318.336">
                <text:p>2320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float" office:value="2322.432">
                <text:p>2320</text:p>
              </table:table-cell>
              <table:table-cell office:value-type="float" office:value="8429">
                <text:p>8429</text:p>
              </table:table-cell>
            </table:table-row>
            <table:table-row>
              <table:table-cell office:value-type="float" office:value="2326.528">
                <text:p>2330</text:p>
              </table:table-cell>
              <table:table-cell office:value-type="float" office:value="8369">
                <text:p>8369</text:p>
              </table:table-cell>
            </table:table-row>
            <table:table-row>
              <table:table-cell office:value-type="float" office:value="2330.624">
                <text:p>2330</text:p>
              </table:table-cell>
              <table:table-cell office:value-type="float" office:value="8371">
                <text:p>8371</text:p>
              </table:table-cell>
            </table:table-row>
            <table:table-row>
              <table:table-cell office:value-type="float" office:value="2334.72">
                <text:p>2330</text:p>
              </table:table-cell>
              <table:table-cell office:value-type="float" office:value="8369">
                <text:p>8369</text:p>
              </table:table-cell>
            </table:table-row>
            <table:table-row>
              <table:table-cell office:value-type="float" office:value="2338.816">
                <text:p>2340</text:p>
              </table:table-cell>
              <table:table-cell office:value-type="float" office:value="8431">
                <text:p>8431</text:p>
              </table:table-cell>
            </table:table-row>
            <table:table-row>
              <table:table-cell office:value-type="float" office:value="2342.912">
                <text:p>2340</text:p>
              </table:table-cell>
              <table:table-cell office:value-type="float" office:value="8371">
                <text:p>8371</text:p>
              </table:table-cell>
            </table:table-row>
            <table:table-row>
              <table:table-cell office:value-type="float" office:value="2347.008">
                <text:p>2350</text:p>
              </table:table-cell>
              <table:table-cell office:value-type="float" office:value="8370">
                <text:p>8370</text:p>
              </table:table-cell>
            </table:table-row>
            <table:table-row>
              <table:table-cell office:value-type="float" office:value="2351.104">
                <text:p>2350</text:p>
              </table:table-cell>
              <table:table-cell office:value-type="float" office:value="8429">
                <text:p>8429</text:p>
              </table:table-cell>
            </table:table-row>
            <table:table-row>
              <table:table-cell office:value-type="float" office:value="2355.2">
                <text:p>2360</text:p>
              </table:table-cell>
              <table:table-cell office:value-type="float" office:value="8370">
                <text:p>8370</text:p>
              </table:table-cell>
            </table:table-row>
            <table:table-row>
              <table:table-cell office:value-type="float" office:value="2359.296">
                <text:p>2360</text:p>
              </table:table-cell>
              <table:table-cell office:value-type="float" office:value="8367">
                <text:p>8367</text:p>
              </table:table-cell>
            </table:table-row>
            <table:table-row>
              <table:table-cell office:value-type="float" office:value="2363.392">
                <text:p>2360</text:p>
              </table:table-cell>
              <table:table-cell office:value-type="float" office:value="8370">
                <text:p>8370</text:p>
              </table:table-cell>
            </table:table-row>
            <table:table-row>
              <table:table-cell office:value-type="float" office:value="2367.488">
                <text:p>2370</text:p>
              </table:table-cell>
              <table:table-cell office:value-type="float" office:value="8367">
                <text:p>8367</text:p>
              </table:table-cell>
            </table:table-row>
            <table:table-row>
              <table:table-cell office:value-type="float" office:value="2371.584">
                <text:p>2370</text:p>
              </table:table-cell>
              <table:table-cell office:value-type="float" office:value="8372">
                <text:p>8372</text:p>
              </table:table-cell>
            </table:table-row>
            <table:table-row>
              <table:table-cell office:value-type="float" office:value="2375.68">
                <text:p>2380</text:p>
              </table:table-cell>
              <table:table-cell office:value-type="float" office:value="8368">
                <text:p>8368</text:p>
              </table:table-cell>
            </table:table-row>
            <table:table-row>
              <table:table-cell office:value-type="float" office:value="2379.776">
                <text:p>2380</text:p>
              </table:table-cell>
              <table:table-cell office:value-type="float" office:value="8369">
                <text:p>8369</text:p>
              </table:table-cell>
            </table:table-row>
            <table:table-row>
              <table:table-cell office:value-type="float" office:value="2383.872">
                <text:p>2380</text:p>
              </table:table-cell>
              <table:table-cell office:value-type="float" office:value="8433">
                <text:p>8433</text:p>
              </table:table-cell>
            </table:table-row>
            <table:table-row>
              <table:table-cell office:value-type="float" office:value="2387.968">
                <text:p>2390</text:p>
              </table:table-cell>
              <table:table-cell office:value-type="float" office:value="8429">
                <text:p>8429</text:p>
              </table:table-cell>
            </table:table-row>
            <table:table-row>
              <table:table-cell office:value-type="float" office:value="2392.064">
                <text:p>2390</text:p>
              </table:table-cell>
              <table:table-cell office:value-type="float" office:value="8370">
                <text:p>8370</text:p>
              </table:table-cell>
            </table:table-row>
            <table:table-row>
              <table:table-cell office:value-type="float" office:value="2396.16">
                <text:p>2400</text:p>
              </table:table-cell>
              <table:table-cell office:value-type="float" office:value="8371">
                <text:p>8371</text:p>
              </table:table-cell>
            </table:table-row>
            <table:table-row>
              <table:table-cell office:value-type="float" office:value="2400.256">
                <text:p>2400</text:p>
              </table:table-cell>
              <table:table-cell office:value-type="float" office:value="8431">
                <text:p>8431</text:p>
              </table:table-cell>
            </table:table-row>
            <table:table-row>
              <table:table-cell office:value-type="float" office:value="2404.352">
                <text:p>2400</text:p>
              </table:table-cell>
              <table:table-cell office:value-type="float" office:value="8431">
                <text:p>8431</text:p>
              </table:table-cell>
            </table:table-row>
            <table:table-row>
              <table:table-cell office:value-type="float" office:value="2408.448">
                <text:p>2410</text:p>
              </table:table-cell>
              <table:table-cell office:value-type="float" office:value="8366">
                <text:p>8366</text:p>
              </table:table-cell>
            </table:table-row>
            <table:table-row>
              <table:table-cell office:value-type="float" office:value="2412.544">
                <text:p>2410</text:p>
              </table:table-cell>
              <table:table-cell office:value-type="float" office:value="8438">
                <text:p>8438</text:p>
              </table:table-cell>
            </table:table-row>
            <table:table-row>
              <table:table-cell office:value-type="float" office:value="2416.64">
                <text:p>2420</text:p>
              </table:table-cell>
              <table:table-cell office:value-type="float" office:value="8427">
                <text:p>8427</text:p>
              </table:table-cell>
            </table:table-row>
            <table:table-row>
              <table:table-cell office:value-type="float" office:value="2420.736">
                <text:p>2420</text:p>
              </table:table-cell>
              <table:table-cell office:value-type="float" office:value="8431">
                <text:p>8431</text:p>
              </table:table-cell>
            </table:table-row>
            <table:table-row>
              <table:table-cell office:value-type="float" office:value="2424.832">
                <text:p>2420</text:p>
              </table:table-cell>
              <table:table-cell office:value-type="float" office:value="8431">
                <text:p>8431</text:p>
              </table:table-cell>
            </table:table-row>
            <table:table-row>
              <table:table-cell office:value-type="float" office:value="2428.928">
                <text:p>2430</text:p>
              </table:table-cell>
              <table:table-cell office:value-type="float" office:value="8431">
                <text:p>8431</text:p>
              </table:table-cell>
            </table:table-row>
            <table:table-row>
              <table:table-cell office:value-type="float" office:value="2433.024">
                <text:p>2430</text:p>
              </table:table-cell>
              <table:table-cell office:value-type="float" office:value="8430">
                <text:p>8430</text:p>
              </table:table-cell>
            </table:table-row>
            <table:table-row>
              <table:table-cell office:value-type="float" office:value="2437.12">
                <text:p>2440</text:p>
              </table:table-cell>
              <table:table-cell office:value-type="float" office:value="8433">
                <text:p>8433</text:p>
              </table:table-cell>
            </table:table-row>
            <table:table-row>
              <table:table-cell office:value-type="float" office:value="2441.216">
                <text:p>2440</text:p>
              </table:table-cell>
              <table:table-cell office:value-type="float" office:value="8435">
                <text:p>8435</text:p>
              </table:table-cell>
            </table:table-row>
            <table:table-row>
              <table:table-cell office:value-type="float" office:value="2445.312">
                <text:p>2450</text:p>
              </table:table-cell>
              <table:table-cell office:value-type="float" office:value="8369">
                <text:p>8369</text:p>
              </table:table-cell>
            </table:table-row>
            <table:table-row>
              <table:table-cell office:value-type="float" office:value="2449.408">
                <text:p>2450</text:p>
              </table:table-cell>
              <table:table-cell office:value-type="float" office:value="8367">
                <text:p>8367</text:p>
              </table:table-cell>
            </table:table-row>
            <table:table-row>
              <table:table-cell office:value-type="float" office:value="2453.504">
                <text:p>2450</text:p>
              </table:table-cell>
              <table:table-cell office:value-type="float" office:value="8432">
                <text:p>8432</text:p>
              </table:table-cell>
            </table:table-row>
            <table:table-row>
              <table:table-cell office:value-type="float" office:value="2457.6">
                <text:p>2460</text:p>
              </table:table-cell>
              <table:table-cell office:value-type="float" office:value="8431">
                <text:p>8431</text:p>
              </table:table-cell>
            </table:table-row>
            <table:table-row>
              <table:table-cell office:value-type="float" office:value="2461.696">
                <text:p>2460</text:p>
              </table:table-cell>
              <table:table-cell office:value-type="float" office:value="8428">
                <text:p>8428</text:p>
              </table:table-cell>
            </table:table-row>
            <table:table-row>
              <table:table-cell office:value-type="float" office:value="2465.792">
                <text:p>2470</text:p>
              </table:table-cell>
              <table:table-cell office:value-type="float" office:value="8370">
                <text:p>8370</text:p>
              </table:table-cell>
            </table:table-row>
            <table:table-row>
              <table:table-cell office:value-type="float" office:value="2469.888">
                <text:p>2470</text:p>
              </table:table-cell>
              <table:table-cell office:value-type="float" office:value="8433">
                <text:p>8433</text:p>
              </table:table-cell>
            </table:table-row>
            <table:table-row>
              <table:table-cell office:value-type="float" office:value="2473.984">
                <text:p>2470</text:p>
              </table:table-cell>
              <table:table-cell office:value-type="float" office:value="8367">
                <text:p>8367</text:p>
              </table:table-cell>
            </table:table-row>
            <table:table-row>
              <table:table-cell office:value-type="float" office:value="2478.08">
                <text:p>2480</text:p>
              </table:table-cell>
              <table:table-cell office:value-type="float" office:value="8435">
                <text:p>8435</text:p>
              </table:table-cell>
            </table:table-row>
            <table:table-row>
              <table:table-cell office:value-type="float" office:value="2482.176">
                <text:p>2480</text:p>
              </table:table-cell>
              <table:table-cell office:value-type="float" office:value="8427">
                <text:p>8427</text:p>
              </table:table-cell>
            </table:table-row>
            <table:table-row>
              <table:table-cell office:value-type="float" office:value="2486.272">
                <text:p>2490</text:p>
              </table:table-cell>
              <table:table-cell office:value-type="float" office:value="7303">
                <text:p>7303</text:p>
              </table:table-cell>
            </table:table-row>
            <table:table-row>
              <table:table-cell office:value-type="float" office:value="2490.368">
                <text:p>2490</text:p>
              </table:table-cell>
              <table:table-cell office:value-type="float" office:value="7301">
                <text:p>7301</text:p>
              </table:table-cell>
            </table:table-row>
            <table:table-row>
              <table:table-cell office:value-type="float" office:value="2494.464">
                <text:p>2490</text:p>
              </table:table-cell>
              <table:table-cell office:value-type="float" office:value="7307">
                <text:p>7307</text:p>
              </table:table-cell>
            </table:table-row>
            <table:table-row>
              <table:table-cell office:value-type="float" office:value="2498.56">
                <text:p>2500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float" office:value="2502.656">
                <text:p>2500</text:p>
              </table:table-cell>
              <table:table-cell office:value-type="float" office:value="7307">
                <text:p>7307</text:p>
              </table:table-cell>
            </table:table-row>
            <table:table-row>
              <table:table-cell office:value-type="float" office:value="2506.752">
                <text:p>2510</text:p>
              </table:table-cell>
              <table:table-cell office:value-type="float" office:value="7305">
                <text:p>7305</text:p>
              </table:table-cell>
            </table:table-row>
            <table:table-row>
              <table:table-cell office:value-type="float" office:value="2510.848">
                <text:p>2510</text:p>
              </table:table-cell>
              <table:table-cell office:value-type="float" office:value="7305">
                <text:p>7305</text:p>
              </table:table-cell>
            </table:table-row>
            <table:table-row>
              <table:table-cell office:value-type="float" office:value="2514.944">
                <text:p>2510</text:p>
              </table:table-cell>
              <table:table-cell office:value-type="float" office:value="7301">
                <text:p>7301</text:p>
              </table:table-cell>
            </table:table-row>
            <table:table-row>
              <table:table-cell office:value-type="float" office:value="2519.04">
                <text:p>2520</text:p>
              </table:table-cell>
              <table:table-cell office:value-type="float" office:value="7306">
                <text:p>7306</text:p>
              </table:table-cell>
            </table:table-row>
            <table:table-row>
              <table:table-cell office:value-type="float" office:value="2523.136">
                <text:p>2520</text:p>
              </table:table-cell>
              <table:table-cell office:value-type="float" office:value="7303">
                <text:p>7303</text:p>
              </table:table-cell>
            </table:table-row>
            <table:table-row>
              <table:table-cell office:value-type="float" office:value="2527.232">
                <text:p>2530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float" office:value="2531.328">
                <text:p>2530</text:p>
              </table:table-cell>
              <table:table-cell office:value-type="float" office:value="7305">
                <text:p>7305</text:p>
              </table:table-cell>
            </table:table-row>
            <table:table-row>
              <table:table-cell office:value-type="float" office:value="2535.424">
                <text:p>2540</text:p>
              </table:table-cell>
              <table:table-cell office:value-type="float" office:value="7309">
                <text:p>7309</text:p>
              </table:table-cell>
            </table:table-row>
            <table:table-row>
              <table:table-cell office:value-type="float" office:value="2539.52">
                <text:p>2540</text:p>
              </table:table-cell>
              <table:table-cell office:value-type="float" office:value="7306">
                <text:p>7306</text:p>
              </table:table-cell>
            </table:table-row>
            <table:table-row>
              <table:table-cell office:value-type="float" office:value="2543.616">
                <text:p>2540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float" office:value="2547.712">
                <text:p>2550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float" office:value="2551.808">
                <text:p>2550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float" office:value="2555.904">
                <text:p>2560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float" office:value="2564.096">
                <text:p>2560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float" office:value="2568.192">
                <text:p>2570</text:p>
              </table:table-cell>
              <table:table-cell office:value-type="float" office:value="7305">
                <text:p>7305</text:p>
              </table:table-cell>
            </table:table-row>
            <table:table-row>
              <table:table-cell office:value-type="float" office:value="2572.288">
                <text:p>2570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float" office:value="2576.384">
                <text:p>2580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float" office:value="2580.48">
                <text:p>2580</text:p>
              </table:table-cell>
              <table:table-cell office:value-type="float" office:value="7339">
                <text:p>7339</text:p>
              </table:table-cell>
            </table:table-row>
            <table:table-row>
              <table:table-cell office:value-type="float" office:value="2584.576">
                <text:p>2580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float" office:value="2588.672">
                <text:p>2590</text:p>
              </table:table-cell>
              <table:table-cell office:value-type="float" office:value="7413">
                <text:p>7413</text:p>
              </table:table-cell>
            </table:table-row>
            <table:table-row>
              <table:table-cell office:value-type="float" office:value="2592.768">
                <text:p>2590</text:p>
              </table:table-cell>
              <table:table-cell office:value-type="float" office:value="7458">
                <text:p>7458</text:p>
              </table:table-cell>
            </table:table-row>
            <table:table-row>
              <table:table-cell office:value-type="float" office:value="2596.864">
                <text:p>2600</text:p>
              </table:table-cell>
              <table:table-cell office:value-type="float" office:value="7442">
                <text:p>7442</text:p>
              </table:table-cell>
            </table:table-row>
            <table:table-row>
              <table:table-cell office:value-type="float" office:value="2600.96">
                <text:p>2600</text:p>
              </table:table-cell>
              <table:table-cell office:value-type="float" office:value="7433">
                <text:p>7433</text:p>
              </table:table-cell>
            </table:table-row>
            <table:table-row>
              <table:table-cell office:value-type="float" office:value="2605.056">
                <text:p>2610</text:p>
              </table:table-cell>
              <table:table-cell office:value-type="float" office:value="7527">
                <text:p>7527</text:p>
              </table:table-cell>
            </table:table-row>
            <table:table-row>
              <table:table-cell office:value-type="float" office:value="2609.152">
                <text:p>2610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float" office:value="2613.248">
                <text:p>2610</text:p>
              </table:table-cell>
              <table:table-cell office:value-type="float" office:value="7512">
                <text:p>7512</text:p>
              </table:table-cell>
            </table:table-row>
            <table:table-row>
              <table:table-cell office:value-type="float" office:value="2617.344">
                <text:p>2620</text:p>
              </table:table-cell>
              <table:table-cell office:value-type="float" office:value="7505">
                <text:p>7505</text:p>
              </table:table-cell>
            </table:table-row>
            <table:table-row>
              <table:table-cell office:value-type="float" office:value="2621.44">
                <text:p>2620</text:p>
              </table:table-cell>
              <table:table-cell office:value-type="float" office:value="7569">
                <text:p>7569</text:p>
              </table:table-cell>
            </table:table-row>
            <table:table-row>
              <table:table-cell office:value-type="float" office:value="2625.536">
                <text:p>2630</text:p>
              </table:table-cell>
              <table:table-cell office:value-type="float" office:value="7563">
                <text:p>7563</text:p>
              </table:table-cell>
            </table:table-row>
            <table:table-row>
              <table:table-cell office:value-type="float" office:value="2629.632">
                <text:p>2630</text:p>
              </table:table-cell>
              <table:table-cell office:value-type="float" office:value="7559">
                <text:p>7559</text:p>
              </table:table-cell>
            </table:table-row>
            <table:table-row>
              <table:table-cell office:value-type="float" office:value="2633.728">
                <text:p>2630</text:p>
              </table:table-cell>
              <table:table-cell office:value-type="float" office:value="7558">
                <text:p>7558</text:p>
              </table:table-cell>
            </table:table-row>
            <table:table-row>
              <table:table-cell office:value-type="float" office:value="2637.824">
                <text:p>2640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float" office:value="2641.92">
                <text:p>2640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float" office:value="2646.016">
                <text:p>2650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float" office:value="2650.112">
                <text:p>2650</text:p>
              </table:table-cell>
              <table:table-cell office:value-type="float" office:value="7615">
                <text:p>7615</text:p>
              </table:table-cell>
            </table:table-row>
            <table:table-row>
              <table:table-cell office:value-type="float" office:value="2654.208">
                <text:p>2650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float" office:value="2658.304">
                <text:p>2660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float" office:value="2662.4">
                <text:p>2660</text:p>
              </table:table-cell>
              <table:table-cell office:value-type="float" office:value="7553">
                <text:p>7553</text:p>
              </table:table-cell>
            </table:table-row>
            <table:table-row>
              <table:table-cell office:value-type="float" office:value="2666.496">
                <text:p>2670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float" office:value="2670.592">
                <text:p>2670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float" office:value="2674.688">
                <text:p>2670</text:p>
              </table:table-cell>
              <table:table-cell office:value-type="float" office:value="7615">
                <text:p>7615</text:p>
              </table:table-cell>
            </table:table-row>
            <table:table-row>
              <table:table-cell office:value-type="float" office:value="2678.784">
                <text:p>2680</text:p>
              </table:table-cell>
              <table:table-cell office:value-type="float" office:value="7615">
                <text:p>7615</text:p>
              </table:table-cell>
            </table:table-row>
            <table:table-row>
              <table:table-cell office:value-type="float" office:value="2682.88">
                <text:p>2680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float" office:value="2686.976">
                <text:p>2690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float" office:value="2691.072">
                <text:p>2690</text:p>
              </table:table-cell>
              <table:table-cell office:value-type="float" office:value="7615">
                <text:p>7615</text:p>
              </table:table-cell>
            </table:table-row>
            <table:table-row>
              <table:table-cell office:value-type="float" office:value="2695.168">
                <text:p>2700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float" office:value="2699.264">
                <text:p>2700</text:p>
              </table:table-cell>
              <table:table-cell office:value-type="float" office:value="7612">
                <text:p>7612</text:p>
              </table:table-cell>
            </table:table-row>
            <table:table-row>
              <table:table-cell office:value-type="float" office:value="2703.36">
                <text:p>2700</text:p>
              </table:table-cell>
              <table:table-cell office:value-type="float" office:value="7611">
                <text:p>7611</text:p>
              </table:table-cell>
            </table:table-row>
            <table:table-row>
              <table:table-cell office:value-type="float" office:value="2707.456">
                <text:p>2710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float" office:value="2711.552">
                <text:p>2710</text:p>
              </table:table-cell>
              <table:table-cell office:value-type="float" office:value="7613">
                <text:p>7613</text:p>
              </table:table-cell>
            </table:table-row>
            <table:table-row>
              <table:table-cell office:value-type="float" office:value="2715.648">
                <text:p>2720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float" office:value="2719.744">
                <text:p>2720</text:p>
              </table:table-cell>
              <table:table-cell office:value-type="float" office:value="7606">
                <text:p>7606</text:p>
              </table:table-cell>
            </table:table-row>
            <table:table-row>
              <table:table-cell office:value-type="float" office:value="2723.84">
                <text:p>2720</text:p>
              </table:table-cell>
              <table:table-cell office:value-type="float" office:value="7606">
                <text:p>7606</text:p>
              </table:table-cell>
            </table:table-row>
            <table:table-row>
              <table:table-cell office:value-type="float" office:value="2727.936">
                <text:p>2730</text:p>
              </table:table-cell>
              <table:table-cell office:value-type="float" office:value="7606">
                <text:p>7606</text:p>
              </table:table-cell>
            </table:table-row>
            <table:table-row>
              <table:table-cell office:value-type="float" office:value="2732.032">
                <text:p>2730</text:p>
              </table:table-cell>
              <table:table-cell office:value-type="float" office:value="7606">
                <text:p>7606</text:p>
              </table:table-cell>
            </table:table-row>
            <table:table-row>
              <table:table-cell office:value-type="float" office:value="2736.128">
                <text:p>2740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float" office:value="2740.224">
                <text:p>2740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float" office:value="2744.32">
                <text:p>2740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float" office:value="2748.416">
                <text:p>2750</text:p>
              </table:table-cell>
              <table:table-cell office:value-type="float" office:value="7612">
                <text:p>7612</text:p>
              </table:table-cell>
            </table:table-row>
            <table:table-row>
              <table:table-cell office:value-type="float" office:value="2752.512">
                <text:p>2750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float" office:value="2756.608">
                <text:p>2760</text:p>
              </table:table-cell>
              <table:table-cell office:value-type="float" office:value="7601">
                <text:p>7601</text:p>
              </table:table-cell>
            </table:table-row>
            <table:table-row>
              <table:table-cell office:value-type="float" office:value="2760.704">
                <text:p>2760</text:p>
              </table:table-cell>
              <table:table-cell office:value-type="float" office:value="7602">
                <text:p>7602</text:p>
              </table:table-cell>
            </table:table-row>
            <table:table-row>
              <table:table-cell office:value-type="float" office:value="2764.8">
                <text:p>2760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float" office:value="2768.896">
                <text:p>2770</text:p>
              </table:table-cell>
              <table:table-cell office:value-type="float" office:value="7612">
                <text:p>7612</text:p>
              </table:table-cell>
            </table:table-row>
            <table:table-row>
              <table:table-cell office:value-type="float" office:value="2772.992">
                <text:p>2770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float" office:value="2777.088">
                <text:p>2780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float" office:value="2781.184">
                <text:p>2780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float" office:value="2785.28">
                <text:p>2790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float" office:value="2789.376">
                <text:p>2790</text:p>
              </table:table-cell>
              <table:table-cell office:value-type="float" office:value="7604">
                <text:p>7604</text:p>
              </table:table-cell>
            </table:table-row>
            <table:table-row>
              <table:table-cell office:value-type="float" office:value="2793.472">
                <text:p>2790</text:p>
              </table:table-cell>
              <table:table-cell office:value-type="float" office:value="7604">
                <text:p>7604</text:p>
              </table:table-cell>
            </table:table-row>
            <table:table-row>
              <table:table-cell office:value-type="float" office:value="2797.568">
                <text:p>2800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float" office:value="2801.664">
                <text:p>2800</text:p>
              </table:table-cell>
              <table:table-cell office:value-type="float" office:value="7611">
                <text:p>7611</text:p>
              </table:table-cell>
            </table:table-row>
            <table:table-row>
              <table:table-cell office:value-type="float" office:value="2805.76">
                <text:p>2810</text:p>
              </table:table-cell>
              <table:table-cell office:value-type="float" office:value="7605">
                <text:p>7605</text:p>
              </table:table-cell>
            </table:table-row>
            <table:table-row>
              <table:table-cell office:value-type="float" office:value="2809.856">
                <text:p>2810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float" office:value="2813.952">
                <text:p>2810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float" office:value="2818.048">
                <text:p>2820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float" office:value="2822.144">
                <text:p>2820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float" office:value="2826.24">
                <text:p>2830</text:p>
              </table:table-cell>
              <table:table-cell office:value-type="float" office:value="7606">
                <text:p>7606</text:p>
              </table:table-cell>
            </table:table-row>
            <table:table-row>
              <table:table-cell office:value-type="float" office:value="2830.336">
                <text:p>2830</text:p>
              </table:table-cell>
              <table:table-cell office:value-type="float" office:value="7601">
                <text:p>7601</text:p>
              </table:table-cell>
            </table:table-row>
            <table:table-row>
              <table:table-cell office:value-type="float" office:value="2834.432">
                <text:p>2830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float" office:value="2838.528">
                <text:p>2840</text:p>
              </table:table-cell>
              <table:table-cell office:value-type="float" office:value="7589">
                <text:p>7589</text:p>
              </table:table-cell>
            </table:table-row>
            <table:table-row>
              <table:table-cell office:value-type="float" office:value="2842.624">
                <text:p>2840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float" office:value="2846.72">
                <text:p>2850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float" office:value="2850.816">
                <text:p>2850</text:p>
              </table:table-cell>
              <table:table-cell office:value-type="float" office:value="7693">
                <text:p>7693</text:p>
              </table:table-cell>
            </table:table-row>
            <table:table-row>
              <table:table-cell office:value-type="float" office:value="2854.912">
                <text:p>2850</text:p>
              </table:table-cell>
              <table:table-cell office:value-type="float" office:value="7745">
                <text:p>7745</text:p>
              </table:table-cell>
            </table:table-row>
            <table:table-row>
              <table:table-cell office:value-type="float" office:value="2859.008">
                <text:p>2860</text:p>
              </table:table-cell>
              <table:table-cell office:value-type="float" office:value="7774">
                <text:p>7774</text:p>
              </table:table-cell>
            </table:table-row>
            <table:table-row>
              <table:table-cell office:value-type="float" office:value="2863.104">
                <text:p>2860</text:p>
              </table:table-cell>
              <table:table-cell office:value-type="float" office:value="7776">
                <text:p>7776</text:p>
              </table:table-cell>
            </table:table-row>
            <table:table-row>
              <table:table-cell office:value-type="float" office:value="2867.2">
                <text:p>2870</text:p>
              </table:table-cell>
              <table:table-cell office:value-type="float" office:value="7773">
                <text:p>7773</text:p>
              </table:table-cell>
            </table:table-row>
            <table:table-row>
              <table:table-cell office:value-type="float" office:value="2871.296">
                <text:p>2870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float" office:value="2875.392">
                <text:p>2880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float" office:value="2879.488">
                <text:p>2880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float" office:value="2883.584">
                <text:p>2880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float" office:value="2887.68">
                <text:p>2890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float" office:value="2891.776">
                <text:p>2890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float" office:value="2895.872">
                <text:p>2900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float" office:value="2899.968">
                <text:p>2900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float" office:value="2904.064">
                <text:p>2900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float" office:value="2908.16">
                <text:p>2910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float" office:value="2912.256">
                <text:p>2910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float" office:value="2916.352">
                <text:p>2920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float" office:value="2920.448">
                <text:p>2920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float" office:value="2924.544">
                <text:p>2920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float" office:value="2928.64">
                <text:p>2930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float" office:value="2932.736">
                <text:p>2930</text:p>
              </table:table-cell>
              <table:table-cell office:value-type="float" office:value="7824">
                <text:p>7824</text:p>
              </table:table-cell>
            </table:table-row>
            <table:table-row>
              <table:table-cell office:value-type="float" office:value="2936.832">
                <text:p>2940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float" office:value="2940.928">
                <text:p>2940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float" office:value="2945.024">
                <text:p>2950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float" office:value="2949.12">
                <text:p>2950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float" office:value="2953.216">
                <text:p>2950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float" office:value="2957.312">
                <text:p>2960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float" office:value="2961.408">
                <text:p>2960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float" office:value="2965.504">
                <text:p>2970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float" office:value="2969.6">
                <text:p>2970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float" office:value="2973.696">
                <text:p>2970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float" office:value="2977.792">
                <text:p>2980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float" office:value="2981.888">
                <text:p>2980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float" office:value="2985.984">
                <text:p>2990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float" office:value="2990.08">
                <text:p>2990</text:p>
              </table:table-cell>
              <table:table-cell office:value-type="float" office:value="7825">
                <text:p>7825</text:p>
              </table:table-cell>
            </table:table-row>
            <table:table-row>
              <table:table-cell office:value-type="float" office:value="2994.176">
                <text:p>2990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float" office:value="2998.272">
                <text:p>3000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float" office:value="3002.368">
                <text:p>3000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float" office:value="3006.464">
                <text:p>3010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float" office:value="3010.56">
                <text:p>3010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float" office:value="3014.656">
                <text:p>3010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float" office:value="3018.752">
                <text:p>3020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float" office:value="3022.848">
                <text:p>3020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float" office:value="3026.944">
                <text:p>3030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float" office:value="3031.04">
                <text:p>3030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float" office:value="3035.136">
                <text:p>3040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float" office:value="3039.232">
                <text:p>3040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float" office:value="3043.328">
                <text:p>3040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float" office:value="3047.424">
                <text:p>3050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float" office:value="3051.52">
                <text:p>3050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float" office:value="3055.616">
                <text:p>3060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float" office:value="3059.712">
                <text:p>3060</text:p>
              </table:table-cell>
              <table:table-cell office:value-type="float" office:value="7824">
                <text:p>7824</text:p>
              </table:table-cell>
            </table:table-row>
            <table:table-row>
              <table:table-cell office:value-type="float" office:value="3063.808">
                <text:p>3060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float" office:value="3067.904">
                <text:p>3070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float" office:value="3076.096">
                <text:p>3080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float" office:value="3080.192">
                <text:p>3080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float" office:value="3084.288">
                <text:p>3080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float" office:value="3088.384">
                <text:p>3090</text:p>
              </table:table-cell>
              <table:table-cell office:value-type="float" office:value="7882">
                <text:p>7882</text:p>
              </table:table-cell>
            </table:table-row>
            <table:table-row>
              <table:table-cell office:value-type="float" office:value="3092.48">
                <text:p>3090</text:p>
              </table:table-cell>
              <table:table-cell office:value-type="float" office:value="7945">
                <text:p>7945</text:p>
              </table:table-cell>
            </table:table-row>
            <table:table-row>
              <table:table-cell office:value-type="float" office:value="3096.576">
                <text:p>3100</text:p>
              </table:table-cell>
              <table:table-cell office:value-type="float" office:value="7951">
                <text:p>7951</text:p>
              </table:table-cell>
            </table:table-row>
            <table:table-row>
              <table:table-cell office:value-type="float" office:value="3100.672">
                <text:p>3100</text:p>
              </table:table-cell>
              <table:table-cell office:value-type="float" office:value="8020">
                <text:p>8020</text:p>
              </table:table-cell>
            </table:table-row>
            <table:table-row>
              <table:table-cell office:value-type="float" office:value="3104.768">
                <text:p>3100</text:p>
              </table:table-cell>
              <table:table-cell office:value-type="float" office:value="8023">
                <text:p>8023</text:p>
              </table:table-cell>
            </table:table-row>
            <table:table-row>
              <table:table-cell office:value-type="float" office:value="3108.864">
                <text:p>3110</text:p>
              </table:table-cell>
              <table:table-cell office:value-type="float" office:value="8020">
                <text:p>8020</text:p>
              </table:table-cell>
            </table:table-row>
            <table:table-row>
              <table:table-cell office:value-type="float" office:value="3112.96">
                <text:p>3110</text:p>
              </table:table-cell>
              <table:table-cell office:value-type="float" office:value="8019">
                <text:p>8019</text:p>
              </table:table-cell>
            </table:table-row>
            <table:table-row>
              <table:table-cell office:value-type="float" office:value="3117.056">
                <text:p>3120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float" office:value="3121.152">
                <text:p>3120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float" office:value="3125.248">
                <text:p>3130</text:p>
              </table:table-cell>
              <table:table-cell office:value-type="float" office:value="8086">
                <text:p>8086</text:p>
              </table:table-cell>
            </table:table-row>
            <table:table-row>
              <table:table-cell office:value-type="float" office:value="3129.344">
                <text:p>3130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float" office:value="3133.44">
                <text:p>3130</text:p>
              </table:table-cell>
              <table:table-cell office:value-type="float" office:value="8087">
                <text:p>8087</text:p>
              </table:table-cell>
            </table:table-row>
            <table:table-row>
              <table:table-cell office:value-type="float" office:value="3137.536">
                <text:p>3140</text:p>
              </table:table-cell>
              <table:table-cell office:value-type="float" office:value="8085">
                <text:p>8085</text:p>
              </table:table-cell>
            </table:table-row>
            <table:table-row>
              <table:table-cell office:value-type="float" office:value="3141.632">
                <text:p>3140</text:p>
              </table:table-cell>
              <table:table-cell office:value-type="float" office:value="8087">
                <text:p>8087</text:p>
              </table:table-cell>
            </table:table-row>
            <table:table-row>
              <table:table-cell office:value-type="float" office:value="3145.728">
                <text:p>3150</text:p>
              </table:table-cell>
              <table:table-cell office:value-type="float" office:value="8086">
                <text:p>8086</text:p>
              </table:table-cell>
            </table:table-row>
            <table:table-row>
              <table:table-cell office:value-type="float" office:value="3149.824">
                <text:p>3150</text:p>
              </table:table-cell>
              <table:table-cell office:value-type="float" office:value="8095">
                <text:p>8095</text:p>
              </table:table-cell>
            </table:table-row>
            <table:table-row>
              <table:table-cell office:value-type="float" office:value="3153.92">
                <text:p>3150</text:p>
              </table:table-cell>
              <table:table-cell office:value-type="float" office:value="8095">
                <text:p>8095</text:p>
              </table:table-cell>
            </table:table-row>
            <table:table-row>
              <table:table-cell office:value-type="float" office:value="3158.016">
                <text:p>3160</text:p>
              </table:table-cell>
              <table:table-cell office:value-type="float" office:value="8094">
                <text:p>8094</text:p>
              </table:table-cell>
            </table:table-row>
            <table:table-row>
              <table:table-cell office:value-type="float" office:value="3162.112">
                <text:p>3160</text:p>
              </table:table-cell>
              <table:table-cell office:value-type="float" office:value="8093">
                <text:p>8093</text:p>
              </table:table-cell>
            </table:table-row>
            <table:table-row>
              <table:table-cell office:value-type="float" office:value="3166.208">
                <text:p>3170</text:p>
              </table:table-cell>
              <table:table-cell office:value-type="float" office:value="8098">
                <text:p>8098</text:p>
              </table:table-cell>
            </table:table-row>
            <table:table-row>
              <table:table-cell office:value-type="float" office:value="3170.304">
                <text:p>3170</text:p>
              </table:table-cell>
              <table:table-cell office:value-type="float" office:value="8161">
                <text:p>8161</text:p>
              </table:table-cell>
            </table:table-row>
            <table:table-row>
              <table:table-cell office:value-type="float" office:value="3174.4">
                <text:p>3170</text:p>
              </table:table-cell>
              <table:table-cell office:value-type="float" office:value="8152">
                <text:p>8152</text:p>
              </table:table-cell>
            </table:table-row>
            <table:table-row>
              <table:table-cell office:value-type="float" office:value="3178.496">
                <text:p>3180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float" office:value="3182.592">
                <text:p>3180</text:p>
              </table:table-cell>
              <table:table-cell office:value-type="float" office:value="8159">
                <text:p>8159</text:p>
              </table:table-cell>
            </table:table-row>
            <table:table-row>
              <table:table-cell office:value-type="float" office:value="3186.688">
                <text:p>3190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float" office:value="3190.784">
                <text:p>3190</text:p>
              </table:table-cell>
              <table:table-cell office:value-type="float" office:value="8157">
                <text:p>8157</text:p>
              </table:table-cell>
            </table:table-row>
            <table:table-row>
              <table:table-cell office:value-type="float" office:value="3194.88">
                <text:p>3190</text:p>
              </table:table-cell>
              <table:table-cell office:value-type="float" office:value="8154">
                <text:p>8154</text:p>
              </table:table-cell>
            </table:table-row>
            <table:table-row>
              <table:table-cell office:value-type="float" office:value="3198.976">
                <text:p>3200</text:p>
              </table:table-cell>
              <table:table-cell office:value-type="float" office:value="8162">
                <text:p>8162</text:p>
              </table:table-cell>
            </table:table-row>
            <table:table-row>
              <table:table-cell office:value-type="float" office:value="3203.072">
                <text:p>3200</text:p>
              </table:table-cell>
              <table:table-cell office:value-type="float" office:value="8157">
                <text:p>8157</text:p>
              </table:table-cell>
            </table:table-row>
            <table:table-row>
              <table:table-cell office:value-type="float" office:value="3207.168">
                <text:p>3210</text:p>
              </table:table-cell>
              <table:table-cell office:value-type="float" office:value="8159">
                <text:p>8159</text:p>
              </table:table-cell>
            </table:table-row>
            <table:table-row>
              <table:table-cell office:value-type="float" office:value="3211.264">
                <text:p>3210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float" office:value="3215.36">
                <text:p>3220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float" office:value="3219.456">
                <text:p>3220</text:p>
              </table:table-cell>
              <table:table-cell office:value-type="float" office:value="8159">
                <text:p>8159</text:p>
              </table:table-cell>
            </table:table-row>
            <table:table-row>
              <table:table-cell office:value-type="float" office:value="3223.552">
                <text:p>3220</text:p>
              </table:table-cell>
              <table:table-cell office:value-type="float" office:value="8161">
                <text:p>8161</text:p>
              </table:table-cell>
            </table:table-row>
            <table:table-row>
              <table:table-cell office:value-type="float" office:value="3227.648">
                <text:p>3230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float" office:value="3231.744">
                <text:p>3230</text:p>
              </table:table-cell>
              <table:table-cell office:value-type="float" office:value="8155">
                <text:p>8155</text:p>
              </table:table-cell>
            </table:table-row>
            <table:table-row>
              <table:table-cell office:value-type="float" office:value="3235.84">
                <text:p>3240</text:p>
              </table:table-cell>
              <table:table-cell office:value-type="float" office:value="8161">
                <text:p>8161</text:p>
              </table:table-cell>
            </table:table-row>
            <table:table-row>
              <table:table-cell office:value-type="float" office:value="3239.936">
                <text:p>3240</text:p>
              </table:table-cell>
              <table:table-cell office:value-type="float" office:value="8158">
                <text:p>81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398cm" svg:height="12.492cm" xlink:href=".." xlink:type="simple" chart:class="chart:line" chart:style-name="ch1">
        <chart:plot-area chart:style-name="ch2" table:cell-range-address="20_22_40_100ms.A2:20_22_40_100ms.B268" chart:data-source-has-labels="column" svg:x="0.567cm" svg:y="0.249cm" svg:width="27.264cm" svg:height="11.994cm">
          <chartooo:coordinate-region svg:x="1.559cm" svg:y="0.249cm" svg:width="26.272cm" svg:height="10.741cm"/>
          <chart:axis chart:dimension="x" chart:name="primary-x" chart:style-name="ch3" chartooo:axis-type="auto">
            <chartooo:date-scale/>
            <chart:categories table:cell-range-address="20_22_40_100ms.A2:20_22_40_100ms.A26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20_22_40_100ms.B2:20_22_40_100ms.B268" chart:class="chart:line">
            <chart:data-point chart:repeated="2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float" office:value="4.096">
                <text:p/>
                <draw:g>
                  <svg:desc>20_22_40_100ms.A2:20_22_40_100ms.A268</svg:desc>
                </draw:g>
              </table:table-cell>
              <table:table-cell office:value-type="float" office:value="7014">
                <text:p>7014</text:p>
                <draw:g>
                  <svg:desc>20_22_40_100ms.B2:20_22_40_100ms.B268</svg:desc>
                </draw:g>
              </table:table-cell>
            </table:table-row>
            <table:table-row>
              <table:table-cell office:value-type="float" office:value="8.192">
                <text:p>10</text:p>
              </table:table-cell>
              <table:table-cell office:value-type="float" office:value="7083">
                <text:p>7083</text:p>
              </table:table-cell>
            </table:table-row>
            <table:table-row>
              <table:table-cell office:value-type="float" office:value="12.288">
                <text:p>10</text:p>
              </table:table-cell>
              <table:table-cell office:value-type="float" office:value="7077">
                <text:p>7077</text:p>
              </table:table-cell>
            </table:table-row>
            <table:table-row>
              <table:table-cell office:value-type="float" office:value="16.384">
                <text:p>20</text:p>
              </table:table-cell>
              <table:table-cell office:value-type="float" office:value="7075">
                <text:p>7075</text:p>
              </table:table-cell>
            </table:table-row>
            <table:table-row>
              <table:table-cell office:value-type="float" office:value="20.48">
                <text:p>20</text:p>
              </table:table-cell>
              <table:table-cell office:value-type="float" office:value="7078">
                <text:p>7078</text:p>
              </table:table-cell>
            </table:table-row>
            <table:table-row>
              <table:table-cell office:value-type="float" office:value="24.576">
                <text:p>20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float" office:value="28.672">
                <text:p>30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float" office:value="32.768">
                <text:p>30</text:p>
              </table:table-cell>
              <table:table-cell office:value-type="float" office:value="7079">
                <text:p>7079</text:p>
              </table:table-cell>
            </table:table-row>
            <table:table-row>
              <table:table-cell office:value-type="float" office:value="36.864">
                <text:p>40</text:p>
              </table:table-cell>
              <table:table-cell office:value-type="float" office:value="7083">
                <text:p>7083</text:p>
              </table:table-cell>
            </table:table-row>
            <table:table-row>
              <table:table-cell office:value-type="float" office:value="40.96">
                <text:p>40</text:p>
              </table:table-cell>
              <table:table-cell office:value-type="float" office:value="7078">
                <text:p>7078</text:p>
              </table:table-cell>
            </table:table-row>
            <table:table-row>
              <table:table-cell office:value-type="float" office:value="45.056">
                <text:p>50</text:p>
              </table:table-cell>
              <table:table-cell office:value-type="float" office:value="7075">
                <text:p>7075</text:p>
              </table:table-cell>
            </table:table-row>
            <table:table-row>
              <table:table-cell office:value-type="float" office:value="49.152">
                <text:p>50</text:p>
              </table:table-cell>
              <table:table-cell office:value-type="float" office:value="7079">
                <text:p>7079</text:p>
              </table:table-cell>
            </table:table-row>
            <table:table-row>
              <table:table-cell office:value-type="float" office:value="53.248">
                <text:p>50</text:p>
              </table:table-cell>
              <table:table-cell office:value-type="float" office:value="7077">
                <text:p>7077</text:p>
              </table:table-cell>
            </table:table-row>
            <table:table-row>
              <table:table-cell office:value-type="float" office:value="57.344">
                <text:p>60</text:p>
              </table:table-cell>
              <table:table-cell office:value-type="float" office:value="7072">
                <text:p>7072</text:p>
              </table:table-cell>
            </table:table-row>
            <table:table-row>
              <table:table-cell office:value-type="float" office:value="61.44">
                <text:p>60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float" office:value="65.536">
                <text:p>70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float" office:value="69.632">
                <text:p>70</text:p>
              </table:table-cell>
              <table:table-cell office:value-type="float" office:value="7078">
                <text:p>7078</text:p>
              </table:table-cell>
            </table:table-row>
            <table:table-row>
              <table:table-cell office:value-type="float" office:value="73.728">
                <text:p>70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float" office:value="77.824">
                <text:p>80</text:p>
              </table:table-cell>
              <table:table-cell office:value-type="float" office:value="7078">
                <text:p>7078</text:p>
              </table:table-cell>
            </table:table-row>
            <table:table-row>
              <table:table-cell office:value-type="float" office:value="81.92">
                <text:p>80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float" office:value="86.0160000000001">
                <text:p>90</text:p>
              </table:table-cell>
              <table:table-cell office:value-type="float" office:value="7078">
                <text:p>7078</text:p>
              </table:table-cell>
            </table:table-row>
            <table:table-row>
              <table:table-cell office:value-type="float" office:value="90.1120000000001">
                <text:p>90</text:p>
              </table:table-cell>
              <table:table-cell office:value-type="float" office:value="7071">
                <text:p>7071</text:p>
              </table:table-cell>
            </table:table-row>
            <table:table-row>
              <table:table-cell office:value-type="float" office:value="94.2080000000001">
                <text:p>90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float" office:value="98.3040000000001">
                <text:p>100</text:p>
              </table:table-cell>
              <table:table-cell office:value-type="float" office:value="7078">
                <text:p>7078</text:p>
              </table:table-cell>
            </table:table-row>
            <table:table-row>
              <table:table-cell office:value-type="float" office:value="102.4">
                <text:p>100</text:p>
              </table:table-cell>
              <table:table-cell office:value-type="float" office:value="7070">
                <text:p>7070</text:p>
              </table:table-cell>
            </table:table-row>
            <table:table-row>
              <table:table-cell office:value-type="float" office:value="106.496">
                <text:p>110</text:p>
              </table:table-cell>
              <table:table-cell office:value-type="float" office:value="7067">
                <text:p>7067</text:p>
              </table:table-cell>
            </table:table-row>
            <table:table-row>
              <table:table-cell office:value-type="float" office:value="110.592">
                <text:p>110</text:p>
              </table:table-cell>
              <table:table-cell office:value-type="float" office:value="7065">
                <text:p>7065</text:p>
              </table:table-cell>
            </table:table-row>
            <table:table-row>
              <table:table-cell office:value-type="float" office:value="114.688">
                <text:p>110</text:p>
              </table:table-cell>
              <table:table-cell office:value-type="float" office:value="7047">
                <text:p>7047</text:p>
              </table:table-cell>
            </table:table-row>
            <table:table-row>
              <table:table-cell office:value-type="float" office:value="118.784">
                <text:p>120</text:p>
              </table:table-cell>
              <table:table-cell office:value-type="float" office:value="7096">
                <text:p>7096</text:p>
              </table:table-cell>
            </table:table-row>
            <table:table-row>
              <table:table-cell office:value-type="float" office:value="122.88">
                <text:p>12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126.976">
                <text:p>130</text:p>
              </table:table-cell>
              <table:table-cell office:value-type="float" office:value="7144">
                <text:p>7144</text:p>
              </table:table-cell>
            </table:table-row>
            <table:table-row>
              <table:table-cell office:value-type="float" office:value="131.072">
                <text:p>130</text:p>
              </table:table-cell>
              <table:table-cell office:value-type="float" office:value="7142">
                <text:p>7142</text:p>
              </table:table-cell>
            </table:table-row>
            <table:table-row>
              <table:table-cell office:value-type="float" office:value="135.168">
                <text:p>140</text:p>
              </table:table-cell>
              <table:table-cell office:value-type="float" office:value="7137">
                <text:p>7137</text:p>
              </table:table-cell>
            </table:table-row>
            <table:table-row>
              <table:table-cell office:value-type="float" office:value="139.264">
                <text:p>140</text:p>
              </table:table-cell>
              <table:table-cell office:value-type="float" office:value="7135">
                <text:p>7135</text:p>
              </table:table-cell>
            </table:table-row>
            <table:table-row>
              <table:table-cell office:value-type="float" office:value="143.36">
                <text:p>140</text:p>
              </table:table-cell>
              <table:table-cell office:value-type="float" office:value="7127">
                <text:p>7127</text:p>
              </table:table-cell>
            </table:table-row>
            <table:table-row>
              <table:table-cell office:value-type="float" office:value="147.456">
                <text:p>150</text:p>
              </table:table-cell>
              <table:table-cell office:value-type="float" office:value="7128">
                <text:p>7128</text:p>
              </table:table-cell>
            </table:table-row>
            <table:table-row>
              <table:table-cell office:value-type="float" office:value="151.552">
                <text:p>150</text:p>
              </table:table-cell>
              <table:table-cell office:value-type="float" office:value="7122">
                <text:p>7122</text:p>
              </table:table-cell>
            </table:table-row>
            <table:table-row>
              <table:table-cell office:value-type="float" office:value="155.648">
                <text:p>160</text:p>
              </table:table-cell>
              <table:table-cell office:value-type="float" office:value="7122">
                <text:p>7122</text:p>
              </table:table-cell>
            </table:table-row>
            <table:table-row>
              <table:table-cell office:value-type="float" office:value="159.744">
                <text:p>160</text:p>
              </table:table-cell>
              <table:table-cell office:value-type="float" office:value="7117">
                <text:p>7117</text:p>
              </table:table-cell>
            </table:table-row>
            <table:table-row>
              <table:table-cell office:value-type="float" office:value="163.84">
                <text:p>160</text:p>
              </table:table-cell>
              <table:table-cell office:value-type="float" office:value="7121">
                <text:p>7121</text:p>
              </table:table-cell>
            </table:table-row>
            <table:table-row>
              <table:table-cell office:value-type="float" office:value="167.936">
                <text:p>170</text:p>
              </table:table-cell>
              <table:table-cell office:value-type="float" office:value="7121">
                <text:p>7121</text:p>
              </table:table-cell>
            </table:table-row>
            <table:table-row>
              <table:table-cell office:value-type="float" office:value="172.032">
                <text:p>170</text:p>
              </table:table-cell>
              <table:table-cell office:value-type="float" office:value="7123">
                <text:p>7123</text:p>
              </table:table-cell>
            </table:table-row>
            <table:table-row>
              <table:table-cell office:value-type="float" office:value="176.128">
                <text:p>180</text:p>
              </table:table-cell>
              <table:table-cell office:value-type="float" office:value="7121">
                <text:p>7121</text:p>
              </table:table-cell>
            </table:table-row>
            <table:table-row>
              <table:table-cell office:value-type="float" office:value="180.224">
                <text:p>180</text:p>
              </table:table-cell>
              <table:table-cell office:value-type="float" office:value="7124">
                <text:p>7124</text:p>
              </table:table-cell>
            </table:table-row>
            <table:table-row>
              <table:table-cell office:value-type="float" office:value="184.32">
                <text:p>180</text:p>
              </table:table-cell>
              <table:table-cell office:value-type="float" office:value="7118">
                <text:p>7118</text:p>
              </table:table-cell>
            </table:table-row>
            <table:table-row>
              <table:table-cell office:value-type="float" office:value="188.416">
                <text:p>190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float" office:value="192.512">
                <text:p>190</text:p>
              </table:table-cell>
              <table:table-cell office:value-type="float" office:value="7121">
                <text:p>7121</text:p>
              </table:table-cell>
            </table:table-row>
            <table:table-row>
              <table:table-cell office:value-type="float" office:value="196.608">
                <text:p>200</text:p>
              </table:table-cell>
              <table:table-cell office:value-type="float" office:value="7121">
                <text:p>7121</text:p>
              </table:table-cell>
            </table:table-row>
            <table:table-row>
              <table:table-cell office:value-type="float" office:value="200.704">
                <text:p>200</text:p>
              </table:table-cell>
              <table:table-cell office:value-type="float" office:value="7116">
                <text:p>7116</text:p>
              </table:table-cell>
            </table:table-row>
            <table:table-row>
              <table:table-cell office:value-type="float" office:value="204.8">
                <text:p>200</text:p>
              </table:table-cell>
              <table:table-cell office:value-type="float" office:value="7122">
                <text:p>7122</text:p>
              </table:table-cell>
            </table:table-row>
            <table:table-row>
              <table:table-cell office:value-type="float" office:value="208.896">
                <text:p>210</text:p>
              </table:table-cell>
              <table:table-cell office:value-type="float" office:value="7116">
                <text:p>7116</text:p>
              </table:table-cell>
            </table:table-row>
            <table:table-row>
              <table:table-cell office:value-type="float" office:value="212.992">
                <text:p>210</text:p>
              </table:table-cell>
              <table:table-cell office:value-type="float" office:value="7135">
                <text:p>7135</text:p>
              </table:table-cell>
            </table:table-row>
            <table:table-row>
              <table:table-cell office:value-type="float" office:value="217.088">
                <text:p>220</text:p>
              </table:table-cell>
              <table:table-cell office:value-type="float" office:value="7193">
                <text:p>7193</text:p>
              </table:table-cell>
            </table:table-row>
            <table:table-row>
              <table:table-cell office:value-type="float" office:value="221.184">
                <text:p>220</text:p>
              </table:table-cell>
              <table:table-cell office:value-type="float" office:value="7183">
                <text:p>7183</text:p>
              </table:table-cell>
            </table:table-row>
            <table:table-row>
              <table:table-cell office:value-type="float" office:value="225.28">
                <text:p>230</text:p>
              </table:table-cell>
              <table:table-cell office:value-type="float" office:value="7173">
                <text:p>7173</text:p>
              </table:table-cell>
            </table:table-row>
            <table:table-row>
              <table:table-cell office:value-type="float" office:value="229.376">
                <text:p>230</text:p>
              </table:table-cell>
              <table:table-cell office:value-type="float" office:value="7227">
                <text:p>7227</text:p>
              </table:table-cell>
            </table:table-row>
            <table:table-row>
              <table:table-cell office:value-type="float" office:value="233.472">
                <text:p>230</text:p>
              </table:table-cell>
              <table:table-cell office:value-type="float" office:value="7290">
                <text:p>7290</text:p>
              </table:table-cell>
            </table:table-row>
            <table:table-row>
              <table:table-cell office:value-type="float" office:value="237.568">
                <text:p>240</text:p>
              </table:table-cell>
              <table:table-cell office:value-type="float" office:value="7286">
                <text:p>7286</text:p>
              </table:table-cell>
            </table:table-row>
            <table:table-row>
              <table:table-cell office:value-type="float" office:value="241.664">
                <text:p>240</text:p>
              </table:table-cell>
              <table:table-cell office:value-type="float" office:value="7288">
                <text:p>7288</text:p>
              </table:table-cell>
            </table:table-row>
            <table:table-row>
              <table:table-cell office:value-type="float" office:value="245.76">
                <text:p>250</text:p>
              </table:table-cell>
              <table:table-cell office:value-type="float" office:value="7282">
                <text:p>7282</text:p>
              </table:table-cell>
            </table:table-row>
            <table:table-row>
              <table:table-cell office:value-type="float" office:value="249.856">
                <text:p>250</text:p>
              </table:table-cell>
              <table:table-cell office:value-type="float" office:value="7269">
                <text:p>7269</text:p>
              </table:table-cell>
            </table:table-row>
            <table:table-row>
              <table:table-cell office:value-type="float" office:value="253.952">
                <text:p>250</text:p>
              </table:table-cell>
              <table:table-cell office:value-type="float" office:value="7276">
                <text:p>7276</text:p>
              </table:table-cell>
            </table:table-row>
            <table:table-row>
              <table:table-cell office:value-type="float" office:value="258.048">
                <text:p>260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float" office:value="262.144">
                <text:p>260</text:p>
              </table:table-cell>
              <table:table-cell office:value-type="float" office:value="7272">
                <text:p>7272</text:p>
              </table:table-cell>
            </table:table-row>
            <table:table-row>
              <table:table-cell office:value-type="float" office:value="266.24">
                <text:p>270</text:p>
              </table:table-cell>
              <table:table-cell office:value-type="float" office:value="7275">
                <text:p>7275</text:p>
              </table:table-cell>
            </table:table-row>
            <table:table-row>
              <table:table-cell office:value-type="float" office:value="270.336">
                <text:p>270</text:p>
              </table:table-cell>
              <table:table-cell office:value-type="float" office:value="7273">
                <text:p>7273</text:p>
              </table:table-cell>
            </table:table-row>
            <table:table-row>
              <table:table-cell office:value-type="float" office:value="274.432">
                <text:p>270</text:p>
              </table:table-cell>
              <table:table-cell office:value-type="float" office:value="7267">
                <text:p>7267</text:p>
              </table:table-cell>
            </table:table-row>
            <table:table-row>
              <table:table-cell office:value-type="float" office:value="278.528">
                <text:p>280</text:p>
              </table:table-cell>
              <table:table-cell office:value-type="float" office:value="7274">
                <text:p>7274</text:p>
              </table:table-cell>
            </table:table-row>
            <table:table-row>
              <table:table-cell office:value-type="float" office:value="282.624">
                <text:p>280</text:p>
              </table:table-cell>
              <table:table-cell office:value-type="float" office:value="7270">
                <text:p>7270</text:p>
              </table:table-cell>
            </table:table-row>
            <table:table-row>
              <table:table-cell office:value-type="float" office:value="286.72">
                <text:p>290</text:p>
              </table:table-cell>
              <table:table-cell office:value-type="float" office:value="7269">
                <text:p>7269</text:p>
              </table:table-cell>
            </table:table-row>
            <table:table-row>
              <table:table-cell office:value-type="float" office:value="290.816">
                <text:p>290</text:p>
              </table:table-cell>
              <table:table-cell office:value-type="float" office:value="7270">
                <text:p>7270</text:p>
              </table:table-cell>
            </table:table-row>
            <table:table-row>
              <table:table-cell office:value-type="float" office:value="294.912">
                <text:p>290</text:p>
              </table:table-cell>
              <table:table-cell office:value-type="float" office:value="7269">
                <text:p>7269</text:p>
              </table:table-cell>
            </table:table-row>
            <table:table-row>
              <table:table-cell office:value-type="float" office:value="299.008">
                <text:p>300</text:p>
              </table:table-cell>
              <table:table-cell office:value-type="float" office:value="7267">
                <text:p>7267</text:p>
              </table:table-cell>
            </table:table-row>
            <table:table-row>
              <table:table-cell office:value-type="float" office:value="303.104">
                <text:p>300</text:p>
              </table:table-cell>
              <table:table-cell office:value-type="float" office:value="7273">
                <text:p>7273</text:p>
              </table:table-cell>
            </table:table-row>
            <table:table-row>
              <table:table-cell office:value-type="float" office:value="307.2">
                <text:p>310</text:p>
              </table:table-cell>
              <table:table-cell office:value-type="float" office:value="7273">
                <text:p>7273</text:p>
              </table:table-cell>
            </table:table-row>
            <table:table-row>
              <table:table-cell office:value-type="float" office:value="311.296">
                <text:p>310</text:p>
              </table:table-cell>
              <table:table-cell office:value-type="float" office:value="7253">
                <text:p>7253</text:p>
              </table:table-cell>
            </table:table-row>
            <table:table-row>
              <table:table-cell office:value-type="float" office:value="315.392">
                <text:p>320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float" office:value="319.488">
                <text:p>320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float" office:value="323.584">
                <text:p>320</text:p>
              </table:table-cell>
              <table:table-cell office:value-type="float" office:value="7333">
                <text:p>7333</text:p>
              </table:table-cell>
            </table:table-row>
            <table:table-row>
              <table:table-cell office:value-type="float" office:value="327.68">
                <text:p>330</text:p>
              </table:table-cell>
              <table:table-cell office:value-type="float" office:value="7333">
                <text:p>7333</text:p>
              </table:table-cell>
            </table:table-row>
            <table:table-row>
              <table:table-cell office:value-type="float" office:value="331.776">
                <text:p>330</text:p>
              </table:table-cell>
              <table:table-cell office:value-type="float" office:value="7315">
                <text:p>7315</text:p>
              </table:table-cell>
            </table:table-row>
            <table:table-row>
              <table:table-cell office:value-type="float" office:value="335.872">
                <text:p>340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float" office:value="339.968">
                <text:p>340</text:p>
              </table:table-cell>
              <table:table-cell office:value-type="float" office:value="7370">
                <text:p>7370</text:p>
              </table:table-cell>
            </table:table-row>
            <table:table-row>
              <table:table-cell office:value-type="float" office:value="344.064">
                <text:p>340</text:p>
              </table:table-cell>
              <table:table-cell office:value-type="float" office:value="7368">
                <text:p>7368</text:p>
              </table:table-cell>
            </table:table-row>
            <table:table-row>
              <table:table-cell office:value-type="float" office:value="348.16">
                <text:p>350</text:p>
              </table:table-cell>
              <table:table-cell office:value-type="float" office:value="7365">
                <text:p>7365</text:p>
              </table:table-cell>
            </table:table-row>
            <table:table-row>
              <table:table-cell office:value-type="float" office:value="352.256">
                <text:p>350</text:p>
              </table:table-cell>
              <table:table-cell office:value-type="float" office:value="7365">
                <text:p>7365</text:p>
              </table:table-cell>
            </table:table-row>
            <table:table-row>
              <table:table-cell office:value-type="float" office:value="356.352">
                <text:p>360</text:p>
              </table:table-cell>
              <table:table-cell office:value-type="float" office:value="7364">
                <text:p>7364</text:p>
              </table:table-cell>
            </table:table-row>
            <table:table-row>
              <table:table-cell office:value-type="float" office:value="360.448">
                <text:p>360</text:p>
              </table:table-cell>
              <table:table-cell office:value-type="float" office:value="7363">
                <text:p>7363</text:p>
              </table:table-cell>
            </table:table-row>
            <table:table-row>
              <table:table-cell office:value-type="float" office:value="364.544">
                <text:p>360</text:p>
              </table:table-cell>
              <table:table-cell office:value-type="float" office:value="7368">
                <text:p>7368</text:p>
              </table:table-cell>
            </table:table-row>
            <table:table-row>
              <table:table-cell office:value-type="float" office:value="368.64">
                <text:p>370</text:p>
              </table:table-cell>
              <table:table-cell office:value-type="float" office:value="7363">
                <text:p>7363</text:p>
              </table:table-cell>
            </table:table-row>
            <table:table-row>
              <table:table-cell office:value-type="float" office:value="372.736">
                <text:p>370</text:p>
              </table:table-cell>
              <table:table-cell office:value-type="float" office:value="7361">
                <text:p>7361</text:p>
              </table:table-cell>
            </table:table-row>
            <table:table-row>
              <table:table-cell office:value-type="float" office:value="376.832">
                <text:p>380</text:p>
              </table:table-cell>
              <table:table-cell office:value-type="float" office:value="7364">
                <text:p>7364</text:p>
              </table:table-cell>
            </table:table-row>
            <table:table-row>
              <table:table-cell office:value-type="float" office:value="380.928">
                <text:p>380</text:p>
              </table:table-cell>
              <table:table-cell office:value-type="float" office:value="7423">
                <text:p>7423</text:p>
              </table:table-cell>
            </table:table-row>
            <table:table-row>
              <table:table-cell office:value-type="float" office:value="385.024">
                <text:p>390</text:p>
              </table:table-cell>
              <table:table-cell office:value-type="float" office:value="7364">
                <text:p>7364</text:p>
              </table:table-cell>
            </table:table-row>
            <table:table-row>
              <table:table-cell office:value-type="float" office:value="389.12">
                <text:p>390</text:p>
              </table:table-cell>
              <table:table-cell office:value-type="float" office:value="7361">
                <text:p>7361</text:p>
              </table:table-cell>
            </table:table-row>
            <table:table-row>
              <table:table-cell office:value-type="float" office:value="393.216">
                <text:p>390</text:p>
              </table:table-cell>
              <table:table-cell office:value-type="float" office:value="7366">
                <text:p>7366</text:p>
              </table:table-cell>
            </table:table-row>
            <table:table-row>
              <table:table-cell office:value-type="float" office:value="397.312">
                <text:p>400</text:p>
              </table:table-cell>
              <table:table-cell office:value-type="float" office:value="7362">
                <text:p>7362</text:p>
              </table:table-cell>
            </table:table-row>
            <table:table-row>
              <table:table-cell office:value-type="float" office:value="401.408">
                <text:p>400</text:p>
              </table:table-cell>
              <table:table-cell office:value-type="float" office:value="7363">
                <text:p>7363</text:p>
              </table:table-cell>
            </table:table-row>
            <table:table-row>
              <table:table-cell office:value-type="float" office:value="405.504">
                <text:p>410</text:p>
              </table:table-cell>
              <table:table-cell office:value-type="float" office:value="7362">
                <text:p>7362</text:p>
              </table:table-cell>
            </table:table-row>
            <table:table-row>
              <table:table-cell office:value-type="float" office:value="409.6">
                <text:p>410</text:p>
              </table:table-cell>
              <table:table-cell office:value-type="float" office:value="7422">
                <text:p>7422</text:p>
              </table:table-cell>
            </table:table-row>
            <table:table-row>
              <table:table-cell office:value-type="float" office:value="413.696">
                <text:p>410</text:p>
              </table:table-cell>
              <table:table-cell office:value-type="float" office:value="7418">
                <text:p>7418</text:p>
              </table:table-cell>
            </table:table-row>
            <table:table-row>
              <table:table-cell office:value-type="float" office:value="417.792">
                <text:p>420</text:p>
              </table:table-cell>
              <table:table-cell office:value-type="float" office:value="7405">
                <text:p>7405</text:p>
              </table:table-cell>
            </table:table-row>
            <table:table-row>
              <table:table-cell office:value-type="float" office:value="421.888">
                <text:p>420</text:p>
              </table:table-cell>
              <table:table-cell office:value-type="float" office:value="7402">
                <text:p>7402</text:p>
              </table:table-cell>
            </table:table-row>
            <table:table-row>
              <table:table-cell office:value-type="float" office:value="425.984">
                <text:p>430</text:p>
              </table:table-cell>
              <table:table-cell office:value-type="float" office:value="7459">
                <text:p>7459</text:p>
              </table:table-cell>
            </table:table-row>
            <table:table-row>
              <table:table-cell office:value-type="float" office:value="430.08">
                <text:p>430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float" office:value="434.176">
                <text:p>430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float" office:value="438.272">
                <text:p>440</text:p>
              </table:table-cell>
              <table:table-cell office:value-type="float" office:value="7444">
                <text:p>7444</text:p>
              </table:table-cell>
            </table:table-row>
            <table:table-row>
              <table:table-cell office:value-type="float" office:value="442.368">
                <text:p>440</text:p>
              </table:table-cell>
              <table:table-cell office:value-type="float" office:value="7442">
                <text:p>7442</text:p>
              </table:table-cell>
            </table:table-row>
            <table:table-row>
              <table:table-cell office:value-type="float" office:value="446.464">
                <text:p>450</text:p>
              </table:table-cell>
              <table:table-cell office:value-type="float" office:value="7441">
                <text:p>7441</text:p>
              </table:table-cell>
            </table:table-row>
            <table:table-row>
              <table:table-cell office:value-type="float" office:value="450.56">
                <text:p>450</text:p>
              </table:table-cell>
              <table:table-cell office:value-type="float" office:value="7439">
                <text:p>7439</text:p>
              </table:table-cell>
            </table:table-row>
            <table:table-row>
              <table:table-cell office:value-type="float" office:value="454.656">
                <text:p>450</text:p>
              </table:table-cell>
              <table:table-cell office:value-type="float" office:value="7437">
                <text:p>7437</text:p>
              </table:table-cell>
            </table:table-row>
            <table:table-row>
              <table:table-cell office:value-type="float" office:value="458.752">
                <text:p>460</text:p>
              </table:table-cell>
              <table:table-cell office:value-type="float" office:value="7496">
                <text:p>7496</text:p>
              </table:table-cell>
            </table:table-row>
            <table:table-row>
              <table:table-cell office:value-type="float" office:value="462.848">
                <text:p>460</text:p>
              </table:table-cell>
              <table:table-cell office:value-type="float" office:value="7434">
                <text:p>7434</text:p>
              </table:table-cell>
            </table:table-row>
            <table:table-row>
              <table:table-cell office:value-type="float" office:value="466.944">
                <text:p>470</text:p>
              </table:table-cell>
              <table:table-cell office:value-type="float" office:value="7497">
                <text:p>7497</text:p>
              </table:table-cell>
            </table:table-row>
            <table:table-row>
              <table:table-cell office:value-type="float" office:value="471.04">
                <text:p>470</text:p>
              </table:table-cell>
              <table:table-cell office:value-type="float" office:value="7499">
                <text:p>7499</text:p>
              </table:table-cell>
            </table:table-row>
            <table:table-row>
              <table:table-cell office:value-type="float" office:value="475.136">
                <text:p>480</text:p>
              </table:table-cell>
              <table:table-cell office:value-type="float" office:value="7493">
                <text:p>7493</text:p>
              </table:table-cell>
            </table:table-row>
            <table:table-row>
              <table:table-cell office:value-type="float" office:value="479.232">
                <text:p>480</text:p>
              </table:table-cell>
              <table:table-cell office:value-type="float" office:value="7499">
                <text:p>7499</text:p>
              </table:table-cell>
            </table:table-row>
            <table:table-row>
              <table:table-cell office:value-type="float" office:value="483.328">
                <text:p>480</text:p>
              </table:table-cell>
              <table:table-cell office:value-type="float" office:value="7496">
                <text:p>7496</text:p>
              </table:table-cell>
            </table:table-row>
            <table:table-row>
              <table:table-cell office:value-type="float" office:value="487.424">
                <text:p>490</text:p>
              </table:table-cell>
              <table:table-cell office:value-type="float" office:value="7502">
                <text:p>7502</text:p>
              </table:table-cell>
            </table:table-row>
            <table:table-row>
              <table:table-cell office:value-type="float" office:value="491.52">
                <text:p>490</text:p>
              </table:table-cell>
              <table:table-cell office:value-type="float" office:value="7494">
                <text:p>7494</text:p>
              </table:table-cell>
            </table:table-row>
            <table:table-row>
              <table:table-cell office:value-type="float" office:value="495.616">
                <text:p>500</text:p>
              </table:table-cell>
              <table:table-cell office:value-type="float" office:value="7498">
                <text:p>7498</text:p>
              </table:table-cell>
            </table:table-row>
            <table:table-row>
              <table:table-cell office:value-type="float" office:value="499.712">
                <text:p>500</text:p>
              </table:table-cell>
              <table:table-cell office:value-type="float" office:value="7496">
                <text:p>7496</text:p>
              </table:table-cell>
            </table:table-row>
            <table:table-row>
              <table:table-cell office:value-type="float" office:value="503.808">
                <text:p>500</text:p>
              </table:table-cell>
              <table:table-cell office:value-type="float" office:value="7495">
                <text:p>7495</text:p>
              </table:table-cell>
            </table:table-row>
            <table:table-row>
              <table:table-cell office:value-type="float" office:value="507.904">
                <text:p>510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7551">
                <text:p>7551</text:p>
              </table:table-cell>
            </table:table-row>
            <table:table-row>
              <table:table-cell office:value-type="float" office:value="516.096">
                <text:p>520</text:p>
              </table:table-cell>
              <table:table-cell office:value-type="float" office:value="7517">
                <text:p>7517</text:p>
              </table:table-cell>
            </table:table-row>
            <table:table-row>
              <table:table-cell office:value-type="float" office:value="520.192">
                <text:p>520</text:p>
              </table:table-cell>
              <table:table-cell office:value-type="float" office:value="7509">
                <text:p>7509</text:p>
              </table:table-cell>
            </table:table-row>
            <table:table-row>
              <table:table-cell office:value-type="float" office:value="524.288">
                <text:p>520</text:p>
              </table:table-cell>
              <table:table-cell office:value-type="float" office:value="7507">
                <text:p>7507</text:p>
              </table:table-cell>
            </table:table-row>
            <table:table-row>
              <table:table-cell office:value-type="float" office:value="528.384">
                <text:p>530</text:p>
              </table:table-cell>
              <table:table-cell office:value-type="float" office:value="7498">
                <text:p>7498</text:p>
              </table:table-cell>
            </table:table-row>
            <table:table-row>
              <table:table-cell office:value-type="float" office:value="532.48">
                <text:p>530</text:p>
              </table:table-cell>
              <table:table-cell office:value-type="float" office:value="7562">
                <text:p>7562</text:p>
              </table:table-cell>
            </table:table-row>
            <table:table-row>
              <table:table-cell office:value-type="float" office:value="536.576">
                <text:p>540</text:p>
              </table:table-cell>
              <table:table-cell office:value-type="float" office:value="7559">
                <text:p>7559</text:p>
              </table:table-cell>
            </table:table-row>
            <table:table-row>
              <table:table-cell office:value-type="float" office:value="540.672">
                <text:p>540</text:p>
              </table:table-cell>
              <table:table-cell office:value-type="float" office:value="7557">
                <text:p>7557</text:p>
              </table:table-cell>
            </table:table-row>
            <table:table-row>
              <table:table-cell office:value-type="float" office:value="544.768">
                <text:p>540</text:p>
              </table:table-cell>
              <table:table-cell office:value-type="float" office:value="7555">
                <text:p>7555</text:p>
              </table:table-cell>
            </table:table-row>
            <table:table-row>
              <table:table-cell office:value-type="float" office:value="548.864">
                <text:p>550</text:p>
              </table:table-cell>
              <table:table-cell office:value-type="float" office:value="7553">
                <text:p>7553</text:p>
              </table:table-cell>
            </table:table-row>
            <table:table-row>
              <table:table-cell office:value-type="float" office:value="552.96">
                <text:p>550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float" office:value="557.056">
                <text:p>560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float" office:value="561.152">
                <text:p>560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float" office:value="565.248">
                <text:p>570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float" office:value="569.344">
                <text:p>570</text:p>
              </table:table-cell>
              <table:table-cell office:value-type="float" office:value="7606">
                <text:p>7606</text:p>
              </table:table-cell>
            </table:table-row>
            <table:table-row>
              <table:table-cell office:value-type="float" office:value="573.44">
                <text:p>570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float" office:value="577.536">
                <text:p>580</text:p>
              </table:table-cell>
              <table:table-cell office:value-type="float" office:value="7606">
                <text:p>7606</text:p>
              </table:table-cell>
            </table:table-row>
            <table:table-row>
              <table:table-cell office:value-type="float" office:value="581.632">
                <text:p>580</text:p>
              </table:table-cell>
              <table:table-cell office:value-type="float" office:value="7603">
                <text:p>7603</text:p>
              </table:table-cell>
            </table:table-row>
            <table:table-row>
              <table:table-cell office:value-type="float" office:value="585.728">
                <text:p>590</text:p>
              </table:table-cell>
              <table:table-cell office:value-type="float" office:value="7602">
                <text:p>7602</text:p>
              </table:table-cell>
            </table:table-row>
            <table:table-row>
              <table:table-cell office:value-type="float" office:value="589.824">
                <text:p>590</text:p>
              </table:table-cell>
              <table:table-cell office:value-type="float" office:value="7602">
                <text:p>7602</text:p>
              </table:table-cell>
            </table:table-row>
            <table:table-row>
              <table:table-cell office:value-type="float" office:value="593.92">
                <text:p>590</text:p>
              </table:table-cell>
              <table:table-cell office:value-type="float" office:value="7604">
                <text:p>7604</text:p>
              </table:table-cell>
            </table:table-row>
            <table:table-row>
              <table:table-cell office:value-type="float" office:value="598.016">
                <text:p>600</text:p>
              </table:table-cell>
              <table:table-cell office:value-type="float" office:value="7606">
                <text:p>7606</text:p>
              </table:table-cell>
            </table:table-row>
            <table:table-row>
              <table:table-cell office:value-type="float" office:value="602.112">
                <text:p>600</text:p>
              </table:table-cell>
              <table:table-cell office:value-type="float" office:value="7601">
                <text:p>7601</text:p>
              </table:table-cell>
            </table:table-row>
            <table:table-row>
              <table:table-cell office:value-type="float" office:value="606.208">
                <text:p>61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float" office:value="610.304">
                <text:p>610</text:p>
              </table:table-cell>
              <table:table-cell office:value-type="float" office:value="7591">
                <text:p>7591</text:p>
              </table:table-cell>
            </table:table-row>
            <table:table-row>
              <table:table-cell office:value-type="float" office:value="614.4">
                <text:p>610</text:p>
              </table:table-cell>
              <table:table-cell office:value-type="float" office:value="7658">
                <text:p>7658</text:p>
              </table:table-cell>
            </table:table-row>
            <table:table-row>
              <table:table-cell office:value-type="float" office:value="618.496000000001">
                <text:p>620</text:p>
              </table:table-cell>
              <table:table-cell office:value-type="float" office:value="7649">
                <text:p>7649</text:p>
              </table:table-cell>
            </table:table-row>
            <table:table-row>
              <table:table-cell office:value-type="float" office:value="622.592000000001">
                <text:p>620</text:p>
              </table:table-cell>
              <table:table-cell office:value-type="float" office:value="7644">
                <text:p>7644</text:p>
              </table:table-cell>
            </table:table-row>
            <table:table-row>
              <table:table-cell office:value-type="float" office:value="626.688">
                <text:p>630</text:p>
              </table:table-cell>
              <table:table-cell office:value-type="float" office:value="7646">
                <text:p>7646</text:p>
              </table:table-cell>
            </table:table-row>
            <table:table-row>
              <table:table-cell office:value-type="float" office:value="630.784">
                <text:p>630</text:p>
              </table:table-cell>
              <table:table-cell office:value-type="float" office:value="7638">
                <text:p>7638</text:p>
              </table:table-cell>
            </table:table-row>
            <table:table-row>
              <table:table-cell office:value-type="float" office:value="634.88">
                <text:p>630</text:p>
              </table:table-cell>
              <table:table-cell office:value-type="float" office:value="7638">
                <text:p>7638</text:p>
              </table:table-cell>
            </table:table-row>
            <table:table-row>
              <table:table-cell office:value-type="float" office:value="638.976">
                <text:p>640</text:p>
              </table:table-cell>
              <table:table-cell office:value-type="float" office:value="7701">
                <text:p>7701</text:p>
              </table:table-cell>
            </table:table-row>
            <table:table-row>
              <table:table-cell office:value-type="float" office:value="643.072">
                <text:p>640</text:p>
              </table:table-cell>
              <table:table-cell office:value-type="float" office:value="7702">
                <text:p>7702</text:p>
              </table:table-cell>
            </table:table-row>
            <table:table-row>
              <table:table-cell office:value-type="float" office:value="647.168">
                <text:p>650</text:p>
              </table:table-cell>
              <table:table-cell office:value-type="float" office:value="7699">
                <text:p>7699</text:p>
              </table:table-cell>
            </table:table-row>
            <table:table-row>
              <table:table-cell office:value-type="float" office:value="651.264">
                <text:p>650</text:p>
              </table:table-cell>
              <table:table-cell office:value-type="float" office:value="7699">
                <text:p>7699</text:p>
              </table:table-cell>
            </table:table-row>
            <table:table-row>
              <table:table-cell office:value-type="float" office:value="655.360000000001">
                <text:p>660</text:p>
              </table:table-cell>
              <table:table-cell office:value-type="float" office:value="7698">
                <text:p>7698</text:p>
              </table:table-cell>
            </table:table-row>
            <table:table-row>
              <table:table-cell office:value-type="float" office:value="659.456000000001">
                <text:p>660</text:p>
              </table:table-cell>
              <table:table-cell office:value-type="float" office:value="7694">
                <text:p>7694</text:p>
              </table:table-cell>
            </table:table-row>
            <table:table-row>
              <table:table-cell office:value-type="float" office:value="663.552000000001">
                <text:p>660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float" office:value="667.648000000001">
                <text:p>670</text:p>
              </table:table-cell>
              <table:table-cell office:value-type="float" office:value="7699">
                <text:p>7699</text:p>
              </table:table-cell>
            </table:table-row>
            <table:table-row>
              <table:table-cell office:value-type="float" office:value="671.744000000001">
                <text:p>670</text:p>
              </table:table-cell>
              <table:table-cell office:value-type="float" office:value="7697">
                <text:p>7697</text:p>
              </table:table-cell>
            </table:table-row>
            <table:table-row>
              <table:table-cell office:value-type="float" office:value="675.840000000001">
                <text:p>680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float" office:value="679.936">
                <text:p>680</text:p>
              </table:table-cell>
              <table:table-cell office:value-type="float" office:value="7698">
                <text:p>7698</text:p>
              </table:table-cell>
            </table:table-row>
            <table:table-row>
              <table:table-cell office:value-type="float" office:value="684.032">
                <text:p>680</text:p>
              </table:table-cell>
              <table:table-cell office:value-type="float" office:value="7697">
                <text:p>7697</text:p>
              </table:table-cell>
            </table:table-row>
            <table:table-row>
              <table:table-cell office:value-type="float" office:value="688.128000000001">
                <text:p>690</text:p>
              </table:table-cell>
              <table:table-cell office:value-type="float" office:value="7695">
                <text:p>7695</text:p>
              </table:table-cell>
            </table:table-row>
            <table:table-row>
              <table:table-cell office:value-type="float" office:value="692.224000000001">
                <text:p>690</text:p>
              </table:table-cell>
              <table:table-cell office:value-type="float" office:value="7694">
                <text:p>7694</text:p>
              </table:table-cell>
            </table:table-row>
            <table:table-row>
              <table:table-cell office:value-type="float" office:value="696.320000000001">
                <text:p>700</text:p>
              </table:table-cell>
              <table:table-cell office:value-type="float" office:value="7695">
                <text:p>7695</text:p>
              </table:table-cell>
            </table:table-row>
            <table:table-row>
              <table:table-cell office:value-type="float" office:value="700.416000000001">
                <text:p>700</text:p>
              </table:table-cell>
              <table:table-cell office:value-type="float" office:value="7695">
                <text:p>7695</text:p>
              </table:table-cell>
            </table:table-row>
            <table:table-row>
              <table:table-cell office:value-type="float" office:value="704.512000000001">
                <text:p>700</text:p>
              </table:table-cell>
              <table:table-cell office:value-type="float" office:value="7692">
                <text:p>7692</text:p>
              </table:table-cell>
            </table:table-row>
            <table:table-row>
              <table:table-cell office:value-type="float" office:value="708.608000000001">
                <text:p>710</text:p>
              </table:table-cell>
              <table:table-cell office:value-type="float" office:value="7695">
                <text:p>7695</text:p>
              </table:table-cell>
            </table:table-row>
            <table:table-row>
              <table:table-cell office:value-type="float" office:value="712.704000000001">
                <text:p>710</text:p>
              </table:table-cell>
              <table:table-cell office:value-type="float" office:value="7689">
                <text:p>7689</text:p>
              </table:table-cell>
            </table:table-row>
            <table:table-row>
              <table:table-cell office:value-type="float" office:value="716.800000000001">
                <text:p>720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float" office:value="720.896000000001">
                <text:p>720</text:p>
              </table:table-cell>
              <table:table-cell office:value-type="float" office:value="7689">
                <text:p>7689</text:p>
              </table:table-cell>
            </table:table-row>
            <table:table-row>
              <table:table-cell office:value-type="float" office:value="724.992000000001">
                <text:p>72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729.088000000001">
                <text:p>730</text:p>
              </table:table-cell>
              <table:table-cell office:value-type="float" office:value="7776">
                <text:p>7776</text:p>
              </table:table-cell>
            </table:table-row>
            <table:table-row>
              <table:table-cell office:value-type="float" office:value="733.184000000001">
                <text:p>730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float" office:value="737.280000000001">
                <text:p>740</text:p>
              </table:table-cell>
              <table:table-cell office:value-type="float" office:value="7765">
                <text:p>7765</text:p>
              </table:table-cell>
            </table:table-row>
            <table:table-row>
              <table:table-cell office:value-type="float" office:value="741.376000000001">
                <text:p>740</text:p>
              </table:table-cell>
              <table:table-cell office:value-type="float" office:value="7765">
                <text:p>7765</text:p>
              </table:table-cell>
            </table:table-row>
            <table:table-row>
              <table:table-cell office:value-type="float" office:value="745.472000000001">
                <text:p>750</text:p>
              </table:table-cell>
              <table:table-cell office:value-type="float" office:value="7761">
                <text:p>7761</text:p>
              </table:table-cell>
            </table:table-row>
            <table:table-row>
              <table:table-cell office:value-type="float" office:value="749.568000000001">
                <text:p>75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753.664000000001">
                <text:p>750</text:p>
              </table:table-cell>
              <table:table-cell office:value-type="float" office:value="7768">
                <text:p>7768</text:p>
              </table:table-cell>
            </table:table-row>
            <table:table-row>
              <table:table-cell office:value-type="float" office:value="757.760000000001">
                <text:p>760</text:p>
              </table:table-cell>
              <table:table-cell office:value-type="float" office:value="7765">
                <text:p>7765</text:p>
              </table:table-cell>
            </table:table-row>
            <table:table-row>
              <table:table-cell office:value-type="float" office:value="761.856000000001">
                <text:p>760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float" office:value="765.952000000001">
                <text:p>770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float" office:value="770.048000000001">
                <text:p>770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float" office:value="774.144000000001">
                <text:p>770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float" office:value="778.240000000001">
                <text:p>780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float" office:value="782.336000000001">
                <text:p>780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float" office:value="786.432000000001">
                <text:p>790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float" office:value="790.528000000001">
                <text:p>790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float" office:value="794.624000000001">
                <text:p>790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float" office:value="798.720000000001">
                <text:p>800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float" office:value="802.816000000001">
                <text:p>800</text:p>
              </table:table-cell>
              <table:table-cell office:value-type="float" office:value="7823">
                <text:p>7823</text:p>
              </table:table-cell>
            </table:table-row>
            <table:table-row>
              <table:table-cell office:value-type="float" office:value="806.912000000001">
                <text:p>810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float" office:value="811.008000000001">
                <text:p>810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float" office:value="815.104000000001">
                <text:p>820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float" office:value="819.200000000001">
                <text:p>820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float" office:value="823.296000000001">
                <text:p>820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float" office:value="827.392000000001">
                <text:p>830</text:p>
              </table:table-cell>
              <table:table-cell office:value-type="float" office:value="7823">
                <text:p>7823</text:p>
              </table:table-cell>
            </table:table-row>
            <table:table-row>
              <table:table-cell office:value-type="float" office:value="831.488000000001">
                <text:p>830</text:p>
              </table:table-cell>
              <table:table-cell office:value-type="float" office:value="7881">
                <text:p>7881</text:p>
              </table:table-cell>
            </table:table-row>
            <table:table-row>
              <table:table-cell office:value-type="float" office:value="835.584000000001">
                <text:p>840</text:p>
              </table:table-cell>
              <table:table-cell office:value-type="float" office:value="7885">
                <text:p>7885</text:p>
              </table:table-cell>
            </table:table-row>
            <table:table-row>
              <table:table-cell office:value-type="float" office:value="839.680000000001">
                <text:p>840</text:p>
              </table:table-cell>
              <table:table-cell office:value-type="float" office:value="7886">
                <text:p>7886</text:p>
              </table:table-cell>
            </table:table-row>
            <table:table-row>
              <table:table-cell office:value-type="float" office:value="843.776000000001">
                <text:p>840</text:p>
              </table:table-cell>
              <table:table-cell office:value-type="float" office:value="7882">
                <text:p>7882</text:p>
              </table:table-cell>
            </table:table-row>
            <table:table-row>
              <table:table-cell office:value-type="float" office:value="847.872000000001">
                <text:p>850</text:p>
              </table:table-cell>
              <table:table-cell office:value-type="float" office:value="7882">
                <text:p>7882</text:p>
              </table:table-cell>
            </table:table-row>
            <table:table-row>
              <table:table-cell office:value-type="float" office:value="851.968000000001">
                <text:p>850</text:p>
              </table:table-cell>
              <table:table-cell office:value-type="float" office:value="7884">
                <text:p>7884</text:p>
              </table:table-cell>
            </table:table-row>
            <table:table-row>
              <table:table-cell office:value-type="float" office:value="856.064000000001">
                <text:p>860</text:p>
              </table:table-cell>
              <table:table-cell office:value-type="float" office:value="7882">
                <text:p>7882</text:p>
              </table:table-cell>
            </table:table-row>
            <table:table-row>
              <table:table-cell office:value-type="float" office:value="860.160000000001">
                <text:p>860</text:p>
              </table:table-cell>
              <table:table-cell office:value-type="float" office:value="7879">
                <text:p>7879</text:p>
              </table:table-cell>
            </table:table-row>
            <table:table-row>
              <table:table-cell office:value-type="float" office:value="864.256000000001">
                <text:p>860</text:p>
              </table:table-cell>
              <table:table-cell office:value-type="float" office:value="7884">
                <text:p>7884</text:p>
              </table:table-cell>
            </table:table-row>
            <table:table-row>
              <table:table-cell office:value-type="float" office:value="868.352000000001">
                <text:p>870</text:p>
              </table:table-cell>
              <table:table-cell office:value-type="float" office:value="7884">
                <text:p>7884</text:p>
              </table:table-cell>
            </table:table-row>
            <table:table-row>
              <table:table-cell office:value-type="float" office:value="872.448000000001">
                <text:p>870</text:p>
              </table:table-cell>
              <table:table-cell office:value-type="float" office:value="7881">
                <text:p>7881</text:p>
              </table:table-cell>
            </table:table-row>
            <table:table-row>
              <table:table-cell office:value-type="float" office:value="876.544000000001">
                <text:p>880</text:p>
              </table:table-cell>
              <table:table-cell office:value-type="float" office:value="7883">
                <text:p>7883</text:p>
              </table:table-cell>
            </table:table-row>
            <table:table-row>
              <table:table-cell office:value-type="float" office:value="880.640000000001">
                <text:p>880</text:p>
              </table:table-cell>
              <table:table-cell office:value-type="float" office:value="7877">
                <text:p>7877</text:p>
              </table:table-cell>
            </table:table-row>
            <table:table-row>
              <table:table-cell office:value-type="float" office:value="884.736000000001">
                <text:p>880</text:p>
              </table:table-cell>
              <table:table-cell office:value-type="float" office:value="7883">
                <text:p>7883</text:p>
              </table:table-cell>
            </table:table-row>
            <table:table-row>
              <table:table-cell office:value-type="float" office:value="888.832000000001">
                <text:p>890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float" office:value="892.928000000001">
                <text:p>890</text:p>
              </table:table-cell>
              <table:table-cell office:value-type="float" office:value="7883">
                <text:p>7883</text:p>
              </table:table-cell>
            </table:table-row>
            <table:table-row>
              <table:table-cell office:value-type="float" office:value="897.024000000001">
                <text:p>900</text:p>
              </table:table-cell>
              <table:table-cell office:value-type="float" office:value="7877">
                <text:p>7877</text:p>
              </table:table-cell>
            </table:table-row>
            <table:table-row>
              <table:table-cell office:value-type="float" office:value="901.120000000001">
                <text:p>900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float" office:value="905.216000000001">
                <text:p>910</text:p>
              </table:table-cell>
              <table:table-cell office:value-type="float" office:value="7881">
                <text:p>7881</text:p>
              </table:table-cell>
            </table:table-row>
            <table:table-row>
              <table:table-cell office:value-type="float" office:value="909.312000000001">
                <text:p>910</text:p>
              </table:table-cell>
              <table:table-cell office:value-type="float" office:value="7879">
                <text:p>7879</text:p>
              </table:table-cell>
            </table:table-row>
            <table:table-row>
              <table:table-cell office:value-type="float" office:value="913.408000000001">
                <text:p>910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float" office:value="917.504000000001">
                <text:p>920</text:p>
              </table:table-cell>
              <table:table-cell office:value-type="float" office:value="7945">
                <text:p>7945</text:p>
              </table:table-cell>
            </table:table-row>
            <table:table-row>
              <table:table-cell office:value-type="float" office:value="921.600000000001">
                <text:p>920</text:p>
              </table:table-cell>
              <table:table-cell office:value-type="float" office:value="7945">
                <text:p>7945</text:p>
              </table:table-cell>
            </table:table-row>
            <table:table-row>
              <table:table-cell office:value-type="float" office:value="925.696000000001">
                <text:p>930</text:p>
              </table:table-cell>
              <table:table-cell office:value-type="float" office:value="7946">
                <text:p>7946</text:p>
              </table:table-cell>
            </table:table-row>
            <table:table-row>
              <table:table-cell office:value-type="float" office:value="929.792000000001">
                <text:p>930</text:p>
              </table:table-cell>
              <table:table-cell office:value-type="float" office:value="7943">
                <text:p>7943</text:p>
              </table:table-cell>
            </table:table-row>
            <table:table-row>
              <table:table-cell office:value-type="float" office:value="933.888000000001">
                <text:p>930</text:p>
              </table:table-cell>
              <table:table-cell office:value-type="float" office:value="7947">
                <text:p>7947</text:p>
              </table:table-cell>
            </table:table-row>
            <table:table-row>
              <table:table-cell office:value-type="float" office:value="937.984000000001">
                <text:p>940</text:p>
              </table:table-cell>
              <table:table-cell office:value-type="float" office:value="7949">
                <text:p>7949</text:p>
              </table:table-cell>
            </table:table-row>
            <table:table-row>
              <table:table-cell office:value-type="float" office:value="942.080000000001">
                <text:p>940</text:p>
              </table:table-cell>
              <table:table-cell office:value-type="float" office:value="7944">
                <text:p>7944</text:p>
              </table:table-cell>
            </table:table-row>
            <table:table-row>
              <table:table-cell office:value-type="float" office:value="946.176000000001">
                <text:p>950</text:p>
              </table:table-cell>
              <table:table-cell office:value-type="float" office:value="7944">
                <text:p>7944</text:p>
              </table:table-cell>
            </table:table-row>
            <table:table-row>
              <table:table-cell office:value-type="float" office:value="950.272000000001">
                <text:p>950</text:p>
              </table:table-cell>
              <table:table-cell office:value-type="float" office:value="7948">
                <text:p>7948</text:p>
              </table:table-cell>
            </table:table-row>
            <table:table-row>
              <table:table-cell office:value-type="float" office:value="954.368000000001">
                <text:p>950</text:p>
              </table:table-cell>
              <table:table-cell office:value-type="float" office:value="7947">
                <text:p>7947</text:p>
              </table:table-cell>
            </table:table-row>
            <table:table-row>
              <table:table-cell office:value-type="float" office:value="958.464000000001">
                <text:p>960</text:p>
              </table:table-cell>
              <table:table-cell office:value-type="float" office:value="8010">
                <text:p>8010</text:p>
              </table:table-cell>
            </table:table-row>
            <table:table-row>
              <table:table-cell office:value-type="float" office:value="962.560000000001">
                <text:p>960</text:p>
              </table:table-cell>
              <table:table-cell office:value-type="float" office:value="8007">
                <text:p>8007</text:p>
              </table:table-cell>
            </table:table-row>
            <table:table-row>
              <table:table-cell office:value-type="float" office:value="966.656000000001">
                <text:p>970</text:p>
              </table:table-cell>
              <table:table-cell office:value-type="float" office:value="8007">
                <text:p>8007</text:p>
              </table:table-cell>
            </table:table-row>
            <table:table-row>
              <table:table-cell office:value-type="float" office:value="970.752000000001">
                <text:p>970</text:p>
              </table:table-cell>
              <table:table-cell office:value-type="float" office:value="8006">
                <text:p>8006</text:p>
              </table:table-cell>
            </table:table-row>
            <table:table-row>
              <table:table-cell office:value-type="float" office:value="974.848000000001">
                <text:p>970</text:p>
              </table:table-cell>
              <table:table-cell office:value-type="float" office:value="8006">
                <text:p>8006</text:p>
              </table:table-cell>
            </table:table-row>
            <table:table-row>
              <table:table-cell office:value-type="float" office:value="978.944000000001">
                <text:p>980</text:p>
              </table:table-cell>
              <table:table-cell office:value-type="float" office:value="8009">
                <text:p>8009</text:p>
              </table:table-cell>
            </table:table-row>
            <table:table-row>
              <table:table-cell office:value-type="float" office:value="983.040000000001">
                <text:p>980</text:p>
              </table:table-cell>
              <table:table-cell office:value-type="float" office:value="8009">
                <text:p>8009</text:p>
              </table:table-cell>
            </table:table-row>
            <table:table-row>
              <table:table-cell office:value-type="float" office:value="987.136000000001">
                <text:p>990</text:p>
              </table:table-cell>
              <table:table-cell office:value-type="float" office:value="8011">
                <text:p>8011</text:p>
              </table:table-cell>
            </table:table-row>
            <table:table-row>
              <table:table-cell office:value-type="float" office:value="991.232000000001">
                <text:p>990</text:p>
              </table:table-cell>
              <table:table-cell office:value-type="float" office:value="8006">
                <text:p>8006</text:p>
              </table:table-cell>
            </table:table-row>
            <table:table-row>
              <table:table-cell office:value-type="float" office:value="995.328000000001">
                <text:p>1000</text:p>
              </table:table-cell>
              <table:table-cell office:value-type="float" office:value="8009">
                <text:p>8009</text:p>
              </table:table-cell>
            </table:table-row>
            <table:table-row>
              <table:table-cell office:value-type="float" office:value="999.424000000001">
                <text:p>1000</text:p>
              </table:table-cell>
              <table:table-cell office:value-type="float" office:value="8008">
                <text:p>8008</text:p>
              </table:table-cell>
            </table:table-row>
            <table:table-row>
              <table:table-cell office:value-type="float" office:value="1003.52">
                <text:p>1000</text:p>
              </table:table-cell>
              <table:table-cell office:value-type="float" office:value="8003">
                <text:p>8003</text:p>
              </table:table-cell>
            </table:table-row>
            <table:table-row>
              <table:table-cell office:value-type="float" office:value="1007.616">
                <text:p>1010</text:p>
              </table:table-cell>
              <table:table-cell office:value-type="float" office:value="8005">
                <text:p>8005</text:p>
              </table:table-cell>
            </table:table-row>
            <table:table-row>
              <table:table-cell office:value-type="float" office:value="1011.712">
                <text:p>1010</text:p>
              </table:table-cell>
              <table:table-cell office:value-type="float" office:value="8008">
                <text:p>8008</text:p>
              </table:table-cell>
            </table:table-row>
            <table:table-row>
              <table:table-cell office:value-type="float" office:value="1015.808">
                <text:p>1020</text:p>
              </table:table-cell>
              <table:table-cell office:value-type="float" office:value="8008">
                <text:p>8008</text:p>
              </table:table-cell>
            </table:table-row>
            <table:table-row>
              <table:table-cell office:value-type="float" office:value="1019.904">
                <text:p>1020</text:p>
              </table:table-cell>
              <table:table-cell office:value-type="float" office:value="8012">
                <text:p>801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8012">
                <text:p>8012</text:p>
              </table:table-cell>
            </table:table-row>
            <table:table-row>
              <table:table-cell office:value-type="float" office:value="1028.096">
                <text:p>1030</text:p>
              </table:table-cell>
              <table:table-cell office:value-type="float" office:value="8015">
                <text:p>8015</text:p>
              </table:table-cell>
            </table:table-row>
            <table:table-row>
              <table:table-cell office:value-type="float" office:value="1032.192">
                <text:p>1030</text:p>
              </table:table-cell>
              <table:table-cell office:value-type="float" office:value="8073">
                <text:p>8073</text:p>
              </table:table-cell>
            </table:table-row>
            <table:table-row>
              <table:table-cell office:value-type="float" office:value="1036.288">
                <text:p>1040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float" office:value="1040.384">
                <text:p>1040</text:p>
              </table:table-cell>
              <table:table-cell office:value-type="float" office:value="8077">
                <text:p>8077</text:p>
              </table:table-cell>
            </table:table-row>
            <table:table-row>
              <table:table-cell office:value-type="float" office:value="1044.48">
                <text:p>1040</text:p>
              </table:table-cell>
              <table:table-cell office:value-type="float" office:value="8083">
                <text:p>8083</text:p>
              </table:table-cell>
            </table:table-row>
            <table:table-row>
              <table:table-cell office:value-type="float" office:value="1048.576">
                <text:p>1050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1052.672">
                <text:p>1050</text:p>
              </table:table-cell>
              <table:table-cell office:value-type="float" office:value="8086">
                <text:p>8086</text:p>
              </table:table-cell>
            </table:table-row>
            <table:table-row>
              <table:table-cell office:value-type="float" office:value="1056.768">
                <text:p>1060</text:p>
              </table:table-cell>
              <table:table-cell office:value-type="float" office:value="8087">
                <text:p>8087</text:p>
              </table:table-cell>
            </table:table-row>
            <table:table-row>
              <table:table-cell office:value-type="float" office:value="1060.864">
                <text:p>1060</text:p>
              </table:table-cell>
              <table:table-cell office:value-type="float" office:value="8086">
                <text:p>8086</text:p>
              </table:table-cell>
            </table:table-row>
            <table:table-row>
              <table:table-cell office:value-type="float" office:value="1064.96">
                <text:p>1060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1069.056">
                <text:p>1070</text:p>
              </table:table-cell>
              <table:table-cell office:value-type="float" office:value="8088">
                <text:p>8088</text:p>
              </table:table-cell>
            </table:table-row>
            <table:table-row>
              <table:table-cell office:value-type="float" office:value="1073.152">
                <text:p>1070</text:p>
              </table:table-cell>
              <table:table-cell office:value-type="float" office:value="8092">
                <text:p>8092</text:p>
              </table:table-cell>
            </table:table-row>
            <table:table-row>
              <table:table-cell office:value-type="float" office:value="1077.248">
                <text:p>1080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float" office:value="1081.344">
                <text:p>1080</text:p>
              </table:table-cell>
              <table:table-cell office:value-type="float" office:value="8088">
                <text:p>8088</text:p>
              </table:table-cell>
            </table:table-row>
            <table:table-row>
              <table:table-cell office:value-type="float" office:value="1085.44">
                <text:p>1090</text:p>
              </table:table-cell>
              <table:table-cell office:value-type="float" office:value="8150">
                <text:p>8150</text:p>
              </table:table-cell>
            </table:table-row>
            <table:table-row>
              <table:table-cell office:value-type="float" office:value="1089.536">
                <text:p>1090</text:p>
              </table:table-cell>
              <table:table-cell office:value-type="float" office:value="8152">
                <text:p>8152</text:p>
              </table:table-cell>
            </table:table-row>
            <table:table-row>
              <table:table-cell office:value-type="float" office:value="1093.632">
                <text:p>1090</text:p>
              </table:table-cell>
              <table:table-cell office:value-type="float" office:value="8153">
                <text:p>81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